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rizontal_acceleration" table:style-name="ta1">
        <table:shapes>
          <draw:frame draw:z-index="0" draw:style-name="gr1" draw:text-style-name="P1" svg:width="16.7591in" svg:height="8.115in" svg:x="2.7315in" svg:y="0.324in">
            <draw:object draw:notify-on-update-of-ranges="horizontal_acceleration.B3:horizontal_acceleration.B669 horizontal_acceleration.C3:horizontal_acceleration.C66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473706" calcext:value-type="float">
            <text:p>0.473706</text:p>
          </table:table-cell>
          <table:table-cell office:value-type="float" office:value="0.828318" calcext:value-type="float">
            <text:p>0.828318</text:p>
          </table:table-cell>
        </table:table-row>
        <table:table-row table:style-name="ro1">
          <table:table-cell/>
          <table:table-cell office:value-type="float" office:value="0.417545" calcext:value-type="float">
            <text:p>0.417545</text:p>
          </table:table-cell>
          <table:table-cell office:value-type="float" office:value="0.880764" calcext:value-type="float">
            <text:p>0.880764</text:p>
          </table:table-cell>
        </table:table-row>
        <table:table-row table:style-name="ro1">
          <table:table-cell/>
          <table:table-cell office:value-type="float" office:value="0.340603" calcext:value-type="float">
            <text:p>0.340603</text:p>
          </table:table-cell>
          <table:table-cell office:value-type="float" office:value="0.913712" calcext:value-type="float">
            <text:p>0.913712</text:p>
          </table:table-cell>
        </table:table-row>
        <table:table-row table:style-name="ro1">
          <table:table-cell/>
          <table:table-cell office:value-type="float" office:value="0.291069" calcext:value-type="float">
            <text:p>0.291069</text:p>
          </table:table-cell>
          <table:table-cell office:value-type="float" office:value="0.930706" calcext:value-type="float">
            <text:p>0.930706</text:p>
          </table:table-cell>
        </table:table-row>
        <table:table-row table:style-name="ro1">
          <table:table-cell/>
          <table:table-cell office:value-type="float" office:value="0.225154" calcext:value-type="float">
            <text:p>0.225154</text:p>
          </table:table-cell>
          <table:table-cell office:value-type="float" office:value="0.924994" calcext:value-type="float">
            <text:p>0.924994</text:p>
          </table:table-cell>
        </table:table-row>
        <table:table-row table:style-name="ro1">
          <table:table-cell/>
          <table:table-cell office:value-type="float" office:value="0.171806" calcext:value-type="float">
            <text:p>0.171806</text:p>
          </table:table-cell>
          <table:table-cell office:value-type="float" office:value="0.905726" calcext:value-type="float">
            <text:p>0.905726</text:p>
          </table:table-cell>
        </table:table-row>
        <table:table-row table:style-name="ro1">
          <table:table-cell/>
          <table:table-cell office:value-type="float" office:value="0.13029" calcext:value-type="float">
            <text:p>0.13029</text:p>
          </table:table-cell>
          <table:table-cell office:value-type="float" office:value="0.874106" calcext:value-type="float">
            <text:p>0.874106</text:p>
          </table:table-cell>
        </table:table-row>
        <table:table-row table:style-name="ro1">
          <table:table-cell/>
          <table:table-cell office:value-type="float" office:value="0.108073" calcext:value-type="float">
            <text:p>0.108073</text:p>
          </table:table-cell>
          <table:table-cell office:value-type="float" office:value="0.824158" calcext:value-type="float">
            <text:p>0.824158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1</text:p>
          </table:table-cell>
          <table:table-cell office:value-type="float" office:value="0.116744" calcext:value-type="float">
            <text:p>0.116744</text:p>
          </table:table-cell>
          <table:table-cell office:value-type="float" office:value="0.697122" calcext:value-type="float">
            <text:p>0.697122</text:p>
          </table:table-cell>
        </table:table-row>
        <table:table-row table:style-name="ro1">
          <table:table-cell/>
          <table:table-cell office:value-type="float" office:value="0.119398" calcext:value-type="float">
            <text:p>0.119398</text:p>
          </table:table-cell>
          <table:table-cell office:value-type="float" office:value="0.64509" calcext:value-type="float">
            <text:p>0.64509</text:p>
          </table:table-cell>
        </table:table-row>
        <table:table-row table:style-name="ro1">
          <table:table-cell/>
          <table:table-cell office:value-type="float" office:value="0.171143" calcext:value-type="float">
            <text:p>0.171143</text:p>
          </table:table-cell>
          <table:table-cell office:value-type="float" office:value="0.551459" calcext:value-type="float">
            <text:p>0.551459</text:p>
          </table:table-cell>
        </table:table-row>
        <table:table-row table:style-name="ro1">
          <table:table-cell/>
          <table:table-cell office:value-type="float" office:value="0.192047" calcext:value-type="float">
            <text:p>0.192047</text:p>
          </table:table-cell>
          <table:table-cell office:value-type="float" office:value="0.49337" calcext:value-type="float">
            <text:p>0.49337</text:p>
          </table:table-cell>
        </table:table-row>
        <table:table-row table:style-name="ro1">
          <table:table-cell/>
          <table:table-cell office:value-type="float" office:value="0.217506" calcext:value-type="float">
            <text:p>0.217506</text:p>
          </table:table-cell>
          <table:table-cell office:value-type="float" office:value="0.439912" calcext:value-type="float">
            <text:p>0.439912</text:p>
          </table:table-cell>
        </table:table-row>
        <table:table-row table:style-name="ro1">
          <table:table-cell/>
          <table:table-cell office:value-type="float" office:value="0.24927" calcext:value-type="float">
            <text:p>0.24927</text:p>
          </table:table-cell>
          <table:table-cell office:value-type="float" office:value="0.398362" calcext:value-type="float">
            <text:p>0.398362</text:p>
          </table:table-cell>
        </table:table-row>
        <table:table-row table:style-name="ro1">
          <table:table-cell/>
          <table:table-cell office:value-type="float" office:value="0.264792" calcext:value-type="float">
            <text:p>0.264792</text:p>
          </table:table-cell>
          <table:table-cell office:value-type="float" office:value="0.370402" calcext:value-type="float">
            <text:p>0.370402</text:p>
          </table:table-cell>
        </table:table-row>
        <table:table-row table:style-name="ro1">
          <table:table-cell/>
          <table:table-cell office:value-type="float" office:value="0.285957" calcext:value-type="float">
            <text:p>0.285957</text:p>
          </table:table-cell>
          <table:table-cell office:value-type="float" office:value="0.337494" calcext:value-type="float">
            <text:p>0.337494</text:p>
          </table:table-cell>
        </table:table-row>
        <table:table-row table:style-name="ro1">
          <table:table-cell/>
          <table:table-cell office:value-type="float" office:value="0.310684" calcext:value-type="float">
            <text:p>0.310684</text:p>
          </table:table-cell>
          <table:table-cell office:value-type="float" office:value="0.315428" calcext:value-type="float">
            <text:p>0.315428</text:p>
          </table:table-cell>
        </table:table-row>
        <table:table-row table:style-name="ro1">
          <table:table-cell/>
          <table:table-cell office:value-type="float" office:value="0.325124" calcext:value-type="float">
            <text:p>0.325124</text:p>
          </table:table-cell>
          <table:table-cell office:value-type="float" office:value="0.287044" calcext:value-type="float">
            <text:p>0.287044</text:p>
          </table:table-cell>
        </table:table-row>
        <table:table-row table:style-name="ro1">
          <table:table-cell/>
          <table:table-cell office:value-type="float" office:value="0.346172" calcext:value-type="float">
            <text:p>0.346172</text:p>
          </table:table-cell>
          <table:table-cell office:value-type="float" office:value="0.294033" calcext:value-type="float">
            <text:p>0.294033</text:p>
          </table:table-cell>
        </table:table-row>
        <table:table-row table:style-name="ro1">
          <table:table-cell/>
          <table:table-cell office:value-type="float" office:value="0.373207" calcext:value-type="float">
            <text:p>0.373207</text:p>
          </table:table-cell>
          <table:table-cell office:value-type="float" office:value="0.262961" calcext:value-type="float">
            <text:p>0.262961</text:p>
          </table:table-cell>
        </table:table-row>
        <table:table-row table:style-name="ro1">
          <table:table-cell/>
          <table:table-cell office:value-type="float" office:value="0.396284" calcext:value-type="float">
            <text:p>0.396284</text:p>
          </table:table-cell>
          <table:table-cell office:value-type="float" office:value="0.261117" calcext:value-type="float">
            <text:p>0.261117</text:p>
          </table:table-cell>
        </table:table-row>
        <table:table-row table:style-name="ro1">
          <table:table-cell/>
          <table:table-cell office:value-type="float" office:value="0.41773" calcext:value-type="float">
            <text:p>0.41773</text:p>
          </table:table-cell>
          <table:table-cell office:value-type="float" office:value="0.267611" calcext:value-type="float">
            <text:p>0.267611</text:p>
          </table:table-cell>
        </table:table-row>
        <table:table-row table:style-name="ro1">
          <table:table-cell/>
          <table:table-cell office:value-type="float" office:value="0.441415" calcext:value-type="float">
            <text:p>0.441415</text:p>
          </table:table-cell>
          <table:table-cell office:value-type="float" office:value="0.285824" calcext:value-type="float">
            <text:p>0.285824</text:p>
          </table:table-cell>
        </table:table-row>
        <table:table-row table:style-name="ro1">
          <table:table-cell/>
          <table:table-cell office:value-type="float" office:value="0.463842" calcext:value-type="float">
            <text:p>0.463842</text:p>
          </table:table-cell>
          <table:table-cell office:value-type="float" office:value="0.3072" calcext:value-type="float">
            <text:p>0.3072</text:p>
          </table:table-cell>
        </table:table-row>
        <table:table-row table:style-name="ro1">
          <table:table-cell/>
          <table:table-cell office:value-type="float" office:value="0.485022" calcext:value-type="float">
            <text:p>0.485022</text:p>
          </table:table-cell>
          <table:table-cell office:value-type="float" office:value="0.331857" calcext:value-type="float">
            <text:p>0.331857</text:p>
          </table:table-cell>
        </table:table-row>
        <table:table-row table:style-name="ro1">
          <table:table-cell/>
          <table:table-cell office:value-type="float" office:value="0.50855" calcext:value-type="float">
            <text:p>0.50855</text:p>
          </table:table-cell>
          <table:table-cell office:value-type="float" office:value="0.36789" calcext:value-type="float">
            <text:p>0.36789</text:p>
          </table:table-cell>
        </table:table-row>
        <table:table-row table:style-name="ro1">
          <table:table-cell/>
          <table:table-cell office:value-type="float" office:value="0.529136" calcext:value-type="float">
            <text:p>0.529136</text:p>
          </table:table-cell>
          <table:table-cell office:value-type="float" office:value="0.409785" calcext:value-type="float">
            <text:p>0.409785</text:p>
          </table:table-cell>
        </table:table-row>
        <table:table-row table:style-name="ro1">
          <table:table-cell/>
          <table:table-cell office:value-type="float" office:value="0.558636" calcext:value-type="float">
            <text:p>0.558636</text:p>
          </table:table-cell>
          <table:table-cell office:value-type="float" office:value="0.462097" calcext:value-type="float">
            <text:p>0.462097</text:p>
          </table:table-cell>
        </table:table-row>
        <table:table-row table:style-name="ro1">
          <table:table-cell/>
          <table:table-cell office:value-type="float" office:value="0.571417" calcext:value-type="float">
            <text:p>0.571417</text:p>
          </table:table-cell>
          <table:table-cell office:value-type="float" office:value="0.519148" calcext:value-type="float">
            <text:p>0.519148</text:p>
          </table:table-cell>
        </table:table-row>
        <table:table-row table:style-name="ro1">
          <table:table-cell/>
          <table:table-cell office:value-type="float" office:value="0.587334" calcext:value-type="float">
            <text:p>0.587334</text:p>
          </table:table-cell>
          <table:table-cell office:value-type="float" office:value="0.577812" calcext:value-type="float">
            <text:p>0.577812</text:p>
          </table:table-cell>
        </table:table-row>
        <table:table-row table:style-name="ro1">
          <table:table-cell/>
          <table:table-cell office:value-type="float" office:value="0.596012" calcext:value-type="float">
            <text:p>0.596012</text:p>
          </table:table-cell>
          <table:table-cell office:value-type="float" office:value="0.654372" calcext:value-type="float">
            <text:p>0.654372</text:p>
          </table:table-cell>
        </table:table-row>
        <table:table-row table:style-name="ro1">
          <table:table-cell/>
          <table:table-cell office:value-type="float" office:value="0.565872" calcext:value-type="float">
            <text:p>0.565872</text:p>
          </table:table-cell>
          <table:table-cell office:value-type="float" office:value="0.717693" calcext:value-type="float">
            <text:p>0.717693</text:p>
          </table:table-cell>
        </table:table-row>
        <table:table-row table:style-name="ro1">
          <table:table-cell/>
          <table:table-cell office:value-type="float" office:value="0.523393" calcext:value-type="float">
            <text:p>0.523393</text:p>
          </table:table-cell>
          <table:table-cell office:value-type="float" office:value="0.768133" calcext:value-type="float">
            <text:p>0.768133</text:p>
          </table:table-cell>
        </table:table-row>
        <table:table-row table:style-name="ro1">
          <table:table-cell/>
          <table:table-cell office:value-type="float" office:value="0.479203" calcext:value-type="float">
            <text:p>0.479203</text:p>
          </table:table-cell>
          <table:table-cell office:value-type="float" office:value="0.810919" calcext:value-type="float">
            <text:p>0.810919</text:p>
          </table:table-cell>
        </table:table-row>
        <table:table-row table:style-name="ro1">
          <table:table-cell/>
          <table:table-cell office:value-type="float" office:value="0.422088" calcext:value-type="float">
            <text:p>0.422088</text:p>
          </table:table-cell>
          <table:table-cell office:value-type="float" office:value="0.858485" calcext:value-type="float">
            <text:p>0.858485</text:p>
          </table:table-cell>
        </table:table-row>
        <table:table-row table:style-name="ro1">
          <table:table-cell/>
          <table:table-cell office:value-type="float" office:value="0.350629" calcext:value-type="float">
            <text:p>0.350629</text:p>
          </table:table-cell>
          <table:table-cell office:value-type="float" office:value="0.890743" calcext:value-type="float">
            <text:p>0.890743</text:p>
          </table:table-cell>
        </table:table-row>
        <table:table-row table:style-name="ro1">
          <table:table-cell/>
          <table:table-cell office:value-type="float" office:value="0.303669" calcext:value-type="float">
            <text:p>0.303669</text:p>
          </table:table-cell>
          <table:table-cell office:value-type="float" office:value="0.909232" calcext:value-type="float">
            <text:p>0.909232</text:p>
          </table:table-cell>
        </table:table-row>
        <table:table-row table:style-name="ro1">
          <table:table-cell/>
          <table:table-cell office:value-type="float" office:value="0.233355" calcext:value-type="float">
            <text:p>0.233355</text:p>
          </table:table-cell>
          <table:table-cell office:value-type="float" office:value="0.911599" calcext:value-type="float">
            <text:p>0.911599</text:p>
          </table:table-cell>
        </table:table-row>
        <table:table-row table:style-name="ro1">
          <table:table-cell/>
          <table:table-cell office:value-type="float" office:value="0.175861" calcext:value-type="float">
            <text:p>0.175861</text:p>
          </table:table-cell>
          <table:table-cell office:value-type="float" office:value="0.900281" calcext:value-type="float">
            <text:p>0.900281</text:p>
          </table:table-cell>
        </table:table-row>
        <table:table-row table:style-name="ro1">
          <table:table-cell/>
          <table:table-cell office:value-type="float" office:value="0.131914" calcext:value-type="float">
            <text:p>0.131914</text:p>
          </table:table-cell>
          <table:table-cell office:value-type="float" office:value="0.873021" calcext:value-type="float">
            <text:p>0.873021</text:p>
          </table:table-cell>
        </table:table-row>
        <table:table-row table:style-name="ro1">
          <table:table-cell/>
          <table:table-cell office:value-type="float" office:value="0.107656" calcext:value-type="float">
            <text:p>0.107656</text:p>
          </table:table-cell>
          <table:table-cell office:value-type="float" office:value="0.824747" calcext:value-type="float">
            <text:p>0.824747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2</text:p>
          </table:table-cell>
          <table:table-cell office:value-type="float" office:value="0.116727" calcext:value-type="float">
            <text:p>0.116727</text:p>
          </table:table-cell>
          <table:table-cell office:value-type="float" office:value="0.69075" calcext:value-type="float">
            <text:p>0.69075</text:p>
          </table:table-cell>
        </table:table-row>
        <table:table-row table:style-name="ro1">
          <table:table-cell/>
          <table:table-cell office:value-type="float" office:value="0.117432" calcext:value-type="float">
            <text:p>0.117432</text:p>
          </table:table-cell>
          <table:table-cell office:value-type="float" office:value="0.633442" calcext:value-type="float">
            <text:p>0.633442</text:p>
          </table:table-cell>
        </table:table-row>
        <table:table-row table:style-name="ro1">
          <table:table-cell/>
          <table:table-cell office:value-type="float" office:value="0.175654" calcext:value-type="float">
            <text:p>0.175654</text:p>
          </table:table-cell>
          <table:table-cell office:value-type="float" office:value="0.546817" calcext:value-type="float">
            <text:p>0.546817</text:p>
          </table:table-cell>
        </table:table-row>
        <table:table-row table:style-name="ro1">
          <table:table-cell/>
          <table:table-cell office:value-type="float" office:value="0.201161" calcext:value-type="float">
            <text:p>0.201161</text:p>
          </table:table-cell>
          <table:table-cell office:value-type="float" office:value="0.485213" calcext:value-type="float">
            <text:p>0.485213</text:p>
          </table:table-cell>
        </table:table-row>
        <table:table-row table:style-name="ro1">
          <table:table-cell/>
          <table:table-cell office:value-type="float" office:value="0.222817" calcext:value-type="float">
            <text:p>0.222817</text:p>
          </table:table-cell>
          <table:table-cell office:value-type="float" office:value="0.424656" calcext:value-type="float">
            <text:p>0.424656</text:p>
          </table:table-cell>
        </table:table-row>
        <table:table-row table:style-name="ro1">
          <table:table-cell/>
          <table:table-cell office:value-type="float" office:value="0.237945" calcext:value-type="float">
            <text:p>0.237945</text:p>
          </table:table-cell>
          <table:table-cell office:value-type="float" office:value="0.396286" calcext:value-type="float">
            <text:p>0.396286</text:p>
          </table:table-cell>
        </table:table-row>
        <table:table-row table:style-name="ro1">
          <table:table-cell/>
          <table:table-cell office:value-type="float" office:value="0.266252" calcext:value-type="float">
            <text:p>0.266252</text:p>
          </table:table-cell>
          <table:table-cell office:value-type="float" office:value="0.348425" calcext:value-type="float">
            <text:p>0.348425</text:p>
          </table:table-cell>
        </table:table-row>
        <table:table-row table:style-name="ro1">
          <table:table-cell/>
          <table:table-cell office:value-type="float" office:value="0.285914" calcext:value-type="float">
            <text:p>0.285914</text:p>
          </table:table-cell>
          <table:table-cell office:value-type="float" office:value="0.319914" calcext:value-type="float">
            <text:p>0.319914</text:p>
          </table:table-cell>
        </table:table-row>
        <table:table-row table:style-name="ro1">
          <table:table-cell/>
          <table:table-cell office:value-type="float" office:value="0.311865" calcext:value-type="float">
            <text:p>0.311865</text:p>
          </table:table-cell>
          <table:table-cell office:value-type="float" office:value="0.285102" calcext:value-type="float">
            <text:p>0.285102</text:p>
          </table:table-cell>
        </table:table-row>
        <table:table-row table:style-name="ro1">
          <table:table-cell/>
          <table:table-cell office:value-type="float" office:value="0.329732" calcext:value-type="float">
            <text:p>0.329732</text:p>
          </table:table-cell>
          <table:table-cell office:value-type="float" office:value="0.259573" calcext:value-type="float">
            <text:p>0.259573</text:p>
          </table:table-cell>
        </table:table-row>
        <table:table-row table:style-name="ro1">
          <table:table-cell/>
          <table:table-cell office:value-type="float" office:value="0.353552" calcext:value-type="float">
            <text:p>0.353552</text:p>
          </table:table-cell>
          <table:table-cell office:value-type="float" office:value="0.236875" calcext:value-type="float">
            <text:p>0.236875</text:p>
          </table:table-cell>
        </table:table-row>
        <table:table-row table:style-name="ro1">
          <table:table-cell/>
          <table:table-cell office:value-type="float" office:value="0.378127" calcext:value-type="float">
            <text:p>0.378127</text:p>
          </table:table-cell>
          <table:table-cell office:value-type="float" office:value="0.225197" calcext:value-type="float">
            <text:p>0.225197</text:p>
          </table:table-cell>
        </table:table-row>
        <table:table-row table:style-name="ro1">
          <table:table-cell/>
          <table:table-cell office:value-type="float" office:value="0.397487" calcext:value-type="float">
            <text:p>0.397487</text:p>
          </table:table-cell>
          <table:table-cell office:value-type="float" office:value="0.222375" calcext:value-type="float">
            <text:p>0.222375</text:p>
          </table:table-cell>
        </table:table-row>
        <table:table-row table:style-name="ro1">
          <table:table-cell/>
          <table:table-cell office:value-type="float" office:value="0.422917" calcext:value-type="float">
            <text:p>0.422917</text:p>
          </table:table-cell>
          <table:table-cell office:value-type="float" office:value="0.226378" calcext:value-type="float">
            <text:p>0.226378</text:p>
          </table:table-cell>
        </table:table-row>
        <table:table-row table:style-name="ro1">
          <table:table-cell/>
          <table:table-cell office:value-type="float" office:value="0.44684" calcext:value-type="float">
            <text:p>0.44684</text:p>
          </table:table-cell>
          <table:table-cell office:value-type="float" office:value="0.237449" calcext:value-type="float">
            <text:p>0.237449</text:p>
          </table:table-cell>
        </table:table-row>
        <table:table-row table:style-name="ro1">
          <table:table-cell/>
          <table:table-cell office:value-type="float" office:value="0.472741" calcext:value-type="float">
            <text:p>0.472741</text:p>
          </table:table-cell>
          <table:table-cell office:value-type="float" office:value="0.256819" calcext:value-type="float">
            <text:p>0.256819</text:p>
          </table:table-cell>
        </table:table-row>
        <table:table-row table:style-name="ro1">
          <table:table-cell/>
          <table:table-cell office:value-type="float" office:value="0.495279" calcext:value-type="float">
            <text:p>0.495279</text:p>
          </table:table-cell>
          <table:table-cell office:value-type="float" office:value="0.281748" calcext:value-type="float">
            <text:p>0.281748</text:p>
          </table:table-cell>
        </table:table-row>
        <table:table-row table:style-name="ro1">
          <table:table-cell/>
          <table:table-cell office:value-type="float" office:value="0.518485" calcext:value-type="float">
            <text:p>0.518485</text:p>
          </table:table-cell>
          <table:table-cell office:value-type="float" office:value="0.31564" calcext:value-type="float">
            <text:p>0.31564</text:p>
          </table:table-cell>
        </table:table-row>
        <table:table-row table:style-name="ro1">
          <table:table-cell/>
          <table:table-cell office:value-type="float" office:value="0.538401" calcext:value-type="float">
            <text:p>0.538401</text:p>
          </table:table-cell>
          <table:table-cell office:value-type="float" office:value="0.35584" calcext:value-type="float">
            <text:p>0.35584</text:p>
          </table:table-cell>
        </table:table-row>
        <table:table-row table:style-name="ro1">
          <table:table-cell/>
          <table:table-cell office:value-type="float" office:value="0.555826" calcext:value-type="float">
            <text:p>0.555826</text:p>
          </table:table-cell>
          <table:table-cell office:value-type="float" office:value="0.40291" calcext:value-type="float">
            <text:p>0.40291</text:p>
          </table:table-cell>
        </table:table-row>
        <table:table-row table:style-name="ro1">
          <table:table-cell/>
          <table:table-cell office:value-type="float" office:value="0.573825" calcext:value-type="float">
            <text:p>0.573825</text:p>
          </table:table-cell>
          <table:table-cell office:value-type="float" office:value="0.465994" calcext:value-type="float">
            <text:p>0.465994</text:p>
          </table:table-cell>
        </table:table-row>
        <table:table-row table:style-name="ro1">
          <table:table-cell/>
          <table:table-cell office:value-type="float" office:value="0.587629" calcext:value-type="float">
            <text:p>0.587629</text:p>
          </table:table-cell>
          <table:table-cell office:value-type="float" office:value="0.52493" calcext:value-type="float">
            <text:p>0.52493</text:p>
          </table:table-cell>
        </table:table-row>
        <table:table-row table:style-name="ro1">
          <table:table-cell/>
          <table:table-cell office:value-type="float" office:value="0.600058" calcext:value-type="float">
            <text:p>0.600058</text:p>
          </table:table-cell>
          <table:table-cell office:value-type="float" office:value="0.59785" calcext:value-type="float">
            <text:p>0.59785</text:p>
          </table:table-cell>
        </table:table-row>
        <table:table-row table:style-name="ro1">
          <table:table-cell/>
          <table:table-cell office:value-type="float" office:value="0.574197" calcext:value-type="float">
            <text:p>0.574197</text:p>
          </table:table-cell>
          <table:table-cell office:value-type="float" office:value="0.665084" calcext:value-type="float">
            <text:p>0.665084</text:p>
          </table:table-cell>
        </table:table-row>
        <table:table-row table:style-name="ro1">
          <table:table-cell/>
          <table:table-cell office:value-type="float" office:value="0.529158" calcext:value-type="float">
            <text:p>0.529158</text:p>
          </table:table-cell>
          <table:table-cell office:value-type="float" office:value="0.728173" calcext:value-type="float">
            <text:p>0.728173</text:p>
          </table:table-cell>
        </table:table-row>
        <table:table-row table:style-name="ro1">
          <table:table-cell/>
          <table:table-cell office:value-type="float" office:value="0.488601" calcext:value-type="float">
            <text:p>0.488601</text:p>
          </table:table-cell>
          <table:table-cell office:value-type="float" office:value="0.776005" calcext:value-type="float">
            <text:p>0.776005</text:p>
          </table:table-cell>
        </table:table-row>
        <table:table-row table:style-name="ro1">
          <table:table-cell/>
          <table:table-cell office:value-type="float" office:value="0.435395" calcext:value-type="float">
            <text:p>0.435395</text:p>
          </table:table-cell>
          <table:table-cell office:value-type="float" office:value="0.829876" calcext:value-type="float">
            <text:p>0.829876</text:p>
          </table:table-cell>
        </table:table-row>
        <table:table-row table:style-name="ro1">
          <table:table-cell/>
          <table:table-cell office:value-type="float" office:value="0.372723" calcext:value-type="float">
            <text:p>0.372723</text:p>
          </table:table-cell>
          <table:table-cell office:value-type="float" office:value="0.876358" calcext:value-type="float">
            <text:p>0.876358</text:p>
          </table:table-cell>
        </table:table-row>
        <table:table-row table:style-name="ro1">
          <table:table-cell/>
          <table:table-cell office:value-type="float" office:value="0.320289" calcext:value-type="float">
            <text:p>0.320289</text:p>
          </table:table-cell>
          <table:table-cell office:value-type="float" office:value="0.898834" calcext:value-type="float">
            <text:p>0.898834</text:p>
          </table:table-cell>
        </table:table-row>
        <table:table-row table:style-name="ro1">
          <table:table-cell/>
          <table:table-cell office:value-type="float" office:value="0.252919" calcext:value-type="float">
            <text:p>0.252919</text:p>
          </table:table-cell>
          <table:table-cell office:value-type="float" office:value="0.904186" calcext:value-type="float">
            <text:p>0.904186</text:p>
          </table:table-cell>
        </table:table-row>
        <table:table-row table:style-name="ro1">
          <table:table-cell/>
          <table:table-cell office:value-type="float" office:value="0.197904" calcext:value-type="float">
            <text:p>0.197904</text:p>
          </table:table-cell>
          <table:table-cell office:value-type="float" office:value="0.896689" calcext:value-type="float">
            <text:p>0.896689</text:p>
          </table:table-cell>
        </table:table-row>
        <table:table-row table:style-name="ro1">
          <table:table-cell/>
          <table:table-cell office:value-type="float" office:value="0.149579" calcext:value-type="float">
            <text:p>0.149579</text:p>
          </table:table-cell>
          <table:table-cell office:value-type="float" office:value="0.876303" calcext:value-type="float">
            <text:p>0.876303</text:p>
          </table:table-cell>
        </table:table-row>
        <table:table-row table:style-name="ro1">
          <table:table-cell/>
          <table:table-cell office:value-type="float" office:value="0.116865" calcext:value-type="float">
            <text:p>0.116865</text:p>
          </table:table-cell>
          <table:table-cell office:value-type="float" office:value="0.838375" calcext:value-type="float">
            <text:p>0.838375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3</text:p>
          </table:table-cell>
          <table:table-cell office:value-type="float" office:value="0.106407" calcext:value-type="float">
            <text:p>0.106407</text:p>
          </table:table-cell>
          <table:table-cell office:value-type="float" office:value="0.720696" calcext:value-type="float">
            <text:p>0.720696</text:p>
          </table:table-cell>
        </table:table-row>
        <table:table-row table:style-name="ro1">
          <table:table-cell/>
          <table:table-cell office:value-type="float" office:value="0.101363" calcext:value-type="float">
            <text:p>0.101363</text:p>
          </table:table-cell>
          <table:table-cell office:value-type="float" office:value="0.665522" calcext:value-type="float">
            <text:p>0.665522</text:p>
          </table:table-cell>
        </table:table-row>
        <table:table-row table:style-name="ro1">
          <table:table-cell/>
          <table:table-cell office:value-type="float" office:value="0.157059" calcext:value-type="float">
            <text:p>0.157059</text:p>
          </table:table-cell>
          <table:table-cell office:value-type="float" office:value="0.570139" calcext:value-type="float">
            <text:p>0.570139</text:p>
          </table:table-cell>
        </table:table-row>
        <table:table-row table:style-name="ro1">
          <table:table-cell/>
          <table:table-cell office:value-type="float" office:value="0.181491" calcext:value-type="float">
            <text:p>0.181491</text:p>
          </table:table-cell>
          <table:table-cell office:value-type="float" office:value="0.515087" calcext:value-type="float">
            <text:p>0.515087</text:p>
          </table:table-cell>
        </table:table-row>
        <table:table-row table:style-name="ro1">
          <table:table-cell/>
          <table:table-cell office:value-type="float" office:value="0.199144" calcext:value-type="float">
            <text:p>0.199144</text:p>
          </table:table-cell>
          <table:table-cell office:value-type="float" office:value="0.450845" calcext:value-type="float">
            <text:p>0.450845</text:p>
          </table:table-cell>
        </table:table-row>
        <table:table-row table:style-name="ro1">
          <table:table-cell/>
          <table:table-cell office:value-type="float" office:value="0.221899" calcext:value-type="float">
            <text:p>0.221899</text:p>
          </table:table-cell>
          <table:table-cell office:value-type="float" office:value="0.406049" calcext:value-type="float">
            <text:p>0.406049</text:p>
          </table:table-cell>
        </table:table-row>
        <table:table-row table:style-name="ro1">
          <table:table-cell/>
          <table:table-cell office:value-type="float" office:value="0.237483" calcext:value-type="float">
            <text:p>0.237483</text:p>
          </table:table-cell>
          <table:table-cell office:value-type="float" office:value="0.375152" calcext:value-type="float">
            <text:p>0.375152</text:p>
          </table:table-cell>
        </table:table-row>
        <table:table-row table:style-name="ro1">
          <table:table-cell/>
          <table:table-cell office:value-type="float" office:value="0.261657" calcext:value-type="float">
            <text:p>0.261657</text:p>
          </table:table-cell>
          <table:table-cell office:value-type="float" office:value="0.339716" calcext:value-type="float">
            <text:p>0.339716</text:p>
          </table:table-cell>
        </table:table-row>
        <table:table-row table:style-name="ro1">
          <table:table-cell/>
          <table:table-cell office:value-type="float" office:value="0.283775" calcext:value-type="float">
            <text:p>0.283775</text:p>
          </table:table-cell>
          <table:table-cell office:value-type="float" office:value="0.308538" calcext:value-type="float">
            <text:p>0.308538</text:p>
          </table:table-cell>
        </table:table-row>
        <table:table-row table:style-name="ro1">
          <table:table-cell/>
          <table:table-cell office:value-type="float" office:value="0.301749" calcext:value-type="float">
            <text:p>0.301749</text:p>
          </table:table-cell>
          <table:table-cell office:value-type="float" office:value="0.264123" calcext:value-type="float">
            <text:p>0.264123</text:p>
          </table:table-cell>
        </table:table-row>
        <table:table-row table:style-name="ro1">
          <table:table-cell/>
          <table:table-cell office:value-type="float" office:value="0.319429" calcext:value-type="float">
            <text:p>0.319429</text:p>
          </table:table-cell>
          <table:table-cell office:value-type="float" office:value="0.245294" calcext:value-type="float">
            <text:p>0.245294</text:p>
          </table:table-cell>
        </table:table-row>
        <table:table-row table:style-name="ro1">
          <table:table-cell/>
          <table:table-cell office:value-type="float" office:value="0.331193" calcext:value-type="float">
            <text:p>0.331193</text:p>
          </table:table-cell>
          <table:table-cell office:value-type="float" office:value="0.26601" calcext:value-type="float">
            <text:p>0.26601</text:p>
          </table:table-cell>
        </table:table-row>
        <table:table-row table:style-name="ro1">
          <table:table-cell/>
          <table:table-cell office:value-type="float" office:value="0.359969" calcext:value-type="float">
            <text:p>0.359969</text:p>
          </table:table-cell>
          <table:table-cell office:value-type="float" office:value="0.242906" calcext:value-type="float">
            <text:p>0.242906</text:p>
          </table:table-cell>
        </table:table-row>
        <table:table-row table:style-name="ro1">
          <table:table-cell/>
          <table:table-cell office:value-type="float" office:value="0.381656" calcext:value-type="float">
            <text:p>0.381656</text:p>
          </table:table-cell>
          <table:table-cell office:value-type="float" office:value="0.244819" calcext:value-type="float">
            <text:p>0.244819</text:p>
          </table:table-cell>
        </table:table-row>
        <table:table-row table:style-name="ro1">
          <table:table-cell/>
          <table:table-cell office:value-type="float" office:value="0.40153" calcext:value-type="float">
            <text:p>0.40153</text:p>
          </table:table-cell>
          <table:table-cell office:value-type="float" office:value="0.253869" calcext:value-type="float">
            <text:p>0.253869</text:p>
          </table:table-cell>
        </table:table-row>
        <table:table-row table:style-name="ro1">
          <table:table-cell/>
          <table:table-cell office:value-type="float" office:value="0.422758" calcext:value-type="float">
            <text:p>0.422758</text:p>
          </table:table-cell>
          <table:table-cell office:value-type="float" office:value="0.27193" calcext:value-type="float">
            <text:p>0.27193</text:p>
          </table:table-cell>
        </table:table-row>
        <table:table-row table:style-name="ro1">
          <table:table-cell/>
          <table:table-cell office:value-type="float" office:value="0.444116" calcext:value-type="float">
            <text:p>0.444116</text:p>
          </table:table-cell>
          <table:table-cell office:value-type="float" office:value="0.300962" calcext:value-type="float">
            <text:p>0.300962</text:p>
          </table:table-cell>
        </table:table-row>
        <table:table-row table:style-name="ro1">
          <table:table-cell/>
          <table:table-cell office:value-type="float" office:value="0.463551" calcext:value-type="float">
            <text:p>0.463551</text:p>
          </table:table-cell>
          <table:table-cell office:value-type="float" office:value="0.335" calcext:value-type="float">
            <text:p>0.335</text:p>
          </table:table-cell>
        </table:table-row>
        <table:table-row table:style-name="ro1">
          <table:table-cell/>
          <table:table-cell office:value-type="float" office:value="0.481645" calcext:value-type="float">
            <text:p>0.481645</text:p>
          </table:table-cell>
          <table:table-cell office:value-type="float" office:value="0.373026" calcext:value-type="float">
            <text:p>0.373026</text:p>
          </table:table-cell>
        </table:table-row>
        <table:table-row table:style-name="ro1">
          <table:table-cell/>
          <table:table-cell office:value-type="float" office:value="0.502834" calcext:value-type="float">
            <text:p>0.502834</text:p>
          </table:table-cell>
          <table:table-cell office:value-type="float" office:value="0.422892" calcext:value-type="float">
            <text:p>0.422892</text:p>
          </table:table-cell>
        </table:table-row>
        <table:table-row table:style-name="ro1">
          <table:table-cell/>
          <table:table-cell office:value-type="float" office:value="0.519894" calcext:value-type="float">
            <text:p>0.519894</text:p>
          </table:table-cell>
          <table:table-cell office:value-type="float" office:value="0.477706" calcext:value-type="float">
            <text:p>0.477706</text:p>
          </table:table-cell>
        </table:table-row>
        <table:table-row table:style-name="ro1">
          <table:table-cell/>
          <table:table-cell office:value-type="float" office:value="0.534935" calcext:value-type="float">
            <text:p>0.534935</text:p>
          </table:table-cell>
          <table:table-cell office:value-type="float" office:value="0.542257" calcext:value-type="float">
            <text:p>0.542257</text:p>
          </table:table-cell>
        </table:table-row>
        <table:table-row table:style-name="ro1">
          <table:table-cell/>
          <table:table-cell office:value-type="float" office:value="0.545562" calcext:value-type="float">
            <text:p>0.545562</text:p>
          </table:table-cell>
          <table:table-cell office:value-type="float" office:value="0.617413" calcext:value-type="float">
            <text:p>0.617413</text:p>
          </table:table-cell>
        </table:table-row>
        <table:table-row table:style-name="ro1">
          <table:table-cell/>
          <table:table-cell office:value-type="float" office:value="0.547096" calcext:value-type="float">
            <text:p>0.547096</text:p>
          </table:table-cell>
          <table:table-cell office:value-type="float" office:value="0.693048" calcext:value-type="float">
            <text:p>0.693048</text:p>
          </table:table-cell>
        </table:table-row>
        <table:table-row table:style-name="ro1">
          <table:table-cell/>
          <table:table-cell office:value-type="float" office:value="0.536213" calcext:value-type="float">
            <text:p>0.536213</text:p>
          </table:table-cell>
          <table:table-cell office:value-type="float" office:value="0.769645" calcext:value-type="float">
            <text:p>0.769645</text:p>
          </table:table-cell>
        </table:table-row>
        <table:table-row table:style-name="ro1">
          <table:table-cell/>
          <table:table-cell office:value-type="float" office:value="0.503719" calcext:value-type="float">
            <text:p>0.503719</text:p>
          </table:table-cell>
          <table:table-cell office:value-type="float" office:value="0.809137" calcext:value-type="float">
            <text:p>0.809137</text:p>
          </table:table-cell>
        </table:table-row>
        <table:table-row table:style-name="ro1">
          <table:table-cell/>
          <table:table-cell office:value-type="float" office:value="0.405753" calcext:value-type="float">
            <text:p>0.405753</text:p>
          </table:table-cell>
          <table:table-cell office:value-type="float" office:value="0.876792" calcext:value-type="float">
            <text:p>0.876792</text:p>
          </table:table-cell>
        </table:table-row>
        <table:table-row table:style-name="ro1">
          <table:table-cell/>
          <table:table-cell office:value-type="float" office:value="0.336033" calcext:value-type="float">
            <text:p>0.336033</text:p>
          </table:table-cell>
          <table:table-cell office:value-type="float" office:value="0.905216" calcext:value-type="float">
            <text:p>0.905216</text:p>
          </table:table-cell>
        </table:table-row>
        <table:table-row table:style-name="ro1">
          <table:table-cell/>
          <table:table-cell office:value-type="float" office:value="0.286793" calcext:value-type="float">
            <text:p>0.286793</text:p>
          </table:table-cell>
          <table:table-cell office:value-type="float" office:value="0.907465" calcext:value-type="float">
            <text:p>0.907465</text:p>
          </table:table-cell>
        </table:table-row>
        <table:table-row table:style-name="ro1">
          <table:table-cell/>
          <table:table-cell office:value-type="float" office:value="0.224056" calcext:value-type="float">
            <text:p>0.224056</text:p>
          </table:table-cell>
          <table:table-cell office:value-type="float" office:value="0.903556" calcext:value-type="float">
            <text:p>0.903556</text:p>
          </table:table-cell>
        </table:table-row>
        <table:table-row table:style-name="ro1">
          <table:table-cell/>
          <table:table-cell office:value-type="float" office:value="0.170754" calcext:value-type="float">
            <text:p>0.170754</text:p>
          </table:table-cell>
          <table:table-cell office:value-type="float" office:value="0.884388" calcext:value-type="float">
            <text:p>0.884388</text:p>
          </table:table-cell>
        </table:table-row>
        <table:table-row table:style-name="ro1">
          <table:table-cell/>
          <table:table-cell office:value-type="float" office:value="0.130123" calcext:value-type="float">
            <text:p>0.130123</text:p>
          </table:table-cell>
          <table:table-cell office:value-type="float" office:value="0.854691" calcext:value-type="float">
            <text:p>0.854691</text:p>
          </table:table-cell>
        </table:table-row>
        <table:table-row table:style-name="ro1">
          <table:table-cell/>
          <table:table-cell office:value-type="float" office:value="0.108314" calcext:value-type="float">
            <text:p>0.108314</text:p>
          </table:table-cell>
          <table:table-cell office:value-type="float" office:value="0.806574" calcext:value-type="float">
            <text:p>0.806574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4</text:p>
          </table:table-cell>
          <table:table-cell office:value-type="float" office:value="0.101224" calcext:value-type="float">
            <text:p>0.101224</text:p>
          </table:table-cell>
          <table:table-cell office:value-type="float" office:value="0.686226" calcext:value-type="float">
            <text:p>0.686226</text:p>
          </table:table-cell>
        </table:table-row>
        <table:table-row table:style-name="ro1">
          <table:table-cell/>
          <table:table-cell office:value-type="float" office:value="0.14155" calcext:value-type="float">
            <text:p>0.14155</text:p>
          </table:table-cell>
          <table:table-cell office:value-type="float" office:value="0.620145" calcext:value-type="float">
            <text:p>0.620145</text:p>
          </table:table-cell>
        </table:table-row>
        <table:table-row table:style-name="ro1">
          <table:table-cell/>
          <table:table-cell office:value-type="float" office:value="0.175225" calcext:value-type="float">
            <text:p>0.175225</text:p>
          </table:table-cell>
          <table:table-cell office:value-type="float" office:value="0.553291" calcext:value-type="float">
            <text:p>0.553291</text:p>
          </table:table-cell>
        </table:table-row>
        <table:table-row table:style-name="ro1">
          <table:table-cell/>
          <table:table-cell office:value-type="float" office:value="0.203199" calcext:value-type="float">
            <text:p>0.203199</text:p>
          </table:table-cell>
          <table:table-cell office:value-type="float" office:value="0.480962" calcext:value-type="float">
            <text:p>0.480962</text:p>
          </table:table-cell>
        </table:table-row>
        <table:table-row table:style-name="ro1">
          <table:table-cell/>
          <table:table-cell office:value-type="float" office:value="0.235775" calcext:value-type="float">
            <text:p>0.235775</text:p>
          </table:table-cell>
          <table:table-cell office:value-type="float" office:value="0.430715" calcext:value-type="float">
            <text:p>0.430715</text:p>
          </table:table-cell>
        </table:table-row>
        <table:table-row table:style-name="ro1">
          <table:table-cell/>
          <table:table-cell office:value-type="float" office:value="0.252942" calcext:value-type="float">
            <text:p>0.252942</text:p>
          </table:table-cell>
          <table:table-cell office:value-type="float" office:value="0.393992" calcext:value-type="float">
            <text:p>0.393992</text:p>
          </table:table-cell>
        </table:table-row>
        <table:table-row table:style-name="ro1">
          <table:table-cell/>
          <table:table-cell office:value-type="float" office:value="0.283238" calcext:value-type="float">
            <text:p>0.283238</text:p>
          </table:table-cell>
          <table:table-cell office:value-type="float" office:value="0.356647" calcext:value-type="float">
            <text:p>0.356647</text:p>
          </table:table-cell>
        </table:table-row>
        <table:table-row table:style-name="ro1">
          <table:table-cell/>
          <table:table-cell office:value-type="float" office:value="0.291599" calcext:value-type="float">
            <text:p>0.291599</text:p>
          </table:table-cell>
          <table:table-cell office:value-type="float" office:value="0.346065" calcext:value-type="float">
            <text:p>0.346065</text:p>
          </table:table-cell>
        </table:table-row>
        <table:table-row table:style-name="ro1">
          <table:table-cell/>
          <table:table-cell office:value-type="float" office:value="0.327326" calcext:value-type="float">
            <text:p>0.327326</text:p>
          </table:table-cell>
          <table:table-cell office:value-type="float" office:value="0.303143" calcext:value-type="float">
            <text:p>0.303143</text:p>
          </table:table-cell>
        </table:table-row>
        <table:table-row table:style-name="ro1">
          <table:table-cell/>
          <table:table-cell office:value-type="float" office:value="0.357056" calcext:value-type="float">
            <text:p>0.357056</text:p>
          </table:table-cell>
          <table:table-cell office:value-type="float" office:value="0.276346" calcext:value-type="float">
            <text:p>0.276346</text:p>
          </table:table-cell>
        </table:table-row>
        <table:table-row table:style-name="ro1">
          <table:table-cell/>
          <table:table-cell office:value-type="float" office:value="0.382735" calcext:value-type="float">
            <text:p>0.382735</text:p>
          </table:table-cell>
          <table:table-cell office:value-type="float" office:value="0.258018" calcext:value-type="float">
            <text:p>0.258018</text:p>
          </table:table-cell>
        </table:table-row>
        <table:table-row table:style-name="ro1">
          <table:table-cell/>
          <table:table-cell office:value-type="float" office:value="0.404584" calcext:value-type="float">
            <text:p>0.404584</text:p>
          </table:table-cell>
          <table:table-cell office:value-type="float" office:value="0.248857" calcext:value-type="float">
            <text:p>0.248857</text:p>
          </table:table-cell>
        </table:table-row>
        <table:table-row table:style-name="ro1">
          <table:table-cell/>
          <table:table-cell office:value-type="float" office:value="0.430147" calcext:value-type="float">
            <text:p>0.430147</text:p>
          </table:table-cell>
          <table:table-cell office:value-type="float" office:value="0.248281" calcext:value-type="float">
            <text:p>0.248281</text:p>
          </table:table-cell>
        </table:table-row>
        <table:table-row table:style-name="ro1">
          <table:table-cell/>
          <table:table-cell office:value-type="float" office:value="0.458847" calcext:value-type="float">
            <text:p>0.458847</text:p>
          </table:table-cell>
          <table:table-cell office:value-type="float" office:value="0.257349" calcext:value-type="float">
            <text:p>0.257349</text:p>
          </table:table-cell>
        </table:table-row>
        <table:table-row table:style-name="ro1">
          <table:table-cell/>
          <table:table-cell office:value-type="float" office:value="0.482063" calcext:value-type="float">
            <text:p>0.482063</text:p>
          </table:table-cell>
          <table:table-cell office:value-type="float" office:value="0.268601" calcext:value-type="float">
            <text:p>0.268601</text:p>
          </table:table-cell>
        </table:table-row>
        <table:table-row table:style-name="ro1">
          <table:table-cell/>
          <table:table-cell office:value-type="float" office:value="0.509048" calcext:value-type="float">
            <text:p>0.509048</text:p>
          </table:table-cell>
          <table:table-cell office:value-type="float" office:value="0.2876" calcext:value-type="float">
            <text:p>0.2876</text:p>
          </table:table-cell>
        </table:table-row>
        <table:table-row table:style-name="ro1">
          <table:table-cell/>
          <table:table-cell office:value-type="float" office:value="0.535451" calcext:value-type="float">
            <text:p>0.535451</text:p>
          </table:table-cell>
          <table:table-cell office:value-type="float" office:value="0.314573" calcext:value-type="float">
            <text:p>0.314573</text:p>
          </table:table-cell>
        </table:table-row>
        <table:table-row table:style-name="ro1">
          <table:table-cell/>
          <table:table-cell office:value-type="float" office:value="0.558574" calcext:value-type="float">
            <text:p>0.558574</text:p>
          </table:table-cell>
          <table:table-cell office:value-type="float" office:value="0.345886" calcext:value-type="float">
            <text:p>0.345886</text:p>
          </table:table-cell>
        </table:table-row>
        <table:table-row table:style-name="ro1">
          <table:table-cell/>
          <table:table-cell office:value-type="float" office:value="0.583986" calcext:value-type="float">
            <text:p>0.583986</text:p>
          </table:table-cell>
          <table:table-cell office:value-type="float" office:value="0.384726" calcext:value-type="float">
            <text:p>0.384726</text:p>
          </table:table-cell>
        </table:table-row>
        <table:table-row table:style-name="ro1">
          <table:table-cell/>
          <table:table-cell office:value-type="float" office:value="0.605708" calcext:value-type="float">
            <text:p>0.605708</text:p>
          </table:table-cell>
          <table:table-cell office:value-type="float" office:value="0.436017" calcext:value-type="float">
            <text:p>0.436017</text:p>
          </table:table-cell>
        </table:table-row>
        <table:table-row table:style-name="ro1">
          <table:table-cell/>
          <table:table-cell office:value-type="float" office:value="0.622447" calcext:value-type="float">
            <text:p>0.622447</text:p>
          </table:table-cell>
          <table:table-cell office:value-type="float" office:value="0.492327" calcext:value-type="float">
            <text:p>0.492327</text:p>
          </table:table-cell>
        </table:table-row>
        <table:table-row table:style-name="ro1">
          <table:table-cell/>
          <table:table-cell office:value-type="float" office:value="0.618985" calcext:value-type="float">
            <text:p>0.618985</text:p>
          </table:table-cell>
          <table:table-cell office:value-type="float" office:value="0.562528" calcext:value-type="float">
            <text:p>0.562528</text:p>
          </table:table-cell>
        </table:table-row>
        <table:table-row table:style-name="ro1">
          <table:table-cell/>
          <table:table-cell office:value-type="float" office:value="0.592931" calcext:value-type="float">
            <text:p>0.592931</text:p>
          </table:table-cell>
          <table:table-cell office:value-type="float" office:value="0.639004" calcext:value-type="float">
            <text:p>0.639004</text:p>
          </table:table-cell>
        </table:table-row>
        <table:table-row table:style-name="ro1">
          <table:table-cell/>
          <table:table-cell office:value-type="float" office:value="0.54681" calcext:value-type="float">
            <text:p>0.54681</text:p>
          </table:table-cell>
          <table:table-cell office:value-type="float" office:value="0.71587" calcext:value-type="float">
            <text:p>0.71587</text:p>
          </table:table-cell>
        </table:table-row>
        <table:table-row table:style-name="ro1">
          <table:table-cell/>
          <table:table-cell office:value-type="float" office:value="0.495504" calcext:value-type="float">
            <text:p>0.495504</text:p>
          </table:table-cell>
          <table:table-cell office:value-type="float" office:value="0.770471" calcext:value-type="float">
            <text:p>0.770471</text:p>
          </table:table-cell>
        </table:table-row>
        <table:table-row table:style-name="ro1">
          <table:table-cell/>
          <table:table-cell office:value-type="float" office:value="0.435503" calcext:value-type="float">
            <text:p>0.435503</text:p>
          </table:table-cell>
          <table:table-cell office:value-type="float" office:value="0.844398" calcext:value-type="float">
            <text:p>0.844398</text:p>
          </table:table-cell>
        </table:table-row>
        <table:table-row table:style-name="ro1">
          <table:table-cell/>
          <table:table-cell office:value-type="float" office:value="0.352393" calcext:value-type="float">
            <text:p>0.352393</text:p>
          </table:table-cell>
          <table:table-cell office:value-type="float" office:value="0.900352" calcext:value-type="float">
            <text:p>0.900352</text:p>
          </table:table-cell>
        </table:table-row>
        <table:table-row table:style-name="ro1">
          <table:table-cell/>
          <table:table-cell office:value-type="float" office:value="0.30229" calcext:value-type="float">
            <text:p>0.30229</text:p>
          </table:table-cell>
          <table:table-cell office:value-type="float" office:value="0.926491" calcext:value-type="float">
            <text:p>0.926491</text:p>
          </table:table-cell>
        </table:table-row>
        <table:table-row table:style-name="ro1">
          <table:table-cell/>
          <table:table-cell office:value-type="float" office:value="0.221518" calcext:value-type="float">
            <text:p>0.221518</text:p>
          </table:table-cell>
          <table:table-cell office:value-type="float" office:value="0.933961" calcext:value-type="float">
            <text:p>0.933961</text:p>
          </table:table-cell>
        </table:table-row>
        <table:table-row table:style-name="ro1">
          <table:table-cell/>
          <table:table-cell office:value-type="float" office:value="0.158805" calcext:value-type="float">
            <text:p>0.158805</text:p>
          </table:table-cell>
          <table:table-cell office:value-type="float" office:value="0.916878" calcext:value-type="float">
            <text:p>0.916878</text:p>
          </table:table-cell>
        </table:table-row>
        <table:table-row table:style-name="ro1">
          <table:table-cell/>
          <table:table-cell office:value-type="float" office:value="0.111298" calcext:value-type="float">
            <text:p>0.111298</text:p>
          </table:table-cell>
          <table:table-cell office:value-type="float" office:value="0.88499" calcext:value-type="float">
            <text:p>0.88499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5</text:p>
          </table:table-cell>
          <table:table-cell office:value-type="float" office:value="0.0892749" calcext:value-type="float">
            <text:p>0.0892749</text:p>
          </table:table-cell>
          <table:table-cell office:value-type="float" office:value="0.752913" calcext:value-type="float">
            <text:p>0.752913</text:p>
          </table:table-cell>
        </table:table-row>
        <table:table-row table:style-name="ro1">
          <table:table-cell/>
          <table:table-cell office:value-type="float" office:value="0.100205" calcext:value-type="float">
            <text:p>0.100205</text:p>
          </table:table-cell>
          <table:table-cell office:value-type="float" office:value="0.675948" calcext:value-type="float">
            <text:p>0.675948</text:p>
          </table:table-cell>
        </table:table-row>
        <table:table-row table:style-name="ro1">
          <table:table-cell/>
          <table:table-cell office:value-type="float" office:value="0.118445" calcext:value-type="float">
            <text:p>0.118445</text:p>
          </table:table-cell>
          <table:table-cell office:value-type="float" office:value="0.596031" calcext:value-type="float">
            <text:p>0.596031</text:p>
          </table:table-cell>
        </table:table-row>
        <table:table-row table:style-name="ro1">
          <table:table-cell/>
          <table:table-cell office:value-type="float" office:value="0.142238" calcext:value-type="float">
            <text:p>0.142238</text:p>
          </table:table-cell>
          <table:table-cell office:value-type="float" office:value="0.527534" calcext:value-type="float">
            <text:p>0.527534</text:p>
          </table:table-cell>
        </table:table-row>
        <table:table-row table:style-name="ro1">
          <table:table-cell/>
          <table:table-cell office:value-type="float" office:value="0.164231" calcext:value-type="float">
            <text:p>0.164231</text:p>
          </table:table-cell>
          <table:table-cell office:value-type="float" office:value="0.459957" calcext:value-type="float">
            <text:p>0.459957</text:p>
          </table:table-cell>
        </table:table-row>
        <table:table-row table:style-name="ro1">
          <table:table-cell/>
          <table:table-cell office:value-type="float" office:value="0.184262" calcext:value-type="float">
            <text:p>0.184262</text:p>
          </table:table-cell>
          <table:table-cell office:value-type="float" office:value="0.400296" calcext:value-type="float">
            <text:p>0.400296</text:p>
          </table:table-cell>
        </table:table-row>
        <table:table-row table:style-name="ro1">
          <table:table-cell/>
          <table:table-cell office:value-type="float" office:value="0.209112" calcext:value-type="float">
            <text:p>0.209112</text:p>
          </table:table-cell>
          <table:table-cell office:value-type="float" office:value="0.347339" calcext:value-type="float">
            <text:p>0.347339</text:p>
          </table:table-cell>
        </table:table-row>
        <table:table-row table:style-name="ro1">
          <table:table-cell/>
          <table:table-cell office:value-type="float" office:value="0.232148" calcext:value-type="float">
            <text:p>0.232148</text:p>
          </table:table-cell>
          <table:table-cell office:value-type="float" office:value="0.29785" calcext:value-type="float">
            <text:p>0.29785</text:p>
          </table:table-cell>
        </table:table-row>
        <table:table-row table:style-name="ro1">
          <table:table-cell/>
          <table:table-cell office:value-type="float" office:value="0.239346" calcext:value-type="float">
            <text:p>0.239346</text:p>
          </table:table-cell>
          <table:table-cell office:value-type="float" office:value="0.270513" calcext:value-type="float">
            <text:p>0.270513</text:p>
          </table:table-cell>
        </table:table-row>
        <table:table-row table:style-name="ro1">
          <table:table-cell/>
          <table:table-cell office:value-type="float" office:value="0.257987" calcext:value-type="float">
            <text:p>0.257987</text:p>
          </table:table-cell>
          <table:table-cell office:value-type="float" office:value="0.240402" calcext:value-type="float">
            <text:p>0.240402</text:p>
          </table:table-cell>
        </table:table-row>
        <table:table-row table:style-name="ro1">
          <table:table-cell/>
          <table:table-cell office:value-type="float" office:value="0.279065" calcext:value-type="float">
            <text:p>0.279065</text:p>
          </table:table-cell>
          <table:table-cell office:value-type="float" office:value="0.206853" calcext:value-type="float">
            <text:p>0.206853</text:p>
          </table:table-cell>
        </table:table-row>
        <table:table-row table:style-name="ro1">
          <table:table-cell/>
          <table:table-cell office:value-type="float" office:value="0.299821" calcext:value-type="float">
            <text:p>0.299821</text:p>
          </table:table-cell>
          <table:table-cell office:value-type="float" office:value="0.186072" calcext:value-type="float">
            <text:p>0.186072</text:p>
          </table:table-cell>
        </table:table-row>
        <table:table-row table:style-name="ro1">
          <table:table-cell/>
          <table:table-cell office:value-type="float" office:value="0.317817" calcext:value-type="float">
            <text:p>0.317817</text:p>
          </table:table-cell>
          <table:table-cell office:value-type="float" office:value="0.176861" calcext:value-type="float">
            <text:p>0.176861</text:p>
          </table:table-cell>
        </table:table-row>
        <table:table-row table:style-name="ro1">
          <table:table-cell/>
          <table:table-cell office:value-type="float" office:value="0.363885" calcext:value-type="float">
            <text:p>0.363885</text:p>
          </table:table-cell>
          <table:table-cell office:value-type="float" office:value="0.173305" calcext:value-type="float">
            <text:p>0.173305</text:p>
          </table:table-cell>
        </table:table-row>
        <table:table-row table:style-name="ro1">
          <table:table-cell/>
          <table:table-cell office:value-type="float" office:value="0.38275" calcext:value-type="float">
            <text:p>0.38275</text:p>
          </table:table-cell>
          <table:table-cell office:value-type="float" office:value="0.181314" calcext:value-type="float">
            <text:p>0.181314</text:p>
          </table:table-cell>
        </table:table-row>
        <table:table-row table:style-name="ro1">
          <table:table-cell/>
          <table:table-cell office:value-type="float" office:value="0.401763" calcext:value-type="float">
            <text:p>0.401763</text:p>
          </table:table-cell>
          <table:table-cell office:value-type="float" office:value="0.197412" calcext:value-type="float">
            <text:p>0.197412</text:p>
          </table:table-cell>
        </table:table-row>
        <table:table-row table:style-name="ro1">
          <table:table-cell/>
          <table:table-cell office:value-type="float" office:value="0.4233" calcext:value-type="float">
            <text:p>0.4233</text:p>
          </table:table-cell>
          <table:table-cell office:value-type="float" office:value="0.222979" calcext:value-type="float">
            <text:p>0.222979</text:p>
          </table:table-cell>
        </table:table-row>
        <table:table-row table:style-name="ro1">
          <table:table-cell/>
          <table:table-cell office:value-type="float" office:value="0.44647" calcext:value-type="float">
            <text:p>0.44647</text:p>
          </table:table-cell>
          <table:table-cell office:value-type="float" office:value="0.259099" calcext:value-type="float">
            <text:p>0.259099</text:p>
          </table:table-cell>
        </table:table-row>
        <table:table-row table:style-name="ro1">
          <table:table-cell/>
          <table:table-cell office:value-type="float" office:value="0.465578" calcext:value-type="float">
            <text:p>0.465578</text:p>
          </table:table-cell>
          <table:table-cell office:value-type="float" office:value="0.298413" calcext:value-type="float">
            <text:p>0.298413</text:p>
          </table:table-cell>
        </table:table-row>
        <table:table-row table:style-name="ro1">
          <table:table-cell/>
          <table:table-cell office:value-type="float" office:value="0.483835" calcext:value-type="float">
            <text:p>0.483835</text:p>
          </table:table-cell>
          <table:table-cell office:value-type="float" office:value="0.339135" calcext:value-type="float">
            <text:p>0.339135</text:p>
          </table:table-cell>
        </table:table-row>
        <table:table-row table:style-name="ro1">
          <table:table-cell/>
          <table:table-cell office:value-type="float" office:value="0.504367" calcext:value-type="float">
            <text:p>0.504367</text:p>
          </table:table-cell>
          <table:table-cell office:value-type="float" office:value="0.394937" calcext:value-type="float">
            <text:p>0.394937</text:p>
          </table:table-cell>
        </table:table-row>
        <table:table-row table:style-name="ro1">
          <table:table-cell/>
          <table:table-cell office:value-type="float" office:value="0.519628" calcext:value-type="float">
            <text:p>0.519628</text:p>
          </table:table-cell>
          <table:table-cell office:value-type="float" office:value="0.453326" calcext:value-type="float">
            <text:p>0.453326</text:p>
          </table:table-cell>
        </table:table-row>
        <table:table-row table:style-name="ro1">
          <table:table-cell/>
          <table:table-cell office:value-type="float" office:value="0.537546" calcext:value-type="float">
            <text:p>0.537546</text:p>
          </table:table-cell>
          <table:table-cell office:value-type="float" office:value="0.521496" calcext:value-type="float">
            <text:p>0.521496</text:p>
          </table:table-cell>
        </table:table-row>
        <table:table-row table:style-name="ro1">
          <table:table-cell/>
          <table:table-cell office:value-type="float" office:value="0.547542" calcext:value-type="float">
            <text:p>0.547542</text:p>
          </table:table-cell>
          <table:table-cell office:value-type="float" office:value="0.593913" calcext:value-type="float">
            <text:p>0.593913</text:p>
          </table:table-cell>
        </table:table-row>
        <table:table-row table:style-name="ro1">
          <table:table-cell/>
          <table:table-cell office:value-type="float" office:value="0.530098" calcext:value-type="float">
            <text:p>0.530098</text:p>
          </table:table-cell>
          <table:table-cell office:value-type="float" office:value="0.671894" calcext:value-type="float">
            <text:p>0.671894</text:p>
          </table:table-cell>
        </table:table-row>
        <table:table-row table:style-name="ro1">
          <table:table-cell/>
          <table:table-cell office:value-type="float" office:value="0.502491" calcext:value-type="float">
            <text:p>0.502491</text:p>
          </table:table-cell>
          <table:table-cell office:value-type="float" office:value="0.723995" calcext:value-type="float">
            <text:p>0.723995</text:p>
          </table:table-cell>
        </table:table-row>
        <table:table-row table:style-name="ro1">
          <table:table-cell/>
          <table:table-cell office:value-type="float" office:value="0.460824" calcext:value-type="float">
            <text:p>0.460824</text:p>
          </table:table-cell>
          <table:table-cell office:value-type="float" office:value="0.771125" calcext:value-type="float">
            <text:p>0.771125</text:p>
          </table:table-cell>
        </table:table-row>
        <table:table-row table:style-name="ro1">
          <table:table-cell/>
          <table:table-cell office:value-type="float" office:value="0.413687" calcext:value-type="float">
            <text:p>0.413687</text:p>
          </table:table-cell>
          <table:table-cell office:value-type="float" office:value="0.815658" calcext:value-type="float">
            <text:p>0.815658</text:p>
          </table:table-cell>
        </table:table-row>
        <table:table-row table:style-name="ro1">
          <table:table-cell/>
          <table:table-cell office:value-type="float" office:value="0.349623" calcext:value-type="float">
            <text:p>0.349623</text:p>
          </table:table-cell>
          <table:table-cell office:value-type="float" office:value="0.857953" calcext:value-type="float">
            <text:p>0.857953</text:p>
          </table:table-cell>
        </table:table-row>
        <table:table-row table:style-name="ro1">
          <table:table-cell/>
          <table:table-cell office:value-type="float" office:value="0.305707" calcext:value-type="float">
            <text:p>0.305707</text:p>
          </table:table-cell>
          <table:table-cell office:value-type="float" office:value="0.872389" calcext:value-type="float">
            <text:p>0.872389</text:p>
          </table:table-cell>
        </table:table-row>
        <table:table-row table:style-name="ro1">
          <table:table-cell/>
          <table:table-cell office:value-type="float" office:value="0.249575" calcext:value-type="float">
            <text:p>0.249575</text:p>
          </table:table-cell>
          <table:table-cell office:value-type="float" office:value="0.874989" calcext:value-type="float">
            <text:p>0.874989</text:p>
          </table:table-cell>
        </table:table-row>
        <table:table-row table:style-name="ro1">
          <table:table-cell/>
          <table:table-cell office:value-type="float" office:value="0.206766" calcext:value-type="float">
            <text:p>0.206766</text:p>
          </table:table-cell>
          <table:table-cell office:value-type="float" office:value="0.86135" calcext:value-type="float">
            <text:p>0.86135</text:p>
          </table:table-cell>
        </table:table-row>
        <table:table-row table:style-name="ro1">
          <table:table-cell/>
          <table:table-cell office:value-type="float" office:value="0.17543" calcext:value-type="float">
            <text:p>0.17543</text:p>
          </table:table-cell>
          <table:table-cell office:value-type="float" office:value="0.834183" calcext:value-type="float">
            <text:p>0.8341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163998" calcext:value-type="float">
            <text:p>0.163998</text:p>
          </table:table-cell>
          <table:table-cell office:value-type="float" office:value="0.739656" calcext:value-type="float">
            <text:p>0.739656</text:p>
          </table:table-cell>
        </table:table-row>
        <table:table-row table:style-name="ro1">
          <table:table-cell/>
          <table:table-cell office:value-type="float" office:value="0.181401" calcext:value-type="float">
            <text:p>0.181401</text:p>
          </table:table-cell>
          <table:table-cell office:value-type="float" office:value="0.677445" calcext:value-type="float">
            <text:p>0.677445</text:p>
          </table:table-cell>
        </table:table-row>
        <table:table-row table:style-name="ro1">
          <table:table-cell/>
          <table:table-cell office:value-type="float" office:value="0.203247" calcext:value-type="float">
            <text:p>0.203247</text:p>
          </table:table-cell>
          <table:table-cell office:value-type="float" office:value="0.615807" calcext:value-type="float">
            <text:p>0.615807</text:p>
          </table:table-cell>
        </table:table-row>
        <table:table-row table:style-name="ro1">
          <table:table-cell/>
          <table:table-cell office:value-type="float" office:value="0.240654" calcext:value-type="float">
            <text:p>0.240654</text:p>
          </table:table-cell>
          <table:table-cell office:value-type="float" office:value="0.549344" calcext:value-type="float">
            <text:p>0.549344</text:p>
          </table:table-cell>
        </table:table-row>
        <table:table-row table:style-name="ro1">
          <table:table-cell/>
          <table:table-cell office:value-type="float" office:value="0.272659" calcext:value-type="float">
            <text:p>0.272659</text:p>
          </table:table-cell>
          <table:table-cell office:value-type="float" office:value="0.48713" calcext:value-type="float">
            <text:p>0.48713</text:p>
          </table:table-cell>
        </table:table-row>
        <table:table-row table:style-name="ro1">
          <table:table-cell/>
          <table:table-cell office:value-type="float" office:value="0.296983" calcext:value-type="float">
            <text:p>0.296983</text:p>
          </table:table-cell>
          <table:table-cell office:value-type="float" office:value="0.446563" calcext:value-type="float">
            <text:p>0.446563</text:p>
          </table:table-cell>
        </table:table-row>
        <table:table-row table:style-name="ro1">
          <table:table-cell/>
          <table:table-cell office:value-type="float" office:value="0.32334" calcext:value-type="float">
            <text:p>0.32334</text:p>
          </table:table-cell>
          <table:table-cell office:value-type="float" office:value="0.406527" calcext:value-type="float">
            <text:p>0.406527</text:p>
          </table:table-cell>
        </table:table-row>
        <table:table-row table:style-name="ro1">
          <table:table-cell/>
          <table:table-cell office:value-type="float" office:value="0.342846" calcext:value-type="float">
            <text:p>0.342846</text:p>
          </table:table-cell>
          <table:table-cell office:value-type="float" office:value="0.365574" calcext:value-type="float">
            <text:p>0.365574</text:p>
          </table:table-cell>
        </table:table-row>
        <table:table-row table:style-name="ro1">
          <table:table-cell/>
          <table:table-cell office:value-type="float" office:value="0.364794" calcext:value-type="float">
            <text:p>0.364794</text:p>
          </table:table-cell>
          <table:table-cell office:value-type="float" office:value="0.331013" calcext:value-type="float">
            <text:p>0.331013</text:p>
          </table:table-cell>
        </table:table-row>
        <table:table-row table:style-name="ro1">
          <table:table-cell/>
          <table:table-cell office:value-type="float" office:value="0.39243" calcext:value-type="float">
            <text:p>0.39243</text:p>
          </table:table-cell>
          <table:table-cell office:value-type="float" office:value="0.303978" calcext:value-type="float">
            <text:p>0.303978</text:p>
          </table:table-cell>
        </table:table-row>
        <table:table-row table:style-name="ro1">
          <table:table-cell/>
          <table:table-cell office:value-type="float" office:value="0.443591" calcext:value-type="float">
            <text:p>0.443591</text:p>
          </table:table-cell>
          <table:table-cell office:value-type="float" office:value="0.266276" calcext:value-type="float">
            <text:p>0.266276</text:p>
          </table:table-cell>
        </table:table-row>
        <table:table-row table:style-name="ro1">
          <table:table-cell/>
          <table:table-cell office:value-type="float" office:value="0.469714" calcext:value-type="float">
            <text:p>0.469714</text:p>
          </table:table-cell>
          <table:table-cell office:value-type="float" office:value="0.261718" calcext:value-type="float">
            <text:p>0.261718</text:p>
          </table:table-cell>
        </table:table-row>
        <table:table-row table:style-name="ro1">
          <table:table-cell/>
          <table:table-cell office:value-type="float" office:value="0.497044" calcext:value-type="float">
            <text:p>0.497044</text:p>
          </table:table-cell>
          <table:table-cell office:value-type="float" office:value="0.25792" calcext:value-type="float">
            <text:p>0.25792</text:p>
          </table:table-cell>
        </table:table-row>
        <table:table-row table:style-name="ro1">
          <table:table-cell/>
          <table:table-cell office:value-type="float" office:value="0.526823" calcext:value-type="float">
            <text:p>0.526823</text:p>
          </table:table-cell>
          <table:table-cell office:value-type="float" office:value="0.266434" calcext:value-type="float">
            <text:p>0.266434</text:p>
          </table:table-cell>
        </table:table-row>
        <table:table-row table:style-name="ro1">
          <table:table-cell/>
          <table:table-cell office:value-type="float" office:value="0.550453" calcext:value-type="float">
            <text:p>0.550453</text:p>
          </table:table-cell>
          <table:table-cell office:value-type="float" office:value="0.276215" calcext:value-type="float">
            <text:p>0.276215</text:p>
          </table:table-cell>
        </table:table-row>
        <table:table-row table:style-name="ro1">
          <table:table-cell/>
          <table:table-cell office:value-type="float" office:value="0.575693" calcext:value-type="float">
            <text:p>0.575693</text:p>
          </table:table-cell>
          <table:table-cell office:value-type="float" office:value="0.294927" calcext:value-type="float">
            <text:p>0.294927</text:p>
          </table:table-cell>
        </table:table-row>
        <table:table-row table:style-name="ro1">
          <table:table-cell/>
          <table:table-cell office:value-type="float" office:value="0.601589" calcext:value-type="float">
            <text:p>0.601589</text:p>
          </table:table-cell>
          <table:table-cell office:value-type="float" office:value="0.324597" calcext:value-type="float">
            <text:p>0.324597</text:p>
          </table:table-cell>
        </table:table-row>
        <table:table-row table:style-name="ro1">
          <table:table-cell/>
          <table:table-cell office:value-type="float" office:value="0.624722" calcext:value-type="float">
            <text:p>0.624722</text:p>
          </table:table-cell>
          <table:table-cell office:value-type="float" office:value="0.361601" calcext:value-type="float">
            <text:p>0.361601</text:p>
          </table:table-cell>
        </table:table-row>
        <table:table-row table:style-name="ro1">
          <table:table-cell/>
          <table:table-cell office:value-type="float" office:value="0.62381" calcext:value-type="float">
            <text:p>0.62381</text:p>
          </table:table-cell>
          <table:table-cell office:value-type="float" office:value="0.418091" calcext:value-type="float">
            <text:p>0.418091</text:p>
          </table:table-cell>
        </table:table-row>
        <table:table-row table:style-name="ro1">
          <table:table-cell/>
          <table:table-cell office:value-type="float" office:value="0.604645" calcext:value-type="float">
            <text:p>0.604645</text:p>
          </table:table-cell>
          <table:table-cell office:value-type="float" office:value="0.484677" calcext:value-type="float">
            <text:p>0.484677</text:p>
          </table:table-cell>
        </table:table-row>
        <table:table-row table:style-name="ro1">
          <table:table-cell/>
          <table:table-cell office:value-type="float" office:value="0.588612" calcext:value-type="float">
            <text:p>0.588612</text:p>
          </table:table-cell>
          <table:table-cell office:value-type="float" office:value="0.55685" calcext:value-type="float">
            <text:p>0.55685</text:p>
          </table:table-cell>
        </table:table-row>
        <table:table-row table:style-name="ro1">
          <table:table-cell/>
          <table:table-cell office:value-type="float" office:value="0.527249" calcext:value-type="float">
            <text:p>0.527249</text:p>
          </table:table-cell>
          <table:table-cell office:value-type="float" office:value="0.624673" calcext:value-type="float">
            <text:p>0.624673</text:p>
          </table:table-cell>
        </table:table-row>
        <table:table-row table:style-name="ro1">
          <table:table-cell/>
          <table:table-cell office:value-type="float" office:value="0.483744" calcext:value-type="float">
            <text:p>0.483744</text:p>
          </table:table-cell>
          <table:table-cell office:value-type="float" office:value="0.703636" calcext:value-type="float">
            <text:p>0.703636</text:p>
          </table:table-cell>
        </table:table-row>
        <table:table-row table:style-name="ro1">
          <table:table-cell/>
          <table:table-cell office:value-type="float" office:value="0.434478" calcext:value-type="float">
            <text:p>0.434478</text:p>
          </table:table-cell>
          <table:table-cell office:value-type="float" office:value="0.765731" calcext:value-type="float">
            <text:p>0.765731</text:p>
          </table:table-cell>
        </table:table-row>
        <table:table-row table:style-name="ro1">
          <table:table-cell/>
          <table:table-cell office:value-type="float" office:value="0.357307" calcext:value-type="float">
            <text:p>0.357307</text:p>
          </table:table-cell>
          <table:table-cell office:value-type="float" office:value="0.806568" calcext:value-type="float">
            <text:p>0.806568</text:p>
          </table:table-cell>
        </table:table-row>
        <table:table-row table:style-name="ro1">
          <table:table-cell/>
          <table:table-cell office:value-type="float" office:value="0.30899" calcext:value-type="float">
            <text:p>0.30899</text:p>
          </table:table-cell>
          <table:table-cell office:value-type="float" office:value="0.826615" calcext:value-type="float">
            <text:p>0.826615</text:p>
          </table:table-cell>
        </table:table-row>
        <table:table-row table:style-name="ro1">
          <table:table-cell/>
          <table:table-cell office:value-type="float" office:value="0.245787" calcext:value-type="float">
            <text:p>0.245787</text:p>
          </table:table-cell>
          <table:table-cell office:value-type="float" office:value="0.836149" calcext:value-type="float">
            <text:p>0.836149</text:p>
          </table:table-cell>
        </table:table-row>
        <table:table-row table:style-name="ro1">
          <table:table-cell/>
          <table:table-cell office:value-type="float" office:value="0.182146" calcext:value-type="float">
            <text:p>0.182146</text:p>
          </table:table-cell>
          <table:table-cell office:value-type="float" office:value="0.836827" calcext:value-type="float">
            <text:p>0.836827</text:p>
          </table:table-cell>
        </table:table-row>
        <table:table-row table:style-name="ro1">
          <table:table-cell/>
          <table:table-cell office:value-type="float" office:value="0.126377" calcext:value-type="float">
            <text:p>0.126377</text:p>
          </table:table-cell>
          <table:table-cell office:value-type="float" office:value="0.818971" calcext:value-type="float">
            <text:p>0.818971</text:p>
          </table:table-cell>
        </table:table-row>
        <table:table-row table:style-name="ro1">
          <table:table-cell/>
          <table:table-cell office:value-type="float" office:value="0.0717287" calcext:value-type="float">
            <text:p>0.0717287</text:p>
          </table:table-cell>
          <table:table-cell office:value-type="float" office:value="0.797921" calcext:value-type="float">
            <text:p>0.797921</text:p>
          </table:table-cell>
        </table:table-row>
        <table:table-row table:style-name="ro1">
          <table:table-cell/>
          <table:table-cell office:value-type="float" office:value="0.0488146" calcext:value-type="float">
            <text:p>0.0488146</text:p>
          </table:table-cell>
          <table:table-cell office:value-type="float" office:value="0.738591" calcext:value-type="float">
            <text:p>0.738591</text:p>
          </table:table-cell>
        </table:table-row>
        <table:table-row table:style-name="ro1">
          <table:table-cell/>
          <table:table-cell office:value-type="float" office:value="0.0390594" calcext:value-type="float">
            <text:p>0.0390594</text:p>
          </table:table-cell>
          <table:table-cell office:value-type="float" office:value="0.659434" calcext:value-type="float">
            <text:p>0.659434</text:p>
          </table:table-cell>
        </table:table-row>
        <table:table-row table:style-name="ro1">
          <table:table-cell/>
          <table:table-cell office:value-type="float" office:value="0.0454854" calcext:value-type="float">
            <text:p>0.0454854</text:p>
          </table:table-cell>
          <table:table-cell office:value-type="float" office:value="0.59187" calcext:value-type="float">
            <text:p>0.59187</text:p>
          </table:table-cell>
        </table:table-row>
        <table:table-row table:style-name="ro1">
          <table:table-cell/>
          <table:table-cell office:value-type="float" office:value="0.0586679" calcext:value-type="float">
            <text:p>0.0586679</text:p>
          </table:table-cell>
          <table:table-cell office:value-type="float" office:value="0.523291" calcext:value-type="float">
            <text:p>0.523291</text:p>
          </table:table-cell>
        </table:table-row>
        <table:table-row table:style-name="ro1">
          <table:table-cell/>
          <table:table-cell office:value-type="float" office:value="0.0722362" calcext:value-type="float">
            <text:p>0.0722362</text:p>
          </table:table-cell>
          <table:table-cell office:value-type="float" office:value="0.463206" calcext:value-type="float">
            <text:p>0.463206</text:p>
          </table:table-cell>
        </table:table-row>
        <table:table-row table:style-name="ro1">
          <table:table-cell/>
          <table:table-cell office:value-type="float" office:value="0.0782159" calcext:value-type="float">
            <text:p>0.0782159</text:p>
          </table:table-cell>
          <table:table-cell office:value-type="float" office:value="0.407341" calcext:value-type="float">
            <text:p>0.407341</text:p>
          </table:table-cell>
        </table:table-row>
        <table:table-row table:style-name="ro1">
          <table:table-cell/>
          <table:table-cell office:value-type="float" office:value="0.109808" calcext:value-type="float">
            <text:p>0.109808</text:p>
          </table:table-cell>
          <table:table-cell office:value-type="float" office:value="0.302031" calcext:value-type="float">
            <text:p>0.302031</text:p>
          </table:table-cell>
        </table:table-row>
        <table:table-row table:style-name="ro1">
          <table:table-cell/>
          <table:table-cell office:value-type="float" office:value="0.126674" calcext:value-type="float">
            <text:p>0.126674</text:p>
          </table:table-cell>
          <table:table-cell office:value-type="float" office:value="0.273033" calcext:value-type="float">
            <text:p>0.273033</text:p>
          </table:table-cell>
        </table:table-row>
        <table:table-row table:style-name="ro1">
          <table:table-cell/>
          <table:table-cell office:value-type="float" office:value="0.159931" calcext:value-type="float">
            <text:p>0.159931</text:p>
          </table:table-cell>
          <table:table-cell office:value-type="float" office:value="0.237886" calcext:value-type="float">
            <text:p>0.237886</text:p>
          </table:table-cell>
        </table:table-row>
        <table:table-row table:style-name="ro1">
          <table:table-cell/>
          <table:table-cell office:value-type="float" office:value="0.167755" calcext:value-type="float">
            <text:p>0.167755</text:p>
          </table:table-cell>
          <table:table-cell office:value-type="float" office:value="0.204693" calcext:value-type="float">
            <text:p>0.204693</text:p>
          </table:table-cell>
        </table:table-row>
        <table:table-row table:style-name="ro1">
          <table:table-cell/>
          <table:table-cell office:value-type="float" office:value="0.175691" calcext:value-type="float">
            <text:p>0.175691</text:p>
          </table:table-cell>
          <table:table-cell office:value-type="float" office:value="0.185484" calcext:value-type="float">
            <text:p>0.185484</text:p>
          </table:table-cell>
        </table:table-row>
        <table:table-row table:style-name="ro1">
          <table:table-cell/>
          <table:table-cell office:value-type="float" office:value="0.201473" calcext:value-type="float">
            <text:p>0.201473</text:p>
          </table:table-cell>
          <table:table-cell office:value-type="float" office:value="0.184332" calcext:value-type="float">
            <text:p>0.184332</text:p>
          </table:table-cell>
        </table:table-row>
        <table:table-row table:style-name="ro1">
          <table:table-cell/>
          <table:table-cell office:value-type="float" office:value="0.216025" calcext:value-type="float">
            <text:p>0.216025</text:p>
          </table:table-cell>
          <table:table-cell office:value-type="float" office:value="0.18546" calcext:value-type="float">
            <text:p>0.18546</text:p>
          </table:table-cell>
        </table:table-row>
        <table:table-row table:style-name="ro1">
          <table:table-cell/>
          <table:table-cell office:value-type="float" office:value="0.229005" calcext:value-type="float">
            <text:p>0.229005</text:p>
          </table:table-cell>
          <table:table-cell office:value-type="float" office:value="0.186423" calcext:value-type="float">
            <text:p>0.186423</text:p>
          </table:table-cell>
        </table:table-row>
        <table:table-row table:style-name="ro1">
          <table:table-cell/>
          <table:table-cell office:value-type="float" office:value="0.23753" calcext:value-type="float">
            <text:p>0.23753</text:p>
          </table:table-cell>
          <table:table-cell office:value-type="float" office:value="0.200559" calcext:value-type="float">
            <text:p>0.200559</text:p>
          </table:table-cell>
        </table:table-row>
        <table:table-row table:style-name="ro1">
          <table:table-cell/>
          <table:table-cell office:value-type="float" office:value="0.251892" calcext:value-type="float">
            <text:p>0.251892</text:p>
          </table:table-cell>
          <table:table-cell office:value-type="float" office:value="0.205315" calcext:value-type="float">
            <text:p>0.205315</text:p>
          </table:table-cell>
        </table:table-row>
        <table:table-row table:style-name="ro1">
          <table:table-cell/>
          <table:table-cell office:value-type="float" office:value="0.256852" calcext:value-type="float">
            <text:p>0.256852</text:p>
          </table:table-cell>
          <table:table-cell office:value-type="float" office:value="0.257431" calcext:value-type="float">
            <text:p>0.257431</text:p>
          </table:table-cell>
        </table:table-row>
        <table:table-row table:style-name="ro1">
          <table:table-cell/>
          <table:table-cell office:value-type="float" office:value="0.248802" calcext:value-type="float">
            <text:p>0.248802</text:p>
          </table:table-cell>
          <table:table-cell office:value-type="float" office:value="0.308596" calcext:value-type="float">
            <text:p>0.308596</text:p>
          </table:table-cell>
        </table:table-row>
        <table:table-row table:style-name="ro1">
          <table:table-cell/>
          <table:table-cell office:value-type="float" office:value="0.311657" calcext:value-type="float">
            <text:p>0.311657</text:p>
          </table:table-cell>
          <table:table-cell office:value-type="float" office:value="0.347289" calcext:value-type="float">
            <text:p>0.347289</text:p>
          </table:table-cell>
        </table:table-row>
        <table:table-row table:style-name="ro1">
          <table:table-cell/>
          <table:table-cell office:value-type="float" office:value="0.32333" calcext:value-type="float">
            <text:p>0.32333</text:p>
          </table:table-cell>
          <table:table-cell office:value-type="float" office:value="0.410637" calcext:value-type="float">
            <text:p>0.410637</text:p>
          </table:table-cell>
        </table:table-row>
        <table:table-row table:style-name="ro1">
          <table:table-cell/>
          <table:table-cell office:value-type="float" office:value="0.315953" calcext:value-type="float">
            <text:p>0.315953</text:p>
          </table:table-cell>
          <table:table-cell office:value-type="float" office:value="0.483933" calcext:value-type="float">
            <text:p>0.483933</text:p>
          </table:table-cell>
        </table:table-row>
        <table:table-row table:style-name="ro1">
          <table:table-cell/>
          <table:table-cell office:value-type="float" office:value="0.305946" calcext:value-type="float">
            <text:p>0.305946</text:p>
          </table:table-cell>
          <table:table-cell office:value-type="float" office:value="0.550549" calcext:value-type="float">
            <text:p>0.550549</text:p>
          </table:table-cell>
        </table:table-row>
        <table:table-row table:style-name="ro1">
          <table:table-cell/>
          <table:table-cell office:value-type="float" office:value="0.311872" calcext:value-type="float">
            <text:p>0.311872</text:p>
          </table:table-cell>
          <table:table-cell office:value-type="float" office:value="0.616797" calcext:value-type="float">
            <text:p>0.616797</text:p>
          </table:table-cell>
        </table:table-row>
        <table:table-row table:style-name="ro1">
          <table:table-cell/>
          <table:table-cell office:value-type="float" office:value="0.304623" calcext:value-type="float">
            <text:p>0.304623</text:p>
          </table:table-cell>
          <table:table-cell office:value-type="float" office:value="0.668722" calcext:value-type="float">
            <text:p>0.668722</text:p>
          </table:table-cell>
        </table:table-row>
        <table:table-row table:style-name="ro1">
          <table:table-cell/>
          <table:table-cell office:value-type="float" office:value="0.291829" calcext:value-type="float">
            <text:p>0.291829</text:p>
          </table:table-cell>
          <table:table-cell office:value-type="float" office:value="0.723219" calcext:value-type="float">
            <text:p>0.723219</text:p>
          </table:table-cell>
        </table:table-row>
        <table:table-row table:style-name="ro1">
          <table:table-cell/>
          <table:table-cell office:value-type="float" office:value="0.278532" calcext:value-type="float">
            <text:p>0.278532</text:p>
          </table:table-cell>
          <table:table-cell office:value-type="float" office:value="0.771039" calcext:value-type="float">
            <text:p>0.771039</text:p>
          </table:table-cell>
        </table:table-row>
        <table:table-row table:style-name="ro1">
          <table:table-cell/>
          <table:table-cell office:value-type="float" office:value="0.256818" calcext:value-type="float">
            <text:p>0.256818</text:p>
          </table:table-cell>
          <table:table-cell office:value-type="float" office:value="0.802254" calcext:value-type="float">
            <text:p>0.802254</text:p>
          </table:table-cell>
        </table:table-row>
        <table:table-row table:style-name="ro1">
          <table:table-cell/>
          <table:table-cell office:value-type="float" office:value="0.238342" calcext:value-type="float">
            <text:p>0.238342</text:p>
          </table:table-cell>
          <table:table-cell office:value-type="float" office:value="0.826163" calcext:value-type="float">
            <text:p>0.826163</text:p>
          </table:table-cell>
        </table:table-row>
        <table:table-row table:style-name="ro1">
          <table:table-cell/>
          <table:table-cell office:value-type="float" office:value="0.223083" calcext:value-type="float">
            <text:p>0.223083</text:p>
          </table:table-cell>
          <table:table-cell office:value-type="float" office:value="0.837547" calcext:value-type="float">
            <text:p>0.837547</text:p>
          </table:table-cell>
        </table:table-row>
        <table:table-row table:style-name="ro1">
          <table:table-cell/>
          <table:table-cell office:value-type="float" office:value="0.211406" calcext:value-type="float">
            <text:p>0.211406</text:p>
          </table:table-cell>
          <table:table-cell office:value-type="float" office:value="0.834719" calcext:value-type="float">
            <text:p>0.834719</text:p>
          </table:table-cell>
        </table:table-row>
        <table:table-row table:style-name="ro1">
          <table:table-cell/>
          <table:table-cell office:value-type="float" office:value="0.203245" calcext:value-type="float">
            <text:p>0.203245</text:p>
          </table:table-cell>
          <table:table-cell office:value-type="float" office:value="0.81827" calcext:value-type="float">
            <text:p>0.81827</text:p>
          </table:table-cell>
        </table:table-row>
        <table:table-row table:style-name="ro1">
          <table:table-cell/>
          <table:table-cell office:value-type="float" office:value="0.203393" calcext:value-type="float">
            <text:p>0.203393</text:p>
          </table:table-cell>
          <table:table-cell office:value-type="float" office:value="0.790744" calcext:value-type="float">
            <text:p>0.790744</text:p>
          </table:table-cell>
        </table:table-row>
        <table:table-row table:style-name="ro1">
          <table:table-cell/>
          <table:table-cell office:value-type="float" office:value="0.211646" calcext:value-type="float">
            <text:p>0.211646</text:p>
          </table:table-cell>
          <table:table-cell office:value-type="float" office:value="0.750852" calcext:value-type="float">
            <text:p>0.750852</text:p>
          </table:table-cell>
        </table:table-row>
        <table:table-row table:style-name="ro1">
          <table:table-cell/>
          <table:table-cell office:value-type="float" office:value="0.232687" calcext:value-type="float">
            <text:p>0.232687</text:p>
          </table:table-cell>
          <table:table-cell office:value-type="float" office:value="0.697757" calcext:value-type="float">
            <text:p>0.697757</text:p>
          </table:table-cell>
        </table:table-row>
        <table:table-row table:style-name="ro1">
          <table:table-cell/>
          <table:table-cell office:value-type="float" office:value="0.26589" calcext:value-type="float">
            <text:p>0.26589</text:p>
          </table:table-cell>
          <table:table-cell office:value-type="float" office:value="0.638954" calcext:value-type="float">
            <text:p>0.638954</text:p>
          </table:table-cell>
        </table:table-row>
        <table:table-row table:style-name="ro1">
          <table:table-cell/>
          <table:table-cell office:value-type="float" office:value="0.300391" calcext:value-type="float">
            <text:p>0.300391</text:p>
          </table:table-cell>
          <table:table-cell office:value-type="float" office:value="0.586535" calcext:value-type="float">
            <text:p>0.586535</text:p>
          </table:table-cell>
        </table:table-row>
        <table:table-row table:style-name="ro1">
          <table:table-cell/>
          <table:table-cell office:value-type="float" office:value="0.331439" calcext:value-type="float">
            <text:p>0.331439</text:p>
          </table:table-cell>
          <table:table-cell office:value-type="float" office:value="0.53524" calcext:value-type="float">
            <text:p>0.53524</text:p>
          </table:table-cell>
        </table:table-row>
        <table:table-row table:style-name="ro1">
          <table:table-cell/>
          <table:table-cell office:value-type="float" office:value="0.353246" calcext:value-type="float">
            <text:p>0.353246</text:p>
          </table:table-cell>
          <table:table-cell office:value-type="float" office:value="0.502945" calcext:value-type="float">
            <text:p>0.502945</text:p>
          </table:table-cell>
        </table:table-row>
        <table:table-row table:style-name="ro1">
          <table:table-cell/>
          <table:table-cell office:value-type="float" office:value="0.380221" calcext:value-type="float">
            <text:p>0.380221</text:p>
          </table:table-cell>
          <table:table-cell office:value-type="float" office:value="0.472921" calcext:value-type="float">
            <text:p>0.472921</text:p>
          </table:table-cell>
        </table:table-row>
        <table:table-row table:style-name="ro1">
          <table:table-cell/>
          <table:table-cell office:value-type="float" office:value="0.406772" calcext:value-type="float">
            <text:p>0.406772</text:p>
          </table:table-cell>
          <table:table-cell office:value-type="float" office:value="0.444668" calcext:value-type="float">
            <text:p>0.444668</text:p>
          </table:table-cell>
        </table:table-row>
        <table:table-row table:style-name="ro1">
          <table:table-cell/>
          <table:table-cell office:value-type="float" office:value="0.43014" calcext:value-type="float">
            <text:p>0.43014</text:p>
          </table:table-cell>
          <table:table-cell office:value-type="float" office:value="0.42432" calcext:value-type="float">
            <text:p>0.42432</text:p>
          </table:table-cell>
        </table:table-row>
        <table:table-row table:style-name="ro1">
          <table:table-cell/>
          <table:table-cell office:value-type="float" office:value="0.47606" calcext:value-type="float">
            <text:p>0.47606</text:p>
          </table:table-cell>
          <table:table-cell office:value-type="float" office:value="0.409647" calcext:value-type="float">
            <text:p>0.409647</text:p>
          </table:table-cell>
        </table:table-row>
        <table:table-row table:style-name="ro1">
          <table:table-cell/>
          <table:table-cell office:value-type="float" office:value="0.47606" calcext:value-type="float">
            <text:p>0.47606</text:p>
          </table:table-cell>
          <table:table-cell office:value-type="float" office:value="0.409647" calcext:value-type="float">
            <text:p>0.409647</text:p>
          </table:table-cell>
        </table:table-row>
        <table:table-row table:style-name="ro1">
          <table:table-cell/>
          <table:table-cell office:value-type="float" office:value="0.500729" calcext:value-type="float">
            <text:p>0.500729</text:p>
          </table:table-cell>
          <table:table-cell office:value-type="float" office:value="0.414023" calcext:value-type="float">
            <text:p>0.414023</text:p>
          </table:table-cell>
        </table:table-row>
        <table:table-row table:style-name="ro1">
          <table:table-cell/>
          <table:table-cell office:value-type="float" office:value="0.542936" calcext:value-type="float">
            <text:p>0.542936</text:p>
          </table:table-cell>
          <table:table-cell office:value-type="float" office:value="0.436292" calcext:value-type="float">
            <text:p>0.436292</text:p>
          </table:table-cell>
        </table:table-row>
        <table:table-row table:style-name="ro1">
          <table:table-cell/>
          <table:table-cell office:value-type="float" office:value="0.562444" calcext:value-type="float">
            <text:p>0.562444</text:p>
          </table:table-cell>
          <table:table-cell office:value-type="float" office:value="0.458152" calcext:value-type="float">
            <text:p>0.458152</text:p>
          </table:table-cell>
        </table:table-row>
        <table:table-row table:style-name="ro1">
          <table:table-cell/>
          <table:table-cell office:value-type="float" office:value="0.56928" calcext:value-type="float">
            <text:p>0.56928</text:p>
          </table:table-cell>
          <table:table-cell office:value-type="float" office:value="0.503051" calcext:value-type="float">
            <text:p>0.503051</text:p>
          </table:table-cell>
        </table:table-row>
        <table:table-row table:style-name="ro1">
          <table:table-cell/>
          <table:table-cell office:value-type="float" office:value="0.591293" calcext:value-type="float">
            <text:p>0.591293</text:p>
          </table:table-cell>
          <table:table-cell office:value-type="float" office:value="0.51999" calcext:value-type="float">
            <text:p>0.51999</text:p>
          </table:table-cell>
        </table:table-row>
        <table:table-row table:style-name="ro1">
          <table:table-cell/>
          <table:table-cell office:value-type="float" office:value="0.596718" calcext:value-type="float">
            <text:p>0.596718</text:p>
          </table:table-cell>
          <table:table-cell office:value-type="float" office:value="0.551895" calcext:value-type="float">
            <text:p>0.551895</text:p>
          </table:table-cell>
        </table:table-row>
        <table:table-row table:style-name="ro1">
          <table:table-cell/>
          <table:table-cell office:value-type="float" office:value="0.619466" calcext:value-type="float">
            <text:p>0.619466</text:p>
          </table:table-cell>
          <table:table-cell office:value-type="float" office:value="0.648921" calcext:value-type="float">
            <text:p>0.648921</text:p>
          </table:table-cell>
        </table:table-row>
        <table:table-row table:style-name="ro1">
          <table:table-cell/>
          <table:table-cell office:value-type="float" office:value="0.619466" calcext:value-type="float">
            <text:p>0.619466</text:p>
          </table:table-cell>
          <table:table-cell office:value-type="float" office:value="0.648921" calcext:value-type="float">
            <text:p>0.648921</text:p>
          </table:table-cell>
        </table:table-row>
        <table:table-row table:style-name="ro1">
          <table:table-cell/>
          <table:table-cell office:value-type="float" office:value="0.614655" calcext:value-type="float">
            <text:p>0.614655</text:p>
          </table:table-cell>
          <table:table-cell office:value-type="float" office:value="0.717098" calcext:value-type="float">
            <text:p>0.717098</text:p>
          </table:table-cell>
        </table:table-row>
        <table:table-row table:style-name="ro1">
          <table:table-cell/>
          <table:table-cell office:value-type="float" office:value="0.602729" calcext:value-type="float">
            <text:p>0.602729</text:p>
          </table:table-cell>
          <table:table-cell office:value-type="float" office:value="0.758359" calcext:value-type="float">
            <text:p>0.758359</text:p>
          </table:table-cell>
        </table:table-row>
        <table:table-row table:style-name="ro1">
          <table:table-cell/>
          <table:table-cell office:value-type="float" office:value="0.562609" calcext:value-type="float">
            <text:p>0.562609</text:p>
          </table:table-cell>
          <table:table-cell office:value-type="float" office:value="0.785721" calcext:value-type="float">
            <text:p>0.785721</text:p>
          </table:table-cell>
        </table:table-row>
        <table:table-row table:style-name="ro1">
          <table:table-cell/>
          <table:table-cell office:value-type="float" office:value="0.514664" calcext:value-type="float">
            <text:p>0.514664</text:p>
          </table:table-cell>
          <table:table-cell office:value-type="float" office:value="0.807865" calcext:value-type="float">
            <text:p>0.807865</text:p>
          </table:table-cell>
        </table:table-row>
        <table:table-row table:style-name="ro1">
          <table:table-cell/>
          <table:table-cell office:value-type="float" office:value="0.408397" calcext:value-type="float">
            <text:p>0.408397</text:p>
          </table:table-cell>
          <table:table-cell office:value-type="float" office:value="0.867851" calcext:value-type="float">
            <text:p>0.867851</text:p>
          </table:table-cell>
        </table:table-row>
        <table:table-row table:style-name="ro1">
          <table:table-cell/>
          <table:table-cell office:value-type="float" office:value="0.338507" calcext:value-type="float">
            <text:p>0.338507</text:p>
          </table:table-cell>
          <table:table-cell office:value-type="float" office:value="0.899976" calcext:value-type="float">
            <text:p>0.899976</text:p>
          </table:table-cell>
        </table:table-row>
        <table:table-row table:style-name="ro1">
          <table:table-cell/>
          <table:table-cell office:value-type="float" office:value="0.288074" calcext:value-type="float">
            <text:p>0.288074</text:p>
          </table:table-cell>
          <table:table-cell office:value-type="float" office:value="0.897304" calcext:value-type="float">
            <text:p>0.897304</text:p>
          </table:table-cell>
        </table:table-row>
        <table:table-row table:style-name="ro1">
          <table:table-cell/>
          <table:table-cell office:value-type="float" office:value="0.229125" calcext:value-type="float">
            <text:p>0.229125</text:p>
          </table:table-cell>
          <table:table-cell office:value-type="float" office:value="0.894763" calcext:value-type="float">
            <text:p>0.894763</text:p>
          </table:table-cell>
        </table:table-row>
        <table:table-row table:style-name="ro1">
          <table:table-cell/>
          <table:table-cell office:value-type="float" office:value="0.182226" calcext:value-type="float">
            <text:p>0.182226</text:p>
          </table:table-cell>
          <table:table-cell office:value-type="float" office:value="0.868703" calcext:value-type="float">
            <text:p>0.868703</text:p>
          </table:table-cell>
        </table:table-row>
        <table:table-row table:style-name="ro1">
          <table:table-cell/>
          <table:table-cell office:value-type="float" office:value="0.150155" calcext:value-type="float">
            <text:p>0.150155</text:p>
          </table:table-cell>
          <table:table-cell office:value-type="float" office:value="0.830021" calcext:value-type="float">
            <text:p>0.830021</text:p>
          </table:table-cell>
        </table:table-row>
        <table:table-row table:style-name="ro1">
          <table:table-cell/>
          <table:table-cell office:value-type="float" office:value="0.133686" calcext:value-type="float">
            <text:p>0.133686</text:p>
          </table:table-cell>
          <table:table-cell office:value-type="float" office:value="0.777121" calcext:value-type="float">
            <text:p>0.777121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6</text:p>
          </table:table-cell>
          <table:table-cell office:value-type="float" office:value="0.144596" calcext:value-type="float">
            <text:p>0.144596</text:p>
          </table:table-cell>
          <table:table-cell office:value-type="float" office:value="0.590546" calcext:value-type="float">
            <text:p>0.590546</text:p>
          </table:table-cell>
        </table:table-row>
        <table:table-row table:style-name="ro1">
          <table:table-cell/>
          <table:table-cell office:value-type="float" office:value="0.165179" calcext:value-type="float">
            <text:p>0.165179</text:p>
          </table:table-cell>
          <table:table-cell office:value-type="float" office:value="0.539254" calcext:value-type="float">
            <text:p>0.539254</text:p>
          </table:table-cell>
        </table:table-row>
        <table:table-row table:style-name="ro1">
          <table:table-cell/>
          <table:table-cell office:value-type="float" office:value="0.210914" calcext:value-type="float">
            <text:p>0.210914</text:p>
          </table:table-cell>
          <table:table-cell office:value-type="float" office:value="0.453037" calcext:value-type="float">
            <text:p>0.453037</text:p>
          </table:table-cell>
        </table:table-row>
        <table:table-row table:style-name="ro1">
          <table:table-cell/>
          <table:table-cell office:value-type="float" office:value="0.232957" calcext:value-type="float">
            <text:p>0.232957</text:p>
          </table:table-cell>
          <table:table-cell office:value-type="float" office:value="0.407763" calcext:value-type="float">
            <text:p>0.407763</text:p>
          </table:table-cell>
        </table:table-row>
        <table:table-row table:style-name="ro1">
          <table:table-cell/>
          <table:table-cell office:value-type="float" office:value="0.220736" calcext:value-type="float">
            <text:p>0.220736</text:p>
          </table:table-cell>
          <table:table-cell office:value-type="float" office:value="0.405047" calcext:value-type="float">
            <text:p>0.405047</text:p>
          </table:table-cell>
        </table:table-row>
        <table:table-row table:style-name="ro1">
          <table:table-cell/>
          <table:table-cell office:value-type="float" office:value="0.24953" calcext:value-type="float">
            <text:p>0.24953</text:p>
          </table:table-cell>
          <table:table-cell office:value-type="float" office:value="0.379571" calcext:value-type="float">
            <text:p>0.379571</text:p>
          </table:table-cell>
        </table:table-row>
        <table:table-row table:style-name="ro1">
          <table:table-cell/>
          <table:table-cell office:value-type="float" office:value="0.288683" calcext:value-type="float">
            <text:p>0.288683</text:p>
          </table:table-cell>
          <table:table-cell office:value-type="float" office:value="0.310303" calcext:value-type="float">
            <text:p>0.310303</text:p>
          </table:table-cell>
        </table:table-row>
        <table:table-row table:style-name="ro1">
          <table:table-cell/>
          <table:table-cell office:value-type="float" office:value="0.303192" calcext:value-type="float">
            <text:p>0.303192</text:p>
          </table:table-cell>
          <table:table-cell office:value-type="float" office:value="0.285468" calcext:value-type="float">
            <text:p>0.285468</text:p>
          </table:table-cell>
        </table:table-row>
        <table:table-row table:style-name="ro1">
          <table:table-cell/>
          <table:table-cell office:value-type="float" office:value="0.312995" calcext:value-type="float">
            <text:p>0.312995</text:p>
          </table:table-cell>
          <table:table-cell office:value-type="float" office:value="0.285796" calcext:value-type="float">
            <text:p>0.285796</text:p>
          </table:table-cell>
        </table:table-row>
        <table:table-row table:style-name="ro1">
          <table:table-cell/>
          <table:table-cell office:value-type="float" office:value="0.344419" calcext:value-type="float">
            <text:p>0.344419</text:p>
          </table:table-cell>
          <table:table-cell office:value-type="float" office:value="0.26678" calcext:value-type="float">
            <text:p>0.26678</text:p>
          </table:table-cell>
        </table:table-row>
        <table:table-row table:style-name="ro1">
          <table:table-cell/>
          <table:table-cell office:value-type="float" office:value="0.351446" calcext:value-type="float">
            <text:p>0.351446</text:p>
          </table:table-cell>
          <table:table-cell office:value-type="float" office:value="0.280419" calcext:value-type="float">
            <text:p>0.280419</text:p>
          </table:table-cell>
        </table:table-row>
        <table:table-row table:style-name="ro1">
          <table:table-cell/>
          <table:table-cell office:value-type="float" office:value="0.390081" calcext:value-type="float">
            <text:p>0.390081</text:p>
          </table:table-cell>
          <table:table-cell office:value-type="float" office:value="0.298493" calcext:value-type="float">
            <text:p>0.298493</text:p>
          </table:table-cell>
        </table:table-row>
        <table:table-row table:style-name="ro1">
          <table:table-cell/>
          <table:table-cell office:value-type="float" office:value="0.390081" calcext:value-type="float">
            <text:p>0.390081</text:p>
          </table:table-cell>
          <table:table-cell office:value-type="float" office:value="0.298493" calcext:value-type="float">
            <text:p>0.298493</text:p>
          </table:table-cell>
        </table:table-row>
        <table:table-row table:style-name="ro1">
          <table:table-cell/>
          <table:table-cell office:value-type="float" office:value="0.412671" calcext:value-type="float">
            <text:p>0.412671</text:p>
          </table:table-cell>
          <table:table-cell office:value-type="float" office:value="0.306396" calcext:value-type="float">
            <text:p>0.306396</text:p>
          </table:table-cell>
        </table:table-row>
        <table:table-row table:style-name="ro1">
          <table:table-cell/>
          <table:table-cell office:value-type="float" office:value="0.441801" calcext:value-type="float">
            <text:p>0.441801</text:p>
          </table:table-cell>
          <table:table-cell office:value-type="float" office:value="0.383305" calcext:value-type="float">
            <text:p>0.383305</text:p>
          </table:table-cell>
        </table:table-row>
        <table:table-row table:style-name="ro1">
          <table:table-cell/>
          <table:table-cell office:value-type="float" office:value="0.441801" calcext:value-type="float">
            <text:p>0.441801</text:p>
          </table:table-cell>
          <table:table-cell office:value-type="float" office:value="0.383305" calcext:value-type="float">
            <text:p>0.383305</text:p>
          </table:table-cell>
        </table:table-row>
        <table:table-row table:style-name="ro1">
          <table:table-cell/>
          <table:table-cell office:value-type="float" office:value="0.459653" calcext:value-type="float">
            <text:p>0.459653</text:p>
          </table:table-cell>
          <table:table-cell office:value-type="float" office:value="0.429321" calcext:value-type="float">
            <text:p>0.429321</text:p>
          </table:table-cell>
        </table:table-row>
        <table:table-row table:style-name="ro1">
          <table:table-cell/>
          <table:table-cell office:value-type="float" office:value="0.477922" calcext:value-type="float">
            <text:p>0.477922</text:p>
          </table:table-cell>
          <table:table-cell office:value-type="float" office:value="0.475065" calcext:value-type="float">
            <text:p>0.475065</text:p>
          </table:table-cell>
        </table:table-row>
        <table:table-row table:style-name="ro1">
          <table:table-cell/>
          <table:table-cell office:value-type="float" office:value="0.495547" calcext:value-type="float">
            <text:p>0.495547</text:p>
          </table:table-cell>
          <table:table-cell office:value-type="float" office:value="0.530882" calcext:value-type="float">
            <text:p>0.530882</text:p>
          </table:table-cell>
        </table:table-row>
        <table:table-row table:style-name="ro1">
          <table:table-cell/>
          <table:table-cell office:value-type="float" office:value="0.516664" calcext:value-type="float">
            <text:p>0.516664</text:p>
          </table:table-cell>
          <table:table-cell office:value-type="float" office:value="0.658765" calcext:value-type="float">
            <text:p>0.658765</text:p>
          </table:table-cell>
        </table:table-row>
        <table:table-row table:style-name="ro1">
          <table:table-cell/>
          <table:table-cell office:value-type="float" office:value="0.516664" calcext:value-type="float">
            <text:p>0.516664</text:p>
          </table:table-cell>
          <table:table-cell office:value-type="float" office:value="0.658765" calcext:value-type="float">
            <text:p>0.658765</text:p>
          </table:table-cell>
        </table:table-row>
        <table:table-row table:style-name="ro1">
          <table:table-cell/>
          <table:table-cell office:value-type="float" office:value="0.503325" calcext:value-type="float">
            <text:p>0.503325</text:p>
          </table:table-cell>
          <table:table-cell office:value-type="float" office:value="0.718528" calcext:value-type="float">
            <text:p>0.718528</text:p>
          </table:table-cell>
        </table:table-row>
        <table:table-row table:style-name="ro1">
          <table:table-cell/>
          <table:table-cell office:value-type="float" office:value="0.474773" calcext:value-type="float">
            <text:p>0.474773</text:p>
          </table:table-cell>
          <table:table-cell office:value-type="float" office:value="0.749571" calcext:value-type="float">
            <text:p>0.749571</text:p>
          </table:table-cell>
        </table:table-row>
        <table:table-row table:style-name="ro1">
          <table:table-cell/>
          <table:table-cell office:value-type="float" office:value="0.391176" calcext:value-type="float">
            <text:p>0.391176</text:p>
          </table:table-cell>
          <table:table-cell office:value-type="float" office:value="0.815875" calcext:value-type="float">
            <text:p>0.815875</text:p>
          </table:table-cell>
        </table:table-row>
        <table:table-row table:style-name="ro1">
          <table:table-cell/>
          <table:table-cell office:value-type="float" office:value="0.331788" calcext:value-type="float">
            <text:p>0.331788</text:p>
          </table:table-cell>
          <table:table-cell office:value-type="float" office:value="0.853232" calcext:value-type="float">
            <text:p>0.853232</text:p>
          </table:table-cell>
        </table:table-row>
        <table:table-row table:style-name="ro1">
          <table:table-cell/>
          <table:table-cell office:value-type="float" office:value="0.280776" calcext:value-type="float">
            <text:p>0.280776</text:p>
          </table:table-cell>
          <table:table-cell office:value-type="float" office:value="0.873391" calcext:value-type="float">
            <text:p>0.873391</text:p>
          </table:table-cell>
        </table:table-row>
        <table:table-row table:style-name="ro1">
          <table:table-cell/>
          <table:table-cell office:value-type="float" office:value="0.224884" calcext:value-type="float">
            <text:p>0.224884</text:p>
          </table:table-cell>
          <table:table-cell office:value-type="float" office:value="0.883335" calcext:value-type="float">
            <text:p>0.883335</text:p>
          </table:table-cell>
        </table:table-row>
        <table:table-row table:style-name="ro1">
          <table:table-cell/>
          <table:table-cell office:value-type="float" office:value="0.177493" calcext:value-type="float">
            <text:p>0.177493</text:p>
          </table:table-cell>
          <table:table-cell office:value-type="float" office:value="0.874308" calcext:value-type="float">
            <text:p>0.874308</text:p>
          </table:table-cell>
        </table:table-row>
        <table:table-row table:style-name="ro1">
          <table:table-cell/>
          <table:table-cell office:value-type="float" office:value="0.14717" calcext:value-type="float">
            <text:p>0.14717</text:p>
          </table:table-cell>
          <table:table-cell office:value-type="float" office:value="0.841369" calcext:value-type="float">
            <text:p>0.841369</text:p>
          </table:table-cell>
        </table:table-row>
        <table:table-row table:style-name="ro1">
          <table:table-cell/>
          <table:table-cell office:value-type="float" office:value="0.136717" calcext:value-type="float">
            <text:p>0.136717</text:p>
          </table:table-cell>
          <table:table-cell office:value-type="float" office:value="0.792744" calcext:value-type="float">
            <text:p>0.792744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7</text:p>
          </table:table-cell>
          <table:table-cell office:value-type="float" office:value="0.175636" calcext:value-type="float">
            <text:p>0.175636</text:p>
          </table:table-cell>
          <table:table-cell office:value-type="float" office:value="0.657147" calcext:value-type="float">
            <text:p>0.657147</text:p>
          </table:table-cell>
        </table:table-row>
        <table:table-row table:style-name="ro1">
          <table:table-cell/>
          <table:table-cell office:value-type="float" office:value="0.166591" calcext:value-type="float">
            <text:p>0.166591</text:p>
          </table:table-cell>
          <table:table-cell office:value-type="float" office:value="0.613233" calcext:value-type="float">
            <text:p>0.613233</text:p>
          </table:table-cell>
        </table:table-row>
        <table:table-row table:style-name="ro1">
          <table:table-cell/>
          <table:table-cell office:value-type="float" office:value="0.223012" calcext:value-type="float">
            <text:p>0.223012</text:p>
          </table:table-cell>
          <table:table-cell office:value-type="float" office:value="0.53485" calcext:value-type="float">
            <text:p>0.53485</text:p>
          </table:table-cell>
        </table:table-row>
        <table:table-row table:style-name="ro1">
          <table:table-cell/>
          <table:table-cell office:value-type="float" office:value="0.247028" calcext:value-type="float">
            <text:p>0.247028</text:p>
          </table:table-cell>
          <table:table-cell office:value-type="float" office:value="0.478193" calcext:value-type="float">
            <text:p>0.478193</text:p>
          </table:table-cell>
        </table:table-row>
        <table:table-row table:style-name="ro1">
          <table:table-cell/>
          <table:table-cell office:value-type="float" office:value="0.271717" calcext:value-type="float">
            <text:p>0.271717</text:p>
          </table:table-cell>
          <table:table-cell office:value-type="float" office:value="0.431753" calcext:value-type="float">
            <text:p>0.431753</text:p>
          </table:table-cell>
        </table:table-row>
        <table:table-row table:style-name="ro1">
          <table:table-cell/>
          <table:table-cell office:value-type="float" office:value="0.289404" calcext:value-type="float">
            <text:p>0.289404</text:p>
          </table:table-cell>
          <table:table-cell office:value-type="float" office:value="0.385997" calcext:value-type="float">
            <text:p>0.385997</text:p>
          </table:table-cell>
        </table:table-row>
        <table:table-row table:style-name="ro1">
          <table:table-cell/>
          <table:table-cell office:value-type="float" office:value="0.303139" calcext:value-type="float">
            <text:p>0.303139</text:p>
          </table:table-cell>
          <table:table-cell office:value-type="float" office:value="0.352287" calcext:value-type="float">
            <text:p>0.352287</text:p>
          </table:table-cell>
        </table:table-row>
        <table:table-row table:style-name="ro1">
          <table:table-cell/>
          <table:table-cell office:value-type="float" office:value="0.332274" calcext:value-type="float">
            <text:p>0.332274</text:p>
          </table:table-cell>
          <table:table-cell office:value-type="float" office:value="0.339493" calcext:value-type="float">
            <text:p>0.339493</text:p>
          </table:table-cell>
        </table:table-row>
        <table:table-row table:style-name="ro1">
          <table:table-cell/>
          <table:table-cell office:value-type="float" office:value="0.338197" calcext:value-type="float">
            <text:p>0.338197</text:p>
          </table:table-cell>
          <table:table-cell office:value-type="float" office:value="0.317647" calcext:value-type="float">
            <text:p>0.317647</text:p>
          </table:table-cell>
        </table:table-row>
        <table:table-row table:style-name="ro1">
          <table:table-cell/>
          <table:table-cell office:value-type="float" office:value="0.367908" calcext:value-type="float">
            <text:p>0.367908</text:p>
          </table:table-cell>
          <table:table-cell office:value-type="float" office:value="0.286948" calcext:value-type="float">
            <text:p>0.286948</text:p>
          </table:table-cell>
        </table:table-row>
        <table:table-row table:style-name="ro1">
          <table:table-cell/>
          <table:table-cell office:value-type="float" office:value="0.41138" calcext:value-type="float">
            <text:p>0.41138</text:p>
          </table:table-cell>
          <table:table-cell office:value-type="float" office:value="0.285493" calcext:value-type="float">
            <text:p>0.285493</text:p>
          </table:table-cell>
        </table:table-row>
        <table:table-row table:style-name="ro1">
          <table:table-cell/>
          <table:table-cell office:value-type="float" office:value="0.435182" calcext:value-type="float">
            <text:p>0.435182</text:p>
          </table:table-cell>
          <table:table-cell office:value-type="float" office:value="0.290019" calcext:value-type="float">
            <text:p>0.290019</text:p>
          </table:table-cell>
        </table:table-row>
        <table:table-row table:style-name="ro1">
          <table:table-cell/>
          <table:table-cell office:value-type="float" office:value="0.454232" calcext:value-type="float">
            <text:p>0.454232</text:p>
          </table:table-cell>
          <table:table-cell office:value-type="float" office:value="0.299233" calcext:value-type="float">
            <text:p>0.299233</text:p>
          </table:table-cell>
        </table:table-row>
        <table:table-row table:style-name="ro1">
          <table:table-cell/>
          <table:table-cell office:value-type="float" office:value="0.475554" calcext:value-type="float">
            <text:p>0.475554</text:p>
          </table:table-cell>
          <table:table-cell office:value-type="float" office:value="0.314065" calcext:value-type="float">
            <text:p>0.314065</text:p>
          </table:table-cell>
        </table:table-row>
        <table:table-row table:style-name="ro1">
          <table:table-cell/>
          <table:table-cell office:value-type="float" office:value="0.499224" calcext:value-type="float">
            <text:p>0.499224</text:p>
          </table:table-cell>
          <table:table-cell office:value-type="float" office:value="0.337303" calcext:value-type="float">
            <text:p>0.337303</text:p>
          </table:table-cell>
        </table:table-row>
        <table:table-row table:style-name="ro1">
          <table:table-cell/>
          <table:table-cell office:value-type="float" office:value="0.523639" calcext:value-type="float">
            <text:p>0.523639</text:p>
          </table:table-cell>
          <table:table-cell office:value-type="float" office:value="0.372179" calcext:value-type="float">
            <text:p>0.372179</text:p>
          </table:table-cell>
        </table:table-row>
        <table:table-row table:style-name="ro1">
          <table:table-cell/>
          <table:table-cell office:value-type="float" office:value="0.544592" calcext:value-type="float">
            <text:p>0.544592</text:p>
          </table:table-cell>
          <table:table-cell office:value-type="float" office:value="0.40191" calcext:value-type="float">
            <text:p>0.40191</text:p>
          </table:table-cell>
        </table:table-row>
        <table:table-row table:style-name="ro1">
          <table:table-cell/>
          <table:table-cell office:value-type="float" office:value="0.566836" calcext:value-type="float">
            <text:p>0.566836</text:p>
          </table:table-cell>
          <table:table-cell office:value-type="float" office:value="0.446012" calcext:value-type="float">
            <text:p>0.446012</text:p>
          </table:table-cell>
        </table:table-row>
        <table:table-row table:style-name="ro1">
          <table:table-cell/>
          <table:table-cell office:value-type="float" office:value="0.590301" calcext:value-type="float">
            <text:p>0.590301</text:p>
          </table:table-cell>
          <table:table-cell office:value-type="float" office:value="0.495782" calcext:value-type="float">
            <text:p>0.495782</text:p>
          </table:table-cell>
        </table:table-row>
        <table:table-row table:style-name="ro1">
          <table:table-cell/>
          <table:table-cell office:value-type="float" office:value="0.60519" calcext:value-type="float">
            <text:p>0.60519</text:p>
          </table:table-cell>
          <table:table-cell office:value-type="float" office:value="0.548456" calcext:value-type="float">
            <text:p>0.548456</text:p>
          </table:table-cell>
        </table:table-row>
        <table:table-row table:style-name="ro1">
          <table:table-cell/>
          <table:table-cell office:value-type="float" office:value="0.592213" calcext:value-type="float">
            <text:p>0.592213</text:p>
          </table:table-cell>
          <table:table-cell office:value-type="float" office:value="0.608796" calcext:value-type="float">
            <text:p>0.608796</text:p>
          </table:table-cell>
        </table:table-row>
        <table:table-row table:style-name="ro1">
          <table:table-cell/>
          <table:table-cell office:value-type="float" office:value="0.56709" calcext:value-type="float">
            <text:p>0.56709</text:p>
          </table:table-cell>
          <table:table-cell office:value-type="float" office:value="0.652752" calcext:value-type="float">
            <text:p>0.652752</text:p>
          </table:table-cell>
        </table:table-row>
        <table:table-row table:style-name="ro1">
          <table:table-cell/>
          <table:table-cell office:value-type="float" office:value="0.518602" calcext:value-type="float">
            <text:p>0.518602</text:p>
          </table:table-cell>
          <table:table-cell office:value-type="float" office:value="0.712969" calcext:value-type="float">
            <text:p>0.712969</text:p>
          </table:table-cell>
        </table:table-row>
        <table:table-row table:style-name="ro1">
          <table:table-cell/>
          <table:table-cell office:value-type="float" office:value="0.470497" calcext:value-type="float">
            <text:p>0.470497</text:p>
          </table:table-cell>
          <table:table-cell office:value-type="float" office:value="0.757763" calcext:value-type="float">
            <text:p>0.757763</text:p>
          </table:table-cell>
        </table:table-row>
        <table:table-row table:style-name="ro1">
          <table:table-cell/>
          <table:table-cell office:value-type="float" office:value="0.419656" calcext:value-type="float">
            <text:p>0.419656</text:p>
          </table:table-cell>
          <table:table-cell office:value-type="float" office:value="0.813812" calcext:value-type="float">
            <text:p>0.813812</text:p>
          </table:table-cell>
        </table:table-row>
        <table:table-row table:style-name="ro1">
          <table:table-cell/>
          <table:table-cell office:value-type="float" office:value="0.296601" calcext:value-type="float">
            <text:p>0.296601</text:p>
          </table:table-cell>
          <table:table-cell office:value-type="float" office:value="0.905993" calcext:value-type="float">
            <text:p>0.905993</text:p>
          </table:table-cell>
        </table:table-row>
        <table:table-row table:style-name="ro1">
          <table:table-cell/>
          <table:table-cell office:value-type="float" office:value="0.227132" calcext:value-type="float">
            <text:p>0.227132</text:p>
          </table:table-cell>
          <table:table-cell office:value-type="float" office:value="0.91328" calcext:value-type="float">
            <text:p>0.91328</text:p>
          </table:table-cell>
        </table:table-row>
        <table:table-row table:style-name="ro1">
          <table:table-cell/>
          <table:table-cell office:value-type="float" office:value="0.170682" calcext:value-type="float">
            <text:p>0.170682</text:p>
          </table:table-cell>
          <table:table-cell office:value-type="float" office:value="0.899069" calcext:value-type="float">
            <text:p>0.899069</text:p>
          </table:table-cell>
        </table:table-row>
        <table:table-row table:style-name="ro1">
          <table:table-cell/>
          <table:table-cell office:value-type="float" office:value="0.130058" calcext:value-type="float">
            <text:p>0.130058</text:p>
          </table:table-cell>
          <table:table-cell office:value-type="float" office:value="0.86671" calcext:value-type="float">
            <text:p>0.86671</text:p>
          </table:table-cell>
        </table:table-row>
        <table:table-row table:style-name="ro1">
          <table:table-cell/>
          <table:table-cell office:value-type="float" office:value="0.110034" calcext:value-type="float">
            <text:p>0.110034</text:p>
          </table:table-cell>
          <table:table-cell office:value-type="float" office:value="0.813899" calcext:value-type="float">
            <text:p>0.813899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8</text:p>
          </table:table-cell>
          <table:table-cell office:value-type="float" office:value="0.142434" calcext:value-type="float">
            <text:p>0.142434</text:p>
          </table:table-cell>
          <table:table-cell office:value-type="float" office:value="0.663531" calcext:value-type="float">
            <text:p>0.663531</text:p>
          </table:table-cell>
        </table:table-row>
        <table:table-row table:style-name="ro1">
          <table:table-cell/>
          <table:table-cell office:value-type="float" office:value="0.165294" calcext:value-type="float">
            <text:p>0.165294</text:p>
          </table:table-cell>
          <table:table-cell office:value-type="float" office:value="0.585835" calcext:value-type="float">
            <text:p>0.585835</text:p>
          </table:table-cell>
        </table:table-row>
        <table:table-row table:style-name="ro1">
          <table:table-cell/>
          <table:table-cell office:value-type="float" office:value="0.186363" calcext:value-type="float">
            <text:p>0.186363</text:p>
          </table:table-cell>
          <table:table-cell office:value-type="float" office:value="0.521549" calcext:value-type="float">
            <text:p>0.521549</text:p>
          </table:table-cell>
        </table:table-row>
        <table:table-row table:style-name="ro1">
          <table:table-cell/>
          <table:table-cell office:value-type="float" office:value="0.170128" calcext:value-type="float">
            <text:p>0.170128</text:p>
          </table:table-cell>
          <table:table-cell office:value-type="float" office:value="0.491644" calcext:value-type="float">
            <text:p>0.491644</text:p>
          </table:table-cell>
        </table:table-row>
        <table:table-row table:style-name="ro1">
          <table:table-cell/>
          <table:table-cell office:value-type="float" office:value="0.23006" calcext:value-type="float">
            <text:p>0.23006</text:p>
          </table:table-cell>
          <table:table-cell office:value-type="float" office:value="0.401299" calcext:value-type="float">
            <text:p>0.401299</text:p>
          </table:table-cell>
        </table:table-row>
        <table:table-row table:style-name="ro1">
          <table:table-cell/>
          <table:table-cell office:value-type="float" office:value="0.220396" calcext:value-type="float">
            <text:p>0.220396</text:p>
          </table:table-cell>
          <table:table-cell office:value-type="float" office:value="0.396386" calcext:value-type="float">
            <text:p>0.396386</text:p>
          </table:table-cell>
        </table:table-row>
        <table:table-row table:style-name="ro1">
          <table:table-cell/>
          <table:table-cell office:value-type="float" office:value="0.26514" calcext:value-type="float">
            <text:p>0.26514</text:p>
          </table:table-cell>
          <table:table-cell office:value-type="float" office:value="0.306105" calcext:value-type="float">
            <text:p>0.306105</text:p>
          </table:table-cell>
        </table:table-row>
        <table:table-row table:style-name="ro1">
          <table:table-cell/>
          <table:table-cell office:value-type="float" office:value="0.275958" calcext:value-type="float">
            <text:p>0.275958</text:p>
          </table:table-cell>
          <table:table-cell office:value-type="float" office:value="0.281601" calcext:value-type="float">
            <text:p>0.281601</text:p>
          </table:table-cell>
        </table:table-row>
        <table:table-row table:style-name="ro1">
          <table:table-cell/>
          <table:table-cell office:value-type="float" office:value="0.28134" calcext:value-type="float">
            <text:p>0.28134</text:p>
          </table:table-cell>
          <table:table-cell office:value-type="float" office:value="0.246943" calcext:value-type="float">
            <text:p>0.246943</text:p>
          </table:table-cell>
        </table:table-row>
        <table:table-row table:style-name="ro1">
          <table:table-cell/>
          <table:table-cell office:value-type="float" office:value="0.315351" calcext:value-type="float">
            <text:p>0.315351</text:p>
          </table:table-cell>
          <table:table-cell office:value-type="float" office:value="0.239697" calcext:value-type="float">
            <text:p>0.239697</text:p>
          </table:table-cell>
        </table:table-row>
        <table:table-row table:style-name="ro1">
          <table:table-cell/>
          <table:table-cell office:value-type="float" office:value="0.33979" calcext:value-type="float">
            <text:p>0.33979</text:p>
          </table:table-cell>
          <table:table-cell office:value-type="float" office:value="0.22254" calcext:value-type="float">
            <text:p>0.22254</text:p>
          </table:table-cell>
        </table:table-row>
        <table:table-row table:style-name="ro1">
          <table:table-cell/>
          <table:table-cell office:value-type="float" office:value="0.385966" calcext:value-type="float">
            <text:p>0.385966</text:p>
          </table:table-cell>
          <table:table-cell office:value-type="float" office:value="0.205725" calcext:value-type="float">
            <text:p>0.205725</text:p>
          </table:table-cell>
        </table:table-row>
        <table:table-row table:style-name="ro1">
          <table:table-cell/>
          <table:table-cell office:value-type="float" office:value="0.385966" calcext:value-type="float">
            <text:p>0.385966</text:p>
          </table:table-cell>
          <table:table-cell office:value-type="float" office:value="0.205725" calcext:value-type="float">
            <text:p>0.205725</text:p>
          </table:table-cell>
        </table:table-row>
        <table:table-row table:style-name="ro1">
          <table:table-cell/>
          <table:table-cell office:value-type="float" office:value="0.401848" calcext:value-type="float">
            <text:p>0.401848</text:p>
          </table:table-cell>
          <table:table-cell office:value-type="float" office:value="0.215285" calcext:value-type="float">
            <text:p>0.215285</text:p>
          </table:table-cell>
        </table:table-row>
        <table:table-row table:style-name="ro1">
          <table:table-cell/>
          <table:table-cell office:value-type="float" office:value="0.446564" calcext:value-type="float">
            <text:p>0.446564</text:p>
          </table:table-cell>
          <table:table-cell office:value-type="float" office:value="0.247437" calcext:value-type="float">
            <text:p>0.247437</text:p>
          </table:table-cell>
        </table:table-row>
        <table:table-row table:style-name="ro1">
          <table:table-cell/>
          <table:table-cell office:value-type="float" office:value="0.467601" calcext:value-type="float">
            <text:p>0.467601</text:p>
          </table:table-cell>
          <table:table-cell office:value-type="float" office:value="0.27207" calcext:value-type="float">
            <text:p>0.27207</text:p>
          </table:table-cell>
        </table:table-row>
        <table:table-row table:style-name="ro1">
          <table:table-cell/>
          <table:table-cell office:value-type="float" office:value="0.488345" calcext:value-type="float">
            <text:p>0.488345</text:p>
          </table:table-cell>
          <table:table-cell office:value-type="float" office:value="0.303355" calcext:value-type="float">
            <text:p>0.303355</text:p>
          </table:table-cell>
        </table:table-row>
        <table:table-row table:style-name="ro1">
          <table:table-cell/>
          <table:table-cell office:value-type="float" office:value="0.532495" calcext:value-type="float">
            <text:p>0.532495</text:p>
          </table:table-cell>
          <table:table-cell office:value-type="float" office:value="0.394175" calcext:value-type="float">
            <text:p>0.394175</text:p>
          </table:table-cell>
        </table:table-row>
        <table:table-row table:style-name="ro1">
          <table:table-cell/>
          <table:table-cell office:value-type="float" office:value="0.532495" calcext:value-type="float">
            <text:p>0.532495</text:p>
          </table:table-cell>
          <table:table-cell office:value-type="float" office:value="0.394175" calcext:value-type="float">
            <text:p>0.394175</text:p>
          </table:table-cell>
        </table:table-row>
        <table:table-row table:style-name="ro1">
          <table:table-cell/>
          <table:table-cell office:value-type="float" office:value="0.552345" calcext:value-type="float">
            <text:p>0.552345</text:p>
          </table:table-cell>
          <table:table-cell office:value-type="float" office:value="0.444329" calcext:value-type="float">
            <text:p>0.444329</text:p>
          </table:table-cell>
        </table:table-row>
        <table:table-row table:style-name="ro1">
          <table:table-cell/>
          <table:table-cell office:value-type="float" office:value="0.584987" calcext:value-type="float">
            <text:p>0.584987</text:p>
          </table:table-cell>
          <table:table-cell office:value-type="float" office:value="0.554311" calcext:value-type="float">
            <text:p>0.554311</text:p>
          </table:table-cell>
        </table:table-row>
        <table:table-row table:style-name="ro1">
          <table:table-cell/>
          <table:table-cell office:value-type="float" office:value="0.581522" calcext:value-type="float">
            <text:p>0.581522</text:p>
          </table:table-cell>
          <table:table-cell office:value-type="float" office:value="0.640915" calcext:value-type="float">
            <text:p>0.640915</text:p>
          </table:table-cell>
        </table:table-row>
        <table:table-row table:style-name="ro1">
          <table:table-cell/>
          <table:table-cell office:value-type="float" office:value="0.554131" calcext:value-type="float">
            <text:p>0.554131</text:p>
          </table:table-cell>
          <table:table-cell office:value-type="float" office:value="0.699394" calcext:value-type="float">
            <text:p>0.699394</text:p>
          </table:table-cell>
        </table:table-row>
        <table:table-row table:style-name="ro1">
          <table:table-cell/>
          <table:table-cell office:value-type="float" office:value="0.508053" calcext:value-type="float">
            <text:p>0.508053</text:p>
          </table:table-cell>
          <table:table-cell office:value-type="float" office:value="0.748828" calcext:value-type="float">
            <text:p>0.748828</text:p>
          </table:table-cell>
        </table:table-row>
        <table:table-row table:style-name="ro1">
          <table:table-cell/>
          <table:table-cell office:value-type="float" office:value="0.408984" calcext:value-type="float">
            <text:p>0.408984</text:p>
          </table:table-cell>
          <table:table-cell office:value-type="float" office:value="0.822783" calcext:value-type="float">
            <text:p>0.822783</text:p>
          </table:table-cell>
        </table:table-row>
        <table:table-row table:style-name="ro1">
          <table:table-cell/>
          <table:table-cell office:value-type="float" office:value="0.408984" calcext:value-type="float">
            <text:p>0.408984</text:p>
          </table:table-cell>
          <table:table-cell office:value-type="float" office:value="0.822783" calcext:value-type="float">
            <text:p>0.822783</text:p>
          </table:table-cell>
        </table:table-row>
        <table:table-row table:style-name="ro1">
          <table:table-cell/>
          <table:table-cell office:value-type="float" office:value="0.338701" calcext:value-type="float">
            <text:p>0.338701</text:p>
          </table:table-cell>
          <table:table-cell office:value-type="float" office:value="0.863613" calcext:value-type="float">
            <text:p>0.863613</text:p>
          </table:table-cell>
        </table:table-row>
        <table:table-row table:style-name="ro1">
          <table:table-cell/>
          <table:table-cell office:value-type="float" office:value="0.276024" calcext:value-type="float">
            <text:p>0.276024</text:p>
          </table:table-cell>
          <table:table-cell office:value-type="float" office:value="0.880603" calcext:value-type="float">
            <text:p>0.880603</text:p>
          </table:table-cell>
        </table:table-row>
        <table:table-row table:style-name="ro1">
          <table:table-cell/>
          <table:table-cell office:value-type="float" office:value="0.215459" calcext:value-type="float">
            <text:p>0.215459</text:p>
          </table:table-cell>
          <table:table-cell office:value-type="float" office:value="0.877763" calcext:value-type="float">
            <text:p>0.877763</text:p>
          </table:table-cell>
        </table:table-row>
        <table:table-row table:style-name="ro1">
          <table:table-cell/>
          <table:table-cell office:value-type="float" office:value="0.162167" calcext:value-type="float">
            <text:p>0.162167</text:p>
          </table:table-cell>
          <table:table-cell office:value-type="float" office:value="0.863323" calcext:value-type="float">
            <text:p>0.863323</text:p>
          </table:table-cell>
        </table:table-row>
        <table:table-row table:style-name="ro1">
          <table:table-cell/>
          <table:table-cell office:value-type="float" office:value="0.127374" calcext:value-type="float">
            <text:p>0.127374</text:p>
          </table:table-cell>
          <table:table-cell office:value-type="float" office:value="0.824918" calcext:value-type="float">
            <text:p>0.824918</text:p>
          </table:table-cell>
        </table:table-row>
        <table:table-row table:style-name="ro1">
          <table:table-cell/>
          <table:table-cell office:value-type="float" office:value="0.0913216" calcext:value-type="float">
            <text:p>0.0913216</text:p>
          </table:table-cell>
          <table:table-cell office:value-type="float" office:value="0.718106" calcext:value-type="float">
            <text:p>0.718106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9</text:p>
          </table:table-cell>
          <table:table-cell office:value-type="float" office:value="0.102174" calcext:value-type="float">
            <text:p>0.102174</text:p>
          </table:table-cell>
          <table:table-cell office:value-type="float" office:value="0.655155" calcext:value-type="float">
            <text:p>0.655155</text:p>
          </table:table-cell>
        </table:table-row>
        <table:table-row table:style-name="ro1">
          <table:table-cell/>
          <table:table-cell office:value-type="float" office:value="0.143353" calcext:value-type="float">
            <text:p>0.143353</text:p>
          </table:table-cell>
          <table:table-cell office:value-type="float" office:value="0.529843" calcext:value-type="float">
            <text:p>0.529843</text:p>
          </table:table-cell>
        </table:table-row>
        <table:table-row table:style-name="ro1">
          <table:table-cell/>
          <table:table-cell office:value-type="float" office:value="0.198177" calcext:value-type="float">
            <text:p>0.198177</text:p>
          </table:table-cell>
          <table:table-cell office:value-type="float" office:value="0.451989" calcext:value-type="float">
            <text:p>0.451989</text:p>
          </table:table-cell>
        </table:table-row>
        <table:table-row table:style-name="ro1">
          <table:table-cell/>
          <table:table-cell office:value-type="float" office:value="0.221089" calcext:value-type="float">
            <text:p>0.221089</text:p>
          </table:table-cell>
          <table:table-cell office:value-type="float" office:value="0.401153" calcext:value-type="float">
            <text:p>0.401153</text:p>
          </table:table-cell>
        </table:table-row>
        <table:table-row table:style-name="ro1">
          <table:table-cell/>
          <table:table-cell office:value-type="float" office:value="0.206108" calcext:value-type="float">
            <text:p>0.206108</text:p>
          </table:table-cell>
          <table:table-cell office:value-type="float" office:value="0.394544" calcext:value-type="float">
            <text:p>0.394544</text:p>
          </table:table-cell>
        </table:table-row>
        <table:table-row table:style-name="ro1">
          <table:table-cell/>
          <table:table-cell office:value-type="float" office:value="0.260098" calcext:value-type="float">
            <text:p>0.260098</text:p>
          </table:table-cell>
          <table:table-cell office:value-type="float" office:value="0.320143" calcext:value-type="float">
            <text:p>0.320143</text:p>
          </table:table-cell>
        </table:table-row>
        <table:table-row table:style-name="ro1">
          <table:table-cell/>
          <table:table-cell office:value-type="float" office:value="0.274077" calcext:value-type="float">
            <text:p>0.274077</text:p>
          </table:table-cell>
          <table:table-cell office:value-type="float" office:value="0.283954" calcext:value-type="float">
            <text:p>0.283954</text:p>
          </table:table-cell>
        </table:table-row>
        <table:table-row table:style-name="ro1">
          <table:table-cell/>
          <table:table-cell office:value-type="float" office:value="0.270626" calcext:value-type="float">
            <text:p>0.270626</text:p>
          </table:table-cell>
          <table:table-cell office:value-type="float" office:value="0.29186" calcext:value-type="float">
            <text:p>0.29186</text:p>
          </table:table-cell>
        </table:table-row>
        <table:table-row table:style-name="ro1">
          <table:table-cell/>
          <table:table-cell office:value-type="float" office:value="0.302673" calcext:value-type="float">
            <text:p>0.302673</text:p>
          </table:table-cell>
          <table:table-cell office:value-type="float" office:value="0.235052" calcext:value-type="float">
            <text:p>0.235052</text:p>
          </table:table-cell>
        </table:table-row>
        <table:table-row table:style-name="ro1">
          <table:table-cell/>
          <table:table-cell office:value-type="float" office:value="0.318715" calcext:value-type="float">
            <text:p>0.318715</text:p>
          </table:table-cell>
          <table:table-cell office:value-type="float" office:value="0.268988" calcext:value-type="float">
            <text:p>0.268988</text:p>
          </table:table-cell>
        </table:table-row>
        <table:table-row table:style-name="ro1">
          <table:table-cell/>
          <table:table-cell office:value-type="float" office:value="0.343111" calcext:value-type="float">
            <text:p>0.343111</text:p>
          </table:table-cell>
          <table:table-cell office:value-type="float" office:value="0.237196" calcext:value-type="float">
            <text:p>0.237196</text:p>
          </table:table-cell>
        </table:table-row>
        <table:table-row table:style-name="ro1">
          <table:table-cell/>
          <table:table-cell office:value-type="float" office:value="0.36551" calcext:value-type="float">
            <text:p>0.36551</text:p>
          </table:table-cell>
          <table:table-cell office:value-type="float" office:value="0.23722" calcext:value-type="float">
            <text:p>0.23722</text:p>
          </table:table-cell>
        </table:table-row>
        <table:table-row table:style-name="ro1">
          <table:table-cell/>
          <table:table-cell office:value-type="float" office:value="0.37845" calcext:value-type="float">
            <text:p>0.37845</text:p>
          </table:table-cell>
          <table:table-cell office:value-type="float" office:value="0.263136" calcext:value-type="float">
            <text:p>0.263136</text:p>
          </table:table-cell>
        </table:table-row>
        <table:table-row table:style-name="ro1">
          <table:table-cell/>
          <table:table-cell office:value-type="float" office:value="0.407279" calcext:value-type="float">
            <text:p>0.407279</text:p>
          </table:table-cell>
          <table:table-cell office:value-type="float" office:value="0.262929" calcext:value-type="float">
            <text:p>0.262929</text:p>
          </table:table-cell>
        </table:table-row>
        <table:table-row table:style-name="ro1">
          <table:table-cell/>
          <table:table-cell office:value-type="float" office:value="0.449994" calcext:value-type="float">
            <text:p>0.449994</text:p>
          </table:table-cell>
          <table:table-cell office:value-type="float" office:value="0.319589" calcext:value-type="float">
            <text:p>0.319589</text:p>
          </table:table-cell>
        </table:table-row>
        <table:table-row table:style-name="ro1">
          <table:table-cell/>
          <table:table-cell office:value-type="float" office:value="0.468554" calcext:value-type="float">
            <text:p>0.468554</text:p>
          </table:table-cell>
          <table:table-cell office:value-type="float" office:value="0.358604" calcext:value-type="float">
            <text:p>0.358604</text:p>
          </table:table-cell>
        </table:table-row>
        <table:table-row table:style-name="ro1">
          <table:table-cell/>
          <table:table-cell office:value-type="float" office:value="0.486131" calcext:value-type="float">
            <text:p>0.486131</text:p>
          </table:table-cell>
          <table:table-cell office:value-type="float" office:value="0.418599" calcext:value-type="float">
            <text:p>0.418599</text:p>
          </table:table-cell>
        </table:table-row>
        <table:table-row table:style-name="ro1">
          <table:table-cell/>
          <table:table-cell office:value-type="float" office:value="0.513188" calcext:value-type="float">
            <text:p>0.513188</text:p>
          </table:table-cell>
          <table:table-cell office:value-type="float" office:value="0.464703" calcext:value-type="float">
            <text:p>0.464703</text:p>
          </table:table-cell>
        </table:table-row>
        <table:table-row table:style-name="ro1">
          <table:table-cell/>
          <table:table-cell office:value-type="float" office:value="0.534622" calcext:value-type="float">
            <text:p>0.534622</text:p>
          </table:table-cell>
          <table:table-cell office:value-type="float" office:value="0.527957" calcext:value-type="float">
            <text:p>0.527957</text:p>
          </table:table-cell>
        </table:table-row>
        <table:table-row table:style-name="ro1">
          <table:table-cell/>
          <table:table-cell office:value-type="float" office:value="0.560674" calcext:value-type="float">
            <text:p>0.560674</text:p>
          </table:table-cell>
          <table:table-cell office:value-type="float" office:value="0.593104" calcext:value-type="float">
            <text:p>0.593104</text:p>
          </table:table-cell>
        </table:table-row>
        <table:table-row table:style-name="ro1">
          <table:table-cell/>
          <table:table-cell office:value-type="float" office:value="0.555277" calcext:value-type="float">
            <text:p>0.555277</text:p>
          </table:table-cell>
          <table:table-cell office:value-type="float" office:value="0.680607" calcext:value-type="float">
            <text:p>0.680607</text:p>
          </table:table-cell>
        </table:table-row>
        <table:table-row table:style-name="ro1">
          <table:table-cell/>
          <table:table-cell office:value-type="float" office:value="0.555647" calcext:value-type="float">
            <text:p>0.555647</text:p>
          </table:table-cell>
          <table:table-cell office:value-type="float" office:value="0.740933" calcext:value-type="float">
            <text:p>0.740933</text:p>
          </table:table-cell>
        </table:table-row>
        <table:table-row table:style-name="ro1">
          <table:table-cell/>
          <table:table-cell office:value-type="float" office:value="0.471651" calcext:value-type="float">
            <text:p>0.471651</text:p>
          </table:table-cell>
          <table:table-cell office:value-type="float" office:value="0.816159" calcext:value-type="float">
            <text:p>0.816159</text:p>
          </table:table-cell>
        </table:table-row>
        <table:table-row table:style-name="ro1">
          <table:table-cell/>
          <table:table-cell office:value-type="float" office:value="0.4178" calcext:value-type="float">
            <text:p>0.4178</text:p>
          </table:table-cell>
          <table:table-cell office:value-type="float" office:value="0.848152" calcext:value-type="float">
            <text:p>0.848152</text:p>
          </table:table-cell>
        </table:table-row>
        <table:table-row table:style-name="ro1">
          <table:table-cell/>
          <table:table-cell office:value-type="float" office:value="0.346602" calcext:value-type="float">
            <text:p>0.346602</text:p>
          </table:table-cell>
          <table:table-cell office:value-type="float" office:value="0.877102" calcext:value-type="float">
            <text:p>0.877102</text:p>
          </table:table-cell>
        </table:table-row>
        <table:table-row table:style-name="ro1">
          <table:table-cell/>
          <table:table-cell office:value-type="float" office:value="0.29278" calcext:value-type="float">
            <text:p>0.29278</text:p>
          </table:table-cell>
          <table:table-cell office:value-type="float" office:value="0.884926" calcext:value-type="float">
            <text:p>0.884926</text:p>
          </table:table-cell>
        </table:table-row>
        <table:table-row table:style-name="ro1">
          <table:table-cell/>
          <table:table-cell office:value-type="float" office:value="0.226631" calcext:value-type="float">
            <text:p>0.226631</text:p>
          </table:table-cell>
          <table:table-cell office:value-type="float" office:value="0.890478" calcext:value-type="float">
            <text:p>0.890478</text:p>
          </table:table-cell>
        </table:table-row>
        <table:table-row table:style-name="ro1">
          <table:table-cell/>
          <table:table-cell office:value-type="float" office:value="0.172291" calcext:value-type="float">
            <text:p>0.172291</text:p>
          </table:table-cell>
          <table:table-cell office:value-type="float" office:value="0.873119" calcext:value-type="float">
            <text:p>0.873119</text:p>
          </table:table-cell>
        </table:table-row>
        <table:table-row table:style-name="ro1">
          <table:table-cell/>
          <table:table-cell office:value-type="float" office:value="0.135234" calcext:value-type="float">
            <text:p>0.135234</text:p>
          </table:table-cell>
          <table:table-cell office:value-type="float" office:value="0.836626" calcext:value-type="float">
            <text:p>0.836626</text:p>
          </table:table-cell>
        </table:table-row>
        <table:table-row table:style-name="ro1">
          <table:table-cell/>
          <table:table-cell office:value-type="float" office:value="0.115517" calcext:value-type="float">
            <text:p>0.115517</text:p>
          </table:table-cell>
          <table:table-cell office:value-type="float" office:value="0.785762" calcext:value-type="float">
            <text:p>0.785762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10</text:p>
          </table:table-cell>
          <table:table-cell office:value-type="float" office:value="0.109543" calcext:value-type="float">
            <text:p>0.109543</text:p>
          </table:table-cell>
          <table:table-cell office:value-type="float" office:value="0.656655" calcext:value-type="float">
            <text:p>0.656655</text:p>
          </table:table-cell>
        </table:table-row>
        <table:table-row table:style-name="ro1">
          <table:table-cell/>
          <table:table-cell office:value-type="float" office:value="0.137676" calcext:value-type="float">
            <text:p>0.137676</text:p>
          </table:table-cell>
          <table:table-cell office:value-type="float" office:value="0.595323" calcext:value-type="float">
            <text:p>0.595323</text:p>
          </table:table-cell>
        </table:table-row>
        <table:table-row table:style-name="ro1">
          <table:table-cell/>
          <table:table-cell office:value-type="float" office:value="0.161735" calcext:value-type="float">
            <text:p>0.161735</text:p>
          </table:table-cell>
          <table:table-cell office:value-type="float" office:value="0.532964" calcext:value-type="float">
            <text:p>0.532964</text:p>
          </table:table-cell>
        </table:table-row>
        <table:table-row table:style-name="ro1">
          <table:table-cell/>
          <table:table-cell office:value-type="float" office:value="0.240377" calcext:value-type="float">
            <text:p>0.240377</text:p>
          </table:table-cell>
          <table:table-cell office:value-type="float" office:value="0.402414" calcext:value-type="float">
            <text:p>0.402414</text:p>
          </table:table-cell>
        </table:table-row>
        <table:table-row table:style-name="ro1">
          <table:table-cell/>
          <table:table-cell office:value-type="float" office:value="0.240377" calcext:value-type="float">
            <text:p>0.240377</text:p>
          </table:table-cell>
          <table:table-cell office:value-type="float" office:value="0.402414" calcext:value-type="float">
            <text:p>0.402414</text:p>
          </table:table-cell>
        </table:table-row>
        <table:table-row table:style-name="ro1">
          <table:table-cell/>
          <table:table-cell office:value-type="float" office:value="0.276601" calcext:value-type="float">
            <text:p>0.276601</text:p>
          </table:table-cell>
          <table:table-cell office:value-type="float" office:value="0.3125" calcext:value-type="float">
            <text:p>0.3125</text:p>
          </table:table-cell>
        </table:table-row>
        <table:table-row table:style-name="ro1">
          <table:table-cell/>
          <table:table-cell office:value-type="float" office:value="0.301718" calcext:value-type="float">
            <text:p>0.301718</text:p>
          </table:table-cell>
          <table:table-cell office:value-type="float" office:value="0.287455" calcext:value-type="float">
            <text:p>0.287455</text:p>
          </table:table-cell>
        </table:table-row>
        <table:table-row table:style-name="ro1">
          <table:table-cell/>
          <table:table-cell office:value-type="float" office:value="0.307921" calcext:value-type="float">
            <text:p>0.307921</text:p>
          </table:table-cell>
          <table:table-cell office:value-type="float" office:value="0.269992" calcext:value-type="float">
            <text:p>0.269992</text:p>
          </table:table-cell>
        </table:table-row>
        <table:table-row table:style-name="ro1">
          <table:table-cell/>
          <table:table-cell office:value-type="float" office:value="0.330926" calcext:value-type="float">
            <text:p>0.330926</text:p>
          </table:table-cell>
          <table:table-cell office:value-type="float" office:value="0.251407" calcext:value-type="float">
            <text:p>0.251407</text:p>
          </table:table-cell>
        </table:table-row>
        <table:table-row table:style-name="ro1">
          <table:table-cell/>
          <table:table-cell office:value-type="float" office:value="0.330926" calcext:value-type="float">
            <text:p>0.330926</text:p>
          </table:table-cell>
          <table:table-cell office:value-type="float" office:value="0.251407" calcext:value-type="float">
            <text:p>0.251407</text:p>
          </table:table-cell>
        </table:table-row>
        <table:table-row table:style-name="ro1">
          <table:table-cell/>
          <table:table-cell office:value-type="float" office:value="0.355332" calcext:value-type="float">
            <text:p>0.355332</text:p>
          </table:table-cell>
          <table:table-cell office:value-type="float" office:value="0.237752" calcext:value-type="float">
            <text:p>0.237752</text:p>
          </table:table-cell>
        </table:table-row>
        <table:table-row table:style-name="ro1">
          <table:table-cell/>
          <table:table-cell office:value-type="float" office:value="0.376969" calcext:value-type="float">
            <text:p>0.376969</text:p>
          </table:table-cell>
          <table:table-cell office:value-type="float" office:value="0.225968" calcext:value-type="float">
            <text:p>0.225968</text:p>
          </table:table-cell>
        </table:table-row>
        <table:table-row table:style-name="ro1">
          <table:table-cell/>
          <table:table-cell office:value-type="float" office:value="0.396972" calcext:value-type="float">
            <text:p>0.396972</text:p>
          </table:table-cell>
          <table:table-cell office:value-type="float" office:value="0.227718" calcext:value-type="float">
            <text:p>0.227718</text:p>
          </table:table-cell>
        </table:table-row>
        <table:table-row table:style-name="ro1">
          <table:table-cell/>
          <table:table-cell office:value-type="float" office:value="0.418528" calcext:value-type="float">
            <text:p>0.418528</text:p>
          </table:table-cell>
          <table:table-cell office:value-type="float" office:value="0.235142" calcext:value-type="float">
            <text:p>0.235142</text:p>
          </table:table-cell>
        </table:table-row>
        <table:table-row table:style-name="ro1">
          <table:table-cell/>
          <table:table-cell office:value-type="float" office:value="0.46532" calcext:value-type="float">
            <text:p>0.46532</text:p>
          </table:table-cell>
          <table:table-cell office:value-type="float" office:value="0.272413" calcext:value-type="float">
            <text:p>0.272413</text:p>
          </table:table-cell>
        </table:table-row>
        <table:table-row table:style-name="ro1">
          <table:table-cell/>
          <table:table-cell office:value-type="float" office:value="0.487936" calcext:value-type="float">
            <text:p>0.487936</text:p>
          </table:table-cell>
          <table:table-cell office:value-type="float" office:value="0.299482" calcext:value-type="float">
            <text:p>0.299482</text:p>
          </table:table-cell>
        </table:table-row>
        <table:table-row table:style-name="ro1">
          <table:table-cell/>
          <table:table-cell office:value-type="float" office:value="0.511195" calcext:value-type="float">
            <text:p>0.511195</text:p>
          </table:table-cell>
          <table:table-cell office:value-type="float" office:value="0.336839" calcext:value-type="float">
            <text:p>0.336839</text:p>
          </table:table-cell>
        </table:table-row>
        <table:table-row table:style-name="ro1">
          <table:table-cell/>
          <table:table-cell office:value-type="float" office:value="0.534818" calcext:value-type="float">
            <text:p>0.534818</text:p>
          </table:table-cell>
          <table:table-cell office:value-type="float" office:value="0.383402" calcext:value-type="float">
            <text:p>0.383402</text:p>
          </table:table-cell>
        </table:table-row>
        <table:table-row table:style-name="ro1">
          <table:table-cell/>
          <table:table-cell office:value-type="float" office:value="0.559945" calcext:value-type="float">
            <text:p>0.559945</text:p>
          </table:table-cell>
          <table:table-cell office:value-type="float" office:value="0.429886" calcext:value-type="float">
            <text:p>0.429886</text:p>
          </table:table-cell>
        </table:table-row>
        <table:table-row table:style-name="ro1">
          <table:table-cell/>
          <table:table-cell office:value-type="float" office:value="0.579267" calcext:value-type="float">
            <text:p>0.579267</text:p>
          </table:table-cell>
          <table:table-cell office:value-type="float" office:value="0.489071" calcext:value-type="float">
            <text:p>0.489071</text:p>
          </table:table-cell>
        </table:table-row>
        <table:table-row table:style-name="ro1">
          <table:table-cell/>
          <table:table-cell office:value-type="float" office:value="0.593478" calcext:value-type="float">
            <text:p>0.593478</text:p>
          </table:table-cell>
          <table:table-cell office:value-type="float" office:value="0.552633" calcext:value-type="float">
            <text:p>0.552633</text:p>
          </table:table-cell>
        </table:table-row>
        <table:table-row table:style-name="ro1">
          <table:table-cell/>
          <table:table-cell office:value-type="float" office:value="0.597408" calcext:value-type="float">
            <text:p>0.597408</text:p>
          </table:table-cell>
          <table:table-cell office:value-type="float" office:value="0.621125" calcext:value-type="float">
            <text:p>0.621125</text:p>
          </table:table-cell>
        </table:table-row>
        <table:table-row table:style-name="ro1">
          <table:table-cell/>
          <table:table-cell office:value-type="float" office:value="0.565077" calcext:value-type="float">
            <text:p>0.565077</text:p>
          </table:table-cell>
          <table:table-cell office:value-type="float" office:value="0.683238" calcext:value-type="float">
            <text:p>0.683238</text:p>
          </table:table-cell>
        </table:table-row>
        <table:table-row table:style-name="ro1">
          <table:table-cell/>
          <table:table-cell office:value-type="float" office:value="0.519897" calcext:value-type="float">
            <text:p>0.519897</text:p>
          </table:table-cell>
          <table:table-cell office:value-type="float" office:value="0.731283" calcext:value-type="float">
            <text:p>0.731283</text:p>
          </table:table-cell>
        </table:table-row>
        <table:table-row table:style-name="ro1">
          <table:table-cell/>
          <table:table-cell office:value-type="float" office:value="0.469389" calcext:value-type="float">
            <text:p>0.469389</text:p>
          </table:table-cell>
          <table:table-cell office:value-type="float" office:value="0.777849" calcext:value-type="float">
            <text:p>0.777849</text:p>
          </table:table-cell>
        </table:table-row>
        <table:table-row table:style-name="ro1">
          <table:table-cell/>
          <table:table-cell office:value-type="float" office:value="0.336729" calcext:value-type="float">
            <text:p>0.336729</text:p>
          </table:table-cell>
          <table:table-cell office:value-type="float" office:value="0.874609" calcext:value-type="float">
            <text:p>0.874609</text:p>
          </table:table-cell>
        </table:table-row>
        <table:table-row table:style-name="ro1">
          <table:table-cell/>
          <table:table-cell office:value-type="float" office:value="0.273021" calcext:value-type="float">
            <text:p>0.273021</text:p>
          </table:table-cell>
          <table:table-cell office:value-type="float" office:value="0.890432" calcext:value-type="float">
            <text:p>0.890432</text:p>
          </table:table-cell>
        </table:table-row>
        <table:table-row table:style-name="ro1">
          <table:table-cell/>
          <table:table-cell office:value-type="float" office:value="0.273021" calcext:value-type="float">
            <text:p>0.273021</text:p>
          </table:table-cell>
          <table:table-cell office:value-type="float" office:value="0.890432" calcext:value-type="float">
            <text:p>0.890432</text:p>
          </table:table-cell>
        </table:table-row>
        <table:table-row table:style-name="ro1">
          <table:table-cell/>
          <table:table-cell office:value-type="float" office:value="0.207415" calcext:value-type="float">
            <text:p>0.207415</text:p>
          </table:table-cell>
          <table:table-cell office:value-type="float" office:value="0.888817" calcext:value-type="float">
            <text:p>0.888817</text:p>
          </table:table-cell>
        </table:table-row>
        <table:table-row table:style-name="ro1">
          <table:table-cell/>
          <table:table-cell office:value-type="float" office:value="0.151581" calcext:value-type="float">
            <text:p>0.151581</text:p>
          </table:table-cell>
          <table:table-cell office:value-type="float" office:value="0.867722" calcext:value-type="float">
            <text:p>0.867722</text:p>
          </table:table-cell>
        </table:table-row>
        <table:table-row table:style-name="ro1">
          <table:table-cell/>
          <table:table-cell office:value-type="float" office:value="0.10871" calcext:value-type="float">
            <text:p>0.10871</text:p>
          </table:table-cell>
          <table:table-cell office:value-type="float" office:value="0.832574" calcext:value-type="float">
            <text:p>0.832574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11</text:p>
          </table:table-cell>
          <table:table-cell office:value-type="float" office:value="0.112542" calcext:value-type="float">
            <text:p>0.112542</text:p>
          </table:table-cell>
          <table:table-cell office:value-type="float" office:value="0.619233" calcext:value-type="float">
            <text:p>0.619233</text:p>
          </table:table-cell>
        </table:table-row>
        <table:table-row table:style-name="ro1">
          <table:table-cell/>
          <table:table-cell office:value-type="float" office:value="0.136724" calcext:value-type="float">
            <text:p>0.136724</text:p>
          </table:table-cell>
          <table:table-cell office:value-type="float" office:value="0.546646" calcext:value-type="float">
            <text:p>0.546646</text:p>
          </table:table-cell>
        </table:table-row>
        <table:table-row table:style-name="ro1">
          <table:table-cell/>
          <table:table-cell office:value-type="float" office:value="0.136724" calcext:value-type="float">
            <text:p>0.136724</text:p>
          </table:table-cell>
          <table:table-cell office:value-type="float" office:value="0.546646" calcext:value-type="float">
            <text:p>0.546646</text:p>
          </table:table-cell>
        </table:table-row>
        <table:table-row table:style-name="ro1">
          <table:table-cell/>
          <table:table-cell office:value-type="float" office:value="0.220492" calcext:value-type="float">
            <text:p>0.220492</text:p>
          </table:table-cell>
          <table:table-cell office:value-type="float" office:value="0.402379" calcext:value-type="float">
            <text:p>0.402379</text:p>
          </table:table-cell>
        </table:table-row>
        <table:table-row table:style-name="ro1">
          <table:table-cell/>
          <table:table-cell office:value-type="float" office:value="0.209567" calcext:value-type="float">
            <text:p>0.209567</text:p>
          </table:table-cell>
          <table:table-cell office:value-type="float" office:value="0.385502" calcext:value-type="float">
            <text:p>0.385502</text:p>
          </table:table-cell>
        </table:table-row>
        <table:table-row table:style-name="ro1">
          <table:table-cell/>
          <table:table-cell office:value-type="float" office:value="0.264618" calcext:value-type="float">
            <text:p>0.264618</text:p>
          </table:table-cell>
          <table:table-cell office:value-type="float" office:value="0.297558" calcext:value-type="float">
            <text:p>0.297558</text:p>
          </table:table-cell>
        </table:table-row>
        <table:table-row table:style-name="ro1">
          <table:table-cell/>
          <table:table-cell office:value-type="float" office:value="0.264618" calcext:value-type="float">
            <text:p>0.264618</text:p>
          </table:table-cell>
          <table:table-cell office:value-type="float" office:value="0.297558" calcext:value-type="float">
            <text:p>0.297558</text:p>
          </table:table-cell>
        </table:table-row>
        <table:table-row table:style-name="ro1">
          <table:table-cell/>
          <table:table-cell office:value-type="float" office:value="0.303646" calcext:value-type="float">
            <text:p>0.303646</text:p>
          </table:table-cell>
          <table:table-cell office:value-type="float" office:value="0.1879" calcext:value-type="float">
            <text:p>0.1879</text:p>
          </table:table-cell>
        </table:table-row>
        <table:table-row table:style-name="ro1">
          <table:table-cell/>
          <table:table-cell office:value-type="float" office:value="0.343065" calcext:value-type="float">
            <text:p>0.343065</text:p>
          </table:table-cell>
          <table:table-cell office:value-type="float" office:value="0.177966" calcext:value-type="float">
            <text:p>0.177966</text:p>
          </table:table-cell>
        </table:table-row>
        <table:table-row table:style-name="ro1">
          <table:table-cell/>
          <table:table-cell office:value-type="float" office:value="0.364779" calcext:value-type="float">
            <text:p>0.364779</text:p>
          </table:table-cell>
          <table:table-cell office:value-type="float" office:value="0.142543" calcext:value-type="float">
            <text:p>0.142543</text:p>
          </table:table-cell>
        </table:table-row>
        <table:table-row table:style-name="ro1">
          <table:table-cell/>
          <table:table-cell office:value-type="float" office:value="0.383731" calcext:value-type="float">
            <text:p>0.383731</text:p>
          </table:table-cell>
          <table:table-cell office:value-type="float" office:value="0.153377" calcext:value-type="float">
            <text:p>0.153377</text:p>
          </table:table-cell>
        </table:table-row>
        <table:table-row table:style-name="ro1">
          <table:table-cell/>
          <table:table-cell office:value-type="float" office:value="0.403935" calcext:value-type="float">
            <text:p>0.403935</text:p>
          </table:table-cell>
          <table:table-cell office:value-type="float" office:value="0.150552" calcext:value-type="float">
            <text:p>0.150552</text:p>
          </table:table-cell>
        </table:table-row>
        <table:table-row table:style-name="ro1">
          <table:table-cell/>
          <table:table-cell office:value-type="float" office:value="0.457003" calcext:value-type="float">
            <text:p>0.457003</text:p>
          </table:table-cell>
          <table:table-cell office:value-type="float" office:value="0.169349" calcext:value-type="float">
            <text:p>0.169349</text:p>
          </table:table-cell>
        </table:table-row>
        <table:table-row table:style-name="ro1">
          <table:table-cell/>
          <table:table-cell office:value-type="float" office:value="0.477666" calcext:value-type="float">
            <text:p>0.477666</text:p>
          </table:table-cell>
          <table:table-cell office:value-type="float" office:value="0.188017" calcext:value-type="float">
            <text:p>0.188017</text:p>
          </table:table-cell>
        </table:table-row>
        <table:table-row table:style-name="ro1">
          <table:table-cell/>
          <table:table-cell office:value-type="float" office:value="0.499526" calcext:value-type="float">
            <text:p>0.499526</text:p>
          </table:table-cell>
          <table:table-cell office:value-type="float" office:value="0.212061" calcext:value-type="float">
            <text:p>0.212061</text:p>
          </table:table-cell>
        </table:table-row>
        <table:table-row table:style-name="ro1">
          <table:table-cell/>
          <table:table-cell office:value-type="float" office:value="0.521594" calcext:value-type="float">
            <text:p>0.521594</text:p>
          </table:table-cell>
          <table:table-cell office:value-type="float" office:value="0.245477" calcext:value-type="float">
            <text:p>0.245477</text:p>
          </table:table-cell>
        </table:table-row>
        <table:table-row table:style-name="ro1">
          <table:table-cell/>
          <table:table-cell office:value-type="float" office:value="0.545215" calcext:value-type="float">
            <text:p>0.545215</text:p>
          </table:table-cell>
          <table:table-cell office:value-type="float" office:value="0.28726" calcext:value-type="float">
            <text:p>0.28726</text:p>
          </table:table-cell>
        </table:table-row>
        <table:table-row table:style-name="ro1">
          <table:table-cell/>
          <table:table-cell office:value-type="float" office:value="0.579696" calcext:value-type="float">
            <text:p>0.579696</text:p>
          </table:table-cell>
          <table:table-cell office:value-type="float" office:value="0.386621" calcext:value-type="float">
            <text:p>0.386621</text:p>
          </table:table-cell>
        </table:table-row>
        <table:table-row table:style-name="ro1">
          <table:table-cell/>
          <table:table-cell office:value-type="float" office:value="0.579696" calcext:value-type="float">
            <text:p>0.579696</text:p>
          </table:table-cell>
          <table:table-cell office:value-type="float" office:value="0.386621" calcext:value-type="float">
            <text:p>0.386621</text:p>
          </table:table-cell>
        </table:table-row>
        <table:table-row table:style-name="ro1">
          <table:table-cell/>
          <table:table-cell office:value-type="float" office:value="0.597966" calcext:value-type="float">
            <text:p>0.597966</text:p>
          </table:table-cell>
          <table:table-cell office:value-type="float" office:value="0.451785" calcext:value-type="float">
            <text:p>0.451785</text:p>
          </table:table-cell>
        </table:table-row>
        <table:table-row table:style-name="ro1">
          <table:table-cell/>
          <table:table-cell office:value-type="float" office:value="0.59538" calcext:value-type="float">
            <text:p>0.59538</text:p>
          </table:table-cell>
          <table:table-cell office:value-type="float" office:value="0.586252" calcext:value-type="float">
            <text:p>0.586252</text:p>
          </table:table-cell>
        </table:table-row>
        <table:table-row table:style-name="ro1">
          <table:table-cell/>
          <table:table-cell office:value-type="float" office:value="0.577345" calcext:value-type="float">
            <text:p>0.577345</text:p>
          </table:table-cell>
          <table:table-cell office:value-type="float" office:value="0.65872" calcext:value-type="float">
            <text:p>0.65872</text:p>
          </table:table-cell>
        </table:table-row>
        <table:table-row table:style-name="ro1">
          <table:table-cell/>
          <table:table-cell office:value-type="float" office:value="0.531169" calcext:value-type="float">
            <text:p>0.531169</text:p>
          </table:table-cell>
          <table:table-cell office:value-type="float" office:value="0.723667" calcext:value-type="float">
            <text:p>0.723667</text:p>
          </table:table-cell>
        </table:table-row>
        <table:table-row table:style-name="ro1">
          <table:table-cell/>
          <table:table-cell office:value-type="float" office:value="0.487776" calcext:value-type="float">
            <text:p>0.487776</text:p>
          </table:table-cell>
          <table:table-cell office:value-type="float" office:value="0.782002" calcext:value-type="float">
            <text:p>0.782002</text:p>
          </table:table-cell>
        </table:table-row>
        <table:table-row table:style-name="ro1">
          <table:table-cell/>
          <table:table-cell office:value-type="float" office:value="0.428157" calcext:value-type="float">
            <text:p>0.428157</text:p>
          </table:table-cell>
          <table:table-cell office:value-type="float" office:value="0.842742" calcext:value-type="float">
            <text:p>0.842742</text:p>
          </table:table-cell>
        </table:table-row>
        <table:table-row table:style-name="ro1">
          <table:table-cell/>
          <table:table-cell office:value-type="float" office:value="0.301476" calcext:value-type="float">
            <text:p>0.301476</text:p>
          </table:table-cell>
          <table:table-cell office:value-type="float" office:value="0.908453" calcext:value-type="float">
            <text:p>0.908453</text:p>
          </table:table-cell>
        </table:table-row>
        <table:table-row table:style-name="ro1">
          <table:table-cell/>
          <table:table-cell office:value-type="float" office:value="0.301476" calcext:value-type="float">
            <text:p>0.301476</text:p>
          </table:table-cell>
          <table:table-cell office:value-type="float" office:value="0.908453" calcext:value-type="float">
            <text:p>0.908453</text:p>
          </table:table-cell>
        </table:table-row>
        <table:table-row table:style-name="ro1">
          <table:table-cell/>
          <table:table-cell office:value-type="float" office:value="0.228615" calcext:value-type="float">
            <text:p>0.228615</text:p>
          </table:table-cell>
          <table:table-cell office:value-type="float" office:value="0.904665" calcext:value-type="float">
            <text:p>0.904665</text:p>
          </table:table-cell>
        </table:table-row>
        <table:table-row table:style-name="ro1">
          <table:table-cell/>
          <table:table-cell office:value-type="float" office:value="0.13417" calcext:value-type="float">
            <text:p>0.13417</text:p>
          </table:table-cell>
          <table:table-cell office:value-type="float" office:value="0.853952" calcext:value-type="float">
            <text:p>0.853952</text:p>
          </table:table-cell>
        </table:table-row>
        <table:table-row table:style-name="ro1">
          <table:table-cell/>
          <table:table-cell office:value-type="float" office:value="0.103223" calcext:value-type="float">
            <text:p>0.103223</text:p>
          </table:table-cell>
          <table:table-cell office:value-type="float" office:value="0.811712" calcext:value-type="float">
            <text:p>0.811712</text:p>
          </table:table-cell>
        </table:table-row>
        <table:table-row table:style-name="ro1">
          <table:table-cell/>
          <table:table-cell office:value-type="float" office:value="0.12915" calcext:value-type="float">
            <text:p>0.12915</text:p>
          </table:table-cell>
          <table:table-cell office:value-type="float" office:value="0.734437" calcext:value-type="float">
            <text:p>0.734437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12</text:p>
          </table:table-cell>
          <table:table-cell office:value-type="float" office:value="0.123619" calcext:value-type="float">
            <text:p>0.123619</text:p>
          </table:table-cell>
          <table:table-cell office:value-type="float" office:value="0.62672" calcext:value-type="float">
            <text:p>0.62672</text:p>
          </table:table-cell>
        </table:table-row>
        <table:table-row table:style-name="ro1">
          <table:table-cell/>
          <table:table-cell office:value-type="float" office:value="0.16942" calcext:value-type="float">
            <text:p>0.16942</text:p>
          </table:table-cell>
          <table:table-cell office:value-type="float" office:value="0.513546" calcext:value-type="float">
            <text:p>0.513546</text:p>
          </table:table-cell>
        </table:table-row>
        <table:table-row table:style-name="ro1">
          <table:table-cell/>
          <table:table-cell office:value-type="float" office:value="0.16942" calcext:value-type="float">
            <text:p>0.16942</text:p>
          </table:table-cell>
          <table:table-cell office:value-type="float" office:value="0.513546" calcext:value-type="float">
            <text:p>0.513546</text:p>
          </table:table-cell>
        </table:table-row>
        <table:table-row table:style-name="ro1">
          <table:table-cell/>
          <table:table-cell office:value-type="float" office:value="0.212962" calcext:value-type="float">
            <text:p>0.212962</text:p>
          </table:table-cell>
          <table:table-cell office:value-type="float" office:value="0.420669" calcext:value-type="float">
            <text:p>0.420669</text:p>
          </table:table-cell>
        </table:table-row>
        <table:table-row table:style-name="ro1">
          <table:table-cell/>
          <table:table-cell office:value-type="float" office:value="0.275466" calcext:value-type="float">
            <text:p>0.275466</text:p>
          </table:table-cell>
          <table:table-cell office:value-type="float" office:value="0.348" calcext:value-type="float">
            <text:p>0.348</text:p>
          </table:table-cell>
        </table:table-row>
        <table:table-row table:style-name="ro1">
          <table:table-cell/>
          <table:table-cell office:value-type="float" office:value="0.293799" calcext:value-type="float">
            <text:p>0.293799</text:p>
          </table:table-cell>
          <table:table-cell office:value-type="float" office:value="0.316284" calcext:value-type="float">
            <text:p>0.316284</text:p>
          </table:table-cell>
        </table:table-row>
        <table:table-row table:style-name="ro1">
          <table:table-cell/>
          <table:table-cell office:value-type="float" office:value="0.300163" calcext:value-type="float">
            <text:p>0.300163</text:p>
          </table:table-cell>
          <table:table-cell office:value-type="float" office:value="0.295748" calcext:value-type="float">
            <text:p>0.295748</text:p>
          </table:table-cell>
        </table:table-row>
        <table:table-row table:style-name="ro1">
          <table:table-cell/>
          <table:table-cell office:value-type="float" office:value="0.324752" calcext:value-type="float">
            <text:p>0.324752</text:p>
          </table:table-cell>
          <table:table-cell office:value-type="float" office:value="0.286215" calcext:value-type="float">
            <text:p>0.286215</text:p>
          </table:table-cell>
        </table:table-row>
        <table:table-row table:style-name="ro1">
          <table:table-cell/>
          <table:table-cell office:value-type="float" office:value="0.351178" calcext:value-type="float">
            <text:p>0.351178</text:p>
          </table:table-cell>
          <table:table-cell office:value-type="float" office:value="0.278233" calcext:value-type="float">
            <text:p>0.278233</text:p>
          </table:table-cell>
        </table:table-row>
        <table:table-row table:style-name="ro1">
          <table:table-cell/>
          <table:table-cell office:value-type="float" office:value="0.371962" calcext:value-type="float">
            <text:p>0.371962</text:p>
          </table:table-cell>
          <table:table-cell office:value-type="float" office:value="0.267543" calcext:value-type="float">
            <text:p>0.267543</text:p>
          </table:table-cell>
        </table:table-row>
        <table:table-row table:style-name="ro1">
          <table:table-cell/>
          <table:table-cell office:value-type="float" office:value="0.394118" calcext:value-type="float">
            <text:p>0.394118</text:p>
          </table:table-cell>
          <table:table-cell office:value-type="float" office:value="0.271665" calcext:value-type="float">
            <text:p>0.271665</text:p>
          </table:table-cell>
        </table:table-row>
        <table:table-row table:style-name="ro1">
          <table:table-cell/>
          <table:table-cell office:value-type="float" office:value="0.415819" calcext:value-type="float">
            <text:p>0.415819</text:p>
          </table:table-cell>
          <table:table-cell office:value-type="float" office:value="0.277508" calcext:value-type="float">
            <text:p>0.277508</text:p>
          </table:table-cell>
        </table:table-row>
        <table:table-row table:style-name="ro1">
          <table:table-cell/>
          <table:table-cell office:value-type="float" office:value="0.438587" calcext:value-type="float">
            <text:p>0.438587</text:p>
          </table:table-cell>
          <table:table-cell office:value-type="float" office:value="0.296938" calcext:value-type="float">
            <text:p>0.296938</text:p>
          </table:table-cell>
        </table:table-row>
        <table:table-row table:style-name="ro1">
          <table:table-cell/>
          <table:table-cell office:value-type="float" office:value="0.458095" calcext:value-type="float">
            <text:p>0.458095</text:p>
          </table:table-cell>
          <table:table-cell office:value-type="float" office:value="0.320292" calcext:value-type="float">
            <text:p>0.320292</text:p>
          </table:table-cell>
        </table:table-row>
        <table:table-row table:style-name="ro1">
          <table:table-cell/>
          <table:table-cell office:value-type="float" office:value="0.503565" calcext:value-type="float">
            <text:p>0.503565</text:p>
          </table:table-cell>
          <table:table-cell office:value-type="float" office:value="0.39119" calcext:value-type="float">
            <text:p>0.39119</text:p>
          </table:table-cell>
        </table:table-row>
        <table:table-row table:style-name="ro1">
          <table:table-cell/>
          <table:table-cell office:value-type="float" office:value="0.521841" calcext:value-type="float">
            <text:p>0.521841</text:p>
          </table:table-cell>
          <table:table-cell office:value-type="float" office:value="0.437726" calcext:value-type="float">
            <text:p>0.437726</text:p>
          </table:table-cell>
        </table:table-row>
        <table:table-row table:style-name="ro1">
          <table:table-cell/>
          <table:table-cell office:value-type="float" office:value="0.546022" calcext:value-type="float">
            <text:p>0.546022</text:p>
          </table:table-cell>
          <table:table-cell office:value-type="float" office:value="0.490905" calcext:value-type="float">
            <text:p>0.490905</text:p>
          </table:table-cell>
        </table:table-row>
        <table:table-row table:style-name="ro1">
          <table:table-cell/>
          <table:table-cell office:value-type="float" office:value="0.588219" calcext:value-type="float">
            <text:p>0.588219</text:p>
          </table:table-cell>
          <table:table-cell office:value-type="float" office:value="0.601508" calcext:value-type="float">
            <text:p>0.601508</text:p>
          </table:table-cell>
        </table:table-row>
        <table:table-row table:style-name="ro1">
          <table:table-cell/>
          <table:table-cell office:value-type="float" office:value="0.569273" calcext:value-type="float">
            <text:p>0.569273</text:p>
          </table:table-cell>
          <table:table-cell office:value-type="float" office:value="0.679221" calcext:value-type="float">
            <text:p>0.679221</text:p>
          </table:table-cell>
        </table:table-row>
        <table:table-row table:style-name="ro1">
          <table:table-cell/>
          <table:table-cell office:value-type="float" office:value="0.569273" calcext:value-type="float">
            <text:p>0.569273</text:p>
          </table:table-cell>
          <table:table-cell office:value-type="float" office:value="0.679221" calcext:value-type="float">
            <text:p>0.679221</text:p>
          </table:table-cell>
        </table:table-row>
        <table:table-row table:style-name="ro1">
          <table:table-cell/>
          <table:table-cell office:value-type="float" office:value="0.525771" calcext:value-type="float">
            <text:p>0.525771</text:p>
          </table:table-cell>
          <table:table-cell office:value-type="float" office:value="0.728867" calcext:value-type="float">
            <text:p>0.728867</text:p>
          </table:table-cell>
        </table:table-row>
        <table:table-row table:style-name="ro1">
          <table:table-cell/>
          <table:table-cell office:value-type="float" office:value="0.483962" calcext:value-type="float">
            <text:p>0.483962</text:p>
          </table:table-cell>
          <table:table-cell office:value-type="float" office:value="0.759218" calcext:value-type="float">
            <text:p>0.759218</text:p>
          </table:table-cell>
        </table:table-row>
        <table:table-row table:style-name="ro1">
          <table:table-cell/>
          <table:table-cell office:value-type="float" office:value="0.36033" calcext:value-type="float">
            <text:p>0.36033</text:p>
          </table:table-cell>
          <table:table-cell office:value-type="float" office:value="0.84354" calcext:value-type="float">
            <text:p>0.84354</text:p>
          </table:table-cell>
        </table:table-row>
        <table:table-row table:style-name="ro1">
          <table:table-cell/>
          <table:table-cell office:value-type="float" office:value="0.317485" calcext:value-type="float">
            <text:p>0.317485</text:p>
          </table:table-cell>
          <table:table-cell office:value-type="float" office:value="0.873924" calcext:value-type="float">
            <text:p>0.873924</text:p>
          </table:table-cell>
        </table:table-row>
        <table:table-row table:style-name="ro1">
          <table:table-cell/>
          <table:table-cell office:value-type="float" office:value="0.189371" calcext:value-type="float">
            <text:p>0.189371</text:p>
          </table:table-cell>
          <table:table-cell office:value-type="float" office:value="0.891671" calcext:value-type="float">
            <text:p>0.891671</text:p>
          </table:table-cell>
        </table:table-row>
        <table:table-row table:style-name="ro1">
          <table:table-cell/>
          <table:table-cell office:value-type="float" office:value="0.189371" calcext:value-type="float">
            <text:p>0.189371</text:p>
          </table:table-cell>
          <table:table-cell office:value-type="float" office:value="0.891671" calcext:value-type="float">
            <text:p>0.891671</text:p>
          </table:table-cell>
        </table:table-row>
        <table:table-row table:style-name="ro1">
          <table:table-cell/>
          <table:table-cell office:value-type="float" office:value="0.13858" calcext:value-type="float">
            <text:p>0.13858</text:p>
          </table:table-cell>
          <table:table-cell office:value-type="float" office:value="0.877524" calcext:value-type="float">
            <text:p>0.877524</text:p>
          </table:table-cell>
        </table:table-row>
        <table:table-row table:style-name="ro1">
          <table:table-cell/>
          <table:table-cell office:value-type="float" office:value="0.0769812" calcext:value-type="float">
            <text:p>0.0769812</text:p>
          </table:table-cell>
          <table:table-cell office:value-type="float" office:value="0.810737" calcext:value-type="float">
            <text:p>0.8107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0833642" calcext:value-type="float">
            <text:p>0.0833642</text:p>
          </table:table-cell>
          <table:table-cell office:value-type="float" office:value="0.690374" calcext:value-type="float">
            <text:p>0.690374</text:p>
          </table:table-cell>
        </table:table-row>
        <table:table-row table:style-name="ro1">
          <table:table-cell/>
          <table:table-cell office:value-type="float" office:value="0.104313" calcext:value-type="float">
            <text:p>0.104313</text:p>
          </table:table-cell>
          <table:table-cell office:value-type="float" office:value="0.644809" calcext:value-type="float">
            <text:p>0.644809</text:p>
          </table:table-cell>
        </table:table-row>
        <table:table-row table:style-name="ro1">
          <table:table-cell/>
          <table:table-cell office:value-type="float" office:value="0.175639" calcext:value-type="float">
            <text:p>0.175639</text:p>
          </table:table-cell>
          <table:table-cell office:value-type="float" office:value="0.568463" calcext:value-type="float">
            <text:p>0.568463</text:p>
          </table:table-cell>
        </table:table-row>
        <table:table-row table:style-name="ro1">
          <table:table-cell/>
          <table:table-cell office:value-type="float" office:value="0.215625" calcext:value-type="float">
            <text:p>0.215625</text:p>
          </table:table-cell>
          <table:table-cell office:value-type="float" office:value="0.451511" calcext:value-type="float">
            <text:p>0.451511</text:p>
          </table:table-cell>
        </table:table-row>
        <table:table-row table:style-name="ro1">
          <table:table-cell/>
          <table:table-cell office:value-type="float" office:value="0.2224" calcext:value-type="float">
            <text:p>0.2224</text:p>
          </table:table-cell>
          <table:table-cell office:value-type="float" office:value="0.448826" calcext:value-type="float">
            <text:p>0.448826</text:p>
          </table:table-cell>
        </table:table-row>
        <table:table-row table:style-name="ro1">
          <table:table-cell/>
          <table:table-cell office:value-type="float" office:value="0.310269" calcext:value-type="float">
            <text:p>0.310269</text:p>
          </table:table-cell>
          <table:table-cell office:value-type="float" office:value="0.360175" calcext:value-type="float">
            <text:p>0.360175</text:p>
          </table:table-cell>
        </table:table-row>
        <table:table-row table:style-name="ro1">
          <table:table-cell/>
          <table:table-cell office:value-type="float" office:value="0.310269" calcext:value-type="float">
            <text:p>0.310269</text:p>
          </table:table-cell>
          <table:table-cell office:value-type="float" office:value="0.360175" calcext:value-type="float">
            <text:p>0.360175</text:p>
          </table:table-cell>
        </table:table-row>
        <table:table-row table:style-name="ro1">
          <table:table-cell/>
          <table:table-cell office:value-type="float" office:value="0.340642" calcext:value-type="float">
            <text:p>0.340642</text:p>
          </table:table-cell>
          <table:table-cell office:value-type="float" office:value="0.334639" calcext:value-type="float">
            <text:p>0.334639</text:p>
          </table:table-cell>
        </table:table-row>
        <table:table-row table:style-name="ro1">
          <table:table-cell/>
          <table:table-cell office:value-type="float" office:value="0.393132" calcext:value-type="float">
            <text:p>0.393132</text:p>
          </table:table-cell>
          <table:table-cell office:value-type="float" office:value="0.325937" calcext:value-type="float">
            <text:p>0.325937</text:p>
          </table:table-cell>
        </table:table-row>
        <table:table-row table:style-name="ro1">
          <table:table-cell/>
          <table:table-cell office:value-type="float" office:value="0.421679" calcext:value-type="float">
            <text:p>0.421679</text:p>
          </table:table-cell>
          <table:table-cell office:value-type="float" office:value="0.322098" calcext:value-type="float">
            <text:p>0.322098</text:p>
          </table:table-cell>
        </table:table-row>
        <table:table-row table:style-name="ro1">
          <table:table-cell/>
          <table:table-cell office:value-type="float" office:value="0.421679" calcext:value-type="float">
            <text:p>0.421679</text:p>
          </table:table-cell>
          <table:table-cell office:value-type="float" office:value="0.322098" calcext:value-type="float">
            <text:p>0.322098</text:p>
          </table:table-cell>
        </table:table-row>
        <table:table-row table:style-name="ro1">
          <table:table-cell/>
          <table:table-cell office:value-type="float" office:value="0.467649" calcext:value-type="float">
            <text:p>0.467649</text:p>
          </table:table-cell>
          <table:table-cell office:value-type="float" office:value="0.34161" calcext:value-type="float">
            <text:p>0.34161</text:p>
          </table:table-cell>
        </table:table-row>
        <table:table-row table:style-name="ro1">
          <table:table-cell/>
          <table:table-cell office:value-type="float" office:value="0.491684" calcext:value-type="float">
            <text:p>0.491684</text:p>
          </table:table-cell>
          <table:table-cell office:value-type="float" office:value="0.361239" calcext:value-type="float">
            <text:p>0.361239</text:p>
          </table:table-cell>
        </table:table-row>
        <table:table-row table:style-name="ro1">
          <table:table-cell/>
          <table:table-cell office:value-type="float" office:value="0.491684" calcext:value-type="float">
            <text:p>0.491684</text:p>
          </table:table-cell>
          <table:table-cell office:value-type="float" office:value="0.361239" calcext:value-type="float">
            <text:p>0.361239</text:p>
          </table:table-cell>
        </table:table-row>
        <table:table-row table:style-name="ro1">
          <table:table-cell/>
          <table:table-cell office:value-type="float" office:value="0.540271" calcext:value-type="float">
            <text:p>0.540271</text:p>
          </table:table-cell>
          <table:table-cell office:value-type="float" office:value="0.428057" calcext:value-type="float">
            <text:p>0.428057</text:p>
          </table:table-cell>
        </table:table-row>
        <table:table-row table:style-name="ro1">
          <table:table-cell/>
          <table:table-cell office:value-type="float" office:value="0.562689" calcext:value-type="float">
            <text:p>0.562689</text:p>
          </table:table-cell>
          <table:table-cell office:value-type="float" office:value="0.478547" calcext:value-type="float">
            <text:p>0.478547</text:p>
          </table:table-cell>
        </table:table-row>
        <table:table-row table:style-name="ro1">
          <table:table-cell/>
          <table:table-cell office:value-type="float" office:value="0.584032" calcext:value-type="float">
            <text:p>0.584032</text:p>
          </table:table-cell>
          <table:table-cell office:value-type="float" office:value="0.526677" calcext:value-type="float">
            <text:p>0.526677</text:p>
          </table:table-cell>
        </table:table-row>
        <table:table-row table:style-name="ro1">
          <table:table-cell/>
          <table:table-cell office:value-type="float" office:value="0.600906" calcext:value-type="float">
            <text:p>0.600906</text:p>
          </table:table-cell>
          <table:table-cell office:value-type="float" office:value="0.580071" calcext:value-type="float">
            <text:p>0.580071</text:p>
          </table:table-cell>
        </table:table-row>
        <table:table-row table:style-name="ro1">
          <table:table-cell/>
          <table:table-cell office:value-type="float" office:value="0.609555" calcext:value-type="float">
            <text:p>0.609555</text:p>
          </table:table-cell>
          <table:table-cell office:value-type="float" office:value="0.662238" calcext:value-type="float">
            <text:p>0.662238</text:p>
          </table:table-cell>
        </table:table-row>
        <table:table-row table:style-name="ro1">
          <table:table-cell/>
          <table:table-cell office:value-type="float" office:value="0.520304" calcext:value-type="float">
            <text:p>0.520304</text:p>
          </table:table-cell>
          <table:table-cell office:value-type="float" office:value="0.756023" calcext:value-type="float">
            <text:p>0.756023</text:p>
          </table:table-cell>
        </table:table-row>
        <table:table-row table:style-name="ro1">
          <table:table-cell/>
          <table:table-cell office:value-type="float" office:value="0.467499" calcext:value-type="float">
            <text:p>0.467499</text:p>
          </table:table-cell>
          <table:table-cell office:value-type="float" office:value="0.798903" calcext:value-type="float">
            <text:p>0.798903</text:p>
          </table:table-cell>
        </table:table-row>
        <table:table-row table:style-name="ro1">
          <table:table-cell/>
          <table:table-cell office:value-type="float" office:value="0.411563" calcext:value-type="float">
            <text:p>0.411563</text:p>
          </table:table-cell>
          <table:table-cell office:value-type="float" office:value="0.847907" calcext:value-type="float">
            <text:p>0.847907</text:p>
          </table:table-cell>
        </table:table-row>
        <table:table-row table:style-name="ro1">
          <table:table-cell/>
          <table:table-cell office:value-type="float" office:value="0.28115" calcext:value-type="float">
            <text:p>0.28115</text:p>
          </table:table-cell>
          <table:table-cell office:value-type="float" office:value="0.905542" calcext:value-type="float">
            <text:p>0.905542</text:p>
          </table:table-cell>
        </table:table-row>
        <table:table-row table:style-name="ro1">
          <table:table-cell/>
          <table:table-cell office:value-type="float" office:value="0.28115" calcext:value-type="float">
            <text:p>0.28115</text:p>
          </table:table-cell>
          <table:table-cell office:value-type="float" office:value="0.905542" calcext:value-type="float">
            <text:p>0.905542</text:p>
          </table:table-cell>
        </table:table-row>
        <table:table-row table:style-name="ro1">
          <table:table-cell/>
          <table:table-cell office:value-type="float" office:value="0.214927" calcext:value-type="float">
            <text:p>0.214927</text:p>
          </table:table-cell>
          <table:table-cell office:value-type="float" office:value="0.913503" calcext:value-type="float">
            <text:p>0.913503</text:p>
          </table:table-cell>
        </table:table-row>
        <table:table-row table:style-name="ro1">
          <table:table-cell/>
          <table:table-cell office:value-type="float" office:value="0.155939" calcext:value-type="float">
            <text:p>0.155939</text:p>
          </table:table-cell>
          <table:table-cell office:value-type="float" office:value="0.898873" calcext:value-type="float">
            <text:p>0.898873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Série 13</text:p>
          </table:table-cell>
          <table:table-cell office:value-type="float" office:value="0.0610748" calcext:value-type="float">
            <text:p>0.0610748</text:p>
          </table:table-cell>
          <table:table-cell office:value-type="float" office:value="0.768258" calcext:value-type="float">
            <text:p>0.768258</text:p>
          </table:table-cell>
        </table:table-row>
        <table:table-row table:style-name="ro1">
          <table:table-cell/>
          <table:table-cell office:value-type="float" office:value="0.0971892" calcext:value-type="float">
            <text:p>0.0971892</text:p>
          </table:table-cell>
          <table:table-cell office:value-type="float" office:value="0.635027" calcext:value-type="float">
            <text:p>0.635027</text:p>
          </table:table-cell>
        </table:table-row>
        <table:table-row table:style-name="ro1">
          <table:table-cell/>
          <table:table-cell office:value-type="float" office:value="0.16454" calcext:value-type="float">
            <text:p>0.16454</text:p>
          </table:table-cell>
          <table:table-cell office:value-type="float" office:value="0.543775" calcext:value-type="float">
            <text:p>0.543775</text:p>
          </table:table-cell>
        </table:table-row>
        <table:table-row table:style-name="ro1">
          <table:table-cell/>
          <table:table-cell office:value-type="float" office:value="0.19296" calcext:value-type="float">
            <text:p>0.19296</text:p>
          </table:table-cell>
          <table:table-cell office:value-type="float" office:value="0.485632" calcext:value-type="float">
            <text:p>0.485632</text:p>
          </table:table-cell>
        </table:table-row>
        <table:table-row table:style-name="ro1">
          <table:table-cell/>
          <table:table-cell office:value-type="float" office:value="0.184456" calcext:value-type="float">
            <text:p>0.184456</text:p>
          </table:table-cell>
          <table:table-cell office:value-type="float" office:value="0.451173" calcext:value-type="float">
            <text:p>0.451173</text:p>
          </table:table-cell>
        </table:table-row>
        <table:table-row table:style-name="ro1">
          <table:table-cell/>
          <table:table-cell office:value-type="float" office:value="0.184456" calcext:value-type="float">
            <text:p>0.184456</text:p>
          </table:table-cell>
          <table:table-cell office:value-type="float" office:value="0.451173" calcext:value-type="float">
            <text:p>0.451173</text:p>
          </table:table-cell>
        </table:table-row>
        <table:table-row table:style-name="ro1">
          <table:table-cell/>
          <table:table-cell office:value-type="float" office:value="0.237976" calcext:value-type="float">
            <text:p>0.237976</text:p>
          </table:table-cell>
          <table:table-cell office:value-type="float" office:value="0.331643" calcext:value-type="float">
            <text:p>0.331643</text:p>
          </table:table-cell>
        </table:table-row>
        <table:table-row table:style-name="ro1">
          <table:table-cell/>
          <table:table-cell office:value-type="float" office:value="0.276036" calcext:value-type="float">
            <text:p>0.276036</text:p>
          </table:table-cell>
          <table:table-cell office:value-type="float" office:value="0.281116" calcext:value-type="float">
            <text:p>0.281116</text:p>
          </table:table-cell>
        </table:table-row>
        <table:table-row table:style-name="ro1">
          <table:table-cell/>
          <table:table-cell office:value-type="float" office:value="0.339674" calcext:value-type="float">
            <text:p>0.339674</text:p>
          </table:table-cell>
          <table:table-cell office:value-type="float" office:value="0.219676" calcext:value-type="float">
            <text:p>0.219676</text:p>
          </table:table-cell>
        </table:table-row>
        <table:table-row table:style-name="ro1">
          <table:table-cell/>
          <table:table-cell office:value-type="float" office:value="0.369076" calcext:value-type="float">
            <text:p>0.369076</text:p>
          </table:table-cell>
          <table:table-cell office:value-type="float" office:value="0.208709" calcext:value-type="float">
            <text:p>0.208709</text:p>
          </table:table-cell>
        </table:table-row>
        <table:table-row table:style-name="ro1">
          <table:table-cell/>
          <table:table-cell office:value-type="float" office:value="0.390109" calcext:value-type="float">
            <text:p>0.390109</text:p>
          </table:table-cell>
          <table:table-cell office:value-type="float" office:value="0.202082" calcext:value-type="float">
            <text:p>0.202082</text:p>
          </table:table-cell>
        </table:table-row>
        <table:table-row table:style-name="ro1">
          <table:table-cell/>
          <table:table-cell office:value-type="float" office:value="0.416956" calcext:value-type="float">
            <text:p>0.416956</text:p>
          </table:table-cell>
          <table:table-cell office:value-type="float" office:value="0.199748" calcext:value-type="float">
            <text:p>0.199748</text:p>
          </table:table-cell>
        </table:table-row>
        <table:table-row table:style-name="ro1">
          <table:table-cell/>
          <table:table-cell office:value-type="float" office:value="0.44517" calcext:value-type="float">
            <text:p>0.44517</text:p>
          </table:table-cell>
          <table:table-cell office:value-type="float" office:value="0.202128" calcext:value-type="float">
            <text:p>0.202128</text:p>
          </table:table-cell>
        </table:table-row>
        <table:table-row table:style-name="ro1">
          <table:table-cell/>
          <table:table-cell office:value-type="float" office:value="0.473012" calcext:value-type="float">
            <text:p>0.473012</text:p>
          </table:table-cell>
          <table:table-cell office:value-type="float" office:value="0.210903" calcext:value-type="float">
            <text:p>0.210903</text:p>
          </table:table-cell>
        </table:table-row>
        <table:table-row table:style-name="ro1">
          <table:table-cell/>
          <table:table-cell office:value-type="float" office:value="0.498895" calcext:value-type="float">
            <text:p>0.498895</text:p>
          </table:table-cell>
          <table:table-cell office:value-type="float" office:value="0.226021" calcext:value-type="float">
            <text:p>0.226021</text:p>
          </table:table-cell>
        </table:table-row>
        <table:table-row table:style-name="ro1">
          <table:table-cell/>
          <table:table-cell office:value-type="float" office:value="0.547861" calcext:value-type="float">
            <text:p>0.547861</text:p>
          </table:table-cell>
          <table:table-cell office:value-type="float" office:value="0.285378" calcext:value-type="float">
            <text:p>0.285378</text:p>
          </table:table-cell>
        </table:table-row>
        <table:table-row table:style-name="ro1">
          <table:table-cell/>
          <table:table-cell office:value-type="float" office:value="0.568505" calcext:value-type="float">
            <text:p>0.568505</text:p>
          </table:table-cell>
          <table:table-cell office:value-type="float" office:value="0.323948" calcext:value-type="float">
            <text:p>0.323948</text:p>
          </table:table-cell>
        </table:table-row>
        <table:table-row table:style-name="ro1">
          <table:table-cell/>
          <table:table-cell office:value-type="float" office:value="0.568505" calcext:value-type="float">
            <text:p>0.568505</text:p>
          </table:table-cell>
          <table:table-cell office:value-type="float" office:value="0.323948" calcext:value-type="float">
            <text:p>0.323948</text:p>
          </table:table-cell>
        </table:table-row>
        <table:table-row table:style-name="ro1">
          <table:table-cell/>
          <table:table-cell office:value-type="float" office:value="0.587188" calcext:value-type="float">
            <text:p>0.587188</text:p>
          </table:table-cell>
          <table:table-cell office:value-type="float" office:value="0.375785" calcext:value-type="float">
            <text:p>0.375785</text:p>
          </table:table-cell>
        </table:table-row>
        <table:table-row table:style-name="ro1">
          <table:table-cell/>
          <table:table-cell office:value-type="float" office:value="0.609271" calcext:value-type="float">
            <text:p>0.609271</text:p>
          </table:table-cell>
          <table:table-cell office:value-type="float" office:value="0.500734" calcext:value-type="float">
            <text:p>0.500734</text:p>
          </table:table-cell>
        </table:table-row>
        <table:table-row table:style-name="ro1">
          <table:table-cell/>
          <table:table-cell office:value-type="float" office:value="0.605213" calcext:value-type="float">
            <text:p>0.605213</text:p>
          </table:table-cell>
          <table:table-cell office:value-type="float" office:value="0.571557" calcext:value-type="float">
            <text:p>0.571557</text:p>
          </table:table-cell>
        </table:table-row>
        <table:table-row table:style-name="ro1">
          <table:table-cell/>
          <table:table-cell office:value-type="float" office:value="0.582937" calcext:value-type="float">
            <text:p>0.582937</text:p>
          </table:table-cell>
          <table:table-cell office:value-type="float" office:value="0.643938" calcext:value-type="float">
            <text:p>0.643938</text:p>
          </table:table-cell>
        </table:table-row>
        <table:table-row table:style-name="ro1">
          <table:table-cell/>
          <table:table-cell office:value-type="float" office:value="0.53136" calcext:value-type="float">
            <text:p>0.53136</text:p>
          </table:table-cell>
          <table:table-cell office:value-type="float" office:value="0.714123" calcext:value-type="float">
            <text:p>0.714123</text:p>
          </table:table-cell>
        </table:table-row>
        <table:table-row table:style-name="ro1">
          <table:table-cell/>
          <table:table-cell office:value-type="float" office:value="0.415236" calcext:value-type="float">
            <text:p>0.415236</text:p>
          </table:table-cell>
          <table:table-cell office:value-type="float" office:value="0.840801" calcext:value-type="float">
            <text:p>0.840801</text:p>
          </table:table-cell>
        </table:table-row>
        <table:table-row table:style-name="ro1">
          <table:table-cell/>
          <table:table-cell office:value-type="float" office:value="0.337219" calcext:value-type="float">
            <text:p>0.337219</text:p>
          </table:table-cell>
          <table:table-cell office:value-type="float" office:value="0.893253" calcext:value-type="float">
            <text:p>0.893253</text:p>
          </table:table-cell>
        </table:table-row>
        <table:table-row table:style-name="ro1">
          <table:table-cell/>
          <table:table-cell office:value-type="float" office:value="0.275422" calcext:value-type="float">
            <text:p>0.275422</text:p>
          </table:table-cell>
          <table:table-cell office:value-type="float" office:value="0.908253" calcext:value-type="float">
            <text:p>0.908253</text:p>
          </table:table-cell>
        </table:table-row>
        <table:table-row table:style-name="ro1">
          <table:table-cell/>
          <table:table-cell office:value-type="float" office:value="0.149615" calcext:value-type="float">
            <text:p>0.149615</text:p>
          </table:table-cell>
          <table:table-cell office:value-type="float" office:value="0.888666" calcext:value-type="float">
            <text:p>0.888666</text:p>
          </table:table-cell>
        </table:table-row>
        <table:table-row table:style-name="ro1">
          <table:table-cell/>
          <table:table-cell office:value-type="float" office:value="0.111252" calcext:value-type="float">
            <text:p>0.111252</text:p>
          </table:table-cell>
          <table:table-cell office:value-type="float" office:value="0.853438" calcext:value-type="float">
            <text:p>0.853438</text:p>
          </table:table-cell>
        </table:table-row>
        <table:table-row table:style-name="ro1">
          <table:table-cell/>
          <table:table-cell office:value-type="float" office:value="0.0675309" calcext:value-type="float">
            <text:p>0.0675309</text:p>
          </table:table-cell>
          <table:table-cell office:value-type="float" office:value="0.807565" calcext:value-type="float">
            <text:p>0.80756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0788335" calcext:value-type="float">
            <text:p>0.0788335</text:p>
          </table:table-cell>
          <table:table-cell office:value-type="float" office:value="0.665574" calcext:value-type="float">
            <text:p>0.665574</text:p>
          </table:table-cell>
        </table:table-row>
        <table:table-row table:style-name="ro1">
          <table:table-cell/>
          <table:table-cell office:value-type="float" office:value="0.127554" calcext:value-type="float">
            <text:p>0.127554</text:p>
          </table:table-cell>
          <table:table-cell office:value-type="float" office:value="0.532997" calcext:value-type="float">
            <text:p>0.532997</text:p>
          </table:table-cell>
        </table:table-row>
        <table:table-row table:style-name="ro1">
          <table:table-cell/>
          <table:table-cell office:value-type="float" office:value="0.127554" calcext:value-type="float">
            <text:p>0.127554</text:p>
          </table:table-cell>
          <table:table-cell office:value-type="float" office:value="0.532997" calcext:value-type="float">
            <text:p>0.532997</text:p>
          </table:table-cell>
        </table:table-row>
        <table:table-row table:style-name="ro1">
          <table:table-cell/>
          <table:table-cell office:value-type="float" office:value="0.236104" calcext:value-type="float">
            <text:p>0.236104</text:p>
          </table:table-cell>
          <table:table-cell office:value-type="float" office:value="0.347454" calcext:value-type="float">
            <text:p>0.347454</text:p>
          </table:table-cell>
        </table:table-row>
        <table:table-row table:style-name="ro1">
          <table:table-cell/>
          <table:table-cell office:value-type="float" office:value="0.236104" calcext:value-type="float">
            <text:p>0.236104</text:p>
          </table:table-cell>
          <table:table-cell office:value-type="float" office:value="0.347454" calcext:value-type="float">
            <text:p>0.347454</text:p>
          </table:table-cell>
        </table:table-row>
        <table:table-row table:style-name="ro1">
          <table:table-cell/>
          <table:table-cell office:value-type="float" office:value="0.228757" calcext:value-type="float">
            <text:p>0.228757</text:p>
          </table:table-cell>
          <table:table-cell office:value-type="float" office:value="0.294554" calcext:value-type="float">
            <text:p>0.294554</text:p>
          </table:table-cell>
        </table:table-row>
        <table:table-row table:style-name="ro1">
          <table:table-cell/>
          <table:table-cell office:value-type="float" office:value="0.273663" calcext:value-type="float">
            <text:p>0.273663</text:p>
          </table:table-cell>
          <table:table-cell office:value-type="float" office:value="0.229714" calcext:value-type="float">
            <text:p>0.229714</text:p>
          </table:table-cell>
        </table:table-row>
        <table:table-row table:style-name="ro1">
          <table:table-cell/>
          <table:table-cell office:value-type="float" office:value="0.303274" calcext:value-type="float">
            <text:p>0.303274</text:p>
          </table:table-cell>
          <table:table-cell office:value-type="float" office:value="0.218036" calcext:value-type="float">
            <text:p>0.218036</text:p>
          </table:table-cell>
        </table:table-row>
        <table:table-row table:style-name="ro1">
          <table:table-cell/>
          <table:table-cell office:value-type="float" office:value="0.332782" calcext:value-type="float">
            <text:p>0.332782</text:p>
          </table:table-cell>
          <table:table-cell office:value-type="float" office:value="0.201464" calcext:value-type="float">
            <text:p>0.201464</text:p>
          </table:table-cell>
        </table:table-row>
        <table:table-row table:style-name="ro1">
          <table:table-cell/>
          <table:table-cell office:value-type="float" office:value="0.3563" calcext:value-type="float">
            <text:p>0.3563</text:p>
          </table:table-cell>
          <table:table-cell office:value-type="float" office:value="0.184805" calcext:value-type="float">
            <text:p>0.184805</text:p>
          </table:table-cell>
        </table:table-row>
        <table:table-row table:style-name="ro1">
          <table:table-cell/>
          <table:table-cell office:value-type="float" office:value="0.380155" calcext:value-type="float">
            <text:p>0.380155</text:p>
          </table:table-cell>
          <table:table-cell office:value-type="float" office:value="0.180308" calcext:value-type="float">
            <text:p>0.180308</text:p>
          </table:table-cell>
        </table:table-row>
        <table:table-row table:style-name="ro1">
          <table:table-cell/>
          <table:table-cell office:value-type="float" office:value="0.425674" calcext:value-type="float">
            <text:p>0.425674</text:p>
          </table:table-cell>
          <table:table-cell office:value-type="float" office:value="0.199676" calcext:value-type="float">
            <text:p>0.199676</text:p>
          </table:table-cell>
        </table:table-row>
        <table:table-row table:style-name="ro1">
          <table:table-cell/>
          <table:table-cell office:value-type="float" office:value="0.451293" calcext:value-type="float">
            <text:p>0.451293</text:p>
          </table:table-cell>
          <table:table-cell office:value-type="float" office:value="0.217659" calcext:value-type="float">
            <text:p>0.217659</text:p>
          </table:table-cell>
        </table:table-row>
        <table:table-row table:style-name="ro1">
          <table:table-cell/>
          <table:table-cell office:value-type="float" office:value="0.474738" calcext:value-type="float">
            <text:p>0.474738</text:p>
          </table:table-cell>
          <table:table-cell office:value-type="float" office:value="0.240181" calcext:value-type="float">
            <text:p>0.240181</text:p>
          </table:table-cell>
        </table:table-row>
        <table:table-row table:style-name="ro1">
          <table:table-cell/>
          <table:table-cell office:value-type="float" office:value="0.496083" calcext:value-type="float">
            <text:p>0.496083</text:p>
          </table:table-cell>
          <table:table-cell office:value-type="float" office:value="0.272273" calcext:value-type="float">
            <text:p>0.272273</text:p>
          </table:table-cell>
        </table:table-row>
        <table:table-row table:style-name="ro1">
          <table:table-cell/>
          <table:table-cell office:value-type="float" office:value="0.520315" calcext:value-type="float">
            <text:p>0.520315</text:p>
          </table:table-cell>
          <table:table-cell office:value-type="float" office:value="0.312345" calcext:value-type="float">
            <text:p>0.312345</text:p>
          </table:table-cell>
        </table:table-row>
        <table:table-row table:style-name="ro1">
          <table:table-cell/>
          <table:table-cell office:value-type="float" office:value="0.541325" calcext:value-type="float">
            <text:p>0.541325</text:p>
          </table:table-cell>
          <table:table-cell office:value-type="float" office:value="0.361616" calcext:value-type="float">
            <text:p>0.361616</text:p>
          </table:table-cell>
        </table:table-row>
        <table:table-row table:style-name="ro1">
          <table:table-cell/>
          <table:table-cell office:value-type="float" office:value="0.557208" calcext:value-type="float">
            <text:p>0.557208</text:p>
          </table:table-cell>
          <table:table-cell office:value-type="float" office:value="0.422165" calcext:value-type="float">
            <text:p>0.422165</text:p>
          </table:table-cell>
        </table:table-row>
        <table:table-row table:style-name="ro1">
          <table:table-cell/>
          <table:table-cell office:value-type="float" office:value="0.557208" calcext:value-type="float">
            <text:p>0.557208</text:p>
          </table:table-cell>
          <table:table-cell office:value-type="float" office:value="0.422165" calcext:value-type="float">
            <text:p>0.422165</text:p>
          </table:table-cell>
        </table:table-row>
        <table:table-row table:style-name="ro1">
          <table:table-cell/>
          <table:table-cell office:value-type="float" office:value="0.582085" calcext:value-type="float">
            <text:p>0.582085</text:p>
          </table:table-cell>
          <table:table-cell office:value-type="float" office:value="0.547111" calcext:value-type="float">
            <text:p>0.547111</text:p>
          </table:table-cell>
        </table:table-row>
        <table:table-row table:style-name="ro1">
          <table:table-cell/>
          <table:table-cell office:value-type="float" office:value="0.575234" calcext:value-type="float">
            <text:p>0.575234</text:p>
          </table:table-cell>
          <table:table-cell office:value-type="float" office:value="0.625532" calcext:value-type="float">
            <text:p>0.625532</text:p>
          </table:table-cell>
        </table:table-row>
        <table:table-row table:style-name="ro1">
          <table:table-cell/>
          <table:table-cell office:value-type="float" office:value="0.540922" calcext:value-type="float">
            <text:p>0.540922</text:p>
          </table:table-cell>
          <table:table-cell office:value-type="float" office:value="0.686314" calcext:value-type="float">
            <text:p>0.686314</text:p>
          </table:table-cell>
        </table:table-row>
        <table:table-row table:style-name="ro1">
          <table:table-cell/>
          <table:table-cell office:value-type="float" office:value="0.500838" calcext:value-type="float">
            <text:p>0.500838</text:p>
          </table:table-cell>
          <table:table-cell office:value-type="float" office:value="0.746252" calcext:value-type="float">
            <text:p>0.746252</text:p>
          </table:table-cell>
        </table:table-row>
        <table:table-row table:style-name="ro1">
          <table:table-cell/>
          <table:table-cell office:value-type="float" office:value="0.449816" calcext:value-type="float">
            <text:p>0.449816</text:p>
          </table:table-cell>
          <table:table-cell office:value-type="float" office:value="0.799815" calcext:value-type="float">
            <text:p>0.799815</text:p>
          </table:table-cell>
        </table:table-row>
        <table:table-row table:style-name="ro1">
          <table:table-cell/>
          <table:table-cell office:value-type="float" office:value="0.397191" calcext:value-type="float">
            <text:p>0.397191</text:p>
          </table:table-cell>
          <table:table-cell office:value-type="float" office:value="0.841908" calcext:value-type="float">
            <text:p>0.841908</text:p>
          </table:table-cell>
        </table:table-row>
        <table:table-row table:style-name="ro1">
          <table:table-cell/>
          <table:table-cell office:value-type="float" office:value="0.260213" calcext:value-type="float">
            <text:p>0.260213</text:p>
          </table:table-cell>
          <table:table-cell office:value-type="float" office:value="0.891991" calcext:value-type="float">
            <text:p>0.891991</text:p>
          </table:table-cell>
        </table:table-row>
        <table:table-row table:style-name="ro1">
          <table:table-cell/>
          <table:table-cell office:value-type="float" office:value="0.260213" calcext:value-type="float">
            <text:p>0.260213</text:p>
          </table:table-cell>
          <table:table-cell office:value-type="float" office:value="0.891991" calcext:value-type="float">
            <text:p>0.891991</text:p>
          </table:table-cell>
        </table:table-row>
        <table:table-row table:style-name="ro1">
          <table:table-cell/>
          <table:table-cell office:value-type="float" office:value="0.144193" calcext:value-type="float">
            <text:p>0.144193</text:p>
          </table:table-cell>
          <table:table-cell office:value-type="float" office:value="0.865491" calcext:value-type="float">
            <text:p>0.865491</text:p>
          </table:table-cell>
        </table:table-row>
        <table:table-row table:style-name="ro1">
          <table:table-cell/>
          <table:table-cell office:value-type="float" office:value="0.1006" calcext:value-type="float">
            <text:p>0.1006</text:p>
          </table:table-cell>
          <table:table-cell office:value-type="float" office:value="0.829811" calcext:value-type="float">
            <text:p>0.829811</text:p>
          </table:table-cell>
        </table:table-row>
        <table:table-row table:style-name="ro1">
          <table:table-cell/>
          <table:table-cell office:value-type="float" office:value="0.073471" calcext:value-type="float">
            <text:p>0.073471</text:p>
          </table:table-cell>
          <table:table-cell office:value-type="float" office:value="0.776164" calcext:value-type="float">
            <text:p>0.776164</text:p>
          </table:table-cell>
        </table:table-row>
        <table:table-row table:style-name="ro1">
          <table:table-cell/>
          <table:table-cell office:value-type="float" office:value="0.0763957" calcext:value-type="float">
            <text:p>0.0763957</text:p>
          </table:table-cell>
          <table:table-cell office:value-type="float" office:value="0.702013" calcext:value-type="float">
            <text:p>0.702013</text:p>
          </table:table-cell>
        </table:table-row>
        <table:table-row table:style-name="ro1">
          <table:table-cell/>
          <table:table-cell office:value-type="float" office:value="0.0942121" calcext:value-type="float">
            <text:p>0.0942121</text:p>
          </table:table-cell>
          <table:table-cell office:value-type="float" office:value="0.63401" calcext:value-type="float">
            <text:p>0.63401</text:p>
          </table:table-cell>
        </table:table-row>
        <table:table-row table:style-name="ro1">
          <table:table-cell/>
          <table:table-cell office:value-type="float" office:value="0.117389" calcext:value-type="float">
            <text:p>0.117389</text:p>
          </table:table-cell>
          <table:table-cell office:value-type="float" office:value="0.56172" calcext:value-type="float">
            <text:p>0.56172</text:p>
          </table:table-cell>
        </table:table-row>
        <table:table-row table:style-name="ro1">
          <table:table-cell/>
          <table:table-cell office:value-type="float" office:value="0.965248" calcext:value-type="float">
            <text:p>0.965248</text:p>
          </table:table-cell>
          <table:table-cell office:value-type="float" office:value="0.94909" calcext:value-type="float">
            <text:p>0.94909</text:p>
          </table:table-cell>
        </table:table-row>
        <table:table-row table:style-name="ro1">
          <table:table-cell/>
          <table:table-cell office:value-type="float" office:value="0.969271" calcext:value-type="float">
            <text:p>0.969271</text:p>
          </table:table-cell>
          <table:table-cell office:value-type="float" office:value="0.939815" calcext:value-type="float">
            <text:p>0.939815</text:p>
          </table:table-cell>
        </table:table-row>
        <table:table-row table:style-name="ro1">
          <table:table-cell/>
          <table:table-cell office:value-type="float" office:value="0.190381" calcext:value-type="float">
            <text:p>0.190381</text:p>
          </table:table-cell>
          <table:table-cell office:value-type="float" office:value="0.385643" calcext:value-type="float">
            <text:p>0.385643</text:p>
          </table:table-cell>
        </table:table-row>
        <table:table-row table:style-name="ro1">
          <table:table-cell/>
          <table:table-cell office:value-type="float" office:value="0.239058" calcext:value-type="float">
            <text:p>0.239058</text:p>
          </table:table-cell>
          <table:table-cell office:value-type="float" office:value="0.285302" calcext:value-type="float">
            <text:p>0.285302</text:p>
          </table:table-cell>
        </table:table-row>
        <table:table-row table:style-name="ro1">
          <table:table-cell/>
          <table:table-cell office:value-type="float" office:value="0.239058" calcext:value-type="float">
            <text:p>0.239058</text:p>
          </table:table-cell>
          <table:table-cell office:value-type="float" office:value="0.285302" calcext:value-type="float">
            <text:p>0.285302</text:p>
          </table:table-cell>
        </table:table-row>
        <table:table-row table:style-name="ro1">
          <table:table-cell/>
          <table:table-cell office:value-type="float" office:value="0.297044" calcext:value-type="float">
            <text:p>0.297044</text:p>
          </table:table-cell>
          <table:table-cell office:value-type="float" office:value="0.19974" calcext:value-type="float">
            <text:p>0.19974</text:p>
          </table:table-cell>
        </table:table-row>
        <table:table-row table:style-name="ro1">
          <table:table-cell/>
          <table:table-cell office:value-type="float" office:value="0.319125" calcext:value-type="float">
            <text:p>0.319125</text:p>
          </table:table-cell>
          <table:table-cell office:value-type="float" office:value="0.17793" calcext:value-type="float">
            <text:p>0.17793</text:p>
          </table:table-cell>
        </table:table-row>
        <table:table-row table:style-name="ro1">
          <table:table-cell/>
          <table:table-cell office:value-type="float" office:value="0.355298" calcext:value-type="float">
            <text:p>0.355298</text:p>
          </table:table-cell>
          <table:table-cell office:value-type="float" office:value="0.168539" calcext:value-type="float">
            <text:p>0.168539</text:p>
          </table:table-cell>
        </table:table-row>
        <table:table-row table:style-name="ro1">
          <table:table-cell/>
          <table:table-cell office:value-type="float" office:value="0.374394" calcext:value-type="float">
            <text:p>0.374394</text:p>
          </table:table-cell>
          <table:table-cell office:value-type="float" office:value="0.151032" calcext:value-type="float">
            <text:p>0.151032</text:p>
          </table:table-cell>
        </table:table-row>
        <table:table-row table:style-name="ro1">
          <table:table-cell/>
          <table:table-cell office:value-type="float" office:value="0.39592" calcext:value-type="float">
            <text:p>0.39592</text:p>
          </table:table-cell>
          <table:table-cell office:value-type="float" office:value="0.150332" calcext:value-type="float">
            <text:p>0.150332</text:p>
          </table:table-cell>
        </table:table-row>
        <table:table-row table:style-name="ro1">
          <table:table-cell/>
          <table:table-cell office:value-type="float" office:value="0.450611" calcext:value-type="float">
            <text:p>0.450611</text:p>
          </table:table-cell>
          <table:table-cell office:value-type="float" office:value="0.165456" calcext:value-type="float">
            <text:p>0.165456</text:p>
          </table:table-cell>
        </table:table-row>
        <table:table-row table:style-name="ro1">
          <table:table-cell/>
          <table:table-cell office:value-type="float" office:value="0.473606" calcext:value-type="float">
            <text:p>0.473606</text:p>
          </table:table-cell>
          <table:table-cell office:value-type="float" office:value="0.183616" calcext:value-type="float">
            <text:p>0.183616</text:p>
          </table:table-cell>
        </table:table-row>
        <table:table-row table:style-name="ro1">
          <table:table-cell/>
          <table:table-cell office:value-type="float" office:value="0.495691" calcext:value-type="float">
            <text:p>0.495691</text:p>
          </table:table-cell>
          <table:table-cell office:value-type="float" office:value="0.209863" calcext:value-type="float">
            <text:p>0.209863</text:p>
          </table:table-cell>
        </table:table-row>
        <table:table-row table:style-name="ro1">
          <table:table-cell/>
          <table:table-cell office:value-type="float" office:value="0.518566" calcext:value-type="float">
            <text:p>0.518566</text:p>
          </table:table-cell>
          <table:table-cell office:value-type="float" office:value="0.242418" calcext:value-type="float">
            <text:p>0.242418</text:p>
          </table:table-cell>
        </table:table-row>
        <table:table-row table:style-name="ro1">
          <table:table-cell/>
          <table:table-cell office:value-type="float" office:value="0.537651" calcext:value-type="float">
            <text:p>0.537651</text:p>
          </table:table-cell>
          <table:table-cell office:value-type="float" office:value="0.287332" calcext:value-type="float">
            <text:p>0.287332</text:p>
          </table:table-cell>
        </table:table-row>
        <table:table-row table:style-name="ro1">
          <table:table-cell/>
          <table:table-cell office:value-type="float" office:value="0.553808" calcext:value-type="float">
            <text:p>0.553808</text:p>
          </table:table-cell>
          <table:table-cell office:value-type="float" office:value="0.336944" calcext:value-type="float">
            <text:p>0.336944</text:p>
          </table:table-cell>
        </table:table-row>
        <table:table-row table:style-name="ro1">
          <table:table-cell/>
          <table:table-cell office:value-type="float" office:value="0.56768" calcext:value-type="float">
            <text:p>0.56768</text:p>
          </table:table-cell>
          <table:table-cell office:value-type="float" office:value="0.401066" calcext:value-type="float">
            <text:p>0.401066</text:p>
          </table:table-cell>
        </table:table-row>
        <table:table-row table:style-name="ro1">
          <table:table-cell/>
          <table:table-cell office:value-type="float" office:value="0.579218" calcext:value-type="float">
            <text:p>0.579218</text:p>
          </table:table-cell>
          <table:table-cell office:value-type="float" office:value="0.539693" calcext:value-type="float">
            <text:p>0.539693</text:p>
          </table:table-cell>
        </table:table-row>
        <table:table-row table:style-name="ro1">
          <table:table-cell/>
          <table:table-cell office:value-type="float" office:value="0.562364" calcext:value-type="float">
            <text:p>0.562364</text:p>
          </table:table-cell>
          <table:table-cell office:value-type="float" office:value="0.597406" calcext:value-type="float">
            <text:p>0.597406</text:p>
          </table:table-cell>
        </table:table-row>
        <table:table-row table:style-name="ro1">
          <table:table-cell/>
          <table:table-cell office:value-type="float" office:value="0.518654" calcext:value-type="float">
            <text:p>0.518654</text:p>
          </table:table-cell>
          <table:table-cell office:value-type="float" office:value="0.689193" calcext:value-type="float">
            <text:p>0.689193</text:p>
          </table:table-cell>
        </table:table-row>
        <table:table-row table:style-name="ro1">
          <table:table-cell/>
          <table:table-cell office:value-type="float" office:value="0.518654" calcext:value-type="float">
            <text:p>0.518654</text:p>
          </table:table-cell>
          <table:table-cell office:value-type="float" office:value="0.689193" calcext:value-type="float">
            <text:p>0.689193</text:p>
          </table:table-cell>
        </table:table-row>
        <table:table-row table:style-name="ro1">
          <table:table-cell/>
          <table:table-cell office:value-type="float" office:value="0.427196" calcext:value-type="float">
            <text:p>0.427196</text:p>
          </table:table-cell>
          <table:table-cell office:value-type="float" office:value="0.798928" calcext:value-type="float">
            <text:p>0.798928</text:p>
          </table:table-cell>
        </table:table-row>
        <table:table-row table:style-name="ro1">
          <table:table-cell/>
          <table:table-cell office:value-type="float" office:value="0.427196" calcext:value-type="float">
            <text:p>0.427196</text:p>
          </table:table-cell>
          <table:table-cell office:value-type="float" office:value="0.798928" calcext:value-type="float">
            <text:p>0.798928</text:p>
          </table:table-cell>
        </table:table-row>
        <table:table-row table:style-name="ro1">
          <table:table-cell/>
          <table:table-cell office:value-type="float" office:value="0.35467" calcext:value-type="float">
            <text:p>0.35467</text:p>
          </table:table-cell>
          <table:table-cell office:value-type="float" office:value="0.853534" calcext:value-type="float">
            <text:p>0.853534</text:p>
          </table:table-cell>
        </table:table-row>
        <table:table-row table:style-name="ro1">
          <table:table-cell/>
          <table:table-cell office:value-type="float" office:value="0.245843" calcext:value-type="float">
            <text:p>0.245843</text:p>
          </table:table-cell>
          <table:table-cell office:value-type="float" office:value="0.880859" calcext:value-type="float">
            <text:p>0.880859</text:p>
          </table:table-cell>
        </table:table-row>
        <table:table-row table:style-name="ro1">
          <table:table-cell/>
          <table:table-cell office:value-type="float" office:value="0.193178" calcext:value-type="float">
            <text:p>0.193178</text:p>
          </table:table-cell>
          <table:table-cell office:value-type="float" office:value="0.868076" calcext:value-type="float">
            <text:p>0.868076</text:p>
          </table:table-cell>
        </table:table-row>
        <table:table-row table:style-name="ro1">
          <table:table-cell/>
          <table:table-cell office:value-type="float" office:value="0.116695" calcext:value-type="float">
            <text:p>0.116695</text:p>
          </table:table-cell>
          <table:table-cell office:value-type="float" office:value="0.807945" calcext:value-type="float">
            <text:p>0.807945</text:p>
          </table:table-cell>
        </table:table-row>
        <table:table-row table:style-name="ro1">
          <table:table-cell/>
          <table:table-cell office:value-type="float" office:value="0.116695" calcext:value-type="float">
            <text:p>0.116695</text:p>
          </table:table-cell>
          <table:table-cell office:value-type="float" office:value="0.807945" calcext:value-type="float">
            <text:p>0.807945</text:p>
          </table:table-cell>
        </table:table-row>
        <table:table-row table:style-name="ro1">
          <table:table-cell/>
          <table:table-cell office:value-type="float" office:value="0.11037" calcext:value-type="float">
            <text:p>0.11037</text:p>
          </table:table-cell>
          <table:table-cell office:value-type="float" office:value="0.671448" calcext:value-type="float">
            <text:p>0.671448</text:p>
          </table:table-cell>
        </table:table-row>
        <table:table-row table:style-name="ro1">
          <table:table-cell/>
          <table:table-cell office:value-type="float" office:value="0.132467" calcext:value-type="float">
            <text:p>0.132467</text:p>
          </table:table-cell>
          <table:table-cell office:value-type="float" office:value="0.614408" calcext:value-type="float">
            <text:p>0.614408</text:p>
          </table:table-cell>
        </table:table-row>
        <table:table-row table:style-name="ro1">
          <table:table-cell/>
          <table:table-cell office:value-type="float" office:value="0.132467" calcext:value-type="float">
            <text:p>0.132467</text:p>
          </table:table-cell>
          <table:table-cell office:value-type="float" office:value="0.614408" calcext:value-type="float">
            <text:p>0.614408</text:p>
          </table:table-cell>
        </table:table-row>
        <table:table-row table:style-name="ro1">
          <table:table-cell/>
          <table:table-cell office:value-type="float" office:value="0.16914" calcext:value-type="float">
            <text:p>0.16914</text:p>
          </table:table-cell>
          <table:table-cell office:value-type="float" office:value="0.496188" calcext:value-type="float">
            <text:p>0.496188</text:p>
          </table:table-cell>
        </table:table-row>
        <table:table-row table:style-name="ro1">
          <table:table-cell/>
          <table:table-cell office:value-type="float" office:value="0.191935" calcext:value-type="float">
            <text:p>0.191935</text:p>
          </table:table-cell>
          <table:table-cell office:value-type="float" office:value="0.425885" calcext:value-type="float">
            <text:p>0.425885</text:p>
          </table:table-cell>
        </table:table-row>
        <table:table-row table:style-name="ro1">
          <table:table-cell/>
          <table:table-cell office:value-type="float" office:value="0.207135" calcext:value-type="float">
            <text:p>0.207135</text:p>
          </table:table-cell>
          <table:table-cell office:value-type="float" office:value="0.402421" calcext:value-type="float">
            <text:p>0.402421</text:p>
          </table:table-cell>
        </table:table-row>
        <table:table-row table:style-name="ro1">
          <table:table-cell/>
          <table:table-cell office:value-type="float" office:value="0.266153" calcext:value-type="float">
            <text:p>0.266153</text:p>
          </table:table-cell>
          <table:table-cell office:value-type="float" office:value="0.337213" calcext:value-type="float">
            <text:p>0.337213</text:p>
          </table:table-cell>
        </table:table-row>
        <table:table-row table:style-name="ro1">
          <table:table-cell/>
          <table:table-cell office:value-type="float" office:value="0.288947" calcext:value-type="float">
            <text:p>0.288947</text:p>
          </table:table-cell>
          <table:table-cell office:value-type="float" office:value="0.310301" calcext:value-type="float">
            <text:p>0.310301</text:p>
          </table:table-cell>
        </table:table-row>
        <table:table-row table:style-name="ro1">
          <table:table-cell/>
          <table:table-cell office:value-type="float" office:value="0.296113" calcext:value-type="float">
            <text:p>0.296113</text:p>
          </table:table-cell>
          <table:table-cell office:value-type="float" office:value="0.258609" calcext:value-type="float">
            <text:p>0.258609</text:p>
          </table:table-cell>
        </table:table-row>
        <table:table-row table:style-name="ro1">
          <table:table-cell/>
          <table:table-cell office:value-type="float" office:value="0.323572" calcext:value-type="float">
            <text:p>0.323572</text:p>
          </table:table-cell>
          <table:table-cell office:value-type="float" office:value="0.228283" calcext:value-type="float">
            <text:p>0.228283</text:p>
          </table:table-cell>
        </table:table-row>
        <table:table-row table:style-name="ro1">
          <table:table-cell/>
          <table:table-cell office:value-type="float" office:value="0.323572" calcext:value-type="float">
            <text:p>0.323572</text:p>
          </table:table-cell>
          <table:table-cell office:value-type="float" office:value="0.228283" calcext:value-type="float">
            <text:p>0.228283</text:p>
          </table:table-cell>
        </table:table-row>
        <table:table-row table:style-name="ro1">
          <table:table-cell/>
          <table:table-cell office:value-type="float" office:value="0.359186" calcext:value-type="float">
            <text:p>0.359186</text:p>
          </table:table-cell>
          <table:table-cell office:value-type="float" office:value="0.235647" calcext:value-type="float">
            <text:p>0.235647</text:p>
          </table:table-cell>
        </table:table-row>
        <table:table-row table:style-name="ro1">
          <table:table-cell/>
          <table:table-cell office:value-type="float" office:value="0.378742" calcext:value-type="float">
            <text:p>0.378742</text:p>
          </table:table-cell>
          <table:table-cell office:value-type="float" office:value="0.239253" calcext:value-type="float">
            <text:p>0.239253</text:p>
          </table:table-cell>
        </table:table-row>
        <table:table-row table:style-name="ro1">
          <table:table-cell/>
          <table:table-cell office:value-type="float" office:value="0.414659" calcext:value-type="float">
            <text:p>0.414659</text:p>
          </table:table-cell>
          <table:table-cell office:value-type="float" office:value="0.27414" calcext:value-type="float">
            <text:p>0.27414</text:p>
          </table:table-cell>
        </table:table-row>
        <table:table-row table:style-name="ro1">
          <table:table-cell/>
          <table:table-cell office:value-type="float" office:value="0.432748" calcext:value-type="float">
            <text:p>0.432748</text:p>
          </table:table-cell>
          <table:table-cell office:value-type="float" office:value="0.303109" calcext:value-type="float">
            <text:p>0.303109</text:p>
          </table:table-cell>
        </table:table-row>
        <table:table-row table:style-name="ro1">
          <table:table-cell/>
          <table:table-cell office:value-type="float" office:value="0.451899" calcext:value-type="float">
            <text:p>0.451899</text:p>
          </table:table-cell>
          <table:table-cell office:value-type="float" office:value="0.340168" calcext:value-type="float">
            <text:p>0.340168</text:p>
          </table:table-cell>
        </table:table-row>
        <table:table-row table:style-name="ro1">
          <table:table-cell/>
          <table:table-cell office:value-type="float" office:value="0.469558" calcext:value-type="float">
            <text:p>0.469558</text:p>
          </table:table-cell>
          <table:table-cell office:value-type="float" office:value="0.384009" calcext:value-type="float">
            <text:p>0.384009</text:p>
          </table:table-cell>
        </table:table-row>
        <table:table-row table:style-name="ro1">
          <table:table-cell/>
          <table:table-cell office:value-type="float" office:value="0.492809" calcext:value-type="float">
            <text:p>0.492809</text:p>
          </table:table-cell>
          <table:table-cell office:value-type="float" office:value="0.439981" calcext:value-type="float">
            <text:p>0.439981</text:p>
          </table:table-cell>
        </table:table-row>
        <table:table-row table:style-name="ro1">
          <table:table-cell/>
          <table:table-cell office:value-type="float" office:value="0.510587" calcext:value-type="float">
            <text:p>0.510587</text:p>
          </table:table-cell>
          <table:table-cell office:value-type="float" office:value="0.499911" calcext:value-type="float">
            <text:p>0.499911</text:p>
          </table:table-cell>
        </table:table-row>
        <table:table-row table:style-name="ro1">
          <table:table-cell/>
          <table:table-cell office:value-type="float" office:value="0.525144" calcext:value-type="float">
            <text:p>0.525144</text:p>
          </table:table-cell>
          <table:table-cell office:value-type="float" office:value="0.566824" calcext:value-type="float">
            <text:p>0.566824</text:p>
          </table:table-cell>
        </table:table-row>
        <table:table-row table:style-name="ro1">
          <table:table-cell/>
          <table:table-cell office:value-type="float" office:value="0.529843" calcext:value-type="float">
            <text:p>0.529843</text:p>
          </table:table-cell>
          <table:table-cell office:value-type="float" office:value="0.716702" calcext:value-type="float">
            <text:p>0.716702</text:p>
          </table:table-cell>
        </table:table-row>
        <table:table-row table:style-name="ro1">
          <table:table-cell/>
          <table:table-cell office:value-type="float" office:value="0.51904" calcext:value-type="float">
            <text:p>0.51904</text:p>
          </table:table-cell>
          <table:table-cell office:value-type="float" office:value="0.792402" calcext:value-type="float">
            <text:p>0.792402</text:p>
          </table:table-cell>
        </table:table-row>
        <table:table-row table:style-name="ro1">
          <table:table-cell/>
          <table:table-cell office:value-type="float" office:value="0.489956" calcext:value-type="float">
            <text:p>0.489956</text:p>
          </table:table-cell>
          <table:table-cell office:value-type="float" office:value="0.860056" calcext:value-type="float">
            <text:p>0.860056</text:p>
          </table:table-cell>
        </table:table-row>
        <table:table-row table:style-name="ro1">
          <table:table-cell/>
          <table:table-cell office:value-type="float" office:value="0.450957" calcext:value-type="float">
            <text:p>0.450957</text:p>
          </table:table-cell>
          <table:table-cell office:value-type="float" office:value="0.90878" calcext:value-type="float">
            <text:p>0.90878</text:p>
          </table:table-cell>
        </table:table-row>
        <table:table-row table:style-name="ro1">
          <table:table-cell/>
          <table:table-cell office:value-type="float" office:value="0.414843" calcext:value-type="float">
            <text:p>0.414843</text:p>
          </table:table-cell>
          <table:table-cell office:value-type="float" office:value="0.932363" calcext:value-type="float">
            <text:p>0.932363</text:p>
          </table:table-cell>
        </table:table-row>
        <table:table-row table:style-name="ro1">
          <table:table-cell/>
          <table:table-cell office:value-type="float" office:value="0.364925" calcext:value-type="float">
            <text:p>0.364925</text:p>
          </table:table-cell>
          <table:table-cell office:value-type="float" office:value="0.946477" calcext:value-type="float">
            <text:p>0.946477</text:p>
          </table:table-cell>
        </table:table-row>
        <table:table-row table:style-name="ro1">
          <table:table-cell/>
          <table:table-cell office:value-type="float" office:value="0.306436" calcext:value-type="float">
            <text:p>0.306436</text:p>
          </table:table-cell>
          <table:table-cell office:value-type="float" office:value="0.929353" calcext:value-type="float">
            <text:p>0.929353</text:p>
          </table:table-cell>
        </table:table-row>
        <table:table-row table:style-name="ro1">
          <table:table-cell/>
          <table:table-cell office:value-type="float" office:value="0.279485" calcext:value-type="float">
            <text:p>0.279485</text:p>
          </table:table-cell>
          <table:table-cell office:value-type="float" office:value="0.903322" calcext:value-type="float">
            <text:p>0.903322</text:p>
          </table:table-cell>
        </table:table-row>
        <table:table-row table:style-name="ro1">
          <table:table-cell/>
          <table:table-cell office:value-type="float" office:value="0.279485" calcext:value-type="float">
            <text:p>0.279485</text:p>
          </table:table-cell>
          <table:table-cell office:value-type="float" office:value="0.903322" calcext:value-type="float">
            <text:p>0.903322</text:p>
          </table:table-cell>
        </table:table-row>
        <table:table-row table:style-name="ro1">
          <table:table-cell/>
          <table:table-cell office:value-type="float" office:value="0.259298" calcext:value-type="float">
            <text:p>0.259298</text:p>
          </table:table-cell>
          <table:table-cell office:value-type="float" office:value="0.87346" calcext:value-type="float">
            <text:p>0.87346</text:p>
          </table:table-cell>
        </table:table-row>
        <table:table-row table:style-name="ro1">
          <table:table-cell/>
          <table:table-cell office:value-type="float" office:value="0.245441" calcext:value-type="float">
            <text:p>0.245441</text:p>
          </table:table-cell>
          <table:table-cell office:value-type="float" office:value="0.840204" calcext:value-type="float">
            <text:p>0.840204</text:p>
          </table:table-cell>
        </table:table-row>
        <table:table-row table:style-name="ro1">
          <table:table-cell/>
          <table:table-cell office:value-type="float" office:value="0.238416" calcext:value-type="float">
            <text:p>0.238416</text:p>
          </table:table-cell>
          <table:table-cell office:value-type="float" office:value="0.806674" calcext:value-type="float">
            <text:p>0.806674</text:p>
          </table:table-cell>
        </table:table-row>
        <table:table-row table:style-name="ro1">
          <table:table-cell/>
          <table:table-cell office:value-type="float" office:value="0.232477" calcext:value-type="float">
            <text:p>0.232477</text:p>
          </table:table-cell>
          <table:table-cell office:value-type="float" office:value="0.775769" calcext:value-type="float">
            <text:p>0.775769</text:p>
          </table:table-cell>
        </table:table-row>
        <table:table-row table:style-name="ro1">
          <table:table-cell/>
          <table:table-cell office:value-type="float" office:value="0.218773" calcext:value-type="float">
            <text:p>0.218773</text:p>
          </table:table-cell>
          <table:table-cell office:value-type="float" office:value="0.732041" calcext:value-type="float">
            <text:p>0.732041</text:p>
          </table:table-cell>
        </table:table-row>
        <table:table-row table:style-name="ro1">
          <table:table-cell/>
          <table:table-cell office:value-type="float" office:value="0.225115" calcext:value-type="float">
            <text:p>0.225115</text:p>
          </table:table-cell>
          <table:table-cell office:value-type="float" office:value="0.700882" calcext:value-type="float">
            <text:p>0.700882</text:p>
          </table:table-cell>
        </table:table-row>
        <table:table-row table:style-name="ro1">
          <table:table-cell/>
          <table:table-cell office:value-type="float" office:value="0.225561" calcext:value-type="float">
            <text:p>0.225561</text:p>
          </table:table-cell>
          <table:table-cell office:value-type="float" office:value="0.685106" calcext:value-type="float">
            <text:p>0.685106</text:p>
          </table:table-cell>
        </table:table-row>
        <table:table-row table:style-name="ro1">
          <table:table-cell/>
          <table:table-cell office:value-type="float" office:value="0.215236" calcext:value-type="float">
            <text:p>0.215236</text:p>
          </table:table-cell>
          <table:table-cell office:value-type="float" office:value="0.690058" calcext:value-type="float">
            <text:p>0.690058</text:p>
          </table:table-cell>
        </table:table-row>
        <table:table-row table:style-name="ro1">
          <table:table-cell/>
          <table:table-cell office:value-type="float" office:value="0.225772" calcext:value-type="float">
            <text:p>0.225772</text:p>
          </table:table-cell>
          <table:table-cell office:value-type="float" office:value="0.662399" calcext:value-type="float">
            <text:p>0.662399</text:p>
          </table:table-cell>
        </table:table-row>
        <table:table-row table:style-name="ro1">
          <table:table-cell/>
          <table:table-cell office:value-type="float" office:value="0.220717" calcext:value-type="float">
            <text:p>0.220717</text:p>
          </table:table-cell>
          <table:table-cell office:value-type="float" office:value="0.667118" calcext:value-type="float">
            <text:p>0.667118</text:p>
          </table:table-cell>
        </table:table-row>
        <table:table-row table:style-name="ro1">
          <table:table-cell/>
          <table:table-cell office:value-type="float" office:value="0.2345" calcext:value-type="float">
            <text:p>0.2345</text:p>
          </table:table-cell>
          <table:table-cell office:value-type="float" office:value="0.675731" calcext:value-type="float">
            <text:p>0.675731</text:p>
          </table:table-cell>
        </table:table-row>
        <table:table-row table:style-name="ro1">
          <table:table-cell/>
          <table:table-cell office:value-type="float" office:value="0.249608" calcext:value-type="float">
            <text:p>0.249608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/>
          <table:table-cell office:value-type="float" office:value="0.24625" calcext:value-type="float">
            <text:p>0.24625</text:p>
          </table:table-cell>
          <table:table-cell office:value-type="float" office:value="0.697911" calcext:value-type="float">
            <text:p>0.697911</text:p>
          </table:table-cell>
        </table:table-row>
        <table:table-row table:style-name="ro1">
          <table:table-cell/>
          <table:table-cell office:value-type="float" office:value="0.268474" calcext:value-type="float">
            <text:p>0.268474</text:p>
          </table:table-cell>
          <table:table-cell office:value-type="float" office:value="0.709022" calcext:value-type="float">
            <text:p>0.709022</text:p>
          </table:table-cell>
        </table:table-row>
        <table:table-row table:style-name="ro1">
          <table:table-cell/>
          <table:table-cell office:value-type="float" office:value="0.294274" calcext:value-type="float">
            <text:p>0.294274</text:p>
          </table:table-cell>
          <table:table-cell office:value-type="float" office:value="0.725107" calcext:value-type="float">
            <text:p>0.725107</text:p>
          </table:table-cell>
        </table:table-row>
        <table:table-row table:style-name="ro1">
          <table:table-cell/>
          <table:table-cell office:value-type="float" office:value="0.283821" calcext:value-type="float">
            <text:p>0.283821</text:p>
          </table:table-cell>
          <table:table-cell office:value-type="float" office:value="0.770667" calcext:value-type="float">
            <text:p>0.770667</text:p>
          </table:table-cell>
        </table:table-row>
        <table:table-row table:style-name="ro1">
          <table:table-cell/>
          <table:table-cell office:value-type="float" office:value="0.291676" calcext:value-type="float">
            <text:p>0.291676</text:p>
          </table:table-cell>
          <table:table-cell office:value-type="float" office:value="0.802434" calcext:value-type="float">
            <text:p>0.802434</text:p>
          </table:table-cell>
        </table:table-row>
        <table:table-row table:style-name="ro1">
          <table:table-cell/>
          <table:table-cell office:value-type="float" office:value="0.29544" calcext:value-type="float">
            <text:p>0.29544</text:p>
          </table:table-cell>
          <table:table-cell office:value-type="float" office:value="0.831883" calcext:value-type="float">
            <text:p>0.831883</text:p>
          </table:table-cell>
        </table:table-row>
        <table:table-row table:style-name="ro1">
          <table:table-cell/>
          <table:table-cell office:value-type="float" office:value="0.304131" calcext:value-type="float">
            <text:p>0.304131</text:p>
          </table:table-cell>
          <table:table-cell office:value-type="float" office:value="0.866367" calcext:value-type="float">
            <text:p>0.866367</text:p>
          </table:table-cell>
        </table:table-row>
        <table:table-row table:style-name="ro1">
          <table:table-cell/>
          <table:table-cell office:value-type="float" office:value="0.307492" calcext:value-type="float">
            <text:p>0.307492</text:p>
          </table:table-cell>
          <table:table-cell office:value-type="float" office:value="0.872523" calcext:value-type="float">
            <text:p>0.872523</text:p>
          </table:table-cell>
        </table:table-row>
        <table:table-row table:style-name="ro1">
          <table:table-cell/>
          <table:table-cell office:value-type="float" office:value="0.306875" calcext:value-type="float">
            <text:p>0.306875</text:p>
          </table:table-cell>
          <table:table-cell office:value-type="float" office:value="0.868602" calcext:value-type="float">
            <text:p>0.868602</text:p>
          </table:table-cell>
        </table:table-row>
        <table:table-row table:style-name="ro1">
          <table:table-cell/>
          <table:table-cell office:value-type="float" office:value="0.308811" calcext:value-type="float">
            <text:p>0.308811</text:p>
          </table:table-cell>
          <table:table-cell office:value-type="float" office:value="0.859878" calcext:value-type="float">
            <text:p>0.859878</text:p>
          </table:table-cell>
        </table:table-row>
        <table:table-row table:style-name="ro1">
          <table:table-cell/>
          <table:table-cell office:value-type="float" office:value="0.308215" calcext:value-type="float">
            <text:p>0.308215</text:p>
          </table:table-cell>
          <table:table-cell office:value-type="float" office:value="0.853521" calcext:value-type="float">
            <text:p>0.853521</text:p>
          </table:table-cell>
        </table:table-row>
        <table:table-row table:style-name="ro1">
          <table:table-cell/>
          <table:table-cell office:value-type="float" office:value="0.309516" calcext:value-type="float">
            <text:p>0.309516</text:p>
          </table:table-cell>
          <table:table-cell office:value-type="float" office:value="0.848871" calcext:value-type="float">
            <text:p>0.848871</text:p>
          </table:table-cell>
        </table:table-row>
        <table:table-row table:style-name="ro1">
          <table:table-cell/>
          <table:table-cell office:value-type="float" office:value="0.308428" calcext:value-type="float">
            <text:p>0.308428</text:p>
          </table:table-cell>
          <table:table-cell office:value-type="float" office:value="0.849186" calcext:value-type="float">
            <text:p>0.849186</text:p>
          </table:table-cell>
        </table:table-row>
        <table:table-row table:style-name="ro1">
          <table:table-cell/>
          <table:table-cell office:value-type="float" office:value="0.310348" calcext:value-type="float">
            <text:p>0.310348</text:p>
          </table:table-cell>
          <table:table-cell office:value-type="float" office:value="0.856659" calcext:value-type="float">
            <text:p>0.856659</text:p>
          </table:table-cell>
        </table:table-row>
        <table:table-row table:style-name="ro1">
          <table:table-cell/>
          <table:table-cell office:value-type="float" office:value="0.311663" calcext:value-type="float">
            <text:p>0.311663</text:p>
          </table:table-cell>
          <table:table-cell office:value-type="float" office:value="0.865153" calcext:value-type="float">
            <text:p>0.865153</text:p>
          </table:table-cell>
        </table:table-row>
        <table:table-row table:style-name="ro1">
          <table:table-cell/>
          <table:table-cell office:value-type="float" office:value="0.311666" calcext:value-type="float">
            <text:p>0.311666</text:p>
          </table:table-cell>
          <table:table-cell office:value-type="float" office:value="0.88519" calcext:value-type="float">
            <text:p>0.88519</text:p>
          </table:table-cell>
        </table:table-row>
        <table:table-row table:style-name="ro1">
          <table:table-cell/>
          <table:table-cell office:value-type="float" office:value="0.313173" calcext:value-type="float">
            <text:p>0.313173</text:p>
          </table:table-cell>
          <table:table-cell office:value-type="float" office:value="0.911439" calcext:value-type="float">
            <text:p>0.911439</text:p>
          </table:table-cell>
        </table:table-row>
        <table:table-row table:style-name="ro1">
          <table:table-cell/>
          <table:table-cell office:value-type="float" office:value="0.315944" calcext:value-type="float">
            <text:p>0.315944</text:p>
          </table:table-cell>
          <table:table-cell office:value-type="float" office:value="0.95558" calcext:value-type="float">
            <text:p>0.95558</text:p>
          </table:table-cell>
        </table:table-row>
        <table:table-row table:style-name="ro1">
          <table:table-cell/>
          <table:table-cell office:value-type="float" office:value="0.321401" calcext:value-type="float">
            <text:p>0.321401</text:p>
          </table:table-cell>
          <table:table-cell office:value-type="float" office:value="0.961297" calcext:value-type="float">
            <text:p>0.961297</text:p>
          </table:table-cell>
        </table:table-row>
        <table:table-row table:style-name="ro3" table:number-rows-repeated="5">
          <table:table-cell table:number-columns-repeated="3"/>
        </table:table-row>
        <table:table-row table:style-name="ro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leg_satellite" table:style-name="ta1">
        <table:shapes>
          <draw:frame draw:z-index="0" draw:style-name="gr1" draw:text-style-name="P1" svg:width="16.0146in" svg:height="8.0602in" svg:x="3.6819in" svg:y="23.039in">
            <draw:object draw:notify-on-update-of-ranges="leg_satellite.B4:leg_satellite.B208 leg_satellite.C4:leg_satellite.C20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529009" calcext:value-type="float">
            <text:p>0.529009</text:p>
          </table:table-cell>
          <table:table-cell office:value-type="float" office:value="0.326102" calcext:value-type="float">
            <text:p>0.326102</text:p>
          </table:table-cell>
        </table:table-row>
        <table:table-row table:style-name="ro1">
          <table:table-cell/>
          <table:table-cell office:value-type="float" office:value="0.564608" calcext:value-type="float">
            <text:p>0.564608</text:p>
          </table:table-cell>
          <table:table-cell office:value-type="float" office:value="0.334241" calcext:value-type="float">
            <text:p>0.334241</text:p>
          </table:table-cell>
        </table:table-row>
        <table:table-row table:style-name="ro1">
          <table:table-cell/>
          <table:table-cell office:value-type="float" office:value="0.647129" calcext:value-type="float">
            <text:p>0.647129</text:p>
          </table:table-cell>
          <table:table-cell office:value-type="float" office:value="0.408061" calcext:value-type="float">
            <text:p>0.408061</text:p>
          </table:table-cell>
        </table:table-row>
        <table:table-row table:style-name="ro1">
          <table:table-cell/>
          <table:table-cell office:value-type="float" office:value="0.669698" calcext:value-type="float">
            <text:p>0.669698</text:p>
          </table:table-cell>
          <table:table-cell office:value-type="float" office:value="0.500658" calcext:value-type="float">
            <text:p>0.500658</text:p>
          </table:table-cell>
        </table:table-row>
        <table:table-row table:style-name="ro1">
          <table:table-cell/>
          <table:table-cell office:value-type="float" office:value="0.643473" calcext:value-type="float">
            <text:p>0.643473</text:p>
          </table:table-cell>
          <table:table-cell office:value-type="float" office:value="0.621904" calcext:value-type="float">
            <text:p>0.621904</text:p>
          </table:table-cell>
        </table:table-row>
        <table:table-row table:style-name="ro1">
          <table:table-cell/>
          <table:table-cell office:value-type="float" office:value="0.598033" calcext:value-type="float">
            <text:p>0.598033</text:p>
          </table:table-cell>
          <table:table-cell office:value-type="float" office:value="0.7376" calcext:value-type="float">
            <text:p>0.7376</text:p>
          </table:table-cell>
        </table:table-row>
        <table:table-row table:style-name="ro1">
          <table:table-cell/>
          <table:table-cell office:value-type="float" office:value="0.507006" calcext:value-type="float">
            <text:p>0.507006</text:p>
          </table:table-cell>
          <table:table-cell office:value-type="float" office:value="0.809159" calcext:value-type="float">
            <text:p>0.809159</text:p>
          </table:table-cell>
        </table:table-row>
        <table:table-row table:style-name="ro1">
          <table:table-cell/>
          <table:table-cell office:value-type="float" office:value="0.388186" calcext:value-type="float">
            <text:p>0.388186</text:p>
          </table:table-cell>
          <table:table-cell office:value-type="float" office:value="0.850161" calcext:value-type="float">
            <text:p>0.850161</text:p>
          </table:table-cell>
        </table:table-row>
        <table:table-row table:style-name="ro1">
          <table:table-cell/>
          <table:table-cell office:value-type="float" office:value="0.388186" calcext:value-type="float">
            <text:p>0.388186</text:p>
          </table:table-cell>
          <table:table-cell office:value-type="float" office:value="0.850161" calcext:value-type="float">
            <text:p>0.850161</text:p>
          </table:table-cell>
        </table:table-row>
        <table:table-row table:style-name="ro1">
          <table:table-cell/>
          <table:table-cell office:value-type="float" office:value="0.246971" calcext:value-type="float">
            <text:p>0.246971</text:p>
          </table:table-cell>
          <table:table-cell office:value-type="float" office:value="0.659947" calcext:value-type="float">
            <text:p>0.659947</text:p>
          </table:table-cell>
        </table:table-row>
        <table:table-row table:style-name="ro1">
          <table:table-cell/>
          <table:table-cell office:value-type="float" office:value="0.255097" calcext:value-type="float">
            <text:p>0.255097</text:p>
          </table:table-cell>
          <table:table-cell office:value-type="float" office:value="0.54034" calcext:value-type="float">
            <text:p>0.54034</text:p>
          </table:table-cell>
        </table:table-row>
        <table:table-row table:style-name="ro1">
          <table:table-cell/>
          <table:table-cell office:value-type="float" office:value="0.291681" calcext:value-type="float">
            <text:p>0.291681</text:p>
          </table:table-cell>
          <table:table-cell office:value-type="float" office:value="0.45426" calcext:value-type="float">
            <text:p>0.454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1885" calcext:value-type="float">
            <text:p>0.391885</text:p>
          </table:table-cell>
          <table:table-cell office:value-type="float" office:value="0.368711" calcext:value-type="float">
            <text:p>0.368711</text:p>
          </table:table-cell>
        </table:table-row>
        <table:table-row table:style-name="ro1">
          <table:table-cell/>
          <table:table-cell office:value-type="float" office:value="0.471096" calcext:value-type="float">
            <text:p>0.471096</text:p>
          </table:table-cell>
          <table:table-cell office:value-type="float" office:value="0.34651" calcext:value-type="float">
            <text:p>0.34651</text:p>
          </table:table-cell>
        </table:table-row>
        <table:table-row table:style-name="ro1">
          <table:table-cell/>
          <table:table-cell office:value-type="float" office:value="0.532013" calcext:value-type="float">
            <text:p>0.532013</text:p>
          </table:table-cell>
          <table:table-cell office:value-type="float" office:value="0.348402" calcext:value-type="float">
            <text:p>0.348402</text:p>
          </table:table-cell>
        </table:table-row>
        <table:table-row table:style-name="ro1">
          <table:table-cell/>
          <table:table-cell office:value-type="float" office:value="0.602706" calcext:value-type="float">
            <text:p>0.602706</text:p>
          </table:table-cell>
          <table:table-cell office:value-type="float" office:value="0.380705" calcext:value-type="float">
            <text:p>0.380705</text:p>
          </table:table-cell>
        </table:table-row>
        <table:table-row table:style-name="ro1">
          <table:table-cell/>
          <table:table-cell office:value-type="float" office:value="0.650499" calcext:value-type="float">
            <text:p>0.650499</text:p>
          </table:table-cell>
          <table:table-cell office:value-type="float" office:value="0.441821" calcext:value-type="float">
            <text:p>0.441821</text:p>
          </table:table-cell>
        </table:table-row>
        <table:table-row table:style-name="ro1">
          <table:table-cell/>
          <table:table-cell office:value-type="float" office:value="0.668129" calcext:value-type="float">
            <text:p>0.668129</text:p>
          </table:table-cell>
          <table:table-cell office:value-type="float" office:value="0.541676" calcext:value-type="float">
            <text:p>0.541676</text:p>
          </table:table-cell>
        </table:table-row>
        <table:table-row table:style-name="ro1">
          <table:table-cell/>
          <table:table-cell office:value-type="float" office:value="0.629759" calcext:value-type="float">
            <text:p>0.629759</text:p>
          </table:table-cell>
          <table:table-cell office:value-type="float" office:value="0.660104" calcext:value-type="float">
            <text:p>0.660104</text:p>
          </table:table-cell>
        </table:table-row>
        <table:table-row table:style-name="ro1">
          <table:table-cell/>
          <table:table-cell office:value-type="float" office:value="0.610739" calcext:value-type="float">
            <text:p>0.610739</text:p>
          </table:table-cell>
          <table:table-cell office:value-type="float" office:value="0.734859" calcext:value-type="float">
            <text:p>0.734859</text:p>
          </table:table-cell>
        </table:table-row>
        <table:table-row table:style-name="ro1">
          <table:table-cell/>
          <table:table-cell office:value-type="float" office:value="0.512974" calcext:value-type="float">
            <text:p>0.512974</text:p>
          </table:table-cell>
          <table:table-cell office:value-type="float" office:value="0.800816" calcext:value-type="float">
            <text:p>0.800816</text:p>
          </table:table-cell>
        </table:table-row>
        <table:table-row table:style-name="ro1">
          <table:table-cell/>
          <table:table-cell office:value-type="float" office:value="0.477089" calcext:value-type="float">
            <text:p>0.477089</text:p>
          </table:table-cell>
          <table:table-cell office:value-type="float" office:value="0.820293" calcext:value-type="float">
            <text:p>0.820293</text:p>
          </table:table-cell>
        </table:table-row>
        <table:table-row table:style-name="ro1">
          <table:table-cell/>
          <table:table-cell office:value-type="float" office:value="0.355227" calcext:value-type="float">
            <text:p>0.355227</text:p>
          </table:table-cell>
          <table:table-cell office:value-type="float" office:value="0.811101" calcext:value-type="float">
            <text:p>0.811101</text:p>
          </table:table-cell>
        </table:table-row>
        <table:table-row table:style-name="ro1">
          <table:table-cell/>
          <table:table-cell office:value-type="float" office:value="0.299527" calcext:value-type="float">
            <text:p>0.299527</text:p>
          </table:table-cell>
          <table:table-cell office:value-type="float" office:value="0.781255" calcext:value-type="float">
            <text:p>0.781255</text:p>
          </table:table-cell>
        </table:table-row>
        <table:table-row table:style-name="ro1">
          <table:table-cell/>
          <table:table-cell office:value-type="float" office:value="0.248327" calcext:value-type="float">
            <text:p>0.248327</text:p>
          </table:table-cell>
          <table:table-cell office:value-type="float" office:value="0.59806" calcext:value-type="float">
            <text:p>0.59806</text:p>
          </table:table-cell>
        </table:table-row>
        <table:table-row table:style-name="ro1">
          <table:table-cell/>
          <table:table-cell office:value-type="float" office:value="0.272279" calcext:value-type="float">
            <text:p>0.272279</text:p>
          </table:table-cell>
          <table:table-cell office:value-type="float" office:value="0.48404" calcext:value-type="float">
            <text:p>0.48404</text:p>
          </table:table-cell>
        </table:table-row>
        <table:table-row table:style-name="ro1">
          <table:table-cell/>
          <table:table-cell office:value-type="float" office:value="0.333002" calcext:value-type="float">
            <text:p>0.333002</text:p>
          </table:table-cell>
          <table:table-cell office:value-type="float" office:value="0.388783" calcext:value-type="float">
            <text:p>0.3887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97175" calcext:value-type="float">
            <text:p>0.397175</text:p>
          </table:table-cell>
          <table:table-cell office:value-type="float" office:value="0.348584" calcext:value-type="float">
            <text:p>0.348584</text:p>
          </table:table-cell>
        </table:table-row>
        <table:table-row table:style-name="ro1">
          <table:table-cell/>
          <table:table-cell office:value-type="float" office:value="0.479306" calcext:value-type="float">
            <text:p>0.479306</text:p>
          </table:table-cell>
          <table:table-cell office:value-type="float" office:value="0.317162" calcext:value-type="float">
            <text:p>0.317162</text:p>
          </table:table-cell>
        </table:table-row>
        <table:table-row table:style-name="ro1">
          <table:table-cell/>
          <table:table-cell office:value-type="float" office:value="0.546495" calcext:value-type="float">
            <text:p>0.546495</text:p>
          </table:table-cell>
          <table:table-cell office:value-type="float" office:value="0.315558" calcext:value-type="float">
            <text:p>0.315558</text:p>
          </table:table-cell>
        </table:table-row>
        <table:table-row table:style-name="ro1">
          <table:table-cell/>
          <table:table-cell office:value-type="float" office:value="0.609685" calcext:value-type="float">
            <text:p>0.609685</text:p>
          </table:table-cell>
          <table:table-cell office:value-type="float" office:value="0.333691" calcext:value-type="float">
            <text:p>0.333691</text:p>
          </table:table-cell>
        </table:table-row>
        <table:table-row table:style-name="ro1">
          <table:table-cell/>
          <table:table-cell office:value-type="float" office:value="0.652075" calcext:value-type="float">
            <text:p>0.652075</text:p>
          </table:table-cell>
          <table:table-cell office:value-type="float" office:value="0.398631" calcext:value-type="float">
            <text:p>0.398631</text:p>
          </table:table-cell>
        </table:table-row>
        <table:table-row table:style-name="ro1">
          <table:table-cell/>
          <table:table-cell office:value-type="float" office:value="0.671676" calcext:value-type="float">
            <text:p>0.671676</text:p>
          </table:table-cell>
          <table:table-cell office:value-type="float" office:value="0.493854" calcext:value-type="float">
            <text:p>0.493854</text:p>
          </table:table-cell>
        </table:table-row>
        <table:table-row table:style-name="ro1">
          <table:table-cell/>
          <table:table-cell office:value-type="float" office:value="0.645315" calcext:value-type="float">
            <text:p>0.645315</text:p>
          </table:table-cell>
          <table:table-cell office:value-type="float" office:value="0.609418" calcext:value-type="float">
            <text:p>0.609418</text:p>
          </table:table-cell>
        </table:table-row>
        <table:table-row table:style-name="ro1">
          <table:table-cell/>
          <table:table-cell office:value-type="float" office:value="0.621679" calcext:value-type="float">
            <text:p>0.621679</text:p>
          </table:table-cell>
          <table:table-cell office:value-type="float" office:value="0.771952" calcext:value-type="float">
            <text:p>0.771952</text:p>
          </table:table-cell>
        </table:table-row>
        <table:table-row table:style-name="ro1">
          <table:table-cell/>
          <table:table-cell office:value-type="float" office:value="0.518291" calcext:value-type="float">
            <text:p>0.518291</text:p>
          </table:table-cell>
          <table:table-cell office:value-type="float" office:value="0.870705" calcext:value-type="float">
            <text:p>0.870705</text:p>
          </table:table-cell>
        </table:table-row>
        <table:table-row table:style-name="ro1">
          <table:table-cell/>
          <table:table-cell office:value-type="float" office:value="0.392688" calcext:value-type="float">
            <text:p>0.392688</text:p>
          </table:table-cell>
          <table:table-cell office:value-type="float" office:value="0.874132" calcext:value-type="float">
            <text:p>0.874132</text:p>
          </table:table-cell>
        </table:table-row>
        <table:table-row table:style-name="ro1">
          <table:table-cell/>
          <table:table-cell office:value-type="float" office:value="0.300818" calcext:value-type="float">
            <text:p>0.300818</text:p>
          </table:table-cell>
          <table:table-cell office:value-type="float" office:value="0.813708" calcext:value-type="float">
            <text:p>0.813708</text:p>
          </table:table-cell>
        </table:table-row>
        <table:table-row table:style-name="ro1">
          <table:table-cell/>
          <table:table-cell office:value-type="float" office:value="0.238805" calcext:value-type="float">
            <text:p>0.238805</text:p>
          </table:table-cell>
          <table:table-cell office:value-type="float" office:value="0.700564" calcext:value-type="float">
            <text:p>0.700564</text:p>
          </table:table-cell>
        </table:table-row>
        <table:table-row table:style-name="ro1">
          <table:table-cell/>
          <table:table-cell office:value-type="float" office:value="0.23249" calcext:value-type="float">
            <text:p>0.23249</text:p>
          </table:table-cell>
          <table:table-cell office:value-type="float" office:value="0.578052" calcext:value-type="float">
            <text:p>0.578052</text:p>
          </table:table-cell>
        </table:table-row>
        <table:table-row table:style-name="ro1">
          <table:table-cell/>
          <table:table-cell office:value-type="float" office:value="0.264669" calcext:value-type="float">
            <text:p>0.264669</text:p>
          </table:table-cell>
          <table:table-cell office:value-type="float" office:value="0.46502" calcext:value-type="float">
            <text:p>0.46502</text:p>
          </table:table-cell>
        </table:table-row>
        <table:table-row table:style-name="ro1">
          <table:table-cell/>
          <table:table-cell office:value-type="float" office:value="0.293185" calcext:value-type="float">
            <text:p>0.293185</text:p>
          </table:table-cell>
          <table:table-cell office:value-type="float" office:value="0.41683" calcext:value-type="float">
            <text:p>0.41683</text:p>
          </table:table-cell>
        </table:table-row>
        <table:table-row table:style-name="ro1">
          <table:table-cell/>
          <table:table-cell office:value-type="float" office:value="0.32944" calcext:value-type="float">
            <text:p>0.32944</text:p>
          </table:table-cell>
          <table:table-cell office:value-type="float" office:value="0.377284" calcext:value-type="float">
            <text:p>0.37728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8284" calcext:value-type="float">
            <text:p>0.398284</text:p>
          </table:table-cell>
          <table:table-cell office:value-type="float" office:value="0.342431" calcext:value-type="float">
            <text:p>0.342431</text:p>
          </table:table-cell>
        </table:table-row>
        <table:table-row table:style-name="ro1">
          <table:table-cell/>
          <table:table-cell office:value-type="float" office:value="0.481086" calcext:value-type="float">
            <text:p>0.481086</text:p>
          </table:table-cell>
          <table:table-cell office:value-type="float" office:value="0.321805" calcext:value-type="float">
            <text:p>0.321805</text:p>
          </table:table-cell>
        </table:table-row>
        <table:table-row table:style-name="ro1">
          <table:table-cell/>
          <table:table-cell office:value-type="float" office:value="0.546841" calcext:value-type="float">
            <text:p>0.546841</text:p>
          </table:table-cell>
          <table:table-cell office:value-type="float" office:value="0.323628" calcext:value-type="float">
            <text:p>0.323628</text:p>
          </table:table-cell>
        </table:table-row>
        <table:table-row table:style-name="ro1">
          <table:table-cell/>
          <table:table-cell office:value-type="float" office:value="0.61537" calcext:value-type="float">
            <text:p>0.61537</text:p>
          </table:table-cell>
          <table:table-cell office:value-type="float" office:value="0.354135" calcext:value-type="float">
            <text:p>0.354135</text:p>
          </table:table-cell>
        </table:table-row>
        <table:table-row table:style-name="ro1">
          <table:table-cell/>
          <table:table-cell office:value-type="float" office:value="0.660331" calcext:value-type="float">
            <text:p>0.660331</text:p>
          </table:table-cell>
          <table:table-cell office:value-type="float" office:value="0.420591" calcext:value-type="float">
            <text:p>0.420591</text:p>
          </table:table-cell>
        </table:table-row>
        <table:table-row table:style-name="ro1">
          <table:table-cell/>
          <table:table-cell office:value-type="float" office:value="0.680374" calcext:value-type="float">
            <text:p>0.680374</text:p>
          </table:table-cell>
          <table:table-cell office:value-type="float" office:value="0.522011" calcext:value-type="float">
            <text:p>0.522011</text:p>
          </table:table-cell>
        </table:table-row>
        <table:table-row table:style-name="ro1">
          <table:table-cell/>
          <table:table-cell office:value-type="float" office:value="0.645777" calcext:value-type="float">
            <text:p>0.645777</text:p>
          </table:table-cell>
          <table:table-cell office:value-type="float" office:value="0.644729" calcext:value-type="float">
            <text:p>0.644729</text:p>
          </table:table-cell>
        </table:table-row>
        <table:table-row table:style-name="ro1">
          <table:table-cell/>
          <table:table-cell office:value-type="float" office:value="0.600632" calcext:value-type="float">
            <text:p>0.600632</text:p>
          </table:table-cell>
          <table:table-cell office:value-type="float" office:value="0.77901" calcext:value-type="float">
            <text:p>0.77901</text:p>
          </table:table-cell>
        </table:table-row>
        <table:table-row table:style-name="ro1">
          <table:table-cell/>
          <table:table-cell office:value-type="float" office:value="0.497631" calcext:value-type="float">
            <text:p>0.497631</text:p>
          </table:table-cell>
          <table:table-cell office:value-type="float" office:value="0.832232" calcext:value-type="float">
            <text:p>0.832232</text:p>
          </table:table-cell>
        </table:table-row>
        <table:table-row table:style-name="ro1">
          <table:table-cell/>
          <table:table-cell office:value-type="float" office:value="0.382825" calcext:value-type="float">
            <text:p>0.382825</text:p>
          </table:table-cell>
          <table:table-cell office:value-type="float" office:value="0.853141" calcext:value-type="float">
            <text:p>0.853141</text:p>
          </table:table-cell>
        </table:table-row>
        <table:table-row table:style-name="ro1">
          <table:table-cell/>
          <table:table-cell office:value-type="float" office:value="0.27724" calcext:value-type="float">
            <text:p>0.27724</text:p>
          </table:table-cell>
          <table:table-cell office:value-type="float" office:value="0.794643" calcext:value-type="float">
            <text:p>0.794643</text:p>
          </table:table-cell>
        </table:table-row>
        <table:table-row table:style-name="ro1">
          <table:table-cell/>
          <table:table-cell office:value-type="float" office:value="0.228776" calcext:value-type="float">
            <text:p>0.228776</text:p>
          </table:table-cell>
          <table:table-cell office:value-type="float" office:value="0.665618" calcext:value-type="float">
            <text:p>0.665618</text:p>
          </table:table-cell>
        </table:table-row>
        <table:table-row table:style-name="ro1">
          <table:table-cell/>
          <table:table-cell office:value-type="float" office:value="0.237313" calcext:value-type="float">
            <text:p>0.237313</text:p>
          </table:table-cell>
          <table:table-cell office:value-type="float" office:value="0.537093" calcext:value-type="float">
            <text:p>0.537093</text:p>
          </table:table-cell>
        </table:table-row>
        <table:table-row table:style-name="ro1">
          <table:table-cell/>
          <table:table-cell office:value-type="float" office:value="0.285228" calcext:value-type="float">
            <text:p>0.285228</text:p>
          </table:table-cell>
          <table:table-cell office:value-type="float" office:value="0.42755" calcext:value-type="float">
            <text:p>0.42755</text:p>
          </table:table-cell>
        </table:table-row>
        <table:table-row table:style-name="ro1">
          <table:table-cell/>
          <table:table-cell office:value-type="float" office:value="0.386501" calcext:value-type="float">
            <text:p>0.386501</text:p>
          </table:table-cell>
          <table:table-cell office:value-type="float" office:value="0.362277" calcext:value-type="float">
            <text:p>0.3622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454" calcext:value-type="float">
            <text:p>0.43454</text:p>
          </table:table-cell>
          <table:table-cell office:value-type="float" office:value="0.32501" calcext:value-type="float">
            <text:p>0.32501</text:p>
          </table:table-cell>
        </table:table-row>
        <table:table-row table:style-name="ro1">
          <table:table-cell/>
          <table:table-cell office:value-type="float" office:value="0.537954" calcext:value-type="float">
            <text:p>0.537954</text:p>
          </table:table-cell>
          <table:table-cell office:value-type="float" office:value="0.304909" calcext:value-type="float">
            <text:p>0.304909</text:p>
          </table:table-cell>
        </table:table-row>
        <table:table-row table:style-name="ro1">
          <table:table-cell/>
          <table:table-cell office:value-type="float" office:value="0.603503" calcext:value-type="float">
            <text:p>0.603503</text:p>
          </table:table-cell>
          <table:table-cell office:value-type="float" office:value="0.326826" calcext:value-type="float">
            <text:p>0.326826</text:p>
          </table:table-cell>
        </table:table-row>
        <table:table-row table:style-name="ro1">
          <table:table-cell/>
          <table:table-cell office:value-type="float" office:value="0.651539" calcext:value-type="float">
            <text:p>0.651539</text:p>
          </table:table-cell>
          <table:table-cell office:value-type="float" office:value="0.384703" calcext:value-type="float">
            <text:p>0.384703</text:p>
          </table:table-cell>
        </table:table-row>
        <table:table-row table:style-name="ro1">
          <table:table-cell/>
          <table:table-cell office:value-type="float" office:value="0.670641" calcext:value-type="float">
            <text:p>0.670641</text:p>
          </table:table-cell>
          <table:table-cell office:value-type="float" office:value="0.486296" calcext:value-type="float">
            <text:p>0.486296</text:p>
          </table:table-cell>
        </table:table-row>
        <table:table-row table:style-name="ro1">
          <table:table-cell/>
          <table:table-cell office:value-type="float" office:value="0.642913" calcext:value-type="float">
            <text:p>0.642913</text:p>
          </table:table-cell>
          <table:table-cell office:value-type="float" office:value="0.609681" calcext:value-type="float">
            <text:p>0.609681</text:p>
          </table:table-cell>
        </table:table-row>
        <table:table-row table:style-name="ro1">
          <table:table-cell/>
          <table:table-cell office:value-type="float" office:value="0.605105" calcext:value-type="float">
            <text:p>0.605105</text:p>
          </table:table-cell>
          <table:table-cell office:value-type="float" office:value="0.755528" calcext:value-type="float">
            <text:p>0.755528</text:p>
          </table:table-cell>
        </table:table-row>
        <table:table-row table:style-name="ro1">
          <table:table-cell/>
          <table:table-cell office:value-type="float" office:value="0.502385" calcext:value-type="float">
            <text:p>0.502385</text:p>
          </table:table-cell>
          <table:table-cell office:value-type="float" office:value="0.841565" calcext:value-type="float">
            <text:p>0.841565</text:p>
          </table:table-cell>
        </table:table-row>
        <table:table-row table:style-name="ro1">
          <table:table-cell/>
          <table:table-cell office:value-type="float" office:value="0.385213" calcext:value-type="float">
            <text:p>0.385213</text:p>
          </table:table-cell>
          <table:table-cell office:value-type="float" office:value="0.848588" calcext:value-type="float">
            <text:p>0.848588</text:p>
          </table:table-cell>
        </table:table-row>
        <table:table-row table:style-name="ro1">
          <table:table-cell/>
          <table:table-cell office:value-type="float" office:value="0.28286" calcext:value-type="float">
            <text:p>0.28286</text:p>
          </table:table-cell>
          <table:table-cell office:value-type="float" office:value="0.786708" calcext:value-type="float">
            <text:p>0.786708</text:p>
          </table:table-cell>
        </table:table-row>
        <table:table-row table:style-name="ro1">
          <table:table-cell/>
          <table:table-cell office:value-type="float" office:value="0.233314" calcext:value-type="float">
            <text:p>0.233314</text:p>
          </table:table-cell>
          <table:table-cell office:value-type="float" office:value="0.656983" calcext:value-type="float">
            <text:p>0.656983</text:p>
          </table:table-cell>
        </table:table-row>
        <table:table-row table:style-name="ro1">
          <table:table-cell/>
          <table:table-cell office:value-type="float" office:value="0.238492" calcext:value-type="float">
            <text:p>0.238492</text:p>
          </table:table-cell>
          <table:table-cell office:value-type="float" office:value="0.53223" calcext:value-type="float">
            <text:p>0.53223</text:p>
          </table:table-cell>
        </table:table-row>
        <table:table-row table:style-name="ro1">
          <table:table-cell/>
          <table:table-cell office:value-type="float" office:value="0.288183" calcext:value-type="float">
            <text:p>0.288183</text:p>
          </table:table-cell>
          <table:table-cell office:value-type="float" office:value="0.419308" calcext:value-type="float">
            <text:p>0.419308</text:p>
          </table:table-cell>
        </table:table-row>
        <table:table-row table:style-name="ro1">
          <table:table-cell/>
          <table:table-cell office:value-type="float" office:value="0.362415" calcext:value-type="float">
            <text:p>0.362415</text:p>
          </table:table-cell>
          <table:table-cell office:value-type="float" office:value="0.346321" calcext:value-type="float">
            <text:p>0.3463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30444" calcext:value-type="float">
            <text:p>0.430444</text:p>
          </table:table-cell>
          <table:table-cell office:value-type="float" office:value="0.322018" calcext:value-type="float">
            <text:p>0.322018</text:p>
          </table:table-cell>
        </table:table-row>
        <table:table-row table:style-name="ro1">
          <table:table-cell/>
          <table:table-cell office:value-type="float" office:value="0.507833" calcext:value-type="float">
            <text:p>0.507833</text:p>
          </table:table-cell>
          <table:table-cell office:value-type="float" office:value="0.311831" calcext:value-type="float">
            <text:p>0.311831</text:p>
          </table:table-cell>
        </table:table-row>
        <table:table-row table:style-name="ro1">
          <table:table-cell/>
          <table:table-cell office:value-type="float" office:value="0.577777" calcext:value-type="float">
            <text:p>0.577777</text:p>
          </table:table-cell>
          <table:table-cell office:value-type="float" office:value="0.324029" calcext:value-type="float">
            <text:p>0.324029</text:p>
          </table:table-cell>
        </table:table-row>
        <table:table-row table:style-name="ro1">
          <table:table-cell/>
          <table:table-cell office:value-type="float" office:value="0.636371" calcext:value-type="float">
            <text:p>0.636371</text:p>
          </table:table-cell>
          <table:table-cell office:value-type="float" office:value="0.367185" calcext:value-type="float">
            <text:p>0.367185</text:p>
          </table:table-cell>
        </table:table-row>
        <table:table-row table:style-name="ro1">
          <table:table-cell/>
          <table:table-cell office:value-type="float" office:value="0.673362" calcext:value-type="float">
            <text:p>0.673362</text:p>
          </table:table-cell>
          <table:table-cell office:value-type="float" office:value="0.446337" calcext:value-type="float">
            <text:p>0.446337</text:p>
          </table:table-cell>
        </table:table-row>
        <table:table-row table:style-name="ro1">
          <table:table-cell/>
          <table:table-cell office:value-type="float" office:value="0.677547" calcext:value-type="float">
            <text:p>0.677547</text:p>
          </table:table-cell>
          <table:table-cell office:value-type="float" office:value="0.55881" calcext:value-type="float">
            <text:p>0.55881</text:p>
          </table:table-cell>
        </table:table-row>
        <table:table-row table:style-name="ro1">
          <table:table-cell/>
          <table:table-cell office:value-type="float" office:value="0.632685" calcext:value-type="float">
            <text:p>0.632685</text:p>
          </table:table-cell>
          <table:table-cell office:value-type="float" office:value="0.685949" calcext:value-type="float">
            <text:p>0.685949</text:p>
          </table:table-cell>
        </table:table-row>
        <table:table-row table:style-name="ro1">
          <table:table-cell/>
          <table:table-cell office:value-type="float" office:value="0.560948" calcext:value-type="float">
            <text:p>0.560948</text:p>
          </table:table-cell>
          <table:table-cell office:value-type="float" office:value="0.81052" calcext:value-type="float">
            <text:p>0.81052</text:p>
          </table:table-cell>
        </table:table-row>
        <table:table-row table:style-name="ro1">
          <table:table-cell/>
          <table:table-cell office:value-type="float" office:value="0.459918" calcext:value-type="float">
            <text:p>0.459918</text:p>
          </table:table-cell>
          <table:table-cell office:value-type="float" office:value="0.889161" calcext:value-type="float">
            <text:p>0.889161</text:p>
          </table:table-cell>
        </table:table-row>
        <table:table-row table:style-name="ro1">
          <table:table-cell/>
          <table:table-cell office:value-type="float" office:value="0.338666" calcext:value-type="float">
            <text:p>0.338666</text:p>
          </table:table-cell>
          <table:table-cell office:value-type="float" office:value="0.823208" calcext:value-type="float">
            <text:p>0.823208</text:p>
          </table:table-cell>
        </table:table-row>
        <table:table-row table:style-name="ro1">
          <table:table-cell/>
          <table:table-cell office:value-type="float" office:value="0.243856" calcext:value-type="float">
            <text:p>0.243856</text:p>
          </table:table-cell>
          <table:table-cell office:value-type="float" office:value="0.738145" calcext:value-type="float">
            <text:p>0.738145</text:p>
          </table:table-cell>
        </table:table-row>
        <table:table-row table:style-name="ro1">
          <table:table-cell/>
          <table:table-cell office:value-type="float" office:value="0.217083" calcext:value-type="float">
            <text:p>0.217083</text:p>
          </table:table-cell>
          <table:table-cell office:value-type="float" office:value="0.611335" calcext:value-type="float">
            <text:p>0.611335</text:p>
          </table:table-cell>
        </table:table-row>
        <table:table-row table:style-name="ro1">
          <table:table-cell/>
          <table:table-cell office:value-type="float" office:value="0.265883" calcext:value-type="float">
            <text:p>0.265883</text:p>
          </table:table-cell>
          <table:table-cell office:value-type="float" office:value="0.433573" calcext:value-type="float">
            <text:p>0.433573</text:p>
          </table:table-cell>
        </table:table-row>
        <table:table-row table:style-name="ro1">
          <table:table-cell/>
          <table:table-cell office:value-type="float" office:value="0.355601" calcext:value-type="float">
            <text:p>0.355601</text:p>
          </table:table-cell>
          <table:table-cell office:value-type="float" office:value="0.354093" calcext:value-type="float">
            <text:p>0.35409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11709" calcext:value-type="float">
            <text:p>0.411709</text:p>
          </table:table-cell>
          <table:table-cell office:value-type="float" office:value="0.316626" calcext:value-type="float">
            <text:p>0.316626</text:p>
          </table:table-cell>
        </table:table-row>
        <table:table-row table:style-name="ro1">
          <table:table-cell/>
          <table:table-cell office:value-type="float" office:value="0.492034" calcext:value-type="float">
            <text:p>0.492034</text:p>
          </table:table-cell>
          <table:table-cell office:value-type="float" office:value="0.299213" calcext:value-type="float">
            <text:p>0.299213</text:p>
          </table:table-cell>
        </table:table-row>
        <table:table-row table:style-name="ro1">
          <table:table-cell/>
          <table:table-cell office:value-type="float" office:value="0.560541" calcext:value-type="float">
            <text:p>0.560541</text:p>
          </table:table-cell>
          <table:table-cell office:value-type="float" office:value="0.302185" calcext:value-type="float">
            <text:p>0.302185</text:p>
          </table:table-cell>
        </table:table-row>
        <table:table-row table:style-name="ro1">
          <table:table-cell/>
          <table:table-cell office:value-type="float" office:value="0.594836" calcext:value-type="float">
            <text:p>0.594836</text:p>
          </table:table-cell>
          <table:table-cell office:value-type="float" office:value="0.311365" calcext:value-type="float">
            <text:p>0.311365</text:p>
          </table:table-cell>
        </table:table-row>
        <table:table-row table:style-name="ro1">
          <table:table-cell/>
          <table:table-cell office:value-type="float" office:value="0.647613" calcext:value-type="float">
            <text:p>0.647613</text:p>
          </table:table-cell>
          <table:table-cell office:value-type="float" office:value="0.366881" calcext:value-type="float">
            <text:p>0.366881</text:p>
          </table:table-cell>
        </table:table-row>
        <table:table-row table:style-name="ro1">
          <table:table-cell/>
          <table:table-cell office:value-type="float" office:value="0.676189" calcext:value-type="float">
            <text:p>0.676189</text:p>
          </table:table-cell>
          <table:table-cell office:value-type="float" office:value="0.456826" calcext:value-type="float">
            <text:p>0.456826</text:p>
          </table:table-cell>
        </table:table-row>
        <table:table-row table:style-name="ro1">
          <table:table-cell/>
          <table:table-cell office:value-type="float" office:value="0.687991" calcext:value-type="float">
            <text:p>0.687991</text:p>
          </table:table-cell>
          <table:table-cell office:value-type="float" office:value="0.586621" calcext:value-type="float">
            <text:p>0.586621</text:p>
          </table:table-cell>
        </table:table-row>
        <table:table-row table:style-name="ro1">
          <table:table-cell/>
          <table:table-cell office:value-type="float" office:value="0.615432" calcext:value-type="float">
            <text:p>0.615432</text:p>
          </table:table-cell>
          <table:table-cell office:value-type="float" office:value="0.702541" calcext:value-type="float">
            <text:p>0.702541</text:p>
          </table:table-cell>
        </table:table-row>
        <table:table-row table:style-name="ro1">
          <table:table-cell/>
          <table:table-cell office:value-type="float" office:value="0.533969" calcext:value-type="float">
            <text:p>0.533969</text:p>
          </table:table-cell>
          <table:table-cell office:value-type="float" office:value="0.823769" calcext:value-type="float">
            <text:p>0.823769</text:p>
          </table:table-cell>
        </table:table-row>
        <table:table-row table:style-name="ro1">
          <table:table-cell/>
          <table:table-cell office:value-type="float" office:value="0.533969" calcext:value-type="float">
            <text:p>0.533969</text:p>
          </table:table-cell>
          <table:table-cell office:value-type="float" office:value="0.823769" calcext:value-type="float">
            <text:p>0.823769</text:p>
          </table:table-cell>
        </table:table-row>
        <table:table-row table:style-name="ro1">
          <table:table-cell/>
          <table:table-cell office:value-type="float" office:value="0.310829" calcext:value-type="float">
            <text:p>0.310829</text:p>
          </table:table-cell>
          <table:table-cell office:value-type="float" office:value="0.813516" calcext:value-type="float">
            <text:p>0.813516</text:p>
          </table:table-cell>
        </table:table-row>
        <table:table-row table:style-name="ro1">
          <table:table-cell/>
          <table:table-cell office:value-type="float" office:value="0.243044" calcext:value-type="float">
            <text:p>0.243044</text:p>
          </table:table-cell>
          <table:table-cell office:value-type="float" office:value="0.700341" calcext:value-type="float">
            <text:p>0.700341</text:p>
          </table:table-cell>
        </table:table-row>
        <table:table-row table:style-name="ro1">
          <table:table-cell/>
          <table:table-cell office:value-type="float" office:value="0.228267" calcext:value-type="float">
            <text:p>0.228267</text:p>
          </table:table-cell>
          <table:table-cell office:value-type="float" office:value="0.634764" calcext:value-type="float">
            <text:p>0.634764</text:p>
          </table:table-cell>
        </table:table-row>
        <table:table-row table:style-name="ro1">
          <table:table-cell/>
          <table:table-cell office:value-type="float" office:value="0.243492" calcext:value-type="float">
            <text:p>0.243492</text:p>
          </table:table-cell>
          <table:table-cell office:value-type="float" office:value="0.508757" calcext:value-type="float">
            <text:p>0.508757</text:p>
          </table:table-cell>
        </table:table-row>
        <table:table-row table:style-name="ro1">
          <table:table-cell/>
          <table:table-cell office:value-type="float" office:value="0.288177" calcext:value-type="float">
            <text:p>0.288177</text:p>
          </table:table-cell>
          <table:table-cell office:value-type="float" office:value="0.408234" calcext:value-type="float">
            <text:p>0.40823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7249" calcext:value-type="float">
            <text:p>0.367249</text:p>
          </table:table-cell>
          <table:table-cell office:value-type="float" office:value="0.336915" calcext:value-type="float">
            <text:p>0.336915</text:p>
          </table:table-cell>
        </table:table-row>
        <table:table-row table:style-name="ro1">
          <table:table-cell/>
          <table:table-cell office:value-type="float" office:value="0.466987" calcext:value-type="float">
            <text:p>0.466987</text:p>
          </table:table-cell>
          <table:table-cell office:value-type="float" office:value="0.301295" calcext:value-type="float">
            <text:p>0.301295</text:p>
          </table:table-cell>
        </table:table-row>
        <table:table-row table:style-name="ro1">
          <table:table-cell/>
          <table:table-cell office:value-type="float" office:value="0.531902" calcext:value-type="float">
            <text:p>0.531902</text:p>
          </table:table-cell>
          <table:table-cell office:value-type="float" office:value="0.30368" calcext:value-type="float">
            <text:p>0.30368</text:p>
          </table:table-cell>
        </table:table-row>
        <table:table-row table:style-name="ro1">
          <table:table-cell/>
          <table:table-cell office:value-type="float" office:value="0.596793" calcext:value-type="float">
            <text:p>0.596793</text:p>
          </table:table-cell>
          <table:table-cell office:value-type="float" office:value="0.325145" calcext:value-type="float">
            <text:p>0.325145</text:p>
          </table:table-cell>
        </table:table-row>
        <table:table-row table:style-name="ro1">
          <table:table-cell/>
          <table:table-cell office:value-type="float" office:value="0.647076" calcext:value-type="float">
            <text:p>0.647076</text:p>
          </table:table-cell>
          <table:table-cell office:value-type="float" office:value="0.382881" calcext:value-type="float">
            <text:p>0.382881</text:p>
          </table:table-cell>
        </table:table-row>
        <table:table-row table:style-name="ro1">
          <table:table-cell/>
          <table:table-cell office:value-type="float" office:value="0.676814" calcext:value-type="float">
            <text:p>0.676814</text:p>
          </table:table-cell>
          <table:table-cell office:value-type="float" office:value="0.475082" calcext:value-type="float">
            <text:p>0.475082</text:p>
          </table:table-cell>
        </table:table-row>
        <table:table-row table:style-name="ro1">
          <table:table-cell/>
          <table:table-cell office:value-type="float" office:value="0.689419" calcext:value-type="float">
            <text:p>0.689419</text:p>
          </table:table-cell>
          <table:table-cell office:value-type="float" office:value="0.607442" calcext:value-type="float">
            <text:p>0.607442</text:p>
          </table:table-cell>
        </table:table-row>
        <table:table-row table:style-name="ro1">
          <table:table-cell/>
          <table:table-cell office:value-type="float" office:value="0.623641" calcext:value-type="float">
            <text:p>0.623641</text:p>
          </table:table-cell>
          <table:table-cell office:value-type="float" office:value="0.727369" calcext:value-type="float">
            <text:p>0.727369</text:p>
          </table:table-cell>
        </table:table-row>
        <table:table-row table:style-name="ro1">
          <table:table-cell/>
          <table:table-cell office:value-type="float" office:value="0.592069" calcext:value-type="float">
            <text:p>0.592069</text:p>
          </table:table-cell>
          <table:table-cell office:value-type="float" office:value="0.799816" calcext:value-type="float">
            <text:p>0.799816</text:p>
          </table:table-cell>
        </table:table-row>
        <table:table-row table:style-name="ro1">
          <table:table-cell/>
          <table:table-cell office:value-type="float" office:value="0.487595" calcext:value-type="float">
            <text:p>0.487595</text:p>
          </table:table-cell>
          <table:table-cell office:value-type="float" office:value="0.848904" calcext:value-type="float">
            <text:p>0.848904</text:p>
          </table:table-cell>
        </table:table-row>
        <table:table-row table:style-name="ro1">
          <table:table-cell/>
          <table:table-cell office:value-type="float" office:value="0.376076" calcext:value-type="float">
            <text:p>0.376076</text:p>
          </table:table-cell>
          <table:table-cell office:value-type="float" office:value="0.826863" calcext:value-type="float">
            <text:p>0.826863</text:p>
          </table:table-cell>
        </table:table-row>
        <table:table-row table:style-name="ro1">
          <table:table-cell/>
          <table:table-cell office:value-type="float" office:value="0.274635" calcext:value-type="float">
            <text:p>0.274635</text:p>
          </table:table-cell>
          <table:table-cell office:value-type="float" office:value="0.749641" calcext:value-type="float">
            <text:p>0.749641</text:p>
          </table:table-cell>
        </table:table-row>
        <table:table-row table:style-name="ro1">
          <table:table-cell/>
          <table:table-cell office:value-type="float" office:value="0.591236" calcext:value-type="float">
            <text:p>0.591236</text:p>
          </table:table-cell>
          <table:table-cell office:value-type="float" office:value="0.267936" calcext:value-type="float">
            <text:p>0.267936</text:p>
          </table:table-cell>
        </table:table-row>
        <table:table-row table:style-name="ro1">
          <table:table-cell/>
          <table:table-cell office:value-type="float" office:value="0.257203" calcext:value-type="float">
            <text:p>0.257203</text:p>
          </table:table-cell>
          <table:table-cell office:value-type="float" office:value="0.494757" calcext:value-type="float">
            <text:p>0.494757</text:p>
          </table:table-cell>
        </table:table-row>
        <table:table-row table:style-name="ro1">
          <table:table-cell/>
          <table:table-cell office:value-type="float" office:value="0.310076" calcext:value-type="float">
            <text:p>0.310076</text:p>
          </table:table-cell>
          <table:table-cell office:value-type="float" office:value="0.388711" calcext:value-type="float">
            <text:p>0.38871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2762" calcext:value-type="float">
            <text:p>0.382762</text:p>
          </table:table-cell>
          <table:table-cell office:value-type="float" office:value="0.337416" calcext:value-type="float">
            <text:p>0.337416</text:p>
          </table:table-cell>
        </table:table-row>
        <table:table-row table:style-name="ro1">
          <table:table-cell/>
          <table:table-cell office:value-type="float" office:value="0.463665" calcext:value-type="float">
            <text:p>0.463665</text:p>
          </table:table-cell>
          <table:table-cell office:value-type="float" office:value="0.305145" calcext:value-type="float">
            <text:p>0.305145</text:p>
          </table:table-cell>
        </table:table-row>
        <table:table-row table:style-name="ro1">
          <table:table-cell/>
          <table:table-cell office:value-type="float" office:value="0.533494" calcext:value-type="float">
            <text:p>0.533494</text:p>
          </table:table-cell>
          <table:table-cell office:value-type="float" office:value="0.295313" calcext:value-type="float">
            <text:p>0.295313</text:p>
          </table:table-cell>
        </table:table-row>
        <table:table-row table:style-name="ro1">
          <table:table-cell/>
          <table:table-cell office:value-type="float" office:value="0.601267" calcext:value-type="float">
            <text:p>0.601267</text:p>
          </table:table-cell>
          <table:table-cell office:value-type="float" office:value="0.307906" calcext:value-type="float">
            <text:p>0.307906</text:p>
          </table:table-cell>
        </table:table-row>
        <table:table-row table:style-name="ro1">
          <table:table-cell/>
          <table:table-cell office:value-type="float" office:value="0.651384" calcext:value-type="float">
            <text:p>0.651384</text:p>
          </table:table-cell>
          <table:table-cell office:value-type="float" office:value="0.367338" calcext:value-type="float">
            <text:p>0.367338</text:p>
          </table:table-cell>
        </table:table-row>
        <table:table-row table:style-name="ro1">
          <table:table-cell/>
          <table:table-cell office:value-type="float" office:value="0.672281" calcext:value-type="float">
            <text:p>0.672281</text:p>
          </table:table-cell>
          <table:table-cell office:value-type="float" office:value="0.465545" calcext:value-type="float">
            <text:p>0.465545</text:p>
          </table:table-cell>
        </table:table-row>
        <table:table-row table:style-name="ro1">
          <table:table-cell/>
          <table:table-cell office:value-type="float" office:value="0.650429" calcext:value-type="float">
            <text:p>0.650429</text:p>
          </table:table-cell>
          <table:table-cell office:value-type="float" office:value="0.593999" calcext:value-type="float">
            <text:p>0.593999</text:p>
          </table:table-cell>
        </table:table-row>
        <table:table-row table:style-name="ro1">
          <table:table-cell/>
          <table:table-cell office:value-type="float" office:value="0.613479" calcext:value-type="float">
            <text:p>0.613479</text:p>
          </table:table-cell>
          <table:table-cell office:value-type="float" office:value="0.738199" calcext:value-type="float">
            <text:p>0.738199</text:p>
          </table:table-cell>
        </table:table-row>
        <table:table-row table:style-name="ro1">
          <table:table-cell/>
          <table:table-cell office:value-type="float" office:value="0.516045" calcext:value-type="float">
            <text:p>0.516045</text:p>
          </table:table-cell>
          <table:table-cell office:value-type="float" office:value="0.830784" calcext:value-type="float">
            <text:p>0.830784</text:p>
          </table:table-cell>
        </table:table-row>
        <table:table-row table:style-name="ro1">
          <table:table-cell/>
          <table:table-cell office:value-type="float" office:value="0.393429" calcext:value-type="float">
            <text:p>0.393429</text:p>
          </table:table-cell>
          <table:table-cell office:value-type="float" office:value="0.84666" calcext:value-type="float">
            <text:p>0.84666</text:p>
          </table:table-cell>
        </table:table-row>
        <table:table-row table:style-name="ro1">
          <table:table-cell/>
          <table:table-cell office:value-type="float" office:value="0.290166" calcext:value-type="float">
            <text:p>0.290166</text:p>
          </table:table-cell>
          <table:table-cell office:value-type="float" office:value="0.77252" calcext:value-type="float">
            <text:p>0.77252</text:p>
          </table:table-cell>
        </table:table-row>
        <table:table-row table:style-name="ro1">
          <table:table-cell/>
          <table:table-cell office:value-type="float" office:value="0.242488" calcext:value-type="float">
            <text:p>0.242488</text:p>
          </table:table-cell>
          <table:table-cell office:value-type="float" office:value="0.648369" calcext:value-type="float">
            <text:p>0.648369</text:p>
          </table:table-cell>
        </table:table-row>
        <table:table-row table:style-name="ro1">
          <table:table-cell/>
          <table:table-cell office:value-type="float" office:value="0.249101" calcext:value-type="float">
            <text:p>0.249101</text:p>
          </table:table-cell>
          <table:table-cell office:value-type="float" office:value="0.514178" calcext:value-type="float">
            <text:p>0.514178</text:p>
          </table:table-cell>
        </table:table-row>
        <table:table-row table:style-name="ro1">
          <table:table-cell/>
          <table:table-cell office:value-type="float" office:value="0.292314" calcext:value-type="float">
            <text:p>0.292314</text:p>
          </table:table-cell>
          <table:table-cell office:value-type="float" office:value="0.410621" calcext:value-type="float">
            <text:p>0.41062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6137" calcext:value-type="float">
            <text:p>0.376137</text:p>
          </table:table-cell>
          <table:table-cell office:value-type="float" office:value="0.328695" calcext:value-type="float">
            <text:p>0.328695</text:p>
          </table:table-cell>
        </table:table-row>
        <table:table-row table:style-name="ro1">
          <table:table-cell/>
          <table:table-cell office:value-type="float" office:value="0.443712" calcext:value-type="float">
            <text:p>0.443712</text:p>
          </table:table-cell>
          <table:table-cell office:value-type="float" office:value="0.298918" calcext:value-type="float">
            <text:p>0.298918</text:p>
          </table:table-cell>
        </table:table-row>
        <table:table-row table:style-name="ro1">
          <table:table-cell/>
          <table:table-cell office:value-type="float" office:value="0.508513" calcext:value-type="float">
            <text:p>0.508513</text:p>
          </table:table-cell>
          <table:table-cell office:value-type="float" office:value="0.282374" calcext:value-type="float">
            <text:p>0.282374</text:p>
          </table:table-cell>
        </table:table-row>
        <table:table-row table:style-name="ro1">
          <table:table-cell/>
          <table:table-cell office:value-type="float" office:value="0.58064" calcext:value-type="float">
            <text:p>0.58064</text:p>
          </table:table-cell>
          <table:table-cell office:value-type="float" office:value="0.285793" calcext:value-type="float">
            <text:p>0.285793</text:p>
          </table:table-cell>
        </table:table-row>
        <table:table-row table:style-name="ro1">
          <table:table-cell/>
          <table:table-cell office:value-type="float" office:value="0.634945" calcext:value-type="float">
            <text:p>0.634945</text:p>
          </table:table-cell>
          <table:table-cell office:value-type="float" office:value="0.325492" calcext:value-type="float">
            <text:p>0.325492</text:p>
          </table:table-cell>
        </table:table-row>
        <table:table-row table:style-name="ro1">
          <table:table-cell/>
          <table:table-cell office:value-type="float" office:value="0.66712" calcext:value-type="float">
            <text:p>0.66712</text:p>
          </table:table-cell>
          <table:table-cell office:value-type="float" office:value="0.410739" calcext:value-type="float">
            <text:p>0.410739</text:p>
          </table:table-cell>
        </table:table-row>
        <table:table-row table:style-name="ro1">
          <table:table-cell/>
          <table:table-cell office:value-type="float" office:value="0.674015" calcext:value-type="float">
            <text:p>0.674015</text:p>
          </table:table-cell>
          <table:table-cell office:value-type="float" office:value="0.470621" calcext:value-type="float">
            <text:p>0.470621</text:p>
          </table:table-cell>
        </table:table-row>
        <table:table-row table:style-name="ro1">
          <table:table-cell/>
          <table:table-cell office:value-type="float" office:value="0.679801" calcext:value-type="float">
            <text:p>0.679801</text:p>
          </table:table-cell>
          <table:table-cell office:value-type="float" office:value="0.61127" calcext:value-type="float">
            <text:p>0.61127</text:p>
          </table:table-cell>
        </table:table-row>
        <table:table-row table:style-name="ro1">
          <table:table-cell/>
          <table:table-cell office:value-type="float" office:value="0.613063" calcext:value-type="float">
            <text:p>0.613063</text:p>
          </table:table-cell>
          <table:table-cell office:value-type="float" office:value="0.756209" calcext:value-type="float">
            <text:p>0.756209</text:p>
          </table:table-cell>
        </table:table-row>
        <table:table-row table:style-name="ro1">
          <table:table-cell/>
          <table:table-cell office:value-type="float" office:value="0.512728" calcext:value-type="float">
            <text:p>0.512728</text:p>
          </table:table-cell>
          <table:table-cell office:value-type="float" office:value="0.868206" calcext:value-type="float">
            <text:p>0.868206</text:p>
          </table:table-cell>
        </table:table-row>
        <table:table-row table:style-name="ro1">
          <table:table-cell/>
          <table:table-cell office:value-type="float" office:value="0.390643" calcext:value-type="float">
            <text:p>0.390643</text:p>
          </table:table-cell>
          <table:table-cell office:value-type="float" office:value="0.86622" calcext:value-type="float">
            <text:p>0.86622</text:p>
          </table:table-cell>
        </table:table-row>
        <table:table-row table:style-name="ro1">
          <table:table-cell/>
          <table:table-cell office:value-type="float" office:value="0.290551" calcext:value-type="float">
            <text:p>0.290551</text:p>
          </table:table-cell>
          <table:table-cell office:value-type="float" office:value="0.780903" calcext:value-type="float">
            <text:p>0.780903</text:p>
          </table:table-cell>
        </table:table-row>
        <table:table-row table:style-name="ro1">
          <table:table-cell/>
          <table:table-cell office:value-type="float" office:value="0.243699" calcext:value-type="float">
            <text:p>0.243699</text:p>
          </table:table-cell>
          <table:table-cell office:value-type="float" office:value="0.650068" calcext:value-type="float">
            <text:p>0.650068</text:p>
          </table:table-cell>
        </table:table-row>
        <table:table-row table:style-name="ro1">
          <table:table-cell/>
          <table:table-cell office:value-type="float" office:value="0.243826" calcext:value-type="float">
            <text:p>0.243826</text:p>
          </table:table-cell>
          <table:table-cell office:value-type="float" office:value="0.587318" calcext:value-type="float">
            <text:p>0.587318</text:p>
          </table:table-cell>
        </table:table-row>
        <table:table-row table:style-name="ro1">
          <table:table-cell/>
          <table:table-cell office:value-type="float" office:value="0.302375" calcext:value-type="float">
            <text:p>0.302375</text:p>
          </table:table-cell>
          <table:table-cell office:value-type="float" office:value="0.413506" calcext:value-type="float">
            <text:p>0.41350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2096" calcext:value-type="float">
            <text:p>0.382096</text:p>
          </table:table-cell>
          <table:table-cell office:value-type="float" office:value="0.340601" calcext:value-type="float">
            <text:p>0.340601</text:p>
          </table:table-cell>
        </table:table-row>
        <table:table-row table:style-name="ro1">
          <table:table-cell/>
          <table:table-cell office:value-type="float" office:value="0.484158" calcext:value-type="float">
            <text:p>0.484158</text:p>
          </table:table-cell>
          <table:table-cell office:value-type="float" office:value="0.295723" calcext:value-type="float">
            <text:p>0.295723</text:p>
          </table:table-cell>
        </table:table-row>
        <table:table-row table:style-name="ro1">
          <table:table-cell/>
          <table:table-cell office:value-type="float" office:value="0.521215" calcext:value-type="float">
            <text:p>0.521215</text:p>
          </table:table-cell>
          <table:table-cell office:value-type="float" office:value="0.291235" calcext:value-type="float">
            <text:p>0.291235</text:p>
          </table:table-cell>
        </table:table-row>
        <table:table-row table:style-name="ro1">
          <table:table-cell/>
          <table:table-cell office:value-type="float" office:value="0.591573" calcext:value-type="float">
            <text:p>0.591573</text:p>
          </table:table-cell>
          <table:table-cell office:value-type="float" office:value="0.292548" calcext:value-type="float">
            <text:p>0.292548</text:p>
          </table:table-cell>
        </table:table-row>
        <table:table-row table:style-name="ro1">
          <table:table-cell/>
          <table:table-cell office:value-type="float" office:value="0.647773" calcext:value-type="float">
            <text:p>0.647773</text:p>
          </table:table-cell>
          <table:table-cell office:value-type="float" office:value="0.339092" calcext:value-type="float">
            <text:p>0.339092</text:p>
          </table:table-cell>
        </table:table-row>
        <table:table-row table:style-name="ro1">
          <table:table-cell/>
          <table:table-cell office:value-type="float" office:value="0.676174" calcext:value-type="float">
            <text:p>0.676174</text:p>
          </table:table-cell>
          <table:table-cell office:value-type="float" office:value="0.429127" calcext:value-type="float">
            <text:p>0.429127</text:p>
          </table:table-cell>
        </table:table-row>
        <table:table-row table:style-name="ro1">
          <table:table-cell/>
          <table:table-cell office:value-type="float" office:value="0.677322" calcext:value-type="float">
            <text:p>0.677322</text:p>
          </table:table-cell>
          <table:table-cell office:value-type="float" office:value="0.553811" calcext:value-type="float">
            <text:p>0.553811</text:p>
          </table:table-cell>
        </table:table-row>
        <table:table-row table:style-name="ro1">
          <table:table-cell/>
          <table:table-cell office:value-type="float" office:value="0.647378" calcext:value-type="float">
            <text:p>0.647378</text:p>
          </table:table-cell>
          <table:table-cell office:value-type="float" office:value="0.618342" calcext:value-type="float">
            <text:p>0.618342</text:p>
          </table:table-cell>
        </table:table-row>
        <table:table-row table:style-name="ro1">
          <table:table-cell/>
          <table:table-cell office:value-type="float" office:value="0.602229" calcext:value-type="float">
            <text:p>0.602229</text:p>
          </table:table-cell>
          <table:table-cell office:value-type="float" office:value="0.757122" calcext:value-type="float">
            <text:p>0.757122</text:p>
          </table:table-cell>
        </table:table-row>
        <table:table-row table:style-name="ro1">
          <table:table-cell/>
          <table:table-cell office:value-type="float" office:value="0.499687" calcext:value-type="float">
            <text:p>0.499687</text:p>
          </table:table-cell>
          <table:table-cell office:value-type="float" office:value="0.799579" calcext:value-type="float">
            <text:p>0.799579</text:p>
          </table:table-cell>
        </table:table-row>
        <table:table-row table:style-name="ro1">
          <table:table-cell/>
          <table:table-cell office:value-type="float" office:value="0.387554" calcext:value-type="float">
            <text:p>0.387554</text:p>
          </table:table-cell>
          <table:table-cell office:value-type="float" office:value="0.813266" calcext:value-type="float">
            <text:p>0.813266</text:p>
          </table:table-cell>
        </table:table-row>
        <table:table-row table:style-name="ro1">
          <table:table-cell/>
          <table:table-cell office:value-type="float" office:value="0.317578" calcext:value-type="float">
            <text:p>0.317578</text:p>
          </table:table-cell>
          <table:table-cell office:value-type="float" office:value="0.722879" calcext:value-type="float">
            <text:p>0.722879</text:p>
          </table:table-cell>
        </table:table-row>
        <table:table-row table:style-name="ro1">
          <table:table-cell/>
          <table:table-cell office:value-type="float" office:value="0.244264" calcext:value-type="float">
            <text:p>0.244264</text:p>
          </table:table-cell>
          <table:table-cell office:value-type="float" office:value="0.616054" calcext:value-type="float">
            <text:p>0.616054</text:p>
          </table:table-cell>
        </table:table-row>
        <table:table-row table:style-name="ro1">
          <table:table-cell/>
          <table:table-cell office:value-type="float" office:value="0.257798" calcext:value-type="float">
            <text:p>0.257798</text:p>
          </table:table-cell>
          <table:table-cell office:value-type="float" office:value="0.495972" calcext:value-type="float">
            <text:p>0.495972</text:p>
          </table:table-cell>
        </table:table-row>
        <table:table-row table:style-name="ro1">
          <table:table-cell/>
          <table:table-cell office:value-type="float" office:value="0.308643" calcext:value-type="float">
            <text:p>0.308643</text:p>
          </table:table-cell>
          <table:table-cell office:value-type="float" office:value="0.393809" calcext:value-type="float">
            <text:p>0.39380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382535" calcext:value-type="float">
            <text:p>0.382535</text:p>
          </table:table-cell>
          <table:table-cell office:value-type="float" office:value="0.334691" calcext:value-type="float">
            <text:p>0.334691</text:p>
          </table:table-cell>
        </table:table-row>
        <table:table-row table:style-name="ro1">
          <table:table-cell/>
          <table:table-cell office:value-type="float" office:value="0.454697" calcext:value-type="float">
            <text:p>0.454697</text:p>
          </table:table-cell>
          <table:table-cell office:value-type="float" office:value="0.295768" calcext:value-type="float">
            <text:p>0.295768</text:p>
          </table:table-cell>
        </table:table-row>
        <table:table-row table:style-name="ro1">
          <table:table-cell/>
          <table:table-cell office:value-type="float" office:value="0.522032" calcext:value-type="float">
            <text:p>0.522032</text:p>
          </table:table-cell>
          <table:table-cell office:value-type="float" office:value="0.289008" calcext:value-type="float">
            <text:p>0.289008</text:p>
          </table:table-cell>
        </table:table-row>
        <table:table-row table:style-name="ro1">
          <table:table-cell/>
          <table:table-cell office:value-type="float" office:value="0.58696" calcext:value-type="float">
            <text:p>0.58696</text:p>
          </table:table-cell>
          <table:table-cell office:value-type="float" office:value="0.29502" calcext:value-type="float">
            <text:p>0.29502</text:p>
          </table:table-cell>
        </table:table-row>
        <table:table-row table:style-name="ro1">
          <table:table-cell/>
          <table:table-cell office:value-type="float" office:value="0.640165" calcext:value-type="float">
            <text:p>0.640165</text:p>
          </table:table-cell>
          <table:table-cell office:value-type="float" office:value="0.347393" calcext:value-type="float">
            <text:p>0.347393</text:p>
          </table:table-cell>
        </table:table-row>
        <table:table-row table:style-name="ro1">
          <table:table-cell/>
          <table:table-cell office:value-type="float" office:value="0.667512" calcext:value-type="float">
            <text:p>0.667512</text:p>
          </table:table-cell>
          <table:table-cell office:value-type="float" office:value="0.431644" calcext:value-type="float">
            <text:p>0.431644</text:p>
          </table:table-cell>
        </table:table-row>
        <table:table-row table:style-name="ro1">
          <table:table-cell/>
          <table:table-cell office:value-type="float" office:value="0.668644" calcext:value-type="float">
            <text:p>0.668644</text:p>
          </table:table-cell>
          <table:table-cell office:value-type="float" office:value="0.547727" calcext:value-type="float">
            <text:p>0.547727</text:p>
          </table:table-cell>
        </table:table-row>
        <table:table-row table:style-name="ro1">
          <table:table-cell/>
          <table:table-cell office:value-type="float" office:value="0.632666" calcext:value-type="float">
            <text:p>0.632666</text:p>
          </table:table-cell>
          <table:table-cell office:value-type="float" office:value="0.704812" calcext:value-type="float">
            <text:p>0.704812</text:p>
          </table:table-cell>
        </table:table-row>
        <table:table-row table:style-name="ro1">
          <table:table-cell/>
          <table:table-cell office:value-type="float" office:value="0.547788" calcext:value-type="float">
            <text:p>0.547788</text:p>
          </table:table-cell>
          <table:table-cell office:value-type="float" office:value="0.791266" calcext:value-type="float">
            <text:p>0.791266</text:p>
          </table:table-cell>
        </table:table-row>
        <table:table-row table:style-name="ro1">
          <table:table-cell/>
          <table:table-cell office:value-type="float" office:value="0.543166" calcext:value-type="float">
            <text:p>0.543166</text:p>
          </table:table-cell>
          <table:table-cell office:value-type="float" office:value="0.332681" calcext:value-type="float">
            <text:p>0.332681</text:p>
          </table:table-cell>
        </table:table-row>
        <table:table-row table:style-name="ro1">
          <table:table-cell/>
          <table:table-cell office:value-type="float" office:value="0.543166" calcext:value-type="float">
            <text:p>0.543166</text:p>
          </table:table-cell>
          <table:table-cell office:value-type="float" office:value="0.332681" calcext:value-type="float">
            <text:p>0.332681</text:p>
          </table:table-cell>
        </table:table-row>
        <table:table-row table:style-name="ro1">
          <table:table-cell/>
          <table:table-cell office:value-type="float" office:value="0.39234" calcext:value-type="float">
            <text:p>0.39234</text:p>
          </table:table-cell>
          <table:table-cell office:value-type="float" office:value="0.652035" calcext:value-type="float">
            <text:p>0.652035</text:p>
          </table:table-cell>
        </table:table-row>
        <table:table-row table:style-name="ro1">
          <table:table-cell/>
          <table:table-cell office:value-type="float" office:value="0.392147" calcext:value-type="float">
            <text:p>0.392147</text:p>
          </table:table-cell>
          <table:table-cell office:value-type="float" office:value="0.61067" calcext:value-type="float">
            <text:p>0.61067</text:p>
          </table:table-cell>
        </table:table-row>
        <table:table-row table:style-name="ro1">
          <table:table-cell/>
          <table:table-cell office:value-type="float" office:value="0.358573" calcext:value-type="float">
            <text:p>0.358573</text:p>
          </table:table-cell>
          <table:table-cell office:value-type="float" office:value="0.506427" calcext:value-type="float">
            <text:p>0.506427</text:p>
          </table:table-cell>
        </table:table-row>
        <table:table-row table:style-name="ro1">
          <table:table-cell/>
          <table:table-cell office:value-type="float" office:value="0.381883" calcext:value-type="float">
            <text:p>0.381883</text:p>
          </table:table-cell>
          <table:table-cell office:value-type="float" office:value="0.445691" calcext:value-type="float">
            <text:p>0.445691</text:p>
          </table:table-cell>
        </table:table-row>
        <table:table-row table:style-name="ro1">
          <table:table-cell/>
          <table:table-cell office:value-type="float" office:value="0.414721" calcext:value-type="float">
            <text:p>0.414721</text:p>
          </table:table-cell>
          <table:table-cell office:value-type="float" office:value="0.41774" calcext:value-type="float">
            <text:p>0.41774</text:p>
          </table:table-cell>
        </table:table-row>
        <table:table-row table:style-name="ro1">
          <table:table-cell/>
          <table:table-cell office:value-type="float" office:value="0.451147" calcext:value-type="float">
            <text:p>0.451147</text:p>
          </table:table-cell>
          <table:table-cell office:value-type="float" office:value="0.413151" calcext:value-type="float">
            <text:p>0.413151</text:p>
          </table:table-cell>
        </table:table-row>
        <table:table-row table:style-name="ro1">
          <table:table-cell/>
          <table:table-cell office:value-type="float" office:value="0.478556" calcext:value-type="float">
            <text:p>0.478556</text:p>
          </table:table-cell>
          <table:table-cell office:value-type="float" office:value="0.417357" calcext:value-type="float">
            <text:p>0.417357</text:p>
          </table:table-cell>
        </table:table-row>
        <table:table-row table:style-name="ro1">
          <table:table-cell/>
          <table:table-cell office:value-type="float" office:value="0.507927" calcext:value-type="float">
            <text:p>0.507927</text:p>
          </table:table-cell>
          <table:table-cell office:value-type="float" office:value="0.457956" calcext:value-type="float">
            <text:p>0.457956</text:p>
          </table:table-cell>
        </table:table-row>
        <table:table-row table:style-name="ro1">
          <table:table-cell/>
          <table:table-cell office:value-type="float" office:value="0.534691" calcext:value-type="float">
            <text:p>0.534691</text:p>
          </table:table-cell>
          <table:table-cell office:value-type="float" office:value="0.518325" calcext:value-type="float">
            <text:p>0.518325</text:p>
          </table:table-cell>
        </table:table-row>
        <table:table-row table:style-name="ro1">
          <table:table-cell/>
          <table:table-cell office:value-type="float" office:value="0.559829" calcext:value-type="float">
            <text:p>0.559829</text:p>
          </table:table-cell>
          <table:table-cell office:value-type="float" office:value="0.609727" calcext:value-type="float">
            <text:p>0.609727</text:p>
          </table:table-cell>
        </table:table-row>
        <table:table-row table:style-name="ro1">
          <table:table-cell/>
          <table:table-cell office:value-type="float" office:value="0.563026" calcext:value-type="float">
            <text:p>0.563026</text:p>
          </table:table-cell>
          <table:table-cell office:value-type="float" office:value="0.706517" calcext:value-type="float">
            <text:p>0.706517</text:p>
          </table:table-cell>
        </table:table-row>
        <table:table-row table:style-name="ro1">
          <table:table-cell/>
          <table:table-cell office:value-type="float" office:value="0.533163" calcext:value-type="float">
            <text:p>0.533163</text:p>
          </table:table-cell>
          <table:table-cell office:value-type="float" office:value="0.793522" calcext:value-type="float">
            <text:p>0.793522</text:p>
          </table:table-cell>
        </table:table-row>
        <table:table-row table:style-name="ro1">
          <table:table-cell/>
          <table:table-cell office:value-type="float" office:value="0.487825" calcext:value-type="float">
            <text:p>0.487825</text:p>
          </table:table-cell>
          <table:table-cell office:value-type="float" office:value="0.860131" calcext:value-type="float">
            <text:p>0.860131</text:p>
          </table:table-cell>
        </table:table-row>
        <table:table-row table:style-name="ro1">
          <table:table-cell/>
          <table:table-cell office:value-type="float" office:value="0.450754" calcext:value-type="float">
            <text:p>0.450754</text:p>
          </table:table-cell>
          <table:table-cell office:value-type="float" office:value="0.913584" calcext:value-type="float">
            <text:p>0.913584</text:p>
          </table:table-cell>
        </table:table-row>
        <table:table-row table:style-name="ro1">
          <table:table-cell/>
          <table:table-cell office:value-type="float" office:value="0.383845" calcext:value-type="float">
            <text:p>0.383845</text:p>
          </table:table-cell>
          <table:table-cell office:value-type="float" office:value="0.936827" calcext:value-type="float">
            <text:p>0.936827</text:p>
          </table:table-cell>
        </table:table-row>
        <table:table-row table:style-name="ro1">
          <table:table-cell/>
          <table:table-cell office:value-type="float" office:value="0.340776" calcext:value-type="float">
            <text:p>0.340776</text:p>
          </table:table-cell>
          <table:table-cell office:value-type="float" office:value="0.922213" calcext:value-type="float">
            <text:p>0.922213</text:p>
          </table:table-cell>
        </table:table-row>
        <table:table-row table:style-name="ro1">
          <table:table-cell/>
          <table:table-cell office:value-type="float" office:value="0.298885" calcext:value-type="float">
            <text:p>0.298885</text:p>
          </table:table-cell>
          <table:table-cell office:value-type="float" office:value="0.91194" calcext:value-type="float">
            <text:p>0.91194</text:p>
          </table:table-cell>
        </table:table-row>
        <table:table-row table:style-name="ro1">
          <table:table-cell/>
          <table:table-cell office:value-type="float" office:value="0.270337" calcext:value-type="float">
            <text:p>0.270337</text:p>
          </table:table-cell>
          <table:table-cell office:value-type="float" office:value="0.888687" calcext:value-type="float">
            <text:p>0.888687</text:p>
          </table:table-cell>
        </table:table-row>
        <table:table-row table:style-name="ro1">
          <table:table-cell/>
          <table:table-cell office:value-type="float" office:value="0.243202" calcext:value-type="float">
            <text:p>0.243202</text:p>
          </table:table-cell>
          <table:table-cell office:value-type="float" office:value="0.868942" calcext:value-type="float">
            <text:p>0.868942</text:p>
          </table:table-cell>
        </table:table-row>
        <table:table-row table:style-name="ro1">
          <table:table-cell/>
          <table:table-cell office:value-type="float" office:value="0.218588" calcext:value-type="float">
            <text:p>0.218588</text:p>
          </table:table-cell>
          <table:table-cell office:value-type="float" office:value="0.854923" calcext:value-type="float">
            <text:p>0.854923</text:p>
          </table:table-cell>
        </table:table-row>
        <table:table-row table:style-name="ro1">
          <table:table-cell/>
          <table:table-cell office:value-type="float" office:value="0.228574" calcext:value-type="float">
            <text:p>0.228574</text:p>
          </table:table-cell>
          <table:table-cell office:value-type="float" office:value="0.828038" calcext:value-type="float">
            <text:p>0.828038</text:p>
          </table:table-cell>
        </table:table-row>
        <table:table-row table:style-name="ro1">
          <table:table-cell/>
          <table:table-cell office:value-type="float" office:value="0.224806" calcext:value-type="float">
            <text:p>0.224806</text:p>
          </table:table-cell>
          <table:table-cell office:value-type="float" office:value="0.824336" calcext:value-type="float">
            <text:p>0.824336</text:p>
          </table:table-cell>
        </table:table-row>
        <table:table-row table:style-name="ro1">
          <table:table-cell/>
          <table:table-cell office:value-type="float" office:value="0.227223" calcext:value-type="float">
            <text:p>0.227223</text:p>
          </table:table-cell>
          <table:table-cell office:value-type="float" office:value="0.824263" calcext:value-type="float">
            <text:p>0.824263</text:p>
          </table:table-cell>
        </table:table-row>
      </table:table>
      <table:table table:name="vertical_acceleration" table:style-name="ta1">
        <table:shapes>
          <draw:frame draw:z-index="0" draw:style-name="gr1" draw:text-style-name="P1" svg:width="16.0213in" svg:height="8.2823in" svg:x="3.5665in" svg:y="0.3764in">
            <draw:object draw:notify-on-update-of-ranges="vertical_acceleration.B3:vertical_acceleration.B487 vertical_acceleration.C3:vertical_acceleration.C48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 table:number-rows-repeated="2">
          <table:table-cell table:number-columns-repeated="3"/>
        </table:table-row>
        <table:table-row table:style-name="ro1">
          <table:table-cell/>
          <table:table-cell office:value-type="float" office:value="0.359452" calcext:value-type="float">
            <text:p>0.359452</text:p>
          </table:table-cell>
          <table:table-cell office:value-type="float" office:value="0.763761" calcext:value-type="float">
            <text:p>0.763761</text:p>
          </table:table-cell>
        </table:table-row>
        <table:table-row table:style-name="ro1">
          <table:table-cell/>
          <table:table-cell office:value-type="float" office:value="0.357299" calcext:value-type="float">
            <text:p>0.357299</text:p>
          </table:table-cell>
          <table:table-cell office:value-type="float" office:value="0.747088" calcext:value-type="float">
            <text:p>0.747088</text:p>
          </table:table-cell>
        </table:table-row>
        <table:table-row table:style-name="ro1">
          <table:table-cell/>
          <table:table-cell office:value-type="float" office:value="0.351267" calcext:value-type="float">
            <text:p>0.351267</text:p>
          </table:table-cell>
          <table:table-cell office:value-type="float" office:value="0.731854" calcext:value-type="float">
            <text:p>0.731854</text:p>
          </table:table-cell>
        </table:table-row>
        <table:table-row table:style-name="ro1">
          <table:table-cell/>
          <table:table-cell office:value-type="float" office:value="0.351267" calcext:value-type="float">
            <text:p>0.351267</text:p>
          </table:table-cell>
          <table:table-cell office:value-type="float" office:value="0.731854" calcext:value-type="float">
            <text:p>0.731854</text:p>
          </table:table-cell>
        </table:table-row>
        <table:table-row table:style-name="ro1">
          <table:table-cell/>
          <table:table-cell office:value-type="float" office:value="0.347934" calcext:value-type="float">
            <text:p>0.347934</text:p>
          </table:table-cell>
          <table:table-cell office:value-type="float" office:value="0.733557" calcext:value-type="float">
            <text:p>0.733557</text:p>
          </table:table-cell>
        </table:table-row>
        <table:table-row table:style-name="ro1">
          <table:table-cell/>
          <table:table-cell office:value-type="float" office:value="0.345896" calcext:value-type="float">
            <text:p>0.345896</text:p>
          </table:table-cell>
          <table:table-cell office:value-type="float" office:value="0.738376" calcext:value-type="float">
            <text:p>0.738376</text:p>
          </table:table-cell>
        </table:table-row>
        <table:table-row table:style-name="ro1">
          <table:table-cell/>
          <table:table-cell office:value-type="float" office:value="0.345892" calcext:value-type="float">
            <text:p>0.345892</text:p>
          </table:table-cell>
          <table:table-cell office:value-type="float" office:value="0.75192" calcext:value-type="float">
            <text:p>0.75192</text:p>
          </table:table-cell>
        </table:table-row>
        <table:table-row table:style-name="ro1">
          <table:table-cell/>
          <table:table-cell office:value-type="float" office:value="0.343054" calcext:value-type="float">
            <text:p>0.343054</text:p>
          </table:table-cell>
          <table:table-cell office:value-type="float" office:value="0.77347" calcext:value-type="float">
            <text:p>0.77347</text:p>
          </table:table-cell>
        </table:table-row>
        <table:table-row table:style-name="ro1">
          <table:table-cell/>
          <table:table-cell office:value-type="float" office:value="0.340264" calcext:value-type="float">
            <text:p>0.340264</text:p>
          </table:table-cell>
          <table:table-cell office:value-type="float" office:value="0.800776" calcext:value-type="float">
            <text:p>0.800776</text:p>
          </table:table-cell>
        </table:table-row>
        <table:table-row table:style-name="ro1">
          <table:table-cell/>
          <table:table-cell office:value-type="float" office:value="0.338158" calcext:value-type="float">
            <text:p>0.338158</text:p>
          </table:table-cell>
          <table:table-cell office:value-type="float" office:value="0.828182" calcext:value-type="float">
            <text:p>0.828182</text:p>
          </table:table-cell>
        </table:table-row>
        <table:table-row table:style-name="ro1">
          <table:table-cell/>
          <table:table-cell office:value-type="float" office:value="0.334267" calcext:value-type="float">
            <text:p>0.334267</text:p>
          </table:table-cell>
          <table:table-cell office:value-type="float" office:value="0.84672" calcext:value-type="float">
            <text:p>0.84672</text:p>
          </table:table-cell>
        </table:table-row>
        <table:table-row table:style-name="ro1">
          <table:table-cell/>
          <table:table-cell office:value-type="float" office:value="0.333653" calcext:value-type="float">
            <text:p>0.333653</text:p>
          </table:table-cell>
          <table:table-cell office:value-type="float" office:value="0.851526" calcext:value-type="float">
            <text:p>0.851526</text:p>
          </table:table-cell>
        </table:table-row>
        <table:table-row table:style-name="ro1">
          <table:table-cell/>
          <table:table-cell office:value-type="float" office:value="0.334543" calcext:value-type="float">
            <text:p>0.334543</text:p>
          </table:table-cell>
          <table:table-cell office:value-type="float" office:value="0.837171" calcext:value-type="float">
            <text:p>0.837171</text:p>
          </table:table-cell>
        </table:table-row>
        <table:table-row table:style-name="ro1">
          <table:table-cell/>
          <table:table-cell office:value-type="float" office:value="0.340556" calcext:value-type="float">
            <text:p>0.340556</text:p>
          </table:table-cell>
          <table:table-cell office:value-type="float" office:value="0.784742" calcext:value-type="float">
            <text:p>0.784742</text:p>
          </table:table-cell>
        </table:table-row>
        <table:table-row table:style-name="ro1">
          <table:table-cell/>
          <table:table-cell office:value-type="float" office:value="0.340556" calcext:value-type="float">
            <text:p>0.340556</text:p>
          </table:table-cell>
          <table:table-cell office:value-type="float" office:value="0.784742" calcext:value-type="float">
            <text:p>0.784742</text:p>
          </table:table-cell>
        </table:table-row>
        <table:table-row table:style-name="ro1">
          <table:table-cell/>
          <table:table-cell office:value-type="float" office:value="0.34273" calcext:value-type="float">
            <text:p>0.34273</text:p>
          </table:table-cell>
          <table:table-cell office:value-type="float" office:value="0.745643" calcext:value-type="float">
            <text:p>0.745643</text:p>
          </table:table-cell>
        </table:table-row>
        <table:table-row table:style-name="ro1">
          <table:table-cell/>
          <table:table-cell office:value-type="float" office:value="0.34273" calcext:value-type="float">
            <text:p>0.34273</text:p>
          </table:table-cell>
          <table:table-cell office:value-type="float" office:value="0.745643" calcext:value-type="float">
            <text:p>0.745643</text:p>
          </table:table-cell>
        </table:table-row>
        <table:table-row table:style-name="ro1">
          <table:table-cell/>
          <table:table-cell office:value-type="float" office:value="0.343847" calcext:value-type="float">
            <text:p>0.343847</text:p>
          </table:table-cell>
          <table:table-cell office:value-type="float" office:value="0.735929" calcext:value-type="float">
            <text:p>0.735929</text:p>
          </table:table-cell>
        </table:table-row>
        <table:table-row table:style-name="ro1">
          <table:table-cell/>
          <table:table-cell office:value-type="float" office:value="0.347266" calcext:value-type="float">
            <text:p>0.347266</text:p>
          </table:table-cell>
          <table:table-cell office:value-type="float" office:value="0.736488" calcext:value-type="float">
            <text:p>0.736488</text:p>
          </table:table-cell>
        </table:table-row>
        <table:table-row table:style-name="ro1">
          <table:table-cell/>
          <table:table-cell office:value-type="float" office:value="0.347266" calcext:value-type="float">
            <text:p>0.347266</text:p>
          </table:table-cell>
          <table:table-cell office:value-type="float" office:value="0.736488" calcext:value-type="float">
            <text:p>0.736488</text:p>
          </table:table-cell>
        </table:table-row>
        <table:table-row table:style-name="ro1">
          <table:table-cell/>
          <table:table-cell office:value-type="float" office:value="0.351673" calcext:value-type="float">
            <text:p>0.351673</text:p>
          </table:table-cell>
          <table:table-cell office:value-type="float" office:value="0.746115" calcext:value-type="float">
            <text:p>0.746115</text:p>
          </table:table-cell>
        </table:table-row>
        <table:table-row table:style-name="ro1">
          <table:table-cell/>
          <table:table-cell office:value-type="float" office:value="0.351557" calcext:value-type="float">
            <text:p>0.351557</text:p>
          </table:table-cell>
          <table:table-cell office:value-type="float" office:value="0.764584" calcext:value-type="float">
            <text:p>0.764584</text:p>
          </table:table-cell>
        </table:table-row>
        <table:table-row table:style-name="ro1">
          <table:table-cell/>
          <table:table-cell office:value-type="float" office:value="0.354868" calcext:value-type="float">
            <text:p>0.354868</text:p>
          </table:table-cell>
          <table:table-cell office:value-type="float" office:value="0.789037" calcext:value-type="float">
            <text:p>0.789037</text:p>
          </table:table-cell>
        </table:table-row>
        <table:table-row table:style-name="ro1">
          <table:table-cell/>
          <table:table-cell office:value-type="float" office:value="0.356185" calcext:value-type="float">
            <text:p>0.356185</text:p>
          </table:table-cell>
          <table:table-cell office:value-type="float" office:value="0.81589" calcext:value-type="float">
            <text:p>0.81589</text:p>
          </table:table-cell>
        </table:table-row>
        <table:table-row table:style-name="ro1">
          <table:table-cell/>
          <table:table-cell office:value-type="float" office:value="0.35733" calcext:value-type="float">
            <text:p>0.35733</text:p>
          </table:table-cell>
          <table:table-cell office:value-type="float" office:value="0.836495" calcext:value-type="float">
            <text:p>0.836495</text:p>
          </table:table-cell>
        </table:table-row>
        <table:table-row table:style-name="ro1">
          <table:table-cell/>
          <table:table-cell office:value-type="float" office:value="0.356397" calcext:value-type="float">
            <text:p>0.356397</text:p>
          </table:table-cell>
          <table:table-cell office:value-type="float" office:value="0.84574" calcext:value-type="float">
            <text:p>0.84574</text:p>
          </table:table-cell>
        </table:table-row>
        <table:table-row table:style-name="ro1">
          <table:table-cell/>
          <table:table-cell office:value-type="float" office:value="0.35895" calcext:value-type="float">
            <text:p>0.35895</text:p>
          </table:table-cell>
          <table:table-cell office:value-type="float" office:value="0.836718" calcext:value-type="float">
            <text:p>0.836718</text:p>
          </table:table-cell>
        </table:table-row>
        <table:table-row table:style-name="ro1">
          <table:table-cell/>
          <table:table-cell office:value-type="float" office:value="0.361101" calcext:value-type="float">
            <text:p>0.361101</text:p>
          </table:table-cell>
          <table:table-cell office:value-type="float" office:value="0.813249" calcext:value-type="float">
            <text:p>0.813249</text:p>
          </table:table-cell>
        </table:table-row>
        <table:table-row table:style-name="ro1">
          <table:table-cell/>
          <table:table-cell office:value-type="float" office:value="0.361045" calcext:value-type="float">
            <text:p>0.361045</text:p>
          </table:table-cell>
          <table:table-cell office:value-type="float" office:value="0.78586" calcext:value-type="float">
            <text:p>0.78586</text:p>
          </table:table-cell>
        </table:table-row>
        <table:table-row table:style-name="ro1">
          <table:table-cell/>
          <table:table-cell office:value-type="float" office:value="0.360285" calcext:value-type="float">
            <text:p>0.360285</text:p>
          </table:table-cell>
          <table:table-cell office:value-type="float" office:value="0.76255" calcext:value-type="float">
            <text:p>0.76255</text:p>
          </table:table-cell>
        </table:table-row>
        <table:table-row table:style-name="ro1">
          <table:table-cell/>
          <table:table-cell office:value-type="float" office:value="0.358047" calcext:value-type="float">
            <text:p>0.358047</text:p>
          </table:table-cell>
          <table:table-cell office:value-type="float" office:value="0.744719" calcext:value-type="float">
            <text:p>0.744719</text:p>
          </table:table-cell>
        </table:table-row>
        <table:table-row table:style-name="ro1">
          <table:table-cell/>
          <table:table-cell office:value-type="float" office:value="0.360012" calcext:value-type="float">
            <text:p>0.360012</text:p>
          </table:table-cell>
          <table:table-cell office:value-type="float" office:value="0.733275" calcext:value-type="float">
            <text:p>0.733275</text:p>
          </table:table-cell>
        </table:table-row>
        <table:table-row table:style-name="ro1">
          <table:table-cell/>
          <table:table-cell office:value-type="float" office:value="0.356683" calcext:value-type="float">
            <text:p>0.356683</text:p>
          </table:table-cell>
          <table:table-cell office:value-type="float" office:value="0.726883" calcext:value-type="float">
            <text:p>0.726883</text:p>
          </table:table-cell>
        </table:table-row>
        <table:table-row table:style-name="ro1">
          <table:table-cell/>
          <table:table-cell office:value-type="float" office:value="0.355771" calcext:value-type="float">
            <text:p>0.355771</text:p>
          </table:table-cell>
          <table:table-cell office:value-type="float" office:value="0.726633" calcext:value-type="float">
            <text:p>0.726633</text:p>
          </table:table-cell>
        </table:table-row>
        <table:table-row table:style-name="ro1">
          <table:table-cell/>
          <table:table-cell office:value-type="float" office:value="0.355449" calcext:value-type="float">
            <text:p>0.355449</text:p>
          </table:table-cell>
          <table:table-cell office:value-type="float" office:value="0.730975" calcext:value-type="float">
            <text:p>0.730975</text:p>
          </table:table-cell>
        </table:table-row>
        <table:table-row table:style-name="ro1">
          <table:table-cell/>
          <table:table-cell office:value-type="float" office:value="0.357203" calcext:value-type="float">
            <text:p>0.357203</text:p>
          </table:table-cell>
          <table:table-cell office:value-type="float" office:value="0.741038" calcext:value-type="float">
            <text:p>0.741038</text:p>
          </table:table-cell>
        </table:table-row>
        <table:table-row table:style-name="ro1">
          <table:table-cell/>
          <table:table-cell office:value-type="float" office:value="0.35482" calcext:value-type="float">
            <text:p>0.35482</text:p>
          </table:table-cell>
          <table:table-cell office:value-type="float" office:value="0.789419" calcext:value-type="float">
            <text:p>0.789419</text:p>
          </table:table-cell>
        </table:table-row>
        <table:table-row table:style-name="ro1">
          <table:table-cell/>
          <table:table-cell office:value-type="float" office:value="0.354463" calcext:value-type="float">
            <text:p>0.354463</text:p>
          </table:table-cell>
          <table:table-cell office:value-type="float" office:value="0.81551" calcext:value-type="float">
            <text:p>0.81551</text:p>
          </table:table-cell>
        </table:table-row>
        <table:table-row table:style-name="ro1">
          <table:table-cell/>
          <table:table-cell office:value-type="float" office:value="0.354463" calcext:value-type="float">
            <text:p>0.354463</text:p>
          </table:table-cell>
          <table:table-cell office:value-type="float" office:value="0.81551" calcext:value-type="float">
            <text:p>0.81551</text:p>
          </table:table-cell>
        </table:table-row>
        <table:table-row table:style-name="ro1">
          <table:table-cell/>
          <table:table-cell office:value-type="float" office:value="0.352764" calcext:value-type="float">
            <text:p>0.352764</text:p>
          </table:table-cell>
          <table:table-cell office:value-type="float" office:value="0.834657" calcext:value-type="float">
            <text:p>0.834657</text:p>
          </table:table-cell>
        </table:table-row>
        <table:table-row table:style-name="ro1">
          <table:table-cell/>
          <table:table-cell office:value-type="float" office:value="0.350851" calcext:value-type="float">
            <text:p>0.350851</text:p>
          </table:table-cell>
          <table:table-cell office:value-type="float" office:value="0.83878" calcext:value-type="float">
            <text:p>0.83878</text:p>
          </table:table-cell>
        </table:table-row>
        <table:table-row table:style-name="ro1">
          <table:table-cell/>
          <table:table-cell office:value-type="float" office:value="0.351145" calcext:value-type="float">
            <text:p>0.351145</text:p>
          </table:table-cell>
          <table:table-cell office:value-type="float" office:value="0.82292" calcext:value-type="float">
            <text:p>0.82292</text:p>
          </table:table-cell>
        </table:table-row>
        <table:table-row table:style-name="ro1">
          <table:table-cell/>
          <table:table-cell office:value-type="float" office:value="0.351388" calcext:value-type="float">
            <text:p>0.351388</text:p>
          </table:table-cell>
          <table:table-cell office:value-type="float" office:value="0.794266" calcext:value-type="float">
            <text:p>0.794266</text:p>
          </table:table-cell>
        </table:table-row>
        <table:table-row table:style-name="ro1">
          <table:table-cell/>
          <table:table-cell office:value-type="float" office:value="0.351362" calcext:value-type="float">
            <text:p>0.351362</text:p>
          </table:table-cell>
          <table:table-cell office:value-type="float" office:value="0.767005" calcext:value-type="float">
            <text:p>0.767005</text:p>
          </table:table-cell>
        </table:table-row>
        <table:table-row table:style-name="ro1">
          <table:table-cell/>
          <table:table-cell office:value-type="float" office:value="0.349136" calcext:value-type="float">
            <text:p>0.349136</text:p>
          </table:table-cell>
          <table:table-cell office:value-type="float" office:value="0.746784" calcext:value-type="float">
            <text:p>0.746784</text:p>
          </table:table-cell>
        </table:table-row>
        <table:table-row table:style-name="ro1">
          <table:table-cell/>
          <table:table-cell office:value-type="float" office:value="0.345664" calcext:value-type="float">
            <text:p>0.345664</text:p>
          </table:table-cell>
          <table:table-cell office:value-type="float" office:value="0.730388" calcext:value-type="float">
            <text:p>0.730388</text:p>
          </table:table-cell>
        </table:table-row>
        <table:table-row table:style-name="ro1">
          <table:table-cell/>
          <table:table-cell office:value-type="float" office:value="0.343945" calcext:value-type="float">
            <text:p>0.343945</text:p>
          </table:table-cell>
          <table:table-cell office:value-type="float" office:value="0.722092" calcext:value-type="float">
            <text:p>0.722092</text:p>
          </table:table-cell>
        </table:table-row>
        <table:table-row table:style-name="ro1">
          <table:table-cell/>
          <table:table-cell office:value-type="float" office:value="0.344243" calcext:value-type="float">
            <text:p>0.344243</text:p>
          </table:table-cell>
          <table:table-cell office:value-type="float" office:value="0.718688" calcext:value-type="float">
            <text:p>0.718688</text:p>
          </table:table-cell>
        </table:table-row>
        <table:table-row table:style-name="ro1">
          <table:table-cell/>
          <table:table-cell office:value-type="float" office:value="0.342234" calcext:value-type="float">
            <text:p>0.342234</text:p>
          </table:table-cell>
          <table:table-cell office:value-type="float" office:value="0.721166" calcext:value-type="float">
            <text:p>0.721166</text:p>
          </table:table-cell>
        </table:table-row>
        <table:table-row table:style-name="ro1">
          <table:table-cell/>
          <table:table-cell office:value-type="float" office:value="0.341619" calcext:value-type="float">
            <text:p>0.341619</text:p>
          </table:table-cell>
          <table:table-cell office:value-type="float" office:value="0.728862" calcext:value-type="float">
            <text:p>0.728862</text:p>
          </table:table-cell>
        </table:table-row>
        <table:table-row table:style-name="ro1">
          <table:table-cell/>
          <table:table-cell office:value-type="float" office:value="0.340049" calcext:value-type="float">
            <text:p>0.340049</text:p>
          </table:table-cell>
          <table:table-cell office:value-type="float" office:value="0.767497" calcext:value-type="float">
            <text:p>0.767497</text:p>
          </table:table-cell>
        </table:table-row>
        <table:table-row table:style-name="ro1">
          <table:table-cell/>
          <table:table-cell office:value-type="float" office:value="0.340049" calcext:value-type="float">
            <text:p>0.340049</text:p>
          </table:table-cell>
          <table:table-cell office:value-type="float" office:value="0.767497" calcext:value-type="float">
            <text:p>0.767497</text:p>
          </table:table-cell>
        </table:table-row>
        <table:table-row table:style-name="ro1">
          <table:table-cell/>
          <table:table-cell office:value-type="float" office:value="0.338163" calcext:value-type="float">
            <text:p>0.338163</text:p>
          </table:table-cell>
          <table:table-cell office:value-type="float" office:value="0.797317" calcext:value-type="float">
            <text:p>0.797317</text:p>
          </table:table-cell>
        </table:table-row>
        <table:table-row table:style-name="ro1">
          <table:table-cell/>
          <table:table-cell office:value-type="float" office:value="0.337261" calcext:value-type="float">
            <text:p>0.337261</text:p>
          </table:table-cell>
          <table:table-cell office:value-type="float" office:value="0.822797" calcext:value-type="float">
            <text:p>0.822797</text:p>
          </table:table-cell>
        </table:table-row>
        <table:table-row table:style-name="ro1">
          <table:table-cell/>
          <table:table-cell office:value-type="float" office:value="0.33502" calcext:value-type="float">
            <text:p>0.33502</text:p>
          </table:table-cell>
          <table:table-cell office:value-type="float" office:value="0.836458" calcext:value-type="float">
            <text:p>0.836458</text:p>
          </table:table-cell>
        </table:table-row>
        <table:table-row table:style-name="ro1">
          <table:table-cell/>
          <table:table-cell office:value-type="float" office:value="0.334008" calcext:value-type="float">
            <text:p>0.334008</text:p>
          </table:table-cell>
          <table:table-cell office:value-type="float" office:value="0.836702" calcext:value-type="float">
            <text:p>0.836702</text:p>
          </table:table-cell>
        </table:table-row>
        <table:table-row table:style-name="ro1">
          <table:table-cell/>
          <table:table-cell office:value-type="float" office:value="0.33564" calcext:value-type="float">
            <text:p>0.33564</text:p>
          </table:table-cell>
          <table:table-cell office:value-type="float" office:value="0.819455" calcext:value-type="float">
            <text:p>0.819455</text:p>
          </table:table-cell>
        </table:table-row>
        <table:table-row table:style-name="ro1">
          <table:table-cell/>
          <table:table-cell office:value-type="float" office:value="0.3342" calcext:value-type="float">
            <text:p>0.3342</text:p>
          </table:table-cell>
          <table:table-cell office:value-type="float" office:value="0.795151" calcext:value-type="float">
            <text:p>0.795151</text:p>
          </table:table-cell>
        </table:table-row>
        <table:table-row table:style-name="ro1">
          <table:table-cell/>
          <table:table-cell office:value-type="float" office:value="0.333182" calcext:value-type="float">
            <text:p>0.333182</text:p>
          </table:table-cell>
          <table:table-cell office:value-type="float" office:value="0.773786" calcext:value-type="float">
            <text:p>0.773786</text:p>
          </table:table-cell>
        </table:table-row>
        <table:table-row table:style-name="ro1">
          <table:table-cell/>
          <table:table-cell office:value-type="float" office:value="0.333642" calcext:value-type="float">
            <text:p>0.333642</text:p>
          </table:table-cell>
          <table:table-cell office:value-type="float" office:value="0.758817" calcext:value-type="float">
            <text:p>0.758817</text:p>
          </table:table-cell>
        </table:table-row>
        <table:table-row table:style-name="ro1">
          <table:table-cell/>
          <table:table-cell office:value-type="float" office:value="0.333404" calcext:value-type="float">
            <text:p>0.333404</text:p>
          </table:table-cell>
          <table:table-cell office:value-type="float" office:value="0.747898" calcext:value-type="float">
            <text:p>0.747898</text:p>
          </table:table-cell>
        </table:table-row>
        <table:table-row table:style-name="ro1">
          <table:table-cell/>
          <table:table-cell office:value-type="float" office:value="0.330708" calcext:value-type="float">
            <text:p>0.330708</text:p>
          </table:table-cell>
          <table:table-cell office:value-type="float" office:value="0.739757" calcext:value-type="float">
            <text:p>0.739757</text:p>
          </table:table-cell>
        </table:table-row>
        <table:table-row table:style-name="ro1">
          <table:table-cell/>
          <table:table-cell office:value-type="float" office:value="0.329349" calcext:value-type="float">
            <text:p>0.329349</text:p>
          </table:table-cell>
          <table:table-cell office:value-type="float" office:value="0.740351" calcext:value-type="float">
            <text:p>0.740351</text:p>
          </table:table-cell>
        </table:table-row>
        <table:table-row table:style-name="ro1">
          <table:table-cell/>
          <table:table-cell office:value-type="float" office:value="0.329175" calcext:value-type="float">
            <text:p>0.329175</text:p>
          </table:table-cell>
          <table:table-cell office:value-type="float" office:value="0.744875" calcext:value-type="float">
            <text:p>0.744875</text:p>
          </table:table-cell>
        </table:table-row>
        <table:table-row table:style-name="ro1">
          <table:table-cell/>
          <table:table-cell office:value-type="float" office:value="0.328378" calcext:value-type="float">
            <text:p>0.328378</text:p>
          </table:table-cell>
          <table:table-cell office:value-type="float" office:value="0.757565" calcext:value-type="float">
            <text:p>0.757565</text:p>
          </table:table-cell>
        </table:table-row>
        <table:table-row table:style-name="ro1">
          <table:table-cell/>
          <table:table-cell office:value-type="float" office:value="0.327998" calcext:value-type="float">
            <text:p>0.327998</text:p>
          </table:table-cell>
          <table:table-cell office:value-type="float" office:value="0.802977" calcext:value-type="float">
            <text:p>0.802977</text:p>
          </table:table-cell>
        </table:table-row>
        <table:table-row table:style-name="ro1">
          <table:table-cell/>
          <table:table-cell office:value-type="float" office:value="0.327998" calcext:value-type="float">
            <text:p>0.327998</text:p>
          </table:table-cell>
          <table:table-cell office:value-type="float" office:value="0.802977" calcext:value-type="float">
            <text:p>0.802977</text:p>
          </table:table-cell>
        </table:table-row>
        <table:table-row table:style-name="ro1">
          <table:table-cell/>
          <table:table-cell office:value-type="float" office:value="0.326635" calcext:value-type="float">
            <text:p>0.326635</text:p>
          </table:table-cell>
          <table:table-cell office:value-type="float" office:value="0.829126" calcext:value-type="float">
            <text:p>0.829126</text:p>
          </table:table-cell>
        </table:table-row>
        <table:table-row table:style-name="ro1">
          <table:table-cell/>
          <table:table-cell office:value-type="float" office:value="0.324309" calcext:value-type="float">
            <text:p>0.324309</text:p>
          </table:table-cell>
          <table:table-cell office:value-type="float" office:value="0.844569" calcext:value-type="float">
            <text:p>0.844569</text:p>
          </table:table-cell>
        </table:table-row>
        <table:table-row table:style-name="ro1">
          <table:table-cell/>
          <table:table-cell office:value-type="float" office:value="0.325012" calcext:value-type="float">
            <text:p>0.325012</text:p>
          </table:table-cell>
          <table:table-cell office:value-type="float" office:value="0.843746" calcext:value-type="float">
            <text:p>0.843746</text:p>
          </table:table-cell>
        </table:table-row>
        <table:table-row table:style-name="ro1">
          <table:table-cell/>
          <table:table-cell office:value-type="float" office:value="0.327416" calcext:value-type="float">
            <text:p>0.327416</text:p>
          </table:table-cell>
          <table:table-cell office:value-type="float" office:value="0.821859" calcext:value-type="float">
            <text:p>0.821859</text:p>
          </table:table-cell>
        </table:table-row>
        <table:table-row table:style-name="ro1">
          <table:table-cell/>
          <table:table-cell office:value-type="float" office:value="0.327922" calcext:value-type="float">
            <text:p>0.327922</text:p>
          </table:table-cell>
          <table:table-cell office:value-type="float" office:value="0.762945" calcext:value-type="float">
            <text:p>0.762945</text:p>
          </table:table-cell>
        </table:table-row>
        <table:table-row table:style-name="ro1">
          <table:table-cell/>
          <table:table-cell office:value-type="float" office:value="0.327633" calcext:value-type="float">
            <text:p>0.327633</text:p>
          </table:table-cell>
          <table:table-cell office:value-type="float" office:value="0.7406" calcext:value-type="float">
            <text:p>0.7406</text:p>
          </table:table-cell>
        </table:table-row>
        <table:table-row table:style-name="ro1">
          <table:table-cell/>
          <table:table-cell office:value-type="float" office:value="0.327633" calcext:value-type="float">
            <text:p>0.327633</text:p>
          </table:table-cell>
          <table:table-cell office:value-type="float" office:value="0.7406" calcext:value-type="float">
            <text:p>0.7406</text:p>
          </table:table-cell>
        </table:table-row>
        <table:table-row table:style-name="ro1">
          <table:table-cell/>
          <table:table-cell office:value-type="float" office:value="0.326308" calcext:value-type="float">
            <text:p>0.326308</text:p>
          </table:table-cell>
          <table:table-cell office:value-type="float" office:value="0.724592" calcext:value-type="float">
            <text:p>0.724592</text:p>
          </table:table-cell>
        </table:table-row>
        <table:table-row table:style-name="ro1">
          <table:table-cell/>
          <table:table-cell office:value-type="float" office:value="0.326793" calcext:value-type="float">
            <text:p>0.326793</text:p>
          </table:table-cell>
          <table:table-cell office:value-type="float" office:value="0.714716" calcext:value-type="float">
            <text:p>0.714716</text:p>
          </table:table-cell>
        </table:table-row>
        <table:table-row table:style-name="ro1">
          <table:table-cell/>
          <table:table-cell office:value-type="float" office:value="0.326346" calcext:value-type="float">
            <text:p>0.326346</text:p>
          </table:table-cell>
          <table:table-cell office:value-type="float" office:value="0.71106" calcext:value-type="float">
            <text:p>0.71106</text:p>
          </table:table-cell>
        </table:table-row>
        <table:table-row table:style-name="ro1">
          <table:table-cell/>
          <table:table-cell office:value-type="float" office:value="0.325458" calcext:value-type="float">
            <text:p>0.325458</text:p>
          </table:table-cell>
          <table:table-cell office:value-type="float" office:value="0.725816" calcext:value-type="float">
            <text:p>0.725816</text:p>
          </table:table-cell>
        </table:table-row>
        <table:table-row table:style-name="ro1">
          <table:table-cell/>
          <table:table-cell office:value-type="float" office:value="0.325458" calcext:value-type="float">
            <text:p>0.325458</text:p>
          </table:table-cell>
          <table:table-cell office:value-type="float" office:value="0.725816" calcext:value-type="float">
            <text:p>0.725816</text:p>
          </table:table-cell>
        </table:table-row>
        <table:table-row table:style-name="ro1">
          <table:table-cell/>
          <table:table-cell office:value-type="float" office:value="0.324569" calcext:value-type="float">
            <text:p>0.324569</text:p>
          </table:table-cell>
          <table:table-cell office:value-type="float" office:value="0.768242" calcext:value-type="float">
            <text:p>0.768242</text:p>
          </table:table-cell>
        </table:table-row>
        <table:table-row table:style-name="ro1">
          <table:table-cell/>
          <table:table-cell office:value-type="float" office:value="0.324569" calcext:value-type="float">
            <text:p>0.324569</text:p>
          </table:table-cell>
          <table:table-cell office:value-type="float" office:value="0.768242" calcext:value-type="float">
            <text:p>0.768242</text:p>
          </table:table-cell>
        </table:table-row>
        <table:table-row table:style-name="ro1">
          <table:table-cell/>
          <table:table-cell office:value-type="float" office:value="0.323998" calcext:value-type="float">
            <text:p>0.323998</text:p>
          </table:table-cell>
          <table:table-cell office:value-type="float" office:value="0.8298" calcext:value-type="float">
            <text:p>0.8298</text:p>
          </table:table-cell>
        </table:table-row>
        <table:table-row table:style-name="ro1">
          <table:table-cell/>
          <table:table-cell office:value-type="float" office:value="0.325271" calcext:value-type="float">
            <text:p>0.325271</text:p>
          </table:table-cell>
          <table:table-cell office:value-type="float" office:value="0.849148" calcext:value-type="float">
            <text:p>0.849148</text:p>
          </table:table-cell>
        </table:table-row>
        <table:table-row table:style-name="ro1">
          <table:table-cell/>
          <table:table-cell office:value-type="float" office:value="0.325271" calcext:value-type="float">
            <text:p>0.325271</text:p>
          </table:table-cell>
          <table:table-cell office:value-type="float" office:value="0.849148" calcext:value-type="float">
            <text:p>0.849148</text:p>
          </table:table-cell>
        </table:table-row>
        <table:table-row table:style-name="ro1">
          <table:table-cell/>
          <table:table-cell office:value-type="float" office:value="0.324404" calcext:value-type="float">
            <text:p>0.324404</text:p>
          </table:table-cell>
          <table:table-cell office:value-type="float" office:value="0.850013" calcext:value-type="float">
            <text:p>0.850013</text:p>
          </table:table-cell>
        </table:table-row>
        <table:table-row table:style-name="ro1">
          <table:table-cell/>
          <table:table-cell office:value-type="float" office:value="0.327189" calcext:value-type="float">
            <text:p>0.327189</text:p>
          </table:table-cell>
          <table:table-cell office:value-type="float" office:value="0.831866" calcext:value-type="float">
            <text:p>0.831866</text:p>
          </table:table-cell>
        </table:table-row>
        <table:table-row table:style-name="ro1">
          <table:table-cell/>
          <table:table-cell office:value-type="float" office:value="0.327811" calcext:value-type="float">
            <text:p>0.327811</text:p>
          </table:table-cell>
          <table:table-cell office:value-type="float" office:value="0.801155" calcext:value-type="float">
            <text:p>0.801155</text:p>
          </table:table-cell>
        </table:table-row>
        <table:table-row table:style-name="ro1">
          <table:table-cell/>
          <table:table-cell office:value-type="float" office:value="0.32783" calcext:value-type="float">
            <text:p>0.32783</text:p>
          </table:table-cell>
          <table:table-cell office:value-type="float" office:value="0.775363" calcext:value-type="float">
            <text:p>0.775363</text:p>
          </table:table-cell>
        </table:table-row>
        <table:table-row table:style-name="ro1">
          <table:table-cell/>
          <table:table-cell office:value-type="float" office:value="0.326335" calcext:value-type="float">
            <text:p>0.326335</text:p>
          </table:table-cell>
          <table:table-cell office:value-type="float" office:value="0.741943" calcext:value-type="float">
            <text:p>0.741943</text:p>
          </table:table-cell>
        </table:table-row>
        <table:table-row table:style-name="ro1">
          <table:table-cell/>
          <table:table-cell office:value-type="float" office:value="0.326335" calcext:value-type="float">
            <text:p>0.326335</text:p>
          </table:table-cell>
          <table:table-cell office:value-type="float" office:value="0.741943" calcext:value-type="float">
            <text:p>0.741943</text:p>
          </table:table-cell>
        </table:table-row>
        <table:table-row table:style-name="ro1">
          <table:table-cell/>
          <table:table-cell office:value-type="float" office:value="0.324524" calcext:value-type="float">
            <text:p>0.324524</text:p>
          </table:table-cell>
          <table:table-cell office:value-type="float" office:value="0.731439" calcext:value-type="float">
            <text:p>0.731439</text:p>
          </table:table-cell>
        </table:table-row>
        <table:table-row table:style-name="ro1">
          <table:table-cell/>
          <table:table-cell office:value-type="float" office:value="0.326786" calcext:value-type="float">
            <text:p>0.326786</text:p>
          </table:table-cell>
          <table:table-cell office:value-type="float" office:value="0.733012" calcext:value-type="float">
            <text:p>0.733012</text:p>
          </table:table-cell>
        </table:table-row>
        <table:table-row table:style-name="ro1">
          <table:table-cell/>
          <table:table-cell office:value-type="float" office:value="0.326786" calcext:value-type="float">
            <text:p>0.326786</text:p>
          </table:table-cell>
          <table:table-cell office:value-type="float" office:value="0.733012" calcext:value-type="float">
            <text:p>0.733012</text:p>
          </table:table-cell>
        </table:table-row>
        <table:table-row table:style-name="ro1">
          <table:table-cell/>
          <table:table-cell office:value-type="float" office:value="0.32701" calcext:value-type="float">
            <text:p>0.32701</text:p>
          </table:table-cell>
          <table:table-cell office:value-type="float" office:value="0.745203" calcext:value-type="float">
            <text:p>0.745203</text:p>
          </table:table-cell>
        </table:table-row>
        <table:table-row table:style-name="ro1">
          <table:table-cell/>
          <table:table-cell office:value-type="float" office:value="0.32549" calcext:value-type="float">
            <text:p>0.32549</text:p>
          </table:table-cell>
          <table:table-cell office:value-type="float" office:value="0.761799" calcext:value-type="float">
            <text:p>0.761799</text:p>
          </table:table-cell>
        </table:table-row>
        <table:table-row table:style-name="ro1">
          <table:table-cell/>
          <table:table-cell office:value-type="float" office:value="0.326019" calcext:value-type="float">
            <text:p>0.326019</text:p>
          </table:table-cell>
          <table:table-cell office:value-type="float" office:value="0.787669" calcext:value-type="float">
            <text:p>0.787669</text:p>
          </table:table-cell>
        </table:table-row>
        <table:table-row table:style-name="ro1">
          <table:table-cell/>
          <table:table-cell office:value-type="float" office:value="0.322651" calcext:value-type="float">
            <text:p>0.322651</text:p>
          </table:table-cell>
          <table:table-cell office:value-type="float" office:value="0.815286" calcext:value-type="float">
            <text:p>0.815286</text:p>
          </table:table-cell>
        </table:table-row>
        <table:table-row table:style-name="ro1">
          <table:table-cell/>
          <table:table-cell office:value-type="float" office:value="0.322054" calcext:value-type="float">
            <text:p>0.322054</text:p>
          </table:table-cell>
          <table:table-cell office:value-type="float" office:value="0.845795" calcext:value-type="float">
            <text:p>0.845795</text:p>
          </table:table-cell>
        </table:table-row>
        <table:table-row table:style-name="ro1">
          <table:table-cell/>
          <table:table-cell office:value-type="float" office:value="0.322054" calcext:value-type="float">
            <text:p>0.322054</text:p>
          </table:table-cell>
          <table:table-cell office:value-type="float" office:value="0.845795" calcext:value-type="float">
            <text:p>0.845795</text:p>
          </table:table-cell>
        </table:table-row>
        <table:table-row table:style-name="ro1">
          <table:table-cell/>
          <table:table-cell office:value-type="float" office:value="0.325668" calcext:value-type="float">
            <text:p>0.325668</text:p>
          </table:table-cell>
          <table:table-cell office:value-type="float" office:value="0.810708" calcext:value-type="float">
            <text:p>0.810708</text:p>
          </table:table-cell>
        </table:table-row>
        <table:table-row table:style-name="ro1">
          <table:table-cell/>
          <table:table-cell office:value-type="float" office:value="0.322537" calcext:value-type="float">
            <text:p>0.322537</text:p>
          </table:table-cell>
          <table:table-cell office:value-type="float" office:value="0.782376" calcext:value-type="float">
            <text:p>0.782376</text:p>
          </table:table-cell>
        </table:table-row>
        <table:table-row table:style-name="ro1">
          <table:table-cell/>
          <table:table-cell office:value-type="float" office:value="0.322537" calcext:value-type="float">
            <text:p>0.322537</text:p>
          </table:table-cell>
          <table:table-cell office:value-type="float" office:value="0.782376" calcext:value-type="float">
            <text:p>0.782376</text:p>
          </table:table-cell>
        </table:table-row>
        <table:table-row table:style-name="ro1">
          <table:table-cell/>
          <table:table-cell office:value-type="float" office:value="0.323845" calcext:value-type="float">
            <text:p>0.323845</text:p>
          </table:table-cell>
          <table:table-cell office:value-type="float" office:value="0.762413" calcext:value-type="float">
            <text:p>0.762413</text:p>
          </table:table-cell>
        </table:table-row>
        <table:table-row table:style-name="ro1">
          <table:table-cell/>
          <table:table-cell office:value-type="float" office:value="0.3216" calcext:value-type="float">
            <text:p>0.3216</text:p>
          </table:table-cell>
          <table:table-cell office:value-type="float" office:value="0.746287" calcext:value-type="float">
            <text:p>0.746287</text:p>
          </table:table-cell>
        </table:table-row>
        <table:table-row table:style-name="ro1">
          <table:table-cell/>
          <table:table-cell office:value-type="float" office:value="0.321772" calcext:value-type="float">
            <text:p>0.321772</text:p>
          </table:table-cell>
          <table:table-cell office:value-type="float" office:value="0.734823" calcext:value-type="float">
            <text:p>0.734823</text:p>
          </table:table-cell>
        </table:table-row>
        <table:table-row table:style-name="ro1">
          <table:table-cell/>
          <table:table-cell office:value-type="float" office:value="0.320901" calcext:value-type="float">
            <text:p>0.320901</text:p>
          </table:table-cell>
          <table:table-cell office:value-type="float" office:value="0.732319" calcext:value-type="float">
            <text:p>0.732319</text:p>
          </table:table-cell>
        </table:table-row>
        <table:table-row table:style-name="ro1">
          <table:table-cell/>
          <table:table-cell office:value-type="float" office:value="0.319846" calcext:value-type="float">
            <text:p>0.319846</text:p>
          </table:table-cell>
          <table:table-cell office:value-type="float" office:value="0.733651" calcext:value-type="float">
            <text:p>0.733651</text:p>
          </table:table-cell>
        </table:table-row>
        <table:table-row table:style-name="ro1">
          <table:table-cell/>
          <table:table-cell office:value-type="float" office:value="0.319543" calcext:value-type="float">
            <text:p>0.319543</text:p>
          </table:table-cell>
          <table:table-cell office:value-type="float" office:value="0.742655" calcext:value-type="float">
            <text:p>0.742655</text:p>
          </table:table-cell>
        </table:table-row>
        <table:table-row table:style-name="ro1">
          <table:table-cell/>
          <table:table-cell office:value-type="float" office:value="0.320579" calcext:value-type="float">
            <text:p>0.320579</text:p>
          </table:table-cell>
          <table:table-cell office:value-type="float" office:value="0.758872" calcext:value-type="float">
            <text:p>0.758872</text:p>
          </table:table-cell>
        </table:table-row>
        <table:table-row table:style-name="ro1">
          <table:table-cell/>
          <table:table-cell office:value-type="float" office:value="0.317543" calcext:value-type="float">
            <text:p>0.317543</text:p>
          </table:table-cell>
          <table:table-cell office:value-type="float" office:value="0.812399" calcext:value-type="float">
            <text:p>0.812399</text:p>
          </table:table-cell>
        </table:table-row>
        <table:table-row table:style-name="ro1">
          <table:table-cell/>
          <table:table-cell office:value-type="float" office:value="0.317543" calcext:value-type="float">
            <text:p>0.317543</text:p>
          </table:table-cell>
          <table:table-cell office:value-type="float" office:value="0.812399" calcext:value-type="float">
            <text:p>0.812399</text:p>
          </table:table-cell>
        </table:table-row>
        <table:table-row table:style-name="ro1">
          <table:table-cell/>
          <table:table-cell office:value-type="float" office:value="0.318495" calcext:value-type="float">
            <text:p>0.318495</text:p>
          </table:table-cell>
          <table:table-cell office:value-type="float" office:value="0.841853" calcext:value-type="float">
            <text:p>0.841853</text:p>
          </table:table-cell>
        </table:table-row>
        <table:table-row table:style-name="ro1">
          <table:table-cell/>
          <table:table-cell office:value-type="float" office:value="0.317095" calcext:value-type="float">
            <text:p>0.317095</text:p>
          </table:table-cell>
          <table:table-cell office:value-type="float" office:value="0.861956" calcext:value-type="float">
            <text:p>0.861956</text:p>
          </table:table-cell>
        </table:table-row>
        <table:table-row table:style-name="ro1">
          <table:table-cell/>
          <table:table-cell office:value-type="float" office:value="0.317095" calcext:value-type="float">
            <text:p>0.317095</text:p>
          </table:table-cell>
          <table:table-cell office:value-type="float" office:value="0.861956" calcext:value-type="float">
            <text:p>0.861956</text:p>
          </table:table-cell>
        </table:table-row>
        <table:table-row table:style-name="ro1">
          <table:table-cell/>
          <table:table-cell office:value-type="float" office:value="0.319419" calcext:value-type="float">
            <text:p>0.319419</text:p>
          </table:table-cell>
          <table:table-cell office:value-type="float" office:value="0.84639" calcext:value-type="float">
            <text:p>0.84639</text:p>
          </table:table-cell>
        </table:table-row>
        <table:table-row table:style-name="ro1">
          <table:table-cell/>
          <table:table-cell office:value-type="float" office:value="0.319392" calcext:value-type="float">
            <text:p>0.319392</text:p>
          </table:table-cell>
          <table:table-cell office:value-type="float" office:value="0.787853" calcext:value-type="float">
            <text:p>0.787853</text:p>
          </table:table-cell>
        </table:table-row>
        <table:table-row table:style-name="ro1">
          <table:table-cell/>
          <table:table-cell office:value-type="float" office:value="0.319392" calcext:value-type="float">
            <text:p>0.319392</text:p>
          </table:table-cell>
          <table:table-cell office:value-type="float" office:value="0.787853" calcext:value-type="float">
            <text:p>0.787853</text:p>
          </table:table-cell>
        </table:table-row>
        <table:table-row table:style-name="ro1">
          <table:table-cell/>
          <table:table-cell office:value-type="float" office:value="0.318897" calcext:value-type="float">
            <text:p>0.318897</text:p>
          </table:table-cell>
          <table:table-cell office:value-type="float" office:value="0.746285" calcext:value-type="float">
            <text:p>0.746285</text:p>
          </table:table-cell>
        </table:table-row>
        <table:table-row table:style-name="ro1">
          <table:table-cell/>
          <table:table-cell office:value-type="float" office:value="0.318897" calcext:value-type="float">
            <text:p>0.318897</text:p>
          </table:table-cell>
          <table:table-cell office:value-type="float" office:value="0.746285" calcext:value-type="float">
            <text:p>0.746285</text:p>
          </table:table-cell>
        </table:table-row>
        <table:table-row table:style-name="ro1">
          <table:table-cell/>
          <table:table-cell office:value-type="float" office:value="0.321561" calcext:value-type="float">
            <text:p>0.321561</text:p>
          </table:table-cell>
          <table:table-cell office:value-type="float" office:value="0.734695" calcext:value-type="float">
            <text:p>0.734695</text:p>
          </table:table-cell>
        </table:table-row>
        <table:table-row table:style-name="ro1">
          <table:table-cell/>
          <table:table-cell office:value-type="float" office:value="0.320728" calcext:value-type="float">
            <text:p>0.320728</text:p>
          </table:table-cell>
          <table:table-cell office:value-type="float" office:value="0.729179" calcext:value-type="float">
            <text:p>0.729179</text:p>
          </table:table-cell>
        </table:table-row>
        <table:table-row table:style-name="ro1">
          <table:table-cell/>
          <table:table-cell office:value-type="float" office:value="0.318297" calcext:value-type="float">
            <text:p>0.318297</text:p>
          </table:table-cell>
          <table:table-cell office:value-type="float" office:value="0.739326" calcext:value-type="float">
            <text:p>0.739326</text:p>
          </table:table-cell>
        </table:table-row>
        <table:table-row table:style-name="ro1">
          <table:table-cell/>
          <table:table-cell office:value-type="float" office:value="0.318297" calcext:value-type="float">
            <text:p>0.318297</text:p>
          </table:table-cell>
          <table:table-cell office:value-type="float" office:value="0.739326" calcext:value-type="float">
            <text:p>0.739326</text:p>
          </table:table-cell>
        </table:table-row>
        <table:table-row table:style-name="ro1">
          <table:table-cell/>
          <table:table-cell office:value-type="float" office:value="0.317911" calcext:value-type="float">
            <text:p>0.317911</text:p>
          </table:table-cell>
          <table:table-cell office:value-type="float" office:value="0.778301" calcext:value-type="float">
            <text:p>0.778301</text:p>
          </table:table-cell>
        </table:table-row>
        <table:table-row table:style-name="ro1">
          <table:table-cell/>
          <table:table-cell office:value-type="float" office:value="0.319208" calcext:value-type="float">
            <text:p>0.319208</text:p>
          </table:table-cell>
          <table:table-cell office:value-type="float" office:value="0.811292" calcext:value-type="float">
            <text:p>0.811292</text:p>
          </table:table-cell>
        </table:table-row>
        <table:table-row table:style-name="ro1">
          <table:table-cell/>
          <table:table-cell office:value-type="float" office:value="0.319208" calcext:value-type="float">
            <text:p>0.319208</text:p>
          </table:table-cell>
          <table:table-cell office:value-type="float" office:value="0.811292" calcext:value-type="float">
            <text:p>0.811292</text:p>
          </table:table-cell>
        </table:table-row>
        <table:table-row table:style-name="ro1">
          <table:table-cell/>
          <table:table-cell office:value-type="float" office:value="0.31828" calcext:value-type="float">
            <text:p>0.31828</text:p>
          </table:table-cell>
          <table:table-cell office:value-type="float" office:value="0.858452" calcext:value-type="float">
            <text:p>0.858452</text:p>
          </table:table-cell>
        </table:table-row>
        <table:table-row table:style-name="ro1">
          <table:table-cell/>
          <table:table-cell office:value-type="float" office:value="0.31828" calcext:value-type="float">
            <text:p>0.31828</text:p>
          </table:table-cell>
          <table:table-cell office:value-type="float" office:value="0.858452" calcext:value-type="float">
            <text:p>0.858452</text:p>
          </table:table-cell>
        </table:table-row>
        <table:table-row table:style-name="ro1">
          <table:table-cell/>
          <table:table-cell office:value-type="float" office:value="0.316957" calcext:value-type="float">
            <text:p>0.316957</text:p>
          </table:table-cell>
          <table:table-cell office:value-type="float" office:value="0.862518" calcext:value-type="float">
            <text:p>0.862518</text:p>
          </table:table-cell>
        </table:table-row>
        <table:table-row table:style-name="ro1">
          <table:table-cell/>
          <table:table-cell office:value-type="float" office:value="0.320344" calcext:value-type="float">
            <text:p>0.320344</text:p>
          </table:table-cell>
          <table:table-cell office:value-type="float" office:value="0.817583" calcext:value-type="float">
            <text:p>0.817583</text:p>
          </table:table-cell>
        </table:table-row>
        <table:table-row table:style-name="ro1">
          <table:table-cell/>
          <table:table-cell office:value-type="float" office:value="0.320344" calcext:value-type="float">
            <text:p>0.320344</text:p>
          </table:table-cell>
          <table:table-cell office:value-type="float" office:value="0.817583" calcext:value-type="float">
            <text:p>0.817583</text:p>
          </table:table-cell>
        </table:table-row>
        <table:table-row table:style-name="ro1">
          <table:table-cell/>
          <table:table-cell office:value-type="float" office:value="0.324854" calcext:value-type="float">
            <text:p>0.324854</text:p>
          </table:table-cell>
          <table:table-cell office:value-type="float" office:value="0.766653" calcext:value-type="float">
            <text:p>0.766653</text:p>
          </table:table-cell>
        </table:table-row>
        <table:table-row table:style-name="ro1">
          <table:table-cell/>
          <table:table-cell office:value-type="float" office:value="0.324854" calcext:value-type="float">
            <text:p>0.324854</text:p>
          </table:table-cell>
          <table:table-cell office:value-type="float" office:value="0.766653" calcext:value-type="float">
            <text:p>0.766653</text:p>
          </table:table-cell>
        </table:table-row>
        <table:table-row table:style-name="ro1">
          <table:table-cell/>
          <table:table-cell office:value-type="float" office:value="0.327748" calcext:value-type="float">
            <text:p>0.327748</text:p>
          </table:table-cell>
          <table:table-cell office:value-type="float" office:value="0.735158" calcext:value-type="float">
            <text:p>0.735158</text:p>
          </table:table-cell>
        </table:table-row>
        <table:table-row table:style-name="ro1">
          <table:table-cell/>
          <table:table-cell office:value-type="float" office:value="0.327748" calcext:value-type="float">
            <text:p>0.327748</text:p>
          </table:table-cell>
          <table:table-cell office:value-type="float" office:value="0.735158" calcext:value-type="float">
            <text:p>0.735158</text:p>
          </table:table-cell>
        </table:table-row>
        <table:table-row table:style-name="ro1">
          <table:table-cell/>
          <table:table-cell office:value-type="float" office:value="0.329219" calcext:value-type="float">
            <text:p>0.329219</text:p>
          </table:table-cell>
          <table:table-cell office:value-type="float" office:value="0.727868" calcext:value-type="float">
            <text:p>0.727868</text:p>
          </table:table-cell>
        </table:table-row>
        <table:table-row table:style-name="ro1">
          <table:table-cell/>
          <table:table-cell office:value-type="float" office:value="0.329824" calcext:value-type="float">
            <text:p>0.329824</text:p>
          </table:table-cell>
          <table:table-cell office:value-type="float" office:value="0.735428" calcext:value-type="float">
            <text:p>0.735428</text:p>
          </table:table-cell>
        </table:table-row>
        <table:table-row table:style-name="ro1">
          <table:table-cell/>
          <table:table-cell office:value-type="float" office:value="0.329824" calcext:value-type="float">
            <text:p>0.329824</text:p>
          </table:table-cell>
          <table:table-cell office:value-type="float" office:value="0.735428" calcext:value-type="float">
            <text:p>0.735428</text:p>
          </table:table-cell>
        </table:table-row>
        <table:table-row table:style-name="ro1">
          <table:table-cell/>
          <table:table-cell office:value-type="float" office:value="0.333167" calcext:value-type="float">
            <text:p>0.333167</text:p>
          </table:table-cell>
          <table:table-cell office:value-type="float" office:value="0.748678" calcext:value-type="float">
            <text:p>0.748678</text:p>
          </table:table-cell>
        </table:table-row>
        <table:table-row table:style-name="ro1">
          <table:table-cell/>
          <table:table-cell office:value-type="float" office:value="0.334974" calcext:value-type="float">
            <text:p>0.334974</text:p>
          </table:table-cell>
          <table:table-cell office:value-type="float" office:value="0.796643" calcext:value-type="float">
            <text:p>0.796643</text:p>
          </table:table-cell>
        </table:table-row>
        <table:table-row table:style-name="ro1">
          <table:table-cell/>
          <table:table-cell office:value-type="float" office:value="0.334974" calcext:value-type="float">
            <text:p>0.334974</text:p>
          </table:table-cell>
          <table:table-cell office:value-type="float" office:value="0.796643" calcext:value-type="float">
            <text:p>0.796643</text:p>
          </table:table-cell>
        </table:table-row>
        <table:table-row table:style-name="ro1">
          <table:table-cell/>
          <table:table-cell office:value-type="float" office:value="0.335079" calcext:value-type="float">
            <text:p>0.335079</text:p>
          </table:table-cell>
          <table:table-cell office:value-type="float" office:value="0.826548" calcext:value-type="float">
            <text:p>0.826548</text:p>
          </table:table-cell>
        </table:table-row>
        <table:table-row table:style-name="ro1">
          <table:table-cell/>
          <table:table-cell office:value-type="float" office:value="0.336819" calcext:value-type="float">
            <text:p>0.336819</text:p>
          </table:table-cell>
          <table:table-cell office:value-type="float" office:value="0.81806" calcext:value-type="float">
            <text:p>0.81806</text:p>
          </table:table-cell>
        </table:table-row>
        <table:table-row table:style-name="ro1">
          <table:table-cell/>
          <table:table-cell office:value-type="float" office:value="0.336819" calcext:value-type="float">
            <text:p>0.336819</text:p>
          </table:table-cell>
          <table:table-cell office:value-type="float" office:value="0.81806" calcext:value-type="float">
            <text:p>0.81806</text:p>
          </table:table-cell>
        </table:table-row>
        <table:table-row table:style-name="ro1">
          <table:table-cell/>
          <table:table-cell office:value-type="float" office:value="0.336878" calcext:value-type="float">
            <text:p>0.336878</text:p>
          </table:table-cell>
          <table:table-cell office:value-type="float" office:value="0.796887" calcext:value-type="float">
            <text:p>0.796887</text:p>
          </table:table-cell>
        </table:table-row>
        <table:table-row table:style-name="ro1">
          <table:table-cell/>
          <table:table-cell office:value-type="float" office:value="0.33744" calcext:value-type="float">
            <text:p>0.33744</text:p>
          </table:table-cell>
          <table:table-cell office:value-type="float" office:value="0.770903" calcext:value-type="float">
            <text:p>0.770903</text:p>
          </table:table-cell>
        </table:table-row>
        <table:table-row table:style-name="ro1">
          <table:table-cell/>
          <table:table-cell office:value-type="float" office:value="0.33756" calcext:value-type="float">
            <text:p>0.33756</text:p>
          </table:table-cell>
          <table:table-cell office:value-type="float" office:value="0.749137" calcext:value-type="float">
            <text:p>0.749137</text:p>
          </table:table-cell>
        </table:table-row>
        <table:table-row table:style-name="ro1">
          <table:table-cell/>
          <table:table-cell office:value-type="float" office:value="0.338577" calcext:value-type="float">
            <text:p>0.338577</text:p>
          </table:table-cell>
          <table:table-cell office:value-type="float" office:value="0.734846" calcext:value-type="float">
            <text:p>0.734846</text:p>
          </table:table-cell>
        </table:table-row>
        <table:table-row table:style-name="ro1">
          <table:table-cell/>
          <table:table-cell office:value-type="float" office:value="0.336205" calcext:value-type="float">
            <text:p>0.336205</text:p>
          </table:table-cell>
          <table:table-cell office:value-type="float" office:value="0.72176" calcext:value-type="float">
            <text:p>0.72176</text:p>
          </table:table-cell>
        </table:table-row>
        <table:table-row table:style-name="ro1">
          <table:table-cell/>
          <table:table-cell office:value-type="float" office:value="0.336205" calcext:value-type="float">
            <text:p>0.336205</text:p>
          </table:table-cell>
          <table:table-cell office:value-type="float" office:value="0.72176" calcext:value-type="float">
            <text:p>0.72176</text:p>
          </table:table-cell>
        </table:table-row>
        <table:table-row table:style-name="ro1">
          <table:table-cell/>
          <table:table-cell office:value-type="float" office:value="0.338291" calcext:value-type="float">
            <text:p>0.338291</text:p>
          </table:table-cell>
          <table:table-cell office:value-type="float" office:value="0.720232" calcext:value-type="float">
            <text:p>0.720232</text:p>
          </table:table-cell>
        </table:table-row>
        <table:table-row table:style-name="ro1">
          <table:table-cell/>
          <table:table-cell office:value-type="float" office:value="0.339189" calcext:value-type="float">
            <text:p>0.339189</text:p>
          </table:table-cell>
          <table:table-cell office:value-type="float" office:value="0.727545" calcext:value-type="float">
            <text:p>0.727545</text:p>
          </table:table-cell>
        </table:table-row>
        <table:table-row table:style-name="ro1">
          <table:table-cell/>
          <table:table-cell office:value-type="float" office:value="0.336879" calcext:value-type="float">
            <text:p>0.336879</text:p>
          </table:table-cell>
          <table:table-cell office:value-type="float" office:value="0.743243" calcext:value-type="float">
            <text:p>0.743243</text:p>
          </table:table-cell>
        </table:table-row>
        <table:table-row table:style-name="ro1">
          <table:table-cell/>
          <table:table-cell office:value-type="float" office:value="0.33901" calcext:value-type="float">
            <text:p>0.33901</text:p>
          </table:table-cell>
          <table:table-cell office:value-type="float" office:value="0.764701" calcext:value-type="float">
            <text:p>0.764701</text:p>
          </table:table-cell>
        </table:table-row>
        <table:table-row table:style-name="ro1">
          <table:table-cell/>
          <table:table-cell office:value-type="float" office:value="0.338701" calcext:value-type="float">
            <text:p>0.338701</text:p>
          </table:table-cell>
          <table:table-cell office:value-type="float" office:value="0.793886" calcext:value-type="float">
            <text:p>0.793886</text:p>
          </table:table-cell>
        </table:table-row>
        <table:table-row table:style-name="ro1">
          <table:table-cell/>
          <table:table-cell office:value-type="float" office:value="0.33843" calcext:value-type="float">
            <text:p>0.33843</text:p>
          </table:table-cell>
          <table:table-cell office:value-type="float" office:value="0.819957" calcext:value-type="float">
            <text:p>0.819957</text:p>
          </table:table-cell>
        </table:table-row>
        <table:table-row table:style-name="ro1">
          <table:table-cell/>
          <table:table-cell office:value-type="float" office:value="0.336397" calcext:value-type="float">
            <text:p>0.336397</text:p>
          </table:table-cell>
          <table:table-cell office:value-type="float" office:value="0.838312" calcext:value-type="float">
            <text:p>0.838312</text:p>
          </table:table-cell>
        </table:table-row>
        <table:table-row table:style-name="ro1">
          <table:table-cell/>
          <table:table-cell office:value-type="float" office:value="0.335646" calcext:value-type="float">
            <text:p>0.335646</text:p>
          </table:table-cell>
          <table:table-cell office:value-type="float" office:value="0.841454" calcext:value-type="float">
            <text:p>0.841454</text:p>
          </table:table-cell>
        </table:table-row>
        <table:table-row table:style-name="ro1">
          <table:table-cell/>
          <table:table-cell office:value-type="float" office:value="0.332969" calcext:value-type="float">
            <text:p>0.332969</text:p>
          </table:table-cell>
          <table:table-cell office:value-type="float" office:value="0.826752" calcext:value-type="float">
            <text:p>0.826752</text:p>
          </table:table-cell>
        </table:table-row>
        <table:table-row table:style-name="ro1">
          <table:table-cell/>
          <table:table-cell office:value-type="float" office:value="0.329452" calcext:value-type="float">
            <text:p>0.329452</text:p>
          </table:table-cell>
          <table:table-cell office:value-type="float" office:value="0.78219" calcext:value-type="float">
            <text:p>0.78219</text:p>
          </table:table-cell>
        </table:table-row>
        <table:table-row table:style-name="ro1">
          <table:table-cell/>
          <table:table-cell office:value-type="float" office:value="0.329452" calcext:value-type="float">
            <text:p>0.329452</text:p>
          </table:table-cell>
          <table:table-cell office:value-type="float" office:value="0.78219" calcext:value-type="float">
            <text:p>0.78219</text:p>
          </table:table-cell>
        </table:table-row>
        <table:table-row table:style-name="ro1">
          <table:table-cell/>
          <table:table-cell office:value-type="float" office:value="0.327294" calcext:value-type="float">
            <text:p>0.327294</text:p>
          </table:table-cell>
          <table:table-cell office:value-type="float" office:value="0.76387" calcext:value-type="float">
            <text:p>0.76387</text:p>
          </table:table-cell>
        </table:table-row>
        <table:table-row table:style-name="ro1">
          <table:table-cell/>
          <table:table-cell office:value-type="float" office:value="0.323742" calcext:value-type="float">
            <text:p>0.323742</text:p>
          </table:table-cell>
          <table:table-cell office:value-type="float" office:value="0.749627" calcext:value-type="float">
            <text:p>0.749627</text:p>
          </table:table-cell>
        </table:table-row>
        <table:table-row table:style-name="ro1">
          <table:table-cell/>
          <table:table-cell office:value-type="float" office:value="0.320284" calcext:value-type="float">
            <text:p>0.320284</text:p>
          </table:table-cell>
          <table:table-cell office:value-type="float" office:value="0.741216" calcext:value-type="float">
            <text:p>0.741216</text:p>
          </table:table-cell>
        </table:table-row>
        <table:table-row table:style-name="ro1">
          <table:table-cell/>
          <table:table-cell office:value-type="float" office:value="0.314934" calcext:value-type="float">
            <text:p>0.314934</text:p>
          </table:table-cell>
          <table:table-cell office:value-type="float" office:value="0.740864" calcext:value-type="float">
            <text:p>0.740864</text:p>
          </table:table-cell>
        </table:table-row>
        <table:table-row table:style-name="ro1">
          <table:table-cell/>
          <table:table-cell office:value-type="float" office:value="0.312844" calcext:value-type="float">
            <text:p>0.312844</text:p>
          </table:table-cell>
          <table:table-cell office:value-type="float" office:value="0.753289" calcext:value-type="float">
            <text:p>0.753289</text:p>
          </table:table-cell>
        </table:table-row>
        <table:table-row table:style-name="ro1">
          <table:table-cell/>
          <table:table-cell office:value-type="float" office:value="0.309088" calcext:value-type="float">
            <text:p>0.309088</text:p>
          </table:table-cell>
          <table:table-cell office:value-type="float" office:value="0.767764" calcext:value-type="float">
            <text:p>0.767764</text:p>
          </table:table-cell>
        </table:table-row>
        <table:table-row table:style-name="ro1">
          <table:table-cell/>
          <table:table-cell office:value-type="float" office:value="0.309088" calcext:value-type="float">
            <text:p>0.309088</text:p>
          </table:table-cell>
          <table:table-cell office:value-type="float" office:value="0.767764" calcext:value-type="float">
            <text:p>0.767764</text:p>
          </table:table-cell>
        </table:table-row>
        <table:table-row table:style-name="ro1">
          <table:table-cell/>
          <table:table-cell office:value-type="float" office:value="0.306339" calcext:value-type="float">
            <text:p>0.306339</text:p>
          </table:table-cell>
          <table:table-cell office:value-type="float" office:value="0.792181" calcext:value-type="float">
            <text:p>0.792181</text:p>
          </table:table-cell>
        </table:table-row>
        <table:table-row table:style-name="ro1">
          <table:table-cell/>
          <table:table-cell office:value-type="float" office:value="0.303246" calcext:value-type="float">
            <text:p>0.303246</text:p>
          </table:table-cell>
          <table:table-cell office:value-type="float" office:value="0.848684" calcext:value-type="float">
            <text:p>0.848684</text:p>
          </table:table-cell>
        </table:table-row>
        <table:table-row table:style-name="ro1">
          <table:table-cell/>
          <table:table-cell office:value-type="float" office:value="0.303246" calcext:value-type="float">
            <text:p>0.303246</text:p>
          </table:table-cell>
          <table:table-cell office:value-type="float" office:value="0.848684" calcext:value-type="float">
            <text:p>0.848684</text:p>
          </table:table-cell>
        </table:table-row>
        <table:table-row table:style-name="ro1">
          <table:table-cell/>
          <table:table-cell office:value-type="float" office:value="0.300287" calcext:value-type="float">
            <text:p>0.300287</text:p>
          </table:table-cell>
          <table:table-cell office:value-type="float" office:value="0.861832" calcext:value-type="float">
            <text:p>0.861832</text:p>
          </table:table-cell>
        </table:table-row>
        <table:table-row table:style-name="ro1">
          <table:table-cell/>
          <table:table-cell office:value-type="float" office:value="0.303683" calcext:value-type="float">
            <text:p>0.303683</text:p>
          </table:table-cell>
          <table:table-cell office:value-type="float" office:value="0.835378" calcext:value-type="float">
            <text:p>0.835378</text:p>
          </table:table-cell>
        </table:table-row>
        <table:table-row table:style-name="ro1">
          <table:table-cell/>
          <table:table-cell office:value-type="float" office:value="0.303683" calcext:value-type="float">
            <text:p>0.303683</text:p>
          </table:table-cell>
          <table:table-cell office:value-type="float" office:value="0.835378" calcext:value-type="float">
            <text:p>0.835378</text:p>
          </table:table-cell>
        </table:table-row>
        <table:table-row table:style-name="ro1">
          <table:table-cell/>
          <table:table-cell office:value-type="float" office:value="0.308504" calcext:value-type="float">
            <text:p>0.308504</text:p>
          </table:table-cell>
          <table:table-cell office:value-type="float" office:value="0.774261" calcext:value-type="float">
            <text:p>0.774261</text:p>
          </table:table-cell>
        </table:table-row>
        <table:table-row table:style-name="ro1">
          <table:table-cell/>
          <table:table-cell office:value-type="float" office:value="0.309463" calcext:value-type="float">
            <text:p>0.309463</text:p>
          </table:table-cell>
          <table:table-cell office:value-type="float" office:value="0.752669" calcext:value-type="float">
            <text:p>0.752669</text:p>
          </table:table-cell>
        </table:table-row>
        <table:table-row table:style-name="ro1">
          <table:table-cell/>
          <table:table-cell office:value-type="float" office:value="0.309463" calcext:value-type="float">
            <text:p>0.309463</text:p>
          </table:table-cell>
          <table:table-cell office:value-type="float" office:value="0.752669" calcext:value-type="float">
            <text:p>0.752669</text:p>
          </table:table-cell>
        </table:table-row>
        <table:table-row table:style-name="ro1">
          <table:table-cell/>
          <table:table-cell office:value-type="float" office:value="0.313829" calcext:value-type="float">
            <text:p>0.313829</text:p>
          </table:table-cell>
          <table:table-cell office:value-type="float" office:value="0.732785" calcext:value-type="float">
            <text:p>0.732785</text:p>
          </table:table-cell>
        </table:table-row>
        <table:table-row table:style-name="ro1">
          <table:table-cell/>
          <table:table-cell office:value-type="float" office:value="0.315925" calcext:value-type="float">
            <text:p>0.315925</text:p>
          </table:table-cell>
          <table:table-cell office:value-type="float" office:value="0.717486" calcext:value-type="float">
            <text:p>0.717486</text:p>
          </table:table-cell>
        </table:table-row>
        <table:table-row table:style-name="ro1">
          <table:table-cell/>
          <table:table-cell office:value-type="float" office:value="0.318445" calcext:value-type="float">
            <text:p>0.318445</text:p>
          </table:table-cell>
          <table:table-cell office:value-type="float" office:value="0.718503" calcext:value-type="float">
            <text:p>0.718503</text:p>
          </table:table-cell>
        </table:table-row>
        <table:table-row table:style-name="ro1">
          <table:table-cell/>
          <table:table-cell office:value-type="float" office:value="0.320319" calcext:value-type="float">
            <text:p>0.320319</text:p>
          </table:table-cell>
          <table:table-cell office:value-type="float" office:value="0.729503" calcext:value-type="float">
            <text:p>0.729503</text:p>
          </table:table-cell>
        </table:table-row>
        <table:table-row table:style-name="ro1">
          <table:table-cell/>
          <table:table-cell office:value-type="float" office:value="0.322215" calcext:value-type="float">
            <text:p>0.322215</text:p>
          </table:table-cell>
          <table:table-cell office:value-type="float" office:value="0.745858" calcext:value-type="float">
            <text:p>0.745858</text:p>
          </table:table-cell>
        </table:table-row>
        <table:table-row table:style-name="ro1">
          <table:table-cell/>
          <table:table-cell office:value-type="float" office:value="0.322215" calcext:value-type="float">
            <text:p>0.322215</text:p>
          </table:table-cell>
          <table:table-cell office:value-type="float" office:value="0.745858" calcext:value-type="float">
            <text:p>0.745858</text:p>
          </table:table-cell>
        </table:table-row>
        <table:table-row table:style-name="ro1">
          <table:table-cell/>
          <table:table-cell office:value-type="float" office:value="0.325455" calcext:value-type="float">
            <text:p>0.325455</text:p>
          </table:table-cell>
          <table:table-cell office:value-type="float" office:value="0.769668" calcext:value-type="float">
            <text:p>0.769668</text:p>
          </table:table-cell>
        </table:table-row>
        <table:table-row table:style-name="ro1">
          <table:table-cell/>
          <table:table-cell office:value-type="float" office:value="0.327992" calcext:value-type="float">
            <text:p>0.327992</text:p>
          </table:table-cell>
          <table:table-cell office:value-type="float" office:value="0.822879" calcext:value-type="float">
            <text:p>0.822879</text:p>
          </table:table-cell>
        </table:table-row>
        <table:table-row table:style-name="ro1">
          <table:table-cell/>
          <table:table-cell office:value-type="float" office:value="0.330777" calcext:value-type="float">
            <text:p>0.330777</text:p>
          </table:table-cell>
          <table:table-cell office:value-type="float" office:value="0.834845" calcext:value-type="float">
            <text:p>0.834845</text:p>
          </table:table-cell>
        </table:table-row>
        <table:table-row table:style-name="ro1">
          <table:table-cell/>
          <table:table-cell office:value-type="float" office:value="0.332991" calcext:value-type="float">
            <text:p>0.332991</text:p>
          </table:table-cell>
          <table:table-cell office:value-type="float" office:value="0.827679" calcext:value-type="float">
            <text:p>0.827679</text:p>
          </table:table-cell>
        </table:table-row>
        <table:table-row table:style-name="ro1">
          <table:table-cell/>
          <table:table-cell office:value-type="float" office:value="0.332428" calcext:value-type="float">
            <text:p>0.332428</text:p>
          </table:table-cell>
          <table:table-cell office:value-type="float" office:value="0.80311" calcext:value-type="float">
            <text:p>0.80311</text:p>
          </table:table-cell>
        </table:table-row>
        <table:table-row table:style-name="ro1">
          <table:table-cell/>
          <table:table-cell office:value-type="float" office:value="0.333554" calcext:value-type="float">
            <text:p>0.333554</text:p>
          </table:table-cell>
          <table:table-cell office:value-type="float" office:value="0.776559" calcext:value-type="float">
            <text:p>0.776559</text:p>
          </table:table-cell>
        </table:table-row>
        <table:table-row table:style-name="ro1">
          <table:table-cell/>
          <table:table-cell office:value-type="float" office:value="0.33613" calcext:value-type="float">
            <text:p>0.33613</text:p>
          </table:table-cell>
          <table:table-cell office:value-type="float" office:value="0.755049" calcext:value-type="float">
            <text:p>0.755049</text:p>
          </table:table-cell>
        </table:table-row>
        <table:table-row table:style-name="ro1">
          <table:table-cell/>
          <table:table-cell office:value-type="float" office:value="0.335485" calcext:value-type="float">
            <text:p>0.335485</text:p>
          </table:table-cell>
          <table:table-cell office:value-type="float" office:value="0.735744" calcext:value-type="float">
            <text:p>0.735744</text:p>
          </table:table-cell>
        </table:table-row>
        <table:table-row table:style-name="ro1">
          <table:table-cell/>
          <table:table-cell office:value-type="float" office:value="0.335269" calcext:value-type="float">
            <text:p>0.335269</text:p>
          </table:table-cell>
          <table:table-cell office:value-type="float" office:value="0.725934" calcext:value-type="float">
            <text:p>0.725934</text:p>
          </table:table-cell>
        </table:table-row>
        <table:table-row table:style-name="ro1">
          <table:table-cell/>
          <table:table-cell office:value-type="float" office:value="0.337692" calcext:value-type="float">
            <text:p>0.337692</text:p>
          </table:table-cell>
          <table:table-cell office:value-type="float" office:value="0.72179" calcext:value-type="float">
            <text:p>0.72179</text:p>
          </table:table-cell>
        </table:table-row>
        <table:table-row table:style-name="ro1">
          <table:table-cell/>
          <table:table-cell office:value-type="float" office:value="0.335798" calcext:value-type="float">
            <text:p>0.335798</text:p>
          </table:table-cell>
          <table:table-cell office:value-type="float" office:value="0.723236" calcext:value-type="float">
            <text:p>0.723236</text:p>
          </table:table-cell>
        </table:table-row>
        <table:table-row table:style-name="ro1">
          <table:table-cell/>
          <table:table-cell office:value-type="float" office:value="0.340062" calcext:value-type="float">
            <text:p>0.340062</text:p>
          </table:table-cell>
          <table:table-cell office:value-type="float" office:value="0.729383" calcext:value-type="float">
            <text:p>0.729383</text:p>
          </table:table-cell>
        </table:table-row>
        <table:table-row table:style-name="ro1">
          <table:table-cell/>
          <table:table-cell office:value-type="float" office:value="0.340062" calcext:value-type="float">
            <text:p>0.340062</text:p>
          </table:table-cell>
          <table:table-cell office:value-type="float" office:value="0.729383" calcext:value-type="float">
            <text:p>0.729383</text:p>
          </table:table-cell>
        </table:table-row>
        <table:table-row table:style-name="ro1">
          <table:table-cell/>
          <table:table-cell office:value-type="float" office:value="0.340364" calcext:value-type="float">
            <text:p>0.340364</text:p>
          </table:table-cell>
          <table:table-cell office:value-type="float" office:value="0.76743" calcext:value-type="float">
            <text:p>0.76743</text:p>
          </table:table-cell>
        </table:table-row>
        <table:table-row table:style-name="ro1">
          <table:table-cell/>
          <table:table-cell office:value-type="float" office:value="0.340144" calcext:value-type="float">
            <text:p>0.340144</text:p>
          </table:table-cell>
          <table:table-cell office:value-type="float" office:value="0.796478" calcext:value-type="float">
            <text:p>0.796478</text:p>
          </table:table-cell>
        </table:table-row>
        <table:table-row table:style-name="ro1">
          <table:table-cell/>
          <table:table-cell office:value-type="float" office:value="0.340322" calcext:value-type="float">
            <text:p>0.340322</text:p>
          </table:table-cell>
          <table:table-cell office:value-type="float" office:value="0.822701" calcext:value-type="float">
            <text:p>0.822701</text:p>
          </table:table-cell>
        </table:table-row>
        <table:table-row table:style-name="ro1">
          <table:table-cell/>
          <table:table-cell office:value-type="float" office:value="0.338828" calcext:value-type="float">
            <text:p>0.338828</text:p>
          </table:table-cell>
          <table:table-cell office:value-type="float" office:value="0.841652" calcext:value-type="float">
            <text:p>0.841652</text:p>
          </table:table-cell>
        </table:table-row>
        <table:table-row table:style-name="ro1">
          <table:table-cell/>
          <table:table-cell office:value-type="float" office:value="0.337177" calcext:value-type="float">
            <text:p>0.337177</text:p>
          </table:table-cell>
          <table:table-cell office:value-type="float" office:value="0.844312" calcext:value-type="float">
            <text:p>0.844312</text:p>
          </table:table-cell>
        </table:table-row>
        <table:table-row table:style-name="ro1">
          <table:table-cell/>
          <table:table-cell office:value-type="float" office:value="0.339359" calcext:value-type="float">
            <text:p>0.339359</text:p>
          </table:table-cell>
          <table:table-cell office:value-type="float" office:value="0.83235" calcext:value-type="float">
            <text:p>0.83235</text:p>
          </table:table-cell>
        </table:table-row>
        <table:table-row table:style-name="ro1">
          <table:table-cell/>
          <table:table-cell office:value-type="float" office:value="0.33876" calcext:value-type="float">
            <text:p>0.33876</text:p>
          </table:table-cell>
          <table:table-cell office:value-type="float" office:value="0.811804" calcext:value-type="float">
            <text:p>0.811804</text:p>
          </table:table-cell>
        </table:table-row>
        <table:table-row table:style-name="ro1">
          <table:table-cell/>
          <table:table-cell office:value-type="float" office:value="0.33876" calcext:value-type="float">
            <text:p>0.33876</text:p>
          </table:table-cell>
          <table:table-cell office:value-type="float" office:value="0.811804" calcext:value-type="float">
            <text:p>0.811804</text:p>
          </table:table-cell>
        </table:table-row>
        <table:table-row table:style-name="ro1">
          <table:table-cell/>
          <table:table-cell office:value-type="float" office:value="0.334898" calcext:value-type="float">
            <text:p>0.334898</text:p>
          </table:table-cell>
          <table:table-cell office:value-type="float" office:value="0.790305" calcext:value-type="float">
            <text:p>0.790305</text:p>
          </table:table-cell>
        </table:table-row>
        <table:table-row table:style-name="ro1">
          <table:table-cell/>
          <table:table-cell office:value-type="float" office:value="0.333057" calcext:value-type="float">
            <text:p>0.333057</text:p>
          </table:table-cell>
          <table:table-cell office:value-type="float" office:value="0.762082" calcext:value-type="float">
            <text:p>0.762082</text:p>
          </table:table-cell>
        </table:table-row>
        <table:table-row table:style-name="ro1">
          <table:table-cell/>
          <table:table-cell office:value-type="float" office:value="0.329921" calcext:value-type="float">
            <text:p>0.329921</text:p>
          </table:table-cell>
          <table:table-cell office:value-type="float" office:value="0.752956" calcext:value-type="float">
            <text:p>0.752956</text:p>
          </table:table-cell>
        </table:table-row>
        <table:table-row table:style-name="ro1">
          <table:table-cell/>
          <table:table-cell office:value-type="float" office:value="0.330257" calcext:value-type="float">
            <text:p>0.330257</text:p>
          </table:table-cell>
          <table:table-cell office:value-type="float" office:value="0.751579" calcext:value-type="float">
            <text:p>0.751579</text:p>
          </table:table-cell>
        </table:table-row>
        <table:table-row table:style-name="ro1">
          <table:table-cell/>
          <table:table-cell office:value-type="float" office:value="0.32904" calcext:value-type="float">
            <text:p>0.32904</text:p>
          </table:table-cell>
          <table:table-cell office:value-type="float" office:value="0.755777" calcext:value-type="float">
            <text:p>0.755777</text:p>
          </table:table-cell>
        </table:table-row>
        <table:table-row table:style-name="ro1">
          <table:table-cell/>
          <table:table-cell office:value-type="float" office:value="0.326519" calcext:value-type="float">
            <text:p>0.326519</text:p>
          </table:table-cell>
          <table:table-cell office:value-type="float" office:value="0.768887" calcext:value-type="float">
            <text:p>0.768887</text:p>
          </table:table-cell>
        </table:table-row>
        <table:table-row table:style-name="ro1">
          <table:table-cell/>
          <table:table-cell office:value-type="float" office:value="0.325603" calcext:value-type="float">
            <text:p>0.325603</text:p>
          </table:table-cell>
          <table:table-cell office:value-type="float" office:value="0.787912" calcext:value-type="float">
            <text:p>0.787912</text:p>
          </table:table-cell>
        </table:table-row>
        <table:table-row table:style-name="ro1">
          <table:table-cell/>
          <table:table-cell office:value-type="float" office:value="0.321639" calcext:value-type="float">
            <text:p>0.321639</text:p>
          </table:table-cell>
          <table:table-cell office:value-type="float" office:value="0.813692" calcext:value-type="float">
            <text:p>0.813692</text:p>
          </table:table-cell>
        </table:table-row>
        <table:table-row table:style-name="ro1">
          <table:table-cell/>
          <table:table-cell office:value-type="float" office:value="0.319539" calcext:value-type="float">
            <text:p>0.319539</text:p>
          </table:table-cell>
          <table:table-cell office:value-type="float" office:value="0.838511" calcext:value-type="float">
            <text:p>0.838511</text:p>
          </table:table-cell>
        </table:table-row>
        <table:table-row table:style-name="ro1">
          <table:table-cell/>
          <table:table-cell office:value-type="float" office:value="0.319539" calcext:value-type="float">
            <text:p>0.319539</text:p>
          </table:table-cell>
          <table:table-cell office:value-type="float" office:value="0.838511" calcext:value-type="float">
            <text:p>0.838511</text:p>
          </table:table-cell>
        </table:table-row>
        <table:table-row table:style-name="ro1">
          <table:table-cell/>
          <table:table-cell office:value-type="float" office:value="0.316447" calcext:value-type="float">
            <text:p>0.316447</text:p>
          </table:table-cell>
          <table:table-cell office:value-type="float" office:value="0.858212" calcext:value-type="float">
            <text:p>0.858212</text:p>
          </table:table-cell>
        </table:table-row>
        <table:table-row table:style-name="ro1">
          <table:table-cell/>
          <table:table-cell office:value-type="float" office:value="0.316447" calcext:value-type="float">
            <text:p>0.316447</text:p>
          </table:table-cell>
          <table:table-cell office:value-type="float" office:value="0.858212" calcext:value-type="float">
            <text:p>0.858212</text:p>
          </table:table-cell>
        </table:table-row>
        <table:table-row table:style-name="ro1">
          <table:table-cell/>
          <table:table-cell office:value-type="float" office:value="0.318702" calcext:value-type="float">
            <text:p>0.318702</text:p>
          </table:table-cell>
          <table:table-cell office:value-type="float" office:value="0.819659" calcext:value-type="float">
            <text:p>0.819659</text:p>
          </table:table-cell>
        </table:table-row>
        <table:table-row table:style-name="ro1">
          <table:table-cell/>
          <table:table-cell office:value-type="float" office:value="0.317562" calcext:value-type="float">
            <text:p>0.317562</text:p>
          </table:table-cell>
          <table:table-cell office:value-type="float" office:value="0.796841" calcext:value-type="float">
            <text:p>0.796841</text:p>
          </table:table-cell>
        </table:table-row>
        <table:table-row table:style-name="ro1">
          <table:table-cell/>
          <table:table-cell office:value-type="float" office:value="0.317562" calcext:value-type="float">
            <text:p>0.317562</text:p>
          </table:table-cell>
          <table:table-cell office:value-type="float" office:value="0.796841" calcext:value-type="float">
            <text:p>0.796841</text:p>
          </table:table-cell>
        </table:table-row>
        <table:table-row table:style-name="ro1">
          <table:table-cell/>
          <table:table-cell office:value-type="float" office:value="0.315597" calcext:value-type="float">
            <text:p>0.315597</text:p>
          </table:table-cell>
          <table:table-cell office:value-type="float" office:value="0.776463" calcext:value-type="float">
            <text:p>0.776463</text:p>
          </table:table-cell>
        </table:table-row>
        <table:table-row table:style-name="ro1">
          <table:table-cell/>
          <table:table-cell office:value-type="float" office:value="0.315579" calcext:value-type="float">
            <text:p>0.315579</text:p>
          </table:table-cell>
          <table:table-cell office:value-type="float" office:value="0.751727" calcext:value-type="float">
            <text:p>0.751727</text:p>
          </table:table-cell>
        </table:table-row>
        <table:table-row table:style-name="ro1">
          <table:table-cell/>
          <table:table-cell office:value-type="float" office:value="0.315339" calcext:value-type="float">
            <text:p>0.315339</text:p>
          </table:table-cell>
          <table:table-cell office:value-type="float" office:value="0.746796" calcext:value-type="float">
            <text:p>0.746796</text:p>
          </table:table-cell>
        </table:table-row>
        <table:table-row table:style-name="ro1">
          <table:table-cell/>
          <table:table-cell office:value-type="float" office:value="0.316876" calcext:value-type="float">
            <text:p>0.316876</text:p>
          </table:table-cell>
          <table:table-cell office:value-type="float" office:value="0.748512" calcext:value-type="float">
            <text:p>0.748512</text:p>
          </table:table-cell>
        </table:table-row>
        <table:table-row table:style-name="ro1">
          <table:table-cell/>
          <table:table-cell office:value-type="float" office:value="0.316318" calcext:value-type="float">
            <text:p>0.316318</text:p>
          </table:table-cell>
          <table:table-cell office:value-type="float" office:value="0.758178" calcext:value-type="float">
            <text:p>0.758178</text:p>
          </table:table-cell>
        </table:table-row>
        <table:table-row table:style-name="ro1">
          <table:table-cell/>
          <table:table-cell office:value-type="float" office:value="0.316318" calcext:value-type="float">
            <text:p>0.316318</text:p>
          </table:table-cell>
          <table:table-cell office:value-type="float" office:value="0.758178" calcext:value-type="float">
            <text:p>0.758178</text:p>
          </table:table-cell>
        </table:table-row>
        <table:table-row table:style-name="ro1">
          <table:table-cell/>
          <table:table-cell office:value-type="float" office:value="0.315264" calcext:value-type="float">
            <text:p>0.315264</text:p>
          </table:table-cell>
          <table:table-cell office:value-type="float" office:value="0.774324" calcext:value-type="float">
            <text:p>0.774324</text:p>
          </table:table-cell>
        </table:table-row>
        <table:table-row table:style-name="ro1">
          <table:table-cell/>
          <table:table-cell office:value-type="float" office:value="0.314497" calcext:value-type="float">
            <text:p>0.314497</text:p>
          </table:table-cell>
          <table:table-cell office:value-type="float" office:value="0.823705" calcext:value-type="float">
            <text:p>0.823705</text:p>
          </table:table-cell>
        </table:table-row>
        <table:table-row table:style-name="ro1">
          <table:table-cell/>
          <table:table-cell office:value-type="float" office:value="0.312886" calcext:value-type="float">
            <text:p>0.312886</text:p>
          </table:table-cell>
          <table:table-cell office:value-type="float" office:value="0.844569" calcext:value-type="float">
            <text:p>0.844569</text:p>
          </table:table-cell>
        </table:table-row>
        <table:table-row table:style-name="ro1">
          <table:table-cell/>
          <table:table-cell office:value-type="float" office:value="0.312362" calcext:value-type="float">
            <text:p>0.312362</text:p>
          </table:table-cell>
          <table:table-cell office:value-type="float" office:value="0.855942" calcext:value-type="float">
            <text:p>0.855942</text:p>
          </table:table-cell>
        </table:table-row>
        <table:table-row table:style-name="ro1">
          <table:table-cell/>
          <table:table-cell office:value-type="float" office:value="0.312141" calcext:value-type="float">
            <text:p>0.312141</text:p>
          </table:table-cell>
          <table:table-cell office:value-type="float" office:value="0.849717" calcext:value-type="float">
            <text:p>0.849717</text:p>
          </table:table-cell>
        </table:table-row>
        <table:table-row table:style-name="ro1">
          <table:table-cell/>
          <table:table-cell office:value-type="float" office:value="0.312141" calcext:value-type="float">
            <text:p>0.312141</text:p>
          </table:table-cell>
          <table:table-cell office:value-type="float" office:value="0.849717" calcext:value-type="float">
            <text:p>0.849717</text:p>
          </table:table-cell>
        </table:table-row>
        <table:table-row table:style-name="ro1">
          <table:table-cell/>
          <table:table-cell office:value-type="float" office:value="0.311483" calcext:value-type="float">
            <text:p>0.311483</text:p>
          </table:table-cell>
          <table:table-cell office:value-type="float" office:value="0.807616" calcext:value-type="float">
            <text:p>0.807616</text:p>
          </table:table-cell>
        </table:table-row>
        <table:table-row table:style-name="ro1">
          <table:table-cell/>
          <table:table-cell office:value-type="float" office:value="0.310063" calcext:value-type="float">
            <text:p>0.310063</text:p>
          </table:table-cell>
          <table:table-cell office:value-type="float" office:value="0.788339" calcext:value-type="float">
            <text:p>0.788339</text:p>
          </table:table-cell>
        </table:table-row>
        <table:table-row table:style-name="ro1">
          <table:table-cell/>
          <table:table-cell office:value-type="float" office:value="0.311544" calcext:value-type="float">
            <text:p>0.311544</text:p>
          </table:table-cell>
          <table:table-cell office:value-type="float" office:value="0.770745" calcext:value-type="float">
            <text:p>0.770745</text:p>
          </table:table-cell>
        </table:table-row>
        <table:table-row table:style-name="ro1">
          <table:table-cell/>
          <table:table-cell office:value-type="float" office:value="0.310664" calcext:value-type="float">
            <text:p>0.310664</text:p>
          </table:table-cell>
          <table:table-cell office:value-type="float" office:value="0.758776" calcext:value-type="float">
            <text:p>0.758776</text:p>
          </table:table-cell>
        </table:table-row>
        <table:table-row table:style-name="ro1">
          <table:table-cell/>
          <table:table-cell office:value-type="float" office:value="0.307996" calcext:value-type="float">
            <text:p>0.307996</text:p>
          </table:table-cell>
          <table:table-cell office:value-type="float" office:value="0.753509" calcext:value-type="float">
            <text:p>0.753509</text:p>
          </table:table-cell>
        </table:table-row>
        <table:table-row table:style-name="ro1">
          <table:table-cell/>
          <table:table-cell office:value-type="float" office:value="0.307996" calcext:value-type="float">
            <text:p>0.307996</text:p>
          </table:table-cell>
          <table:table-cell office:value-type="float" office:value="0.753509" calcext:value-type="float">
            <text:p>0.753509</text:p>
          </table:table-cell>
        </table:table-row>
        <table:table-row table:style-name="ro1">
          <table:table-cell/>
          <table:table-cell office:value-type="float" office:value="0.306181" calcext:value-type="float">
            <text:p>0.306181</text:p>
          </table:table-cell>
          <table:table-cell office:value-type="float" office:value="0.765308" calcext:value-type="float">
            <text:p>0.765308</text:p>
          </table:table-cell>
        </table:table-row>
        <table:table-row table:style-name="ro1">
          <table:table-cell/>
          <table:table-cell office:value-type="float" office:value="0.305091" calcext:value-type="float">
            <text:p>0.305091</text:p>
          </table:table-cell>
          <table:table-cell office:value-type="float" office:value="0.780774" calcext:value-type="float">
            <text:p>0.780774</text:p>
          </table:table-cell>
        </table:table-row>
        <table:table-row table:style-name="ro1">
          <table:table-cell/>
          <table:table-cell office:value-type="float" office:value="0.303936" calcext:value-type="float">
            <text:p>0.303936</text:p>
          </table:table-cell>
          <table:table-cell office:value-type="float" office:value="0.80478" calcext:value-type="float">
            <text:p>0.80478</text:p>
          </table:table-cell>
        </table:table-row>
        <table:table-row table:style-name="ro1">
          <table:table-cell/>
          <table:table-cell office:value-type="float" office:value="0.302168" calcext:value-type="float">
            <text:p>0.302168</text:p>
          </table:table-cell>
          <table:table-cell office:value-type="float" office:value="0.829161" calcext:value-type="float">
            <text:p>0.829161</text:p>
          </table:table-cell>
        </table:table-row>
        <table:table-row table:style-name="ro1">
          <table:table-cell/>
          <table:table-cell office:value-type="float" office:value="0.301323" calcext:value-type="float">
            <text:p>0.301323</text:p>
          </table:table-cell>
          <table:table-cell office:value-type="float" office:value="0.846609" calcext:value-type="float">
            <text:p>0.846609</text:p>
          </table:table-cell>
        </table:table-row>
        <table:table-row table:style-name="ro1">
          <table:table-cell/>
          <table:table-cell office:value-type="float" office:value="0.301008" calcext:value-type="float">
            <text:p>0.301008</text:p>
          </table:table-cell>
          <table:table-cell office:value-type="float" office:value="0.852105" calcext:value-type="float">
            <text:p>0.852105</text:p>
          </table:table-cell>
        </table:table-row>
        <table:table-row table:style-name="ro1">
          <table:table-cell/>
          <table:table-cell office:value-type="float" office:value="0.300096" calcext:value-type="float">
            <text:p>0.300096</text:p>
          </table:table-cell>
          <table:table-cell office:value-type="float" office:value="0.841481" calcext:value-type="float">
            <text:p>0.841481</text:p>
          </table:table-cell>
        </table:table-row>
        <table:table-row table:style-name="ro1">
          <table:table-cell/>
          <table:table-cell office:value-type="float" office:value="0.301521" calcext:value-type="float">
            <text:p>0.301521</text:p>
          </table:table-cell>
          <table:table-cell office:value-type="float" office:value="0.818727" calcext:value-type="float">
            <text:p>0.818727</text:p>
          </table:table-cell>
        </table:table-row>
        <table:table-row table:style-name="ro1">
          <table:table-cell/>
          <table:table-cell office:value-type="float" office:value="0.301521" calcext:value-type="float">
            <text:p>0.301521</text:p>
          </table:table-cell>
          <table:table-cell office:value-type="float" office:value="0.818727" calcext:value-type="float">
            <text:p>0.818727</text:p>
          </table:table-cell>
        </table:table-row>
        <table:table-row table:style-name="ro1">
          <table:table-cell/>
          <table:table-cell office:value-type="float" office:value="0.298732" calcext:value-type="float">
            <text:p>0.298732</text:p>
          </table:table-cell>
          <table:table-cell office:value-type="float" office:value="0.772701" calcext:value-type="float">
            <text:p>0.772701</text:p>
          </table:table-cell>
        </table:table-row>
        <table:table-row table:style-name="ro1">
          <table:table-cell/>
          <table:table-cell office:value-type="float" office:value="0.298059" calcext:value-type="float">
            <text:p>0.298059</text:p>
          </table:table-cell>
          <table:table-cell office:value-type="float" office:value="0.754947" calcext:value-type="float">
            <text:p>0.754947</text:p>
          </table:table-cell>
        </table:table-row>
        <table:table-row table:style-name="ro1">
          <table:table-cell/>
          <table:table-cell office:value-type="float" office:value="0.300597" calcext:value-type="float">
            <text:p>0.300597</text:p>
          </table:table-cell>
          <table:table-cell office:value-type="float" office:value="0.744841" calcext:value-type="float">
            <text:p>0.744841</text:p>
          </table:table-cell>
        </table:table-row>
        <table:table-row table:style-name="ro1">
          <table:table-cell/>
          <table:table-cell office:value-type="float" office:value="0.298268" calcext:value-type="float">
            <text:p>0.298268</text:p>
          </table:table-cell>
          <table:table-cell office:value-type="float" office:value="0.737378" calcext:value-type="float">
            <text:p>0.737378</text:p>
          </table:table-cell>
        </table:table-row>
        <table:table-row table:style-name="ro1">
          <table:table-cell/>
          <table:table-cell office:value-type="float" office:value="0.296932" calcext:value-type="float">
            <text:p>0.296932</text:p>
          </table:table-cell>
          <table:table-cell office:value-type="float" office:value="0.739431" calcext:value-type="float">
            <text:p>0.739431</text:p>
          </table:table-cell>
        </table:table-row>
        <table:table-row table:style-name="ro1">
          <table:table-cell/>
          <table:table-cell office:value-type="float" office:value="0.296932" calcext:value-type="float">
            <text:p>0.296932</text:p>
          </table:table-cell>
          <table:table-cell office:value-type="float" office:value="0.739431" calcext:value-type="float">
            <text:p>0.739431</text:p>
          </table:table-cell>
        </table:table-row>
        <table:table-row table:style-name="ro1">
          <table:table-cell/>
          <table:table-cell office:value-type="float" office:value="0.297276" calcext:value-type="float">
            <text:p>0.297276</text:p>
          </table:table-cell>
          <table:table-cell office:value-type="float" office:value="0.762206" calcext:value-type="float">
            <text:p>0.762206</text:p>
          </table:table-cell>
        </table:table-row>
        <table:table-row table:style-name="ro1">
          <table:table-cell/>
          <table:table-cell office:value-type="float" office:value="0.295604" calcext:value-type="float">
            <text:p>0.295604</text:p>
          </table:table-cell>
          <table:table-cell office:value-type="float" office:value="0.786426" calcext:value-type="float">
            <text:p>0.786426</text:p>
          </table:table-cell>
        </table:table-row>
        <table:table-row table:style-name="ro1">
          <table:table-cell/>
          <table:table-cell office:value-type="float" office:value="0.295876" calcext:value-type="float">
            <text:p>0.295876</text:p>
          </table:table-cell>
          <table:table-cell office:value-type="float" office:value="0.815451" calcext:value-type="float">
            <text:p>0.815451</text:p>
          </table:table-cell>
        </table:table-row>
        <table:table-row table:style-name="ro1">
          <table:table-cell/>
          <table:table-cell office:value-type="float" office:value="0.295084" calcext:value-type="float">
            <text:p>0.295084</text:p>
          </table:table-cell>
          <table:table-cell office:value-type="float" office:value="0.8419" calcext:value-type="float">
            <text:p>0.8419</text:p>
          </table:table-cell>
        </table:table-row>
        <table:table-row table:style-name="ro1">
          <table:table-cell/>
          <table:table-cell office:value-type="float" office:value="0.293201" calcext:value-type="float">
            <text:p>0.293201</text:p>
          </table:table-cell>
          <table:table-cell office:value-type="float" office:value="0.85745" calcext:value-type="float">
            <text:p>0.85745</text:p>
          </table:table-cell>
        </table:table-row>
        <table:table-row table:style-name="ro1">
          <table:table-cell/>
          <table:table-cell office:value-type="float" office:value="0.293389" calcext:value-type="float">
            <text:p>0.293389</text:p>
          </table:table-cell>
          <table:table-cell office:value-type="float" office:value="0.850987" calcext:value-type="float">
            <text:p>0.850987</text:p>
          </table:table-cell>
        </table:table-row>
        <table:table-row table:style-name="ro1">
          <table:table-cell/>
          <table:table-cell office:value-type="float" office:value="0.294018" calcext:value-type="float">
            <text:p>0.294018</text:p>
          </table:table-cell>
          <table:table-cell office:value-type="float" office:value="0.831188" calcext:value-type="float">
            <text:p>0.831188</text:p>
          </table:table-cell>
        </table:table-row>
        <table:table-row table:style-name="ro1">
          <table:table-cell/>
          <table:table-cell office:value-type="float" office:value="0.292545" calcext:value-type="float">
            <text:p>0.292545</text:p>
          </table:table-cell>
          <table:table-cell office:value-type="float" office:value="0.807243" calcext:value-type="float">
            <text:p>0.807243</text:p>
          </table:table-cell>
        </table:table-row>
        <table:table-row table:style-name="ro1">
          <table:table-cell/>
          <table:table-cell office:value-type="float" office:value="0.293647" calcext:value-type="float">
            <text:p>0.293647</text:p>
          </table:table-cell>
          <table:table-cell office:value-type="float" office:value="0.782088" calcext:value-type="float">
            <text:p>0.782088</text:p>
          </table:table-cell>
        </table:table-row>
        <table:table-row table:style-name="ro1">
          <table:table-cell/>
          <table:table-cell office:value-type="float" office:value="0.29179" calcext:value-type="float">
            <text:p>0.29179</text:p>
          </table:table-cell>
          <table:table-cell office:value-type="float" office:value="0.76101" calcext:value-type="float">
            <text:p>0.76101</text:p>
          </table:table-cell>
        </table:table-row>
        <table:table-row table:style-name="ro1">
          <table:table-cell/>
          <table:table-cell office:value-type="float" office:value="0.292676" calcext:value-type="float">
            <text:p>0.292676</text:p>
          </table:table-cell>
          <table:table-cell office:value-type="float" office:value="0.745213" calcext:value-type="float">
            <text:p>0.745213</text:p>
          </table:table-cell>
        </table:table-row>
        <table:table-row table:style-name="ro1">
          <table:table-cell/>
          <table:table-cell office:value-type="float" office:value="0.292676" calcext:value-type="float">
            <text:p>0.292676</text:p>
          </table:table-cell>
          <table:table-cell office:value-type="float" office:value="0.745213" calcext:value-type="float">
            <text:p>0.745213</text:p>
          </table:table-cell>
        </table:table-row>
        <table:table-row table:style-name="ro1">
          <table:table-cell/>
          <table:table-cell office:value-type="float" office:value="0.292103" calcext:value-type="float">
            <text:p>0.292103</text:p>
          </table:table-cell>
          <table:table-cell office:value-type="float" office:value="0.733175" calcext:value-type="float">
            <text:p>0.733175</text:p>
          </table:table-cell>
        </table:table-row>
        <table:table-row table:style-name="ro1">
          <table:table-cell/>
          <table:table-cell office:value-type="float" office:value="0.289481" calcext:value-type="float">
            <text:p>0.289481</text:p>
          </table:table-cell>
          <table:table-cell office:value-type="float" office:value="0.737275" calcext:value-type="float">
            <text:p>0.737275</text:p>
          </table:table-cell>
        </table:table-row>
        <table:table-row table:style-name="ro1">
          <table:table-cell/>
          <table:table-cell office:value-type="float" office:value="0.292074" calcext:value-type="float">
            <text:p>0.292074</text:p>
          </table:table-cell>
          <table:table-cell office:value-type="float" office:value="0.748181" calcext:value-type="float">
            <text:p>0.748181</text:p>
          </table:table-cell>
        </table:table-row>
        <table:table-row table:style-name="ro1">
          <table:table-cell/>
          <table:table-cell office:value-type="float" office:value="0.288559" calcext:value-type="float">
            <text:p>0.288559</text:p>
          </table:table-cell>
          <table:table-cell office:value-type="float" office:value="0.769346" calcext:value-type="float">
            <text:p>0.769346</text:p>
          </table:table-cell>
        </table:table-row>
        <table:table-row table:style-name="ro1">
          <table:table-cell/>
          <table:table-cell office:value-type="float" office:value="0.290213" calcext:value-type="float">
            <text:p>0.290213</text:p>
          </table:table-cell>
          <table:table-cell office:value-type="float" office:value="0.795059" calcext:value-type="float">
            <text:p>0.795059</text:p>
          </table:table-cell>
        </table:table-row>
        <table:table-row table:style-name="ro1">
          <table:table-cell/>
          <table:table-cell office:value-type="float" office:value="0.290213" calcext:value-type="float">
            <text:p>0.290213</text:p>
          </table:table-cell>
          <table:table-cell office:value-type="float" office:value="0.795059" calcext:value-type="float">
            <text:p>0.795059</text:p>
          </table:table-cell>
        </table:table-row>
        <table:table-row table:style-name="ro1">
          <table:table-cell/>
          <table:table-cell office:value-type="float" office:value="0.290167" calcext:value-type="float">
            <text:p>0.290167</text:p>
          </table:table-cell>
          <table:table-cell office:value-type="float" office:value="0.823067" calcext:value-type="float">
            <text:p>0.823067</text:p>
          </table:table-cell>
        </table:table-row>
        <table:table-row table:style-name="ro1">
          <table:table-cell/>
          <table:table-cell office:value-type="float" office:value="0.288115" calcext:value-type="float">
            <text:p>0.288115</text:p>
          </table:table-cell>
          <table:table-cell office:value-type="float" office:value="0.846698" calcext:value-type="float">
            <text:p>0.846698</text:p>
          </table:table-cell>
        </table:table-row>
        <table:table-row table:style-name="ro1">
          <table:table-cell/>
          <table:table-cell office:value-type="float" office:value="0.289322" calcext:value-type="float">
            <text:p>0.289322</text:p>
          </table:table-cell>
          <table:table-cell office:value-type="float" office:value="0.851045" calcext:value-type="float">
            <text:p>0.851045</text:p>
          </table:table-cell>
        </table:table-row>
        <table:table-row table:style-name="ro1">
          <table:table-cell/>
          <table:table-cell office:value-type="float" office:value="0.289854" calcext:value-type="float">
            <text:p>0.289854</text:p>
          </table:table-cell>
          <table:table-cell office:value-type="float" office:value="0.840026" calcext:value-type="float">
            <text:p>0.840026</text:p>
          </table:table-cell>
        </table:table-row>
        <table:table-row table:style-name="ro1">
          <table:table-cell/>
          <table:table-cell office:value-type="float" office:value="0.290076" calcext:value-type="float">
            <text:p>0.290076</text:p>
          </table:table-cell>
          <table:table-cell office:value-type="float" office:value="0.818774" calcext:value-type="float">
            <text:p>0.818774</text:p>
          </table:table-cell>
        </table:table-row>
        <table:table-row table:style-name="ro1">
          <table:table-cell/>
          <table:table-cell office:value-type="float" office:value="0.294798" calcext:value-type="float">
            <text:p>0.294798</text:p>
          </table:table-cell>
          <table:table-cell office:value-type="float" office:value="0.797231" calcext:value-type="float">
            <text:p>0.797231</text:p>
          </table:table-cell>
        </table:table-row>
        <table:table-row table:style-name="ro1">
          <table:table-cell/>
          <table:table-cell office:value-type="float" office:value="0.292522" calcext:value-type="float">
            <text:p>0.292522</text:p>
          </table:table-cell>
          <table:table-cell office:value-type="float" office:value="0.781114" calcext:value-type="float">
            <text:p>0.781114</text:p>
          </table:table-cell>
        </table:table-row>
        <table:table-row table:style-name="ro1">
          <table:table-cell/>
          <table:table-cell office:value-type="float" office:value="0.293795" calcext:value-type="float">
            <text:p>0.293795</text:p>
          </table:table-cell>
          <table:table-cell office:value-type="float" office:value="0.76984" calcext:value-type="float">
            <text:p>0.76984</text:p>
          </table:table-cell>
        </table:table-row>
        <table:table-row table:style-name="ro1">
          <table:table-cell/>
          <table:table-cell office:value-type="float" office:value="0.293795" calcext:value-type="float">
            <text:p>0.293795</text:p>
          </table:table-cell>
          <table:table-cell office:value-type="float" office:value="0.76984" calcext:value-type="float">
            <text:p>0.76984</text:p>
          </table:table-cell>
        </table:table-row>
        <table:table-row table:style-name="ro1">
          <table:table-cell/>
          <table:table-cell office:value-type="float" office:value="0.296124" calcext:value-type="float">
            <text:p>0.296124</text:p>
          </table:table-cell>
          <table:table-cell office:value-type="float" office:value="0.766467" calcext:value-type="float">
            <text:p>0.766467</text:p>
          </table:table-cell>
        </table:table-row>
        <table:table-row table:style-name="ro1">
          <table:table-cell/>
          <table:table-cell office:value-type="float" office:value="0.296675" calcext:value-type="float">
            <text:p>0.296675</text:p>
          </table:table-cell>
          <table:table-cell office:value-type="float" office:value="0.776991" calcext:value-type="float">
            <text:p>0.776991</text:p>
          </table:table-cell>
        </table:table-row>
        <table:table-row table:style-name="ro1">
          <table:table-cell/>
          <table:table-cell office:value-type="float" office:value="0.299952" calcext:value-type="float">
            <text:p>0.299952</text:p>
          </table:table-cell>
          <table:table-cell office:value-type="float" office:value="0.789764" calcext:value-type="float">
            <text:p>0.789764</text:p>
          </table:table-cell>
        </table:table-row>
        <table:table-row table:style-name="ro1">
          <table:table-cell/>
          <table:table-cell office:value-type="float" office:value="0.298297" calcext:value-type="float">
            <text:p>0.298297</text:p>
          </table:table-cell>
          <table:table-cell office:value-type="float" office:value="0.811812" calcext:value-type="float">
            <text:p>0.811812</text:p>
          </table:table-cell>
        </table:table-row>
        <table:table-row table:style-name="ro1">
          <table:table-cell/>
          <table:table-cell office:value-type="float" office:value="0.300883" calcext:value-type="float">
            <text:p>0.300883</text:p>
          </table:table-cell>
          <table:table-cell office:value-type="float" office:value="0.835637" calcext:value-type="float">
            <text:p>0.835637</text:p>
          </table:table-cell>
        </table:table-row>
        <table:table-row table:style-name="ro1">
          <table:table-cell/>
          <table:table-cell office:value-type="float" office:value="0.300883" calcext:value-type="float">
            <text:p>0.300883</text:p>
          </table:table-cell>
          <table:table-cell office:value-type="float" office:value="0.835637" calcext:value-type="float">
            <text:p>0.835637</text:p>
          </table:table-cell>
        </table:table-row>
        <table:table-row table:style-name="ro1">
          <table:table-cell/>
          <table:table-cell office:value-type="float" office:value="0.300863" calcext:value-type="float">
            <text:p>0.300863</text:p>
          </table:table-cell>
          <table:table-cell office:value-type="float" office:value="0.864301" calcext:value-type="float">
            <text:p>0.864301</text:p>
          </table:table-cell>
        </table:table-row>
        <table:table-row table:style-name="ro1">
          <table:table-cell/>
          <table:table-cell office:value-type="float" office:value="0.30213" calcext:value-type="float">
            <text:p>0.30213</text:p>
          </table:table-cell>
          <table:table-cell office:value-type="float" office:value="0.856528" calcext:value-type="float">
            <text:p>0.856528</text:p>
          </table:table-cell>
        </table:table-row>
        <table:table-row table:style-name="ro1">
          <table:table-cell/>
          <table:table-cell office:value-type="float" office:value="0.301765" calcext:value-type="float">
            <text:p>0.301765</text:p>
          </table:table-cell>
          <table:table-cell office:value-type="float" office:value="0.836672" calcext:value-type="float">
            <text:p>0.836672</text:p>
          </table:table-cell>
        </table:table-row>
        <table:table-row table:style-name="ro1">
          <table:table-cell/>
          <table:table-cell office:value-type="float" office:value="0.303384" calcext:value-type="float">
            <text:p>0.303384</text:p>
          </table:table-cell>
          <table:table-cell office:value-type="float" office:value="0.809869" calcext:value-type="float">
            <text:p>0.809869</text:p>
          </table:table-cell>
        </table:table-row>
        <table:table-row table:style-name="ro1">
          <table:table-cell/>
          <table:table-cell office:value-type="float" office:value="0.304563" calcext:value-type="float">
            <text:p>0.304563</text:p>
          </table:table-cell>
          <table:table-cell office:value-type="float" office:value="0.785267" calcext:value-type="float">
            <text:p>0.785267</text:p>
          </table:table-cell>
        </table:table-row>
        <table:table-row table:style-name="ro1">
          <table:table-cell/>
          <table:table-cell office:value-type="float" office:value="0.304563" calcext:value-type="float">
            <text:p>0.304563</text:p>
          </table:table-cell>
          <table:table-cell office:value-type="float" office:value="0.785267" calcext:value-type="float">
            <text:p>0.785267</text:p>
          </table:table-cell>
        </table:table-row>
        <table:table-row table:style-name="ro1">
          <table:table-cell/>
          <table:table-cell office:value-type="float" office:value="0.303721" calcext:value-type="float">
            <text:p>0.303721</text:p>
          </table:table-cell>
          <table:table-cell office:value-type="float" office:value="0.755033" calcext:value-type="float">
            <text:p>0.755033</text:p>
          </table:table-cell>
        </table:table-row>
        <table:table-row table:style-name="ro1">
          <table:table-cell/>
          <table:table-cell office:value-type="float" office:value="0.304019" calcext:value-type="float">
            <text:p>0.304019</text:p>
          </table:table-cell>
          <table:table-cell office:value-type="float" office:value="0.747898" calcext:value-type="float">
            <text:p>0.747898</text:p>
          </table:table-cell>
        </table:table-row>
        <table:table-row table:style-name="ro1">
          <table:table-cell/>
          <table:table-cell office:value-type="float" office:value="0.304019" calcext:value-type="float">
            <text:p>0.304019</text:p>
          </table:table-cell>
          <table:table-cell office:value-type="float" office:value="0.747898" calcext:value-type="float">
            <text:p>0.747898</text:p>
          </table:table-cell>
        </table:table-row>
        <table:table-row table:style-name="ro1">
          <table:table-cell/>
          <table:table-cell office:value-type="float" office:value="0.3043" calcext:value-type="float">
            <text:p>0.3043</text:p>
          </table:table-cell>
          <table:table-cell office:value-type="float" office:value="0.754939" calcext:value-type="float">
            <text:p>0.754939</text:p>
          </table:table-cell>
        </table:table-row>
        <table:table-row table:style-name="ro1">
          <table:table-cell/>
          <table:table-cell office:value-type="float" office:value="0.304061" calcext:value-type="float">
            <text:p>0.304061</text:p>
          </table:table-cell>
          <table:table-cell office:value-type="float" office:value="0.769411" calcext:value-type="float">
            <text:p>0.769411</text:p>
          </table:table-cell>
        </table:table-row>
        <table:table-row table:style-name="ro1">
          <table:table-cell/>
          <table:table-cell office:value-type="float" office:value="0.304729" calcext:value-type="float">
            <text:p>0.304729</text:p>
          </table:table-cell>
          <table:table-cell office:value-type="float" office:value="0.789893" calcext:value-type="float">
            <text:p>0.789893</text:p>
          </table:table-cell>
        </table:table-row>
        <table:table-row table:style-name="ro1">
          <table:table-cell/>
          <table:table-cell office:value-type="float" office:value="0.305747" calcext:value-type="float">
            <text:p>0.305747</text:p>
          </table:table-cell>
          <table:table-cell office:value-type="float" office:value="0.81729" calcext:value-type="float">
            <text:p>0.81729</text:p>
          </table:table-cell>
        </table:table-row>
        <table:table-row table:style-name="ro1">
          <table:table-cell/>
          <table:table-cell office:value-type="float" office:value="0.30477" calcext:value-type="float">
            <text:p>0.30477</text:p>
          </table:table-cell>
          <table:table-cell office:value-type="float" office:value="0.834722" calcext:value-type="float">
            <text:p>0.834722</text:p>
          </table:table-cell>
        </table:table-row>
        <table:table-row table:style-name="ro1">
          <table:table-cell/>
          <table:table-cell office:value-type="float" office:value="0.304038" calcext:value-type="float">
            <text:p>0.304038</text:p>
          </table:table-cell>
          <table:table-cell office:value-type="float" office:value="0.842967" calcext:value-type="float">
            <text:p>0.842967</text:p>
          </table:table-cell>
        </table:table-row>
        <table:table-row table:style-name="ro1">
          <table:table-cell/>
          <table:table-cell office:value-type="float" office:value="0.30304" calcext:value-type="float">
            <text:p>0.30304</text:p>
          </table:table-cell>
          <table:table-cell office:value-type="float" office:value="0.835814" calcext:value-type="float">
            <text:p>0.835814</text:p>
          </table:table-cell>
        </table:table-row>
        <table:table-row table:style-name="ro1">
          <table:table-cell/>
          <table:table-cell office:value-type="float" office:value="0.305944" calcext:value-type="float">
            <text:p>0.305944</text:p>
          </table:table-cell>
          <table:table-cell office:value-type="float" office:value="0.81673" calcext:value-type="float">
            <text:p>0.81673</text:p>
          </table:table-cell>
        </table:table-row>
        <table:table-row table:style-name="ro1">
          <table:table-cell/>
          <table:table-cell office:value-type="float" office:value="0.304166" calcext:value-type="float">
            <text:p>0.304166</text:p>
          </table:table-cell>
          <table:table-cell office:value-type="float" office:value="0.79386" calcext:value-type="float">
            <text:p>0.79386</text:p>
          </table:table-cell>
        </table:table-row>
        <table:table-row table:style-name="ro1">
          <table:table-cell/>
          <table:table-cell office:value-type="float" office:value="0.30602" calcext:value-type="float">
            <text:p>0.30602</text:p>
          </table:table-cell>
          <table:table-cell office:value-type="float" office:value="0.774956" calcext:value-type="float">
            <text:p>0.774956</text:p>
          </table:table-cell>
        </table:table-row>
        <table:table-row table:style-name="ro1">
          <table:table-cell/>
          <table:table-cell office:value-type="float" office:value="0.304045" calcext:value-type="float">
            <text:p>0.304045</text:p>
          </table:table-cell>
          <table:table-cell office:value-type="float" office:value="0.7614" calcext:value-type="float">
            <text:p>0.7614</text:p>
          </table:table-cell>
        </table:table-row>
        <table:table-row table:style-name="ro1">
          <table:table-cell/>
          <table:table-cell office:value-type="float" office:value="0.304107" calcext:value-type="float">
            <text:p>0.304107</text:p>
          </table:table-cell>
          <table:table-cell office:value-type="float" office:value="0.753857" calcext:value-type="float">
            <text:p>0.753857</text:p>
          </table:table-cell>
        </table:table-row>
        <table:table-row table:style-name="ro1">
          <table:table-cell/>
          <table:table-cell office:value-type="float" office:value="0.305691" calcext:value-type="float">
            <text:p>0.305691</text:p>
          </table:table-cell>
          <table:table-cell office:value-type="float" office:value="0.751882" calcext:value-type="float">
            <text:p>0.751882</text:p>
          </table:table-cell>
        </table:table-row>
        <table:table-row table:style-name="ro1">
          <table:table-cell/>
          <table:table-cell office:value-type="float" office:value="0.305942" calcext:value-type="float">
            <text:p>0.305942</text:p>
          </table:table-cell>
          <table:table-cell office:value-type="float" office:value="0.754841" calcext:value-type="float">
            <text:p>0.754841</text:p>
          </table:table-cell>
        </table:table-row>
        <table:table-row table:style-name="ro1">
          <table:table-cell/>
          <table:table-cell office:value-type="float" office:value="0.30546" calcext:value-type="float">
            <text:p>0.30546</text:p>
          </table:table-cell>
          <table:table-cell office:value-type="float" office:value="0.767599" calcext:value-type="float">
            <text:p>0.767599</text:p>
          </table:table-cell>
        </table:table-row>
        <table:table-row table:style-name="ro1">
          <table:table-cell/>
          <table:table-cell office:value-type="float" office:value="0.303805" calcext:value-type="float">
            <text:p>0.303805</text:p>
          </table:table-cell>
          <table:table-cell office:value-type="float" office:value="0.785903" calcext:value-type="float">
            <text:p>0.785903</text:p>
          </table:table-cell>
        </table:table-row>
        <table:table-row table:style-name="ro1">
          <table:table-cell/>
          <table:table-cell office:value-type="float" office:value="0.30419" calcext:value-type="float">
            <text:p>0.30419</text:p>
          </table:table-cell>
          <table:table-cell office:value-type="float" office:value="0.81117" calcext:value-type="float">
            <text:p>0.81117</text:p>
          </table:table-cell>
        </table:table-row>
        <table:table-row table:style-name="ro1">
          <table:table-cell/>
          <table:table-cell office:value-type="float" office:value="0.305272" calcext:value-type="float">
            <text:p>0.305272</text:p>
          </table:table-cell>
          <table:table-cell office:value-type="float" office:value="0.837979" calcext:value-type="float">
            <text:p>0.837979</text:p>
          </table:table-cell>
        </table:table-row>
        <table:table-row table:style-name="ro1">
          <table:table-cell/>
          <table:table-cell office:value-type="float" office:value="0.303885" calcext:value-type="float">
            <text:p>0.303885</text:p>
          </table:table-cell>
          <table:table-cell office:value-type="float" office:value="0.857478" calcext:value-type="float">
            <text:p>0.857478</text:p>
          </table:table-cell>
        </table:table-row>
        <table:table-row table:style-name="ro1">
          <table:table-cell/>
          <table:table-cell office:value-type="float" office:value="0.305492" calcext:value-type="float">
            <text:p>0.305492</text:p>
          </table:table-cell>
          <table:table-cell office:value-type="float" office:value="0.863671" calcext:value-type="float">
            <text:p>0.863671</text:p>
          </table:table-cell>
        </table:table-row>
        <table:table-row table:style-name="ro1">
          <table:table-cell/>
          <table:table-cell office:value-type="float" office:value="0.305275" calcext:value-type="float">
            <text:p>0.305275</text:p>
          </table:table-cell>
          <table:table-cell office:value-type="float" office:value="0.852129" calcext:value-type="float">
            <text:p>0.852129</text:p>
          </table:table-cell>
        </table:table-row>
        <table:table-row table:style-name="ro1">
          <table:table-cell/>
          <table:table-cell office:value-type="float" office:value="0.306798" calcext:value-type="float">
            <text:p>0.306798</text:p>
          </table:table-cell>
          <table:table-cell office:value-type="float" office:value="0.830666" calcext:value-type="float">
            <text:p>0.830666</text:p>
          </table:table-cell>
        </table:table-row>
        <table:table-row table:style-name="ro1">
          <table:table-cell/>
          <table:table-cell office:value-type="float" office:value="0.306521" calcext:value-type="float">
            <text:p>0.306521</text:p>
          </table:table-cell>
          <table:table-cell office:value-type="float" office:value="0.805152" calcext:value-type="float">
            <text:p>0.805152</text:p>
          </table:table-cell>
        </table:table-row>
        <table:table-row table:style-name="ro1">
          <table:table-cell/>
          <table:table-cell office:value-type="float" office:value="0.307866" calcext:value-type="float">
            <text:p>0.307866</text:p>
          </table:table-cell>
          <table:table-cell office:value-type="float" office:value="0.783935" calcext:value-type="float">
            <text:p>0.783935</text:p>
          </table:table-cell>
        </table:table-row>
        <table:table-row table:style-name="ro1">
          <table:table-cell/>
          <table:table-cell office:value-type="float" office:value="0.308708" calcext:value-type="float">
            <text:p>0.308708</text:p>
          </table:table-cell>
          <table:table-cell office:value-type="float" office:value="0.764038" calcext:value-type="float">
            <text:p>0.764038</text:p>
          </table:table-cell>
        </table:table-row>
        <table:table-row table:style-name="ro1">
          <table:table-cell/>
          <table:table-cell office:value-type="float" office:value="0.306499" calcext:value-type="float">
            <text:p>0.306499</text:p>
          </table:table-cell>
          <table:table-cell office:value-type="float" office:value="0.752087" calcext:value-type="float">
            <text:p>0.752087</text:p>
          </table:table-cell>
        </table:table-row>
        <table:table-row table:style-name="ro1">
          <table:table-cell/>
          <table:table-cell office:value-type="float" office:value="0.308571" calcext:value-type="float">
            <text:p>0.308571</text:p>
          </table:table-cell>
          <table:table-cell office:value-type="float" office:value="0.745551" calcext:value-type="float">
            <text:p>0.745551</text:p>
          </table:table-cell>
        </table:table-row>
        <table:table-row table:style-name="ro1">
          <table:table-cell/>
          <table:table-cell office:value-type="float" office:value="0.310742" calcext:value-type="float">
            <text:p>0.310742</text:p>
          </table:table-cell>
          <table:table-cell office:value-type="float" office:value="0.743776" calcext:value-type="float">
            <text:p>0.743776</text:p>
          </table:table-cell>
        </table:table-row>
        <table:table-row table:style-name="ro1">
          <table:table-cell/>
          <table:table-cell office:value-type="float" office:value="0.311261" calcext:value-type="float">
            <text:p>0.311261</text:p>
          </table:table-cell>
          <table:table-cell office:value-type="float" office:value="0.749743" calcext:value-type="float">
            <text:p>0.749743</text:p>
          </table:table-cell>
        </table:table-row>
        <table:table-row table:style-name="ro1">
          <table:table-cell/>
          <table:table-cell office:value-type="float" office:value="0.310112" calcext:value-type="float">
            <text:p>0.310112</text:p>
          </table:table-cell>
          <table:table-cell office:value-type="float" office:value="0.765862" calcext:value-type="float">
            <text:p>0.765862</text:p>
          </table:table-cell>
        </table:table-row>
        <table:table-row table:style-name="ro1">
          <table:table-cell/>
          <table:table-cell office:value-type="float" office:value="0.312893" calcext:value-type="float">
            <text:p>0.312893</text:p>
          </table:table-cell>
          <table:table-cell office:value-type="float" office:value="0.78701" calcext:value-type="float">
            <text:p>0.78701</text:p>
          </table:table-cell>
        </table:table-row>
        <table:table-row table:style-name="ro1">
          <table:table-cell/>
          <table:table-cell office:value-type="float" office:value="0.312235" calcext:value-type="float">
            <text:p>0.312235</text:p>
          </table:table-cell>
          <table:table-cell office:value-type="float" office:value="0.811952" calcext:value-type="float">
            <text:p>0.811952</text:p>
          </table:table-cell>
        </table:table-row>
        <table:table-row table:style-name="ro1">
          <table:table-cell/>
          <table:table-cell office:value-type="float" office:value="0.31424" calcext:value-type="float">
            <text:p>0.31424</text:p>
          </table:table-cell>
          <table:table-cell office:value-type="float" office:value="0.834206" calcext:value-type="float">
            <text:p>0.834206</text:p>
          </table:table-cell>
        </table:table-row>
        <table:table-row table:style-name="ro1">
          <table:table-cell/>
          <table:table-cell office:value-type="float" office:value="0.314933" calcext:value-type="float">
            <text:p>0.314933</text:p>
          </table:table-cell>
          <table:table-cell office:value-type="float" office:value="0.846548" calcext:value-type="float">
            <text:p>0.846548</text:p>
          </table:table-cell>
        </table:table-row>
        <table:table-row table:style-name="ro1">
          <table:table-cell/>
          <table:table-cell office:value-type="float" office:value="0.313177" calcext:value-type="float">
            <text:p>0.313177</text:p>
          </table:table-cell>
          <table:table-cell office:value-type="float" office:value="0.842057" calcext:value-type="float">
            <text:p>0.842057</text:p>
          </table:table-cell>
        </table:table-row>
        <table:table-row table:style-name="ro1">
          <table:table-cell/>
          <table:table-cell office:value-type="float" office:value="0.314124" calcext:value-type="float">
            <text:p>0.314124</text:p>
          </table:table-cell>
          <table:table-cell office:value-type="float" office:value="0.823341" calcext:value-type="float">
            <text:p>0.823341</text:p>
          </table:table-cell>
        </table:table-row>
        <table:table-row table:style-name="ro1">
          <table:table-cell/>
          <table:table-cell office:value-type="float" office:value="0.317113" calcext:value-type="float">
            <text:p>0.317113</text:p>
          </table:table-cell>
          <table:table-cell office:value-type="float" office:value="0.797089" calcext:value-type="float">
            <text:p>0.797089</text:p>
          </table:table-cell>
        </table:table-row>
        <table:table-row table:style-name="ro1">
          <table:table-cell/>
          <table:table-cell office:value-type="float" office:value="0.318942" calcext:value-type="float">
            <text:p>0.318942</text:p>
          </table:table-cell>
          <table:table-cell office:value-type="float" office:value="0.771544" calcext:value-type="float">
            <text:p>0.771544</text:p>
          </table:table-cell>
        </table:table-row>
        <table:table-row table:style-name="ro1">
          <table:table-cell/>
          <table:table-cell office:value-type="float" office:value="0.318731" calcext:value-type="float">
            <text:p>0.318731</text:p>
          </table:table-cell>
          <table:table-cell office:value-type="float" office:value="0.750806" calcext:value-type="float">
            <text:p>0.750806</text:p>
          </table:table-cell>
        </table:table-row>
        <table:table-row table:style-name="ro1">
          <table:table-cell/>
          <table:table-cell office:value-type="float" office:value="0.321228" calcext:value-type="float">
            <text:p>0.321228</text:p>
          </table:table-cell>
          <table:table-cell office:value-type="float" office:value="0.734533" calcext:value-type="float">
            <text:p>0.734533</text:p>
          </table:table-cell>
        </table:table-row>
        <table:table-row table:style-name="ro1">
          <table:table-cell/>
          <table:table-cell office:value-type="float" office:value="0.321818" calcext:value-type="float">
            <text:p>0.321818</text:p>
          </table:table-cell>
          <table:table-cell office:value-type="float" office:value="0.727633" calcext:value-type="float">
            <text:p>0.727633</text:p>
          </table:table-cell>
        </table:table-row>
        <table:table-row table:style-name="ro1">
          <table:table-cell/>
          <table:table-cell office:value-type="float" office:value="0.324891" calcext:value-type="float">
            <text:p>0.324891</text:p>
          </table:table-cell>
          <table:table-cell office:value-type="float" office:value="0.725547" calcext:value-type="float">
            <text:p>0.725547</text:p>
          </table:table-cell>
        </table:table-row>
        <table:table-row table:style-name="ro1">
          <table:table-cell/>
          <table:table-cell office:value-type="float" office:value="0.325263" calcext:value-type="float">
            <text:p>0.325263</text:p>
          </table:table-cell>
          <table:table-cell office:value-type="float" office:value="0.731442" calcext:value-type="float">
            <text:p>0.731442</text:p>
          </table:table-cell>
        </table:table-row>
        <table:table-row table:style-name="ro1">
          <table:table-cell/>
          <table:table-cell office:value-type="float" office:value="0.326856" calcext:value-type="float">
            <text:p>0.326856</text:p>
          </table:table-cell>
          <table:table-cell office:value-type="float" office:value="0.744351" calcext:value-type="float">
            <text:p>0.744351</text:p>
          </table:table-cell>
        </table:table-row>
        <table:table-row table:style-name="ro1">
          <table:table-cell/>
          <table:table-cell office:value-type="float" office:value="0.328387" calcext:value-type="float">
            <text:p>0.328387</text:p>
          </table:table-cell>
          <table:table-cell office:value-type="float" office:value="0.762623" calcext:value-type="float">
            <text:p>0.762623</text:p>
          </table:table-cell>
        </table:table-row>
        <table:table-row table:style-name="ro1">
          <table:table-cell/>
          <table:table-cell office:value-type="float" office:value="0.330341" calcext:value-type="float">
            <text:p>0.330341</text:p>
          </table:table-cell>
          <table:table-cell office:value-type="float" office:value="0.791861" calcext:value-type="float">
            <text:p>0.791861</text:p>
          </table:table-cell>
        </table:table-row>
        <table:table-row table:style-name="ro1">
          <table:table-cell/>
          <table:table-cell office:value-type="float" office:value="0.328894" calcext:value-type="float">
            <text:p>0.328894</text:p>
          </table:table-cell>
          <table:table-cell office:value-type="float" office:value="0.812963" calcext:value-type="float">
            <text:p>0.812963</text:p>
          </table:table-cell>
        </table:table-row>
        <table:table-row table:style-name="ro1">
          <table:table-cell/>
          <table:table-cell office:value-type="float" office:value="0.327891" calcext:value-type="float">
            <text:p>0.327891</text:p>
          </table:table-cell>
          <table:table-cell office:value-type="float" office:value="0.829768" calcext:value-type="float">
            <text:p>0.829768</text:p>
          </table:table-cell>
        </table:table-row>
        <table:table-row table:style-name="ro1">
          <table:table-cell/>
          <table:table-cell office:value-type="float" office:value="0.328299" calcext:value-type="float">
            <text:p>0.328299</text:p>
          </table:table-cell>
          <table:table-cell office:value-type="float" office:value="0.83174" calcext:value-type="float">
            <text:p>0.83174</text:p>
          </table:table-cell>
        </table:table-row>
        <table:table-row table:style-name="ro1">
          <table:table-cell/>
          <table:table-cell office:value-type="float" office:value="0.330316" calcext:value-type="float">
            <text:p>0.330316</text:p>
          </table:table-cell>
          <table:table-cell office:value-type="float" office:value="0.815378" calcext:value-type="float">
            <text:p>0.815378</text:p>
          </table:table-cell>
        </table:table-row>
        <table:table-row table:style-name="ro1">
          <table:table-cell/>
          <table:table-cell office:value-type="float" office:value="0.329438" calcext:value-type="float">
            <text:p>0.329438</text:p>
          </table:table-cell>
          <table:table-cell office:value-type="float" office:value="0.788443" calcext:value-type="float">
            <text:p>0.788443</text:p>
          </table:table-cell>
        </table:table-row>
        <table:table-row table:style-name="ro1">
          <table:table-cell/>
          <table:table-cell office:value-type="float" office:value="0.328015" calcext:value-type="float">
            <text:p>0.328015</text:p>
          </table:table-cell>
          <table:table-cell office:value-type="float" office:value="0.765042" calcext:value-type="float">
            <text:p>0.765042</text:p>
          </table:table-cell>
        </table:table-row>
        <table:table-row table:style-name="ro1">
          <table:table-cell/>
          <table:table-cell office:value-type="float" office:value="0.324249" calcext:value-type="float">
            <text:p>0.324249</text:p>
          </table:table-cell>
          <table:table-cell office:value-type="float" office:value="0.746434" calcext:value-type="float">
            <text:p>0.746434</text:p>
          </table:table-cell>
        </table:table-row>
        <table:table-row table:style-name="ro1">
          <table:table-cell/>
          <table:table-cell office:value-type="float" office:value="0.324007" calcext:value-type="float">
            <text:p>0.324007</text:p>
          </table:table-cell>
          <table:table-cell office:value-type="float" office:value="0.733141" calcext:value-type="float">
            <text:p>0.733141</text:p>
          </table:table-cell>
        </table:table-row>
        <table:table-row table:style-name="ro1">
          <table:table-cell/>
          <table:table-cell office:value-type="float" office:value="0.320806" calcext:value-type="float">
            <text:p>0.320806</text:p>
          </table:table-cell>
          <table:table-cell office:value-type="float" office:value="0.727145" calcext:value-type="float">
            <text:p>0.727145</text:p>
          </table:table-cell>
        </table:table-row>
        <table:table-row table:style-name="ro1">
          <table:table-cell/>
          <table:table-cell office:value-type="float" office:value="0.320033" calcext:value-type="float">
            <text:p>0.320033</text:p>
          </table:table-cell>
          <table:table-cell office:value-type="float" office:value="0.727926" calcext:value-type="float">
            <text:p>0.727926</text:p>
          </table:table-cell>
        </table:table-row>
        <table:table-row table:style-name="ro1">
          <table:table-cell/>
          <table:table-cell office:value-type="float" office:value="0.318412" calcext:value-type="float">
            <text:p>0.318412</text:p>
          </table:table-cell>
          <table:table-cell office:value-type="float" office:value="0.735387" calcext:value-type="float">
            <text:p>0.735387</text:p>
          </table:table-cell>
        </table:table-row>
        <table:table-row table:style-name="ro1">
          <table:table-cell/>
          <table:table-cell office:value-type="float" office:value="0.317303" calcext:value-type="float">
            <text:p>0.317303</text:p>
          </table:table-cell>
          <table:table-cell office:value-type="float" office:value="0.749723" calcext:value-type="float">
            <text:p>0.749723</text:p>
          </table:table-cell>
        </table:table-row>
        <table:table-row table:style-name="ro1">
          <table:table-cell/>
          <table:table-cell office:value-type="float" office:value="0.315941" calcext:value-type="float">
            <text:p>0.315941</text:p>
          </table:table-cell>
          <table:table-cell office:value-type="float" office:value="0.772599" calcext:value-type="float">
            <text:p>0.772599</text:p>
          </table:table-cell>
        </table:table-row>
        <table:table-row table:style-name="ro1">
          <table:table-cell/>
          <table:table-cell office:value-type="float" office:value="0.31384" calcext:value-type="float">
            <text:p>0.31384</text:p>
          </table:table-cell>
          <table:table-cell office:value-type="float" office:value="0.800903" calcext:value-type="float">
            <text:p>0.800903</text:p>
          </table:table-cell>
        </table:table-row>
        <table:table-row table:style-name="ro1">
          <table:table-cell/>
          <table:table-cell office:value-type="float" office:value="0.310996" calcext:value-type="float">
            <text:p>0.310996</text:p>
          </table:table-cell>
          <table:table-cell office:value-type="float" office:value="0.828132" calcext:value-type="float">
            <text:p>0.828132</text:p>
          </table:table-cell>
        </table:table-row>
        <table:table-row table:style-name="ro1">
          <table:table-cell/>
          <table:table-cell office:value-type="float" office:value="0.308766" calcext:value-type="float">
            <text:p>0.308766</text:p>
          </table:table-cell>
          <table:table-cell office:value-type="float" office:value="0.845045" calcext:value-type="float">
            <text:p>0.845045</text:p>
          </table:table-cell>
        </table:table-row>
        <table:table-row table:style-name="ro1">
          <table:table-cell/>
          <table:table-cell office:value-type="float" office:value="0.306897" calcext:value-type="float">
            <text:p>0.306897</text:p>
          </table:table-cell>
          <table:table-cell office:value-type="float" office:value="0.847479" calcext:value-type="float">
            <text:p>0.847479</text:p>
          </table:table-cell>
        </table:table-row>
        <table:table-row table:style-name="ro1">
          <table:table-cell/>
          <table:table-cell office:value-type="float" office:value="0.307005" calcext:value-type="float">
            <text:p>0.307005</text:p>
          </table:table-cell>
          <table:table-cell office:value-type="float" office:value="0.830533" calcext:value-type="float">
            <text:p>0.830533</text:p>
          </table:table-cell>
        </table:table-row>
        <table:table-row table:style-name="ro1">
          <table:table-cell/>
          <table:table-cell office:value-type="float" office:value="0.308421" calcext:value-type="float">
            <text:p>0.308421</text:p>
          </table:table-cell>
          <table:table-cell office:value-type="float" office:value="0.803766" calcext:value-type="float">
            <text:p>0.803766</text:p>
          </table:table-cell>
        </table:table-row>
        <table:table-row table:style-name="ro1">
          <table:table-cell/>
          <table:table-cell office:value-type="float" office:value="0.305466" calcext:value-type="float">
            <text:p>0.305466</text:p>
          </table:table-cell>
          <table:table-cell office:value-type="float" office:value="0.777293" calcext:value-type="float">
            <text:p>0.777293</text:p>
          </table:table-cell>
        </table:table-row>
        <table:table-row table:style-name="ro1">
          <table:table-cell/>
          <table:table-cell office:value-type="float" office:value="0.304468" calcext:value-type="float">
            <text:p>0.304468</text:p>
          </table:table-cell>
          <table:table-cell office:value-type="float" office:value="0.752391" calcext:value-type="float">
            <text:p>0.752391</text:p>
          </table:table-cell>
        </table:table-row>
        <table:table-row table:style-name="ro1">
          <table:table-cell/>
          <table:table-cell office:value-type="float" office:value="0.30538" calcext:value-type="float">
            <text:p>0.30538</text:p>
          </table:table-cell>
          <table:table-cell office:value-type="float" office:value="0.736046" calcext:value-type="float">
            <text:p>0.736046</text:p>
          </table:table-cell>
        </table:table-row>
        <table:table-row table:style-name="ro1">
          <table:table-cell/>
          <table:table-cell office:value-type="float" office:value="0.304092" calcext:value-type="float">
            <text:p>0.304092</text:p>
          </table:table-cell>
          <table:table-cell office:value-type="float" office:value="0.724789" calcext:value-type="float">
            <text:p>0.724789</text:p>
          </table:table-cell>
        </table:table-row>
        <table:table-row table:style-name="ro1">
          <table:table-cell/>
          <table:table-cell office:value-type="float" office:value="0.300899" calcext:value-type="float">
            <text:p>0.300899</text:p>
          </table:table-cell>
          <table:table-cell office:value-type="float" office:value="0.721455" calcext:value-type="float">
            <text:p>0.721455</text:p>
          </table:table-cell>
        </table:table-row>
        <table:table-row table:style-name="ro1">
          <table:table-cell/>
          <table:table-cell office:value-type="float" office:value="0.3012" calcext:value-type="float">
            <text:p>0.3012</text:p>
          </table:table-cell>
          <table:table-cell office:value-type="float" office:value="0.724711" calcext:value-type="float">
            <text:p>0.724711</text:p>
          </table:table-cell>
        </table:table-row>
        <table:table-row table:style-name="ro1">
          <table:table-cell/>
          <table:table-cell office:value-type="float" office:value="0.302494" calcext:value-type="float">
            <text:p>0.302494</text:p>
          </table:table-cell>
          <table:table-cell office:value-type="float" office:value="0.734406" calcext:value-type="float">
            <text:p>0.734406</text:p>
          </table:table-cell>
        </table:table-row>
        <table:table-row table:style-name="ro1">
          <table:table-cell/>
          <table:table-cell office:value-type="float" office:value="0.300833" calcext:value-type="float">
            <text:p>0.300833</text:p>
          </table:table-cell>
          <table:table-cell office:value-type="float" office:value="0.751908" calcext:value-type="float">
            <text:p>0.751908</text:p>
          </table:table-cell>
        </table:table-row>
        <table:table-row table:style-name="ro1">
          <table:table-cell/>
          <table:table-cell office:value-type="float" office:value="0.298171" calcext:value-type="float">
            <text:p>0.298171</text:p>
          </table:table-cell>
          <table:table-cell office:value-type="float" office:value="0.775731" calcext:value-type="float">
            <text:p>0.775731</text:p>
          </table:table-cell>
        </table:table-row>
        <table:table-row table:style-name="ro1">
          <table:table-cell/>
          <table:table-cell office:value-type="float" office:value="0.298445" calcext:value-type="float">
            <text:p>0.298445</text:p>
          </table:table-cell>
          <table:table-cell office:value-type="float" office:value="0.802183" calcext:value-type="float">
            <text:p>0.802183</text:p>
          </table:table-cell>
        </table:table-row>
        <table:table-row table:style-name="ro1">
          <table:table-cell/>
          <table:table-cell office:value-type="float" office:value="0.298452" calcext:value-type="float">
            <text:p>0.298452</text:p>
          </table:table-cell>
          <table:table-cell office:value-type="float" office:value="0.820573" calcext:value-type="float">
            <text:p>0.820573</text:p>
          </table:table-cell>
        </table:table-row>
        <table:table-row table:style-name="ro1">
          <table:table-cell/>
          <table:table-cell office:value-type="float" office:value="0.297012" calcext:value-type="float">
            <text:p>0.297012</text:p>
          </table:table-cell>
          <table:table-cell office:value-type="float" office:value="0.820891" calcext:value-type="float">
            <text:p>0.820891</text:p>
          </table:table-cell>
        </table:table-row>
        <table:table-row table:style-name="ro1">
          <table:table-cell/>
          <table:table-cell office:value-type="float" office:value="0.296084" calcext:value-type="float">
            <text:p>0.296084</text:p>
          </table:table-cell>
          <table:table-cell office:value-type="float" office:value="0.808398" calcext:value-type="float">
            <text:p>0.808398</text:p>
          </table:table-cell>
        </table:table-row>
        <table:table-row table:style-name="ro1">
          <table:table-cell/>
          <table:table-cell office:value-type="float" office:value="0.297484" calcext:value-type="float">
            <text:p>0.297484</text:p>
          </table:table-cell>
          <table:table-cell office:value-type="float" office:value="0.788701" calcext:value-type="float">
            <text:p>0.788701</text:p>
          </table:table-cell>
        </table:table-row>
        <table:table-row table:style-name="ro1">
          <table:table-cell/>
          <table:table-cell office:value-type="float" office:value="0.299744" calcext:value-type="float">
            <text:p>0.299744</text:p>
          </table:table-cell>
          <table:table-cell office:value-type="float" office:value="0.770249" calcext:value-type="float">
            <text:p>0.770249</text:p>
          </table:table-cell>
        </table:table-row>
        <table:table-row table:style-name="ro1">
          <table:table-cell/>
          <table:table-cell office:value-type="float" office:value="0.2988" calcext:value-type="float">
            <text:p>0.2988</text:p>
          </table:table-cell>
          <table:table-cell office:value-type="float" office:value="0.753313" calcext:value-type="float">
            <text:p>0.753313</text:p>
          </table:table-cell>
        </table:table-row>
        <table:table-row table:style-name="ro1">
          <table:table-cell/>
          <table:table-cell office:value-type="float" office:value="0.303343" calcext:value-type="float">
            <text:p>0.303343</text:p>
          </table:table-cell>
          <table:table-cell office:value-type="float" office:value="0.740766" calcext:value-type="float">
            <text:p>0.740766</text:p>
          </table:table-cell>
        </table:table-row>
        <table:table-row table:style-name="ro1">
          <table:table-cell/>
          <table:table-cell office:value-type="float" office:value="0.303017" calcext:value-type="float">
            <text:p>0.303017</text:p>
          </table:table-cell>
          <table:table-cell office:value-type="float" office:value="0.733767" calcext:value-type="float">
            <text:p>0.733767</text:p>
          </table:table-cell>
        </table:table-row>
        <table:table-row table:style-name="ro1">
          <table:table-cell/>
          <table:table-cell office:value-type="float" office:value="0.305219" calcext:value-type="float">
            <text:p>0.305219</text:p>
          </table:table-cell>
          <table:table-cell office:value-type="float" office:value="0.731284" calcext:value-type="float">
            <text:p>0.731284</text:p>
          </table:table-cell>
        </table:table-row>
        <table:table-row table:style-name="ro1">
          <table:table-cell/>
          <table:table-cell office:value-type="float" office:value="0.30452" calcext:value-type="float">
            <text:p>0.30452</text:p>
          </table:table-cell>
          <table:table-cell office:value-type="float" office:value="0.735419" calcext:value-type="float">
            <text:p>0.735419</text:p>
          </table:table-cell>
        </table:table-row>
        <table:table-row table:style-name="ro1">
          <table:table-cell/>
          <table:table-cell office:value-type="float" office:value="0.308432" calcext:value-type="float">
            <text:p>0.308432</text:p>
          </table:table-cell>
          <table:table-cell office:value-type="float" office:value="0.745709" calcext:value-type="float">
            <text:p>0.745709</text:p>
          </table:table-cell>
        </table:table-row>
        <table:table-row table:style-name="ro1">
          <table:table-cell/>
          <table:table-cell office:value-type="float" office:value="0.308651" calcext:value-type="float">
            <text:p>0.308651</text:p>
          </table:table-cell>
          <table:table-cell office:value-type="float" office:value="0.765565" calcext:value-type="float">
            <text:p>0.765565</text:p>
          </table:table-cell>
        </table:table-row>
        <table:table-row table:style-name="ro1">
          <table:table-cell/>
          <table:table-cell office:value-type="float" office:value="0.310248" calcext:value-type="float">
            <text:p>0.310248</text:p>
          </table:table-cell>
          <table:table-cell office:value-type="float" office:value="0.791034" calcext:value-type="float">
            <text:p>0.791034</text:p>
          </table:table-cell>
        </table:table-row>
        <table:table-row table:style-name="ro1">
          <table:table-cell/>
          <table:table-cell office:value-type="float" office:value="0.312573" calcext:value-type="float">
            <text:p>0.312573</text:p>
          </table:table-cell>
          <table:table-cell office:value-type="float" office:value="0.813876" calcext:value-type="float">
            <text:p>0.813876</text:p>
          </table:table-cell>
        </table:table-row>
        <table:table-row table:style-name="ro1">
          <table:table-cell/>
          <table:table-cell office:value-type="float" office:value="0.311967" calcext:value-type="float">
            <text:p>0.311967</text:p>
          </table:table-cell>
          <table:table-cell office:value-type="float" office:value="0.830362" calcext:value-type="float">
            <text:p>0.830362</text:p>
          </table:table-cell>
        </table:table-row>
        <table:table-row table:style-name="ro1">
          <table:table-cell/>
          <table:table-cell office:value-type="float" office:value="0.311527" calcext:value-type="float">
            <text:p>0.311527</text:p>
          </table:table-cell>
          <table:table-cell office:value-type="float" office:value="0.833078" calcext:value-type="float">
            <text:p>0.833078</text:p>
          </table:table-cell>
        </table:table-row>
        <table:table-row table:style-name="ro1">
          <table:table-cell/>
          <table:table-cell office:value-type="float" office:value="0.314437" calcext:value-type="float">
            <text:p>0.314437</text:p>
          </table:table-cell>
          <table:table-cell office:value-type="float" office:value="0.822197" calcext:value-type="float">
            <text:p>0.822197</text:p>
          </table:table-cell>
        </table:table-row>
        <table:table-row table:style-name="ro1">
          <table:table-cell/>
          <table:table-cell office:value-type="float" office:value="0.313121" calcext:value-type="float">
            <text:p>0.313121</text:p>
          </table:table-cell>
          <table:table-cell office:value-type="float" office:value="0.805502" calcext:value-type="float">
            <text:p>0.805502</text:p>
          </table:table-cell>
        </table:table-row>
        <table:table-row table:style-name="ro1">
          <table:table-cell/>
          <table:table-cell office:value-type="float" office:value="0.31459" calcext:value-type="float">
            <text:p>0.31459</text:p>
          </table:table-cell>
          <table:table-cell office:value-type="float" office:value="0.783877" calcext:value-type="float">
            <text:p>0.783877</text:p>
          </table:table-cell>
        </table:table-row>
        <table:table-row table:style-name="ro1">
          <table:table-cell/>
          <table:table-cell office:value-type="float" office:value="0.313681" calcext:value-type="float">
            <text:p>0.313681</text:p>
          </table:table-cell>
          <table:table-cell office:value-type="float" office:value="0.76518" calcext:value-type="float">
            <text:p>0.76518</text:p>
          </table:table-cell>
        </table:table-row>
        <table:table-row table:style-name="ro1">
          <table:table-cell/>
          <table:table-cell office:value-type="float" office:value="0.3146" calcext:value-type="float">
            <text:p>0.3146</text:p>
          </table:table-cell>
          <table:table-cell office:value-type="float" office:value="0.751061" calcext:value-type="float">
            <text:p>0.751061</text:p>
          </table:table-cell>
        </table:table-row>
        <table:table-row table:style-name="ro1">
          <table:table-cell/>
          <table:table-cell office:value-type="float" office:value="0.315371" calcext:value-type="float">
            <text:p>0.315371</text:p>
          </table:table-cell>
          <table:table-cell office:value-type="float" office:value="0.740208" calcext:value-type="float">
            <text:p>0.740208</text:p>
          </table:table-cell>
        </table:table-row>
        <table:table-row table:style-name="ro1">
          <table:table-cell/>
          <table:table-cell office:value-type="float" office:value="0.314983" calcext:value-type="float">
            <text:p>0.314983</text:p>
          </table:table-cell>
          <table:table-cell office:value-type="float" office:value="0.736085" calcext:value-type="float">
            <text:p>0.736085</text:p>
          </table:table-cell>
        </table:table-row>
        <table:table-row table:style-name="ro1">
          <table:table-cell/>
          <table:table-cell office:value-type="float" office:value="0.316125" calcext:value-type="float">
            <text:p>0.316125</text:p>
          </table:table-cell>
          <table:table-cell office:value-type="float" office:value="0.73812" calcext:value-type="float">
            <text:p>0.73812</text:p>
          </table:table-cell>
        </table:table-row>
        <table:table-row table:style-name="ro1">
          <table:table-cell/>
          <table:table-cell office:value-type="float" office:value="0.317022" calcext:value-type="float">
            <text:p>0.317022</text:p>
          </table:table-cell>
          <table:table-cell office:value-type="float" office:value="0.748039" calcext:value-type="float">
            <text:p>0.748039</text:p>
          </table:table-cell>
        </table:table-row>
        <table:table-row table:style-name="ro1">
          <table:table-cell/>
          <table:table-cell office:value-type="float" office:value="0.318196" calcext:value-type="float">
            <text:p>0.318196</text:p>
          </table:table-cell>
          <table:table-cell office:value-type="float" office:value="0.764193" calcext:value-type="float">
            <text:p>0.764193</text:p>
          </table:table-cell>
        </table:table-row>
        <table:table-row table:style-name="ro1">
          <table:table-cell/>
          <table:table-cell office:value-type="float" office:value="0.315593" calcext:value-type="float">
            <text:p>0.315593</text:p>
          </table:table-cell>
          <table:table-cell office:value-type="float" office:value="0.786947" calcext:value-type="float">
            <text:p>0.786947</text:p>
          </table:table-cell>
        </table:table-row>
        <table:table-row table:style-name="ro1">
          <table:table-cell/>
          <table:table-cell office:value-type="float" office:value="0.318076" calcext:value-type="float">
            <text:p>0.318076</text:p>
          </table:table-cell>
          <table:table-cell office:value-type="float" office:value="0.809803" calcext:value-type="float">
            <text:p>0.809803</text:p>
          </table:table-cell>
        </table:table-row>
        <table:table-row table:style-name="ro1">
          <table:table-cell/>
          <table:table-cell office:value-type="float" office:value="0.316498" calcext:value-type="float">
            <text:p>0.316498</text:p>
          </table:table-cell>
          <table:table-cell office:value-type="float" office:value="0.820371" calcext:value-type="float">
            <text:p>0.820371</text:p>
          </table:table-cell>
        </table:table-row>
        <table:table-row table:style-name="ro1">
          <table:table-cell/>
          <table:table-cell office:value-type="float" office:value="0.31684" calcext:value-type="float">
            <text:p>0.31684</text:p>
          </table:table-cell>
          <table:table-cell office:value-type="float" office:value="0.822186" calcext:value-type="float">
            <text:p>0.822186</text:p>
          </table:table-cell>
        </table:table-row>
        <table:table-row table:style-name="ro1">
          <table:table-cell/>
          <table:table-cell office:value-type="float" office:value="0.315471" calcext:value-type="float">
            <text:p>0.315471</text:p>
          </table:table-cell>
          <table:table-cell office:value-type="float" office:value="0.810408" calcext:value-type="float">
            <text:p>0.810408</text:p>
          </table:table-cell>
        </table:table-row>
        <table:table-row table:style-name="ro1">
          <table:table-cell/>
          <table:table-cell office:value-type="float" office:value="0.316283" calcext:value-type="float">
            <text:p>0.316283</text:p>
          </table:table-cell>
          <table:table-cell office:value-type="float" office:value="0.78924" calcext:value-type="float">
            <text:p>0.78924</text:p>
          </table:table-cell>
        </table:table-row>
        <table:table-row table:style-name="ro1">
          <table:table-cell/>
          <table:table-cell office:value-type="float" office:value="0.314607" calcext:value-type="float">
            <text:p>0.314607</text:p>
          </table:table-cell>
          <table:table-cell office:value-type="float" office:value="0.769366" calcext:value-type="float">
            <text:p>0.769366</text:p>
          </table:table-cell>
        </table:table-row>
        <table:table-row table:style-name="ro1">
          <table:table-cell/>
          <table:table-cell office:value-type="float" office:value="0.314816" calcext:value-type="float">
            <text:p>0.314816</text:p>
          </table:table-cell>
          <table:table-cell office:value-type="float" office:value="0.748684" calcext:value-type="float">
            <text:p>0.748684</text:p>
          </table:table-cell>
        </table:table-row>
        <table:table-row table:style-name="ro1">
          <table:table-cell/>
          <table:table-cell office:value-type="float" office:value="0.312853" calcext:value-type="float">
            <text:p>0.312853</text:p>
          </table:table-cell>
          <table:table-cell office:value-type="float" office:value="0.733086" calcext:value-type="float">
            <text:p>0.733086</text:p>
          </table:table-cell>
        </table:table-row>
        <table:table-row table:style-name="ro1">
          <table:table-cell/>
          <table:table-cell office:value-type="float" office:value="0.315552" calcext:value-type="float">
            <text:p>0.315552</text:p>
          </table:table-cell>
          <table:table-cell office:value-type="float" office:value="0.723456" calcext:value-type="float">
            <text:p>0.723456</text:p>
          </table:table-cell>
        </table:table-row>
        <table:table-row table:style-name="ro1">
          <table:table-cell/>
          <table:table-cell office:value-type="float" office:value="0.314183" calcext:value-type="float">
            <text:p>0.314183</text:p>
          </table:table-cell>
          <table:table-cell office:value-type="float" office:value="0.719393" calcext:value-type="float">
            <text:p>0.719393</text:p>
          </table:table-cell>
        </table:table-row>
        <table:table-row table:style-name="ro1">
          <table:table-cell/>
          <table:table-cell office:value-type="float" office:value="0.314375" calcext:value-type="float">
            <text:p>0.314375</text:p>
          </table:table-cell>
          <table:table-cell office:value-type="float" office:value="0.720024" calcext:value-type="float">
            <text:p>0.720024</text:p>
          </table:table-cell>
        </table:table-row>
        <table:table-row table:style-name="ro1">
          <table:table-cell/>
          <table:table-cell office:value-type="float" office:value="0.31322" calcext:value-type="float">
            <text:p>0.31322</text:p>
          </table:table-cell>
          <table:table-cell office:value-type="float" office:value="0.728765" calcext:value-type="float">
            <text:p>0.728765</text:p>
          </table:table-cell>
        </table:table-row>
        <table:table-row table:style-name="ro1">
          <table:table-cell/>
          <table:table-cell office:value-type="float" office:value="0.315432" calcext:value-type="float">
            <text:p>0.315432</text:p>
          </table:table-cell>
          <table:table-cell office:value-type="float" office:value="0.74474" calcext:value-type="float">
            <text:p>0.74474</text:p>
          </table:table-cell>
        </table:table-row>
        <table:table-row table:style-name="ro1">
          <table:table-cell/>
          <table:table-cell office:value-type="float" office:value="0.315465" calcext:value-type="float">
            <text:p>0.315465</text:p>
          </table:table-cell>
          <table:table-cell office:value-type="float" office:value="0.7707" calcext:value-type="float">
            <text:p>0.7707</text:p>
          </table:table-cell>
        </table:table-row>
        <table:table-row table:style-name="ro1">
          <table:table-cell/>
          <table:table-cell office:value-type="float" office:value="0.315673" calcext:value-type="float">
            <text:p>0.315673</text:p>
          </table:table-cell>
          <table:table-cell office:value-type="float" office:value="0.796068" calcext:value-type="float">
            <text:p>0.796068</text:p>
          </table:table-cell>
        </table:table-row>
        <table:table-row table:style-name="ro1">
          <table:table-cell/>
          <table:table-cell office:value-type="float" office:value="0.316079" calcext:value-type="float">
            <text:p>0.316079</text:p>
          </table:table-cell>
          <table:table-cell office:value-type="float" office:value="0.816552" calcext:value-type="float">
            <text:p>0.816552</text:p>
          </table:table-cell>
        </table:table-row>
        <table:table-row table:style-name="ro1">
          <table:table-cell/>
          <table:table-cell office:value-type="float" office:value="0.313586" calcext:value-type="float">
            <text:p>0.313586</text:p>
          </table:table-cell>
          <table:table-cell office:value-type="float" office:value="0.826174" calcext:value-type="float">
            <text:p>0.826174</text:p>
          </table:table-cell>
        </table:table-row>
        <table:table-row table:style-name="ro1">
          <table:table-cell/>
          <table:table-cell office:value-type="float" office:value="0.315116" calcext:value-type="float">
            <text:p>0.315116</text:p>
          </table:table-cell>
          <table:table-cell office:value-type="float" office:value="0.823319" calcext:value-type="float">
            <text:p>0.823319</text:p>
          </table:table-cell>
        </table:table-row>
        <table:table-row table:style-name="ro1">
          <table:table-cell/>
          <table:table-cell office:value-type="float" office:value="0.312906" calcext:value-type="float">
            <text:p>0.312906</text:p>
          </table:table-cell>
          <table:table-cell office:value-type="float" office:value="0.810044" calcext:value-type="float">
            <text:p>0.810044</text:p>
          </table:table-cell>
        </table:table-row>
        <table:table-row table:style-name="ro1">
          <table:table-cell/>
          <table:table-cell office:value-type="float" office:value="0.314165" calcext:value-type="float">
            <text:p>0.314165</text:p>
          </table:table-cell>
          <table:table-cell office:value-type="float" office:value="0.790139" calcext:value-type="float">
            <text:p>0.790139</text:p>
          </table:table-cell>
        </table:table-row>
        <table:table-row table:style-name="ro1">
          <table:table-cell/>
          <table:table-cell office:value-type="float" office:value="0.314728" calcext:value-type="float">
            <text:p>0.314728</text:p>
          </table:table-cell>
          <table:table-cell office:value-type="float" office:value="0.768565" calcext:value-type="float">
            <text:p>0.768565</text:p>
          </table:table-cell>
        </table:table-row>
        <table:table-row table:style-name="ro1">
          <table:table-cell/>
          <table:table-cell office:value-type="float" office:value="0.31454" calcext:value-type="float">
            <text:p>0.31454</text:p>
          </table:table-cell>
          <table:table-cell office:value-type="float" office:value="0.74956" calcext:value-type="float">
            <text:p>0.74956</text:p>
          </table:table-cell>
        </table:table-row>
        <table:table-row table:style-name="ro1">
          <table:table-cell/>
          <table:table-cell office:value-type="float" office:value="0.313394" calcext:value-type="float">
            <text:p>0.313394</text:p>
          </table:table-cell>
          <table:table-cell office:value-type="float" office:value="0.735434" calcext:value-type="float">
            <text:p>0.735434</text:p>
          </table:table-cell>
        </table:table-row>
        <table:table-row table:style-name="ro1">
          <table:table-cell/>
          <table:table-cell office:value-type="float" office:value="0.314674" calcext:value-type="float">
            <text:p>0.314674</text:p>
          </table:table-cell>
          <table:table-cell office:value-type="float" office:value="0.726105" calcext:value-type="float">
            <text:p>0.726105</text:p>
          </table:table-cell>
        </table:table-row>
        <table:table-row table:style-name="ro1">
          <table:table-cell/>
          <table:table-cell office:value-type="float" office:value="0.314276" calcext:value-type="float">
            <text:p>0.314276</text:p>
          </table:table-cell>
          <table:table-cell office:value-type="float" office:value="0.723479" calcext:value-type="float">
            <text:p>0.723479</text:p>
          </table:table-cell>
        </table:table-row>
        <table:table-row table:style-name="ro1">
          <table:table-cell/>
          <table:table-cell office:value-type="float" office:value="0.315855" calcext:value-type="float">
            <text:p>0.315855</text:p>
          </table:table-cell>
          <table:table-cell office:value-type="float" office:value="0.728277" calcext:value-type="float">
            <text:p>0.728277</text:p>
          </table:table-cell>
        </table:table-row>
        <table:table-row table:style-name="ro1">
          <table:table-cell/>
          <table:table-cell office:value-type="float" office:value="0.314743" calcext:value-type="float">
            <text:p>0.314743</text:p>
          </table:table-cell>
          <table:table-cell office:value-type="float" office:value="0.740082" calcext:value-type="float">
            <text:p>0.740082</text:p>
          </table:table-cell>
        </table:table-row>
        <table:table-row table:style-name="ro1">
          <table:table-cell/>
          <table:table-cell office:value-type="float" office:value="0.316661" calcext:value-type="float">
            <text:p>0.316661</text:p>
          </table:table-cell>
          <table:table-cell office:value-type="float" office:value="0.757513" calcext:value-type="float">
            <text:p>0.757513</text:p>
          </table:table-cell>
        </table:table-row>
        <table:table-row table:style-name="ro1">
          <table:table-cell/>
          <table:table-cell office:value-type="float" office:value="0.314438" calcext:value-type="float">
            <text:p>0.314438</text:p>
          </table:table-cell>
          <table:table-cell office:value-type="float" office:value="0.783887" calcext:value-type="float">
            <text:p>0.783887</text:p>
          </table:table-cell>
        </table:table-row>
        <table:table-row table:style-name="ro1">
          <table:table-cell/>
          <table:table-cell office:value-type="float" office:value="0.315415" calcext:value-type="float">
            <text:p>0.315415</text:p>
          </table:table-cell>
          <table:table-cell office:value-type="float" office:value="0.810692" calcext:value-type="float">
            <text:p>0.810692</text:p>
          </table:table-cell>
        </table:table-row>
        <table:table-row table:style-name="ro1">
          <table:table-cell/>
          <table:table-cell office:value-type="float" office:value="0.314952" calcext:value-type="float">
            <text:p>0.314952</text:p>
          </table:table-cell>
          <table:table-cell office:value-type="float" office:value="0.829936" calcext:value-type="float">
            <text:p>0.829936</text:p>
          </table:table-cell>
        </table:table-row>
        <table:table-row table:style-name="ro1">
          <table:table-cell/>
          <table:table-cell office:value-type="float" office:value="0.315256" calcext:value-type="float">
            <text:p>0.315256</text:p>
          </table:table-cell>
          <table:table-cell office:value-type="float" office:value="0.840183" calcext:value-type="float">
            <text:p>0.840183</text:p>
          </table:table-cell>
        </table:table-row>
        <table:table-row table:style-name="ro1">
          <table:table-cell/>
          <table:table-cell office:value-type="float" office:value="0.316959" calcext:value-type="float">
            <text:p>0.316959</text:p>
          </table:table-cell>
          <table:table-cell office:value-type="float" office:value="0.827793" calcext:value-type="float">
            <text:p>0.827793</text:p>
          </table:table-cell>
        </table:table-row>
        <table:table-row table:style-name="ro1">
          <table:table-cell/>
          <table:table-cell office:value-type="float" office:value="0.318959" calcext:value-type="float">
            <text:p>0.318959</text:p>
          </table:table-cell>
          <table:table-cell office:value-type="float" office:value="0.803491" calcext:value-type="float">
            <text:p>0.803491</text:p>
          </table:table-cell>
        </table:table-row>
        <table:table-row table:style-name="ro1">
          <table:table-cell/>
          <table:table-cell office:value-type="float" office:value="0.317821" calcext:value-type="float">
            <text:p>0.317821</text:p>
          </table:table-cell>
          <table:table-cell office:value-type="float" office:value="0.775831" calcext:value-type="float">
            <text:p>0.775831</text:p>
          </table:table-cell>
        </table:table-row>
        <table:table-row table:style-name="ro1">
          <table:table-cell/>
          <table:table-cell office:value-type="float" office:value="0.318922" calcext:value-type="float">
            <text:p>0.318922</text:p>
          </table:table-cell>
          <table:table-cell office:value-type="float" office:value="0.75193" calcext:value-type="float">
            <text:p>0.75193</text:p>
          </table:table-cell>
        </table:table-row>
        <table:table-row table:style-name="ro1">
          <table:table-cell/>
          <table:table-cell office:value-type="float" office:value="0.318825" calcext:value-type="float">
            <text:p>0.318825</text:p>
          </table:table-cell>
          <table:table-cell office:value-type="float" office:value="0.732703" calcext:value-type="float">
            <text:p>0.732703</text:p>
          </table:table-cell>
        </table:table-row>
        <table:table-row table:style-name="ro1">
          <table:table-cell/>
          <table:table-cell office:value-type="float" office:value="0.318224" calcext:value-type="float">
            <text:p>0.318224</text:p>
          </table:table-cell>
          <table:table-cell office:value-type="float" office:value="0.721264" calcext:value-type="float">
            <text:p>0.721264</text:p>
          </table:table-cell>
        </table:table-row>
        <table:table-row table:style-name="ro1">
          <table:table-cell/>
          <table:table-cell office:value-type="float" office:value="0.318526" calcext:value-type="float">
            <text:p>0.318526</text:p>
          </table:table-cell>
          <table:table-cell office:value-type="float" office:value="0.717528" calcext:value-type="float">
            <text:p>0.717528</text:p>
          </table:table-cell>
        </table:table-row>
        <table:table-row table:style-name="ro1">
          <table:table-cell/>
          <table:table-cell office:value-type="float" office:value="0.318301" calcext:value-type="float">
            <text:p>0.318301</text:p>
          </table:table-cell>
          <table:table-cell office:value-type="float" office:value="0.719892" calcext:value-type="float">
            <text:p>0.719892</text:p>
          </table:table-cell>
        </table:table-row>
        <table:table-row table:style-name="ro1">
          <table:table-cell/>
          <table:table-cell office:value-type="float" office:value="0.319098" calcext:value-type="float">
            <text:p>0.319098</text:p>
          </table:table-cell>
          <table:table-cell office:value-type="float" office:value="0.727189" calcext:value-type="float">
            <text:p>0.727189</text:p>
          </table:table-cell>
        </table:table-row>
        <table:table-row table:style-name="ro1">
          <table:table-cell/>
          <table:table-cell office:value-type="float" office:value="0.318902" calcext:value-type="float">
            <text:p>0.318902</text:p>
          </table:table-cell>
          <table:table-cell office:value-type="float" office:value="0.744084" calcext:value-type="float">
            <text:p>0.744084</text:p>
          </table:table-cell>
        </table:table-row>
        <table:table-row table:style-name="ro1">
          <table:table-cell/>
          <table:table-cell office:value-type="float" office:value="0.321122" calcext:value-type="float">
            <text:p>0.321122</text:p>
          </table:table-cell>
          <table:table-cell office:value-type="float" office:value="0.765653" calcext:value-type="float">
            <text:p>0.765653</text:p>
          </table:table-cell>
        </table:table-row>
        <table:table-row table:style-name="ro1">
          <table:table-cell/>
          <table:table-cell office:value-type="float" office:value="0.320177" calcext:value-type="float">
            <text:p>0.320177</text:p>
          </table:table-cell>
          <table:table-cell office:value-type="float" office:value="0.79126" calcext:value-type="float">
            <text:p>0.79126</text:p>
          </table:table-cell>
        </table:table-row>
        <table:table-row table:style-name="ro1">
          <table:table-cell/>
          <table:table-cell office:value-type="float" office:value="0.320428" calcext:value-type="float">
            <text:p>0.320428</text:p>
          </table:table-cell>
          <table:table-cell office:value-type="float" office:value="0.810593" calcext:value-type="float">
            <text:p>0.810593</text:p>
          </table:table-cell>
        </table:table-row>
        <table:table-row table:style-name="ro1">
          <table:table-cell/>
          <table:table-cell office:value-type="float" office:value="0.318218" calcext:value-type="float">
            <text:p>0.318218</text:p>
          </table:table-cell>
          <table:table-cell office:value-type="float" office:value="0.818619" calcext:value-type="float">
            <text:p>0.818619</text:p>
          </table:table-cell>
        </table:table-row>
        <table:table-row table:style-name="ro1">
          <table:table-cell/>
          <table:table-cell office:value-type="float" office:value="0.320251" calcext:value-type="float">
            <text:p>0.320251</text:p>
          </table:table-cell>
          <table:table-cell office:value-type="float" office:value="0.8107" calcext:value-type="float">
            <text:p>0.8107</text:p>
          </table:table-cell>
        </table:table-row>
        <table:table-row table:style-name="ro1">
          <table:table-cell/>
          <table:table-cell office:value-type="float" office:value="0.318188" calcext:value-type="float">
            <text:p>0.318188</text:p>
          </table:table-cell>
          <table:table-cell office:value-type="float" office:value="0.794526" calcext:value-type="float">
            <text:p>0.794526</text:p>
          </table:table-cell>
        </table:table-row>
        <table:table-row table:style-name="ro1">
          <table:table-cell/>
          <table:table-cell office:value-type="float" office:value="0.318047" calcext:value-type="float">
            <text:p>0.318047</text:p>
          </table:table-cell>
          <table:table-cell office:value-type="float" office:value="0.776244" calcext:value-type="float">
            <text:p>0.776244</text:p>
          </table:table-cell>
        </table:table-row>
        <table:table-row table:style-name="ro1">
          <table:table-cell/>
          <table:table-cell office:value-type="float" office:value="0.317882" calcext:value-type="float">
            <text:p>0.317882</text:p>
          </table:table-cell>
          <table:table-cell office:value-type="float" office:value="0.76147" calcext:value-type="float">
            <text:p>0.76147</text:p>
          </table:table-cell>
        </table:table-row>
        <table:table-row table:style-name="ro1">
          <table:table-cell/>
          <table:table-cell office:value-type="float" office:value="0.316921" calcext:value-type="float">
            <text:p>0.316921</text:p>
          </table:table-cell>
          <table:table-cell office:value-type="float" office:value="0.747717" calcext:value-type="float">
            <text:p>0.747717</text:p>
          </table:table-cell>
        </table:table-row>
        <table:table-row table:style-name="ro1">
          <table:table-cell/>
          <table:table-cell office:value-type="float" office:value="0.315564" calcext:value-type="float">
            <text:p>0.315564</text:p>
          </table:table-cell>
          <table:table-cell office:value-type="float" office:value="0.742349" calcext:value-type="float">
            <text:p>0.742349</text:p>
          </table:table-cell>
        </table:table-row>
        <table:table-row table:style-name="ro1">
          <table:table-cell/>
          <table:table-cell office:value-type="float" office:value="0.31545" calcext:value-type="float">
            <text:p>0.31545</text:p>
          </table:table-cell>
          <table:table-cell office:value-type="float" office:value="0.740009" calcext:value-type="float">
            <text:p>0.740009</text:p>
          </table:table-cell>
        </table:table-row>
        <table:table-row table:style-name="ro1">
          <table:table-cell/>
          <table:table-cell office:value-type="float" office:value="0.315533" calcext:value-type="float">
            <text:p>0.315533</text:p>
          </table:table-cell>
          <table:table-cell office:value-type="float" office:value="0.74268" calcext:value-type="float">
            <text:p>0.74268</text:p>
          </table:table-cell>
        </table:table-row>
        <table:table-row table:style-name="ro1">
          <table:table-cell/>
          <table:table-cell office:value-type="float" office:value="0.316465" calcext:value-type="float">
            <text:p>0.316465</text:p>
          </table:table-cell>
          <table:table-cell office:value-type="float" office:value="0.753979" calcext:value-type="float">
            <text:p>0.753979</text:p>
          </table:table-cell>
        </table:table-row>
        <table:table-row table:style-name="ro1">
          <table:table-cell/>
          <table:table-cell office:value-type="float" office:value="0.317084" calcext:value-type="float">
            <text:p>0.317084</text:p>
          </table:table-cell>
          <table:table-cell office:value-type="float" office:value="0.769271" calcext:value-type="float">
            <text:p>0.769271</text:p>
          </table:table-cell>
        </table:table-row>
        <table:table-row table:style-name="ro1">
          <table:table-cell/>
          <table:table-cell office:value-type="float" office:value="0.316317" calcext:value-type="float">
            <text:p>0.316317</text:p>
          </table:table-cell>
          <table:table-cell office:value-type="float" office:value="0.794105" calcext:value-type="float">
            <text:p>0.794105</text:p>
          </table:table-cell>
        </table:table-row>
        <table:table-row table:style-name="ro1">
          <table:table-cell/>
          <table:table-cell office:value-type="float" office:value="0.313262" calcext:value-type="float">
            <text:p>0.313262</text:p>
          </table:table-cell>
          <table:table-cell office:value-type="float" office:value="0.813726" calcext:value-type="float">
            <text:p>0.813726</text:p>
          </table:table-cell>
        </table:table-row>
        <table:table-row table:style-name="ro1">
          <table:table-cell/>
          <table:table-cell office:value-type="float" office:value="0.314438" calcext:value-type="float">
            <text:p>0.314438</text:p>
          </table:table-cell>
          <table:table-cell office:value-type="float" office:value="0.825249" calcext:value-type="float">
            <text:p>0.825249</text:p>
          </table:table-cell>
        </table:table-row>
        <table:table-row table:style-name="ro1">
          <table:table-cell/>
          <table:table-cell office:value-type="float" office:value="0.31269" calcext:value-type="float">
            <text:p>0.31269</text:p>
          </table:table-cell>
          <table:table-cell office:value-type="float" office:value="0.825875" calcext:value-type="float">
            <text:p>0.825875</text:p>
          </table:table-cell>
        </table:table-row>
        <table:table-row table:style-name="ro1">
          <table:table-cell/>
          <table:table-cell office:value-type="float" office:value="0.31471" calcext:value-type="float">
            <text:p>0.31471</text:p>
          </table:table-cell>
          <table:table-cell office:value-type="float" office:value="0.811475" calcext:value-type="float">
            <text:p>0.811475</text:p>
          </table:table-cell>
        </table:table-row>
        <table:table-row table:style-name="ro1">
          <table:table-cell/>
          <table:table-cell office:value-type="float" office:value="0.313735" calcext:value-type="float">
            <text:p>0.313735</text:p>
          </table:table-cell>
          <table:table-cell office:value-type="float" office:value="0.787793" calcext:value-type="float">
            <text:p>0.787793</text:p>
          </table:table-cell>
        </table:table-row>
        <table:table-row table:style-name="ro1">
          <table:table-cell/>
          <table:table-cell office:value-type="float" office:value="0.31497" calcext:value-type="float">
            <text:p>0.31497</text:p>
          </table:table-cell>
          <table:table-cell office:value-type="float" office:value="0.76194" calcext:value-type="float">
            <text:p>0.76194</text:p>
          </table:table-cell>
        </table:table-row>
        <table:table-row table:style-name="ro1">
          <table:table-cell/>
          <table:table-cell office:value-type="float" office:value="0.313382" calcext:value-type="float">
            <text:p>0.313382</text:p>
          </table:table-cell>
          <table:table-cell office:value-type="float" office:value="0.737376" calcext:value-type="float">
            <text:p>0.737376</text:p>
          </table:table-cell>
        </table:table-row>
        <table:table-row table:style-name="ro1">
          <table:table-cell/>
          <table:table-cell office:value-type="float" office:value="0.314535" calcext:value-type="float">
            <text:p>0.314535</text:p>
          </table:table-cell>
          <table:table-cell office:value-type="float" office:value="0.718011" calcext:value-type="float">
            <text:p>0.718011</text:p>
          </table:table-cell>
        </table:table-row>
        <table:table-row table:style-name="ro1">
          <table:table-cell/>
          <table:table-cell office:value-type="float" office:value="0.315692" calcext:value-type="float">
            <text:p>0.315692</text:p>
          </table:table-cell>
          <table:table-cell office:value-type="float" office:value="0.705195" calcext:value-type="float">
            <text:p>0.705195</text:p>
          </table:table-cell>
        </table:table-row>
        <table:table-row table:style-name="ro1">
          <table:table-cell/>
          <table:table-cell office:value-type="float" office:value="0.319323" calcext:value-type="float">
            <text:p>0.319323</text:p>
          </table:table-cell>
          <table:table-cell office:value-type="float" office:value="0.697409" calcext:value-type="float">
            <text:p>0.697409</text:p>
          </table:table-cell>
        </table:table-row>
        <table:table-row table:style-name="ro1">
          <table:table-cell/>
          <table:table-cell office:value-type="float" office:value="0.319731" calcext:value-type="float">
            <text:p>0.319731</text:p>
          </table:table-cell>
          <table:table-cell office:value-type="float" office:value="0.696493" calcext:value-type="float">
            <text:p>0.696493</text:p>
          </table:table-cell>
        </table:table-row>
        <table:table-row table:style-name="ro1">
          <table:table-cell/>
          <table:table-cell office:value-type="float" office:value="0.317891" calcext:value-type="float">
            <text:p>0.317891</text:p>
          </table:table-cell>
          <table:table-cell office:value-type="float" office:value="0.704527" calcext:value-type="float">
            <text:p>0.704527</text:p>
          </table:table-cell>
        </table:table-row>
        <table:table-row table:style-name="ro1">
          <table:table-cell/>
          <table:table-cell office:value-type="float" office:value="0.320329" calcext:value-type="float">
            <text:p>0.320329</text:p>
          </table:table-cell>
          <table:table-cell office:value-type="float" office:value="0.719171" calcext:value-type="float">
            <text:p>0.719171</text:p>
          </table:table-cell>
        </table:table-row>
        <table:table-row table:style-name="ro1">
          <table:table-cell/>
          <table:table-cell office:value-type="float" office:value="0.3208" calcext:value-type="float">
            <text:p>0.3208</text:p>
          </table:table-cell>
          <table:table-cell office:value-type="float" office:value="0.740376" calcext:value-type="float">
            <text:p>0.740376</text:p>
          </table:table-cell>
        </table:table-row>
        <table:table-row table:style-name="ro1">
          <table:table-cell/>
          <table:table-cell office:value-type="float" office:value="0.3211" calcext:value-type="float">
            <text:p>0.3211</text:p>
          </table:table-cell>
          <table:table-cell office:value-type="float" office:value="0.763881" calcext:value-type="float">
            <text:p>0.763881</text:p>
          </table:table-cell>
        </table:table-row>
        <table:table-row table:style-name="ro1">
          <table:table-cell/>
          <table:table-cell office:value-type="float" office:value="0.321144" calcext:value-type="float">
            <text:p>0.321144</text:p>
          </table:table-cell>
          <table:table-cell office:value-type="float" office:value="0.784654" calcext:value-type="float">
            <text:p>0.784654</text:p>
          </table:table-cell>
        </table:table-row>
        <table:table-row table:style-name="ro1">
          <table:table-cell/>
          <table:table-cell office:value-type="float" office:value="0.31947" calcext:value-type="float">
            <text:p>0.31947</text:p>
          </table:table-cell>
          <table:table-cell office:value-type="float" office:value="0.794015" calcext:value-type="float">
            <text:p>0.794015</text:p>
          </table:table-cell>
        </table:table-row>
        <table:table-row table:style-name="ro1">
          <table:table-cell/>
          <table:table-cell office:value-type="float" office:value="0.31926" calcext:value-type="float">
            <text:p>0.31926</text:p>
          </table:table-cell>
          <table:table-cell office:value-type="float" office:value="0.790974" calcext:value-type="float">
            <text:p>0.790974</text:p>
          </table:table-cell>
        </table:table-row>
        <table:table-row table:style-name="ro1">
          <table:table-cell/>
          <table:table-cell office:value-type="float" office:value="0.318267" calcext:value-type="float">
            <text:p>0.318267</text:p>
          </table:table-cell>
          <table:table-cell office:value-type="float" office:value="0.777085" calcext:value-type="float">
            <text:p>0.777085</text:p>
          </table:table-cell>
        </table:table-row>
        <table:table-row table:style-name="ro1">
          <table:table-cell/>
          <table:table-cell office:value-type="float" office:value="0.316625" calcext:value-type="float">
            <text:p>0.316625</text:p>
          </table:table-cell>
          <table:table-cell office:value-type="float" office:value="0.762365" calcext:value-type="float">
            <text:p>0.762365</text:p>
          </table:table-cell>
        </table:table-row>
        <table:table-row table:style-name="ro1">
          <table:table-cell/>
          <table:table-cell office:value-type="float" office:value="0.316986" calcext:value-type="float">
            <text:p>0.316986</text:p>
          </table:table-cell>
          <table:table-cell office:value-type="float" office:value="0.747679" calcext:value-type="float">
            <text:p>0.747679</text:p>
          </table:table-cell>
        </table:table-row>
        <table:table-row table:style-name="ro1">
          <table:table-cell/>
          <table:table-cell office:value-type="float" office:value="0.314711" calcext:value-type="float">
            <text:p>0.314711</text:p>
          </table:table-cell>
          <table:table-cell office:value-type="float" office:value="0.73504" calcext:value-type="float">
            <text:p>0.73504</text:p>
          </table:table-cell>
        </table:table-row>
        <table:table-row table:style-name="ro1">
          <table:table-cell/>
          <table:table-cell office:value-type="float" office:value="0.315483" calcext:value-type="float">
            <text:p>0.315483</text:p>
          </table:table-cell>
          <table:table-cell office:value-type="float" office:value="0.724173" calcext:value-type="float">
            <text:p>0.724173</text:p>
          </table:table-cell>
        </table:table-row>
        <table:table-row table:style-name="ro1">
          <table:table-cell/>
          <table:table-cell office:value-type="float" office:value="0.312019" calcext:value-type="float">
            <text:p>0.312019</text:p>
          </table:table-cell>
          <table:table-cell office:value-type="float" office:value="0.717302" calcext:value-type="float">
            <text:p>0.717302</text:p>
          </table:table-cell>
        </table:table-row>
        <table:table-row table:style-name="ro1">
          <table:table-cell/>
          <table:table-cell office:value-type="float" office:value="0.310222" calcext:value-type="float">
            <text:p>0.310222</text:p>
          </table:table-cell>
          <table:table-cell office:value-type="float" office:value="0.718015" calcext:value-type="float">
            <text:p>0.718015</text:p>
          </table:table-cell>
        </table:table-row>
        <table:table-row table:style-name="ro1">
          <table:table-cell/>
          <table:table-cell office:value-type="float" office:value="0.312134" calcext:value-type="float">
            <text:p>0.312134</text:p>
          </table:table-cell>
          <table:table-cell office:value-type="float" office:value="0.721329" calcext:value-type="float">
            <text:p>0.721329</text:p>
          </table:table-cell>
        </table:table-row>
        <table:table-row table:style-name="ro1">
          <table:table-cell/>
          <table:table-cell office:value-type="float" office:value="0.309836" calcext:value-type="float">
            <text:p>0.309836</text:p>
          </table:table-cell>
          <table:table-cell office:value-type="float" office:value="0.735444" calcext:value-type="float">
            <text:p>0.735444</text:p>
          </table:table-cell>
        </table:table-row>
        <table:table-row table:style-name="ro1">
          <table:table-cell/>
          <table:table-cell office:value-type="float" office:value="0.307923" calcext:value-type="float">
            <text:p>0.307923</text:p>
          </table:table-cell>
          <table:table-cell office:value-type="float" office:value="0.756854" calcext:value-type="float">
            <text:p>0.756854</text:p>
          </table:table-cell>
        </table:table-row>
        <table:table-row table:style-name="ro1">
          <table:table-cell/>
          <table:table-cell office:value-type="float" office:value="0.306425" calcext:value-type="float">
            <text:p>0.306425</text:p>
          </table:table-cell>
          <table:table-cell office:value-type="float" office:value="0.782441" calcext:value-type="float">
            <text:p>0.782441</text:p>
          </table:table-cell>
        </table:table-row>
        <table:table-row table:style-name="ro1">
          <table:table-cell/>
          <table:table-cell office:value-type="float" office:value="0.303445" calcext:value-type="float">
            <text:p>0.303445</text:p>
          </table:table-cell>
          <table:table-cell office:value-type="float" office:value="0.807705" calcext:value-type="float">
            <text:p>0.807705</text:p>
          </table:table-cell>
        </table:table-row>
        <table:table-row table:style-name="ro1">
          <table:table-cell/>
          <table:table-cell office:value-type="float" office:value="0.302114" calcext:value-type="float">
            <text:p>0.302114</text:p>
          </table:table-cell>
          <table:table-cell office:value-type="float" office:value="0.823878" calcext:value-type="float">
            <text:p>0.823878</text:p>
          </table:table-cell>
        </table:table-row>
        <table:table-row table:style-name="ro1">
          <table:table-cell/>
          <table:table-cell office:value-type="float" office:value="0.302889" calcext:value-type="float">
            <text:p>0.302889</text:p>
          </table:table-cell>
          <table:table-cell office:value-type="float" office:value="0.823871" calcext:value-type="float">
            <text:p>0.823871</text:p>
          </table:table-cell>
        </table:table-row>
      </table:table>
      <table:table table:name="vertical_acceleration2" table:style-name="ta1">
        <table:shapes>
          <draw:frame draw:z-index="0" draw:style-name="gr1" draw:text-style-name="P1" svg:width="16.737in" svg:height="8.2303in" svg:x="3.5665in" svg:y="0.3346in">
            <draw:object draw:notify-on-update-of-ranges="vertical_acceleration2.B3:vertical_acceleration2.B464 vertical_acceleration2.C3:vertical_acceleration2.C46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3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0854" calcext:value-type="float">
            <text:p>0.400854</text:p>
          </table:table-cell>
          <table:table-cell office:value-type="float" office:value="0.674465" calcext:value-type="float">
            <text:p>0.674465</text:p>
          </table:table-cell>
        </table:table-row>
        <table:table-row table:style-name="ro1">
          <table:table-cell/>
          <table:table-cell office:value-type="float" office:value="0.401869" calcext:value-type="float">
            <text:p>0.401869</text:p>
          </table:table-cell>
          <table:table-cell office:value-type="float" office:value="0.682807" calcext:value-type="float">
            <text:p>0.682807</text:p>
          </table:table-cell>
        </table:table-row>
        <table:table-row table:style-name="ro1">
          <table:table-cell/>
          <table:table-cell office:value-type="float" office:value="0.401636" calcext:value-type="float">
            <text:p>0.401636</text:p>
          </table:table-cell>
          <table:table-cell office:value-type="float" office:value="0.697985" calcext:value-type="float">
            <text:p>0.697985</text:p>
          </table:table-cell>
        </table:table-row>
        <table:table-row table:style-name="ro1">
          <table:table-cell/>
          <table:table-cell office:value-type="float" office:value="0.401191" calcext:value-type="float">
            <text:p>0.401191</text:p>
          </table:table-cell>
          <table:table-cell office:value-type="float" office:value="0.719822" calcext:value-type="float">
            <text:p>0.719822</text:p>
          </table:table-cell>
        </table:table-row>
        <table:table-row table:style-name="ro1">
          <table:table-cell/>
          <table:table-cell office:value-type="float" office:value="0.401204" calcext:value-type="float">
            <text:p>0.401204</text:p>
          </table:table-cell>
          <table:table-cell office:value-type="float" office:value="0.746276" calcext:value-type="float">
            <text:p>0.746276</text:p>
          </table:table-cell>
        </table:table-row>
        <table:table-row table:style-name="ro1">
          <table:table-cell/>
          <table:table-cell office:value-type="float" office:value="0.401453" calcext:value-type="float">
            <text:p>0.401453</text:p>
          </table:table-cell>
          <table:table-cell office:value-type="float" office:value="0.763807" calcext:value-type="float">
            <text:p>0.763807</text:p>
          </table:table-cell>
        </table:table-row>
        <table:table-row table:style-name="ro1">
          <table:table-cell/>
          <table:table-cell office:value-type="float" office:value="0.400694" calcext:value-type="float">
            <text:p>0.400694</text:p>
          </table:table-cell>
          <table:table-cell office:value-type="float" office:value="0.768109" calcext:value-type="float">
            <text:p>0.768109</text:p>
          </table:table-cell>
        </table:table-row>
        <table:table-row table:style-name="ro1">
          <table:table-cell/>
          <table:table-cell office:value-type="float" office:value="0.402541" calcext:value-type="float">
            <text:p>0.402541</text:p>
          </table:table-cell>
          <table:table-cell office:value-type="float" office:value="0.754173" calcext:value-type="float">
            <text:p>0.754173</text:p>
          </table:table-cell>
        </table:table-row>
        <table:table-row table:style-name="ro1">
          <table:table-cell/>
          <table:table-cell office:value-type="float" office:value="0.401019" calcext:value-type="float">
            <text:p>0.401019</text:p>
          </table:table-cell>
          <table:table-cell office:value-type="float" office:value="0.731991" calcext:value-type="float">
            <text:p>0.731991</text:p>
          </table:table-cell>
        </table:table-row>
        <table:table-row table:style-name="ro1">
          <table:table-cell/>
          <table:table-cell office:value-type="float" office:value="0.402568" calcext:value-type="float">
            <text:p>0.402568</text:p>
          </table:table-cell>
          <table:table-cell office:value-type="float" office:value="0.710774" calcext:value-type="float">
            <text:p>0.710774</text:p>
          </table:table-cell>
        </table:table-row>
        <table:table-row table:style-name="ro1">
          <table:table-cell/>
          <table:table-cell office:value-type="float" office:value="0.401684" calcext:value-type="float">
            <text:p>0.401684</text:p>
          </table:table-cell>
          <table:table-cell office:value-type="float" office:value="0.693834" calcext:value-type="float">
            <text:p>0.693834</text:p>
          </table:table-cell>
        </table:table-row>
        <table:table-row table:style-name="ro1">
          <table:table-cell/>
          <table:table-cell office:value-type="float" office:value="0.40163" calcext:value-type="float">
            <text:p>0.40163</text:p>
          </table:table-cell>
          <table:table-cell office:value-type="float" office:value="0.684119" calcext:value-type="float">
            <text:p>0.684119</text:p>
          </table:table-cell>
        </table:table-row>
        <table:table-row table:style-name="ro1">
          <table:table-cell/>
          <table:table-cell office:value-type="float" office:value="0.400828" calcext:value-type="float">
            <text:p>0.400828</text:p>
          </table:table-cell>
          <table:table-cell office:value-type="float" office:value="0.678937" calcext:value-type="float">
            <text:p>0.6789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1036" calcext:value-type="float">
            <text:p>0.401036</text:p>
          </table:table-cell>
          <table:table-cell office:value-type="float" office:value="0.680977" calcext:value-type="float">
            <text:p>0.680977</text:p>
          </table:table-cell>
        </table:table-row>
        <table:table-row table:style-name="ro1">
          <table:table-cell/>
          <table:table-cell office:value-type="float" office:value="0.402078" calcext:value-type="float">
            <text:p>0.402078</text:p>
          </table:table-cell>
          <table:table-cell office:value-type="float" office:value="0.689009" calcext:value-type="float">
            <text:p>0.689009</text:p>
          </table:table-cell>
        </table:table-row>
        <table:table-row table:style-name="ro1">
          <table:table-cell/>
          <table:table-cell office:value-type="float" office:value="0.401949" calcext:value-type="float">
            <text:p>0.401949</text:p>
          </table:table-cell>
          <table:table-cell office:value-type="float" office:value="0.703208" calcext:value-type="float">
            <text:p>0.703208</text:p>
          </table:table-cell>
        </table:table-row>
        <table:table-row table:style-name="ro1">
          <table:table-cell/>
          <table:table-cell office:value-type="float" office:value="0.402861" calcext:value-type="float">
            <text:p>0.402861</text:p>
          </table:table-cell>
          <table:table-cell office:value-type="float" office:value="0.724257" calcext:value-type="float">
            <text:p>0.724257</text:p>
          </table:table-cell>
        </table:table-row>
        <table:table-row table:style-name="ro1">
          <table:table-cell/>
          <table:table-cell office:value-type="float" office:value="0.403698" calcext:value-type="float">
            <text:p>0.403698</text:p>
          </table:table-cell>
          <table:table-cell office:value-type="float" office:value="0.752917" calcext:value-type="float">
            <text:p>0.752917</text:p>
          </table:table-cell>
        </table:table-row>
        <table:table-row table:style-name="ro1">
          <table:table-cell/>
          <table:table-cell office:value-type="float" office:value="0.403072" calcext:value-type="float">
            <text:p>0.403072</text:p>
          </table:table-cell>
          <table:table-cell office:value-type="float" office:value="0.78044" calcext:value-type="float">
            <text:p>0.78044</text:p>
          </table:table-cell>
        </table:table-row>
        <table:table-row table:style-name="ro1">
          <table:table-cell/>
          <table:table-cell office:value-type="float" office:value="0.403312" calcext:value-type="float">
            <text:p>0.403312</text:p>
          </table:table-cell>
          <table:table-cell office:value-type="float" office:value="0.801893" calcext:value-type="float">
            <text:p>0.801893</text:p>
          </table:table-cell>
        </table:table-row>
        <table:table-row table:style-name="ro1">
          <table:table-cell/>
          <table:table-cell office:value-type="float" office:value="0.40379" calcext:value-type="float">
            <text:p>0.40379</text:p>
          </table:table-cell>
          <table:table-cell office:value-type="float" office:value="0.806083" calcext:value-type="float">
            <text:p>0.806083</text:p>
          </table:table-cell>
        </table:table-row>
        <table:table-row table:style-name="ro1">
          <table:table-cell/>
          <table:table-cell office:value-type="float" office:value="0.405691" calcext:value-type="float">
            <text:p>0.405691</text:p>
          </table:table-cell>
          <table:table-cell office:value-type="float" office:value="0.793275" calcext:value-type="float">
            <text:p>0.793275</text:p>
          </table:table-cell>
        </table:table-row>
        <table:table-row table:style-name="ro1">
          <table:table-cell/>
          <table:table-cell office:value-type="float" office:value="0.406794" calcext:value-type="float">
            <text:p>0.406794</text:p>
          </table:table-cell>
          <table:table-cell office:value-type="float" office:value="0.770512" calcext:value-type="float">
            <text:p>0.770512</text:p>
          </table:table-cell>
        </table:table-row>
        <table:table-row table:style-name="ro1">
          <table:table-cell/>
          <table:table-cell office:value-type="float" office:value="0.407545" calcext:value-type="float">
            <text:p>0.407545</text:p>
          </table:table-cell>
          <table:table-cell office:value-type="float" office:value="0.745831" calcext:value-type="float">
            <text:p>0.745831</text:p>
          </table:table-cell>
        </table:table-row>
        <table:table-row table:style-name="ro1">
          <table:table-cell/>
          <table:table-cell office:value-type="float" office:value="0.408336" calcext:value-type="float">
            <text:p>0.408336</text:p>
          </table:table-cell>
          <table:table-cell office:value-type="float" office:value="0.726328" calcext:value-type="float">
            <text:p>0.726328</text:p>
          </table:table-cell>
        </table:table-row>
        <table:table-row table:style-name="ro1">
          <table:table-cell/>
          <table:table-cell office:value-type="float" office:value="0.409239" calcext:value-type="float">
            <text:p>0.409239</text:p>
          </table:table-cell>
          <table:table-cell office:value-type="float" office:value="0.712984" calcext:value-type="float">
            <text:p>0.712984</text:p>
          </table:table-cell>
        </table:table-row>
        <table:table-row table:style-name="ro1">
          <table:table-cell/>
          <table:table-cell office:value-type="float" office:value="0.40942" calcext:value-type="float">
            <text:p>0.40942</text:p>
          </table:table-cell>
          <table:table-cell office:value-type="float" office:value="0.70582" calcext:value-type="float">
            <text:p>0.705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09545" calcext:value-type="float">
            <text:p>0.409545</text:p>
          </table:table-cell>
          <table:table-cell office:value-type="float" office:value="0.705244" calcext:value-type="float">
            <text:p>0.705244</text:p>
          </table:table-cell>
        </table:table-row>
        <table:table-row table:style-name="ro1">
          <table:table-cell/>
          <table:table-cell office:value-type="float" office:value="0.410467" calcext:value-type="float">
            <text:p>0.410467</text:p>
          </table:table-cell>
          <table:table-cell office:value-type="float" office:value="0.710324" calcext:value-type="float">
            <text:p>0.710324</text:p>
          </table:table-cell>
        </table:table-row>
        <table:table-row table:style-name="ro1">
          <table:table-cell/>
          <table:table-cell office:value-type="float" office:value="0.411206" calcext:value-type="float">
            <text:p>0.411206</text:p>
          </table:table-cell>
          <table:table-cell office:value-type="float" office:value="0.723376" calcext:value-type="float">
            <text:p>0.723376</text:p>
          </table:table-cell>
        </table:table-row>
        <table:table-row table:style-name="ro1">
          <table:table-cell/>
          <table:table-cell office:value-type="float" office:value="0.412398" calcext:value-type="float">
            <text:p>0.412398</text:p>
          </table:table-cell>
          <table:table-cell office:value-type="float" office:value="0.742926" calcext:value-type="float">
            <text:p>0.742926</text:p>
          </table:table-cell>
        </table:table-row>
        <table:table-row table:style-name="ro1">
          <table:table-cell/>
          <table:table-cell office:value-type="float" office:value="0.412285" calcext:value-type="float">
            <text:p>0.412285</text:p>
          </table:table-cell>
          <table:table-cell office:value-type="float" office:value="0.765635" calcext:value-type="float">
            <text:p>0.765635</text:p>
          </table:table-cell>
        </table:table-row>
        <table:table-row table:style-name="ro1">
          <table:table-cell/>
          <table:table-cell office:value-type="float" office:value="0.412244" calcext:value-type="float">
            <text:p>0.412244</text:p>
          </table:table-cell>
          <table:table-cell office:value-type="float" office:value="0.781215" calcext:value-type="float">
            <text:p>0.781215</text:p>
          </table:table-cell>
        </table:table-row>
        <table:table-row table:style-name="ro1">
          <table:table-cell/>
          <table:table-cell office:value-type="float" office:value="0.412345" calcext:value-type="float">
            <text:p>0.412345</text:p>
          </table:table-cell>
          <table:table-cell office:value-type="float" office:value="0.785161" calcext:value-type="float">
            <text:p>0.785161</text:p>
          </table:table-cell>
        </table:table-row>
        <table:table-row table:style-name="ro1">
          <table:table-cell/>
          <table:table-cell office:value-type="float" office:value="0.412729" calcext:value-type="float">
            <text:p>0.412729</text:p>
          </table:table-cell>
          <table:table-cell office:value-type="float" office:value="0.770106" calcext:value-type="float">
            <text:p>0.770106</text:p>
          </table:table-cell>
        </table:table-row>
        <table:table-row table:style-name="ro1">
          <table:table-cell/>
          <table:table-cell office:value-type="float" office:value="0.412882" calcext:value-type="float">
            <text:p>0.412882</text:p>
          </table:table-cell>
          <table:table-cell office:value-type="float" office:value="0.744069" calcext:value-type="float">
            <text:p>0.744069</text:p>
          </table:table-cell>
        </table:table-row>
        <table:table-row table:style-name="ro1">
          <table:table-cell/>
          <table:table-cell office:value-type="float" office:value="0.41277" calcext:value-type="float">
            <text:p>0.41277</text:p>
          </table:table-cell>
          <table:table-cell office:value-type="float" office:value="0.718813" calcext:value-type="float">
            <text:p>0.718813</text:p>
          </table:table-cell>
        </table:table-row>
        <table:table-row table:style-name="ro1">
          <table:table-cell/>
          <table:table-cell office:value-type="float" office:value="0.411613" calcext:value-type="float">
            <text:p>0.411613</text:p>
          </table:table-cell>
          <table:table-cell office:value-type="float" office:value="0.698756" calcext:value-type="float">
            <text:p>0.698756</text:p>
          </table:table-cell>
        </table:table-row>
        <table:table-row table:style-name="ro1">
          <table:table-cell/>
          <table:table-cell office:value-type="float" office:value="0.410989" calcext:value-type="float">
            <text:p>0.410989</text:p>
          </table:table-cell>
          <table:table-cell office:value-type="float" office:value="0.685324" calcext:value-type="float">
            <text:p>0.685324</text:p>
          </table:table-cell>
        </table:table-row>
        <table:table-row table:style-name="ro1">
          <table:table-cell/>
          <table:table-cell office:value-type="float" office:value="0.410671" calcext:value-type="float">
            <text:p>0.410671</text:p>
          </table:table-cell>
          <table:table-cell office:value-type="float" office:value="0.676707" calcext:value-type="float">
            <text:p>0.6767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09726" calcext:value-type="float">
            <text:p>0.409726</text:p>
          </table:table-cell>
          <table:table-cell office:value-type="float" office:value="0.675659" calcext:value-type="float">
            <text:p>0.675659</text:p>
          </table:table-cell>
        </table:table-row>
        <table:table-row table:style-name="ro1">
          <table:table-cell/>
          <table:table-cell office:value-type="float" office:value="0.409976" calcext:value-type="float">
            <text:p>0.409976</text:p>
          </table:table-cell>
          <table:table-cell office:value-type="float" office:value="0.681166" calcext:value-type="float">
            <text:p>0.681166</text:p>
          </table:table-cell>
        </table:table-row>
        <table:table-row table:style-name="ro1">
          <table:table-cell/>
          <table:table-cell office:value-type="float" office:value="0.409167" calcext:value-type="float">
            <text:p>0.409167</text:p>
          </table:table-cell>
          <table:table-cell office:value-type="float" office:value="0.69381" calcext:value-type="float">
            <text:p>0.69381</text:p>
          </table:table-cell>
        </table:table-row>
        <table:table-row table:style-name="ro1">
          <table:table-cell/>
          <table:table-cell office:value-type="float" office:value="0.408452" calcext:value-type="float">
            <text:p>0.408452</text:p>
          </table:table-cell>
          <table:table-cell office:value-type="float" office:value="0.713411" calcext:value-type="float">
            <text:p>0.713411</text:p>
          </table:table-cell>
        </table:table-row>
        <table:table-row table:style-name="ro1">
          <table:table-cell/>
          <table:table-cell office:value-type="float" office:value="0.408041" calcext:value-type="float">
            <text:p>0.408041</text:p>
          </table:table-cell>
          <table:table-cell office:value-type="float" office:value="0.739801" calcext:value-type="float">
            <text:p>0.739801</text:p>
          </table:table-cell>
        </table:table-row>
        <table:table-row table:style-name="ro1">
          <table:table-cell/>
          <table:table-cell office:value-type="float" office:value="0.408004" calcext:value-type="float">
            <text:p>0.408004</text:p>
          </table:table-cell>
          <table:table-cell office:value-type="float" office:value="0.765762" calcext:value-type="float">
            <text:p>0.765762</text:p>
          </table:table-cell>
        </table:table-row>
        <table:table-row table:style-name="ro1">
          <table:table-cell/>
          <table:table-cell office:value-type="float" office:value="0.406636" calcext:value-type="float">
            <text:p>0.406636</text:p>
          </table:table-cell>
          <table:table-cell office:value-type="float" office:value="0.784404" calcext:value-type="float">
            <text:p>0.784404</text:p>
          </table:table-cell>
        </table:table-row>
        <table:table-row table:style-name="ro1">
          <table:table-cell/>
          <table:table-cell office:value-type="float" office:value="0.406351" calcext:value-type="float">
            <text:p>0.406351</text:p>
          </table:table-cell>
          <table:table-cell office:value-type="float" office:value="0.785904" calcext:value-type="float">
            <text:p>0.785904</text:p>
          </table:table-cell>
        </table:table-row>
        <table:table-row table:style-name="ro1">
          <table:table-cell/>
          <table:table-cell office:value-type="float" office:value="0.405689" calcext:value-type="float">
            <text:p>0.405689</text:p>
          </table:table-cell>
          <table:table-cell office:value-type="float" office:value="0.77022" calcext:value-type="float">
            <text:p>0.77022</text:p>
          </table:table-cell>
        </table:table-row>
        <table:table-row table:style-name="ro1">
          <table:table-cell/>
          <table:table-cell office:value-type="float" office:value="0.405839" calcext:value-type="float">
            <text:p>0.405839</text:p>
          </table:table-cell>
          <table:table-cell office:value-type="float" office:value="0.748192" calcext:value-type="float">
            <text:p>0.748192</text:p>
          </table:table-cell>
        </table:table-row>
        <table:table-row table:style-name="ro1">
          <table:table-cell/>
          <table:table-cell office:value-type="float" office:value="0.404947" calcext:value-type="float">
            <text:p>0.404947</text:p>
          </table:table-cell>
          <table:table-cell office:value-type="float" office:value="0.725389" calcext:value-type="float">
            <text:p>0.725389</text:p>
          </table:table-cell>
        </table:table-row>
        <table:table-row table:style-name="ro1">
          <table:table-cell/>
          <table:table-cell office:value-type="float" office:value="0.40453" calcext:value-type="float">
            <text:p>0.40453</text:p>
          </table:table-cell>
          <table:table-cell office:value-type="float" office:value="0.709667" calcext:value-type="float">
            <text:p>0.709667</text:p>
          </table:table-cell>
        </table:table-row>
        <table:table-row table:style-name="ro1">
          <table:table-cell/>
          <table:table-cell office:value-type="float" office:value="0.404281" calcext:value-type="float">
            <text:p>0.404281</text:p>
          </table:table-cell>
          <table:table-cell office:value-type="float" office:value="0.698346" calcext:value-type="float">
            <text:p>0.698346</text:p>
          </table:table-cell>
        </table:table-row>
        <table:table-row table:style-name="ro1">
          <table:table-cell/>
          <table:table-cell office:value-type="float" office:value="0.403679" calcext:value-type="float">
            <text:p>0.403679</text:p>
          </table:table-cell>
          <table:table-cell office:value-type="float" office:value="0.693803" calcext:value-type="float">
            <text:p>0.6938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03387" calcext:value-type="float">
            <text:p>0.403387</text:p>
          </table:table-cell>
          <table:table-cell office:value-type="float" office:value="0.694833" calcext:value-type="float">
            <text:p>0.694833</text:p>
          </table:table-cell>
        </table:table-row>
        <table:table-row table:style-name="ro1">
          <table:table-cell/>
          <table:table-cell office:value-type="float" office:value="0.403366" calcext:value-type="float">
            <text:p>0.403366</text:p>
          </table:table-cell>
          <table:table-cell office:value-type="float" office:value="0.70264" calcext:value-type="float">
            <text:p>0.70264</text:p>
          </table:table-cell>
        </table:table-row>
        <table:table-row table:style-name="ro1">
          <table:table-cell/>
          <table:table-cell office:value-type="float" office:value="0.403457" calcext:value-type="float">
            <text:p>0.403457</text:p>
          </table:table-cell>
          <table:table-cell office:value-type="float" office:value="0.718117" calcext:value-type="float">
            <text:p>0.718117</text:p>
          </table:table-cell>
        </table:table-row>
        <table:table-row table:style-name="ro1">
          <table:table-cell/>
          <table:table-cell office:value-type="float" office:value="0.403328" calcext:value-type="float">
            <text:p>0.403328</text:p>
          </table:table-cell>
          <table:table-cell office:value-type="float" office:value="0.739377" calcext:value-type="float">
            <text:p>0.739377</text:p>
          </table:table-cell>
        </table:table-row>
        <table:table-row table:style-name="ro1">
          <table:table-cell/>
          <table:table-cell office:value-type="float" office:value="0.402835" calcext:value-type="float">
            <text:p>0.402835</text:p>
          </table:table-cell>
          <table:table-cell office:value-type="float" office:value="0.76474" calcext:value-type="float">
            <text:p>0.76474</text:p>
          </table:table-cell>
        </table:table-row>
        <table:table-row table:style-name="ro1">
          <table:table-cell/>
          <table:table-cell office:value-type="float" office:value="0.402268" calcext:value-type="float">
            <text:p>0.402268</text:p>
          </table:table-cell>
          <table:table-cell office:value-type="float" office:value="0.785577" calcext:value-type="float">
            <text:p>0.785577</text:p>
          </table:table-cell>
        </table:table-row>
        <table:table-row table:style-name="ro1">
          <table:table-cell/>
          <table:table-cell office:value-type="float" office:value="0.402003" calcext:value-type="float">
            <text:p>0.402003</text:p>
          </table:table-cell>
          <table:table-cell office:value-type="float" office:value="0.791043" calcext:value-type="float">
            <text:p>0.791043</text:p>
          </table:table-cell>
        </table:table-row>
        <table:table-row table:style-name="ro1">
          <table:table-cell/>
          <table:table-cell office:value-type="float" office:value="0.403372" calcext:value-type="float">
            <text:p>0.403372</text:p>
          </table:table-cell>
          <table:table-cell office:value-type="float" office:value="0.777201" calcext:value-type="float">
            <text:p>0.777201</text:p>
          </table:table-cell>
        </table:table-row>
        <table:table-row table:style-name="ro1">
          <table:table-cell/>
          <table:table-cell office:value-type="float" office:value="0.404419" calcext:value-type="float">
            <text:p>0.404419</text:p>
          </table:table-cell>
          <table:table-cell office:value-type="float" office:value="0.74968" calcext:value-type="float">
            <text:p>0.74968</text:p>
          </table:table-cell>
        </table:table-row>
        <table:table-row table:style-name="ro1">
          <table:table-cell/>
          <table:table-cell office:value-type="float" office:value="0.405557" calcext:value-type="float">
            <text:p>0.405557</text:p>
          </table:table-cell>
          <table:table-cell office:value-type="float" office:value="0.723267" calcext:value-type="float">
            <text:p>0.723267</text:p>
          </table:table-cell>
        </table:table-row>
        <table:table-row table:style-name="ro1">
          <table:table-cell/>
          <table:table-cell office:value-type="float" office:value="0.405918" calcext:value-type="float">
            <text:p>0.405918</text:p>
          </table:table-cell>
          <table:table-cell office:value-type="float" office:value="0.702141" calcext:value-type="float">
            <text:p>0.702141</text:p>
          </table:table-cell>
        </table:table-row>
        <table:table-row table:style-name="ro1">
          <table:table-cell/>
          <table:table-cell office:value-type="float" office:value="0.405898" calcext:value-type="float">
            <text:p>0.405898</text:p>
          </table:table-cell>
          <table:table-cell office:value-type="float" office:value="0.687342" calcext:value-type="float">
            <text:p>0.687342</text:p>
          </table:table-cell>
        </table:table-row>
        <table:table-row table:style-name="ro1">
          <table:table-cell/>
          <table:table-cell office:value-type="float" office:value="0.406091" calcext:value-type="float">
            <text:p>0.406091</text:p>
          </table:table-cell>
          <table:table-cell office:value-type="float" office:value="0.678942" calcext:value-type="float">
            <text:p>0.67894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07205" calcext:value-type="float">
            <text:p>0.407205</text:p>
          </table:table-cell>
          <table:table-cell office:value-type="float" office:value="0.677278" calcext:value-type="float">
            <text:p>0.677278</text:p>
          </table:table-cell>
        </table:table-row>
        <table:table-row table:style-name="ro1">
          <table:table-cell/>
          <table:table-cell office:value-type="float" office:value="0.407662" calcext:value-type="float">
            <text:p>0.407662</text:p>
          </table:table-cell>
          <table:table-cell office:value-type="float" office:value="0.681255" calcext:value-type="float">
            <text:p>0.681255</text:p>
          </table:table-cell>
        </table:table-row>
        <table:table-row table:style-name="ro1">
          <table:table-cell/>
          <table:table-cell office:value-type="float" office:value="0.40864" calcext:value-type="float">
            <text:p>0.40864</text:p>
          </table:table-cell>
          <table:table-cell office:value-type="float" office:value="0.692556" calcext:value-type="float">
            <text:p>0.692556</text:p>
          </table:table-cell>
        </table:table-row>
        <table:table-row table:style-name="ro1">
          <table:table-cell/>
          <table:table-cell office:value-type="float" office:value="0.409479" calcext:value-type="float">
            <text:p>0.409479</text:p>
          </table:table-cell>
          <table:table-cell office:value-type="float" office:value="0.711208" calcext:value-type="float">
            <text:p>0.711208</text:p>
          </table:table-cell>
        </table:table-row>
        <table:table-row table:style-name="ro1">
          <table:table-cell/>
          <table:table-cell office:value-type="float" office:value="0.410682" calcext:value-type="float">
            <text:p>0.410682</text:p>
          </table:table-cell>
          <table:table-cell office:value-type="float" office:value="0.737249" calcext:value-type="float">
            <text:p>0.737249</text:p>
          </table:table-cell>
        </table:table-row>
        <table:table-row table:style-name="ro1">
          <table:table-cell/>
          <table:table-cell office:value-type="float" office:value="0.411065" calcext:value-type="float">
            <text:p>0.411065</text:p>
          </table:table-cell>
          <table:table-cell office:value-type="float" office:value="0.767731" calcext:value-type="float">
            <text:p>0.767731</text:p>
          </table:table-cell>
        </table:table-row>
        <table:table-row table:style-name="ro1">
          <table:table-cell/>
          <table:table-cell office:value-type="float" office:value="0.411564" calcext:value-type="float">
            <text:p>0.411564</text:p>
          </table:table-cell>
          <table:table-cell office:value-type="float" office:value="0.792468" calcext:value-type="float">
            <text:p>0.792468</text:p>
          </table:table-cell>
        </table:table-row>
        <table:table-row table:style-name="ro1">
          <table:table-cell/>
          <table:table-cell office:value-type="float" office:value="0.411892" calcext:value-type="float">
            <text:p>0.411892</text:p>
          </table:table-cell>
          <table:table-cell office:value-type="float" office:value="0.803806" calcext:value-type="float">
            <text:p>0.803806</text:p>
          </table:table-cell>
        </table:table-row>
        <table:table-row table:style-name="ro1">
          <table:table-cell/>
          <table:table-cell office:value-type="float" office:value="0.412498" calcext:value-type="float">
            <text:p>0.412498</text:p>
          </table:table-cell>
          <table:table-cell office:value-type="float" office:value="0.794697" calcext:value-type="float">
            <text:p>0.794697</text:p>
          </table:table-cell>
        </table:table-row>
        <table:table-row table:style-name="ro1">
          <table:table-cell/>
          <table:table-cell office:value-type="float" office:value="0.413514" calcext:value-type="float">
            <text:p>0.413514</text:p>
          </table:table-cell>
          <table:table-cell office:value-type="float" office:value="0.770029" calcext:value-type="float">
            <text:p>0.770029</text:p>
          </table:table-cell>
        </table:table-row>
        <table:table-row table:style-name="ro1">
          <table:table-cell/>
          <table:table-cell office:value-type="float" office:value="0.413826" calcext:value-type="float">
            <text:p>0.413826</text:p>
          </table:table-cell>
          <table:table-cell office:value-type="float" office:value="0.739877" calcext:value-type="float">
            <text:p>0.739877</text:p>
          </table:table-cell>
        </table:table-row>
        <table:table-row table:style-name="ro1">
          <table:table-cell/>
          <table:table-cell office:value-type="float" office:value="0.413655" calcext:value-type="float">
            <text:p>0.413655</text:p>
          </table:table-cell>
          <table:table-cell office:value-type="float" office:value="0.713466" calcext:value-type="float">
            <text:p>0.713466</text:p>
          </table:table-cell>
        </table:table-row>
        <table:table-row table:style-name="ro1">
          <table:table-cell/>
          <table:table-cell office:value-type="float" office:value="0.413184" calcext:value-type="float">
            <text:p>0.413184</text:p>
          </table:table-cell>
          <table:table-cell office:value-type="float" office:value="0.694036" calcext:value-type="float">
            <text:p>0.694036</text:p>
          </table:table-cell>
        </table:table-row>
        <table:table-row table:style-name="ro1">
          <table:table-cell/>
          <table:table-cell office:value-type="float" office:value="0.413495" calcext:value-type="float">
            <text:p>0.413495</text:p>
          </table:table-cell>
          <table:table-cell office:value-type="float" office:value="0.681011" calcext:value-type="float">
            <text:p>0.681011</text:p>
          </table:table-cell>
        </table:table-row>
        <table:table-row table:style-name="ro1">
          <table:table-cell/>
          <table:table-cell office:value-type="float" office:value="0.412968" calcext:value-type="float">
            <text:p>0.412968</text:p>
          </table:table-cell>
          <table:table-cell office:value-type="float" office:value="0.674353" calcext:value-type="float">
            <text:p>0.6743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413365" calcext:value-type="float">
            <text:p>0.413365</text:p>
          </table:table-cell>
          <table:table-cell office:value-type="float" office:value="0.674537" calcext:value-type="float">
            <text:p>0.674537</text:p>
          </table:table-cell>
        </table:table-row>
        <table:table-row table:style-name="ro1">
          <table:table-cell/>
          <table:table-cell office:value-type="float" office:value="0.413083" calcext:value-type="float">
            <text:p>0.413083</text:p>
          </table:table-cell>
          <table:table-cell office:value-type="float" office:value="0.680994" calcext:value-type="float">
            <text:p>0.680994</text:p>
          </table:table-cell>
        </table:table-row>
        <table:table-row table:style-name="ro1">
          <table:table-cell/>
          <table:table-cell office:value-type="float" office:value="0.413399" calcext:value-type="float">
            <text:p>0.413399</text:p>
          </table:table-cell>
          <table:table-cell office:value-type="float" office:value="0.69348" calcext:value-type="float">
            <text:p>0.69348</text:p>
          </table:table-cell>
        </table:table-row>
        <table:table-row table:style-name="ro1">
          <table:table-cell/>
          <table:table-cell office:value-type="float" office:value="0.414266" calcext:value-type="float">
            <text:p>0.414266</text:p>
          </table:table-cell>
          <table:table-cell office:value-type="float" office:value="0.71517" calcext:value-type="float">
            <text:p>0.71517</text:p>
          </table:table-cell>
        </table:table-row>
        <table:table-row table:style-name="ro1">
          <table:table-cell/>
          <table:table-cell office:value-type="float" office:value="0.414913" calcext:value-type="float">
            <text:p>0.414913</text:p>
          </table:table-cell>
          <table:table-cell office:value-type="float" office:value="0.741288" calcext:value-type="float">
            <text:p>0.741288</text:p>
          </table:table-cell>
        </table:table-row>
        <table:table-row table:style-name="ro1">
          <table:table-cell/>
          <table:table-cell office:value-type="float" office:value="0.414301" calcext:value-type="float">
            <text:p>0.414301</text:p>
          </table:table-cell>
          <table:table-cell office:value-type="float" office:value="0.765359" calcext:value-type="float">
            <text:p>0.765359</text:p>
          </table:table-cell>
        </table:table-row>
        <table:table-row table:style-name="ro1">
          <table:table-cell/>
          <table:table-cell office:value-type="float" office:value="0.413748" calcext:value-type="float">
            <text:p>0.413748</text:p>
          </table:table-cell>
          <table:table-cell office:value-type="float" office:value="0.778171" calcext:value-type="float">
            <text:p>0.778171</text:p>
          </table:table-cell>
        </table:table-row>
        <table:table-row table:style-name="ro1">
          <table:table-cell/>
          <table:table-cell office:value-type="float" office:value="0.413277" calcext:value-type="float">
            <text:p>0.413277</text:p>
          </table:table-cell>
          <table:table-cell office:value-type="float" office:value="0.775643" calcext:value-type="float">
            <text:p>0.775643</text:p>
          </table:table-cell>
        </table:table-row>
        <table:table-row table:style-name="ro1">
          <table:table-cell/>
          <table:table-cell office:value-type="float" office:value="0.411415" calcext:value-type="float">
            <text:p>0.411415</text:p>
          </table:table-cell>
          <table:table-cell office:value-type="float" office:value="0.758368" calcext:value-type="float">
            <text:p>0.758368</text:p>
          </table:table-cell>
        </table:table-row>
        <table:table-row table:style-name="ro1">
          <table:table-cell/>
          <table:table-cell office:value-type="float" office:value="0.409948" calcext:value-type="float">
            <text:p>0.409948</text:p>
          </table:table-cell>
          <table:table-cell office:value-type="float" office:value="0.735514" calcext:value-type="float">
            <text:p>0.735514</text:p>
          </table:table-cell>
        </table:table-row>
        <table:table-row table:style-name="ro1">
          <table:table-cell/>
          <table:table-cell office:value-type="float" office:value="0.408025" calcext:value-type="float">
            <text:p>0.408025</text:p>
          </table:table-cell>
          <table:table-cell office:value-type="float" office:value="0.715482" calcext:value-type="float">
            <text:p>0.715482</text:p>
          </table:table-cell>
        </table:table-row>
        <table:table-row table:style-name="ro1">
          <table:table-cell/>
          <table:table-cell office:value-type="float" office:value="0.406375" calcext:value-type="float">
            <text:p>0.406375</text:p>
          </table:table-cell>
          <table:table-cell office:value-type="float" office:value="0.699506" calcext:value-type="float">
            <text:p>0.699506</text:p>
          </table:table-cell>
        </table:table-row>
        <table:table-row table:style-name="ro1">
          <table:table-cell/>
          <table:table-cell office:value-type="float" office:value="0.40385" calcext:value-type="float">
            <text:p>0.40385</text:p>
          </table:table-cell>
          <table:table-cell office:value-type="float" office:value="0.689462" calcext:value-type="float">
            <text:p>0.689462</text:p>
          </table:table-cell>
        </table:table-row>
        <table:table-row table:style-name="ro1">
          <table:table-cell/>
          <table:table-cell office:value-type="float" office:value="0.40193" calcext:value-type="float">
            <text:p>0.40193</text:p>
          </table:table-cell>
          <table:table-cell office:value-type="float" office:value="0.684395" calcext:value-type="float">
            <text:p>0.684395</text:p>
          </table:table-cell>
        </table:table-row>
        <table:table-row table:style-name="ro1">
          <table:table-cell/>
          <table:table-cell office:value-type="float" office:value="0.39919" calcext:value-type="float">
            <text:p>0.39919</text:p>
          </table:table-cell>
          <table:table-cell office:value-type="float" office:value="0.687017" calcext:value-type="float">
            <text:p>0.687017</text:p>
          </table:table-cell>
        </table:table-row>
        <table:table-row table:style-name="ro1">
          <table:table-cell/>
          <table:table-cell office:value-type="float" office:value="0.398511" calcext:value-type="float">
            <text:p>0.398511</text:p>
          </table:table-cell>
          <table:table-cell office:value-type="float" office:value="0.695933" calcext:value-type="float">
            <text:p>0.695933</text:p>
          </table:table-cell>
        </table:table-row>
        <table:table-row table:style-name="ro1">
          <table:table-cell/>
          <table:table-cell office:value-type="float" office:value="0.396137" calcext:value-type="float">
            <text:p>0.396137</text:p>
          </table:table-cell>
          <table:table-cell office:value-type="float" office:value="0.711922" calcext:value-type="float">
            <text:p>0.711922</text:p>
          </table:table-cell>
        </table:table-row>
        <table:table-row table:style-name="ro1">
          <table:table-cell/>
          <table:table-cell office:value-type="float" office:value="0.394592" calcext:value-type="float">
            <text:p>0.394592</text:p>
          </table:table-cell>
          <table:table-cell office:value-type="float" office:value="0.734742" calcext:value-type="float">
            <text:p>0.734742</text:p>
          </table:table-cell>
        </table:table-row>
        <table:table-row table:style-name="ro1">
          <table:table-cell/>
          <table:table-cell office:value-type="float" office:value="0.392134" calcext:value-type="float">
            <text:p>0.392134</text:p>
          </table:table-cell>
          <table:table-cell office:value-type="float" office:value="0.760142" calcext:value-type="float">
            <text:p>0.760142</text:p>
          </table:table-cell>
        </table:table-row>
        <table:table-row table:style-name="ro1">
          <table:table-cell/>
          <table:table-cell office:value-type="float" office:value="0.390839" calcext:value-type="float">
            <text:p>0.390839</text:p>
          </table:table-cell>
          <table:table-cell office:value-type="float" office:value="0.782026" calcext:value-type="float">
            <text:p>0.782026</text:p>
          </table:table-cell>
        </table:table-row>
        <table:table-row table:style-name="ro1">
          <table:table-cell/>
          <table:table-cell office:value-type="float" office:value="0.38867" calcext:value-type="float">
            <text:p>0.38867</text:p>
          </table:table-cell>
          <table:table-cell office:value-type="float" office:value="0.791694" calcext:value-type="float">
            <text:p>0.791694</text:p>
          </table:table-cell>
        </table:table-row>
        <table:table-row table:style-name="ro1">
          <table:table-cell/>
          <table:table-cell office:value-type="float" office:value="0.388286" calcext:value-type="float">
            <text:p>0.388286</text:p>
          </table:table-cell>
          <table:table-cell office:value-type="float" office:value="0.783479" calcext:value-type="float">
            <text:p>0.783479</text:p>
          </table:table-cell>
        </table:table-row>
        <table:table-row table:style-name="ro1">
          <table:table-cell/>
          <table:table-cell office:value-type="float" office:value="0.388136" calcext:value-type="float">
            <text:p>0.388136</text:p>
          </table:table-cell>
          <table:table-cell office:value-type="float" office:value="0.763391" calcext:value-type="float">
            <text:p>0.763391</text:p>
          </table:table-cell>
        </table:table-row>
        <table:table-row table:style-name="ro1">
          <table:table-cell/>
          <table:table-cell office:value-type="float" office:value="0.387869" calcext:value-type="float">
            <text:p>0.387869</text:p>
          </table:table-cell>
          <table:table-cell office:value-type="float" office:value="0.739771" calcext:value-type="float">
            <text:p>0.739771</text:p>
          </table:table-cell>
        </table:table-row>
        <table:table-row table:style-name="ro1">
          <table:table-cell/>
          <table:table-cell office:value-type="float" office:value="0.388085" calcext:value-type="float">
            <text:p>0.388085</text:p>
          </table:table-cell>
          <table:table-cell office:value-type="float" office:value="0.720778" calcext:value-type="float">
            <text:p>0.720778</text:p>
          </table:table-cell>
        </table:table-row>
        <table:table-row table:style-name="ro1">
          <table:table-cell/>
          <table:table-cell office:value-type="float" office:value="0.387529" calcext:value-type="float">
            <text:p>0.387529</text:p>
          </table:table-cell>
          <table:table-cell office:value-type="float" office:value="0.706413" calcext:value-type="float">
            <text:p>0.706413</text:p>
          </table:table-cell>
        </table:table-row>
        <table:table-row table:style-name="ro1">
          <table:table-cell/>
          <table:table-cell office:value-type="float" office:value="0.386425" calcext:value-type="float">
            <text:p>0.386425</text:p>
          </table:table-cell>
          <table:table-cell office:value-type="float" office:value="0.698933" calcext:value-type="float">
            <text:p>0.698933</text:p>
          </table:table-cell>
        </table:table-row>
        <table:table-row table:style-name="ro1">
          <table:table-cell/>
          <table:table-cell office:value-type="float" office:value="0.386969" calcext:value-type="float">
            <text:p>0.386969</text:p>
          </table:table-cell>
          <table:table-cell office:value-type="float" office:value="0.696436" calcext:value-type="float">
            <text:p>0.696436</text:p>
          </table:table-cell>
        </table:table-row>
        <table:table-row table:style-name="ro1">
          <table:table-cell/>
          <table:table-cell office:value-type="float" office:value="0.385947" calcext:value-type="float">
            <text:p>0.385947</text:p>
          </table:table-cell>
          <table:table-cell office:value-type="float" office:value="0.70079" calcext:value-type="float">
            <text:p>0.70079</text:p>
          </table:table-cell>
        </table:table-row>
        <table:table-row table:style-name="ro1">
          <table:table-cell/>
          <table:table-cell office:value-type="float" office:value="0.386999" calcext:value-type="float">
            <text:p>0.386999</text:p>
          </table:table-cell>
          <table:table-cell office:value-type="float" office:value="0.712719" calcext:value-type="float">
            <text:p>0.712719</text:p>
          </table:table-cell>
        </table:table-row>
        <table:table-row table:style-name="ro1">
          <table:table-cell/>
          <table:table-cell office:value-type="float" office:value="0.386749" calcext:value-type="float">
            <text:p>0.386749</text:p>
          </table:table-cell>
          <table:table-cell office:value-type="float" office:value="0.731004" calcext:value-type="float">
            <text:p>0.731004</text:p>
          </table:table-cell>
        </table:table-row>
        <table:table-row table:style-name="ro1">
          <table:table-cell/>
          <table:table-cell office:value-type="float" office:value="0.387012" calcext:value-type="float">
            <text:p>0.387012</text:p>
          </table:table-cell>
          <table:table-cell office:value-type="float" office:value="0.756562" calcext:value-type="float">
            <text:p>0.756562</text:p>
          </table:table-cell>
        </table:table-row>
        <table:table-row table:style-name="ro1">
          <table:table-cell/>
          <table:table-cell office:value-type="float" office:value="0.387464" calcext:value-type="float">
            <text:p>0.387464</text:p>
          </table:table-cell>
          <table:table-cell office:value-type="float" office:value="0.78363" calcext:value-type="float">
            <text:p>0.78363</text:p>
          </table:table-cell>
        </table:table-row>
        <table:table-row table:style-name="ro1">
          <table:table-cell/>
          <table:table-cell office:value-type="float" office:value="0.386565" calcext:value-type="float">
            <text:p>0.386565</text:p>
          </table:table-cell>
          <table:table-cell office:value-type="float" office:value="0.80543" calcext:value-type="float">
            <text:p>0.80543</text:p>
          </table:table-cell>
        </table:table-row>
        <table:table-row table:style-name="ro1">
          <table:table-cell/>
          <table:table-cell office:value-type="float" office:value="0.387319" calcext:value-type="float">
            <text:p>0.387319</text:p>
          </table:table-cell>
          <table:table-cell office:value-type="float" office:value="0.812866" calcext:value-type="float">
            <text:p>0.812866</text:p>
          </table:table-cell>
        </table:table-row>
        <table:table-row table:style-name="ro1">
          <table:table-cell/>
          <table:table-cell office:value-type="float" office:value="0.390242" calcext:value-type="float">
            <text:p>0.390242</text:p>
          </table:table-cell>
          <table:table-cell office:value-type="float" office:value="0.798678" calcext:value-type="float">
            <text:p>0.798678</text:p>
          </table:table-cell>
        </table:table-row>
        <table:table-row table:style-name="ro1">
          <table:table-cell/>
          <table:table-cell office:value-type="float" office:value="0.392872" calcext:value-type="float">
            <text:p>0.392872</text:p>
          </table:table-cell>
          <table:table-cell office:value-type="float" office:value="0.770158" calcext:value-type="float">
            <text:p>0.770158</text:p>
          </table:table-cell>
        </table:table-row>
        <table:table-row table:style-name="ro1">
          <table:table-cell/>
          <table:table-cell office:value-type="float" office:value="0.395214" calcext:value-type="float">
            <text:p>0.395214</text:p>
          </table:table-cell>
          <table:table-cell office:value-type="float" office:value="0.740232" calcext:value-type="float">
            <text:p>0.740232</text:p>
          </table:table-cell>
        </table:table-row>
        <table:table-row table:style-name="ro1">
          <table:table-cell/>
          <table:table-cell office:value-type="float" office:value="0.396758" calcext:value-type="float">
            <text:p>0.396758</text:p>
          </table:table-cell>
          <table:table-cell office:value-type="float" office:value="0.716333" calcext:value-type="float">
            <text:p>0.716333</text:p>
          </table:table-cell>
        </table:table-row>
        <table:table-row table:style-name="ro1">
          <table:table-cell/>
          <table:table-cell office:value-type="float" office:value="0.398548" calcext:value-type="float">
            <text:p>0.398548</text:p>
          </table:table-cell>
          <table:table-cell office:value-type="float" office:value="0.697407" calcext:value-type="float">
            <text:p>0.697407</text:p>
          </table:table-cell>
        </table:table-row>
        <table:table-row table:style-name="ro1">
          <table:table-cell/>
          <table:table-cell office:value-type="float" office:value="0.400056" calcext:value-type="float">
            <text:p>0.400056</text:p>
          </table:table-cell>
          <table:table-cell office:value-type="float" office:value="0.685554" calcext:value-type="float">
            <text:p>0.685554</text:p>
          </table:table-cell>
        </table:table-row>
        <table:table-row table:style-name="ro1">
          <table:table-cell/>
          <table:table-cell office:value-type="float" office:value="0.4024" calcext:value-type="float">
            <text:p>0.4024</text:p>
          </table:table-cell>
          <table:table-cell office:value-type="float" office:value="0.67884" calcext:value-type="float">
            <text:p>0.67884</text:p>
          </table:table-cell>
        </table:table-row>
        <table:table-row table:style-name="ro1">
          <table:table-cell/>
          <table:table-cell office:value-type="float" office:value="0.404268" calcext:value-type="float">
            <text:p>0.404268</text:p>
          </table:table-cell>
          <table:table-cell office:value-type="float" office:value="0.678948" calcext:value-type="float">
            <text:p>0.678948</text:p>
          </table:table-cell>
        </table:table-row>
        <table:table-row table:style-name="ro1">
          <table:table-cell/>
          <table:table-cell office:value-type="float" office:value="0.406443" calcext:value-type="float">
            <text:p>0.406443</text:p>
          </table:table-cell>
          <table:table-cell office:value-type="float" office:value="0.686381" calcext:value-type="float">
            <text:p>0.686381</text:p>
          </table:table-cell>
        </table:table-row>
        <table:table-row table:style-name="ro1">
          <table:table-cell/>
          <table:table-cell office:value-type="float" office:value="0.408531" calcext:value-type="float">
            <text:p>0.408531</text:p>
          </table:table-cell>
          <table:table-cell office:value-type="float" office:value="0.700818" calcext:value-type="float">
            <text:p>0.700818</text:p>
          </table:table-cell>
        </table:table-row>
        <table:table-row table:style-name="ro1">
          <table:table-cell/>
          <table:table-cell office:value-type="float" office:value="0.411333" calcext:value-type="float">
            <text:p>0.411333</text:p>
          </table:table-cell>
          <table:table-cell office:value-type="float" office:value="0.721867" calcext:value-type="float">
            <text:p>0.721867</text:p>
          </table:table-cell>
        </table:table-row>
        <table:table-row table:style-name="ro1">
          <table:table-cell/>
          <table:table-cell office:value-type="float" office:value="0.411841" calcext:value-type="float">
            <text:p>0.411841</text:p>
          </table:table-cell>
          <table:table-cell office:value-type="float" office:value="0.745284" calcext:value-type="float">
            <text:p>0.745284</text:p>
          </table:table-cell>
        </table:table-row>
        <table:table-row table:style-name="ro1">
          <table:table-cell/>
          <table:table-cell office:value-type="float" office:value="0.412925" calcext:value-type="float">
            <text:p>0.412925</text:p>
          </table:table-cell>
          <table:table-cell office:value-type="float" office:value="0.761677" calcext:value-type="float">
            <text:p>0.761677</text:p>
          </table:table-cell>
        </table:table-row>
        <table:table-row table:style-name="ro1">
          <table:table-cell/>
          <table:table-cell office:value-type="float" office:value="0.412922" calcext:value-type="float">
            <text:p>0.412922</text:p>
          </table:table-cell>
          <table:table-cell office:value-type="float" office:value="0.764785" calcext:value-type="float">
            <text:p>0.764785</text:p>
          </table:table-cell>
        </table:table-row>
        <table:table-row table:style-name="ro1">
          <table:table-cell/>
          <table:table-cell office:value-type="float" office:value="0.411621" calcext:value-type="float">
            <text:p>0.411621</text:p>
          </table:table-cell>
          <table:table-cell office:value-type="float" office:value="0.752851" calcext:value-type="float">
            <text:p>0.752851</text:p>
          </table:table-cell>
        </table:table-row>
        <table:table-row table:style-name="ro1">
          <table:table-cell/>
          <table:table-cell office:value-type="float" office:value="0.410637" calcext:value-type="float">
            <text:p>0.410637</text:p>
          </table:table-cell>
          <table:table-cell office:value-type="float" office:value="0.734612" calcext:value-type="float">
            <text:p>0.734612</text:p>
          </table:table-cell>
        </table:table-row>
        <table:table-row table:style-name="ro1">
          <table:table-cell/>
          <table:table-cell office:value-type="float" office:value="0.408718" calcext:value-type="float">
            <text:p>0.408718</text:p>
          </table:table-cell>
          <table:table-cell office:value-type="float" office:value="0.718316" calcext:value-type="float">
            <text:p>0.718316</text:p>
          </table:table-cell>
        </table:table-row>
        <table:table-row table:style-name="ro1">
          <table:table-cell/>
          <table:table-cell office:value-type="float" office:value="0.407291" calcext:value-type="float">
            <text:p>0.407291</text:p>
          </table:table-cell>
          <table:table-cell office:value-type="float" office:value="0.705724" calcext:value-type="float">
            <text:p>0.705724</text:p>
          </table:table-cell>
        </table:table-row>
        <table:table-row table:style-name="ro1">
          <table:table-cell/>
          <table:table-cell office:value-type="float" office:value="0.405528" calcext:value-type="float">
            <text:p>0.405528</text:p>
          </table:table-cell>
          <table:table-cell office:value-type="float" office:value="0.697707" calcext:value-type="float">
            <text:p>0.697707</text:p>
          </table:table-cell>
        </table:table-row>
        <table:table-row table:style-name="ro1">
          <table:table-cell/>
          <table:table-cell office:value-type="float" office:value="0.402509" calcext:value-type="float">
            <text:p>0.402509</text:p>
          </table:table-cell>
          <table:table-cell office:value-type="float" office:value="0.694596" calcext:value-type="float">
            <text:p>0.694596</text:p>
          </table:table-cell>
        </table:table-row>
        <table:table-row table:style-name="ro1">
          <table:table-cell/>
          <table:table-cell office:value-type="float" office:value="0.400515" calcext:value-type="float">
            <text:p>0.400515</text:p>
          </table:table-cell>
          <table:table-cell office:value-type="float" office:value="0.69837" calcext:value-type="float">
            <text:p>0.69837</text:p>
          </table:table-cell>
        </table:table-row>
        <table:table-row table:style-name="ro1">
          <table:table-cell/>
          <table:table-cell office:value-type="float" office:value="0.399514" calcext:value-type="float">
            <text:p>0.399514</text:p>
          </table:table-cell>
          <table:table-cell office:value-type="float" office:value="0.707328" calcext:value-type="float">
            <text:p>0.707328</text:p>
          </table:table-cell>
        </table:table-row>
        <table:table-row table:style-name="ro1">
          <table:table-cell/>
          <table:table-cell office:value-type="float" office:value="0.397178" calcext:value-type="float">
            <text:p>0.397178</text:p>
          </table:table-cell>
          <table:table-cell office:value-type="float" office:value="0.724279" calcext:value-type="float">
            <text:p>0.724279</text:p>
          </table:table-cell>
        </table:table-row>
        <table:table-row table:style-name="ro1">
          <table:table-cell/>
          <table:table-cell office:value-type="float" office:value="0.394593" calcext:value-type="float">
            <text:p>0.394593</text:p>
          </table:table-cell>
          <table:table-cell office:value-type="float" office:value="0.744413" calcext:value-type="float">
            <text:p>0.744413</text:p>
          </table:table-cell>
        </table:table-row>
        <table:table-row table:style-name="ro1">
          <table:table-cell/>
          <table:table-cell office:value-type="float" office:value="0.391654" calcext:value-type="float">
            <text:p>0.391654</text:p>
          </table:table-cell>
          <table:table-cell office:value-type="float" office:value="0.769994" calcext:value-type="float">
            <text:p>0.769994</text:p>
          </table:table-cell>
        </table:table-row>
        <table:table-row table:style-name="ro1">
          <table:table-cell/>
          <table:table-cell office:value-type="float" office:value="0.389317" calcext:value-type="float">
            <text:p>0.389317</text:p>
          </table:table-cell>
          <table:table-cell office:value-type="float" office:value="0.787836" calcext:value-type="float">
            <text:p>0.787836</text:p>
          </table:table-cell>
        </table:table-row>
        <table:table-row table:style-name="ro1">
          <table:table-cell/>
          <table:table-cell office:value-type="float" office:value="0.384964" calcext:value-type="float">
            <text:p>0.384964</text:p>
          </table:table-cell>
          <table:table-cell office:value-type="float" office:value="0.77877" calcext:value-type="float">
            <text:p>0.77877</text:p>
          </table:table-cell>
        </table:table-row>
        <table:table-row table:style-name="ro1">
          <table:table-cell/>
          <table:table-cell office:value-type="float" office:value="0.382853" calcext:value-type="float">
            <text:p>0.382853</text:p>
          </table:table-cell>
          <table:table-cell office:value-type="float" office:value="0.758686" calcext:value-type="float">
            <text:p>0.758686</text:p>
          </table:table-cell>
        </table:table-row>
        <table:table-row table:style-name="ro1">
          <table:table-cell/>
          <table:table-cell office:value-type="float" office:value="0.380032" calcext:value-type="float">
            <text:p>0.380032</text:p>
          </table:table-cell>
          <table:table-cell office:value-type="float" office:value="0.736845" calcext:value-type="float">
            <text:p>0.736845</text:p>
          </table:table-cell>
        </table:table-row>
        <table:table-row table:style-name="ro1">
          <table:table-cell/>
          <table:table-cell office:value-type="float" office:value="0.377497" calcext:value-type="float">
            <text:p>0.377497</text:p>
          </table:table-cell>
          <table:table-cell office:value-type="float" office:value="0.719086" calcext:value-type="float">
            <text:p>0.719086</text:p>
          </table:table-cell>
        </table:table-row>
        <table:table-row table:style-name="ro1">
          <table:table-cell/>
          <table:table-cell office:value-type="float" office:value="0.37477" calcext:value-type="float">
            <text:p>0.37477</text:p>
          </table:table-cell>
          <table:table-cell office:value-type="float" office:value="0.704636" calcext:value-type="float">
            <text:p>0.704636</text:p>
          </table:table-cell>
        </table:table-row>
        <table:table-row table:style-name="ro1">
          <table:table-cell/>
          <table:table-cell office:value-type="float" office:value="0.371381" calcext:value-type="float">
            <text:p>0.371381</text:p>
          </table:table-cell>
          <table:table-cell office:value-type="float" office:value="0.696863" calcext:value-type="float">
            <text:p>0.696863</text:p>
          </table:table-cell>
        </table:table-row>
        <table:table-row table:style-name="ro1">
          <table:table-cell/>
          <table:table-cell office:value-type="float" office:value="0.368152" calcext:value-type="float">
            <text:p>0.368152</text:p>
          </table:table-cell>
          <table:table-cell office:value-type="float" office:value="0.694158" calcext:value-type="float">
            <text:p>0.694158</text:p>
          </table:table-cell>
        </table:table-row>
        <table:table-row table:style-name="ro1">
          <table:table-cell/>
          <table:table-cell office:value-type="float" office:value="0.365188" calcext:value-type="float">
            <text:p>0.365188</text:p>
          </table:table-cell>
          <table:table-cell office:value-type="float" office:value="0.700456" calcext:value-type="float">
            <text:p>0.700456</text:p>
          </table:table-cell>
        </table:table-row>
        <table:table-row table:style-name="ro1">
          <table:table-cell/>
          <table:table-cell office:value-type="float" office:value="0.362625" calcext:value-type="float">
            <text:p>0.362625</text:p>
          </table:table-cell>
          <table:table-cell office:value-type="float" office:value="0.711522" calcext:value-type="float">
            <text:p>0.711522</text:p>
          </table:table-cell>
        </table:table-row>
        <table:table-row table:style-name="ro1">
          <table:table-cell/>
          <table:table-cell office:value-type="float" office:value="0.359669" calcext:value-type="float">
            <text:p>0.359669</text:p>
          </table:table-cell>
          <table:table-cell office:value-type="float" office:value="0.730086" calcext:value-type="float">
            <text:p>0.730086</text:p>
          </table:table-cell>
        </table:table-row>
        <table:table-row table:style-name="ro1">
          <table:table-cell/>
          <table:table-cell office:value-type="float" office:value="0.358205" calcext:value-type="float">
            <text:p>0.358205</text:p>
          </table:table-cell>
          <table:table-cell office:value-type="float" office:value="0.757737" calcext:value-type="float">
            <text:p>0.757737</text:p>
          </table:table-cell>
        </table:table-row>
        <table:table-row table:style-name="ro1">
          <table:table-cell/>
          <table:table-cell office:value-type="float" office:value="0.353981" calcext:value-type="float">
            <text:p>0.353981</text:p>
          </table:table-cell>
          <table:table-cell office:value-type="float" office:value="0.780688" calcext:value-type="float">
            <text:p>0.780688</text:p>
          </table:table-cell>
        </table:table-row>
        <table:table-row table:style-name="ro1">
          <table:table-cell/>
          <table:table-cell office:value-type="float" office:value="0.353506" calcext:value-type="float">
            <text:p>0.353506</text:p>
          </table:table-cell>
          <table:table-cell office:value-type="float" office:value="0.794932" calcext:value-type="float">
            <text:p>0.794932</text:p>
          </table:table-cell>
        </table:table-row>
        <table:table-row table:style-name="ro1">
          <table:table-cell/>
          <table:table-cell office:value-type="float" office:value="0.352009" calcext:value-type="float">
            <text:p>0.352009</text:p>
          </table:table-cell>
          <table:table-cell office:value-type="float" office:value="0.795211" calcext:value-type="float">
            <text:p>0.795211</text:p>
          </table:table-cell>
        </table:table-row>
        <table:table-row table:style-name="ro1">
          <table:table-cell/>
          <table:table-cell office:value-type="float" office:value="0.352417" calcext:value-type="float">
            <text:p>0.352417</text:p>
          </table:table-cell>
          <table:table-cell office:value-type="float" office:value="0.781432" calcext:value-type="float">
            <text:p>0.781432</text:p>
          </table:table-cell>
        </table:table-row>
        <table:table-row table:style-name="ro1">
          <table:table-cell/>
          <table:table-cell office:value-type="float" office:value="0.354627" calcext:value-type="float">
            <text:p>0.354627</text:p>
          </table:table-cell>
          <table:table-cell office:value-type="float" office:value="0.759832" calcext:value-type="float">
            <text:p>0.759832</text:p>
          </table:table-cell>
        </table:table-row>
        <table:table-row table:style-name="ro1">
          <table:table-cell/>
          <table:table-cell office:value-type="float" office:value="0.3534" calcext:value-type="float">
            <text:p>0.3534</text:p>
          </table:table-cell>
          <table:table-cell office:value-type="float" office:value="0.736925" calcext:value-type="float">
            <text:p>0.736925</text:p>
          </table:table-cell>
        </table:table-row>
        <table:table-row table:style-name="ro1">
          <table:table-cell/>
          <table:table-cell office:value-type="float" office:value="0.354805" calcext:value-type="float">
            <text:p>0.354805</text:p>
          </table:table-cell>
          <table:table-cell office:value-type="float" office:value="0.718775" calcext:value-type="float">
            <text:p>0.718775</text:p>
          </table:table-cell>
        </table:table-row>
        <table:table-row table:style-name="ro1">
          <table:table-cell/>
          <table:table-cell office:value-type="float" office:value="0.356765" calcext:value-type="float">
            <text:p>0.356765</text:p>
          </table:table-cell>
          <table:table-cell office:value-type="float" office:value="0.705323" calcext:value-type="float">
            <text:p>0.705323</text:p>
          </table:table-cell>
        </table:table-row>
        <table:table-row table:style-name="ro1">
          <table:table-cell/>
          <table:table-cell office:value-type="float" office:value="0.355917" calcext:value-type="float">
            <text:p>0.355917</text:p>
          </table:table-cell>
          <table:table-cell office:value-type="float" office:value="0.697844" calcext:value-type="float">
            <text:p>0.697844</text:p>
          </table:table-cell>
        </table:table-row>
        <table:table-row table:style-name="ro1">
          <table:table-cell/>
          <table:table-cell office:value-type="float" office:value="0.357647" calcext:value-type="float">
            <text:p>0.357647</text:p>
          </table:table-cell>
          <table:table-cell office:value-type="float" office:value="0.696275" calcext:value-type="float">
            <text:p>0.696275</text:p>
          </table:table-cell>
        </table:table-row>
        <table:table-row table:style-name="ro1">
          <table:table-cell/>
          <table:table-cell office:value-type="float" office:value="0.359332" calcext:value-type="float">
            <text:p>0.359332</text:p>
          </table:table-cell>
          <table:table-cell office:value-type="float" office:value="0.703186" calcext:value-type="float">
            <text:p>0.703186</text:p>
          </table:table-cell>
        </table:table-row>
        <table:table-row table:style-name="ro1">
          <table:table-cell/>
          <table:table-cell office:value-type="float" office:value="0.359454" calcext:value-type="float">
            <text:p>0.359454</text:p>
          </table:table-cell>
          <table:table-cell office:value-type="float" office:value="0.715996" calcext:value-type="float">
            <text:p>0.715996</text:p>
          </table:table-cell>
        </table:table-row>
        <table:table-row table:style-name="ro1">
          <table:table-cell/>
          <table:table-cell office:value-type="float" office:value="0.361584" calcext:value-type="float">
            <text:p>0.361584</text:p>
          </table:table-cell>
          <table:table-cell office:value-type="float" office:value="0.73736" calcext:value-type="float">
            <text:p>0.73736</text:p>
          </table:table-cell>
        </table:table-row>
        <table:table-row table:style-name="ro1">
          <table:table-cell/>
          <table:table-cell office:value-type="float" office:value="0.362653" calcext:value-type="float">
            <text:p>0.362653</text:p>
          </table:table-cell>
          <table:table-cell office:value-type="float" office:value="0.760161" calcext:value-type="float">
            <text:p>0.760161</text:p>
          </table:table-cell>
        </table:table-row>
        <table:table-row table:style-name="ro1">
          <table:table-cell/>
          <table:table-cell office:value-type="float" office:value="0.363277" calcext:value-type="float">
            <text:p>0.363277</text:p>
          </table:table-cell>
          <table:table-cell office:value-type="float" office:value="0.776435" calcext:value-type="float">
            <text:p>0.776435</text:p>
          </table:table-cell>
        </table:table-row>
        <table:table-row table:style-name="ro1">
          <table:table-cell/>
          <table:table-cell office:value-type="float" office:value="0.36465" calcext:value-type="float">
            <text:p>0.36465</text:p>
          </table:table-cell>
          <table:table-cell office:value-type="float" office:value="0.776742" calcext:value-type="float">
            <text:p>0.776742</text:p>
          </table:table-cell>
        </table:table-row>
        <table:table-row table:style-name="ro1">
          <table:table-cell/>
          <table:table-cell office:value-type="float" office:value="0.367182" calcext:value-type="float">
            <text:p>0.367182</text:p>
          </table:table-cell>
          <table:table-cell office:value-type="float" office:value="0.763386" calcext:value-type="float">
            <text:p>0.763386</text:p>
          </table:table-cell>
        </table:table-row>
        <table:table-row table:style-name="ro1">
          <table:table-cell/>
          <table:table-cell office:value-type="float" office:value="0.368295" calcext:value-type="float">
            <text:p>0.368295</text:p>
          </table:table-cell>
          <table:table-cell office:value-type="float" office:value="0.743721" calcext:value-type="float">
            <text:p>0.743721</text:p>
          </table:table-cell>
        </table:table-row>
        <table:table-row table:style-name="ro1">
          <table:table-cell/>
          <table:table-cell office:value-type="float" office:value="0.3701" calcext:value-type="float">
            <text:p>0.3701</text:p>
          </table:table-cell>
          <table:table-cell office:value-type="float" office:value="0.723302" calcext:value-type="float">
            <text:p>0.723302</text:p>
          </table:table-cell>
        </table:table-row>
        <table:table-row table:style-name="ro1">
          <table:table-cell/>
          <table:table-cell office:value-type="float" office:value="0.372447" calcext:value-type="float">
            <text:p>0.372447</text:p>
          </table:table-cell>
          <table:table-cell office:value-type="float" office:value="0.707354" calcext:value-type="float">
            <text:p>0.707354</text:p>
          </table:table-cell>
        </table:table-row>
        <table:table-row table:style-name="ro1">
          <table:table-cell/>
          <table:table-cell office:value-type="float" office:value="0.373661" calcext:value-type="float">
            <text:p>0.373661</text:p>
          </table:table-cell>
          <table:table-cell office:value-type="float" office:value="0.694257" calcext:value-type="float">
            <text:p>0.694257</text:p>
          </table:table-cell>
        </table:table-row>
        <table:table-row table:style-name="ro1">
          <table:table-cell/>
          <table:table-cell office:value-type="float" office:value="0.375899" calcext:value-type="float">
            <text:p>0.375899</text:p>
          </table:table-cell>
          <table:table-cell office:value-type="float" office:value="0.688355" calcext:value-type="float">
            <text:p>0.688355</text:p>
          </table:table-cell>
        </table:table-row>
        <table:table-row table:style-name="ro1">
          <table:table-cell/>
          <table:table-cell office:value-type="float" office:value="0.376568" calcext:value-type="float">
            <text:p>0.376568</text:p>
          </table:table-cell>
          <table:table-cell office:value-type="float" office:value="0.689328" calcext:value-type="float">
            <text:p>0.689328</text:p>
          </table:table-cell>
        </table:table-row>
        <table:table-row table:style-name="ro1">
          <table:table-cell/>
          <table:table-cell office:value-type="float" office:value="0.377921" calcext:value-type="float">
            <text:p>0.377921</text:p>
          </table:table-cell>
          <table:table-cell office:value-type="float" office:value="0.696467" calcext:value-type="float">
            <text:p>0.696467</text:p>
          </table:table-cell>
        </table:table-row>
        <table:table-row table:style-name="ro1">
          <table:table-cell/>
          <table:table-cell office:value-type="float" office:value="0.37969" calcext:value-type="float">
            <text:p>0.37969</text:p>
          </table:table-cell>
          <table:table-cell office:value-type="float" office:value="0.710913" calcext:value-type="float">
            <text:p>0.710913</text:p>
          </table:table-cell>
        </table:table-row>
        <table:table-row table:style-name="ro1">
          <table:table-cell/>
          <table:table-cell office:value-type="float" office:value="0.382689" calcext:value-type="float">
            <text:p>0.382689</text:p>
          </table:table-cell>
          <table:table-cell office:value-type="float" office:value="0.731937" calcext:value-type="float">
            <text:p>0.731937</text:p>
          </table:table-cell>
        </table:table-row>
        <table:table-row table:style-name="ro1">
          <table:table-cell/>
          <table:table-cell office:value-type="float" office:value="0.385538" calcext:value-type="float">
            <text:p>0.385538</text:p>
          </table:table-cell>
          <table:table-cell office:value-type="float" office:value="0.760501" calcext:value-type="float">
            <text:p>0.760501</text:p>
          </table:table-cell>
        </table:table-row>
        <table:table-row table:style-name="ro1">
          <table:table-cell/>
          <table:table-cell office:value-type="float" office:value="0.385002" calcext:value-type="float">
            <text:p>0.385002</text:p>
          </table:table-cell>
          <table:table-cell office:value-type="float" office:value="0.783657" calcext:value-type="float">
            <text:p>0.783657</text:p>
          </table:table-cell>
        </table:table-row>
        <table:table-row table:style-name="ro1">
          <table:table-cell/>
          <table:table-cell office:value-type="float" office:value="0.384739" calcext:value-type="float">
            <text:p>0.384739</text:p>
          </table:table-cell>
          <table:table-cell office:value-type="float" office:value="0.794688" calcext:value-type="float">
            <text:p>0.794688</text:p>
          </table:table-cell>
        </table:table-row>
        <table:table-row table:style-name="ro1">
          <table:table-cell/>
          <table:table-cell office:value-type="float" office:value="0.385643" calcext:value-type="float">
            <text:p>0.385643</text:p>
          </table:table-cell>
          <table:table-cell office:value-type="float" office:value="0.787039" calcext:value-type="float">
            <text:p>0.787039</text:p>
          </table:table-cell>
        </table:table-row>
        <table:table-row table:style-name="ro1">
          <table:table-cell/>
          <table:table-cell office:value-type="float" office:value="0.386651" calcext:value-type="float">
            <text:p>0.386651</text:p>
          </table:table-cell>
          <table:table-cell office:value-type="float" office:value="0.769475" calcext:value-type="float">
            <text:p>0.769475</text:p>
          </table:table-cell>
        </table:table-row>
        <table:table-row table:style-name="ro1">
          <table:table-cell/>
          <table:table-cell office:value-type="float" office:value="0.387269" calcext:value-type="float">
            <text:p>0.387269</text:p>
          </table:table-cell>
          <table:table-cell office:value-type="float" office:value="0.75085" calcext:value-type="float">
            <text:p>0.75085</text:p>
          </table:table-cell>
        </table:table-row>
        <table:table-row table:style-name="ro1">
          <table:table-cell/>
          <table:table-cell office:value-type="float" office:value="0.38779" calcext:value-type="float">
            <text:p>0.38779</text:p>
          </table:table-cell>
          <table:table-cell office:value-type="float" office:value="0.735756" calcext:value-type="float">
            <text:p>0.735756</text:p>
          </table:table-cell>
        </table:table-row>
        <table:table-row table:style-name="ro1">
          <table:table-cell/>
          <table:table-cell office:value-type="float" office:value="0.386294" calcext:value-type="float">
            <text:p>0.386294</text:p>
          </table:table-cell>
          <table:table-cell office:value-type="float" office:value="0.72773" calcext:value-type="float">
            <text:p>0.72773</text:p>
          </table:table-cell>
        </table:table-row>
        <table:table-row table:style-name="ro1">
          <table:table-cell/>
          <table:table-cell office:value-type="float" office:value="0.387066" calcext:value-type="float">
            <text:p>0.387066</text:p>
          </table:table-cell>
          <table:table-cell office:value-type="float" office:value="0.724314" calcext:value-type="float">
            <text:p>0.724314</text:p>
          </table:table-cell>
        </table:table-row>
        <table:table-row table:style-name="ro1">
          <table:table-cell/>
          <table:table-cell office:value-type="float" office:value="0.387174" calcext:value-type="float">
            <text:p>0.387174</text:p>
          </table:table-cell>
          <table:table-cell office:value-type="float" office:value="0.726352" calcext:value-type="float">
            <text:p>0.726352</text:p>
          </table:table-cell>
        </table:table-row>
        <table:table-row table:style-name="ro1">
          <table:table-cell/>
          <table:table-cell office:value-type="float" office:value="0.387558" calcext:value-type="float">
            <text:p>0.387558</text:p>
          </table:table-cell>
          <table:table-cell office:value-type="float" office:value="0.732747" calcext:value-type="float">
            <text:p>0.732747</text:p>
          </table:table-cell>
        </table:table-row>
        <table:table-row table:style-name="ro1">
          <table:table-cell/>
          <table:table-cell office:value-type="float" office:value="0.388225" calcext:value-type="float">
            <text:p>0.388225</text:p>
          </table:table-cell>
          <table:table-cell office:value-type="float" office:value="0.746236" calcext:value-type="float">
            <text:p>0.746236</text:p>
          </table:table-cell>
        </table:table-row>
        <table:table-row table:style-name="ro1">
          <table:table-cell/>
          <table:table-cell office:value-type="float" office:value="0.387666" calcext:value-type="float">
            <text:p>0.387666</text:p>
          </table:table-cell>
          <table:table-cell office:value-type="float" office:value="0.764392" calcext:value-type="float">
            <text:p>0.764392</text:p>
          </table:table-cell>
        </table:table-row>
        <table:table-row table:style-name="ro1">
          <table:table-cell/>
          <table:table-cell office:value-type="float" office:value="0.387569" calcext:value-type="float">
            <text:p>0.387569</text:p>
          </table:table-cell>
          <table:table-cell office:value-type="float" office:value="0.790263" calcext:value-type="float">
            <text:p>0.790263</text:p>
          </table:table-cell>
        </table:table-row>
        <table:table-row table:style-name="ro1">
          <table:table-cell/>
          <table:table-cell office:value-type="float" office:value="0.386103" calcext:value-type="float">
            <text:p>0.386103</text:p>
          </table:table-cell>
          <table:table-cell office:value-type="float" office:value="0.811274" calcext:value-type="float">
            <text:p>0.811274</text:p>
          </table:table-cell>
        </table:table-row>
        <table:table-row table:style-name="ro1">
          <table:table-cell/>
          <table:table-cell office:value-type="float" office:value="0.38635" calcext:value-type="float">
            <text:p>0.38635</text:p>
          </table:table-cell>
          <table:table-cell office:value-type="float" office:value="0.817344" calcext:value-type="float">
            <text:p>0.817344</text:p>
          </table:table-cell>
        </table:table-row>
        <table:table-row table:style-name="ro1">
          <table:table-cell/>
          <table:table-cell office:value-type="float" office:value="0.387009" calcext:value-type="float">
            <text:p>0.387009</text:p>
          </table:table-cell>
          <table:table-cell office:value-type="float" office:value="0.805082" calcext:value-type="float">
            <text:p>0.805082</text:p>
          </table:table-cell>
        </table:table-row>
        <table:table-row table:style-name="ro1">
          <table:table-cell/>
          <table:table-cell office:value-type="float" office:value="0.387721" calcext:value-type="float">
            <text:p>0.387721</text:p>
          </table:table-cell>
          <table:table-cell office:value-type="float" office:value="0.779755" calcext:value-type="float">
            <text:p>0.779755</text:p>
          </table:table-cell>
        </table:table-row>
        <table:table-row table:style-name="ro1">
          <table:table-cell/>
          <table:table-cell office:value-type="float" office:value="0.387529" calcext:value-type="float">
            <text:p>0.387529</text:p>
          </table:table-cell>
          <table:table-cell office:value-type="float" office:value="0.751592" calcext:value-type="float">
            <text:p>0.751592</text:p>
          </table:table-cell>
        </table:table-row>
        <table:table-row table:style-name="ro1">
          <table:table-cell/>
          <table:table-cell office:value-type="float" office:value="0.385907" calcext:value-type="float">
            <text:p>0.385907</text:p>
          </table:table-cell>
          <table:table-cell office:value-type="float" office:value="0.728146" calcext:value-type="float">
            <text:p>0.728146</text:p>
          </table:table-cell>
        </table:table-row>
        <table:table-row table:style-name="ro1">
          <table:table-cell/>
          <table:table-cell office:value-type="float" office:value="0.385773" calcext:value-type="float">
            <text:p>0.385773</text:p>
          </table:table-cell>
          <table:table-cell office:value-type="float" office:value="0.710068" calcext:value-type="float">
            <text:p>0.710068</text:p>
          </table:table-cell>
        </table:table-row>
        <table:table-row table:style-name="ro1">
          <table:table-cell/>
          <table:table-cell office:value-type="float" office:value="0.38579" calcext:value-type="float">
            <text:p>0.38579</text:p>
          </table:table-cell>
          <table:table-cell office:value-type="float" office:value="0.699737" calcext:value-type="float">
            <text:p>0.6997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4449" calcext:value-type="float">
            <text:p>0.384449</text:p>
          </table:table-cell>
          <table:table-cell office:value-type="float" office:value="0.694298" calcext:value-type="float">
            <text:p>0.694298</text:p>
          </table:table-cell>
        </table:table-row>
        <table:table-row table:style-name="ro1">
          <table:table-cell/>
          <table:table-cell office:value-type="float" office:value="0.38392" calcext:value-type="float">
            <text:p>0.38392</text:p>
          </table:table-cell>
          <table:table-cell office:value-type="float" office:value="0.696152" calcext:value-type="float">
            <text:p>0.696152</text:p>
          </table:table-cell>
        </table:table-row>
        <table:table-row table:style-name="ro1">
          <table:table-cell/>
          <table:table-cell office:value-type="float" office:value="0.385287" calcext:value-type="float">
            <text:p>0.385287</text:p>
          </table:table-cell>
          <table:table-cell office:value-type="float" office:value="0.703538" calcext:value-type="float">
            <text:p>0.703538</text:p>
          </table:table-cell>
        </table:table-row>
        <table:table-row table:style-name="ro1">
          <table:table-cell/>
          <table:table-cell office:value-type="float" office:value="0.386362" calcext:value-type="float">
            <text:p>0.386362</text:p>
          </table:table-cell>
          <table:table-cell office:value-type="float" office:value="0.718241" calcext:value-type="float">
            <text:p>0.718241</text:p>
          </table:table-cell>
        </table:table-row>
        <table:table-row table:style-name="ro1">
          <table:table-cell/>
          <table:table-cell office:value-type="float" office:value="0.385798" calcext:value-type="float">
            <text:p>0.385798</text:p>
          </table:table-cell>
          <table:table-cell office:value-type="float" office:value="0.740565" calcext:value-type="float">
            <text:p>0.740565</text:p>
          </table:table-cell>
        </table:table-row>
        <table:table-row table:style-name="ro1">
          <table:table-cell/>
          <table:table-cell office:value-type="float" office:value="0.385376" calcext:value-type="float">
            <text:p>0.385376</text:p>
          </table:table-cell>
          <table:table-cell office:value-type="float" office:value="0.76803" calcext:value-type="float">
            <text:p>0.76803</text:p>
          </table:table-cell>
        </table:table-row>
        <table:table-row table:style-name="ro1">
          <table:table-cell/>
          <table:table-cell office:value-type="float" office:value="0.385229" calcext:value-type="float">
            <text:p>0.385229</text:p>
          </table:table-cell>
          <table:table-cell office:value-type="float" office:value="0.795441" calcext:value-type="float">
            <text:p>0.795441</text:p>
          </table:table-cell>
        </table:table-row>
        <table:table-row table:style-name="ro1">
          <table:table-cell/>
          <table:table-cell office:value-type="float" office:value="0.38401" calcext:value-type="float">
            <text:p>0.38401</text:p>
          </table:table-cell>
          <table:table-cell office:value-type="float" office:value="0.81142" calcext:value-type="float">
            <text:p>0.81142</text:p>
          </table:table-cell>
        </table:table-row>
        <table:table-row table:style-name="ro1">
          <table:table-cell/>
          <table:table-cell office:value-type="float" office:value="0.384286" calcext:value-type="float">
            <text:p>0.384286</text:p>
          </table:table-cell>
          <table:table-cell office:value-type="float" office:value="0.810379" calcext:value-type="float">
            <text:p>0.810379</text:p>
          </table:table-cell>
        </table:table-row>
        <table:table-row table:style-name="ro1">
          <table:table-cell/>
          <table:table-cell office:value-type="float" office:value="0.384032" calcext:value-type="float">
            <text:p>0.384032</text:p>
          </table:table-cell>
          <table:table-cell office:value-type="float" office:value="0.79327" calcext:value-type="float">
            <text:p>0.79327</text:p>
          </table:table-cell>
        </table:table-row>
        <table:table-row table:style-name="ro1">
          <table:table-cell/>
          <table:table-cell office:value-type="float" office:value="0.384489" calcext:value-type="float">
            <text:p>0.384489</text:p>
          </table:table-cell>
          <table:table-cell office:value-type="float" office:value="0.76734" calcext:value-type="float">
            <text:p>0.76734</text:p>
          </table:table-cell>
        </table:table-row>
        <table:table-row table:style-name="ro1">
          <table:table-cell/>
          <table:table-cell office:value-type="float" office:value="0.38488" calcext:value-type="float">
            <text:p>0.38488</text:p>
          </table:table-cell>
          <table:table-cell office:value-type="float" office:value="0.744775" calcext:value-type="float">
            <text:p>0.744775</text:p>
          </table:table-cell>
        </table:table-row>
        <table:table-row table:style-name="ro1">
          <table:table-cell/>
          <table:table-cell office:value-type="float" office:value="0.38345" calcext:value-type="float">
            <text:p>0.38345</text:p>
          </table:table-cell>
          <table:table-cell office:value-type="float" office:value="0.728682" calcext:value-type="float">
            <text:p>0.728682</text:p>
          </table:table-cell>
        </table:table-row>
        <table:table-row table:style-name="ro1">
          <table:table-cell/>
          <table:table-cell office:value-type="float" office:value="0.383317" calcext:value-type="float">
            <text:p>0.383317</text:p>
          </table:table-cell>
          <table:table-cell office:value-type="float" office:value="0.716932" calcext:value-type="float">
            <text:p>0.716932</text:p>
          </table:table-cell>
        </table:table-row>
        <table:table-row table:style-name="ro1">
          <table:table-cell/>
          <table:table-cell office:value-type="float" office:value="0.383148" calcext:value-type="float">
            <text:p>0.383148</text:p>
          </table:table-cell>
          <table:table-cell office:value-type="float" office:value="0.710473" calcext:value-type="float">
            <text:p>0.7104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3882" calcext:value-type="float">
            <text:p>0.383882</text:p>
          </table:table-cell>
          <table:table-cell office:value-type="float" office:value="0.711466" calcext:value-type="float">
            <text:p>0.711466</text:p>
          </table:table-cell>
        </table:table-row>
        <table:table-row table:style-name="ro1">
          <table:table-cell/>
          <table:table-cell office:value-type="float" office:value="0.382829" calcext:value-type="float">
            <text:p>0.382829</text:p>
          </table:table-cell>
          <table:table-cell office:value-type="float" office:value="0.718468" calcext:value-type="float">
            <text:p>0.718468</text:p>
          </table:table-cell>
        </table:table-row>
        <table:table-row table:style-name="ro1">
          <table:table-cell/>
          <table:table-cell office:value-type="float" office:value="0.383696" calcext:value-type="float">
            <text:p>0.383696</text:p>
          </table:table-cell>
          <table:table-cell office:value-type="float" office:value="0.73185" calcext:value-type="float">
            <text:p>0.73185</text:p>
          </table:table-cell>
        </table:table-row>
        <table:table-row table:style-name="ro1">
          <table:table-cell/>
          <table:table-cell office:value-type="float" office:value="0.384266" calcext:value-type="float">
            <text:p>0.384266</text:p>
          </table:table-cell>
          <table:table-cell office:value-type="float" office:value="0.751457" calcext:value-type="float">
            <text:p>0.751457</text:p>
          </table:table-cell>
        </table:table-row>
        <table:table-row table:style-name="ro1">
          <table:table-cell/>
          <table:table-cell office:value-type="float" office:value="0.384342" calcext:value-type="float">
            <text:p>0.384342</text:p>
          </table:table-cell>
          <table:table-cell office:value-type="float" office:value="0.772875" calcext:value-type="float">
            <text:p>0.772875</text:p>
          </table:table-cell>
        </table:table-row>
        <table:table-row table:style-name="ro1">
          <table:table-cell/>
          <table:table-cell office:value-type="float" office:value="0.384026" calcext:value-type="float">
            <text:p>0.384026</text:p>
          </table:table-cell>
          <table:table-cell office:value-type="float" office:value="0.788289" calcext:value-type="float">
            <text:p>0.788289</text:p>
          </table:table-cell>
        </table:table-row>
        <table:table-row table:style-name="ro1">
          <table:table-cell/>
          <table:table-cell office:value-type="float" office:value="0.38338" calcext:value-type="float">
            <text:p>0.38338</text:p>
          </table:table-cell>
          <table:table-cell office:value-type="float" office:value="0.791064" calcext:value-type="float">
            <text:p>0.791064</text:p>
          </table:table-cell>
        </table:table-row>
        <table:table-row table:style-name="ro1">
          <table:table-cell/>
          <table:table-cell office:value-type="float" office:value="0.384441" calcext:value-type="float">
            <text:p>0.384441</text:p>
          </table:table-cell>
          <table:table-cell office:value-type="float" office:value="0.778342" calcext:value-type="float">
            <text:p>0.778342</text:p>
          </table:table-cell>
        </table:table-row>
        <table:table-row table:style-name="ro1">
          <table:table-cell/>
          <table:table-cell office:value-type="float" office:value="0.386407" calcext:value-type="float">
            <text:p>0.386407</text:p>
          </table:table-cell>
          <table:table-cell office:value-type="float" office:value="0.756658" calcext:value-type="float">
            <text:p>0.756658</text:p>
          </table:table-cell>
        </table:table-row>
        <table:table-row table:style-name="ro1">
          <table:table-cell/>
          <table:table-cell office:value-type="float" office:value="0.387975" calcext:value-type="float">
            <text:p>0.387975</text:p>
          </table:table-cell>
          <table:table-cell office:value-type="float" office:value="0.735423" calcext:value-type="float">
            <text:p>0.735423</text:p>
          </table:table-cell>
        </table:table-row>
        <table:table-row table:style-name="ro1">
          <table:table-cell/>
          <table:table-cell office:value-type="float" office:value="0.388043" calcext:value-type="float">
            <text:p>0.388043</text:p>
          </table:table-cell>
          <table:table-cell office:value-type="float" office:value="0.719142" calcext:value-type="float">
            <text:p>0.719142</text:p>
          </table:table-cell>
        </table:table-row>
        <table:table-row table:style-name="ro1">
          <table:table-cell/>
          <table:table-cell office:value-type="float" office:value="0.38908" calcext:value-type="float">
            <text:p>0.38908</text:p>
          </table:table-cell>
          <table:table-cell office:value-type="float" office:value="0.706759" calcext:value-type="float">
            <text:p>0.706759</text:p>
          </table:table-cell>
        </table:table-row>
        <table:table-row table:style-name="ro1">
          <table:table-cell/>
          <table:table-cell office:value-type="float" office:value="0.389621" calcext:value-type="float">
            <text:p>0.389621</text:p>
          </table:table-cell>
          <table:table-cell office:value-type="float" office:value="0.699852" calcext:value-type="float">
            <text:p>0.6998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390484" calcext:value-type="float">
            <text:p>0.390484</text:p>
          </table:table-cell>
          <table:table-cell office:value-type="float" office:value="0.699498" calcext:value-type="float">
            <text:p>0.699498</text:p>
          </table:table-cell>
        </table:table-row>
        <table:table-row table:style-name="ro1">
          <table:table-cell/>
          <table:table-cell office:value-type="float" office:value="0.391583" calcext:value-type="float">
            <text:p>0.391583</text:p>
          </table:table-cell>
          <table:table-cell office:value-type="float" office:value="0.704939" calcext:value-type="float">
            <text:p>0.704939</text:p>
          </table:table-cell>
        </table:table-row>
        <table:table-row table:style-name="ro1">
          <table:table-cell/>
          <table:table-cell office:value-type="float" office:value="0.392433" calcext:value-type="float">
            <text:p>0.392433</text:p>
          </table:table-cell>
          <table:table-cell office:value-type="float" office:value="0.713499" calcext:value-type="float">
            <text:p>0.713499</text:p>
          </table:table-cell>
        </table:table-row>
        <table:table-row table:style-name="ro1">
          <table:table-cell/>
          <table:table-cell office:value-type="float" office:value="0.393575" calcext:value-type="float">
            <text:p>0.393575</text:p>
          </table:table-cell>
          <table:table-cell office:value-type="float" office:value="0.726075" calcext:value-type="float">
            <text:p>0.726075</text:p>
          </table:table-cell>
        </table:table-row>
        <table:table-row table:style-name="ro1">
          <table:table-cell/>
          <table:table-cell office:value-type="float" office:value="0.394906" calcext:value-type="float">
            <text:p>0.394906</text:p>
          </table:table-cell>
          <table:table-cell office:value-type="float" office:value="0.74512" calcext:value-type="float">
            <text:p>0.74512</text:p>
          </table:table-cell>
        </table:table-row>
        <table:table-row table:style-name="ro1">
          <table:table-cell/>
          <table:table-cell office:value-type="float" office:value="0.394441" calcext:value-type="float">
            <text:p>0.394441</text:p>
          </table:table-cell>
          <table:table-cell office:value-type="float" office:value="0.762668" calcext:value-type="float">
            <text:p>0.762668</text:p>
          </table:table-cell>
        </table:table-row>
        <table:table-row table:style-name="ro1">
          <table:table-cell/>
          <table:table-cell office:value-type="float" office:value="0.39576" calcext:value-type="float">
            <text:p>0.39576</text:p>
          </table:table-cell>
          <table:table-cell office:value-type="float" office:value="0.776381" calcext:value-type="float">
            <text:p>0.776381</text:p>
          </table:table-cell>
        </table:table-row>
        <table:table-row table:style-name="ro1">
          <table:table-cell/>
          <table:table-cell office:value-type="float" office:value="0.395272" calcext:value-type="float">
            <text:p>0.395272</text:p>
          </table:table-cell>
          <table:table-cell office:value-type="float" office:value="0.778907" calcext:value-type="float">
            <text:p>0.778907</text:p>
          </table:table-cell>
        </table:table-row>
        <table:table-row table:style-name="ro1">
          <table:table-cell/>
          <table:table-cell office:value-type="float" office:value="0.397057" calcext:value-type="float">
            <text:p>0.397057</text:p>
          </table:table-cell>
          <table:table-cell office:value-type="float" office:value="0.772134" calcext:value-type="float">
            <text:p>0.772134</text:p>
          </table:table-cell>
        </table:table-row>
        <table:table-row table:style-name="ro1">
          <table:table-cell/>
          <table:table-cell office:value-type="float" office:value="0.397455" calcext:value-type="float">
            <text:p>0.397455</text:p>
          </table:table-cell>
          <table:table-cell office:value-type="float" office:value="0.75947" calcext:value-type="float">
            <text:p>0.75947</text:p>
          </table:table-cell>
        </table:table-row>
        <table:table-row table:style-name="ro1">
          <table:table-cell/>
          <table:table-cell office:value-type="float" office:value="0.399564" calcext:value-type="float">
            <text:p>0.399564</text:p>
          </table:table-cell>
          <table:table-cell office:value-type="float" office:value="0.746831" calcext:value-type="float">
            <text:p>0.746831</text:p>
          </table:table-cell>
        </table:table-row>
        <table:table-row table:style-name="ro1">
          <table:table-cell/>
          <table:table-cell office:value-type="float" office:value="0.399322" calcext:value-type="float">
            <text:p>0.399322</text:p>
          </table:table-cell>
          <table:table-cell office:value-type="float" office:value="0.734639" calcext:value-type="float">
            <text:p>0.734639</text:p>
          </table:table-cell>
        </table:table-row>
        <table:table-row table:style-name="ro1">
          <table:table-cell/>
          <table:table-cell office:value-type="float" office:value="0.400332" calcext:value-type="float">
            <text:p>0.400332</text:p>
          </table:table-cell>
          <table:table-cell office:value-type="float" office:value="0.727404" calcext:value-type="float">
            <text:p>0.727404</text:p>
          </table:table-cell>
        </table:table-row>
        <table:table-row table:style-name="ro1">
          <table:table-cell/>
          <table:table-cell office:value-type="float" office:value="0.400798" calcext:value-type="float">
            <text:p>0.400798</text:p>
          </table:table-cell>
          <table:table-cell office:value-type="float" office:value="0.72442" calcext:value-type="float">
            <text:p>0.72442</text:p>
          </table:table-cell>
        </table:table-row>
        <table:table-row table:style-name="ro1">
          <table:table-cell/>
          <table:table-cell office:value-type="float" office:value="0.402237" calcext:value-type="float">
            <text:p>0.402237</text:p>
          </table:table-cell>
          <table:table-cell office:value-type="float" office:value="0.727574" calcext:value-type="float">
            <text:p>0.727574</text:p>
          </table:table-cell>
        </table:table-row>
        <table:table-row table:style-name="ro1">
          <table:table-cell/>
          <table:table-cell office:value-type="float" office:value="0.402987" calcext:value-type="float">
            <text:p>0.402987</text:p>
          </table:table-cell>
          <table:table-cell office:value-type="float" office:value="0.738887" calcext:value-type="float">
            <text:p>0.738887</text:p>
          </table:table-cell>
        </table:table-row>
        <table:table-row table:style-name="ro1">
          <table:table-cell/>
          <table:table-cell office:value-type="float" office:value="0.40453" calcext:value-type="float">
            <text:p>0.40453</text:p>
          </table:table-cell>
          <table:table-cell office:value-type="float" office:value="0.756236" calcext:value-type="float">
            <text:p>0.756236</text:p>
          </table:table-cell>
        </table:table-row>
        <table:table-row table:style-name="ro1">
          <table:table-cell/>
          <table:table-cell office:value-type="float" office:value="0.405853" calcext:value-type="float">
            <text:p>0.405853</text:p>
          </table:table-cell>
          <table:table-cell office:value-type="float" office:value="0.790907" calcext:value-type="float">
            <text:p>0.790907</text:p>
          </table:table-cell>
        </table:table-row>
        <table:table-row table:style-name="ro1">
          <table:table-cell/>
          <table:table-cell office:value-type="float" office:value="0.405853" calcext:value-type="float">
            <text:p>0.405853</text:p>
          </table:table-cell>
          <table:table-cell office:value-type="float" office:value="0.790907" calcext:value-type="float">
            <text:p>0.790907</text:p>
          </table:table-cell>
        </table:table-row>
        <table:table-row table:style-name="ro1">
          <table:table-cell/>
          <table:table-cell office:value-type="float" office:value="0.405724" calcext:value-type="float">
            <text:p>0.405724</text:p>
          </table:table-cell>
          <table:table-cell office:value-type="float" office:value="0.791375" calcext:value-type="float">
            <text:p>0.791375</text:p>
          </table:table-cell>
        </table:table-row>
        <table:table-row table:style-name="ro1">
          <table:table-cell/>
          <table:table-cell office:value-type="float" office:value="0.406935" calcext:value-type="float">
            <text:p>0.406935</text:p>
          </table:table-cell>
          <table:table-cell office:value-type="float" office:value="0.756207" calcext:value-type="float">
            <text:p>0.756207</text:p>
          </table:table-cell>
        </table:table-row>
        <table:table-row table:style-name="ro1">
          <table:table-cell/>
          <table:table-cell office:value-type="float" office:value="0.406935" calcext:value-type="float">
            <text:p>0.406935</text:p>
          </table:table-cell>
          <table:table-cell office:value-type="float" office:value="0.756207" calcext:value-type="float">
            <text:p>0.756207</text:p>
          </table:table-cell>
        </table:table-row>
        <table:table-row table:style-name="ro1">
          <table:table-cell/>
          <table:table-cell office:value-type="float" office:value="0.406765" calcext:value-type="float">
            <text:p>0.406765</text:p>
          </table:table-cell>
          <table:table-cell office:value-type="float" office:value="0.734498" calcext:value-type="float">
            <text:p>0.734498</text:p>
          </table:table-cell>
        </table:table-row>
        <table:table-row table:style-name="ro1">
          <table:table-cell/>
          <table:table-cell office:value-type="float" office:value="0.407434" calcext:value-type="float">
            <text:p>0.407434</text:p>
          </table:table-cell>
          <table:table-cell office:value-type="float" office:value="0.718129" calcext:value-type="float">
            <text:p>0.718129</text:p>
          </table:table-cell>
        </table:table-row>
        <table:table-row table:style-name="ro1">
          <table:table-cell/>
          <table:table-cell office:value-type="float" office:value="0.407335" calcext:value-type="float">
            <text:p>0.407335</text:p>
          </table:table-cell>
          <table:table-cell office:value-type="float" office:value="0.70797" calcext:value-type="float">
            <text:p>0.70797</text:p>
          </table:table-cell>
        </table:table-row>
        <table:table-row table:style-name="ro1">
          <table:table-cell/>
          <table:table-cell office:value-type="float" office:value="0.407099" calcext:value-type="float">
            <text:p>0.407099</text:p>
          </table:table-cell>
          <table:table-cell office:value-type="float" office:value="0.702408" calcext:value-type="float">
            <text:p>0.7024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7483" calcext:value-type="float">
            <text:p>0.407483</text:p>
          </table:table-cell>
          <table:table-cell office:value-type="float" office:value="0.704573" calcext:value-type="float">
            <text:p>0.704573</text:p>
          </table:table-cell>
        </table:table-row>
        <table:table-row table:style-name="ro1">
          <table:table-cell/>
          <table:table-cell office:value-type="float" office:value="0.407394" calcext:value-type="float">
            <text:p>0.407394</text:p>
          </table:table-cell>
          <table:table-cell office:value-type="float" office:value="0.713757" calcext:value-type="float">
            <text:p>0.713757</text:p>
          </table:table-cell>
        </table:table-row>
        <table:table-row table:style-name="ro1">
          <table:table-cell/>
          <table:table-cell office:value-type="float" office:value="0.407305" calcext:value-type="float">
            <text:p>0.407305</text:p>
          </table:table-cell>
          <table:table-cell office:value-type="float" office:value="0.728356" calcext:value-type="float">
            <text:p>0.728356</text:p>
          </table:table-cell>
        </table:table-row>
        <table:table-row table:style-name="ro1">
          <table:table-cell/>
          <table:table-cell office:value-type="float" office:value="0.407947" calcext:value-type="float">
            <text:p>0.407947</text:p>
          </table:table-cell>
          <table:table-cell office:value-type="float" office:value="0.751586" calcext:value-type="float">
            <text:p>0.751586</text:p>
          </table:table-cell>
        </table:table-row>
        <table:table-row table:style-name="ro1">
          <table:table-cell/>
          <table:table-cell office:value-type="float" office:value="0.407733" calcext:value-type="float">
            <text:p>0.407733</text:p>
          </table:table-cell>
          <table:table-cell office:value-type="float" office:value="0.778897" calcext:value-type="float">
            <text:p>0.778897</text:p>
          </table:table-cell>
        </table:table-row>
        <table:table-row table:style-name="ro1">
          <table:table-cell/>
          <table:table-cell office:value-type="float" office:value="0.406972" calcext:value-type="float">
            <text:p>0.406972</text:p>
          </table:table-cell>
          <table:table-cell office:value-type="float" office:value="0.797847" calcext:value-type="float">
            <text:p>0.797847</text:p>
          </table:table-cell>
        </table:table-row>
        <table:table-row table:style-name="ro1">
          <table:table-cell/>
          <table:table-cell office:value-type="float" office:value="0.406345" calcext:value-type="float">
            <text:p>0.406345</text:p>
          </table:table-cell>
          <table:table-cell office:value-type="float" office:value="0.805211" calcext:value-type="float">
            <text:p>0.805211</text:p>
          </table:table-cell>
        </table:table-row>
        <table:table-row table:style-name="ro1">
          <table:table-cell/>
          <table:table-cell office:value-type="float" office:value="0.405849" calcext:value-type="float">
            <text:p>0.405849</text:p>
          </table:table-cell>
          <table:table-cell office:value-type="float" office:value="0.798083" calcext:value-type="float">
            <text:p>0.798083</text:p>
          </table:table-cell>
        </table:table-row>
        <table:table-row table:style-name="ro1">
          <table:table-cell/>
          <table:table-cell office:value-type="float" office:value="0.405751" calcext:value-type="float">
            <text:p>0.405751</text:p>
          </table:table-cell>
          <table:table-cell office:value-type="float" office:value="0.780155" calcext:value-type="float">
            <text:p>0.780155</text:p>
          </table:table-cell>
        </table:table-row>
        <table:table-row table:style-name="ro1">
          <table:table-cell/>
          <table:table-cell office:value-type="float" office:value="0.404394" calcext:value-type="float">
            <text:p>0.404394</text:p>
          </table:table-cell>
          <table:table-cell office:value-type="float" office:value="0.759056" calcext:value-type="float">
            <text:p>0.759056</text:p>
          </table:table-cell>
        </table:table-row>
        <table:table-row table:style-name="ro1">
          <table:table-cell/>
          <table:table-cell office:value-type="float" office:value="0.403335" calcext:value-type="float">
            <text:p>0.403335</text:p>
          </table:table-cell>
          <table:table-cell office:value-type="float" office:value="0.741444" calcext:value-type="float">
            <text:p>0.741444</text:p>
          </table:table-cell>
        </table:table-row>
        <table:table-row table:style-name="ro1">
          <table:table-cell/>
          <table:table-cell office:value-type="float" office:value="0.403098" calcext:value-type="float">
            <text:p>0.403098</text:p>
          </table:table-cell>
          <table:table-cell office:value-type="float" office:value="0.728133" calcext:value-type="float">
            <text:p>0.728133</text:p>
          </table:table-cell>
        </table:table-row>
        <table:table-row table:style-name="ro1">
          <table:table-cell/>
          <table:table-cell office:value-type="float" office:value="0.399878" calcext:value-type="float">
            <text:p>0.399878</text:p>
          </table:table-cell>
          <table:table-cell office:value-type="float" office:value="0.716708" calcext:value-type="float">
            <text:p>0.716708</text:p>
          </table:table-cell>
        </table:table-row>
        <table:table-row table:style-name="ro1">
          <table:table-cell/>
          <table:table-cell office:value-type="float" office:value="0.399878" calcext:value-type="float">
            <text:p>0.399878</text:p>
          </table:table-cell>
          <table:table-cell office:value-type="float" office:value="0.716708" calcext:value-type="float">
            <text:p>0.71670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8982" calcext:value-type="float">
            <text:p>0.398982</text:p>
          </table:table-cell>
          <table:table-cell office:value-type="float" office:value="0.716232" calcext:value-type="float">
            <text:p>0.716232</text:p>
          </table:table-cell>
        </table:table-row>
        <table:table-row table:style-name="ro1">
          <table:table-cell/>
          <table:table-cell office:value-type="float" office:value="0.398673" calcext:value-type="float">
            <text:p>0.398673</text:p>
          </table:table-cell>
          <table:table-cell office:value-type="float" office:value="0.721592" calcext:value-type="float">
            <text:p>0.721592</text:p>
          </table:table-cell>
        </table:table-row>
        <table:table-row table:style-name="ro1">
          <table:table-cell/>
          <table:table-cell office:value-type="float" office:value="0.39735" calcext:value-type="float">
            <text:p>0.39735</text:p>
          </table:table-cell>
          <table:table-cell office:value-type="float" office:value="0.733339" calcext:value-type="float">
            <text:p>0.733339</text:p>
          </table:table-cell>
        </table:table-row>
        <table:table-row table:style-name="ro1">
          <table:table-cell/>
          <table:table-cell office:value-type="float" office:value="0.396576" calcext:value-type="float">
            <text:p>0.396576</text:p>
          </table:table-cell>
          <table:table-cell office:value-type="float" office:value="0.752756" calcext:value-type="float">
            <text:p>0.752756</text:p>
          </table:table-cell>
        </table:table-row>
        <table:table-row table:style-name="ro1">
          <table:table-cell/>
          <table:table-cell office:value-type="float" office:value="0.395844" calcext:value-type="float">
            <text:p>0.395844</text:p>
          </table:table-cell>
          <table:table-cell office:value-type="float" office:value="0.777285" calcext:value-type="float">
            <text:p>0.777285</text:p>
          </table:table-cell>
        </table:table-row>
        <table:table-row table:style-name="ro1">
          <table:table-cell/>
          <table:table-cell office:value-type="float" office:value="0.394708" calcext:value-type="float">
            <text:p>0.394708</text:p>
          </table:table-cell>
          <table:table-cell office:value-type="float" office:value="0.797309" calcext:value-type="float">
            <text:p>0.797309</text:p>
          </table:table-cell>
        </table:table-row>
        <table:table-row table:style-name="ro1">
          <table:table-cell/>
          <table:table-cell office:value-type="float" office:value="0.393789" calcext:value-type="float">
            <text:p>0.393789</text:p>
          </table:table-cell>
          <table:table-cell office:value-type="float" office:value="0.808188" calcext:value-type="float">
            <text:p>0.808188</text:p>
          </table:table-cell>
        </table:table-row>
        <table:table-row table:style-name="ro1">
          <table:table-cell/>
          <table:table-cell office:value-type="float" office:value="0.392575" calcext:value-type="float">
            <text:p>0.392575</text:p>
          </table:table-cell>
          <table:table-cell office:value-type="float" office:value="0.804641" calcext:value-type="float">
            <text:p>0.804641</text:p>
          </table:table-cell>
        </table:table-row>
        <table:table-row table:style-name="ro1">
          <table:table-cell/>
          <table:table-cell office:value-type="float" office:value="0.393574" calcext:value-type="float">
            <text:p>0.393574</text:p>
          </table:table-cell>
          <table:table-cell office:value-type="float" office:value="0.786564" calcext:value-type="float">
            <text:p>0.786564</text:p>
          </table:table-cell>
        </table:table-row>
        <table:table-row table:style-name="ro1">
          <table:table-cell/>
          <table:table-cell office:value-type="float" office:value="0.393249" calcext:value-type="float">
            <text:p>0.393249</text:p>
          </table:table-cell>
          <table:table-cell office:value-type="float" office:value="0.762497" calcext:value-type="float">
            <text:p>0.762497</text:p>
          </table:table-cell>
        </table:table-row>
        <table:table-row table:style-name="ro1">
          <table:table-cell/>
          <table:table-cell office:value-type="float" office:value="0.39357" calcext:value-type="float">
            <text:p>0.39357</text:p>
          </table:table-cell>
          <table:table-cell office:value-type="float" office:value="0.741427" calcext:value-type="float">
            <text:p>0.741427</text:p>
          </table:table-cell>
        </table:table-row>
        <table:table-row table:style-name="ro1">
          <table:table-cell/>
          <table:table-cell office:value-type="float" office:value="0.39257" calcext:value-type="float">
            <text:p>0.39257</text:p>
          </table:table-cell>
          <table:table-cell office:value-type="float" office:value="0.727077" calcext:value-type="float">
            <text:p>0.727077</text:p>
          </table:table-cell>
        </table:table-row>
        <table:table-row table:style-name="ro1">
          <table:table-cell/>
          <table:table-cell office:value-type="float" office:value="0.392259" calcext:value-type="float">
            <text:p>0.392259</text:p>
          </table:table-cell>
          <table:table-cell office:value-type="float" office:value="0.719311" calcext:value-type="float">
            <text:p>0.719311</text:p>
          </table:table-cell>
        </table:table-row>
        <table:table-row table:style-name="ro1">
          <table:table-cell/>
          <table:table-cell office:value-type="float" office:value="0.392202" calcext:value-type="float">
            <text:p>0.392202</text:p>
          </table:table-cell>
          <table:table-cell office:value-type="float" office:value="0.714603" calcext:value-type="float">
            <text:p>0.71460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9187" calcext:value-type="float">
            <text:p>0.39187</text:p>
          </table:table-cell>
          <table:table-cell office:value-type="float" office:value="0.715675" calcext:value-type="float">
            <text:p>0.715675</text:p>
          </table:table-cell>
        </table:table-row>
        <table:table-row table:style-name="ro1">
          <table:table-cell/>
          <table:table-cell office:value-type="float" office:value="0.392009" calcext:value-type="float">
            <text:p>0.392009</text:p>
          </table:table-cell>
          <table:table-cell office:value-type="float" office:value="0.721983" calcext:value-type="float">
            <text:p>0.721983</text:p>
          </table:table-cell>
        </table:table-row>
        <table:table-row table:style-name="ro1">
          <table:table-cell/>
          <table:table-cell office:value-type="float" office:value="0.393082" calcext:value-type="float">
            <text:p>0.393082</text:p>
          </table:table-cell>
          <table:table-cell office:value-type="float" office:value="0.735402" calcext:value-type="float">
            <text:p>0.735402</text:p>
          </table:table-cell>
        </table:table-row>
        <table:table-row table:style-name="ro1">
          <table:table-cell/>
          <table:table-cell office:value-type="float" office:value="0.392219" calcext:value-type="float">
            <text:p>0.392219</text:p>
          </table:table-cell>
          <table:table-cell office:value-type="float" office:value="0.756332" calcext:value-type="float">
            <text:p>0.756332</text:p>
          </table:table-cell>
        </table:table-row>
        <table:table-row table:style-name="ro1">
          <table:table-cell/>
          <table:table-cell office:value-type="float" office:value="0.392584" calcext:value-type="float">
            <text:p>0.392584</text:p>
          </table:table-cell>
          <table:table-cell office:value-type="float" office:value="0.784213" calcext:value-type="float">
            <text:p>0.784213</text:p>
          </table:table-cell>
        </table:table-row>
        <table:table-row table:style-name="ro1">
          <table:table-cell/>
          <table:table-cell office:value-type="float" office:value="0.392673" calcext:value-type="float">
            <text:p>0.392673</text:p>
          </table:table-cell>
          <table:table-cell office:value-type="float" office:value="0.809646" calcext:value-type="float">
            <text:p>0.809646</text:p>
          </table:table-cell>
        </table:table-row>
        <table:table-row table:style-name="ro1">
          <table:table-cell/>
          <table:table-cell office:value-type="float" office:value="0.3921" calcext:value-type="float">
            <text:p>0.3921</text:p>
          </table:table-cell>
          <table:table-cell office:value-type="float" office:value="0.825701" calcext:value-type="float">
            <text:p>0.825701</text:p>
          </table:table-cell>
        </table:table-row>
        <table:table-row table:style-name="ro1">
          <table:table-cell/>
          <table:table-cell office:value-type="float" office:value="0.39217" calcext:value-type="float">
            <text:p>0.39217</text:p>
          </table:table-cell>
          <table:table-cell office:value-type="float" office:value="0.826004" calcext:value-type="float">
            <text:p>0.826004</text:p>
          </table:table-cell>
        </table:table-row>
        <table:table-row table:style-name="ro1">
          <table:table-cell/>
          <table:table-cell office:value-type="float" office:value="0.393341" calcext:value-type="float">
            <text:p>0.393341</text:p>
          </table:table-cell>
          <table:table-cell office:value-type="float" office:value="0.811206" calcext:value-type="float">
            <text:p>0.811206</text:p>
          </table:table-cell>
        </table:table-row>
        <table:table-row table:style-name="ro1">
          <table:table-cell/>
          <table:table-cell office:value-type="float" office:value="0.392878" calcext:value-type="float">
            <text:p>0.392878</text:p>
          </table:table-cell>
          <table:table-cell office:value-type="float" office:value="0.789049" calcext:value-type="float">
            <text:p>0.789049</text:p>
          </table:table-cell>
        </table:table-row>
        <table:table-row table:style-name="ro1">
          <table:table-cell/>
          <table:table-cell office:value-type="float" office:value="0.394314" calcext:value-type="float">
            <text:p>0.394314</text:p>
          </table:table-cell>
          <table:table-cell office:value-type="float" office:value="0.750113" calcext:value-type="float">
            <text:p>0.750113</text:p>
          </table:table-cell>
        </table:table-row>
        <table:table-row table:style-name="ro1">
          <table:table-cell/>
          <table:table-cell office:value-type="float" office:value="0.393831" calcext:value-type="float">
            <text:p>0.393831</text:p>
          </table:table-cell>
          <table:table-cell office:value-type="float" office:value="0.738093" calcext:value-type="float">
            <text:p>0.738093</text:p>
          </table:table-cell>
        </table:table-row>
        <table:table-row table:style-name="ro1">
          <table:table-cell/>
          <table:table-cell office:value-type="float" office:value="0.393831" calcext:value-type="float">
            <text:p>0.393831</text:p>
          </table:table-cell>
          <table:table-cell office:value-type="float" office:value="0.738093" calcext:value-type="float">
            <text:p>0.738093</text:p>
          </table:table-cell>
        </table:table-row>
        <table:table-row table:style-name="ro1">
          <table:table-cell/>
          <table:table-cell office:value-type="float" office:value="0.393467" calcext:value-type="float">
            <text:p>0.393467</text:p>
          </table:table-cell>
          <table:table-cell office:value-type="float" office:value="0.731691" calcext:value-type="float">
            <text:p>0.73169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93842" calcext:value-type="float">
            <text:p>0.393842</text:p>
          </table:table-cell>
          <table:table-cell office:value-type="float" office:value="0.730579" calcext:value-type="float">
            <text:p>0.730579</text:p>
          </table:table-cell>
        </table:table-row>
        <table:table-row table:style-name="ro1">
          <table:table-cell/>
          <table:table-cell office:value-type="float" office:value="0.393361" calcext:value-type="float">
            <text:p>0.393361</text:p>
          </table:table-cell>
          <table:table-cell office:value-type="float" office:value="0.735884" calcext:value-type="float">
            <text:p>0.735884</text:p>
          </table:table-cell>
        </table:table-row>
        <table:table-row table:style-name="ro1">
          <table:table-cell/>
          <table:table-cell office:value-type="float" office:value="0.395001" calcext:value-type="float">
            <text:p>0.395001</text:p>
          </table:table-cell>
          <table:table-cell office:value-type="float" office:value="0.747536" calcext:value-type="float">
            <text:p>0.747536</text:p>
          </table:table-cell>
        </table:table-row>
        <table:table-row table:style-name="ro1">
          <table:table-cell/>
          <table:table-cell office:value-type="float" office:value="0.395067" calcext:value-type="float">
            <text:p>0.395067</text:p>
          </table:table-cell>
          <table:table-cell office:value-type="float" office:value="0.765671" calcext:value-type="float">
            <text:p>0.765671</text:p>
          </table:table-cell>
        </table:table-row>
        <table:table-row table:style-name="ro1">
          <table:table-cell/>
          <table:table-cell office:value-type="float" office:value="0.39444" calcext:value-type="float">
            <text:p>0.39444</text:p>
          </table:table-cell>
          <table:table-cell office:value-type="float" office:value="0.789103" calcext:value-type="float">
            <text:p>0.789103</text:p>
          </table:table-cell>
        </table:table-row>
        <table:table-row table:style-name="ro1">
          <table:table-cell/>
          <table:table-cell office:value-type="float" office:value="0.394517" calcext:value-type="float">
            <text:p>0.394517</text:p>
          </table:table-cell>
          <table:table-cell office:value-type="float" office:value="0.809233" calcext:value-type="float">
            <text:p>0.809233</text:p>
          </table:table-cell>
        </table:table-row>
        <table:table-row table:style-name="ro1">
          <table:table-cell/>
          <table:table-cell office:value-type="float" office:value="0.394162" calcext:value-type="float">
            <text:p>0.394162</text:p>
          </table:table-cell>
          <table:table-cell office:value-type="float" office:value="0.82298" calcext:value-type="float">
            <text:p>0.82298</text:p>
          </table:table-cell>
        </table:table-row>
        <table:table-row table:style-name="ro1">
          <table:table-cell/>
          <table:table-cell office:value-type="float" office:value="0.393982" calcext:value-type="float">
            <text:p>0.393982</text:p>
          </table:table-cell>
          <table:table-cell office:value-type="float" office:value="0.823344" calcext:value-type="float">
            <text:p>0.823344</text:p>
          </table:table-cell>
        </table:table-row>
        <table:table-row table:style-name="ro1">
          <table:table-cell/>
          <table:table-cell office:value-type="float" office:value="0.394272" calcext:value-type="float">
            <text:p>0.394272</text:p>
          </table:table-cell>
          <table:table-cell office:value-type="float" office:value="0.809771" calcext:value-type="float">
            <text:p>0.809771</text:p>
          </table:table-cell>
        </table:table-row>
        <table:table-row table:style-name="ro1">
          <table:table-cell/>
          <table:table-cell office:value-type="float" office:value="0.394037" calcext:value-type="float">
            <text:p>0.394037</text:p>
          </table:table-cell>
          <table:table-cell office:value-type="float" office:value="0.785477" calcext:value-type="float">
            <text:p>0.785477</text:p>
          </table:table-cell>
        </table:table-row>
        <table:table-row table:style-name="ro1">
          <table:table-cell/>
          <table:table-cell office:value-type="float" office:value="0.394413" calcext:value-type="float">
            <text:p>0.394413</text:p>
          </table:table-cell>
          <table:table-cell office:value-type="float" office:value="0.764137" calcext:value-type="float">
            <text:p>0.764137</text:p>
          </table:table-cell>
        </table:table-row>
        <table:table-row table:style-name="ro1">
          <table:table-cell/>
          <table:table-cell office:value-type="float" office:value="0.392638" calcext:value-type="float">
            <text:p>0.392638</text:p>
          </table:table-cell>
          <table:table-cell office:value-type="float" office:value="0.750466" calcext:value-type="float">
            <text:p>0.750466</text:p>
          </table:table-cell>
        </table:table-row>
        <table:table-row table:style-name="ro1">
          <table:table-cell/>
          <table:table-cell office:value-type="float" office:value="0.392781" calcext:value-type="float">
            <text:p>0.392781</text:p>
          </table:table-cell>
          <table:table-cell office:value-type="float" office:value="0.74114" calcext:value-type="float">
            <text:p>0.74114</text:p>
          </table:table-cell>
        </table:table-row>
        <table:table-row table:style-name="ro1">
          <table:table-cell/>
          <table:table-cell office:value-type="float" office:value="0.391701" calcext:value-type="float">
            <text:p>0.391701</text:p>
          </table:table-cell>
          <table:table-cell office:value-type="float" office:value="0.738415" calcext:value-type="float">
            <text:p>0.73841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390868" calcext:value-type="float">
            <text:p>0.390868</text:p>
          </table:table-cell>
          <table:table-cell office:value-type="float" office:value="0.740889" calcext:value-type="float">
            <text:p>0.740889</text:p>
          </table:table-cell>
        </table:table-row>
        <table:table-row table:style-name="ro1">
          <table:table-cell/>
          <table:table-cell office:value-type="float" office:value="0.38969" calcext:value-type="float">
            <text:p>0.38969</text:p>
          </table:table-cell>
          <table:table-cell office:value-type="float" office:value="0.750015" calcext:value-type="float">
            <text:p>0.750015</text:p>
          </table:table-cell>
        </table:table-row>
        <table:table-row table:style-name="ro1">
          <table:table-cell/>
          <table:table-cell office:value-type="float" office:value="0.391455" calcext:value-type="float">
            <text:p>0.391455</text:p>
          </table:table-cell>
          <table:table-cell office:value-type="float" office:value="0.763689" calcext:value-type="float">
            <text:p>0.763689</text:p>
          </table:table-cell>
        </table:table-row>
        <table:table-row table:style-name="ro1">
          <table:table-cell/>
          <table:table-cell office:value-type="float" office:value="0.388457" calcext:value-type="float">
            <text:p>0.388457</text:p>
          </table:table-cell>
          <table:table-cell office:value-type="float" office:value="0.8127" calcext:value-type="float">
            <text:p>0.8127</text:p>
          </table:table-cell>
        </table:table-row>
        <table:table-row table:style-name="ro1">
          <table:table-cell/>
          <table:table-cell office:value-type="float" office:value="0.388457" calcext:value-type="float">
            <text:p>0.388457</text:p>
          </table:table-cell>
          <table:table-cell office:value-type="float" office:value="0.8127" calcext:value-type="float">
            <text:p>0.8127</text:p>
          </table:table-cell>
        </table:table-row>
        <table:table-row table:style-name="ro1">
          <table:table-cell/>
          <table:table-cell office:value-type="float" office:value="0.387706" calcext:value-type="float">
            <text:p>0.387706</text:p>
          </table:table-cell>
          <table:table-cell office:value-type="float" office:value="0.836589" calcext:value-type="float">
            <text:p>0.836589</text:p>
          </table:table-cell>
        </table:table-row>
        <table:table-row table:style-name="ro1">
          <table:table-cell/>
          <table:table-cell office:value-type="float" office:value="0.386517" calcext:value-type="float">
            <text:p>0.386517</text:p>
          </table:table-cell>
          <table:table-cell office:value-type="float" office:value="0.851107" calcext:value-type="float">
            <text:p>0.851107</text:p>
          </table:table-cell>
        </table:table-row>
        <table:table-row table:style-name="ro1">
          <table:table-cell/>
          <table:table-cell office:value-type="float" office:value="0.387068" calcext:value-type="float">
            <text:p>0.387068</text:p>
          </table:table-cell>
          <table:table-cell office:value-type="float" office:value="0.849339" calcext:value-type="float">
            <text:p>0.849339</text:p>
          </table:table-cell>
        </table:table-row>
        <table:table-row table:style-name="ro1">
          <table:table-cell/>
          <table:table-cell office:value-type="float" office:value="0.387329" calcext:value-type="float">
            <text:p>0.387329</text:p>
          </table:table-cell>
          <table:table-cell office:value-type="float" office:value="0.830022" calcext:value-type="float">
            <text:p>0.830022</text:p>
          </table:table-cell>
        </table:table-row>
        <table:table-row table:style-name="ro1">
          <table:table-cell/>
          <table:table-cell office:value-type="float" office:value="0.387113" calcext:value-type="float">
            <text:p>0.387113</text:p>
          </table:table-cell>
          <table:table-cell office:value-type="float" office:value="0.801737" calcext:value-type="float">
            <text:p>0.801737</text:p>
          </table:table-cell>
        </table:table-row>
        <table:table-row table:style-name="ro1">
          <table:table-cell/>
          <table:table-cell office:value-type="float" office:value="0.386694" calcext:value-type="float">
            <text:p>0.386694</text:p>
          </table:table-cell>
          <table:table-cell office:value-type="float" office:value="0.774096" calcext:value-type="float">
            <text:p>0.774096</text:p>
          </table:table-cell>
        </table:table-row>
        <table:table-row table:style-name="ro1">
          <table:table-cell/>
          <table:table-cell office:value-type="float" office:value="0.386918" calcext:value-type="float">
            <text:p>0.386918</text:p>
          </table:table-cell>
          <table:table-cell office:value-type="float" office:value="0.75301" calcext:value-type="float">
            <text:p>0.75301</text:p>
          </table:table-cell>
        </table:table-row>
        <table:table-row table:style-name="ro1">
          <table:table-cell/>
          <table:table-cell office:value-type="float" office:value="0.386171" calcext:value-type="float">
            <text:p>0.386171</text:p>
          </table:table-cell>
          <table:table-cell office:value-type="float" office:value="0.739236" calcext:value-type="float">
            <text:p>0.739236</text:p>
          </table:table-cell>
        </table:table-row>
        <table:table-row table:style-name="ro1">
          <table:table-cell/>
          <table:table-cell office:value-type="float" office:value="0.385835" calcext:value-type="float">
            <text:p>0.385835</text:p>
          </table:table-cell>
          <table:table-cell office:value-type="float" office:value="0.730838" calcext:value-type="float">
            <text:p>0.730838</text:p>
          </table:table-cell>
        </table:table-row>
        <table:table-row table:style-name="ro1">
          <table:table-cell/>
          <table:table-cell office:value-type="float" office:value="0.384604" calcext:value-type="float">
            <text:p>0.384604</text:p>
          </table:table-cell>
          <table:table-cell office:value-type="float" office:value="0.728745" calcext:value-type="float">
            <text:p>0.728745</text:p>
          </table:table-cell>
        </table:table-row>
        <table:table-row table:style-name="ro1">
          <table:table-cell/>
          <table:table-cell office:value-type="float" office:value="0.385502" calcext:value-type="float">
            <text:p>0.385502</text:p>
          </table:table-cell>
          <table:table-cell office:value-type="float" office:value="0.743811" calcext:value-type="float">
            <text:p>0.743811</text:p>
          </table:table-cell>
        </table:table-row>
        <table:table-row table:style-name="ro1">
          <table:table-cell/>
          <table:table-cell office:value-type="float" office:value="0.385502" calcext:value-type="float">
            <text:p>0.385502</text:p>
          </table:table-cell>
          <table:table-cell office:value-type="float" office:value="0.743811" calcext:value-type="float">
            <text:p>0.743811</text:p>
          </table:table-cell>
        </table:table-row>
        <table:table-row table:style-name="ro1">
          <table:table-cell/>
          <table:table-cell office:value-type="float" office:value="0.384804" calcext:value-type="float">
            <text:p>0.384804</text:p>
          </table:table-cell>
          <table:table-cell office:value-type="float" office:value="0.762035" calcext:value-type="float">
            <text:p>0.762035</text:p>
          </table:table-cell>
        </table:table-row>
        <table:table-row table:style-name="ro1">
          <table:table-cell/>
          <table:table-cell office:value-type="float" office:value="0.384092" calcext:value-type="float">
            <text:p>0.384092</text:p>
          </table:table-cell>
          <table:table-cell office:value-type="float" office:value="0.786918" calcext:value-type="float">
            <text:p>0.786918</text:p>
          </table:table-cell>
        </table:table-row>
        <table:table-row table:style-name="ro1">
          <table:table-cell/>
          <table:table-cell office:value-type="float" office:value="0.38603" calcext:value-type="float">
            <text:p>0.38603</text:p>
          </table:table-cell>
          <table:table-cell office:value-type="float" office:value="0.814612" calcext:value-type="float">
            <text:p>0.814612</text:p>
          </table:table-cell>
        </table:table-row>
        <table:table-row table:style-name="ro1">
          <table:table-cell/>
          <table:table-cell office:value-type="float" office:value="0.384138" calcext:value-type="float">
            <text:p>0.384138</text:p>
          </table:table-cell>
          <table:table-cell office:value-type="float" office:value="0.834889" calcext:value-type="float">
            <text:p>0.834889</text:p>
          </table:table-cell>
        </table:table-row>
        <table:table-row table:style-name="ro1">
          <table:table-cell/>
          <table:table-cell office:value-type="float" office:value="0.383776" calcext:value-type="float">
            <text:p>0.383776</text:p>
          </table:table-cell>
          <table:table-cell office:value-type="float" office:value="0.846289" calcext:value-type="float">
            <text:p>0.846289</text:p>
          </table:table-cell>
        </table:table-row>
        <table:table-row table:style-name="ro1">
          <table:table-cell/>
          <table:table-cell office:value-type="float" office:value="0.384942" calcext:value-type="float">
            <text:p>0.384942</text:p>
          </table:table-cell>
          <table:table-cell office:value-type="float" office:value="0.840295" calcext:value-type="float">
            <text:p>0.840295</text:p>
          </table:table-cell>
        </table:table-row>
        <table:table-row table:style-name="ro1">
          <table:table-cell/>
          <table:table-cell office:value-type="float" office:value="0.385777" calcext:value-type="float">
            <text:p>0.385777</text:p>
          </table:table-cell>
          <table:table-cell office:value-type="float" office:value="0.8152" calcext:value-type="float">
            <text:p>0.8152</text:p>
          </table:table-cell>
        </table:table-row>
        <table:table-row table:style-name="ro1">
          <table:table-cell/>
          <table:table-cell office:value-type="float" office:value="0.387045" calcext:value-type="float">
            <text:p>0.387045</text:p>
          </table:table-cell>
          <table:table-cell office:value-type="float" office:value="0.758618" calcext:value-type="float">
            <text:p>0.758618</text:p>
          </table:table-cell>
        </table:table-row>
        <table:table-row table:style-name="ro1">
          <table:table-cell/>
          <table:table-cell office:value-type="float" office:value="0.387045" calcext:value-type="float">
            <text:p>0.387045</text:p>
          </table:table-cell>
          <table:table-cell office:value-type="float" office:value="0.758618" calcext:value-type="float">
            <text:p>0.758618</text:p>
          </table:table-cell>
        </table:table-row>
        <table:table-row table:style-name="ro1">
          <table:table-cell/>
          <table:table-cell office:value-type="float" office:value="0.388148" calcext:value-type="float">
            <text:p>0.388148</text:p>
          </table:table-cell>
          <table:table-cell office:value-type="float" office:value="0.737571" calcext:value-type="float">
            <text:p>0.737571</text:p>
          </table:table-cell>
        </table:table-row>
        <table:table-row table:style-name="ro1">
          <table:table-cell/>
          <table:table-cell office:value-type="float" office:value="0.387092" calcext:value-type="float">
            <text:p>0.387092</text:p>
          </table:table-cell>
          <table:table-cell office:value-type="float" office:value="0.723764" calcext:value-type="float">
            <text:p>0.723764</text:p>
          </table:table-cell>
        </table:table-row>
        <table:table-row table:style-name="ro1">
          <table:table-cell/>
          <table:table-cell office:value-type="float" office:value="0.388369" calcext:value-type="float">
            <text:p>0.388369</text:p>
          </table:table-cell>
          <table:table-cell office:value-type="float" office:value="0.71516" calcext:value-type="float">
            <text:p>0.71516</text:p>
          </table:table-cell>
        </table:table-row>
        <table:table-row table:style-name="ro1">
          <table:table-cell/>
          <table:table-cell office:value-type="float" office:value="0.388884" calcext:value-type="float">
            <text:p>0.388884</text:p>
          </table:table-cell>
          <table:table-cell office:value-type="float" office:value="0.716653" calcext:value-type="float">
            <text:p>0.716653</text:p>
          </table:table-cell>
        </table:table-row>
        <table:table-row table:style-name="ro1">
          <table:table-cell/>
          <table:table-cell office:value-type="float" office:value="0.388884" calcext:value-type="float">
            <text:p>0.388884</text:p>
          </table:table-cell>
          <table:table-cell office:value-type="float" office:value="0.716653" calcext:value-type="float">
            <text:p>0.716653</text:p>
          </table:table-cell>
        </table:table-row>
        <table:table-row table:style-name="ro1">
          <table:table-cell/>
          <table:table-cell office:value-type="float" office:value="0.390058" calcext:value-type="float">
            <text:p>0.390058</text:p>
          </table:table-cell>
          <table:table-cell office:value-type="float" office:value="0.726465" calcext:value-type="float">
            <text:p>0.726465</text:p>
          </table:table-cell>
        </table:table-row>
        <table:table-row table:style-name="ro1">
          <table:table-cell/>
          <table:table-cell office:value-type="float" office:value="0.389535" calcext:value-type="float">
            <text:p>0.389535</text:p>
          </table:table-cell>
          <table:table-cell office:value-type="float" office:value="0.742806" calcext:value-type="float">
            <text:p>0.742806</text:p>
          </table:table-cell>
        </table:table-row>
        <table:table-row table:style-name="ro1">
          <table:table-cell/>
          <table:table-cell office:value-type="float" office:value="0.390496" calcext:value-type="float">
            <text:p>0.390496</text:p>
          </table:table-cell>
          <table:table-cell office:value-type="float" office:value="0.765644" calcext:value-type="float">
            <text:p>0.765644</text:p>
          </table:table-cell>
        </table:table-row>
        <table:table-row table:style-name="ro1">
          <table:table-cell/>
          <table:table-cell office:value-type="float" office:value="0.390567" calcext:value-type="float">
            <text:p>0.390567</text:p>
          </table:table-cell>
          <table:table-cell office:value-type="float" office:value="0.794605" calcext:value-type="float">
            <text:p>0.794605</text:p>
          </table:table-cell>
        </table:table-row>
        <table:table-row table:style-name="ro1">
          <table:table-cell/>
          <table:table-cell office:value-type="float" office:value="0.39108" calcext:value-type="float">
            <text:p>0.39108</text:p>
          </table:table-cell>
          <table:table-cell office:value-type="float" office:value="0.817965" calcext:value-type="float">
            <text:p>0.817965</text:p>
          </table:table-cell>
        </table:table-row>
        <table:table-row table:style-name="ro1">
          <table:table-cell/>
          <table:table-cell office:value-type="float" office:value="0.391143" calcext:value-type="float">
            <text:p>0.391143</text:p>
          </table:table-cell>
          <table:table-cell office:value-type="float" office:value="0.832045" calcext:value-type="float">
            <text:p>0.832045</text:p>
          </table:table-cell>
        </table:table-row>
        <table:table-row table:style-name="ro1">
          <table:table-cell/>
          <table:table-cell office:value-type="float" office:value="0.391143" calcext:value-type="float">
            <text:p>0.391143</text:p>
          </table:table-cell>
          <table:table-cell office:value-type="float" office:value="0.832045" calcext:value-type="float">
            <text:p>0.832045</text:p>
          </table:table-cell>
        </table:table-row>
        <table:table-row table:style-name="ro1">
          <table:table-cell/>
          <table:table-cell office:value-type="float" office:value="0.392379" calcext:value-type="float">
            <text:p>0.392379</text:p>
          </table:table-cell>
          <table:table-cell office:value-type="float" office:value="0.812092" calcext:value-type="float">
            <text:p>0.812092</text:p>
          </table:table-cell>
        </table:table-row>
        <table:table-row table:style-name="ro1">
          <table:table-cell/>
          <table:table-cell office:value-type="float" office:value="0.393846" calcext:value-type="float">
            <text:p>0.393846</text:p>
          </table:table-cell>
          <table:table-cell office:value-type="float" office:value="0.785488" calcext:value-type="float">
            <text:p>0.785488</text:p>
          </table:table-cell>
        </table:table-row>
        <table:table-row table:style-name="ro1">
          <table:table-cell/>
          <table:table-cell office:value-type="float" office:value="0.39407" calcext:value-type="float">
            <text:p>0.39407</text:p>
          </table:table-cell>
          <table:table-cell office:value-type="float" office:value="0.759863" calcext:value-type="float">
            <text:p>0.759863</text:p>
          </table:table-cell>
        </table:table-row>
        <table:table-row table:style-name="ro1">
          <table:table-cell/>
          <table:table-cell office:value-type="float" office:value="0.395216" calcext:value-type="float">
            <text:p>0.395216</text:p>
          </table:table-cell>
          <table:table-cell office:value-type="float" office:value="0.742093" calcext:value-type="float">
            <text:p>0.742093</text:p>
          </table:table-cell>
        </table:table-row>
        <table:table-row table:style-name="ro1">
          <table:table-cell/>
          <table:table-cell office:value-type="float" office:value="0.395596" calcext:value-type="float">
            <text:p>0.395596</text:p>
          </table:table-cell>
          <table:table-cell office:value-type="float" office:value="0.728453" calcext:value-type="float">
            <text:p>0.728453</text:p>
          </table:table-cell>
        </table:table-row>
        <table:table-row table:style-name="ro1">
          <table:table-cell/>
          <table:table-cell office:value-type="float" office:value="0.395715" calcext:value-type="float">
            <text:p>0.395715</text:p>
          </table:table-cell>
          <table:table-cell office:value-type="float" office:value="0.722779" calcext:value-type="float">
            <text:p>0.722779</text:p>
          </table:table-cell>
        </table:table-row>
        <table:table-row table:style-name="ro1">
          <table:table-cell/>
          <table:table-cell office:value-type="float" office:value="0.396402" calcext:value-type="float">
            <text:p>0.396402</text:p>
          </table:table-cell>
          <table:table-cell office:value-type="float" office:value="0.720655" calcext:value-type="float">
            <text:p>0.720655</text:p>
          </table:table-cell>
        </table:table-row>
        <table:table-row table:style-name="ro1">
          <table:table-cell/>
          <table:table-cell office:value-type="float" office:value="0.396971" calcext:value-type="float">
            <text:p>0.396971</text:p>
          </table:table-cell>
          <table:table-cell office:value-type="float" office:value="0.726309" calcext:value-type="float">
            <text:p>0.726309</text:p>
          </table:table-cell>
        </table:table-row>
        <table:table-row table:style-name="ro1">
          <table:table-cell/>
          <table:table-cell office:value-type="float" office:value="0.397627" calcext:value-type="float">
            <text:p>0.397627</text:p>
          </table:table-cell>
          <table:table-cell office:value-type="float" office:value="0.73853" calcext:value-type="float">
            <text:p>0.73853</text:p>
          </table:table-cell>
        </table:table-row>
        <table:table-row table:style-name="ro1">
          <table:table-cell/>
          <table:table-cell office:value-type="float" office:value="0.398253" calcext:value-type="float">
            <text:p>0.398253</text:p>
          </table:table-cell>
          <table:table-cell office:value-type="float" office:value="0.756685" calcext:value-type="float">
            <text:p>0.756685</text:p>
          </table:table-cell>
        </table:table-row>
        <table:table-row table:style-name="ro1">
          <table:table-cell/>
          <table:table-cell office:value-type="float" office:value="0.399082" calcext:value-type="float">
            <text:p>0.399082</text:p>
          </table:table-cell>
          <table:table-cell office:value-type="float" office:value="0.780344" calcext:value-type="float">
            <text:p>0.780344</text:p>
          </table:table-cell>
        </table:table-row>
        <table:table-row table:style-name="ro1">
          <table:table-cell/>
          <table:table-cell office:value-type="float" office:value="0.398825" calcext:value-type="float">
            <text:p>0.398825</text:p>
          </table:table-cell>
          <table:table-cell office:value-type="float" office:value="0.800224" calcext:value-type="float">
            <text:p>0.800224</text:p>
          </table:table-cell>
        </table:table-row>
        <table:table-row table:style-name="ro1">
          <table:table-cell/>
          <table:table-cell office:value-type="float" office:value="0.398963" calcext:value-type="float">
            <text:p>0.398963</text:p>
          </table:table-cell>
          <table:table-cell office:value-type="float" office:value="0.813289" calcext:value-type="float">
            <text:p>0.813289</text:p>
          </table:table-cell>
        </table:table-row>
        <table:table-row table:style-name="ro1">
          <table:table-cell/>
          <table:table-cell office:value-type="float" office:value="0.399077" calcext:value-type="float">
            <text:p>0.399077</text:p>
          </table:table-cell>
          <table:table-cell office:value-type="float" office:value="0.813854" calcext:value-type="float">
            <text:p>0.813854</text:p>
          </table:table-cell>
        </table:table-row>
        <table:table-row table:style-name="ro1">
          <table:table-cell/>
          <table:table-cell office:value-type="float" office:value="0.39953" calcext:value-type="float">
            <text:p>0.39953</text:p>
          </table:table-cell>
          <table:table-cell office:value-type="float" office:value="0.777859" calcext:value-type="float">
            <text:p>0.777859</text:p>
          </table:table-cell>
        </table:table-row>
        <table:table-row table:style-name="ro1">
          <table:table-cell/>
          <table:table-cell office:value-type="float" office:value="0.39953" calcext:value-type="float">
            <text:p>0.39953</text:p>
          </table:table-cell>
          <table:table-cell office:value-type="float" office:value="0.777859" calcext:value-type="float">
            <text:p>0.777859</text:p>
          </table:table-cell>
        </table:table-row>
        <table:table-row table:style-name="ro1">
          <table:table-cell/>
          <table:table-cell office:value-type="float" office:value="0.401197" calcext:value-type="float">
            <text:p>0.401197</text:p>
          </table:table-cell>
          <table:table-cell office:value-type="float" office:value="0.754984" calcext:value-type="float">
            <text:p>0.754984</text:p>
          </table:table-cell>
        </table:table-row>
        <table:table-row table:style-name="ro1">
          <table:table-cell/>
          <table:table-cell office:value-type="float" office:value="0.400803" calcext:value-type="float">
            <text:p>0.400803</text:p>
          </table:table-cell>
          <table:table-cell office:value-type="float" office:value="0.726504" calcext:value-type="float">
            <text:p>0.726504</text:p>
          </table:table-cell>
        </table:table-row>
        <table:table-row table:style-name="ro1">
          <table:table-cell/>
          <table:table-cell office:value-type="float" office:value="0.400014" calcext:value-type="float">
            <text:p>0.400014</text:p>
          </table:table-cell>
          <table:table-cell office:value-type="float" office:value="0.721306" calcext:value-type="float">
            <text:p>0.721306</text:p>
          </table:table-cell>
        </table:table-row>
        <table:table-row table:style-name="ro1">
          <table:table-cell/>
          <table:table-cell office:value-type="float" office:value="0.400014" calcext:value-type="float">
            <text:p>0.400014</text:p>
          </table:table-cell>
          <table:table-cell office:value-type="float" office:value="0.721306" calcext:value-type="float">
            <text:p>0.721306</text:p>
          </table:table-cell>
        </table:table-row>
        <table:table-row table:style-name="ro1">
          <table:table-cell/>
          <table:table-cell office:value-type="float" office:value="0.400779" calcext:value-type="float">
            <text:p>0.400779</text:p>
          </table:table-cell>
          <table:table-cell office:value-type="float" office:value="0.721981" calcext:value-type="float">
            <text:p>0.721981</text:p>
          </table:table-cell>
        </table:table-row>
        <table:table-row table:style-name="ro1">
          <table:table-cell/>
          <table:table-cell office:value-type="float" office:value="0.401692" calcext:value-type="float">
            <text:p>0.401692</text:p>
          </table:table-cell>
          <table:table-cell office:value-type="float" office:value="0.728475" calcext:value-type="float">
            <text:p>0.728475</text:p>
          </table:table-cell>
        </table:table-row>
        <table:table-row table:style-name="ro1">
          <table:table-cell/>
          <table:table-cell office:value-type="float" office:value="0.402126" calcext:value-type="float">
            <text:p>0.402126</text:p>
          </table:table-cell>
          <table:table-cell office:value-type="float" office:value="0.742414" calcext:value-type="float">
            <text:p>0.742414</text:p>
          </table:table-cell>
        </table:table-row>
        <table:table-row table:style-name="ro1">
          <table:table-cell/>
          <table:table-cell office:value-type="float" office:value="0.402051" calcext:value-type="float">
            <text:p>0.402051</text:p>
          </table:table-cell>
          <table:table-cell office:value-type="float" office:value="0.762103" calcext:value-type="float">
            <text:p>0.762103</text:p>
          </table:table-cell>
        </table:table-row>
        <table:table-row table:style-name="ro1">
          <table:table-cell/>
          <table:table-cell office:value-type="float" office:value="0.402398" calcext:value-type="float">
            <text:p>0.402398</text:p>
          </table:table-cell>
          <table:table-cell office:value-type="float" office:value="0.782006" calcext:value-type="float">
            <text:p>0.782006</text:p>
          </table:table-cell>
        </table:table-row>
        <table:table-row table:style-name="ro1">
          <table:table-cell/>
          <table:table-cell office:value-type="float" office:value="0.401058" calcext:value-type="float">
            <text:p>0.401058</text:p>
          </table:table-cell>
          <table:table-cell office:value-type="float" office:value="0.795478" calcext:value-type="float">
            <text:p>0.795478</text:p>
          </table:table-cell>
        </table:table-row>
        <table:table-row table:style-name="ro1">
          <table:table-cell/>
          <table:table-cell office:value-type="float" office:value="0.400843" calcext:value-type="float">
            <text:p>0.400843</text:p>
          </table:table-cell>
          <table:table-cell office:value-type="float" office:value="0.799263" calcext:value-type="float">
            <text:p>0.799263</text:p>
          </table:table-cell>
        </table:table-row>
        <table:table-row table:style-name="ro1">
          <table:table-cell/>
          <table:table-cell office:value-type="float" office:value="0.40052" calcext:value-type="float">
            <text:p>0.40052</text:p>
          </table:table-cell>
          <table:table-cell office:value-type="float" office:value="0.790539" calcext:value-type="float">
            <text:p>0.790539</text:p>
          </table:table-cell>
        </table:table-row>
        <table:table-row table:style-name="ro1">
          <table:table-cell/>
          <table:table-cell office:value-type="float" office:value="0.399475" calcext:value-type="float">
            <text:p>0.399475</text:p>
          </table:table-cell>
          <table:table-cell office:value-type="float" office:value="0.774301" calcext:value-type="float">
            <text:p>0.774301</text:p>
          </table:table-cell>
        </table:table-row>
        <table:table-row table:style-name="ro1">
          <table:table-cell/>
          <table:table-cell office:value-type="float" office:value="0.398755" calcext:value-type="float">
            <text:p>0.398755</text:p>
          </table:table-cell>
          <table:table-cell office:value-type="float" office:value="0.744513" calcext:value-type="float">
            <text:p>0.744513</text:p>
          </table:table-cell>
        </table:table-row>
        <table:table-row table:style-name="ro1">
          <table:table-cell/>
          <table:table-cell office:value-type="float" office:value="0.396565" calcext:value-type="float">
            <text:p>0.396565</text:p>
          </table:table-cell>
          <table:table-cell office:value-type="float" office:value="0.736947" calcext:value-type="float">
            <text:p>0.736947</text:p>
          </table:table-cell>
        </table:table-row>
        <table:table-row table:style-name="ro1">
          <table:table-cell/>
          <table:table-cell office:value-type="float" office:value="0.395358" calcext:value-type="float">
            <text:p>0.395358</text:p>
          </table:table-cell>
          <table:table-cell office:value-type="float" office:value="0.732979" calcext:value-type="float">
            <text:p>0.732979</text:p>
          </table:table-cell>
        </table:table-row>
        <table:table-row table:style-name="ro1">
          <table:table-cell/>
          <table:table-cell office:value-type="float" office:value="0.395358" calcext:value-type="float">
            <text:p>0.395358</text:p>
          </table:table-cell>
          <table:table-cell office:value-type="float" office:value="0.732979" calcext:value-type="float">
            <text:p>0.732979</text:p>
          </table:table-cell>
        </table:table-row>
        <table:table-row table:style-name="ro1">
          <table:table-cell/>
          <table:table-cell office:value-type="float" office:value="0.395144" calcext:value-type="float">
            <text:p>0.395144</text:p>
          </table:table-cell>
          <table:table-cell office:value-type="float" office:value="0.732988" calcext:value-type="float">
            <text:p>0.732988</text:p>
          </table:table-cell>
        </table:table-row>
        <table:table-row table:style-name="ro1">
          <table:table-cell/>
          <table:table-cell office:value-type="float" office:value="0.394124" calcext:value-type="float">
            <text:p>0.394124</text:p>
          </table:table-cell>
          <table:table-cell office:value-type="float" office:value="0.738483" calcext:value-type="float">
            <text:p>0.738483</text:p>
          </table:table-cell>
        </table:table-row>
        <table:table-row table:style-name="ro1">
          <table:table-cell/>
          <table:table-cell office:value-type="float" office:value="0.392811" calcext:value-type="float">
            <text:p>0.392811</text:p>
          </table:table-cell>
          <table:table-cell office:value-type="float" office:value="0.749789" calcext:value-type="float">
            <text:p>0.749789</text:p>
          </table:table-cell>
        </table:table-row>
        <table:table-row table:style-name="ro1">
          <table:table-cell/>
          <table:table-cell office:value-type="float" office:value="0.392656" calcext:value-type="float">
            <text:p>0.392656</text:p>
          </table:table-cell>
          <table:table-cell office:value-type="float" office:value="0.767456" calcext:value-type="float">
            <text:p>0.767456</text:p>
          </table:table-cell>
        </table:table-row>
        <table:table-row table:style-name="ro1">
          <table:table-cell/>
          <table:table-cell office:value-type="float" office:value="0.389592" calcext:value-type="float">
            <text:p>0.389592</text:p>
          </table:table-cell>
          <table:table-cell office:value-type="float" office:value="0.813327" calcext:value-type="float">
            <text:p>0.813327</text:p>
          </table:table-cell>
        </table:table-row>
        <table:table-row table:style-name="ro1">
          <table:table-cell/>
          <table:table-cell office:value-type="float" office:value="0.389592" calcext:value-type="float">
            <text:p>0.389592</text:p>
          </table:table-cell>
          <table:table-cell office:value-type="float" office:value="0.813327" calcext:value-type="float">
            <text:p>0.813327</text:p>
          </table:table-cell>
        </table:table-row>
        <table:table-row table:style-name="ro1">
          <table:table-cell/>
          <table:table-cell office:value-type="float" office:value="0.389559" calcext:value-type="float">
            <text:p>0.389559</text:p>
          </table:table-cell>
          <table:table-cell office:value-type="float" office:value="0.826345" calcext:value-type="float">
            <text:p>0.826345</text:p>
          </table:table-cell>
        </table:table-row>
        <table:table-row table:style-name="ro1">
          <table:table-cell/>
          <table:table-cell office:value-type="float" office:value="0.389133" calcext:value-type="float">
            <text:p>0.389133</text:p>
          </table:table-cell>
          <table:table-cell office:value-type="float" office:value="0.828177" calcext:value-type="float">
            <text:p>0.828177</text:p>
          </table:table-cell>
        </table:table-row>
        <table:table-row table:style-name="ro1">
          <table:table-cell/>
          <table:table-cell office:value-type="float" office:value="0.390442" calcext:value-type="float">
            <text:p>0.390442</text:p>
          </table:table-cell>
          <table:table-cell office:value-type="float" office:value="0.81184" calcext:value-type="float">
            <text:p>0.81184</text:p>
          </table:table-cell>
        </table:table-row>
        <table:table-row table:style-name="ro1">
          <table:table-cell/>
          <table:table-cell office:value-type="float" office:value="0.390427" calcext:value-type="float">
            <text:p>0.390427</text:p>
          </table:table-cell>
          <table:table-cell office:value-type="float" office:value="0.786884" calcext:value-type="float">
            <text:p>0.786884</text:p>
          </table:table-cell>
        </table:table-row>
        <table:table-row table:style-name="ro1">
          <table:table-cell/>
          <table:table-cell office:value-type="float" office:value="0.392946" calcext:value-type="float">
            <text:p>0.392946</text:p>
          </table:table-cell>
          <table:table-cell office:value-type="float" office:value="0.736746" calcext:value-type="float">
            <text:p>0.736746</text:p>
          </table:table-cell>
        </table:table-row>
        <table:table-row table:style-name="ro1">
          <table:table-cell/>
          <table:table-cell office:value-type="float" office:value="0.392209" calcext:value-type="float">
            <text:p>0.392209</text:p>
          </table:table-cell>
          <table:table-cell office:value-type="float" office:value="0.720325" calcext:value-type="float">
            <text:p>0.720325</text:p>
          </table:table-cell>
        </table:table-row>
        <table:table-row table:style-name="ro1">
          <table:table-cell/>
          <table:table-cell office:value-type="float" office:value="0.392209" calcext:value-type="float">
            <text:p>0.392209</text:p>
          </table:table-cell>
          <table:table-cell office:value-type="float" office:value="0.720325" calcext:value-type="float">
            <text:p>0.720325</text:p>
          </table:table-cell>
        </table:table-row>
        <table:table-row table:style-name="ro1">
          <table:table-cell/>
          <table:table-cell office:value-type="float" office:value="0.393379" calcext:value-type="float">
            <text:p>0.393379</text:p>
          </table:table-cell>
          <table:table-cell office:value-type="float" office:value="0.710907" calcext:value-type="float">
            <text:p>0.710907</text:p>
          </table:table-cell>
        </table:table-row>
        <table:table-row table:style-name="ro1">
          <table:table-cell/>
          <table:table-cell office:value-type="float" office:value="0.393161" calcext:value-type="float">
            <text:p>0.393161</text:p>
          </table:table-cell>
          <table:table-cell office:value-type="float" office:value="0.707021" calcext:value-type="float">
            <text:p>0.707021</text:p>
          </table:table-cell>
        </table:table-row>
        <table:table-row table:style-name="ro1">
          <table:table-cell/>
          <table:table-cell office:value-type="float" office:value="0.394314" calcext:value-type="float">
            <text:p>0.394314</text:p>
          </table:table-cell>
          <table:table-cell office:value-type="float" office:value="0.708822" calcext:value-type="float">
            <text:p>0.708822</text:p>
          </table:table-cell>
        </table:table-row>
        <table:table-row table:style-name="ro1">
          <table:table-cell/>
          <table:table-cell office:value-type="float" office:value="0.394777" calcext:value-type="float">
            <text:p>0.394777</text:p>
          </table:table-cell>
          <table:table-cell office:value-type="float" office:value="0.717958" calcext:value-type="float">
            <text:p>0.717958</text:p>
          </table:table-cell>
        </table:table-row>
        <table:table-row table:style-name="ro1">
          <table:table-cell/>
          <table:table-cell office:value-type="float" office:value="0.395577" calcext:value-type="float">
            <text:p>0.395577</text:p>
          </table:table-cell>
          <table:table-cell office:value-type="float" office:value="0.732265" calcext:value-type="float">
            <text:p>0.732265</text:p>
          </table:table-cell>
        </table:table-row>
        <table:table-row table:style-name="ro1">
          <table:table-cell/>
          <table:table-cell office:value-type="float" office:value="0.397114" calcext:value-type="float">
            <text:p>0.397114</text:p>
          </table:table-cell>
          <table:table-cell office:value-type="float" office:value="0.755232" calcext:value-type="float">
            <text:p>0.755232</text:p>
          </table:table-cell>
        </table:table-row>
        <table:table-row table:style-name="ro1">
          <table:table-cell/>
          <table:table-cell office:value-type="float" office:value="0.397506" calcext:value-type="float">
            <text:p>0.397506</text:p>
          </table:table-cell>
          <table:table-cell office:value-type="float" office:value="0.797376" calcext:value-type="float">
            <text:p>0.797376</text:p>
          </table:table-cell>
        </table:table-row>
        <table:table-row table:style-name="ro1">
          <table:table-cell/>
          <table:table-cell office:value-type="float" office:value="0.397506" calcext:value-type="float">
            <text:p>0.397506</text:p>
          </table:table-cell>
          <table:table-cell office:value-type="float" office:value="0.797376" calcext:value-type="float">
            <text:p>0.797376</text:p>
          </table:table-cell>
        </table:table-row>
        <table:table-row table:style-name="ro1">
          <table:table-cell/>
          <table:table-cell office:value-type="float" office:value="0.396909" calcext:value-type="float">
            <text:p>0.396909</text:p>
          </table:table-cell>
          <table:table-cell office:value-type="float" office:value="0.805852" calcext:value-type="float">
            <text:p>0.805852</text:p>
          </table:table-cell>
        </table:table-row>
        <table:table-row table:style-name="ro1">
          <table:table-cell/>
          <table:table-cell office:value-type="float" office:value="0.396959" calcext:value-type="float">
            <text:p>0.396959</text:p>
          </table:table-cell>
          <table:table-cell office:value-type="float" office:value="0.77838" calcext:value-type="float">
            <text:p>0.77838</text:p>
          </table:table-cell>
        </table:table-row>
        <table:table-row table:style-name="ro1">
          <table:table-cell/>
          <table:table-cell office:value-type="float" office:value="0.396959" calcext:value-type="float">
            <text:p>0.396959</text:p>
          </table:table-cell>
          <table:table-cell office:value-type="float" office:value="0.77838" calcext:value-type="float">
            <text:p>0.77838</text:p>
          </table:table-cell>
        </table:table-row>
        <table:table-row table:style-name="ro1">
          <table:table-cell/>
          <table:table-cell office:value-type="float" office:value="0.396403" calcext:value-type="float">
            <text:p>0.396403</text:p>
          </table:table-cell>
          <table:table-cell office:value-type="float" office:value="0.755922" calcext:value-type="float">
            <text:p>0.755922</text:p>
          </table:table-cell>
        </table:table-row>
        <table:table-row table:style-name="ro1">
          <table:table-cell/>
          <table:table-cell office:value-type="float" office:value="0.395388" calcext:value-type="float">
            <text:p>0.395388</text:p>
          </table:table-cell>
          <table:table-cell office:value-type="float" office:value="0.72863" calcext:value-type="float">
            <text:p>0.72863</text:p>
          </table:table-cell>
        </table:table-row>
        <table:table-row table:style-name="ro1">
          <table:table-cell/>
          <table:table-cell office:value-type="float" office:value="0.394186" calcext:value-type="float">
            <text:p>0.394186</text:p>
          </table:table-cell>
          <table:table-cell office:value-type="float" office:value="0.722821" calcext:value-type="float">
            <text:p>0.722821</text:p>
          </table:table-cell>
        </table:table-row>
        <table:table-row table:style-name="ro1">
          <table:table-cell/>
          <table:table-cell office:value-type="float" office:value="0.394186" calcext:value-type="float">
            <text:p>0.394186</text:p>
          </table:table-cell>
          <table:table-cell office:value-type="float" office:value="0.722821" calcext:value-type="float">
            <text:p>0.722821</text:p>
          </table:table-cell>
        </table:table-row>
        <table:table-row table:style-name="ro1">
          <table:table-cell/>
          <table:table-cell office:value-type="float" office:value="0.394198" calcext:value-type="float">
            <text:p>0.394198</text:p>
          </table:table-cell>
          <table:table-cell office:value-type="float" office:value="0.727014" calcext:value-type="float">
            <text:p>0.727014</text:p>
          </table:table-cell>
        </table:table-row>
        <table:table-row table:style-name="ro1">
          <table:table-cell/>
          <table:table-cell office:value-type="float" office:value="0.394198" calcext:value-type="float">
            <text:p>0.394198</text:p>
          </table:table-cell>
          <table:table-cell office:value-type="float" office:value="0.727014" calcext:value-type="float">
            <text:p>0.727014</text:p>
          </table:table-cell>
        </table:table-row>
        <table:table-row table:style-name="ro1">
          <table:table-cell/>
          <table:table-cell office:value-type="float" office:value="0.394019" calcext:value-type="float">
            <text:p>0.394019</text:p>
          </table:table-cell>
          <table:table-cell office:value-type="float" office:value="0.736998" calcext:value-type="float">
            <text:p>0.736998</text:p>
          </table:table-cell>
        </table:table-row>
        <table:table-row table:style-name="ro1">
          <table:table-cell/>
          <table:table-cell office:value-type="float" office:value="0.393205" calcext:value-type="float">
            <text:p>0.393205</text:p>
          </table:table-cell>
          <table:table-cell office:value-type="float" office:value="0.777892" calcext:value-type="float">
            <text:p>0.777892</text:p>
          </table:table-cell>
        </table:table-row>
        <table:table-row table:style-name="ro1">
          <table:table-cell/>
          <table:table-cell office:value-type="float" office:value="0.392895" calcext:value-type="float">
            <text:p>0.392895</text:p>
          </table:table-cell>
          <table:table-cell office:value-type="float" office:value="0.805983" calcext:value-type="float">
            <text:p>0.805983</text:p>
          </table:table-cell>
        </table:table-row>
        <table:table-row table:style-name="ro1">
          <table:table-cell/>
          <table:table-cell office:value-type="float" office:value="0.391791" calcext:value-type="float">
            <text:p>0.391791</text:p>
          </table:table-cell>
          <table:table-cell office:value-type="float" office:value="0.828818" calcext:value-type="float">
            <text:p>0.828818</text:p>
          </table:table-cell>
        </table:table-row>
        <table:table-row table:style-name="ro1">
          <table:table-cell/>
          <table:table-cell office:value-type="float" office:value="0.390319" calcext:value-type="float">
            <text:p>0.390319</text:p>
          </table:table-cell>
          <table:table-cell office:value-type="float" office:value="0.842028" calcext:value-type="float">
            <text:p>0.842028</text:p>
          </table:table-cell>
        </table:table-row>
        <table:table-row table:style-name="ro1">
          <table:table-cell/>
          <table:table-cell office:value-type="float" office:value="0.390319" calcext:value-type="float">
            <text:p>0.390319</text:p>
          </table:table-cell>
          <table:table-cell office:value-type="float" office:value="0.842028" calcext:value-type="float">
            <text:p>0.842028</text:p>
          </table:table-cell>
        </table:table-row>
        <table:table-row table:style-name="ro1">
          <table:table-cell/>
          <table:table-cell office:value-type="float" office:value="0.388856" calcext:value-type="float">
            <text:p>0.388856</text:p>
          </table:table-cell>
          <table:table-cell office:value-type="float" office:value="0.811784" calcext:value-type="float">
            <text:p>0.811784</text:p>
          </table:table-cell>
        </table:table-row>
        <table:table-row table:style-name="ro1">
          <table:table-cell/>
          <table:table-cell office:value-type="float" office:value="0.388243" calcext:value-type="float">
            <text:p>0.388243</text:p>
          </table:table-cell>
          <table:table-cell office:value-type="float" office:value="0.783911" calcext:value-type="float">
            <text:p>0.783911</text:p>
          </table:table-cell>
        </table:table-row>
        <table:table-row table:style-name="ro1">
          <table:table-cell/>
          <table:table-cell office:value-type="float" office:value="0.388243" calcext:value-type="float">
            <text:p>0.388243</text:p>
          </table:table-cell>
          <table:table-cell office:value-type="float" office:value="0.783911" calcext:value-type="float">
            <text:p>0.783911</text:p>
          </table:table-cell>
        </table:table-row>
        <table:table-row table:style-name="ro1">
          <table:table-cell/>
          <table:table-cell office:value-type="float" office:value="0.385294" calcext:value-type="float">
            <text:p>0.385294</text:p>
          </table:table-cell>
          <table:table-cell office:value-type="float" office:value="0.734189" calcext:value-type="float">
            <text:p>0.734189</text:p>
          </table:table-cell>
        </table:table-row>
        <table:table-row table:style-name="ro1">
          <table:table-cell/>
          <table:table-cell office:value-type="float" office:value="0.38398" calcext:value-type="float">
            <text:p>0.38398</text:p>
          </table:table-cell>
          <table:table-cell office:value-type="float" office:value="0.720302" calcext:value-type="float">
            <text:p>0.720302</text:p>
          </table:table-cell>
        </table:table-row>
        <table:table-row table:style-name="ro1">
          <table:table-cell/>
          <table:table-cell office:value-type="float" office:value="0.38398" calcext:value-type="float">
            <text:p>0.38398</text:p>
          </table:table-cell>
          <table:table-cell office:value-type="float" office:value="0.720302" calcext:value-type="float">
            <text:p>0.720302</text:p>
          </table:table-cell>
        </table:table-row>
        <table:table-row table:style-name="ro1">
          <table:table-cell/>
          <table:table-cell office:value-type="float" office:value="0.382299" calcext:value-type="float">
            <text:p>0.382299</text:p>
          </table:table-cell>
          <table:table-cell office:value-type="float" office:value="0.710443" calcext:value-type="float">
            <text:p>0.710443</text:p>
          </table:table-cell>
        </table:table-row>
        <table:table-row table:style-name="ro1">
          <table:table-cell/>
          <table:table-cell office:value-type="float" office:value="0.380027" calcext:value-type="float">
            <text:p>0.380027</text:p>
          </table:table-cell>
          <table:table-cell office:value-type="float" office:value="0.707857" calcext:value-type="float">
            <text:p>0.707857</text:p>
          </table:table-cell>
        </table:table-row>
        <table:table-row table:style-name="ro1">
          <table:table-cell/>
          <table:table-cell office:value-type="float" office:value="0.380042" calcext:value-type="float">
            <text:p>0.380042</text:p>
          </table:table-cell>
          <table:table-cell office:value-type="float" office:value="0.711493" calcext:value-type="float">
            <text:p>0.711493</text:p>
          </table:table-cell>
        </table:table-row>
        <table:table-row table:style-name="ro1">
          <table:table-cell/>
          <table:table-cell office:value-type="float" office:value="0.379417" calcext:value-type="float">
            <text:p>0.379417</text:p>
          </table:table-cell>
          <table:table-cell office:value-type="float" office:value="0.736985" calcext:value-type="float">
            <text:p>0.736985</text:p>
          </table:table-cell>
        </table:table-row>
        <table:table-row table:style-name="ro1">
          <table:table-cell/>
          <table:table-cell office:value-type="float" office:value="0.376918" calcext:value-type="float">
            <text:p>0.376918</text:p>
          </table:table-cell>
          <table:table-cell office:value-type="float" office:value="0.761145" calcext:value-type="float">
            <text:p>0.761145</text:p>
          </table:table-cell>
        </table:table-row>
        <table:table-row table:style-name="ro1">
          <table:table-cell/>
          <table:table-cell office:value-type="float" office:value="0.376918" calcext:value-type="float">
            <text:p>0.376918</text:p>
          </table:table-cell>
          <table:table-cell office:value-type="float" office:value="0.761145" calcext:value-type="float">
            <text:p>0.761145</text:p>
          </table:table-cell>
        </table:table-row>
        <table:table-row table:style-name="ro1">
          <table:table-cell/>
          <table:table-cell office:value-type="float" office:value="0.375647" calcext:value-type="float">
            <text:p>0.375647</text:p>
          </table:table-cell>
          <table:table-cell office:value-type="float" office:value="0.789188" calcext:value-type="float">
            <text:p>0.789188</text:p>
          </table:table-cell>
        </table:table-row>
        <table:table-row table:style-name="ro1">
          <table:table-cell/>
          <table:table-cell office:value-type="float" office:value="0.372774" calcext:value-type="float">
            <text:p>0.372774</text:p>
          </table:table-cell>
          <table:table-cell office:value-type="float" office:value="0.823481" calcext:value-type="float">
            <text:p>0.823481</text:p>
          </table:table-cell>
        </table:table-row>
        <table:table-row table:style-name="ro1">
          <table:table-cell/>
          <table:table-cell office:value-type="float" office:value="0.372774" calcext:value-type="float">
            <text:p>0.372774</text:p>
          </table:table-cell>
          <table:table-cell office:value-type="float" office:value="0.823481" calcext:value-type="float">
            <text:p>0.823481</text:p>
          </table:table-cell>
        </table:table-row>
        <table:table-row table:style-name="ro1">
          <table:table-cell/>
          <table:table-cell office:value-type="float" office:value="0.373178" calcext:value-type="float">
            <text:p>0.373178</text:p>
          </table:table-cell>
          <table:table-cell office:value-type="float" office:value="0.813317" calcext:value-type="float">
            <text:p>0.813317</text:p>
          </table:table-cell>
        </table:table-row>
        <table:table-row table:style-name="ro1">
          <table:table-cell/>
          <table:table-cell office:value-type="float" office:value="0.373293" calcext:value-type="float">
            <text:p>0.373293</text:p>
          </table:table-cell>
          <table:table-cell office:value-type="float" office:value="0.791956" calcext:value-type="float">
            <text:p>0.791956</text:p>
          </table:table-cell>
        </table:table-row>
        <table:table-row table:style-name="ro1">
          <table:table-cell/>
          <table:table-cell office:value-type="float" office:value="0.371929" calcext:value-type="float">
            <text:p>0.371929</text:p>
          </table:table-cell>
          <table:table-cell office:value-type="float" office:value="0.766017" calcext:value-type="float">
            <text:p>0.766017</text:p>
          </table:table-cell>
        </table:table-row>
        <table:table-row table:style-name="ro1">
          <table:table-cell/>
          <table:table-cell office:value-type="float" office:value="0.371799" calcext:value-type="float">
            <text:p>0.371799</text:p>
          </table:table-cell>
          <table:table-cell office:value-type="float" office:value="0.744004" calcext:value-type="float">
            <text:p>0.744004</text:p>
          </table:table-cell>
        </table:table-row>
        <table:table-row table:style-name="ro1">
          <table:table-cell/>
          <table:table-cell office:value-type="float" office:value="0.372495" calcext:value-type="float">
            <text:p>0.372495</text:p>
          </table:table-cell>
          <table:table-cell office:value-type="float" office:value="0.729833" calcext:value-type="float">
            <text:p>0.729833</text:p>
          </table:table-cell>
        </table:table-row>
        <table:table-row table:style-name="ro1">
          <table:table-cell/>
          <table:table-cell office:value-type="float" office:value="0.370174" calcext:value-type="float">
            <text:p>0.370174</text:p>
          </table:table-cell>
          <table:table-cell office:value-type="float" office:value="0.720467" calcext:value-type="float">
            <text:p>0.720467</text:p>
          </table:table-cell>
        </table:table-row>
        <table:table-row table:style-name="ro1">
          <table:table-cell/>
          <table:table-cell office:value-type="float" office:value="0.368875" calcext:value-type="float">
            <text:p>0.368875</text:p>
          </table:table-cell>
          <table:table-cell office:value-type="float" office:value="0.719294" calcext:value-type="float">
            <text:p>0.719294</text:p>
          </table:table-cell>
        </table:table-row>
        <table:table-row table:style-name="ro1">
          <table:table-cell/>
          <table:table-cell office:value-type="float" office:value="0.370138" calcext:value-type="float">
            <text:p>0.370138</text:p>
          </table:table-cell>
          <table:table-cell office:value-type="float" office:value="0.726331" calcext:value-type="float">
            <text:p>0.726331</text:p>
          </table:table-cell>
        </table:table-row>
        <table:table-row table:style-name="ro1">
          <table:table-cell/>
          <table:table-cell office:value-type="float" office:value="0.370138" calcext:value-type="float">
            <text:p>0.370138</text:p>
          </table:table-cell>
          <table:table-cell office:value-type="float" office:value="0.726331" calcext:value-type="float">
            <text:p>0.726331</text:p>
          </table:table-cell>
        </table:table-row>
        <table:table-row table:style-name="ro1">
          <table:table-cell/>
          <table:table-cell office:value-type="float" office:value="0.369901" calcext:value-type="float">
            <text:p>0.369901</text:p>
          </table:table-cell>
          <table:table-cell office:value-type="float" office:value="0.737914" calcext:value-type="float">
            <text:p>0.737914</text:p>
          </table:table-cell>
        </table:table-row>
        <table:table-row table:style-name="ro1">
          <table:table-cell/>
          <table:table-cell office:value-type="float" office:value="0.36896" calcext:value-type="float">
            <text:p>0.36896</text:p>
          </table:table-cell>
          <table:table-cell office:value-type="float" office:value="0.75904" calcext:value-type="float">
            <text:p>0.75904</text:p>
          </table:table-cell>
        </table:table-row>
        <table:table-row table:style-name="ro1">
          <table:table-cell/>
          <table:table-cell office:value-type="float" office:value="0.36845" calcext:value-type="float">
            <text:p>0.36845</text:p>
          </table:table-cell>
          <table:table-cell office:value-type="float" office:value="0.813654" calcext:value-type="float">
            <text:p>0.813654</text:p>
          </table:table-cell>
        </table:table-row>
        <table:table-row table:style-name="ro1">
          <table:table-cell/>
          <table:table-cell office:value-type="float" office:value="0.368229" calcext:value-type="float">
            <text:p>0.368229</text:p>
          </table:table-cell>
          <table:table-cell office:value-type="float" office:value="0.83708" calcext:value-type="float">
            <text:p>0.83708</text:p>
          </table:table-cell>
        </table:table-row>
        <table:table-row table:style-name="ro1">
          <table:table-cell/>
          <table:table-cell office:value-type="float" office:value="0.367851" calcext:value-type="float">
            <text:p>0.367851</text:p>
          </table:table-cell>
          <table:table-cell office:value-type="float" office:value="0.847989" calcext:value-type="float">
            <text:p>0.847989</text:p>
          </table:table-cell>
        </table:table-row>
      </table:table>
      <table:table table:name="arm_satellite" table:style-name="ta1">
        <table:shapes>
          <draw:frame draw:z-index="0" draw:style-name="gr1" draw:text-style-name="P1" svg:width="6.2988in" svg:height="3.5429in" svg:x="3.5957in" svg:y="0.1748in">
            <draw:object draw:notify-on-update-of-ranges="arm_satellite.B2:arm_satellite.B108 arm_satellite.C2:arm_satellite.C10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table:number-columns-repeated="3"/>
        </table:table-row>
        <table:table-row table:style-name="ro1">
          <table:table-cell/>
          <table:table-cell office:value-type="float" office:value="0.315754" calcext:value-type="float">
            <text:p>0.315754</text:p>
          </table:table-cell>
          <table:table-cell office:value-type="float" office:value="0.812143" calcext:value-type="float">
            <text:p>0.812143</text:p>
          </table:table-cell>
        </table:table-row>
        <table:table-row table:style-name="ro1">
          <table:table-cell/>
          <table:table-cell office:value-type="float" office:value="0.309792" calcext:value-type="float">
            <text:p>0.309792</text:p>
          </table:table-cell>
          <table:table-cell office:value-type="float" office:value="0.798613" calcext:value-type="float">
            <text:p>0.798613</text:p>
          </table:table-cell>
        </table:table-row>
        <table:table-row table:style-name="ro1">
          <table:table-cell/>
          <table:table-cell office:value-type="float" office:value="0.308637" calcext:value-type="float">
            <text:p>0.308637</text:p>
          </table:table-cell>
          <table:table-cell office:value-type="float" office:value="0.790043" calcext:value-type="float">
            <text:p>0.790043</text:p>
          </table:table-cell>
        </table:table-row>
        <table:table-row table:style-name="ro1">
          <table:table-cell/>
          <table:table-cell office:value-type="float" office:value="0.305607" calcext:value-type="float">
            <text:p>0.305607</text:p>
          </table:table-cell>
          <table:table-cell office:value-type="float" office:value="0.781589" calcext:value-type="float">
            <text:p>0.781589</text:p>
          </table:table-cell>
        </table:table-row>
        <table:table-row table:style-name="ro1">
          <table:table-cell/>
          <table:table-cell office:value-type="float" office:value="0.3001" calcext:value-type="float">
            <text:p>0.3001</text:p>
          </table:table-cell>
          <table:table-cell office:value-type="float" office:value="0.767652" calcext:value-type="float">
            <text:p>0.767652</text:p>
          </table:table-cell>
        </table:table-row>
        <table:table-row table:style-name="ro1">
          <table:table-cell/>
          <table:table-cell office:value-type="float" office:value="0.297215" calcext:value-type="float">
            <text:p>0.297215</text:p>
          </table:table-cell>
          <table:table-cell office:value-type="float" office:value="0.754118" calcext:value-type="float">
            <text:p>0.754118</text:p>
          </table:table-cell>
        </table:table-row>
        <table:table-row table:style-name="ro1">
          <table:table-cell/>
          <table:table-cell office:value-type="float" office:value="0.299238" calcext:value-type="float">
            <text:p>0.299238</text:p>
          </table:table-cell>
          <table:table-cell office:value-type="float" office:value="0.747737" calcext:value-type="float">
            <text:p>0.747737</text:p>
          </table:table-cell>
        </table:table-row>
        <table:table-row table:style-name="ro1">
          <table:table-cell/>
          <table:table-cell office:value-type="float" office:value="0.299024" calcext:value-type="float">
            <text:p>0.299024</text:p>
          </table:table-cell>
          <table:table-cell office:value-type="float" office:value="0.731767" calcext:value-type="float">
            <text:p>0.731767</text:p>
          </table:table-cell>
        </table:table-row>
        <table:table-row table:style-name="ro1">
          <table:table-cell/>
          <table:table-cell office:value-type="float" office:value="0.297609" calcext:value-type="float">
            <text:p>0.297609</text:p>
          </table:table-cell>
          <table:table-cell office:value-type="float" office:value="0.712895" calcext:value-type="float">
            <text:p>0.712895</text:p>
          </table:table-cell>
        </table:table-row>
        <table:table-row table:style-name="ro1">
          <table:table-cell/>
          <table:table-cell office:value-type="float" office:value="0.30107" calcext:value-type="float">
            <text:p>0.30107</text:p>
          </table:table-cell>
          <table:table-cell office:value-type="float" office:value="0.697103" calcext:value-type="float">
            <text:p>0.697103</text:p>
          </table:table-cell>
        </table:table-row>
        <table:table-row table:style-name="ro1">
          <table:table-cell/>
          <table:table-cell office:value-type="float" office:value="0.306567" calcext:value-type="float">
            <text:p>0.306567</text:p>
          </table:table-cell>
          <table:table-cell office:value-type="float" office:value="0.68517" calcext:value-type="float">
            <text:p>0.68517</text:p>
          </table:table-cell>
        </table:table-row>
        <table:table-row table:style-name="ro1">
          <table:table-cell/>
          <table:table-cell office:value-type="float" office:value="0.315979" calcext:value-type="float">
            <text:p>0.315979</text:p>
          </table:table-cell>
          <table:table-cell office:value-type="float" office:value="0.684671" calcext:value-type="float">
            <text:p>0.684671</text:p>
          </table:table-cell>
        </table:table-row>
        <table:table-row table:style-name="ro1">
          <table:table-cell/>
          <table:table-cell office:value-type="float" office:value="0.324287" calcext:value-type="float">
            <text:p>0.324287</text:p>
          </table:table-cell>
          <table:table-cell office:value-type="float" office:value="0.680176" calcext:value-type="float">
            <text:p>0.680176</text:p>
          </table:table-cell>
        </table:table-row>
        <table:table-row table:style-name="ro1">
          <table:table-cell/>
          <table:table-cell office:value-type="float" office:value="0.335751" calcext:value-type="float">
            <text:p>0.335751</text:p>
          </table:table-cell>
          <table:table-cell office:value-type="float" office:value="0.67593" calcext:value-type="float">
            <text:p>0.67593</text:p>
          </table:table-cell>
        </table:table-row>
        <table:table-row table:style-name="ro1">
          <table:table-cell/>
          <table:table-cell office:value-type="float" office:value="0.349065" calcext:value-type="float">
            <text:p>0.349065</text:p>
          </table:table-cell>
          <table:table-cell office:value-type="float" office:value="0.665662" calcext:value-type="float">
            <text:p>0.665662</text:p>
          </table:table-cell>
        </table:table-row>
        <table:table-row table:style-name="ro1">
          <table:table-cell/>
          <table:table-cell office:value-type="float" office:value="0.367722" calcext:value-type="float">
            <text:p>0.367722</text:p>
          </table:table-cell>
          <table:table-cell office:value-type="float" office:value="0.633254" calcext:value-type="float">
            <text:p>0.633254</text:p>
          </table:table-cell>
        </table:table-row>
        <table:table-row table:style-name="ro1">
          <table:table-cell/>
          <table:table-cell office:value-type="float" office:value="0.390538" calcext:value-type="float">
            <text:p>0.390538</text:p>
          </table:table-cell>
          <table:table-cell office:value-type="float" office:value="0.571414" calcext:value-type="float">
            <text:p>0.571414</text:p>
          </table:table-cell>
        </table:table-row>
        <table:table-row table:style-name="ro1">
          <table:table-cell/>
          <table:table-cell office:value-type="float" office:value="0.421308" calcext:value-type="float">
            <text:p>0.421308</text:p>
          </table:table-cell>
          <table:table-cell office:value-type="float" office:value="0.502932" calcext:value-type="float">
            <text:p>0.502932</text:p>
          </table:table-cell>
        </table:table-row>
        <table:table-row table:style-name="ro1">
          <table:table-cell/>
          <table:table-cell office:value-type="float" office:value="0.440455" calcext:value-type="float">
            <text:p>0.440455</text:p>
          </table:table-cell>
          <table:table-cell office:value-type="float" office:value="0.465537" calcext:value-type="float">
            <text:p>0.465537</text:p>
          </table:table-cell>
        </table:table-row>
        <table:table-row table:style-name="ro1">
          <table:table-cell/>
          <table:table-cell office:value-type="float" office:value="0.504682" calcext:value-type="float">
            <text:p>0.504682</text:p>
          </table:table-cell>
          <table:table-cell office:value-type="float" office:value="0.410006" calcext:value-type="float">
            <text:p>0.410006</text:p>
          </table:table-cell>
        </table:table-row>
        <table:table-row table:style-name="ro1">
          <table:table-cell/>
          <table:table-cell office:value-type="float" office:value="0.516382" calcext:value-type="float">
            <text:p>0.516382</text:p>
          </table:table-cell>
          <table:table-cell office:value-type="float" office:value="0.419019" calcext:value-type="float">
            <text:p>0.419019</text:p>
          </table:table-cell>
        </table:table-row>
        <table:table-row table:style-name="ro1">
          <table:table-cell/>
          <table:table-cell office:value-type="float" office:value="0.520286" calcext:value-type="float">
            <text:p>0.520286</text:p>
          </table:table-cell>
          <table:table-cell office:value-type="float" office:value="0.445448" calcext:value-type="float">
            <text:p>0.445448</text:p>
          </table:table-cell>
        </table:table-row>
        <table:table-row table:style-name="ro1">
          <table:table-cell/>
          <table:table-cell office:value-type="float" office:value="0.530455" calcext:value-type="float">
            <text:p>0.530455</text:p>
          </table:table-cell>
          <table:table-cell office:value-type="float" office:value="0.512885" calcext:value-type="float">
            <text:p>0.512885</text:p>
          </table:table-cell>
        </table:table-row>
        <table:table-row table:style-name="ro1">
          <table:table-cell/>
          <table:table-cell office:value-type="float" office:value="0.518069" calcext:value-type="float">
            <text:p>0.518069</text:p>
          </table:table-cell>
          <table:table-cell office:value-type="float" office:value="0.587839" calcext:value-type="float">
            <text:p>0.587839</text:p>
          </table:table-cell>
        </table:table-row>
        <table:table-row table:style-name="ro1">
          <table:table-cell/>
          <table:table-cell office:value-type="float" office:value="0.483865" calcext:value-type="float">
            <text:p>0.483865</text:p>
          </table:table-cell>
          <table:table-cell office:value-type="float" office:value="0.645937" calcext:value-type="float">
            <text:p>0.645937</text:p>
          </table:table-cell>
        </table:table-row>
        <table:table-row table:style-name="ro1">
          <table:table-cell/>
          <table:table-cell office:value-type="float" office:value="0.414143" calcext:value-type="float">
            <text:p>0.414143</text:p>
          </table:table-cell>
          <table:table-cell office:value-type="float" office:value="0.671181" calcext:value-type="float">
            <text:p>0.671181</text:p>
          </table:table-cell>
        </table:table-row>
        <table:table-row table:style-name="ro1">
          <table:table-cell/>
          <table:table-cell office:value-type="float" office:value="0.361516" calcext:value-type="float">
            <text:p>0.361516</text:p>
          </table:table-cell>
          <table:table-cell office:value-type="float" office:value="0.661098" calcext:value-type="float">
            <text:p>0.661098</text:p>
          </table:table-cell>
        </table:table-row>
        <table:table-row table:style-name="ro1">
          <table:table-cell/>
          <table:table-cell office:value-type="float" office:value="0.322313" calcext:value-type="float">
            <text:p>0.322313</text:p>
          </table:table-cell>
          <table:table-cell office:value-type="float" office:value="0.617856" calcext:value-type="float">
            <text:p>0.617856</text:p>
          </table:table-cell>
        </table:table-row>
        <table:table-row table:style-name="ro1">
          <table:table-cell/>
          <table:table-cell office:value-type="float" office:value="0.304282" calcext:value-type="float">
            <text:p>0.304282</text:p>
          </table:table-cell>
          <table:table-cell office:value-type="float" office:value="0.542336" calcext:value-type="float">
            <text:p>0.542336</text:p>
          </table:table-cell>
        </table:table-row>
        <table:table-row table:style-name="ro1">
          <table:table-cell/>
          <table:table-cell office:value-type="float" office:value="0.298819" calcext:value-type="float">
            <text:p>0.298819</text:p>
          </table:table-cell>
          <table:table-cell office:value-type="float" office:value="0.479637" calcext:value-type="float">
            <text:p>0.479637</text:p>
          </table:table-cell>
        </table:table-row>
        <table:table-row table:style-name="ro1">
          <table:table-cell/>
          <table:table-cell office:value-type="float" office:value="0.337249" calcext:value-type="float">
            <text:p>0.337249</text:p>
          </table:table-cell>
          <table:table-cell office:value-type="float" office:value="0.399462" calcext:value-type="float">
            <text:p>0.399462</text:p>
          </table:table-cell>
        </table:table-row>
        <table:table-row table:style-name="ro1">
          <table:table-cell/>
          <table:table-cell office:value-type="float" office:value="0.363812" calcext:value-type="float">
            <text:p>0.363812</text:p>
          </table:table-cell>
          <table:table-cell office:value-type="float" office:value="0.36866" calcext:value-type="float">
            <text:p>0.36866</text:p>
          </table:table-cell>
        </table:table-row>
        <table:table-row table:style-name="ro1">
          <table:table-cell/>
          <table:table-cell office:value-type="float" office:value="0.413939" calcext:value-type="float">
            <text:p>0.413939</text:p>
          </table:table-cell>
          <table:table-cell office:value-type="float" office:value="0.333466" calcext:value-type="float">
            <text:p>0.333466</text:p>
          </table:table-cell>
        </table:table-row>
        <table:table-row table:style-name="ro1">
          <table:table-cell/>
          <table:table-cell office:value-type="float" office:value="0.432963" calcext:value-type="float">
            <text:p>0.432963</text:p>
          </table:table-cell>
          <table:table-cell office:value-type="float" office:value="0.325232" calcext:value-type="float">
            <text:p>0.325232</text:p>
          </table:table-cell>
        </table:table-row>
        <table:table-row table:style-name="ro1">
          <table:table-cell/>
          <table:table-cell office:value-type="float" office:value="0.469363" calcext:value-type="float">
            <text:p>0.469363</text:p>
          </table:table-cell>
          <table:table-cell office:value-type="float" office:value="0.34893" calcext:value-type="float">
            <text:p>0.34893</text:p>
          </table:table-cell>
        </table:table-row>
        <table:table-row table:style-name="ro1">
          <table:table-cell/>
          <table:table-cell office:value-type="float" office:value="0.491795" calcext:value-type="float">
            <text:p>0.491795</text:p>
          </table:table-cell>
          <table:table-cell office:value-type="float" office:value="0.405347" calcext:value-type="float">
            <text:p>0.405347</text:p>
          </table:table-cell>
        </table:table-row>
        <table:table-row table:style-name="ro1">
          <table:table-cell/>
          <table:table-cell office:value-type="float" office:value="0.508097" calcext:value-type="float">
            <text:p>0.508097</text:p>
          </table:table-cell>
          <table:table-cell office:value-type="float" office:value="0.477075" calcext:value-type="float">
            <text:p>0.477075</text:p>
          </table:table-cell>
        </table:table-row>
        <table:table-row table:style-name="ro1">
          <table:table-cell/>
          <table:table-cell office:value-type="float" office:value="0.494924" calcext:value-type="float">
            <text:p>0.494924</text:p>
          </table:table-cell>
          <table:table-cell office:value-type="float" office:value="0.566806" calcext:value-type="float">
            <text:p>0.566806</text:p>
          </table:table-cell>
        </table:table-row>
        <table:table-row table:style-name="ro1">
          <table:table-cell/>
          <table:table-cell office:value-type="float" office:value="0.43905" calcext:value-type="float">
            <text:p>0.43905</text:p>
          </table:table-cell>
          <table:table-cell office:value-type="float" office:value="0.626569" calcext:value-type="float">
            <text:p>0.626569</text:p>
          </table:table-cell>
        </table:table-row>
        <table:table-row table:style-name="ro1">
          <table:table-cell/>
          <table:table-cell office:value-type="float" office:value="0.378901" calcext:value-type="float">
            <text:p>0.378901</text:p>
          </table:table-cell>
          <table:table-cell office:value-type="float" office:value="0.649563" calcext:value-type="float">
            <text:p>0.649563</text:p>
          </table:table-cell>
        </table:table-row>
        <table:table-row table:style-name="ro1">
          <table:table-cell/>
          <table:table-cell office:value-type="float" office:value="0.330755" calcext:value-type="float">
            <text:p>0.330755</text:p>
          </table:table-cell>
          <table:table-cell office:value-type="float" office:value="0.625001" calcext:value-type="float">
            <text:p>0.625001</text:p>
          </table:table-cell>
        </table:table-row>
        <table:table-row table:style-name="ro1">
          <table:table-cell/>
          <table:table-cell office:value-type="float" office:value="0.296927" calcext:value-type="float">
            <text:p>0.296927</text:p>
          </table:table-cell>
          <table:table-cell office:value-type="float" office:value="0.555675" calcext:value-type="float">
            <text:p>0.555675</text:p>
          </table:table-cell>
        </table:table-row>
        <table:table-row table:style-name="ro1">
          <table:table-cell/>
          <table:table-cell office:value-type="float" office:value="0.288872" calcext:value-type="float">
            <text:p>0.288872</text:p>
          </table:table-cell>
          <table:table-cell office:value-type="float" office:value="0.469365" calcext:value-type="float">
            <text:p>0.469365</text:p>
          </table:table-cell>
        </table:table-row>
        <table:table-row table:style-name="ro1">
          <table:table-cell/>
          <table:table-cell office:value-type="float" office:value="0.305023" calcext:value-type="float">
            <text:p>0.305023</text:p>
          </table:table-cell>
          <table:table-cell office:value-type="float" office:value="0.406801" calcext:value-type="float">
            <text:p>0.406801</text:p>
          </table:table-cell>
        </table:table-row>
        <table:table-row table:style-name="ro1">
          <table:table-cell/>
          <table:table-cell office:value-type="float" office:value="0.329328" calcext:value-type="float">
            <text:p>0.329328</text:p>
          </table:table-cell>
          <table:table-cell office:value-type="float" office:value="0.33529" calcext:value-type="float">
            <text:p>0.33529</text:p>
          </table:table-cell>
        </table:table-row>
        <table:table-row table:style-name="ro1">
          <table:table-cell/>
          <table:table-cell office:value-type="float" office:value="0.352713" calcext:value-type="float">
            <text:p>0.352713</text:p>
          </table:table-cell>
          <table:table-cell office:value-type="float" office:value="0.288447" calcext:value-type="float">
            <text:p>0.288447</text:p>
          </table:table-cell>
        </table:table-row>
        <table:table-row table:style-name="ro1">
          <table:table-cell/>
          <table:table-cell office:value-type="float" office:value="0.405594" calcext:value-type="float">
            <text:p>0.405594</text:p>
          </table:table-cell>
          <table:table-cell office:value-type="float" office:value="0.289907" calcext:value-type="float">
            <text:p>0.289907</text:p>
          </table:table-cell>
        </table:table-row>
        <table:table-row table:style-name="ro1">
          <table:table-cell/>
          <table:table-cell office:value-type="float" office:value="0.426435" calcext:value-type="float">
            <text:p>0.426435</text:p>
          </table:table-cell>
          <table:table-cell office:value-type="float" office:value="0.305977" calcext:value-type="float">
            <text:p>0.305977</text:p>
          </table:table-cell>
        </table:table-row>
        <table:table-row table:style-name="ro1">
          <table:table-cell/>
          <table:table-cell office:value-type="float" office:value="0.447848" calcext:value-type="float">
            <text:p>0.447848</text:p>
          </table:table-cell>
          <table:table-cell office:value-type="float" office:value="0.359019" calcext:value-type="float">
            <text:p>0.359019</text:p>
          </table:table-cell>
        </table:table-row>
        <table:table-row table:style-name="ro1">
          <table:table-cell/>
          <table:table-cell office:value-type="float" office:value="0.480625" calcext:value-type="float">
            <text:p>0.480625</text:p>
          </table:table-cell>
          <table:table-cell office:value-type="float" office:value="0.406615" calcext:value-type="float">
            <text:p>0.406615</text:p>
          </table:table-cell>
        </table:table-row>
        <table:table-row table:style-name="ro1">
          <table:table-cell/>
          <table:table-cell office:value-type="float" office:value="0.485939" calcext:value-type="float">
            <text:p>0.485939</text:p>
          </table:table-cell>
          <table:table-cell office:value-type="float" office:value="0.491467" calcext:value-type="float">
            <text:p>0.491467</text:p>
          </table:table-cell>
        </table:table-row>
        <table:table-row table:style-name="ro1">
          <table:table-cell/>
          <table:table-cell office:value-type="float" office:value="0.445308" calcext:value-type="float">
            <text:p>0.445308</text:p>
          </table:table-cell>
          <table:table-cell office:value-type="float" office:value="0.563138" calcext:value-type="float">
            <text:p>0.563138</text:p>
          </table:table-cell>
        </table:table-row>
        <table:table-row table:style-name="ro1">
          <table:table-cell/>
          <table:table-cell office:value-type="float" office:value="0.393126" calcext:value-type="float">
            <text:p>0.393126</text:p>
          </table:table-cell>
          <table:table-cell office:value-type="float" office:value="0.605504" calcext:value-type="float">
            <text:p>0.605504</text:p>
          </table:table-cell>
        </table:table-row>
        <table:table-row table:style-name="ro1">
          <table:table-cell/>
          <table:table-cell office:value-type="float" office:value="0.343145" calcext:value-type="float">
            <text:p>0.343145</text:p>
          </table:table-cell>
          <table:table-cell office:value-type="float" office:value="0.604101" calcext:value-type="float">
            <text:p>0.604101</text:p>
          </table:table-cell>
        </table:table-row>
        <table:table-row table:style-name="ro1">
          <table:table-cell/>
          <table:table-cell office:value-type="float" office:value="0.306984" calcext:value-type="float">
            <text:p>0.306984</text:p>
          </table:table-cell>
          <table:table-cell office:value-type="float" office:value="0.555552" calcext:value-type="float">
            <text:p>0.555552</text:p>
          </table:table-cell>
        </table:table-row>
        <table:table-row table:style-name="ro1">
          <table:table-cell/>
          <table:table-cell office:value-type="float" office:value="0.299887" calcext:value-type="float">
            <text:p>0.299887</text:p>
          </table:table-cell>
          <table:table-cell office:value-type="float" office:value="0.480662" calcext:value-type="float">
            <text:p>0.480662</text:p>
          </table:table-cell>
        </table:table-row>
        <table:table-row table:style-name="ro1">
          <table:table-cell/>
          <table:table-cell office:value-type="float" office:value="0.307952" calcext:value-type="float">
            <text:p>0.307952</text:p>
          </table:table-cell>
          <table:table-cell office:value-type="float" office:value="0.421342" calcext:value-type="float">
            <text:p>0.421342</text:p>
          </table:table-cell>
        </table:table-row>
        <table:table-row table:style-name="ro1">
          <table:table-cell/>
          <table:table-cell office:value-type="float" office:value="0.334195" calcext:value-type="float">
            <text:p>0.334195</text:p>
          </table:table-cell>
          <table:table-cell office:value-type="float" office:value="0.353934" calcext:value-type="float">
            <text:p>0.353934</text:p>
          </table:table-cell>
        </table:table-row>
        <table:table-row table:style-name="ro1">
          <table:table-cell/>
          <table:table-cell office:value-type="float" office:value="0.357487" calcext:value-type="float">
            <text:p>0.357487</text:p>
          </table:table-cell>
          <table:table-cell office:value-type="float" office:value="0.327889" calcext:value-type="float">
            <text:p>0.327889</text:p>
          </table:table-cell>
        </table:table-row>
        <table:table-row table:style-name="ro1">
          <table:table-cell/>
          <table:table-cell office:value-type="float" office:value="0.422697" calcext:value-type="float">
            <text:p>0.422697</text:p>
          </table:table-cell>
          <table:table-cell office:value-type="float" office:value="0.309041" calcext:value-type="float">
            <text:p>0.309041</text:p>
          </table:table-cell>
        </table:table-row>
        <table:table-row table:style-name="ro1">
          <table:table-cell/>
          <table:table-cell office:value-type="float" office:value="0.446215" calcext:value-type="float">
            <text:p>0.446215</text:p>
          </table:table-cell>
          <table:table-cell office:value-type="float" office:value="0.33935" calcext:value-type="float">
            <text:p>0.33935</text:p>
          </table:table-cell>
        </table:table-row>
        <table:table-row table:style-name="ro1">
          <table:table-cell/>
          <table:table-cell office:value-type="float" office:value="0.476552" calcext:value-type="float">
            <text:p>0.476552</text:p>
          </table:table-cell>
          <table:table-cell office:value-type="float" office:value="0.388375" calcext:value-type="float">
            <text:p>0.388375</text:p>
          </table:table-cell>
        </table:table-row>
        <table:table-row table:style-name="ro1">
          <table:table-cell/>
          <table:table-cell office:value-type="float" office:value="0.492177" calcext:value-type="float">
            <text:p>0.492177</text:p>
          </table:table-cell>
          <table:table-cell office:value-type="float" office:value="0.465679" calcext:value-type="float">
            <text:p>0.465679</text:p>
          </table:table-cell>
        </table:table-row>
        <table:table-row table:style-name="ro1">
          <table:table-cell/>
          <table:table-cell office:value-type="float" office:value="0.472248" calcext:value-type="float">
            <text:p>0.472248</text:p>
          </table:table-cell>
          <table:table-cell office:value-type="float" office:value="0.581944" calcext:value-type="float">
            <text:p>0.581944</text:p>
          </table:table-cell>
        </table:table-row>
        <table:table-row table:style-name="ro1">
          <table:table-cell/>
          <table:table-cell office:value-type="float" office:value="0.412918" calcext:value-type="float">
            <text:p>0.412918</text:p>
          </table:table-cell>
          <table:table-cell office:value-type="float" office:value="0.619286" calcext:value-type="float">
            <text:p>0.619286</text:p>
          </table:table-cell>
        </table:table-row>
        <table:table-row table:style-name="ro1">
          <table:table-cell/>
          <table:table-cell office:value-type="float" office:value="0.366795" calcext:value-type="float">
            <text:p>0.366795</text:p>
          </table:table-cell>
          <table:table-cell office:value-type="float" office:value="0.623302" calcext:value-type="float">
            <text:p>0.623302</text:p>
          </table:table-cell>
        </table:table-row>
        <table:table-row table:style-name="ro1">
          <table:table-cell/>
          <table:table-cell office:value-type="float" office:value="0.330195" calcext:value-type="float">
            <text:p>0.330195</text:p>
          </table:table-cell>
          <table:table-cell office:value-type="float" office:value="0.58762" calcext:value-type="float">
            <text:p>0.58762</text:p>
          </table:table-cell>
        </table:table-row>
        <table:table-row table:style-name="ro1">
          <table:table-cell/>
          <table:table-cell office:value-type="float" office:value="0.311235" calcext:value-type="float">
            <text:p>0.311235</text:p>
          </table:table-cell>
          <table:table-cell office:value-type="float" office:value="0.512858" calcext:value-type="float">
            <text:p>0.512858</text:p>
          </table:table-cell>
        </table:table-row>
        <table:table-row table:style-name="ro1">
          <table:table-cell/>
          <table:table-cell office:value-type="float" office:value="0.318141" calcext:value-type="float">
            <text:p>0.318141</text:p>
          </table:table-cell>
          <table:table-cell office:value-type="float" office:value="0.433544" calcext:value-type="float">
            <text:p>0.433544</text:p>
          </table:table-cell>
        </table:table-row>
        <table:table-row table:style-name="ro1">
          <table:table-cell/>
          <table:table-cell office:value-type="float" office:value="0.330534" calcext:value-type="float">
            <text:p>0.330534</text:p>
          </table:table-cell>
          <table:table-cell office:value-type="float" office:value="0.407075" calcext:value-type="float">
            <text:p>0.407075</text:p>
          </table:table-cell>
        </table:table-row>
        <table:table-row table:style-name="ro1">
          <table:table-cell/>
          <table:table-cell office:value-type="float" office:value="0.358215" calcext:value-type="float">
            <text:p>0.358215</text:p>
          </table:table-cell>
          <table:table-cell office:value-type="float" office:value="0.351376" calcext:value-type="float">
            <text:p>0.351376</text:p>
          </table:table-cell>
        </table:table-row>
        <table:table-row table:style-name="ro1">
          <table:table-cell/>
          <table:table-cell office:value-type="float" office:value="0.417521" calcext:value-type="float">
            <text:p>0.417521</text:p>
          </table:table-cell>
          <table:table-cell office:value-type="float" office:value="0.316381" calcext:value-type="float">
            <text:p>0.316381</text:p>
          </table:table-cell>
        </table:table-row>
        <table:table-row table:style-name="ro1">
          <table:table-cell/>
          <table:table-cell office:value-type="float" office:value="0.433161" calcext:value-type="float">
            <text:p>0.433161</text:p>
          </table:table-cell>
          <table:table-cell office:value-type="float" office:value="0.317339" calcext:value-type="float">
            <text:p>0.317339</text:p>
          </table:table-cell>
        </table:table-row>
        <table:table-row table:style-name="ro1">
          <table:table-cell/>
          <table:table-cell office:value-type="float" office:value="0.446935" calcext:value-type="float">
            <text:p>0.446935</text:p>
          </table:table-cell>
          <table:table-cell office:value-type="float" office:value="0.331539" calcext:value-type="float">
            <text:p>0.331539</text:p>
          </table:table-cell>
        </table:table-row>
        <table:table-row table:style-name="ro1">
          <table:table-cell/>
          <table:table-cell office:value-type="float" office:value="0.472159" calcext:value-type="float">
            <text:p>0.472159</text:p>
          </table:table-cell>
          <table:table-cell office:value-type="float" office:value="0.376274" calcext:value-type="float">
            <text:p>0.376274</text:p>
          </table:table-cell>
        </table:table-row>
        <table:table-row table:style-name="ro1">
          <table:table-cell/>
          <table:table-cell office:value-type="float" office:value="0.502607" calcext:value-type="float">
            <text:p>0.502607</text:p>
          </table:table-cell>
          <table:table-cell office:value-type="float" office:value="0.486472" calcext:value-type="float">
            <text:p>0.486472</text:p>
          </table:table-cell>
        </table:table-row>
        <table:table-row table:style-name="ro1">
          <table:table-cell/>
          <table:table-cell office:value-type="float" office:value="0.498678" calcext:value-type="float">
            <text:p>0.498678</text:p>
          </table:table-cell>
          <table:table-cell office:value-type="float" office:value="0.571909" calcext:value-type="float">
            <text:p>0.571909</text:p>
          </table:table-cell>
        </table:table-row>
        <table:table-row table:style-name="ro1">
          <table:table-cell/>
          <table:table-cell office:value-type="float" office:value="0.462335" calcext:value-type="float">
            <text:p>0.462335</text:p>
          </table:table-cell>
          <table:table-cell office:value-type="float" office:value="0.631647" calcext:value-type="float">
            <text:p>0.631647</text:p>
          </table:table-cell>
        </table:table-row>
        <table:table-row table:style-name="ro1">
          <table:table-cell/>
          <table:table-cell office:value-type="float" office:value="0.398229" calcext:value-type="float">
            <text:p>0.398229</text:p>
          </table:table-cell>
          <table:table-cell office:value-type="float" office:value="0.650018" calcext:value-type="float">
            <text:p>0.650018</text:p>
          </table:table-cell>
        </table:table-row>
        <table:table-row table:style-name="ro1">
          <table:table-cell/>
          <table:table-cell office:value-type="float" office:value="0.353182" calcext:value-type="float">
            <text:p>0.353182</text:p>
          </table:table-cell>
          <table:table-cell office:value-type="float" office:value="0.652254" calcext:value-type="float">
            <text:p>0.652254</text:p>
          </table:table-cell>
        </table:table-row>
        <table:table-row table:style-name="ro1">
          <table:table-cell/>
          <table:table-cell office:value-type="float" office:value="0.333341" calcext:value-type="float">
            <text:p>0.333341</text:p>
          </table:table-cell>
          <table:table-cell office:value-type="float" office:value="0.640618" calcext:value-type="float">
            <text:p>0.640618</text:p>
          </table:table-cell>
        </table:table-row>
        <table:table-row table:style-name="ro1">
          <table:table-cell/>
          <table:table-cell office:value-type="float" office:value="0.303938" calcext:value-type="float">
            <text:p>0.303938</text:p>
          </table:table-cell>
          <table:table-cell office:value-type="float" office:value="0.590058" calcext:value-type="float">
            <text:p>0.590058</text:p>
          </table:table-cell>
        </table:table-row>
        <table:table-row table:style-name="ro1">
          <table:table-cell/>
          <table:table-cell office:value-type="float" office:value="0.292654" calcext:value-type="float">
            <text:p>0.292654</text:p>
          </table:table-cell>
          <table:table-cell office:value-type="float" office:value="0.495539" calcext:value-type="float">
            <text:p>0.495539</text:p>
          </table:table-cell>
        </table:table-row>
        <table:table-row table:style-name="ro1">
          <table:table-cell/>
          <table:table-cell office:value-type="float" office:value="0.308554" calcext:value-type="float">
            <text:p>0.308554</text:p>
          </table:table-cell>
          <table:table-cell office:value-type="float" office:value="0.421597" calcext:value-type="float">
            <text:p>0.421597</text:p>
          </table:table-cell>
        </table:table-row>
        <table:table-row table:style-name="ro1">
          <table:table-cell/>
          <table:table-cell office:value-type="float" office:value="0.348021" calcext:value-type="float">
            <text:p>0.348021</text:p>
          </table:table-cell>
          <table:table-cell office:value-type="float" office:value="0.347728" calcext:value-type="float">
            <text:p>0.347728</text:p>
          </table:table-cell>
        </table:table-row>
        <table:table-row table:style-name="ro1">
          <table:table-cell/>
          <table:table-cell office:value-type="float" office:value="0.370512" calcext:value-type="float">
            <text:p>0.370512</text:p>
          </table:table-cell>
          <table:table-cell office:value-type="float" office:value="0.312261" calcext:value-type="float">
            <text:p>0.312261</text:p>
          </table:table-cell>
        </table:table-row>
        <table:table-row table:style-name="ro1">
          <table:table-cell/>
          <table:table-cell office:value-type="float" office:value="0.436722" calcext:value-type="float">
            <text:p>0.436722</text:p>
          </table:table-cell>
          <table:table-cell office:value-type="float" office:value="0.286178" calcext:value-type="float">
            <text:p>0.286178</text:p>
          </table:table-cell>
        </table:table-row>
        <table:table-row table:style-name="ro1">
          <table:table-cell/>
          <table:table-cell office:value-type="float" office:value="0.456971" calcext:value-type="float">
            <text:p>0.456971</text:p>
          </table:table-cell>
          <table:table-cell office:value-type="float" office:value="0.301949" calcext:value-type="float">
            <text:p>0.301949</text:p>
          </table:table-cell>
        </table:table-row>
        <table:table-row table:style-name="ro1">
          <table:table-cell/>
          <table:table-cell office:value-type="float" office:value="0.497052" calcext:value-type="float">
            <text:p>0.497052</text:p>
          </table:table-cell>
          <table:table-cell office:value-type="float" office:value="0.349692" calcext:value-type="float">
            <text:p>0.349692</text:p>
          </table:table-cell>
        </table:table-row>
        <table:table-row table:style-name="ro1">
          <table:table-cell/>
          <table:table-cell office:value-type="float" office:value="0.52032" calcext:value-type="float">
            <text:p>0.52032</text:p>
          </table:table-cell>
          <table:table-cell office:value-type="float" office:value="0.406719" calcext:value-type="float">
            <text:p>0.406719</text:p>
          </table:table-cell>
        </table:table-row>
        <table:table-row table:style-name="ro1">
          <table:table-cell/>
          <table:table-cell office:value-type="float" office:value="0.554303" calcext:value-type="float">
            <text:p>0.554303</text:p>
          </table:table-cell>
          <table:table-cell office:value-type="float" office:value="0.499112" calcext:value-type="float">
            <text:p>0.499112</text:p>
          </table:table-cell>
        </table:table-row>
        <table:table-row table:style-name="ro1">
          <table:table-cell/>
          <table:table-cell office:value-type="float" office:value="0.585498" calcext:value-type="float">
            <text:p>0.585498</text:p>
          </table:table-cell>
          <table:table-cell office:value-type="float" office:value="0.61292" calcext:value-type="float">
            <text:p>0.61292</text:p>
          </table:table-cell>
        </table:table-row>
        <table:table-row table:style-name="ro1">
          <table:table-cell/>
          <table:table-cell office:value-type="float" office:value="0.612978" calcext:value-type="float">
            <text:p>0.612978</text:p>
          </table:table-cell>
          <table:table-cell office:value-type="float" office:value="0.751325" calcext:value-type="float">
            <text:p>0.751325</text:p>
          </table:table-cell>
        </table:table-row>
        <table:table-row table:style-name="ro1">
          <table:table-cell/>
          <table:table-cell office:value-type="float" office:value="0.630038" calcext:value-type="float">
            <text:p>0.630038</text:p>
          </table:table-cell>
          <table:table-cell office:value-type="float" office:value="0.82539" calcext:value-type="float">
            <text:p>0.82539</text:p>
          </table:table-cell>
        </table:table-row>
        <table:table-row table:style-name="ro1">
          <table:table-cell/>
          <table:table-cell office:value-type="float" office:value="0.652118" calcext:value-type="float">
            <text:p>0.652118</text:p>
          </table:table-cell>
          <table:table-cell office:value-type="float" office:value="0.982757" calcext:value-type="float">
            <text:p>0.982757</text:p>
          </table:table-cell>
        </table:table-row>
        <table:table-row table:style-name="ro1">
          <table:table-cell/>
          <table:table-cell office:value-type="float" office:value="0.44303" calcext:value-type="float">
            <text:p>0.44303</text:p>
          </table:table-cell>
          <table:table-cell office:value-type="float" office:value="0.561152" calcext:value-type="float">
            <text:p>0.561152</text:p>
          </table:table-cell>
        </table:table-row>
        <table:table-row table:style-name="ro1">
          <table:table-cell/>
          <table:table-cell office:value-type="float" office:value="0.32662" calcext:value-type="float">
            <text:p>0.32662</text:p>
          </table:table-cell>
          <table:table-cell office:value-type="float" office:value="0.75696" calcext:value-type="float">
            <text:p>0.75696</text:p>
          </table:table-cell>
        </table:table-row>
        <table:table-row table:style-name="ro1">
          <table:table-cell/>
          <table:table-cell office:value-type="float" office:value="0.37293" calcext:value-type="float">
            <text:p>0.37293</text:p>
          </table:table-cell>
          <table:table-cell office:value-type="float" office:value="0.759254" calcext:value-type="float">
            <text:p>0.759254</text:p>
          </table:table-cell>
        </table:table-row>
        <table:table-row table:style-name="ro1">
          <table:table-cell/>
          <table:table-cell office:value-type="float" office:value="0.39324" calcext:value-type="float">
            <text:p>0.39324</text:p>
          </table:table-cell>
          <table:table-cell office:value-type="float" office:value="0.715662" calcext:value-type="float">
            <text:p>0.715662</text:p>
          </table:table-cell>
        </table:table-row>
        <table:table-row table:style-name="ro1">
          <table:table-cell/>
          <table:table-cell office:value-type="float" office:value="0.369739" calcext:value-type="float">
            <text:p>0.369739</text:p>
          </table:table-cell>
          <table:table-cell office:value-type="float" office:value="0.473101" calcext:value-type="float">
            <text:p>0.473101</text:p>
          </table:table-cell>
        </table:table-row>
        <table:table-row table:style-name="ro1">
          <table:table-cell/>
          <table:table-cell office:value-type="float" office:value="0.359917" calcext:value-type="float">
            <text:p>0.359917</text:p>
          </table:table-cell>
          <table:table-cell office:value-type="float" office:value="0.480194" calcext:value-type="float">
            <text:p>0.480194</text:p>
          </table:table-cell>
        </table:table-row>
        <table:table-row table:style-name="ro1">
          <table:table-cell/>
          <table:table-cell office:value-type="float" office:value="0.394109" calcext:value-type="float">
            <text:p>0.394109</text:p>
          </table:table-cell>
          <table:table-cell office:value-type="float" office:value="0.671528" calcext:value-type="float">
            <text:p>0.671528</text:p>
          </table:table-cell>
        </table:table-row>
        <table:table-row table:style-name="ro1">
          <table:table-cell/>
          <table:table-cell office:value-type="float" office:value="0.394109" calcext:value-type="float">
            <text:p>0.394109</text:p>
          </table:table-cell>
          <table:table-cell office:value-type="float" office:value="0.671528" calcext:value-type="float">
            <text:p>0.671528</text:p>
          </table:table-cell>
        </table:table-row>
        <table:table-row table:style-name="ro1">
          <table:table-cell/>
          <table:table-cell office:value-type="float" office:value="0.366764" calcext:value-type="float">
            <text:p>0.366764</text:p>
          </table:table-cell>
          <table:table-cell office:value-type="float" office:value="0.483557" calcext:value-type="float">
            <text:p>0.483557</text:p>
          </table:table-cell>
        </table:table-row>
        <table:table-row table:style-name="ro1">
          <table:table-cell/>
          <table:table-cell office:value-type="float" office:value="0.366764" calcext:value-type="float">
            <text:p>0.366764</text:p>
          </table:table-cell>
          <table:table-cell office:value-type="float" office:value="0.483557" calcext:value-type="float">
            <text:p>0.483557</text:p>
          </table:table-cell>
        </table:table-row>
        <table:table-row table:style-name="ro1">
          <table:table-cell/>
          <table:table-cell office:value-type="float" office:value="0.366764" calcext:value-type="float">
            <text:p>0.366764</text:p>
          </table:table-cell>
          <table:table-cell office:value-type="float" office:value="0.483557" calcext:value-type="float">
            <text:p>0.483557</text:p>
          </table:table-cell>
        </table:table-row>
        <table:table-row table:style-name="ro1">
          <table:table-cell/>
          <table:table-cell office:value-type="float" office:value="0.454063" calcext:value-type="float">
            <text:p>0.454063</text:p>
          </table:table-cell>
          <table:table-cell office:value-type="float" office:value="0.603" calcext:value-type="float">
            <text:p>0.603</text:p>
          </table:table-cell>
        </table:table-row>
        <table:table-row table:style-name="ro3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rm_satellite2" table:style-name="ta1">
        <table:shapes>
          <draw:frame draw:z-index="0" draw:style-name="gr1" draw:text-style-name="P1" svg:width="15.9024in" svg:height="7.8535in" svg:x="3.5768in" svg:y="0.1984in">
            <draw:object draw:notify-on-update-of-ranges="arm_satellite2.B2:arm_satellite2.B187 arm_satellite2.C2:arm_satellite2.C18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332741" calcext:value-type="float">
            <text:p>0.332741</text:p>
          </table:table-cell>
          <table:table-cell office:value-type="float" office:value="0.698701" calcext:value-type="float">
            <text:p>0.698701</text:p>
          </table:table-cell>
        </table:table-row>
        <table:table-row table:style-name="ro1">
          <table:table-cell/>
          <table:table-cell office:value-type="float" office:value="0.334" calcext:value-type="float">
            <text:p>0.334</text:p>
          </table:table-cell>
          <table:table-cell office:value-type="float" office:value="0.712242" calcext:value-type="float">
            <text:p>0.712242</text:p>
          </table:table-cell>
        </table:table-row>
        <table:table-row table:style-name="ro1">
          <table:table-cell/>
          <table:table-cell office:value-type="float" office:value="0.338937" calcext:value-type="float">
            <text:p>0.338937</text:p>
          </table:table-cell>
          <table:table-cell office:value-type="float" office:value="0.739825" calcext:value-type="float">
            <text:p>0.739825</text:p>
          </table:table-cell>
        </table:table-row>
        <table:table-row table:style-name="ro1">
          <table:table-cell/>
          <table:table-cell office:value-type="float" office:value="0.347622" calcext:value-type="float">
            <text:p>0.347622</text:p>
          </table:table-cell>
          <table:table-cell office:value-type="float" office:value="0.755066" calcext:value-type="float">
            <text:p>0.755066</text:p>
          </table:table-cell>
        </table:table-row>
        <table:table-row table:style-name="ro1">
          <table:table-cell/>
          <table:table-cell office:value-type="float" office:value="0.351366" calcext:value-type="float">
            <text:p>0.351366</text:p>
          </table:table-cell>
          <table:table-cell office:value-type="float" office:value="0.753197" calcext:value-type="float">
            <text:p>0.753197</text:p>
          </table:table-cell>
        </table:table-row>
        <table:table-row table:style-name="ro1">
          <table:table-cell/>
          <table:table-cell office:value-type="float" office:value="0.359788" calcext:value-type="float">
            <text:p>0.359788</text:p>
          </table:table-cell>
          <table:table-cell office:value-type="float" office:value="0.718075" calcext:value-type="float">
            <text:p>0.718075</text:p>
          </table:table-cell>
        </table:table-row>
        <table:table-row table:style-name="ro1">
          <table:table-cell/>
          <table:table-cell office:value-type="float" office:value="0.365061" calcext:value-type="float">
            <text:p>0.365061</text:p>
          </table:table-cell>
          <table:table-cell office:value-type="float" office:value="0.696398" calcext:value-type="float">
            <text:p>0.696398</text:p>
          </table:table-cell>
        </table:table-row>
        <table:table-row table:style-name="ro1">
          <table:table-cell/>
          <table:table-cell office:value-type="float" office:value="0.371972" calcext:value-type="float">
            <text:p>0.371972</text:p>
          </table:table-cell>
          <table:table-cell office:value-type="float" office:value="0.63383" calcext:value-type="float">
            <text:p>0.63383</text:p>
          </table:table-cell>
        </table:table-row>
        <table:table-row table:style-name="ro1">
          <table:table-cell/>
          <table:table-cell office:value-type="float" office:value="0.388673" calcext:value-type="float">
            <text:p>0.388673</text:p>
          </table:table-cell>
          <table:table-cell office:value-type="float" office:value="0.555032" calcext:value-type="float">
            <text:p>0.555032</text:p>
          </table:table-cell>
        </table:table-row>
        <table:table-row table:style-name="ro1">
          <table:table-cell/>
          <table:table-cell office:value-type="float" office:value="0.403828" calcext:value-type="float">
            <text:p>0.403828</text:p>
          </table:table-cell>
          <table:table-cell office:value-type="float" office:value="0.476643" calcext:value-type="float">
            <text:p>0.476643</text:p>
          </table:table-cell>
        </table:table-row>
        <table:table-row table:style-name="ro1">
          <table:table-cell/>
          <table:table-cell office:value-type="float" office:value="0.418822" calcext:value-type="float">
            <text:p>0.418822</text:p>
          </table:table-cell>
          <table:table-cell office:value-type="float" office:value="0.42286" calcext:value-type="float">
            <text:p>0.42286</text:p>
          </table:table-cell>
        </table:table-row>
        <table:table-row table:style-name="ro1">
          <table:table-cell/>
          <table:table-cell office:value-type="float" office:value="0.470147" calcext:value-type="float">
            <text:p>0.470147</text:p>
          </table:table-cell>
          <table:table-cell office:value-type="float" office:value="0.369236" calcext:value-type="float">
            <text:p>0.369236</text:p>
          </table:table-cell>
        </table:table-row>
        <table:table-row table:style-name="ro1">
          <table:table-cell/>
          <table:table-cell office:value-type="float" office:value="0.486192" calcext:value-type="float">
            <text:p>0.486192</text:p>
          </table:table-cell>
          <table:table-cell office:value-type="float" office:value="0.355789" calcext:value-type="float">
            <text:p>0.355789</text:p>
          </table:table-cell>
        </table:table-row>
        <table:table-row table:style-name="ro1">
          <table:table-cell/>
          <table:table-cell office:value-type="float" office:value="0.498907" calcext:value-type="float">
            <text:p>0.498907</text:p>
          </table:table-cell>
          <table:table-cell office:value-type="float" office:value="0.381098" calcext:value-type="float">
            <text:p>0.381098</text:p>
          </table:table-cell>
        </table:table-row>
        <table:table-row table:style-name="ro1">
          <table:table-cell/>
          <table:table-cell office:value-type="float" office:value="0.501641" calcext:value-type="float">
            <text:p>0.501641</text:p>
          </table:table-cell>
          <table:table-cell office:value-type="float" office:value="0.405705" calcext:value-type="float">
            <text:p>0.405705</text:p>
          </table:table-cell>
        </table:table-row>
        <table:table-row table:style-name="ro1">
          <table:table-cell/>
          <table:table-cell office:value-type="float" office:value="0.497847" calcext:value-type="float">
            <text:p>0.497847</text:p>
          </table:table-cell>
          <table:table-cell office:value-type="float" office:value="0.481018" calcext:value-type="float">
            <text:p>0.481018</text:p>
          </table:table-cell>
        </table:table-row>
        <table:table-row table:style-name="ro1">
          <table:table-cell/>
          <table:table-cell office:value-type="float" office:value="0.479889" calcext:value-type="float">
            <text:p>0.479889</text:p>
          </table:table-cell>
          <table:table-cell office:value-type="float" office:value="0.541643" calcext:value-type="float">
            <text:p>0.541643</text:p>
          </table:table-cell>
        </table:table-row>
        <table:table-row table:style-name="ro1">
          <table:table-cell/>
          <table:table-cell office:value-type="float" office:value="0.434353" calcext:value-type="float">
            <text:p>0.434353</text:p>
          </table:table-cell>
          <table:table-cell office:value-type="float" office:value="0.59356" calcext:value-type="float">
            <text:p>0.59356</text:p>
          </table:table-cell>
        </table:table-row>
        <table:table-row table:style-name="ro1">
          <table:table-cell/>
          <table:table-cell office:value-type="float" office:value="0.390137" calcext:value-type="float">
            <text:p>0.390137</text:p>
          </table:table-cell>
          <table:table-cell office:value-type="float" office:value="0.598988" calcext:value-type="float">
            <text:p>0.598988</text:p>
          </table:table-cell>
        </table:table-row>
        <table:table-row table:style-name="ro1">
          <table:table-cell/>
          <table:table-cell office:value-type="float" office:value="0.363741" calcext:value-type="float">
            <text:p>0.363741</text:p>
          </table:table-cell>
          <table:table-cell office:value-type="float" office:value="0.561082" calcext:value-type="float">
            <text:p>0.56108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8963" calcext:value-type="float">
            <text:p>0.348963</text:p>
          </table:table-cell>
          <table:table-cell office:value-type="float" office:value="0.491715" calcext:value-type="float">
            <text:p>0.491715</text:p>
          </table:table-cell>
        </table:table-row>
        <table:table-row table:style-name="ro1">
          <table:table-cell/>
          <table:table-cell office:value-type="float" office:value="0.362052" calcext:value-type="float">
            <text:p>0.362052</text:p>
          </table:table-cell>
          <table:table-cell office:value-type="float" office:value="0.436784" calcext:value-type="float">
            <text:p>0.436784</text:p>
          </table:table-cell>
        </table:table-row>
        <table:table-row table:style-name="ro1">
          <table:table-cell/>
          <table:table-cell office:value-type="float" office:value="0.389438" calcext:value-type="float">
            <text:p>0.389438</text:p>
          </table:table-cell>
          <table:table-cell office:value-type="float" office:value="0.390048" calcext:value-type="float">
            <text:p>0.390048</text:p>
          </table:table-cell>
        </table:table-row>
        <table:table-row table:style-name="ro1">
          <table:table-cell/>
          <table:table-cell office:value-type="float" office:value="0.448711" calcext:value-type="float">
            <text:p>0.448711</text:p>
          </table:table-cell>
          <table:table-cell office:value-type="float" office:value="0.344397" calcext:value-type="float">
            <text:p>0.344397</text:p>
          </table:table-cell>
        </table:table-row>
        <table:table-row table:style-name="ro1">
          <table:table-cell/>
          <table:table-cell office:value-type="float" office:value="0.471879" calcext:value-type="float">
            <text:p>0.471879</text:p>
          </table:table-cell>
          <table:table-cell office:value-type="float" office:value="0.35109" calcext:value-type="float">
            <text:p>0.35109</text:p>
          </table:table-cell>
        </table:table-row>
        <table:table-row table:style-name="ro1">
          <table:table-cell/>
          <table:table-cell office:value-type="float" office:value="0.498236" calcext:value-type="float">
            <text:p>0.498236</text:p>
          </table:table-cell>
          <table:table-cell office:value-type="float" office:value="0.377566" calcext:value-type="float">
            <text:p>0.377566</text:p>
          </table:table-cell>
        </table:table-row>
        <table:table-row table:style-name="ro1">
          <table:table-cell/>
          <table:table-cell office:value-type="float" office:value="0.510302" calcext:value-type="float">
            <text:p>0.510302</text:p>
          </table:table-cell>
          <table:table-cell office:value-type="float" office:value="0.431765" calcext:value-type="float">
            <text:p>0.431765</text:p>
          </table:table-cell>
        </table:table-row>
        <table:table-row table:style-name="ro1">
          <table:table-cell/>
          <table:table-cell office:value-type="float" office:value="0.507687" calcext:value-type="float">
            <text:p>0.507687</text:p>
          </table:table-cell>
          <table:table-cell office:value-type="float" office:value="0.511955" calcext:value-type="float">
            <text:p>0.511955</text:p>
          </table:table-cell>
        </table:table-row>
        <table:table-row table:style-name="ro1">
          <table:table-cell/>
          <table:table-cell office:value-type="float" office:value="0.475681" calcext:value-type="float">
            <text:p>0.47568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/>
          <table:table-cell office:value-type="float" office:value="0.426157" calcext:value-type="float">
            <text:p>0.426157</text:p>
          </table:table-cell>
          <table:table-cell office:value-type="float" office:value="0.621971" calcext:value-type="float">
            <text:p>0.621971</text:p>
          </table:table-cell>
        </table:table-row>
        <table:table-row table:style-name="ro1">
          <table:table-cell/>
          <table:table-cell office:value-type="float" office:value="0.365587" calcext:value-type="float">
            <text:p>0.365587</text:p>
          </table:table-cell>
          <table:table-cell office:value-type="float" office:value="0.607005" calcext:value-type="float">
            <text:p>0.607005</text:p>
          </table:table-cell>
        </table:table-row>
        <table:table-row table:style-name="ro1">
          <table:table-cell/>
          <table:table-cell office:value-type="float" office:value="0.352775" calcext:value-type="float">
            <text:p>0.352775</text:p>
          </table:table-cell>
          <table:table-cell office:value-type="float" office:value="0.543088" calcext:value-type="float">
            <text:p>0.54308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5752" calcext:value-type="float">
            <text:p>0.335752</text:p>
          </table:table-cell>
          <table:table-cell office:value-type="float" office:value="0.506747" calcext:value-type="float">
            <text:p>0.506747</text:p>
          </table:table-cell>
        </table:table-row>
        <table:table-row table:style-name="ro1">
          <table:table-cell/>
          <table:table-cell office:value-type="float" office:value="0.347786" calcext:value-type="float">
            <text:p>0.347786</text:p>
          </table:table-cell>
          <table:table-cell office:value-type="float" office:value="0.43528" calcext:value-type="float">
            <text:p>0.43528</text:p>
          </table:table-cell>
        </table:table-row>
        <table:table-row table:style-name="ro1">
          <table:table-cell/>
          <table:table-cell office:value-type="float" office:value="0.37458" calcext:value-type="float">
            <text:p>0.37458</text:p>
          </table:table-cell>
          <table:table-cell office:value-type="float" office:value="0.381089" calcext:value-type="float">
            <text:p>0.381089</text:p>
          </table:table-cell>
        </table:table-row>
        <table:table-row table:style-name="ro1">
          <table:table-cell/>
          <table:table-cell office:value-type="float" office:value="0.428497" calcext:value-type="float">
            <text:p>0.428497</text:p>
          </table:table-cell>
          <table:table-cell office:value-type="float" office:value="0.330456" calcext:value-type="float">
            <text:p>0.330456</text:p>
          </table:table-cell>
        </table:table-row>
        <table:table-row table:style-name="ro1">
          <table:table-cell/>
          <table:table-cell office:value-type="float" office:value="0.443352" calcext:value-type="float">
            <text:p>0.443352</text:p>
          </table:table-cell>
          <table:table-cell office:value-type="float" office:value="0.312138" calcext:value-type="float">
            <text:p>0.312138</text:p>
          </table:table-cell>
        </table:table-row>
        <table:table-row table:style-name="ro1">
          <table:table-cell/>
          <table:table-cell office:value-type="float" office:value="0.474335" calcext:value-type="float">
            <text:p>0.474335</text:p>
          </table:table-cell>
          <table:table-cell office:value-type="float" office:value="0.320085" calcext:value-type="float">
            <text:p>0.320085</text:p>
          </table:table-cell>
        </table:table-row>
        <table:table-row table:style-name="ro1">
          <table:table-cell/>
          <table:table-cell office:value-type="float" office:value="0.497128" calcext:value-type="float">
            <text:p>0.497128</text:p>
          </table:table-cell>
          <table:table-cell office:value-type="float" office:value="0.359526" calcext:value-type="float">
            <text:p>0.359526</text:p>
          </table:table-cell>
        </table:table-row>
        <table:table-row table:style-name="ro1">
          <table:table-cell/>
          <table:table-cell office:value-type="float" office:value="0.500284" calcext:value-type="float">
            <text:p>0.500284</text:p>
          </table:table-cell>
          <table:table-cell office:value-type="float" office:value="0.423948" calcext:value-type="float">
            <text:p>0.423948</text:p>
          </table:table-cell>
        </table:table-row>
        <table:table-row table:style-name="ro1">
          <table:table-cell/>
          <table:table-cell office:value-type="float" office:value="0.485374" calcext:value-type="float">
            <text:p>0.485374</text:p>
          </table:table-cell>
          <table:table-cell office:value-type="float" office:value="0.507496" calcext:value-type="float">
            <text:p>0.507496</text:p>
          </table:table-cell>
        </table:table-row>
        <table:table-row table:style-name="ro1">
          <table:table-cell/>
          <table:table-cell office:value-type="float" office:value="0.444347" calcext:value-type="float">
            <text:p>0.444347</text:p>
          </table:table-cell>
          <table:table-cell office:value-type="float" office:value="0.569717" calcext:value-type="float">
            <text:p>0.569717</text:p>
          </table:table-cell>
        </table:table-row>
        <table:table-row table:style-name="ro1">
          <table:table-cell/>
          <table:table-cell office:value-type="float" office:value="0.39942" calcext:value-type="float">
            <text:p>0.39942</text:p>
          </table:table-cell>
          <table:table-cell office:value-type="float" office:value="0.595595" calcext:value-type="float">
            <text:p>0.595595</text:p>
          </table:table-cell>
        </table:table-row>
        <table:table-row table:style-name="ro1">
          <table:table-cell/>
          <table:table-cell office:value-type="float" office:value="0.358215" calcext:value-type="float">
            <text:p>0.358215</text:p>
          </table:table-cell>
          <table:table-cell office:value-type="float" office:value="0.578986" calcext:value-type="float">
            <text:p>0.578986</text:p>
          </table:table-cell>
        </table:table-row>
        <table:table-row table:style-name="ro1">
          <table:table-cell/>
          <table:table-cell office:value-type="float" office:value="0.327521" calcext:value-type="float">
            <text:p>0.327521</text:p>
          </table:table-cell>
          <table:table-cell office:value-type="float" office:value="0.543983" calcext:value-type="float">
            <text:p>0.54398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4493" calcext:value-type="float">
            <text:p>0.324493</text:p>
          </table:table-cell>
          <table:table-cell office:value-type="float" office:value="0.493278" calcext:value-type="float">
            <text:p>0.493278</text:p>
          </table:table-cell>
        </table:table-row>
        <table:table-row table:style-name="ro1">
          <table:table-cell/>
          <table:table-cell office:value-type="float" office:value="0.330612" calcext:value-type="float">
            <text:p>0.330612</text:p>
          </table:table-cell>
          <table:table-cell office:value-type="float" office:value="0.434294" calcext:value-type="float">
            <text:p>0.434294</text:p>
          </table:table-cell>
        </table:table-row>
        <table:table-row table:style-name="ro1">
          <table:table-cell/>
          <table:table-cell office:value-type="float" office:value="0.352724" calcext:value-type="float">
            <text:p>0.352724</text:p>
          </table:table-cell>
          <table:table-cell office:value-type="float" office:value="0.364043" calcext:value-type="float">
            <text:p>0.364043</text:p>
          </table:table-cell>
        </table:table-row>
        <table:table-row table:style-name="ro1">
          <table:table-cell/>
          <table:table-cell office:value-type="float" office:value="0.38737" calcext:value-type="float">
            <text:p>0.38737</text:p>
          </table:table-cell>
          <table:table-cell office:value-type="float" office:value="0.346704" calcext:value-type="float">
            <text:p>0.346704</text:p>
          </table:table-cell>
        </table:table-row>
        <table:table-row table:style-name="ro1">
          <table:table-cell/>
          <table:table-cell office:value-type="float" office:value="0.438896" calcext:value-type="float">
            <text:p>0.438896</text:p>
          </table:table-cell>
          <table:table-cell office:value-type="float" office:value="0.298416" calcext:value-type="float">
            <text:p>0.298416</text:p>
          </table:table-cell>
        </table:table-row>
        <table:table-row table:style-name="ro1">
          <table:table-cell/>
          <table:table-cell office:value-type="float" office:value="0.460833" calcext:value-type="float">
            <text:p>0.460833</text:p>
          </table:table-cell>
          <table:table-cell office:value-type="float" office:value="0.307874" calcext:value-type="float">
            <text:p>0.307874</text:p>
          </table:table-cell>
        </table:table-row>
        <table:table-row table:style-name="ro1">
          <table:table-cell/>
          <table:table-cell office:value-type="float" office:value="0.490004" calcext:value-type="float">
            <text:p>0.490004</text:p>
          </table:table-cell>
          <table:table-cell office:value-type="float" office:value="0.344751" calcext:value-type="float">
            <text:p>0.344751</text:p>
          </table:table-cell>
        </table:table-row>
        <table:table-row table:style-name="ro1">
          <table:table-cell/>
          <table:table-cell office:value-type="float" office:value="0.512125" calcext:value-type="float">
            <text:p>0.512125</text:p>
          </table:table-cell>
          <table:table-cell office:value-type="float" office:value="0.407484" calcext:value-type="float">
            <text:p>0.407484</text:p>
          </table:table-cell>
        </table:table-row>
        <table:table-row table:style-name="ro1">
          <table:table-cell/>
          <table:table-cell office:value-type="float" office:value="0.519168" calcext:value-type="float">
            <text:p>0.519168</text:p>
          </table:table-cell>
          <table:table-cell office:value-type="float" office:value="0.501532" calcext:value-type="float">
            <text:p>0.501532</text:p>
          </table:table-cell>
        </table:table-row>
        <table:table-row table:style-name="ro1">
          <table:table-cell/>
          <table:table-cell office:value-type="float" office:value="0.509266" calcext:value-type="float">
            <text:p>0.509266</text:p>
          </table:table-cell>
          <table:table-cell office:value-type="float" office:value="0.576272" calcext:value-type="float">
            <text:p>0.576272</text:p>
          </table:table-cell>
        </table:table-row>
        <table:table-row table:style-name="ro1">
          <table:table-cell/>
          <table:table-cell office:value-type="float" office:value="0.457057" calcext:value-type="float">
            <text:p>0.457057</text:p>
          </table:table-cell>
          <table:table-cell office:value-type="float" office:value="0.624094" calcext:value-type="float">
            <text:p>0.624094</text:p>
          </table:table-cell>
        </table:table-row>
        <table:table-row table:style-name="ro1">
          <table:table-cell/>
          <table:table-cell office:value-type="float" office:value="0.400354" calcext:value-type="float">
            <text:p>0.400354</text:p>
          </table:table-cell>
          <table:table-cell office:value-type="float" office:value="0.629044" calcext:value-type="float">
            <text:p>0.629044</text:p>
          </table:table-cell>
        </table:table-row>
        <table:table-row table:style-name="ro1">
          <table:table-cell/>
          <table:table-cell office:value-type="float" office:value="0.356307" calcext:value-type="float">
            <text:p>0.356307</text:p>
          </table:table-cell>
          <table:table-cell office:value-type="float" office:value="0.600426" calcext:value-type="float">
            <text:p>0.600426</text:p>
          </table:table-cell>
        </table:table-row>
        <table:table-row table:style-name="ro1">
          <table:table-cell/>
          <table:table-cell office:value-type="float" office:value="0.31212" calcext:value-type="float">
            <text:p>0.31212</text:p>
          </table:table-cell>
          <table:table-cell office:value-type="float" office:value="0.534227" calcext:value-type="float">
            <text:p>0.53422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2446" calcext:value-type="float">
            <text:p>0.302446</text:p>
          </table:table-cell>
          <table:table-cell office:value-type="float" office:value="0.446547" calcext:value-type="float">
            <text:p>0.446547</text:p>
          </table:table-cell>
        </table:table-row>
        <table:table-row table:style-name="ro1">
          <table:table-cell/>
          <table:table-cell office:value-type="float" office:value="0.308177" calcext:value-type="float">
            <text:p>0.308177</text:p>
          </table:table-cell>
          <table:table-cell office:value-type="float" office:value="0.400849" calcext:value-type="float">
            <text:p>0.400849</text:p>
          </table:table-cell>
        </table:table-row>
        <table:table-row table:style-name="ro1">
          <table:table-cell/>
          <table:table-cell office:value-type="float" office:value="0.329433" calcext:value-type="float">
            <text:p>0.329433</text:p>
          </table:table-cell>
          <table:table-cell office:value-type="float" office:value="0.33274" calcext:value-type="float">
            <text:p>0.33274</text:p>
          </table:table-cell>
        </table:table-row>
        <table:table-row table:style-name="ro1">
          <table:table-cell/>
          <table:table-cell office:value-type="float" office:value="0.363942" calcext:value-type="float">
            <text:p>0.363942</text:p>
          </table:table-cell>
          <table:table-cell office:value-type="float" office:value="0.298131" calcext:value-type="float">
            <text:p>0.298131</text:p>
          </table:table-cell>
        </table:table-row>
        <table:table-row table:style-name="ro1">
          <table:table-cell/>
          <table:table-cell office:value-type="float" office:value="0.425792" calcext:value-type="float">
            <text:p>0.425792</text:p>
          </table:table-cell>
          <table:table-cell office:value-type="float" office:value="0.258373" calcext:value-type="float">
            <text:p>0.258373</text:p>
          </table:table-cell>
        </table:table-row>
        <table:table-row table:style-name="ro1">
          <table:table-cell/>
          <table:table-cell office:value-type="float" office:value="0.445776" calcext:value-type="float">
            <text:p>0.445776</text:p>
          </table:table-cell>
          <table:table-cell office:value-type="float" office:value="0.260348" calcext:value-type="float">
            <text:p>0.260348</text:p>
          </table:table-cell>
        </table:table-row>
        <table:table-row table:style-name="ro1">
          <table:table-cell/>
          <table:table-cell office:value-type="float" office:value="0.467342" calcext:value-type="float">
            <text:p>0.467342</text:p>
          </table:table-cell>
          <table:table-cell office:value-type="float" office:value="0.283052" calcext:value-type="float">
            <text:p>0.283052</text:p>
          </table:table-cell>
        </table:table-row>
        <table:table-row table:style-name="ro1">
          <table:table-cell/>
          <table:table-cell office:value-type="float" office:value="0.490765" calcext:value-type="float">
            <text:p>0.490765</text:p>
          </table:table-cell>
          <table:table-cell office:value-type="float" office:value="0.341821" calcext:value-type="float">
            <text:p>0.341821</text:p>
          </table:table-cell>
        </table:table-row>
        <table:table-row table:style-name="ro1">
          <table:table-cell/>
          <table:table-cell office:value-type="float" office:value="0.501075" calcext:value-type="float">
            <text:p>0.501075</text:p>
          </table:table-cell>
          <table:table-cell office:value-type="float" office:value="0.418596" calcext:value-type="float">
            <text:p>0.418596</text:p>
          </table:table-cell>
        </table:table-row>
        <table:table-row table:style-name="ro1">
          <table:table-cell/>
          <table:table-cell office:value-type="float" office:value="0.489578" calcext:value-type="float">
            <text:p>0.489578</text:p>
          </table:table-cell>
          <table:table-cell office:value-type="float" office:value="0.549662" calcext:value-type="float">
            <text:p>0.549662</text:p>
          </table:table-cell>
        </table:table-row>
        <table:table-row table:style-name="ro1">
          <table:table-cell/>
          <table:table-cell office:value-type="float" office:value="0.457422" calcext:value-type="float">
            <text:p>0.457422</text:p>
          </table:table-cell>
          <table:table-cell office:value-type="float" office:value="0.569316" calcext:value-type="float">
            <text:p>0.569316</text:p>
          </table:table-cell>
        </table:table-row>
        <table:table-row table:style-name="ro1">
          <table:table-cell/>
          <table:table-cell office:value-type="float" office:value="0.406922" calcext:value-type="float">
            <text:p>0.406922</text:p>
          </table:table-cell>
          <table:table-cell office:value-type="float" office:value="0.593978" calcext:value-type="float">
            <text:p>0.593978</text:p>
          </table:table-cell>
        </table:table-row>
        <table:table-row table:style-name="ro1">
          <table:table-cell/>
          <table:table-cell office:value-type="float" office:value="0.363514" calcext:value-type="float">
            <text:p>0.363514</text:p>
          </table:table-cell>
          <table:table-cell office:value-type="float" office:value="0.579019" calcext:value-type="float">
            <text:p>0.57901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1508" calcext:value-type="float">
            <text:p>0.331508</text:p>
          </table:table-cell>
          <table:table-cell office:value-type="float" office:value="0.533608" calcext:value-type="float">
            <text:p>0.533608</text:p>
          </table:table-cell>
        </table:table-row>
        <table:table-row table:style-name="ro1">
          <table:table-cell/>
          <table:table-cell office:value-type="float" office:value="0.336165" calcext:value-type="float">
            <text:p>0.336165</text:p>
          </table:table-cell>
          <table:table-cell office:value-type="float" office:value="0.437246" calcext:value-type="float">
            <text:p>0.437246</text:p>
          </table:table-cell>
        </table:table-row>
        <table:table-row table:style-name="ro1">
          <table:table-cell/>
          <table:table-cell office:value-type="float" office:value="0.358115" calcext:value-type="float">
            <text:p>0.358115</text:p>
          </table:table-cell>
          <table:table-cell office:value-type="float" office:value="0.410736" calcext:value-type="float">
            <text:p>0.410736</text:p>
          </table:table-cell>
        </table:table-row>
        <table:table-row table:style-name="ro1">
          <table:table-cell/>
          <table:table-cell office:value-type="float" office:value="0.386189" calcext:value-type="float">
            <text:p>0.386189</text:p>
          </table:table-cell>
          <table:table-cell office:value-type="float" office:value="0.353741" calcext:value-type="float">
            <text:p>0.353741</text:p>
          </table:table-cell>
        </table:table-row>
        <table:table-row table:style-name="ro1">
          <table:table-cell/>
          <table:table-cell office:value-type="float" office:value="0.442821" calcext:value-type="float">
            <text:p>0.442821</text:p>
          </table:table-cell>
          <table:table-cell office:value-type="float" office:value="0.325602" calcext:value-type="float">
            <text:p>0.325602</text:p>
          </table:table-cell>
        </table:table-row>
        <table:table-row table:style-name="ro1">
          <table:table-cell/>
          <table:table-cell office:value-type="float" office:value="0.463561" calcext:value-type="float">
            <text:p>0.463561</text:p>
          </table:table-cell>
          <table:table-cell office:value-type="float" office:value="0.320233" calcext:value-type="float">
            <text:p>0.320233</text:p>
          </table:table-cell>
        </table:table-row>
        <table:table-row table:style-name="ro1">
          <table:table-cell/>
          <table:table-cell office:value-type="float" office:value="0.497612" calcext:value-type="float">
            <text:p>0.497612</text:p>
          </table:table-cell>
          <table:table-cell office:value-type="float" office:value="0.344283" calcext:value-type="float">
            <text:p>0.344283</text:p>
          </table:table-cell>
        </table:table-row>
        <table:table-row table:style-name="ro1">
          <table:table-cell/>
          <table:table-cell office:value-type="float" office:value="0.524213" calcext:value-type="float">
            <text:p>0.524213</text:p>
          </table:table-cell>
          <table:table-cell office:value-type="float" office:value="0.400076" calcext:value-type="float">
            <text:p>0.400076</text:p>
          </table:table-cell>
        </table:table-row>
        <table:table-row table:style-name="ro1">
          <table:table-cell/>
          <table:table-cell office:value-type="float" office:value="0.53338" calcext:value-type="float">
            <text:p>0.53338</text:p>
          </table:table-cell>
          <table:table-cell office:value-type="float" office:value="0.473369" calcext:value-type="float">
            <text:p>0.473369</text:p>
          </table:table-cell>
        </table:table-row>
        <table:table-row table:style-name="ro1">
          <table:table-cell/>
          <table:table-cell office:value-type="float" office:value="0.517044" calcext:value-type="float">
            <text:p>0.517044</text:p>
          </table:table-cell>
          <table:table-cell office:value-type="float" office:value="0.539979" calcext:value-type="float">
            <text:p>0.539979</text:p>
          </table:table-cell>
        </table:table-row>
        <table:table-row table:style-name="ro1">
          <table:table-cell/>
          <table:table-cell office:value-type="float" office:value="0.460074" calcext:value-type="float">
            <text:p>0.460074</text:p>
          </table:table-cell>
          <table:table-cell office:value-type="float" office:value="0.584851" calcext:value-type="float">
            <text:p>0.584851</text:p>
          </table:table-cell>
        </table:table-row>
        <table:table-row table:style-name="ro1">
          <table:table-cell/>
          <table:table-cell office:value-type="float" office:value="0.402352" calcext:value-type="float">
            <text:p>0.402352</text:p>
          </table:table-cell>
          <table:table-cell office:value-type="float" office:value="0.59922" calcext:value-type="float">
            <text:p>0.59922</text:p>
          </table:table-cell>
        </table:table-row>
        <table:table-row table:style-name="ro1">
          <table:table-cell/>
          <table:table-cell office:value-type="float" office:value="0.357341" calcext:value-type="float">
            <text:p>0.357341</text:p>
          </table:table-cell>
          <table:table-cell office:value-type="float" office:value="0.57898" calcext:value-type="float">
            <text:p>0.5789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37696" calcext:value-type="float">
            <text:p>0.337696</text:p>
          </table:table-cell>
          <table:table-cell office:value-type="float" office:value="0.495731" calcext:value-type="float">
            <text:p>0.495731</text:p>
          </table:table-cell>
        </table:table-row>
        <table:table-row table:style-name="ro1">
          <table:table-cell/>
          <table:table-cell office:value-type="float" office:value="0.338407" calcext:value-type="float">
            <text:p>0.338407</text:p>
          </table:table-cell>
          <table:table-cell office:value-type="float" office:value="0.438833" calcext:value-type="float">
            <text:p>0.438833</text:p>
          </table:table-cell>
        </table:table-row>
        <table:table-row table:style-name="ro1">
          <table:table-cell/>
          <table:table-cell office:value-type="float" office:value="0.342775" calcext:value-type="float">
            <text:p>0.342775</text:p>
          </table:table-cell>
          <table:table-cell office:value-type="float" office:value="0.384159" calcext:value-type="float">
            <text:p>0.384159</text:p>
          </table:table-cell>
        </table:table-row>
        <table:table-row table:style-name="ro1">
          <table:table-cell/>
          <table:table-cell office:value-type="float" office:value="0.357527" calcext:value-type="float">
            <text:p>0.357527</text:p>
          </table:table-cell>
          <table:table-cell office:value-type="float" office:value="0.356955" calcext:value-type="float">
            <text:p>0.356955</text:p>
          </table:table-cell>
        </table:table-row>
        <table:table-row table:style-name="ro1">
          <table:table-cell/>
          <table:table-cell office:value-type="float" office:value="0.391465" calcext:value-type="float">
            <text:p>0.391465</text:p>
          </table:table-cell>
          <table:table-cell office:value-type="float" office:value="0.348178" calcext:value-type="float">
            <text:p>0.348178</text:p>
          </table:table-cell>
        </table:table-row>
        <table:table-row table:style-name="ro1">
          <table:table-cell/>
          <table:table-cell office:value-type="float" office:value="0.440191" calcext:value-type="float">
            <text:p>0.440191</text:p>
          </table:table-cell>
          <table:table-cell office:value-type="float" office:value="0.312772" calcext:value-type="float">
            <text:p>0.312772</text:p>
          </table:table-cell>
        </table:table-row>
        <table:table-row table:style-name="ro1">
          <table:table-cell/>
          <table:table-cell office:value-type="float" office:value="0.463269" calcext:value-type="float">
            <text:p>0.463269</text:p>
          </table:table-cell>
          <table:table-cell office:value-type="float" office:value="0.339724" calcext:value-type="float">
            <text:p>0.339724</text:p>
          </table:table-cell>
        </table:table-row>
        <table:table-row table:style-name="ro1">
          <table:table-cell/>
          <table:table-cell office:value-type="float" office:value="0.491314" calcext:value-type="float">
            <text:p>0.491314</text:p>
          </table:table-cell>
          <table:table-cell office:value-type="float" office:value="0.37982" calcext:value-type="float">
            <text:p>0.37982</text:p>
          </table:table-cell>
        </table:table-row>
        <table:table-row table:style-name="ro1">
          <table:table-cell/>
          <table:table-cell office:value-type="float" office:value="0.511071" calcext:value-type="float">
            <text:p>0.511071</text:p>
          </table:table-cell>
          <table:table-cell office:value-type="float" office:value="0.448037" calcext:value-type="float">
            <text:p>0.448037</text:p>
          </table:table-cell>
        </table:table-row>
        <table:table-row table:style-name="ro1">
          <table:table-cell/>
          <table:table-cell office:value-type="float" office:value="0.502357" calcext:value-type="float">
            <text:p>0.502357</text:p>
          </table:table-cell>
          <table:table-cell office:value-type="float" office:value="0.523523" calcext:value-type="float">
            <text:p>0.523523</text:p>
          </table:table-cell>
        </table:table-row>
        <table:table-row table:style-name="ro1">
          <table:table-cell/>
          <table:table-cell office:value-type="float" office:value="0.463854" calcext:value-type="float">
            <text:p>0.463854</text:p>
          </table:table-cell>
          <table:table-cell office:value-type="float" office:value="0.577114" calcext:value-type="float">
            <text:p>0.577114</text:p>
          </table:table-cell>
        </table:table-row>
        <table:table-row table:style-name="ro1">
          <table:table-cell/>
          <table:table-cell office:value-type="float" office:value="0.41358" calcext:value-type="float">
            <text:p>0.41358</text:p>
          </table:table-cell>
          <table:table-cell office:value-type="float" office:value="0.603434" calcext:value-type="float">
            <text:p>0.603434</text:p>
          </table:table-cell>
        </table:table-row>
        <table:table-row table:style-name="ro1">
          <table:table-cell/>
          <table:table-cell office:value-type="float" office:value="0.374379" calcext:value-type="float">
            <text:p>0.374379</text:p>
          </table:table-cell>
          <table:table-cell office:value-type="float" office:value="0.598844" calcext:value-type="float">
            <text:p>0.598844</text:p>
          </table:table-cell>
        </table:table-row>
        <table:table-row table:style-name="ro1">
          <table:table-cell/>
          <table:table-cell office:value-type="float" office:value="0.341868" calcext:value-type="float">
            <text:p>0.341868</text:p>
          </table:table-cell>
          <table:table-cell office:value-type="float" office:value="0.550453" calcext:value-type="float">
            <text:p>0.5504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9674" calcext:value-type="float">
            <text:p>0.339674</text:p>
          </table:table-cell>
          <table:table-cell office:value-type="float" office:value="0.474814" calcext:value-type="float">
            <text:p>0.474814</text:p>
          </table:table-cell>
        </table:table-row>
        <table:table-row table:style-name="ro1">
          <table:table-cell/>
          <table:table-cell office:value-type="float" office:value="0.350763" calcext:value-type="float">
            <text:p>0.350763</text:p>
          </table:table-cell>
          <table:table-cell office:value-type="float" office:value="0.414533" calcext:value-type="float">
            <text:p>0.414533</text:p>
          </table:table-cell>
        </table:table-row>
        <table:table-row table:style-name="ro1">
          <table:table-cell/>
          <table:table-cell office:value-type="float" office:value="0.39222" calcext:value-type="float">
            <text:p>0.39222</text:p>
          </table:table-cell>
          <table:table-cell office:value-type="float" office:value="0.360836" calcext:value-type="float">
            <text:p>0.360836</text:p>
          </table:table-cell>
        </table:table-row>
        <table:table-row table:style-name="ro1">
          <table:table-cell/>
          <table:table-cell office:value-type="float" office:value="0.405421" calcext:value-type="float">
            <text:p>0.405421</text:p>
          </table:table-cell>
          <table:table-cell office:value-type="float" office:value="0.34159" calcext:value-type="float">
            <text:p>0.34159</text:p>
          </table:table-cell>
        </table:table-row>
        <table:table-row table:style-name="ro1">
          <table:table-cell/>
          <table:table-cell office:value-type="float" office:value="0.465085" calcext:value-type="float">
            <text:p>0.465085</text:p>
          </table:table-cell>
          <table:table-cell office:value-type="float" office:value="0.324793" calcext:value-type="float">
            <text:p>0.324793</text:p>
          </table:table-cell>
        </table:table-row>
        <table:table-row table:style-name="ro1">
          <table:table-cell/>
          <table:table-cell office:value-type="float" office:value="0.489422" calcext:value-type="float">
            <text:p>0.489422</text:p>
          </table:table-cell>
          <table:table-cell office:value-type="float" office:value="0.357646" calcext:value-type="float">
            <text:p>0.357646</text:p>
          </table:table-cell>
        </table:table-row>
        <table:table-row table:style-name="ro1">
          <table:table-cell/>
          <table:table-cell office:value-type="float" office:value="0.522602" calcext:value-type="float">
            <text:p>0.522602</text:p>
          </table:table-cell>
          <table:table-cell office:value-type="float" office:value="0.408981" calcext:value-type="float">
            <text:p>0.408981</text:p>
          </table:table-cell>
        </table:table-row>
        <table:table-row table:style-name="ro1">
          <table:table-cell/>
          <table:table-cell office:value-type="float" office:value="0.507856" calcext:value-type="float">
            <text:p>0.507856</text:p>
          </table:table-cell>
          <table:table-cell office:value-type="float" office:value="0.480615" calcext:value-type="float">
            <text:p>0.480615</text:p>
          </table:table-cell>
        </table:table-row>
        <table:table-row table:style-name="ro1">
          <table:table-cell/>
          <table:table-cell office:value-type="float" office:value="0.489046" calcext:value-type="float">
            <text:p>0.489046</text:p>
          </table:table-cell>
          <table:table-cell office:value-type="float" office:value="0.540258" calcext:value-type="float">
            <text:p>0.540258</text:p>
          </table:table-cell>
        </table:table-row>
        <table:table-row table:style-name="ro1">
          <table:table-cell/>
          <table:table-cell office:value-type="float" office:value="0.461417" calcext:value-type="float">
            <text:p>0.461417</text:p>
          </table:table-cell>
          <table:table-cell office:value-type="float" office:value="0.560992" calcext:value-type="float">
            <text:p>0.560992</text:p>
          </table:table-cell>
        </table:table-row>
        <table:table-row table:style-name="ro1">
          <table:table-cell/>
          <table:table-cell office:value-type="float" office:value="0.410491" calcext:value-type="float">
            <text:p>0.410491</text:p>
          </table:table-cell>
          <table:table-cell office:value-type="float" office:value="0.583588" calcext:value-type="float">
            <text:p>0.583588</text:p>
          </table:table-cell>
        </table:table-row>
        <table:table-row table:style-name="ro1">
          <table:table-cell/>
          <table:table-cell office:value-type="float" office:value="0.367569" calcext:value-type="float">
            <text:p>0.367569</text:p>
          </table:table-cell>
          <table:table-cell office:value-type="float" office:value="0.565193" calcext:value-type="float">
            <text:p>0.565193</text:p>
          </table:table-cell>
        </table:table-row>
        <table:table-row table:style-name="ro1">
          <table:table-cell/>
          <table:table-cell office:value-type="float" office:value="0.353132" calcext:value-type="float">
            <text:p>0.353132</text:p>
          </table:table-cell>
          <table:table-cell office:value-type="float" office:value="0.546252" calcext:value-type="float">
            <text:p>0.54625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4445" calcext:value-type="float">
            <text:p>0.34445</text:p>
          </table:table-cell>
          <table:table-cell office:value-type="float" office:value="0.446669" calcext:value-type="float">
            <text:p>0.446669</text:p>
          </table:table-cell>
        </table:table-row>
        <table:table-row table:style-name="ro1">
          <table:table-cell/>
          <table:table-cell office:value-type="float" office:value="0.357155" calcext:value-type="float">
            <text:p>0.357155</text:p>
          </table:table-cell>
          <table:table-cell office:value-type="float" office:value="0.390587" calcext:value-type="float">
            <text:p>0.390587</text:p>
          </table:table-cell>
        </table:table-row>
        <table:table-row table:style-name="ro1">
          <table:table-cell/>
          <table:table-cell office:value-type="float" office:value="0.398715" calcext:value-type="float">
            <text:p>0.398715</text:p>
          </table:table-cell>
          <table:table-cell office:value-type="float" office:value="0.36446" calcext:value-type="float">
            <text:p>0.36446</text:p>
          </table:table-cell>
        </table:table-row>
        <table:table-row table:style-name="ro1">
          <table:table-cell/>
          <table:table-cell office:value-type="float" office:value="0.399834" calcext:value-type="float">
            <text:p>0.399834</text:p>
          </table:table-cell>
          <table:table-cell office:value-type="float" office:value="0.420124" calcext:value-type="float">
            <text:p>0.420124</text:p>
          </table:table-cell>
        </table:table-row>
        <table:table-row table:style-name="ro1">
          <table:table-cell/>
          <table:table-cell office:value-type="float" office:value="0.464627" calcext:value-type="float">
            <text:p>0.464627</text:p>
          </table:table-cell>
          <table:table-cell office:value-type="float" office:value="0.349843" calcext:value-type="float">
            <text:p>0.349843</text:p>
          </table:table-cell>
        </table:table-row>
        <table:table-row table:style-name="ro1">
          <table:table-cell/>
          <table:table-cell office:value-type="float" office:value="0.490747" calcext:value-type="float">
            <text:p>0.490747</text:p>
          </table:table-cell>
          <table:table-cell office:value-type="float" office:value="0.385444" calcext:value-type="float">
            <text:p>0.385444</text:p>
          </table:table-cell>
        </table:table-row>
        <table:table-row table:style-name="ro1">
          <table:table-cell/>
          <table:table-cell office:value-type="float" office:value="0.506319" calcext:value-type="float">
            <text:p>0.506319</text:p>
          </table:table-cell>
          <table:table-cell office:value-type="float" office:value="0.448477" calcext:value-type="float">
            <text:p>0.448477</text:p>
          </table:table-cell>
        </table:table-row>
        <table:table-row table:style-name="ro1">
          <table:table-cell/>
          <table:table-cell office:value-type="float" office:value="0.499617" calcext:value-type="float">
            <text:p>0.499617</text:p>
          </table:table-cell>
          <table:table-cell office:value-type="float" office:value="0.523505" calcext:value-type="float">
            <text:p>0.523505</text:p>
          </table:table-cell>
        </table:table-row>
        <table:table-row table:style-name="ro1">
          <table:table-cell/>
          <table:table-cell office:value-type="float" office:value="0.459481" calcext:value-type="float">
            <text:p>0.459481</text:p>
          </table:table-cell>
          <table:table-cell office:value-type="float" office:value="0.570143" calcext:value-type="float">
            <text:p>0.570143</text:p>
          </table:table-cell>
        </table:table-row>
        <table:table-row table:style-name="ro1">
          <table:table-cell/>
          <table:table-cell office:value-type="float" office:value="0.416125" calcext:value-type="float">
            <text:p>0.416125</text:p>
          </table:table-cell>
          <table:table-cell office:value-type="float" office:value="0.589521" calcext:value-type="float">
            <text:p>0.589521</text:p>
          </table:table-cell>
        </table:table-row>
        <table:table-row table:style-name="ro1">
          <table:table-cell/>
          <table:table-cell office:value-type="float" office:value="0.377091" calcext:value-type="float">
            <text:p>0.377091</text:p>
          </table:table-cell>
          <table:table-cell office:value-type="float" office:value="0.58127" calcext:value-type="float">
            <text:p>0.58127</text:p>
          </table:table-cell>
        </table:table-row>
        <table:table-row table:style-name="ro1">
          <table:table-cell/>
          <table:table-cell office:value-type="float" office:value="0.352266" calcext:value-type="float">
            <text:p>0.352266</text:p>
          </table:table-cell>
          <table:table-cell office:value-type="float" office:value="0.532626" calcext:value-type="float">
            <text:p>0.53262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6653" calcext:value-type="float">
            <text:p>0.346653</text:p>
          </table:table-cell>
          <table:table-cell office:value-type="float" office:value="0.475623" calcext:value-type="float">
            <text:p>0.475623</text:p>
          </table:table-cell>
        </table:table-row>
        <table:table-row table:style-name="ro1">
          <table:table-cell/>
          <table:table-cell office:value-type="float" office:value="0.351116" calcext:value-type="float">
            <text:p>0.351116</text:p>
          </table:table-cell>
          <table:table-cell office:value-type="float" office:value="0.455417" calcext:value-type="float">
            <text:p>0.455417</text:p>
          </table:table-cell>
        </table:table-row>
        <table:table-row table:style-name="ro1">
          <table:table-cell/>
          <table:table-cell office:value-type="float" office:value="0.36034" calcext:value-type="float">
            <text:p>0.36034</text:p>
          </table:table-cell>
          <table:table-cell office:value-type="float" office:value="0.430053" calcext:value-type="float">
            <text:p>0.430053</text:p>
          </table:table-cell>
        </table:table-row>
        <table:table-row table:style-name="ro1">
          <table:table-cell/>
          <table:table-cell office:value-type="float" office:value="0.39808" calcext:value-type="float">
            <text:p>0.39808</text:p>
          </table:table-cell>
          <table:table-cell office:value-type="float" office:value="0.389649" calcext:value-type="float">
            <text:p>0.389649</text:p>
          </table:table-cell>
        </table:table-row>
        <table:table-row table:style-name="ro1">
          <table:table-cell/>
          <table:table-cell office:value-type="float" office:value="0.409141" calcext:value-type="float">
            <text:p>0.409141</text:p>
          </table:table-cell>
          <table:table-cell office:value-type="float" office:value="0.381988" calcext:value-type="float">
            <text:p>0.381988</text:p>
          </table:table-cell>
        </table:table-row>
        <table:table-row table:style-name="ro1">
          <table:table-cell/>
          <table:table-cell office:value-type="float" office:value="0.474657" calcext:value-type="float">
            <text:p>0.474657</text:p>
          </table:table-cell>
          <table:table-cell office:value-type="float" office:value="0.361142" calcext:value-type="float">
            <text:p>0.361142</text:p>
          </table:table-cell>
        </table:table-row>
        <table:table-row table:style-name="ro1">
          <table:table-cell/>
          <table:table-cell office:value-type="float" office:value="0.496004" calcext:value-type="float">
            <text:p>0.496004</text:p>
          </table:table-cell>
          <table:table-cell office:value-type="float" office:value="0.41474" calcext:value-type="float">
            <text:p>0.41474</text:p>
          </table:table-cell>
        </table:table-row>
        <table:table-row table:style-name="ro1">
          <table:table-cell/>
          <table:table-cell office:value-type="float" office:value="0.508541" calcext:value-type="float">
            <text:p>0.508541</text:p>
          </table:table-cell>
          <table:table-cell office:value-type="float" office:value="0.465975" calcext:value-type="float">
            <text:p>0.465975</text:p>
          </table:table-cell>
        </table:table-row>
        <table:table-row table:style-name="ro1">
          <table:table-cell/>
          <table:table-cell office:value-type="float" office:value="0.499796" calcext:value-type="float">
            <text:p>0.499796</text:p>
          </table:table-cell>
          <table:table-cell office:value-type="float" office:value="0.532233" calcext:value-type="float">
            <text:p>0.532233</text:p>
          </table:table-cell>
        </table:table-row>
        <table:table-row table:style-name="ro1">
          <table:table-cell/>
          <table:table-cell office:value-type="float" office:value="0.479535" calcext:value-type="float">
            <text:p>0.479535</text:p>
          </table:table-cell>
          <table:table-cell office:value-type="float" office:value="0.594271" calcext:value-type="float">
            <text:p>0.594271</text:p>
          </table:table-cell>
        </table:table-row>
        <table:table-row table:style-name="ro1">
          <table:table-cell/>
          <table:table-cell office:value-type="float" office:value="0.425927" calcext:value-type="float">
            <text:p>0.425927</text:p>
          </table:table-cell>
          <table:table-cell office:value-type="float" office:value="0.610693" calcext:value-type="float">
            <text:p>0.610693</text:p>
          </table:table-cell>
        </table:table-row>
        <table:table-row table:style-name="ro1">
          <table:table-cell/>
          <table:table-cell office:value-type="float" office:value="0.387834" calcext:value-type="float">
            <text:p>0.387834</text:p>
          </table:table-cell>
          <table:table-cell office:value-type="float" office:value="0.604495" calcext:value-type="float">
            <text:p>0.604495</text:p>
          </table:table-cell>
        </table:table-row>
        <table:table-row table:style-name="ro1">
          <table:table-cell/>
          <table:table-cell office:value-type="float" office:value="0.367885" calcext:value-type="float">
            <text:p>0.367885</text:p>
          </table:table-cell>
          <table:table-cell office:value-type="float" office:value="0.591089" calcext:value-type="float">
            <text:p>0.591089</text:p>
          </table:table-cell>
        </table:table-row>
        <table:table-row table:style-name="ro1">
          <table:table-cell/>
          <table:table-cell office:value-type="float" office:value="0.340865" calcext:value-type="float">
            <text:p>0.340865</text:p>
          </table:table-cell>
          <table:table-cell office:value-type="float" office:value="0.534775" calcext:value-type="float">
            <text:p>0.534775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34641" calcext:value-type="float">
            <text:p>0.334641</text:p>
          </table:table-cell>
          <table:table-cell office:value-type="float" office:value="0.468171" calcext:value-type="float">
            <text:p>0.468171</text:p>
          </table:table-cell>
        </table:table-row>
        <table:table-row table:style-name="ro1">
          <table:table-cell/>
          <table:table-cell office:value-type="float" office:value="0.349144" calcext:value-type="float">
            <text:p>0.349144</text:p>
          </table:table-cell>
          <table:table-cell office:value-type="float" office:value="0.424499" calcext:value-type="float">
            <text:p>0.424499</text:p>
          </table:table-cell>
        </table:table-row>
        <table:table-row table:style-name="ro1">
          <table:table-cell/>
          <table:table-cell office:value-type="float" office:value="0.38238" calcext:value-type="float">
            <text:p>0.38238</text:p>
          </table:table-cell>
          <table:table-cell office:value-type="float" office:value="0.369543" calcext:value-type="float">
            <text:p>0.369543</text:p>
          </table:table-cell>
        </table:table-row>
        <table:table-row table:style-name="ro1">
          <table:table-cell/>
          <table:table-cell office:value-type="float" office:value="0.406029" calcext:value-type="float">
            <text:p>0.406029</text:p>
          </table:table-cell>
          <table:table-cell office:value-type="float" office:value="0.353931" calcext:value-type="float">
            <text:p>0.353931</text:p>
          </table:table-cell>
        </table:table-row>
        <table:table-row table:style-name="ro1">
          <table:table-cell/>
          <table:table-cell office:value-type="float" office:value="0.456498" calcext:value-type="float">
            <text:p>0.456498</text:p>
          </table:table-cell>
          <table:table-cell office:value-type="float" office:value="0.340779" calcext:value-type="float">
            <text:p>0.340779</text:p>
          </table:table-cell>
        </table:table-row>
        <table:table-row table:style-name="ro1">
          <table:table-cell/>
          <table:table-cell office:value-type="float" office:value="0.477894" calcext:value-type="float">
            <text:p>0.477894</text:p>
          </table:table-cell>
          <table:table-cell office:value-type="float" office:value="0.362836" calcext:value-type="float">
            <text:p>0.362836</text:p>
          </table:table-cell>
        </table:table-row>
        <table:table-row table:style-name="ro1">
          <table:table-cell/>
          <table:table-cell office:value-type="float" office:value="0.510699" calcext:value-type="float">
            <text:p>0.510699</text:p>
          </table:table-cell>
          <table:table-cell office:value-type="float" office:value="0.403118" calcext:value-type="float">
            <text:p>0.403118</text:p>
          </table:table-cell>
        </table:table-row>
        <table:table-row table:style-name="ro1">
          <table:table-cell/>
          <table:table-cell office:value-type="float" office:value="0.530659" calcext:value-type="float">
            <text:p>0.530659</text:p>
          </table:table-cell>
          <table:table-cell office:value-type="float" office:value="0.467488" calcext:value-type="float">
            <text:p>0.467488</text:p>
          </table:table-cell>
        </table:table-row>
        <table:table-row table:style-name="ro1">
          <table:table-cell/>
          <table:table-cell office:value-type="float" office:value="0.531062" calcext:value-type="float">
            <text:p>0.531062</text:p>
          </table:table-cell>
          <table:table-cell office:value-type="float" office:value="0.536993" calcext:value-type="float">
            <text:p>0.536993</text:p>
          </table:table-cell>
        </table:table-row>
        <table:table-row table:style-name="ro1">
          <table:table-cell/>
          <table:table-cell office:value-type="float" office:value="0.505125" calcext:value-type="float">
            <text:p>0.505125</text:p>
          </table:table-cell>
          <table:table-cell office:value-type="float" office:value="0.596628" calcext:value-type="float">
            <text:p>0.596628</text:p>
          </table:table-cell>
        </table:table-row>
        <table:table-row table:style-name="ro1">
          <table:table-cell/>
          <table:table-cell office:value-type="float" office:value="0.45173" calcext:value-type="float">
            <text:p>0.45173</text:p>
          </table:table-cell>
          <table:table-cell office:value-type="float" office:value="0.623841" calcext:value-type="float">
            <text:p>0.623841</text:p>
          </table:table-cell>
        </table:table-row>
        <table:table-row table:style-name="ro1">
          <table:table-cell/>
          <table:table-cell office:value-type="float" office:value="0.396797" calcext:value-type="float">
            <text:p>0.396797</text:p>
          </table:table-cell>
          <table:table-cell office:value-type="float" office:value="0.619891" calcext:value-type="float">
            <text:p>0.619891</text:p>
          </table:table-cell>
        </table:table-row>
        <table:table-row table:style-name="ro1">
          <table:table-cell/>
          <table:table-cell office:value-type="float" office:value="0.355826" calcext:value-type="float">
            <text:p>0.355826</text:p>
          </table:table-cell>
          <table:table-cell office:value-type="float" office:value="0.588387" calcext:value-type="float">
            <text:p>0.588387</text:p>
          </table:table-cell>
        </table:table-row>
        <table:table-row table:style-name="ro1">
          <table:table-cell/>
          <table:table-cell office:value-type="float" office:value="0.326506" calcext:value-type="float">
            <text:p>0.326506</text:p>
          </table:table-cell>
          <table:table-cell office:value-type="float" office:value="0.518936" calcext:value-type="float">
            <text:p>0.51893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320969" calcext:value-type="float">
            <text:p>0.320969</text:p>
          </table:table-cell>
          <table:table-cell office:value-type="float" office:value="0.481625" calcext:value-type="float">
            <text:p>0.481625</text:p>
          </table:table-cell>
        </table:table-row>
        <table:table-row table:style-name="ro1">
          <table:table-cell/>
          <table:table-cell office:value-type="float" office:value="0.329326" calcext:value-type="float">
            <text:p>0.329326</text:p>
          </table:table-cell>
          <table:table-cell office:value-type="float" office:value="0.413932" calcext:value-type="float">
            <text:p>0.413932</text:p>
          </table:table-cell>
        </table:table-row>
        <table:table-row table:style-name="ro1">
          <table:table-cell/>
          <table:table-cell office:value-type="float" office:value="0.364739" calcext:value-type="float">
            <text:p>0.364739</text:p>
          </table:table-cell>
          <table:table-cell office:value-type="float" office:value="0.360971" calcext:value-type="float">
            <text:p>0.360971</text:p>
          </table:table-cell>
        </table:table-row>
        <table:table-row table:style-name="ro1">
          <table:table-cell/>
          <table:table-cell office:value-type="float" office:value="0.391445" calcext:value-type="float">
            <text:p>0.391445</text:p>
          </table:table-cell>
          <table:table-cell office:value-type="float" office:value="0.327139" calcext:value-type="float">
            <text:p>0.327139</text:p>
          </table:table-cell>
        </table:table-row>
        <table:table-row table:style-name="ro1">
          <table:table-cell/>
          <table:table-cell office:value-type="float" office:value="0.448329" calcext:value-type="float">
            <text:p>0.448329</text:p>
          </table:table-cell>
          <table:table-cell office:value-type="float" office:value="0.312169" calcext:value-type="float">
            <text:p>0.312169</text:p>
          </table:table-cell>
        </table:table-row>
        <table:table-row table:style-name="ro1">
          <table:table-cell/>
          <table:table-cell office:value-type="float" office:value="0.467491" calcext:value-type="float">
            <text:p>0.467491</text:p>
          </table:table-cell>
          <table:table-cell office:value-type="float" office:value="0.333592" calcext:value-type="float">
            <text:p>0.333592</text:p>
          </table:table-cell>
        </table:table-row>
        <table:table-row table:style-name="ro1">
          <table:table-cell/>
          <table:table-cell office:value-type="float" office:value="0.497324" calcext:value-type="float">
            <text:p>0.497324</text:p>
          </table:table-cell>
          <table:table-cell office:value-type="float" office:value="0.376694" calcext:value-type="float">
            <text:p>0.376694</text:p>
          </table:table-cell>
        </table:table-row>
        <table:table-row table:style-name="ro1">
          <table:table-cell/>
          <table:table-cell office:value-type="float" office:value="0.5275" calcext:value-type="float">
            <text:p>0.5275</text:p>
          </table:table-cell>
          <table:table-cell office:value-type="float" office:value="0.443826" calcext:value-type="float">
            <text:p>0.443826</text:p>
          </table:table-cell>
        </table:table-row>
        <table:table-row table:style-name="ro1">
          <table:table-cell/>
          <table:table-cell office:value-type="float" office:value="0.559916" calcext:value-type="float">
            <text:p>0.559916</text:p>
          </table:table-cell>
          <table:table-cell office:value-type="float" office:value="0.538786" calcext:value-type="float">
            <text:p>0.538786</text:p>
          </table:table-cell>
        </table:table-row>
        <table:table-row table:style-name="ro1">
          <table:table-cell/>
          <table:table-cell office:value-type="float" office:value="0.591439" calcext:value-type="float">
            <text:p>0.591439</text:p>
          </table:table-cell>
          <table:table-cell office:value-type="float" office:value="0.656351" calcext:value-type="float">
            <text:p>0.656351</text:p>
          </table:table-cell>
        </table:table-row>
        <table:table-row table:style-name="ro1">
          <table:table-cell/>
          <table:table-cell office:value-type="float" office:value="0.623111" calcext:value-type="float">
            <text:p>0.623111</text:p>
          </table:table-cell>
          <table:table-cell office:value-type="float" office:value="0.800665" calcext:value-type="float">
            <text:p>0.800665</text:p>
          </table:table-cell>
        </table:table-row>
        <table:table-row table:style-name="ro1">
          <table:table-cell/>
          <table:table-cell office:value-type="float" office:value="0.653401" calcext:value-type="float">
            <text:p>0.653401</text:p>
          </table:table-cell>
          <table:table-cell office:value-type="float" office:value="0.966984" calcext:value-type="float">
            <text:p>0.966984</text:p>
          </table:table-cell>
        </table:table-row>
        <table:table-row table:style-name="ro1">
          <table:table-cell/>
          <table:table-cell office:value-type="float" office:value="0.457974" calcext:value-type="float">
            <text:p>0.457974</text:p>
          </table:table-cell>
          <table:table-cell office:value-type="float" office:value="0.567002" calcext:value-type="float">
            <text:p>0.567002</text:p>
          </table:table-cell>
        </table:table-row>
        <table:table-row table:style-name="ro1">
          <table:table-cell/>
          <table:table-cell office:value-type="float" office:value="0.379963" calcext:value-type="float">
            <text:p>0.379963</text:p>
          </table:table-cell>
          <table:table-cell office:value-type="float" office:value="0.424033" calcext:value-type="float">
            <text:p>0.424033</text:p>
          </table:table-cell>
        </table:table-row>
        <table:table-row table:style-name="ro1">
          <table:table-cell/>
          <table:table-cell office:value-type="float" office:value="0.467859" calcext:value-type="float">
            <text:p>0.467859</text:p>
          </table:table-cell>
          <table:table-cell office:value-type="float" office:value="0.59269" calcext:value-type="float">
            <text:p>0.59269</text:p>
          </table:table-cell>
        </table:table-row>
        <table:table-row table:style-name="ro1">
          <table:table-cell/>
          <table:table-cell office:value-type="float" office:value="0.430172" calcext:value-type="float">
            <text:p>0.430172</text:p>
          </table:table-cell>
          <table:table-cell office:value-type="float" office:value="0.690445" calcext:value-type="float">
            <text:p>0.690445</text:p>
          </table:table-cell>
        </table:table-row>
        <table:table-row table:style-name="ro1">
          <table:table-cell/>
          <table:table-cell office:value-type="float" office:value="0.363496" calcext:value-type="float">
            <text:p>0.363496</text:p>
          </table:table-cell>
          <table:table-cell office:value-type="float" office:value="0.429227" calcext:value-type="float">
            <text:p>0.429227</text:p>
          </table:table-cell>
        </table:table-row>
        <table:table-row table:style-name="ro1">
          <table:table-cell/>
          <table:table-cell office:value-type="float" office:value="0.359714" calcext:value-type="float">
            <text:p>0.359714</text:p>
          </table:table-cell>
          <table:table-cell office:value-type="float" office:value="0.426007" calcext:value-type="float">
            <text:p>0.426007</text:p>
          </table:table-cell>
        </table:table-row>
        <table:table-row table:style-name="ro1">
          <table:table-cell/>
          <table:table-cell office:value-type="float" office:value="0.35441" calcext:value-type="float">
            <text:p>0.35441</text:p>
          </table:table-cell>
          <table:table-cell office:value-type="float" office:value="0.427963" calcext:value-type="float">
            <text:p>0.427963</text:p>
          </table:table-cell>
        </table:table-row>
        <table:table-row table:style-name="ro1">
          <table:table-cell/>
          <table:table-cell office:value-type="float" office:value="0.445605" calcext:value-type="float">
            <text:p>0.445605</text:p>
          </table:table-cell>
          <table:table-cell office:value-type="float" office:value="0.594423" calcext:value-type="float">
            <text:p>0.594423</text:p>
          </table:table-cell>
        </table:table-row>
        <table:table-row table:style-name="ro1">
          <table:table-cell/>
          <table:table-cell office:value-type="float" office:value="0.445605" calcext:value-type="float">
            <text:p>0.445605</text:p>
          </table:table-cell>
          <table:table-cell office:value-type="float" office:value="0.594423" calcext:value-type="float">
            <text:p>0.594423</text:p>
          </table:table-cell>
        </table:table-row>
        <table:table-row table:style-name="ro1">
          <table:table-cell/>
          <table:table-cell office:value-type="float" office:value="0.333008" calcext:value-type="float">
            <text:p>0.333008</text:p>
          </table:table-cell>
          <table:table-cell office:value-type="float" office:value="0.428982" calcext:value-type="float">
            <text:p>0.428982</text:p>
          </table:table-cell>
        </table:table-row>
        <table:table-row table:style-name="ro1">
          <table:table-cell/>
          <table:table-cell office:value-type="float" office:value="0.329509" calcext:value-type="float">
            <text:p>0.329509</text:p>
          </table:table-cell>
          <table:table-cell office:value-type="float" office:value="0.433611" calcext:value-type="float">
            <text:p>0.4336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 style:data-style-name="N2" text:time-value="0000-00-00T00:00:03.290588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5:29:03.712338811</meta:creation-date>
    <dc:date>2014-02-13T17:37:27.246060714</dc:date>
    <meta:editing-duration>PT3H31M20S</meta:editing-duration>
    <meta:editing-cycles>7</meta:editing-cycles>
    <meta:generator>LibreOffice/4.1.3.2$Linux_X86_64 LibreOffice_project/410m0$Build-2</meta:generator>
    <meta:document-statistic meta:table-count="6" meta:cell-count="417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412cm" chart:symbol-height="0.412cm"/>
      <style:graphic-properties draw:stroke="non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569cm" svg:height="20.613cm" xlink:href=".." xlink:type="simple" chart:class="chart:bar" chart:style-name="ch1">
        <chart:plot-area chart:style-name="ch2" table:cell-range-address="horizontal_acceleration.B3:horizontal_acceleration.C669" svg:x="1.301cm" svg:y="1.783cm" svg:width="39.566cm" svg:height="17.998cm">
          <chartooo:coordinate-region svg:x="2.028cm" svg:y="1.983cm" svg:width="38.839cm" svg:height="16.87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horizontal_acceleration.B3:horizontal_acceleration.B669" chart:class="chart:bar">
            <chart:data-point chart:repeated="667"/>
          </chart:series>
          <chart:series chart:style-name="ch7" chart:values-cell-range-address="horizontal_acceleration.C3:horizontal_acceleration.C669" chart:class="chart:bar">
            <chart:data-point chart:repeated="6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73706">
                <text:p>0.473706</text:p>
                <draw:g>
                  <svg:desc>horizontal_acceleration.B3:horizontal_acceleration.B669</svg:desc>
                </draw:g>
              </table:table-cell>
              <table:table-cell office:value-type="float" office:value="0.828318">
                <text:p>0.828318</text:p>
                <draw:g>
                  <svg:desc>horizontal_acceleration.C3:horizontal_acceleration.C6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17545">
                <text:p>0.417545</text:p>
              </table:table-cell>
              <table:table-cell office:value-type="float" office:value="0.880764">
                <text:p>0.8807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0603">
                <text:p>0.340603</text:p>
              </table:table-cell>
              <table:table-cell office:value-type="float" office:value="0.913712">
                <text:p>0.9137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1069">
                <text:p>0.291069</text:p>
              </table:table-cell>
              <table:table-cell office:value-type="float" office:value="0.930706">
                <text:p>0.930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5154">
                <text:p>0.225154</text:p>
              </table:table-cell>
              <table:table-cell office:value-type="float" office:value="0.924994">
                <text:p>0.9249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71806">
                <text:p>0.171806</text:p>
              </table:table-cell>
              <table:table-cell office:value-type="float" office:value="0.905726">
                <text:p>0.905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029">
                <text:p>0.13029</text:p>
              </table:table-cell>
              <table:table-cell office:value-type="float" office:value="0.874106">
                <text:p>0.874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8073">
                <text:p>0.108073</text:p>
              </table:table-cell>
              <table:table-cell office:value-type="float" office:value="0.824158">
                <text:p>0.8241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6744">
                <text:p>0.116744</text:p>
              </table:table-cell>
              <table:table-cell office:value-type="float" office:value="0.697122">
                <text:p>0.697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9398">
                <text:p>0.119398</text:p>
              </table:table-cell>
              <table:table-cell office:value-type="float" office:value="0.64509">
                <text:p>0.645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71143">
                <text:p>0.171143</text:p>
              </table:table-cell>
              <table:table-cell office:value-type="float" office:value="0.551459">
                <text:p>0.5514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92047">
                <text:p>0.192047</text:p>
              </table:table-cell>
              <table:table-cell office:value-type="float" office:value="0.49337">
                <text:p>0.49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7506">
                <text:p>0.217506</text:p>
              </table:table-cell>
              <table:table-cell office:value-type="float" office:value="0.439912">
                <text:p>0.4399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927">
                <text:p>0.24927</text:p>
              </table:table-cell>
              <table:table-cell office:value-type="float" office:value="0.398362">
                <text:p>0.3983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64792">
                <text:p>0.264792</text:p>
              </table:table-cell>
              <table:table-cell office:value-type="float" office:value="0.370402">
                <text:p>0.370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5957">
                <text:p>0.285957</text:p>
              </table:table-cell>
              <table:table-cell office:value-type="float" office:value="0.337494">
                <text:p>0.3374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10684">
                <text:p>0.310684</text:p>
              </table:table-cell>
              <table:table-cell office:value-type="float" office:value="0.315428">
                <text:p>0.3154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25124">
                <text:p>0.325124</text:p>
              </table:table-cell>
              <table:table-cell office:value-type="float" office:value="0.287044">
                <text:p>0.2870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6172">
                <text:p>0.346172</text:p>
              </table:table-cell>
              <table:table-cell office:value-type="float" office:value="0.294033">
                <text:p>0.2940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73207">
                <text:p>0.373207</text:p>
              </table:table-cell>
              <table:table-cell office:value-type="float" office:value="0.262961">
                <text:p>0.262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96284">
                <text:p>0.396284</text:p>
              </table:table-cell>
              <table:table-cell office:value-type="float" office:value="0.261117">
                <text:p>0.261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1773">
                <text:p>0.41773</text:p>
              </table:table-cell>
              <table:table-cell office:value-type="float" office:value="0.267611">
                <text:p>0.267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41415">
                <text:p>0.441415</text:p>
              </table:table-cell>
              <table:table-cell office:value-type="float" office:value="0.285824">
                <text:p>0.285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63842">
                <text:p>0.463842</text:p>
              </table:table-cell>
              <table:table-cell office:value-type="float" office:value="0.3072">
                <text:p>0.30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5022">
                <text:p>0.485022</text:p>
              </table:table-cell>
              <table:table-cell office:value-type="float" office:value="0.331857">
                <text:p>0.331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0855">
                <text:p>0.50855</text:p>
              </table:table-cell>
              <table:table-cell office:value-type="float" office:value="0.36789">
                <text:p>0.367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9136">
                <text:p>0.529136</text:p>
              </table:table-cell>
              <table:table-cell office:value-type="float" office:value="0.409785">
                <text:p>0.409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58636">
                <text:p>0.558636</text:p>
              </table:table-cell>
              <table:table-cell office:value-type="float" office:value="0.462097">
                <text:p>0.4620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71417">
                <text:p>0.571417</text:p>
              </table:table-cell>
              <table:table-cell office:value-type="float" office:value="0.519148">
                <text:p>0.519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87334">
                <text:p>0.587334</text:p>
              </table:table-cell>
              <table:table-cell office:value-type="float" office:value="0.577812">
                <text:p>0.5778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96012">
                <text:p>0.596012</text:p>
              </table:table-cell>
              <table:table-cell office:value-type="float" office:value="0.654372">
                <text:p>0.6543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5872">
                <text:p>0.565872</text:p>
              </table:table-cell>
              <table:table-cell office:value-type="float" office:value="0.717693">
                <text:p>0.7176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23393">
                <text:p>0.523393</text:p>
              </table:table-cell>
              <table:table-cell office:value-type="float" office:value="0.768133">
                <text:p>0.768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9203">
                <text:p>0.479203</text:p>
              </table:table-cell>
              <table:table-cell office:value-type="float" office:value="0.810919">
                <text:p>0.8109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2088">
                <text:p>0.422088</text:p>
              </table:table-cell>
              <table:table-cell office:value-type="float" office:value="0.858485">
                <text:p>0.858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0629">
                <text:p>0.350629</text:p>
              </table:table-cell>
              <table:table-cell office:value-type="float" office:value="0.890743">
                <text:p>0.8907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3669">
                <text:p>0.303669</text:p>
              </table:table-cell>
              <table:table-cell office:value-type="float" office:value="0.909232">
                <text:p>0.9092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33355">
                <text:p>0.233355</text:p>
              </table:table-cell>
              <table:table-cell office:value-type="float" office:value="0.911599">
                <text:p>0.9115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5861">
                <text:p>0.175861</text:p>
              </table:table-cell>
              <table:table-cell office:value-type="float" office:value="0.900281">
                <text:p>0.9002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31914">
                <text:p>0.131914</text:p>
              </table:table-cell>
              <table:table-cell office:value-type="float" office:value="0.873021">
                <text:p>0.8730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7656">
                <text:p>0.107656</text:p>
              </table:table-cell>
              <table:table-cell office:value-type="float" office:value="0.824747">
                <text:p>0.8247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16727">
                <text:p>0.116727</text:p>
              </table:table-cell>
              <table:table-cell office:value-type="float" office:value="0.69075">
                <text:p>0.690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17432">
                <text:p>0.117432</text:p>
              </table:table-cell>
              <table:table-cell office:value-type="float" office:value="0.633442">
                <text:p>0.6334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75654">
                <text:p>0.175654</text:p>
              </table:table-cell>
              <table:table-cell office:value-type="float" office:value="0.546817">
                <text:p>0.5468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1161">
                <text:p>0.201161</text:p>
              </table:table-cell>
              <table:table-cell office:value-type="float" office:value="0.485213">
                <text:p>0.4852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2817">
                <text:p>0.222817</text:p>
              </table:table-cell>
              <table:table-cell office:value-type="float" office:value="0.424656">
                <text:p>0.4246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37945">
                <text:p>0.237945</text:p>
              </table:table-cell>
              <table:table-cell office:value-type="float" office:value="0.396286">
                <text:p>0.3962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66252">
                <text:p>0.266252</text:p>
              </table:table-cell>
              <table:table-cell office:value-type="float" office:value="0.348425">
                <text:p>0.3484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5914">
                <text:p>0.285914</text:p>
              </table:table-cell>
              <table:table-cell office:value-type="float" office:value="0.319914">
                <text:p>0.3199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11865">
                <text:p>0.311865</text:p>
              </table:table-cell>
              <table:table-cell office:value-type="float" office:value="0.285102">
                <text:p>0.2851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29732">
                <text:p>0.329732</text:p>
              </table:table-cell>
              <table:table-cell office:value-type="float" office:value="0.259573">
                <text:p>0.259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53552">
                <text:p>0.353552</text:p>
              </table:table-cell>
              <table:table-cell office:value-type="float" office:value="0.236875">
                <text:p>0.23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78127">
                <text:p>0.378127</text:p>
              </table:table-cell>
              <table:table-cell office:value-type="float" office:value="0.225197">
                <text:p>0.2251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97487">
                <text:p>0.397487</text:p>
              </table:table-cell>
              <table:table-cell office:value-type="float" office:value="0.222375">
                <text:p>0.222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22917">
                <text:p>0.422917</text:p>
              </table:table-cell>
              <table:table-cell office:value-type="float" office:value="0.226378">
                <text:p>0.2263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4684">
                <text:p>0.44684</text:p>
              </table:table-cell>
              <table:table-cell office:value-type="float" office:value="0.237449">
                <text:p>0.2374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72741">
                <text:p>0.472741</text:p>
              </table:table-cell>
              <table:table-cell office:value-type="float" office:value="0.256819">
                <text:p>0.256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95279">
                <text:p>0.495279</text:p>
              </table:table-cell>
              <table:table-cell office:value-type="float" office:value="0.281748">
                <text:p>0.2817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18485">
                <text:p>0.518485</text:p>
              </table:table-cell>
              <table:table-cell office:value-type="float" office:value="0.31564">
                <text:p>0.315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38401">
                <text:p>0.538401</text:p>
              </table:table-cell>
              <table:table-cell office:value-type="float" office:value="0.35584">
                <text:p>0.355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5826">
                <text:p>0.555826</text:p>
              </table:table-cell>
              <table:table-cell office:value-type="float" office:value="0.40291">
                <text:p>0.402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73825">
                <text:p>0.573825</text:p>
              </table:table-cell>
              <table:table-cell office:value-type="float" office:value="0.465994">
                <text:p>0.4659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87629">
                <text:p>0.587629</text:p>
              </table:table-cell>
              <table:table-cell office:value-type="float" office:value="0.52493">
                <text:p>0.524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00058">
                <text:p>0.600058</text:p>
              </table:table-cell>
              <table:table-cell office:value-type="float" office:value="0.59785">
                <text:p>0.597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74197">
                <text:p>0.574197</text:p>
              </table:table-cell>
              <table:table-cell office:value-type="float" office:value="0.665084">
                <text:p>0.6650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29158">
                <text:p>0.529158</text:p>
              </table:table-cell>
              <table:table-cell office:value-type="float" office:value="0.728173">
                <text:p>0.7281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88601">
                <text:p>0.488601</text:p>
              </table:table-cell>
              <table:table-cell office:value-type="float" office:value="0.776005">
                <text:p>0.7760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35395">
                <text:p>0.435395</text:p>
              </table:table-cell>
              <table:table-cell office:value-type="float" office:value="0.829876">
                <text:p>0.82987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72723">
                <text:p>0.372723</text:p>
              </table:table-cell>
              <table:table-cell office:value-type="float" office:value="0.876358">
                <text:p>0.87635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0289">
                <text:p>0.320289</text:p>
              </table:table-cell>
              <table:table-cell office:value-type="float" office:value="0.898834">
                <text:p>0.8988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2919">
                <text:p>0.252919</text:p>
              </table:table-cell>
              <table:table-cell office:value-type="float" office:value="0.904186">
                <text:p>0.9041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97904">
                <text:p>0.197904</text:p>
              </table:table-cell>
              <table:table-cell office:value-type="float" office:value="0.896689">
                <text:p>0.8966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49579">
                <text:p>0.149579</text:p>
              </table:table-cell>
              <table:table-cell office:value-type="float" office:value="0.876303">
                <text:p>0.876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16865">
                <text:p>0.116865</text:p>
              </table:table-cell>
              <table:table-cell office:value-type="float" office:value="0.838375">
                <text:p>0.8383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06407">
                <text:p>0.106407</text:p>
              </table:table-cell>
              <table:table-cell office:value-type="float" office:value="0.720696">
                <text:p>0.7206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1363">
                <text:p>0.101363</text:p>
              </table:table-cell>
              <table:table-cell office:value-type="float" office:value="0.665522">
                <text:p>0.6655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57059">
                <text:p>0.157059</text:p>
              </table:table-cell>
              <table:table-cell office:value-type="float" office:value="0.570139">
                <text:p>0.5701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81491">
                <text:p>0.181491</text:p>
              </table:table-cell>
              <table:table-cell office:value-type="float" office:value="0.515087">
                <text:p>0.51508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99144">
                <text:p>0.199144</text:p>
              </table:table-cell>
              <table:table-cell office:value-type="float" office:value="0.450845">
                <text:p>0.4508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21899">
                <text:p>0.221899</text:p>
              </table:table-cell>
              <table:table-cell office:value-type="float" office:value="0.406049">
                <text:p>0.4060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37483">
                <text:p>0.237483</text:p>
              </table:table-cell>
              <table:table-cell office:value-type="float" office:value="0.375152">
                <text:p>0.375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61657">
                <text:p>0.261657</text:p>
              </table:table-cell>
              <table:table-cell office:value-type="float" office:value="0.339716">
                <text:p>0.3397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83775">
                <text:p>0.283775</text:p>
              </table:table-cell>
              <table:table-cell office:value-type="float" office:value="0.308538">
                <text:p>0.3085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1749">
                <text:p>0.301749</text:p>
              </table:table-cell>
              <table:table-cell office:value-type="float" office:value="0.264123">
                <text:p>0.2641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9429">
                <text:p>0.319429</text:p>
              </table:table-cell>
              <table:table-cell office:value-type="float" office:value="0.245294">
                <text:p>0.245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31193">
                <text:p>0.331193</text:p>
              </table:table-cell>
              <table:table-cell office:value-type="float" office:value="0.26601">
                <text:p>0.266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9969">
                <text:p>0.359969</text:p>
              </table:table-cell>
              <table:table-cell office:value-type="float" office:value="0.242906">
                <text:p>0.2429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81656">
                <text:p>0.381656</text:p>
              </table:table-cell>
              <table:table-cell office:value-type="float" office:value="0.244819">
                <text:p>0.244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0153">
                <text:p>0.40153</text:p>
              </table:table-cell>
              <table:table-cell office:value-type="float" office:value="0.253869">
                <text:p>0.2538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22758">
                <text:p>0.422758</text:p>
              </table:table-cell>
              <table:table-cell office:value-type="float" office:value="0.27193">
                <text:p>0.2719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44116">
                <text:p>0.444116</text:p>
              </table:table-cell>
              <table:table-cell office:value-type="float" office:value="0.300962">
                <text:p>0.3009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63551">
                <text:p>0.463551</text:p>
              </table:table-cell>
              <table:table-cell office:value-type="float" office:value="0.335">
                <text:p>0.3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81645">
                <text:p>0.481645</text:p>
              </table:table-cell>
              <table:table-cell office:value-type="float" office:value="0.373026">
                <text:p>0.3730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2834">
                <text:p>0.502834</text:p>
              </table:table-cell>
              <table:table-cell office:value-type="float" office:value="0.422892">
                <text:p>0.4228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19894">
                <text:p>0.519894</text:p>
              </table:table-cell>
              <table:table-cell office:value-type="float" office:value="0.477706">
                <text:p>0.4777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34935">
                <text:p>0.534935</text:p>
              </table:table-cell>
              <table:table-cell office:value-type="float" office:value="0.542257">
                <text:p>0.542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45562">
                <text:p>0.545562</text:p>
              </table:table-cell>
              <table:table-cell office:value-type="float" office:value="0.617413">
                <text:p>0.61741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47096">
                <text:p>0.547096</text:p>
              </table:table-cell>
              <table:table-cell office:value-type="float" office:value="0.693048">
                <text:p>0.6930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6213">
                <text:p>0.536213</text:p>
              </table:table-cell>
              <table:table-cell office:value-type="float" office:value="0.769645">
                <text:p>0.7696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03719">
                <text:p>0.503719</text:p>
              </table:table-cell>
              <table:table-cell office:value-type="float" office:value="0.809137">
                <text:p>0.8091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05753">
                <text:p>0.405753</text:p>
              </table:table-cell>
              <table:table-cell office:value-type="float" office:value="0.876792">
                <text:p>0.8767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36033">
                <text:p>0.336033</text:p>
              </table:table-cell>
              <table:table-cell office:value-type="float" office:value="0.905216">
                <text:p>0.90521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86793">
                <text:p>0.286793</text:p>
              </table:table-cell>
              <table:table-cell office:value-type="float" office:value="0.907465">
                <text:p>0.9074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24056">
                <text:p>0.224056</text:p>
              </table:table-cell>
              <table:table-cell office:value-type="float" office:value="0.903556">
                <text:p>0.90355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70754">
                <text:p>0.170754</text:p>
              </table:table-cell>
              <table:table-cell office:value-type="float" office:value="0.884388">
                <text:p>0.8843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30123">
                <text:p>0.130123</text:p>
              </table:table-cell>
              <table:table-cell office:value-type="float" office:value="0.854691">
                <text:p>0.85469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08314">
                <text:p>0.108314</text:p>
              </table:table-cell>
              <table:table-cell office:value-type="float" office:value="0.806574">
                <text:p>0.8065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1224">
                <text:p>0.101224</text:p>
              </table:table-cell>
              <table:table-cell office:value-type="float" office:value="0.686226">
                <text:p>0.68622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4155">
                <text:p>0.14155</text:p>
              </table:table-cell>
              <table:table-cell office:value-type="float" office:value="0.620145">
                <text:p>0.6201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75225">
                <text:p>0.175225</text:p>
              </table:table-cell>
              <table:table-cell office:value-type="float" office:value="0.553291">
                <text:p>0.5532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203199">
                <text:p>0.203199</text:p>
              </table:table-cell>
              <table:table-cell office:value-type="float" office:value="0.480962">
                <text:p>0.4809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35775">
                <text:p>0.235775</text:p>
              </table:table-cell>
              <table:table-cell office:value-type="float" office:value="0.430715">
                <text:p>0.4307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252942">
                <text:p>0.252942</text:p>
              </table:table-cell>
              <table:table-cell office:value-type="float" office:value="0.393992">
                <text:p>0.3939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283238">
                <text:p>0.283238</text:p>
              </table:table-cell>
              <table:table-cell office:value-type="float" office:value="0.356647">
                <text:p>0.3566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291599">
                <text:p>0.291599</text:p>
              </table:table-cell>
              <table:table-cell office:value-type="float" office:value="0.346065">
                <text:p>0.34606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7326">
                <text:p>0.327326</text:p>
              </table:table-cell>
              <table:table-cell office:value-type="float" office:value="0.303143">
                <text:p>0.3031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7056">
                <text:p>0.357056</text:p>
              </table:table-cell>
              <table:table-cell office:value-type="float" office:value="0.276346">
                <text:p>0.2763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82735">
                <text:p>0.382735</text:p>
              </table:table-cell>
              <table:table-cell office:value-type="float" office:value="0.258018">
                <text:p>0.2580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04584">
                <text:p>0.404584</text:p>
              </table:table-cell>
              <table:table-cell office:value-type="float" office:value="0.248857">
                <text:p>0.24885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30147">
                <text:p>0.430147</text:p>
              </table:table-cell>
              <table:table-cell office:value-type="float" office:value="0.248281">
                <text:p>0.24828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58847">
                <text:p>0.458847</text:p>
              </table:table-cell>
              <table:table-cell office:value-type="float" office:value="0.257349">
                <text:p>0.2573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82063">
                <text:p>0.482063</text:p>
              </table:table-cell>
              <table:table-cell office:value-type="float" office:value="0.268601">
                <text:p>0.26860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09048">
                <text:p>0.509048</text:p>
              </table:table-cell>
              <table:table-cell office:value-type="float" office:value="0.2876">
                <text:p>0.287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35451">
                <text:p>0.535451</text:p>
              </table:table-cell>
              <table:table-cell office:value-type="float" office:value="0.314573">
                <text:p>0.3145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58574">
                <text:p>0.558574</text:p>
              </table:table-cell>
              <table:table-cell office:value-type="float" office:value="0.345886">
                <text:p>0.3458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583986">
                <text:p>0.583986</text:p>
              </table:table-cell>
              <table:table-cell office:value-type="float" office:value="0.384726">
                <text:p>0.3847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05708">
                <text:p>0.605708</text:p>
              </table:table-cell>
              <table:table-cell office:value-type="float" office:value="0.436017">
                <text:p>0.4360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22447">
                <text:p>0.622447</text:p>
              </table:table-cell>
              <table:table-cell office:value-type="float" office:value="0.492327">
                <text:p>0.49232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18985">
                <text:p>0.618985</text:p>
              </table:table-cell>
              <table:table-cell office:value-type="float" office:value="0.562528">
                <text:p>0.5625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592931">
                <text:p>0.592931</text:p>
              </table:table-cell>
              <table:table-cell office:value-type="float" office:value="0.639004">
                <text:p>0.6390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54681">
                <text:p>0.54681</text:p>
              </table:table-cell>
              <table:table-cell office:value-type="float" office:value="0.71587">
                <text:p>0.715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95504">
                <text:p>0.495504</text:p>
              </table:table-cell>
              <table:table-cell office:value-type="float" office:value="0.770471">
                <text:p>0.77047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35503">
                <text:p>0.435503</text:p>
              </table:table-cell>
              <table:table-cell office:value-type="float" office:value="0.844398">
                <text:p>0.84439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2393">
                <text:p>0.352393</text:p>
              </table:table-cell>
              <table:table-cell office:value-type="float" office:value="0.900352">
                <text:p>0.90035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0229">
                <text:p>0.30229</text:p>
              </table:table-cell>
              <table:table-cell office:value-type="float" office:value="0.926491">
                <text:p>0.9264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21518">
                <text:p>0.221518</text:p>
              </table:table-cell>
              <table:table-cell office:value-type="float" office:value="0.933961">
                <text:p>0.9339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58805">
                <text:p>0.158805</text:p>
              </table:table-cell>
              <table:table-cell office:value-type="float" office:value="0.916878">
                <text:p>0.9168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11298">
                <text:p>0.111298</text:p>
              </table:table-cell>
              <table:table-cell office:value-type="float" office:value="0.88499">
                <text:p>0.884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892749">
                <text:p>0.0892749</text:p>
              </table:table-cell>
              <table:table-cell office:value-type="float" office:value="0.752913">
                <text:p>0.7529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00205">
                <text:p>0.100205</text:p>
              </table:table-cell>
              <table:table-cell office:value-type="float" office:value="0.675948">
                <text:p>0.67594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18445">
                <text:p>0.118445</text:p>
              </table:table-cell>
              <table:table-cell office:value-type="float" office:value="0.596031">
                <text:p>0.596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42238">
                <text:p>0.142238</text:p>
              </table:table-cell>
              <table:table-cell office:value-type="float" office:value="0.527534">
                <text:p>0.5275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4231">
                <text:p>0.164231</text:p>
              </table:table-cell>
              <table:table-cell office:value-type="float" office:value="0.459957">
                <text:p>0.4599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84262">
                <text:p>0.184262</text:p>
              </table:table-cell>
              <table:table-cell office:value-type="float" office:value="0.400296">
                <text:p>0.4002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209112">
                <text:p>0.209112</text:p>
              </table:table-cell>
              <table:table-cell office:value-type="float" office:value="0.347339">
                <text:p>0.3473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32148">
                <text:p>0.232148</text:p>
              </table:table-cell>
              <table:table-cell office:value-type="float" office:value="0.29785">
                <text:p>0.297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39346">
                <text:p>0.239346</text:p>
              </table:table-cell>
              <table:table-cell office:value-type="float" office:value="0.270513">
                <text:p>0.2705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57987">
                <text:p>0.257987</text:p>
              </table:table-cell>
              <table:table-cell office:value-type="float" office:value="0.240402">
                <text:p>0.24040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279065">
                <text:p>0.279065</text:p>
              </table:table-cell>
              <table:table-cell office:value-type="float" office:value="0.206853">
                <text:p>0.2068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299821">
                <text:p>0.299821</text:p>
              </table:table-cell>
              <table:table-cell office:value-type="float" office:value="0.186072">
                <text:p>0.1860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17817">
                <text:p>0.317817</text:p>
              </table:table-cell>
              <table:table-cell office:value-type="float" office:value="0.176861">
                <text:p>0.1768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3885">
                <text:p>0.363885</text:p>
              </table:table-cell>
              <table:table-cell office:value-type="float" office:value="0.173305">
                <text:p>0.1733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8275">
                <text:p>0.38275</text:p>
              </table:table-cell>
              <table:table-cell office:value-type="float" office:value="0.181314">
                <text:p>0.18131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01763">
                <text:p>0.401763</text:p>
              </table:table-cell>
              <table:table-cell office:value-type="float" office:value="0.197412">
                <text:p>0.19741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233">
                <text:p>0.4233</text:p>
              </table:table-cell>
              <table:table-cell office:value-type="float" office:value="0.222979">
                <text:p>0.22297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4647">
                <text:p>0.44647</text:p>
              </table:table-cell>
              <table:table-cell office:value-type="float" office:value="0.259099">
                <text:p>0.25909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65578">
                <text:p>0.465578</text:p>
              </table:table-cell>
              <table:table-cell office:value-type="float" office:value="0.298413">
                <text:p>0.2984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83835">
                <text:p>0.483835</text:p>
              </table:table-cell>
              <table:table-cell office:value-type="float" office:value="0.339135">
                <text:p>0.3391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504367">
                <text:p>0.504367</text:p>
              </table:table-cell>
              <table:table-cell office:value-type="float" office:value="0.394937">
                <text:p>0.3949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519628">
                <text:p>0.519628</text:p>
              </table:table-cell>
              <table:table-cell office:value-type="float" office:value="0.453326">
                <text:p>0.45332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37546">
                <text:p>0.537546</text:p>
              </table:table-cell>
              <table:table-cell office:value-type="float" office:value="0.521496">
                <text:p>0.52149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7542">
                <text:p>0.547542</text:p>
              </table:table-cell>
              <table:table-cell office:value-type="float" office:value="0.593913">
                <text:p>0.59391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530098">
                <text:p>0.530098</text:p>
              </table:table-cell>
              <table:table-cell office:value-type="float" office:value="0.671894">
                <text:p>0.6718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02491">
                <text:p>0.502491</text:p>
              </table:table-cell>
              <table:table-cell office:value-type="float" office:value="0.723995">
                <text:p>0.7239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60824">
                <text:p>0.460824</text:p>
              </table:table-cell>
              <table:table-cell office:value-type="float" office:value="0.771125">
                <text:p>0.7711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13687">
                <text:p>0.413687</text:p>
              </table:table-cell>
              <table:table-cell office:value-type="float" office:value="0.815658">
                <text:p>0.8156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49623">
                <text:p>0.349623</text:p>
              </table:table-cell>
              <table:table-cell office:value-type="float" office:value="0.857953">
                <text:p>0.8579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05707">
                <text:p>0.305707</text:p>
              </table:table-cell>
              <table:table-cell office:value-type="float" office:value="0.872389">
                <text:p>0.87238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249575">
                <text:p>0.249575</text:p>
              </table:table-cell>
              <table:table-cell office:value-type="float" office:value="0.874989">
                <text:p>0.8749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06766">
                <text:p>0.206766</text:p>
              </table:table-cell>
              <table:table-cell office:value-type="float" office:value="0.86135">
                <text:p>0.861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7543">
                <text:p>0.17543</text:p>
              </table:table-cell>
              <table:table-cell office:value-type="float" office:value="0.834183">
                <text:p>0.8341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63998">
                <text:p>0.163998</text:p>
              </table:table-cell>
              <table:table-cell office:value-type="float" office:value="0.739656">
                <text:p>0.7396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81401">
                <text:p>0.181401</text:p>
              </table:table-cell>
              <table:table-cell office:value-type="float" office:value="0.677445">
                <text:p>0.6774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203247">
                <text:p>0.203247</text:p>
              </table:table-cell>
              <table:table-cell office:value-type="float" office:value="0.615807">
                <text:p>0.6158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240654">
                <text:p>0.240654</text:p>
              </table:table-cell>
              <table:table-cell office:value-type="float" office:value="0.549344">
                <text:p>0.5493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272659">
                <text:p>0.272659</text:p>
              </table:table-cell>
              <table:table-cell office:value-type="float" office:value="0.48713">
                <text:p>0.4871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296983">
                <text:p>0.296983</text:p>
              </table:table-cell>
              <table:table-cell office:value-type="float" office:value="0.446563">
                <text:p>0.44656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334">
                <text:p>0.32334</text:p>
              </table:table-cell>
              <table:table-cell office:value-type="float" office:value="0.406527">
                <text:p>0.4065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42846">
                <text:p>0.342846</text:p>
              </table:table-cell>
              <table:table-cell office:value-type="float" office:value="0.365574">
                <text:p>0.3655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4794">
                <text:p>0.364794</text:p>
              </table:table-cell>
              <table:table-cell office:value-type="float" office:value="0.331013">
                <text:p>0.3310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243">
                <text:p>0.39243</text:p>
              </table:table-cell>
              <table:table-cell office:value-type="float" office:value="0.303978">
                <text:p>0.3039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43591">
                <text:p>0.443591</text:p>
              </table:table-cell>
              <table:table-cell office:value-type="float" office:value="0.266276">
                <text:p>0.26627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69714">
                <text:p>0.469714</text:p>
              </table:table-cell>
              <table:table-cell office:value-type="float" office:value="0.261718">
                <text:p>0.2617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97044">
                <text:p>0.497044</text:p>
              </table:table-cell>
              <table:table-cell office:value-type="float" office:value="0.25792">
                <text:p>0.257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26823">
                <text:p>0.526823</text:p>
              </table:table-cell>
              <table:table-cell office:value-type="float" office:value="0.266434">
                <text:p>0.26643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50453">
                <text:p>0.550453</text:p>
              </table:table-cell>
              <table:table-cell office:value-type="float" office:value="0.276215">
                <text:p>0.2762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75693">
                <text:p>0.575693</text:p>
              </table:table-cell>
              <table:table-cell office:value-type="float" office:value="0.294927">
                <text:p>0.2949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601589">
                <text:p>0.601589</text:p>
              </table:table-cell>
              <table:table-cell office:value-type="float" office:value="0.324597">
                <text:p>0.324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24722">
                <text:p>0.624722</text:p>
              </table:table-cell>
              <table:table-cell office:value-type="float" office:value="0.361601">
                <text:p>0.36160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2381">
                <text:p>0.62381</text:p>
              </table:table-cell>
              <table:table-cell office:value-type="float" office:value="0.418091">
                <text:p>0.4180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04645">
                <text:p>0.604645</text:p>
              </table:table-cell>
              <table:table-cell office:value-type="float" office:value="0.484677">
                <text:p>0.4846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88612">
                <text:p>0.588612</text:p>
              </table:table-cell>
              <table:table-cell office:value-type="float" office:value="0.55685">
                <text:p>0.556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27249">
                <text:p>0.527249</text:p>
              </table:table-cell>
              <table:table-cell office:value-type="float" office:value="0.624673">
                <text:p>0.62467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83744">
                <text:p>0.483744</text:p>
              </table:table-cell>
              <table:table-cell office:value-type="float" office:value="0.703636">
                <text:p>0.7036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34478">
                <text:p>0.434478</text:p>
              </table:table-cell>
              <table:table-cell office:value-type="float" office:value="0.765731">
                <text:p>0.7657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57307">
                <text:p>0.357307</text:p>
              </table:table-cell>
              <table:table-cell office:value-type="float" office:value="0.806568">
                <text:p>0.8065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0899">
                <text:p>0.30899</text:p>
              </table:table-cell>
              <table:table-cell office:value-type="float" office:value="0.826615">
                <text:p>0.82661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45787">
                <text:p>0.245787</text:p>
              </table:table-cell>
              <table:table-cell office:value-type="float" office:value="0.836149">
                <text:p>0.8361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82146">
                <text:p>0.182146</text:p>
              </table:table-cell>
              <table:table-cell office:value-type="float" office:value="0.836827">
                <text:p>0.8368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26377">
                <text:p>0.126377</text:p>
              </table:table-cell>
              <table:table-cell office:value-type="float" office:value="0.818971">
                <text:p>0.81897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717287">
                <text:p>0.0717287</text:p>
              </table:table-cell>
              <table:table-cell office:value-type="float" office:value="0.797921">
                <text:p>0.7979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88146">
                <text:p>0.0488146</text:p>
              </table:table-cell>
              <table:table-cell office:value-type="float" office:value="0.738591">
                <text:p>0.73859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90594">
                <text:p>0.0390594</text:p>
              </table:table-cell>
              <table:table-cell office:value-type="float" office:value="0.659434">
                <text:p>0.65943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454854">
                <text:p>0.0454854</text:p>
              </table:table-cell>
              <table:table-cell office:value-type="float" office:value="0.59187">
                <text:p>0.591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586679">
                <text:p>0.0586679</text:p>
              </table:table-cell>
              <table:table-cell office:value-type="float" office:value="0.523291">
                <text:p>0.5232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722362">
                <text:p>0.0722362</text:p>
              </table:table-cell>
              <table:table-cell office:value-type="float" office:value="0.463206">
                <text:p>0.4632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782159">
                <text:p>0.0782159</text:p>
              </table:table-cell>
              <table:table-cell office:value-type="float" office:value="0.407341">
                <text:p>0.4073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09808">
                <text:p>0.109808</text:p>
              </table:table-cell>
              <table:table-cell office:value-type="float" office:value="0.302031">
                <text:p>0.3020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26674">
                <text:p>0.126674</text:p>
              </table:table-cell>
              <table:table-cell office:value-type="float" office:value="0.273033">
                <text:p>0.2730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59931">
                <text:p>0.159931</text:p>
              </table:table-cell>
              <table:table-cell office:value-type="float" office:value="0.237886">
                <text:p>0.23788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67755">
                <text:p>0.167755</text:p>
              </table:table-cell>
              <table:table-cell office:value-type="float" office:value="0.204693">
                <text:p>0.20469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75691">
                <text:p>0.175691</text:p>
              </table:table-cell>
              <table:table-cell office:value-type="float" office:value="0.185484">
                <text:p>0.1854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01473">
                <text:p>0.201473</text:p>
              </table:table-cell>
              <table:table-cell office:value-type="float" office:value="0.184332">
                <text:p>0.18433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16025">
                <text:p>0.216025</text:p>
              </table:table-cell>
              <table:table-cell office:value-type="float" office:value="0.18546">
                <text:p>0.1854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29005">
                <text:p>0.229005</text:p>
              </table:table-cell>
              <table:table-cell office:value-type="float" office:value="0.186423">
                <text:p>0.1864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3753">
                <text:p>0.23753</text:p>
              </table:table-cell>
              <table:table-cell office:value-type="float" office:value="0.200559">
                <text:p>0.20055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51892">
                <text:p>0.251892</text:p>
              </table:table-cell>
              <table:table-cell office:value-type="float" office:value="0.205315">
                <text:p>0.2053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56852">
                <text:p>0.256852</text:p>
              </table:table-cell>
              <table:table-cell office:value-type="float" office:value="0.257431">
                <text:p>0.25743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48802">
                <text:p>0.248802</text:p>
              </table:table-cell>
              <table:table-cell office:value-type="float" office:value="0.308596">
                <text:p>0.3085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11657">
                <text:p>0.311657</text:p>
              </table:table-cell>
              <table:table-cell office:value-type="float" office:value="0.347289">
                <text:p>0.34728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2333">
                <text:p>0.32333</text:p>
              </table:table-cell>
              <table:table-cell office:value-type="float" office:value="0.410637">
                <text:p>0.41063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15953">
                <text:p>0.315953</text:p>
              </table:table-cell>
              <table:table-cell office:value-type="float" office:value="0.483933">
                <text:p>0.4839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05946">
                <text:p>0.305946</text:p>
              </table:table-cell>
              <table:table-cell office:value-type="float" office:value="0.550549">
                <text:p>0.55054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11872">
                <text:p>0.311872</text:p>
              </table:table-cell>
              <table:table-cell office:value-type="float" office:value="0.616797">
                <text:p>0.61679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04623">
                <text:p>0.304623</text:p>
              </table:table-cell>
              <table:table-cell office:value-type="float" office:value="0.668722">
                <text:p>0.6687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91829">
                <text:p>0.291829</text:p>
              </table:table-cell>
              <table:table-cell office:value-type="float" office:value="0.723219">
                <text:p>0.72321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78532">
                <text:p>0.278532</text:p>
              </table:table-cell>
              <table:table-cell office:value-type="float" office:value="0.771039">
                <text:p>0.7710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56818">
                <text:p>0.256818</text:p>
              </table:table-cell>
              <table:table-cell office:value-type="float" office:value="0.802254">
                <text:p>0.8022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38342">
                <text:p>0.238342</text:p>
              </table:table-cell>
              <table:table-cell office:value-type="float" office:value="0.826163">
                <text:p>0.8261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23083">
                <text:p>0.223083</text:p>
              </table:table-cell>
              <table:table-cell office:value-type="float" office:value="0.837547">
                <text:p>0.83754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11406">
                <text:p>0.211406</text:p>
              </table:table-cell>
              <table:table-cell office:value-type="float" office:value="0.834719">
                <text:p>0.83471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03245">
                <text:p>0.203245</text:p>
              </table:table-cell>
              <table:table-cell office:value-type="float" office:value="0.81827">
                <text:p>0.8182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03393">
                <text:p>0.203393</text:p>
              </table:table-cell>
              <table:table-cell office:value-type="float" office:value="0.790744">
                <text:p>0.7907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11646">
                <text:p>0.211646</text:p>
              </table:table-cell>
              <table:table-cell office:value-type="float" office:value="0.750852">
                <text:p>0.75085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32687">
                <text:p>0.232687</text:p>
              </table:table-cell>
              <table:table-cell office:value-type="float" office:value="0.697757">
                <text:p>0.69775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6589">
                <text:p>0.26589</text:p>
              </table:table-cell>
              <table:table-cell office:value-type="float" office:value="0.638954">
                <text:p>0.6389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00391">
                <text:p>0.300391</text:p>
              </table:table-cell>
              <table:table-cell office:value-type="float" office:value="0.586535">
                <text:p>0.5865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31439">
                <text:p>0.331439</text:p>
              </table:table-cell>
              <table:table-cell office:value-type="float" office:value="0.53524">
                <text:p>0.5352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53246">
                <text:p>0.353246</text:p>
              </table:table-cell>
              <table:table-cell office:value-type="float" office:value="0.502945">
                <text:p>0.5029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80221">
                <text:p>0.380221</text:p>
              </table:table-cell>
              <table:table-cell office:value-type="float" office:value="0.472921">
                <text:p>0.4729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06772">
                <text:p>0.406772</text:p>
              </table:table-cell>
              <table:table-cell office:value-type="float" office:value="0.444668">
                <text:p>0.44466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3014">
                <text:p>0.43014</text:p>
              </table:table-cell>
              <table:table-cell office:value-type="float" office:value="0.42432">
                <text:p>0.424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7606">
                <text:p>0.47606</text:p>
              </table:table-cell>
              <table:table-cell office:value-type="float" office:value="0.409647">
                <text:p>0.4096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7606">
                <text:p>0.47606</text:p>
              </table:table-cell>
              <table:table-cell office:value-type="float" office:value="0.409647">
                <text:p>0.40964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00729">
                <text:p>0.500729</text:p>
              </table:table-cell>
              <table:table-cell office:value-type="float" office:value="0.414023">
                <text:p>0.4140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42936">
                <text:p>0.542936</text:p>
              </table:table-cell>
              <table:table-cell office:value-type="float" office:value="0.436292">
                <text:p>0.4362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62444">
                <text:p>0.562444</text:p>
              </table:table-cell>
              <table:table-cell office:value-type="float" office:value="0.458152">
                <text:p>0.45815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6928">
                <text:p>0.56928</text:p>
              </table:table-cell>
              <table:table-cell office:value-type="float" office:value="0.503051">
                <text:p>0.5030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91293">
                <text:p>0.591293</text:p>
              </table:table-cell>
              <table:table-cell office:value-type="float" office:value="0.51999">
                <text:p>0.5199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596718">
                <text:p>0.596718</text:p>
              </table:table-cell>
              <table:table-cell office:value-type="float" office:value="0.551895">
                <text:p>0.55189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619466">
                <text:p>0.619466</text:p>
              </table:table-cell>
              <table:table-cell office:value-type="float" office:value="0.648921">
                <text:p>0.6489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619466">
                <text:p>0.619466</text:p>
              </table:table-cell>
              <table:table-cell office:value-type="float" office:value="0.648921">
                <text:p>0.6489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614655">
                <text:p>0.614655</text:p>
              </table:table-cell>
              <table:table-cell office:value-type="float" office:value="0.717098">
                <text:p>0.7170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602729">
                <text:p>0.602729</text:p>
              </table:table-cell>
              <table:table-cell office:value-type="float" office:value="0.758359">
                <text:p>0.75835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562609">
                <text:p>0.562609</text:p>
              </table:table-cell>
              <table:table-cell office:value-type="float" office:value="0.785721">
                <text:p>0.7857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14664">
                <text:p>0.514664</text:p>
              </table:table-cell>
              <table:table-cell office:value-type="float" office:value="0.807865">
                <text:p>0.80786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08397">
                <text:p>0.408397</text:p>
              </table:table-cell>
              <table:table-cell office:value-type="float" office:value="0.867851">
                <text:p>0.86785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338507">
                <text:p>0.338507</text:p>
              </table:table-cell>
              <table:table-cell office:value-type="float" office:value="0.899976">
                <text:p>0.8999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88074">
                <text:p>0.288074</text:p>
              </table:table-cell>
              <table:table-cell office:value-type="float" office:value="0.897304">
                <text:p>0.89730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29125">
                <text:p>0.229125</text:p>
              </table:table-cell>
              <table:table-cell office:value-type="float" office:value="0.894763">
                <text:p>0.89476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82226">
                <text:p>0.182226</text:p>
              </table:table-cell>
              <table:table-cell office:value-type="float" office:value="0.868703">
                <text:p>0.8687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50155">
                <text:p>0.150155</text:p>
              </table:table-cell>
              <table:table-cell office:value-type="float" office:value="0.830021">
                <text:p>0.830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33686">
                <text:p>0.133686</text:p>
              </table:table-cell>
              <table:table-cell office:value-type="float" office:value="0.777121">
                <text:p>0.7771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44596">
                <text:p>0.144596</text:p>
              </table:table-cell>
              <table:table-cell office:value-type="float" office:value="0.590546">
                <text:p>0.59054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65179">
                <text:p>0.165179</text:p>
              </table:table-cell>
              <table:table-cell office:value-type="float" office:value="0.539254">
                <text:p>0.53925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10914">
                <text:p>0.210914</text:p>
              </table:table-cell>
              <table:table-cell office:value-type="float" office:value="0.453037">
                <text:p>0.45303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32957">
                <text:p>0.232957</text:p>
              </table:table-cell>
              <table:table-cell office:value-type="float" office:value="0.407763">
                <text:p>0.4077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20736">
                <text:p>0.220736</text:p>
              </table:table-cell>
              <table:table-cell office:value-type="float" office:value="0.405047">
                <text:p>0.40504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4953">
                <text:p>0.24953</text:p>
              </table:table-cell>
              <table:table-cell office:value-type="float" office:value="0.379571">
                <text:p>0.37957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88683">
                <text:p>0.288683</text:p>
              </table:table-cell>
              <table:table-cell office:value-type="float" office:value="0.310303">
                <text:p>0.3103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303192">
                <text:p>0.303192</text:p>
              </table:table-cell>
              <table:table-cell office:value-type="float" office:value="0.285468">
                <text:p>0.28546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12995">
                <text:p>0.312995</text:p>
              </table:table-cell>
              <table:table-cell office:value-type="float" office:value="0.285796">
                <text:p>0.2857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44419">
                <text:p>0.344419</text:p>
              </table:table-cell>
              <table:table-cell office:value-type="float" office:value="0.26678">
                <text:p>0.266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351446">
                <text:p>0.351446</text:p>
              </table:table-cell>
              <table:table-cell office:value-type="float" office:value="0.280419">
                <text:p>0.28041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0081">
                <text:p>0.390081</text:p>
              </table:table-cell>
              <table:table-cell office:value-type="float" office:value="0.298493">
                <text:p>0.29849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90081">
                <text:p>0.390081</text:p>
              </table:table-cell>
              <table:table-cell office:value-type="float" office:value="0.298493">
                <text:p>0.2984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12671">
                <text:p>0.412671</text:p>
              </table:table-cell>
              <table:table-cell office:value-type="float" office:value="0.306396">
                <text:p>0.3063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41801">
                <text:p>0.441801</text:p>
              </table:table-cell>
              <table:table-cell office:value-type="float" office:value="0.383305">
                <text:p>0.3833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41801">
                <text:p>0.441801</text:p>
              </table:table-cell>
              <table:table-cell office:value-type="float" office:value="0.383305">
                <text:p>0.3833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59653">
                <text:p>0.459653</text:p>
              </table:table-cell>
              <table:table-cell office:value-type="float" office:value="0.429321">
                <text:p>0.4293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77922">
                <text:p>0.477922</text:p>
              </table:table-cell>
              <table:table-cell office:value-type="float" office:value="0.475065">
                <text:p>0.47506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95547">
                <text:p>0.495547</text:p>
              </table:table-cell>
              <table:table-cell office:value-type="float" office:value="0.530882">
                <text:p>0.5308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16664">
                <text:p>0.516664</text:p>
              </table:table-cell>
              <table:table-cell office:value-type="float" office:value="0.658765">
                <text:p>0.65876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16664">
                <text:p>0.516664</text:p>
              </table:table-cell>
              <table:table-cell office:value-type="float" office:value="0.658765">
                <text:p>0.6587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503325">
                <text:p>0.503325</text:p>
              </table:table-cell>
              <table:table-cell office:value-type="float" office:value="0.718528">
                <text:p>0.71852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74773">
                <text:p>0.474773</text:p>
              </table:table-cell>
              <table:table-cell office:value-type="float" office:value="0.749571">
                <text:p>0.74957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91176">
                <text:p>0.391176</text:p>
              </table:table-cell>
              <table:table-cell office:value-type="float" office:value="0.815875">
                <text:p>0.81587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31788">
                <text:p>0.331788</text:p>
              </table:table-cell>
              <table:table-cell office:value-type="float" office:value="0.853232">
                <text:p>0.85323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280776">
                <text:p>0.280776</text:p>
              </table:table-cell>
              <table:table-cell office:value-type="float" office:value="0.873391">
                <text:p>0.8733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224884">
                <text:p>0.224884</text:p>
              </table:table-cell>
              <table:table-cell office:value-type="float" office:value="0.883335">
                <text:p>0.8833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77493">
                <text:p>0.177493</text:p>
              </table:table-cell>
              <table:table-cell office:value-type="float" office:value="0.874308">
                <text:p>0.8743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4717">
                <text:p>0.14717</text:p>
              </table:table-cell>
              <table:table-cell office:value-type="float" office:value="0.841369">
                <text:p>0.8413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36717">
                <text:p>0.136717</text:p>
              </table:table-cell>
              <table:table-cell office:value-type="float" office:value="0.792744">
                <text:p>0.79274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75636">
                <text:p>0.175636</text:p>
              </table:table-cell>
              <table:table-cell office:value-type="float" office:value="0.657147">
                <text:p>0.65714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66591">
                <text:p>0.166591</text:p>
              </table:table-cell>
              <table:table-cell office:value-type="float" office:value="0.613233">
                <text:p>0.6132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223012">
                <text:p>0.223012</text:p>
              </table:table-cell>
              <table:table-cell office:value-type="float" office:value="0.53485">
                <text:p>0.534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247028">
                <text:p>0.247028</text:p>
              </table:table-cell>
              <table:table-cell office:value-type="float" office:value="0.478193">
                <text:p>0.47819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71717">
                <text:p>0.271717</text:p>
              </table:table-cell>
              <table:table-cell office:value-type="float" office:value="0.431753">
                <text:p>0.4317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289404">
                <text:p>0.289404</text:p>
              </table:table-cell>
              <table:table-cell office:value-type="float" office:value="0.385997">
                <text:p>0.38599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3139">
                <text:p>0.303139</text:p>
              </table:table-cell>
              <table:table-cell office:value-type="float" office:value="0.352287">
                <text:p>0.3522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32274">
                <text:p>0.332274</text:p>
              </table:table-cell>
              <table:table-cell office:value-type="float" office:value="0.339493">
                <text:p>0.3394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38197">
                <text:p>0.338197</text:p>
              </table:table-cell>
              <table:table-cell office:value-type="float" office:value="0.317647">
                <text:p>0.31764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67908">
                <text:p>0.367908</text:p>
              </table:table-cell>
              <table:table-cell office:value-type="float" office:value="0.286948">
                <text:p>0.2869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1138">
                <text:p>0.41138</text:p>
              </table:table-cell>
              <table:table-cell office:value-type="float" office:value="0.285493">
                <text:p>0.28549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35182">
                <text:p>0.435182</text:p>
              </table:table-cell>
              <table:table-cell office:value-type="float" office:value="0.290019">
                <text:p>0.29001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54232">
                <text:p>0.454232</text:p>
              </table:table-cell>
              <table:table-cell office:value-type="float" office:value="0.299233">
                <text:p>0.29923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75554">
                <text:p>0.475554</text:p>
              </table:table-cell>
              <table:table-cell office:value-type="float" office:value="0.314065">
                <text:p>0.31406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99224">
                <text:p>0.499224</text:p>
              </table:table-cell>
              <table:table-cell office:value-type="float" office:value="0.337303">
                <text:p>0.3373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523639">
                <text:p>0.523639</text:p>
              </table:table-cell>
              <table:table-cell office:value-type="float" office:value="0.372179">
                <text:p>0.3721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544592">
                <text:p>0.544592</text:p>
              </table:table-cell>
              <table:table-cell office:value-type="float" office:value="0.40191">
                <text:p>0.4019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566836">
                <text:p>0.566836</text:p>
              </table:table-cell>
              <table:table-cell office:value-type="float" office:value="0.446012">
                <text:p>0.44601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590301">
                <text:p>0.590301</text:p>
              </table:table-cell>
              <table:table-cell office:value-type="float" office:value="0.495782">
                <text:p>0.49578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60519">
                <text:p>0.60519</text:p>
              </table:table-cell>
              <table:table-cell office:value-type="float" office:value="0.548456">
                <text:p>0.5484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592213">
                <text:p>0.592213</text:p>
              </table:table-cell>
              <table:table-cell office:value-type="float" office:value="0.608796">
                <text:p>0.6087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6709">
                <text:p>0.56709</text:p>
              </table:table-cell>
              <table:table-cell office:value-type="float" office:value="0.652752">
                <text:p>0.652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518602">
                <text:p>0.518602</text:p>
              </table:table-cell>
              <table:table-cell office:value-type="float" office:value="0.712969">
                <text:p>0.71296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70497">
                <text:p>0.470497</text:p>
              </table:table-cell>
              <table:table-cell office:value-type="float" office:value="0.757763">
                <text:p>0.75776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19656">
                <text:p>0.419656</text:p>
              </table:table-cell>
              <table:table-cell office:value-type="float" office:value="0.813812">
                <text:p>0.8138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96601">
                <text:p>0.296601</text:p>
              </table:table-cell>
              <table:table-cell office:value-type="float" office:value="0.905993">
                <text:p>0.9059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27132">
                <text:p>0.227132</text:p>
              </table:table-cell>
              <table:table-cell office:value-type="float" office:value="0.91328">
                <text:p>0.9132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70682">
                <text:p>0.170682</text:p>
              </table:table-cell>
              <table:table-cell office:value-type="float" office:value="0.899069">
                <text:p>0.8990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30058">
                <text:p>0.130058</text:p>
              </table:table-cell>
              <table:table-cell office:value-type="float" office:value="0.86671">
                <text:p>0.866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10034">
                <text:p>0.110034</text:p>
              </table:table-cell>
              <table:table-cell office:value-type="float" office:value="0.813899">
                <text:p>0.8138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42434">
                <text:p>0.142434</text:p>
              </table:table-cell>
              <table:table-cell office:value-type="float" office:value="0.663531">
                <text:p>0.6635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165294">
                <text:p>0.165294</text:p>
              </table:table-cell>
              <table:table-cell office:value-type="float" office:value="0.585835">
                <text:p>0.58583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86363">
                <text:p>0.186363</text:p>
              </table:table-cell>
              <table:table-cell office:value-type="float" office:value="0.521549">
                <text:p>0.5215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70128">
                <text:p>0.170128</text:p>
              </table:table-cell>
              <table:table-cell office:value-type="float" office:value="0.491644">
                <text:p>0.49164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23006">
                <text:p>0.23006</text:p>
              </table:table-cell>
              <table:table-cell office:value-type="float" office:value="0.401299">
                <text:p>0.40129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20396">
                <text:p>0.220396</text:p>
              </table:table-cell>
              <table:table-cell office:value-type="float" office:value="0.396386">
                <text:p>0.3963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26514">
                <text:p>0.26514</text:p>
              </table:table-cell>
              <table:table-cell office:value-type="float" office:value="0.306105">
                <text:p>0.3061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75958">
                <text:p>0.275958</text:p>
              </table:table-cell>
              <table:table-cell office:value-type="float" office:value="0.281601">
                <text:p>0.28160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28134">
                <text:p>0.28134</text:p>
              </table:table-cell>
              <table:table-cell office:value-type="float" office:value="0.246943">
                <text:p>0.2469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15351">
                <text:p>0.315351</text:p>
              </table:table-cell>
              <table:table-cell office:value-type="float" office:value="0.239697">
                <text:p>0.2396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3979">
                <text:p>0.33979</text:p>
              </table:table-cell>
              <table:table-cell office:value-type="float" office:value="0.22254">
                <text:p>0.222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5966">
                <text:p>0.385966</text:p>
              </table:table-cell>
              <table:table-cell office:value-type="float" office:value="0.205725">
                <text:p>0.2057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5966">
                <text:p>0.385966</text:p>
              </table:table-cell>
              <table:table-cell office:value-type="float" office:value="0.205725">
                <text:p>0.2057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01848">
                <text:p>0.401848</text:p>
              </table:table-cell>
              <table:table-cell office:value-type="float" office:value="0.215285">
                <text:p>0.2152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46564">
                <text:p>0.446564</text:p>
              </table:table-cell>
              <table:table-cell office:value-type="float" office:value="0.247437">
                <text:p>0.2474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67601">
                <text:p>0.467601</text:p>
              </table:table-cell>
              <table:table-cell office:value-type="float" office:value="0.27207">
                <text:p>0.272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88345">
                <text:p>0.488345</text:p>
              </table:table-cell>
              <table:table-cell office:value-type="float" office:value="0.303355">
                <text:p>0.3033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532495">
                <text:p>0.532495</text:p>
              </table:table-cell>
              <table:table-cell office:value-type="float" office:value="0.394175">
                <text:p>0.39417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532495">
                <text:p>0.532495</text:p>
              </table:table-cell>
              <table:table-cell office:value-type="float" office:value="0.394175">
                <text:p>0.39417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552345">
                <text:p>0.552345</text:p>
              </table:table-cell>
              <table:table-cell office:value-type="float" office:value="0.444329">
                <text:p>0.4443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84987">
                <text:p>0.584987</text:p>
              </table:table-cell>
              <table:table-cell office:value-type="float" office:value="0.554311">
                <text:p>0.55431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581522">
                <text:p>0.581522</text:p>
              </table:table-cell>
              <table:table-cell office:value-type="float" office:value="0.640915">
                <text:p>0.6409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554131">
                <text:p>0.554131</text:p>
              </table:table-cell>
              <table:table-cell office:value-type="float" office:value="0.699394">
                <text:p>0.6993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508053">
                <text:p>0.508053</text:p>
              </table:table-cell>
              <table:table-cell office:value-type="float" office:value="0.748828">
                <text:p>0.74882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08984">
                <text:p>0.408984</text:p>
              </table:table-cell>
              <table:table-cell office:value-type="float" office:value="0.822783">
                <text:p>0.82278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08984">
                <text:p>0.408984</text:p>
              </table:table-cell>
              <table:table-cell office:value-type="float" office:value="0.822783">
                <text:p>0.82278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38701">
                <text:p>0.338701</text:p>
              </table:table-cell>
              <table:table-cell office:value-type="float" office:value="0.863613">
                <text:p>0.8636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276024">
                <text:p>0.276024</text:p>
              </table:table-cell>
              <table:table-cell office:value-type="float" office:value="0.880603">
                <text:p>0.8806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215459">
                <text:p>0.215459</text:p>
              </table:table-cell>
              <table:table-cell office:value-type="float" office:value="0.877763">
                <text:p>0.8777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62167">
                <text:p>0.162167</text:p>
              </table:table-cell>
              <table:table-cell office:value-type="float" office:value="0.863323">
                <text:p>0.8633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27374">
                <text:p>0.127374</text:p>
              </table:table-cell>
              <table:table-cell office:value-type="float" office:value="0.824918">
                <text:p>0.8249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913216">
                <text:p>0.0913216</text:p>
              </table:table-cell>
              <table:table-cell office:value-type="float" office:value="0.718106">
                <text:p>0.71810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02174">
                <text:p>0.102174</text:p>
              </table:table-cell>
              <table:table-cell office:value-type="float" office:value="0.655155">
                <text:p>0.65515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43353">
                <text:p>0.143353</text:p>
              </table:table-cell>
              <table:table-cell office:value-type="float" office:value="0.529843">
                <text:p>0.52984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98177">
                <text:p>0.198177</text:p>
              </table:table-cell>
              <table:table-cell office:value-type="float" office:value="0.451989">
                <text:p>0.4519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21089">
                <text:p>0.221089</text:p>
              </table:table-cell>
              <table:table-cell office:value-type="float" office:value="0.401153">
                <text:p>0.4011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06108">
                <text:p>0.206108</text:p>
              </table:table-cell>
              <table:table-cell office:value-type="float" office:value="0.394544">
                <text:p>0.3945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60098">
                <text:p>0.260098</text:p>
              </table:table-cell>
              <table:table-cell office:value-type="float" office:value="0.320143">
                <text:p>0.3201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74077">
                <text:p>0.274077</text:p>
              </table:table-cell>
              <table:table-cell office:value-type="float" office:value="0.283954">
                <text:p>0.2839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70626">
                <text:p>0.270626</text:p>
              </table:table-cell>
              <table:table-cell office:value-type="float" office:value="0.29186">
                <text:p>0.2918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02673">
                <text:p>0.302673</text:p>
              </table:table-cell>
              <table:table-cell office:value-type="float" office:value="0.235052">
                <text:p>0.2350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18715">
                <text:p>0.318715</text:p>
              </table:table-cell>
              <table:table-cell office:value-type="float" office:value="0.268988">
                <text:p>0.26898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43111">
                <text:p>0.343111</text:p>
              </table:table-cell>
              <table:table-cell office:value-type="float" office:value="0.237196">
                <text:p>0.2371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6551">
                <text:p>0.36551</text:p>
              </table:table-cell>
              <table:table-cell office:value-type="float" office:value="0.23722">
                <text:p>0.237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7845">
                <text:p>0.37845</text:p>
              </table:table-cell>
              <table:table-cell office:value-type="float" office:value="0.263136">
                <text:p>0.26313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07279">
                <text:p>0.407279</text:p>
              </table:table-cell>
              <table:table-cell office:value-type="float" office:value="0.262929">
                <text:p>0.2629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49994">
                <text:p>0.449994</text:p>
              </table:table-cell>
              <table:table-cell office:value-type="float" office:value="0.319589">
                <text:p>0.3195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68554">
                <text:p>0.468554</text:p>
              </table:table-cell>
              <table:table-cell office:value-type="float" office:value="0.358604">
                <text:p>0.3586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86131">
                <text:p>0.486131</text:p>
              </table:table-cell>
              <table:table-cell office:value-type="float" office:value="0.418599">
                <text:p>0.4185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513188">
                <text:p>0.513188</text:p>
              </table:table-cell>
              <table:table-cell office:value-type="float" office:value="0.464703">
                <text:p>0.46470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534622">
                <text:p>0.534622</text:p>
              </table:table-cell>
              <table:table-cell office:value-type="float" office:value="0.527957">
                <text:p>0.5279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60674">
                <text:p>0.560674</text:p>
              </table:table-cell>
              <table:table-cell office:value-type="float" office:value="0.593104">
                <text:p>0.59310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555277">
                <text:p>0.555277</text:p>
              </table:table-cell>
              <table:table-cell office:value-type="float" office:value="0.680607">
                <text:p>0.6806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555647">
                <text:p>0.555647</text:p>
              </table:table-cell>
              <table:table-cell office:value-type="float" office:value="0.740933">
                <text:p>0.7409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71651">
                <text:p>0.471651</text:p>
              </table:table-cell>
              <table:table-cell office:value-type="float" office:value="0.816159">
                <text:p>0.81615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178">
                <text:p>0.4178</text:p>
              </table:table-cell>
              <table:table-cell office:value-type="float" office:value="0.848152">
                <text:p>0.84815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46602">
                <text:p>0.346602</text:p>
              </table:table-cell>
              <table:table-cell office:value-type="float" office:value="0.877102">
                <text:p>0.8771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29278">
                <text:p>0.29278</text:p>
              </table:table-cell>
              <table:table-cell office:value-type="float" office:value="0.884926">
                <text:p>0.88492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226631">
                <text:p>0.226631</text:p>
              </table:table-cell>
              <table:table-cell office:value-type="float" office:value="0.890478">
                <text:p>0.89047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72291">
                <text:p>0.172291</text:p>
              </table:table-cell>
              <table:table-cell office:value-type="float" office:value="0.873119">
                <text:p>0.8731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35234">
                <text:p>0.135234</text:p>
              </table:table-cell>
              <table:table-cell office:value-type="float" office:value="0.836626">
                <text:p>0.83662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15517">
                <text:p>0.115517</text:p>
              </table:table-cell>
              <table:table-cell office:value-type="float" office:value="0.785762">
                <text:p>0.7857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09543">
                <text:p>0.109543</text:p>
              </table:table-cell>
              <table:table-cell office:value-type="float" office:value="0.656655">
                <text:p>0.65665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37676">
                <text:p>0.137676</text:p>
              </table:table-cell>
              <table:table-cell office:value-type="float" office:value="0.595323">
                <text:p>0.5953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61735">
                <text:p>0.161735</text:p>
              </table:table-cell>
              <table:table-cell office:value-type="float" office:value="0.532964">
                <text:p>0.53296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240377">
                <text:p>0.240377</text:p>
              </table:table-cell>
              <table:table-cell office:value-type="float" office:value="0.402414">
                <text:p>0.40241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240377">
                <text:p>0.240377</text:p>
              </table:table-cell>
              <table:table-cell office:value-type="float" office:value="0.402414">
                <text:p>0.4024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76601">
                <text:p>0.276601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01718">
                <text:p>0.301718</text:p>
              </table:table-cell>
              <table:table-cell office:value-type="float" office:value="0.287455">
                <text:p>0.28745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07921">
                <text:p>0.307921</text:p>
              </table:table-cell>
              <table:table-cell office:value-type="float" office:value="0.269992">
                <text:p>0.26999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30926">
                <text:p>0.330926</text:p>
              </table:table-cell>
              <table:table-cell office:value-type="float" office:value="0.251407">
                <text:p>0.25140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30926">
                <text:p>0.330926</text:p>
              </table:table-cell>
              <table:table-cell office:value-type="float" office:value="0.251407">
                <text:p>0.25140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55332">
                <text:p>0.355332</text:p>
              </table:table-cell>
              <table:table-cell office:value-type="float" office:value="0.237752">
                <text:p>0.2377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76969">
                <text:p>0.376969</text:p>
              </table:table-cell>
              <table:table-cell office:value-type="float" office:value="0.225968">
                <text:p>0.2259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6972">
                <text:p>0.396972</text:p>
              </table:table-cell>
              <table:table-cell office:value-type="float" office:value="0.227718">
                <text:p>0.2277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18528">
                <text:p>0.418528</text:p>
              </table:table-cell>
              <table:table-cell office:value-type="float" office:value="0.235142">
                <text:p>0.2351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6532">
                <text:p>0.46532</text:p>
              </table:table-cell>
              <table:table-cell office:value-type="float" office:value="0.272413">
                <text:p>0.272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87936">
                <text:p>0.487936</text:p>
              </table:table-cell>
              <table:table-cell office:value-type="float" office:value="0.299482">
                <text:p>0.2994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511195">
                <text:p>0.511195</text:p>
              </table:table-cell>
              <table:table-cell office:value-type="float" office:value="0.336839">
                <text:p>0.33683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534818">
                <text:p>0.534818</text:p>
              </table:table-cell>
              <table:table-cell office:value-type="float" office:value="0.383402">
                <text:p>0.38340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559945">
                <text:p>0.559945</text:p>
              </table:table-cell>
              <table:table-cell office:value-type="float" office:value="0.429886">
                <text:p>0.42988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579267">
                <text:p>0.579267</text:p>
              </table:table-cell>
              <table:table-cell office:value-type="float" office:value="0.489071">
                <text:p>0.48907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93478">
                <text:p>0.593478</text:p>
              </table:table-cell>
              <table:table-cell office:value-type="float" office:value="0.552633">
                <text:p>0.5526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597408">
                <text:p>0.597408</text:p>
              </table:table-cell>
              <table:table-cell office:value-type="float" office:value="0.621125">
                <text:p>0.6211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565077">
                <text:p>0.565077</text:p>
              </table:table-cell>
              <table:table-cell office:value-type="float" office:value="0.683238">
                <text:p>0.68323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519897">
                <text:p>0.519897</text:p>
              </table:table-cell>
              <table:table-cell office:value-type="float" office:value="0.731283">
                <text:p>0.73128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69389">
                <text:p>0.469389</text:p>
              </table:table-cell>
              <table:table-cell office:value-type="float" office:value="0.777849">
                <text:p>0.7778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36729">
                <text:p>0.336729</text:p>
              </table:table-cell>
              <table:table-cell office:value-type="float" office:value="0.874609">
                <text:p>0.8746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73021">
                <text:p>0.273021</text:p>
              </table:table-cell>
              <table:table-cell office:value-type="float" office:value="0.890432">
                <text:p>0.89043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73021">
                <text:p>0.273021</text:p>
              </table:table-cell>
              <table:table-cell office:value-type="float" office:value="0.890432">
                <text:p>0.89043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07415">
                <text:p>0.207415</text:p>
              </table:table-cell>
              <table:table-cell office:value-type="float" office:value="0.888817">
                <text:p>0.8888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151581">
                <text:p>0.151581</text:p>
              </table:table-cell>
              <table:table-cell office:value-type="float" office:value="0.867722">
                <text:p>0.86772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10871">
                <text:p>0.10871</text:p>
              </table:table-cell>
              <table:table-cell office:value-type="float" office:value="0.832574">
                <text:p>0.83257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112542">
                <text:p>0.112542</text:p>
              </table:table-cell>
              <table:table-cell office:value-type="float" office:value="0.619233">
                <text:p>0.61923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136724">
                <text:p>0.136724</text:p>
              </table:table-cell>
              <table:table-cell office:value-type="float" office:value="0.546646">
                <text:p>0.54664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136724">
                <text:p>0.136724</text:p>
              </table:table-cell>
              <table:table-cell office:value-type="float" office:value="0.546646">
                <text:p>0.54664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20492">
                <text:p>0.220492</text:p>
              </table:table-cell>
              <table:table-cell office:value-type="float" office:value="0.402379">
                <text:p>0.40237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09567">
                <text:p>0.209567</text:p>
              </table:table-cell>
              <table:table-cell office:value-type="float" office:value="0.385502">
                <text:p>0.3855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64618">
                <text:p>0.264618</text:p>
              </table:table-cell>
              <table:table-cell office:value-type="float" office:value="0.297558">
                <text:p>0.2975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64618">
                <text:p>0.264618</text:p>
              </table:table-cell>
              <table:table-cell office:value-type="float" office:value="0.297558">
                <text:p>0.29755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03646">
                <text:p>0.303646</text:p>
              </table:table-cell>
              <table:table-cell office:value-type="float" office:value="0.1879">
                <text:p>0.18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43065">
                <text:p>0.343065</text:p>
              </table:table-cell>
              <table:table-cell office:value-type="float" office:value="0.177966">
                <text:p>0.1779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64779">
                <text:p>0.364779</text:p>
              </table:table-cell>
              <table:table-cell office:value-type="float" office:value="0.142543">
                <text:p>0.1425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83731">
                <text:p>0.383731</text:p>
              </table:table-cell>
              <table:table-cell office:value-type="float" office:value="0.153377">
                <text:p>0.1533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03935">
                <text:p>0.403935</text:p>
              </table:table-cell>
              <table:table-cell office:value-type="float" office:value="0.150552">
                <text:p>0.15055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57003">
                <text:p>0.457003</text:p>
              </table:table-cell>
              <table:table-cell office:value-type="float" office:value="0.169349">
                <text:p>0.16934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77666">
                <text:p>0.477666</text:p>
              </table:table-cell>
              <table:table-cell office:value-type="float" office:value="0.188017">
                <text:p>0.18801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99526">
                <text:p>0.499526</text:p>
              </table:table-cell>
              <table:table-cell office:value-type="float" office:value="0.212061">
                <text:p>0.21206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521594">
                <text:p>0.521594</text:p>
              </table:table-cell>
              <table:table-cell office:value-type="float" office:value="0.245477">
                <text:p>0.24547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545215">
                <text:p>0.545215</text:p>
              </table:table-cell>
              <table:table-cell office:value-type="float" office:value="0.28726">
                <text:p>0.2872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579696">
                <text:p>0.579696</text:p>
              </table:table-cell>
              <table:table-cell office:value-type="float" office:value="0.386621">
                <text:p>0.38662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579696">
                <text:p>0.579696</text:p>
              </table:table-cell>
              <table:table-cell office:value-type="float" office:value="0.386621">
                <text:p>0.38662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597966">
                <text:p>0.597966</text:p>
              </table:table-cell>
              <table:table-cell office:value-type="float" office:value="0.451785">
                <text:p>0.45178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9538">
                <text:p>0.59538</text:p>
              </table:table-cell>
              <table:table-cell office:value-type="float" office:value="0.586252">
                <text:p>0.5862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577345">
                <text:p>0.577345</text:p>
              </table:table-cell>
              <table:table-cell office:value-type="float" office:value="0.65872">
                <text:p>0.6587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531169">
                <text:p>0.531169</text:p>
              </table:table-cell>
              <table:table-cell office:value-type="float" office:value="0.723667">
                <text:p>0.7236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87776">
                <text:p>0.487776</text:p>
              </table:table-cell>
              <table:table-cell office:value-type="float" office:value="0.782002">
                <text:p>0.78200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28157">
                <text:p>0.428157</text:p>
              </table:table-cell>
              <table:table-cell office:value-type="float" office:value="0.842742">
                <text:p>0.84274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01476">
                <text:p>0.301476</text:p>
              </table:table-cell>
              <table:table-cell office:value-type="float" office:value="0.908453">
                <text:p>0.9084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01476">
                <text:p>0.301476</text:p>
              </table:table-cell>
              <table:table-cell office:value-type="float" office:value="0.908453">
                <text:p>0.9084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28615">
                <text:p>0.228615</text:p>
              </table:table-cell>
              <table:table-cell office:value-type="float" office:value="0.904665">
                <text:p>0.9046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3417">
                <text:p>0.13417</text:p>
              </table:table-cell>
              <table:table-cell office:value-type="float" office:value="0.853952">
                <text:p>0.8539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03223">
                <text:p>0.103223</text:p>
              </table:table-cell>
              <table:table-cell office:value-type="float" office:value="0.811712">
                <text:p>0.8117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2915">
                <text:p>0.12915</text:p>
              </table:table-cell>
              <table:table-cell office:value-type="float" office:value="0.734437">
                <text:p>0.73443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23619">
                <text:p>0.123619</text:p>
              </table:table-cell>
              <table:table-cell office:value-type="float" office:value="0.62672">
                <text:p>0.626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6942">
                <text:p>0.16942</text:p>
              </table:table-cell>
              <table:table-cell office:value-type="float" office:value="0.513546">
                <text:p>0.5135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6942">
                <text:p>0.16942</text:p>
              </table:table-cell>
              <table:table-cell office:value-type="float" office:value="0.513546">
                <text:p>0.5135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12962">
                <text:p>0.212962</text:p>
              </table:table-cell>
              <table:table-cell office:value-type="float" office:value="0.420669">
                <text:p>0.42066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75466">
                <text:p>0.275466</text:p>
              </table:table-cell>
              <table:table-cell office:value-type="float" office:value="0.348">
                <text:p>0.34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93799">
                <text:p>0.293799</text:p>
              </table:table-cell>
              <table:table-cell office:value-type="float" office:value="0.316284">
                <text:p>0.31628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00163">
                <text:p>0.300163</text:p>
              </table:table-cell>
              <table:table-cell office:value-type="float" office:value="0.295748">
                <text:p>0.29574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4752">
                <text:p>0.324752</text:p>
              </table:table-cell>
              <table:table-cell office:value-type="float" office:value="0.286215">
                <text:p>0.28621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51178">
                <text:p>0.351178</text:p>
              </table:table-cell>
              <table:table-cell office:value-type="float" office:value="0.278233">
                <text:p>0.2782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71962">
                <text:p>0.371962</text:p>
              </table:table-cell>
              <table:table-cell office:value-type="float" office:value="0.267543">
                <text:p>0.26754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94118">
                <text:p>0.394118</text:p>
              </table:table-cell>
              <table:table-cell office:value-type="float" office:value="0.271665">
                <text:p>0.27166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15819">
                <text:p>0.415819</text:p>
              </table:table-cell>
              <table:table-cell office:value-type="float" office:value="0.277508">
                <text:p>0.27750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38587">
                <text:p>0.438587</text:p>
              </table:table-cell>
              <table:table-cell office:value-type="float" office:value="0.296938">
                <text:p>0.29693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58095">
                <text:p>0.458095</text:p>
              </table:table-cell>
              <table:table-cell office:value-type="float" office:value="0.320292">
                <text:p>0.32029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503565">
                <text:p>0.503565</text:p>
              </table:table-cell>
              <table:table-cell office:value-type="float" office:value="0.39119">
                <text:p>0.3911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21841">
                <text:p>0.521841</text:p>
              </table:table-cell>
              <table:table-cell office:value-type="float" office:value="0.437726">
                <text:p>0.4377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46022">
                <text:p>0.546022</text:p>
              </table:table-cell>
              <table:table-cell office:value-type="float" office:value="0.490905">
                <text:p>0.4909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588219">
                <text:p>0.588219</text:p>
              </table:table-cell>
              <table:table-cell office:value-type="float" office:value="0.601508">
                <text:p>0.60150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569273">
                <text:p>0.569273</text:p>
              </table:table-cell>
              <table:table-cell office:value-type="float" office:value="0.679221">
                <text:p>0.6792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569273">
                <text:p>0.569273</text:p>
              </table:table-cell>
              <table:table-cell office:value-type="float" office:value="0.679221">
                <text:p>0.6792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25771">
                <text:p>0.525771</text:p>
              </table:table-cell>
              <table:table-cell office:value-type="float" office:value="0.728867">
                <text:p>0.7288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83962">
                <text:p>0.483962</text:p>
              </table:table-cell>
              <table:table-cell office:value-type="float" office:value="0.759218">
                <text:p>0.7592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6033">
                <text:p>0.36033</text:p>
              </table:table-cell>
              <table:table-cell office:value-type="float" office:value="0.84354">
                <text:p>0.8435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17485">
                <text:p>0.317485</text:p>
              </table:table-cell>
              <table:table-cell office:value-type="float" office:value="0.873924">
                <text:p>0.8739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89371">
                <text:p>0.189371</text:p>
              </table:table-cell>
              <table:table-cell office:value-type="float" office:value="0.891671">
                <text:p>0.8916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89371">
                <text:p>0.189371</text:p>
              </table:table-cell>
              <table:table-cell office:value-type="float" office:value="0.891671">
                <text:p>0.8916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3858">
                <text:p>0.13858</text:p>
              </table:table-cell>
              <table:table-cell office:value-type="float" office:value="0.877524">
                <text:p>0.87752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769812">
                <text:p>0.0769812</text:p>
              </table:table-cell>
              <table:table-cell office:value-type="float" office:value="0.810737">
                <text:p>0.8107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833642">
                <text:p>0.0833642</text:p>
              </table:table-cell>
              <table:table-cell office:value-type="float" office:value="0.690374">
                <text:p>0.69037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04313">
                <text:p>0.104313</text:p>
              </table:table-cell>
              <table:table-cell office:value-type="float" office:value="0.644809">
                <text:p>0.64480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75639">
                <text:p>0.175639</text:p>
              </table:table-cell>
              <table:table-cell office:value-type="float" office:value="0.568463">
                <text:p>0.5684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15625">
                <text:p>0.215625</text:p>
              </table:table-cell>
              <table:table-cell office:value-type="float" office:value="0.451511">
                <text:p>0.4515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224">
                <text:p>0.2224</text:p>
              </table:table-cell>
              <table:table-cell office:value-type="float" office:value="0.448826">
                <text:p>0.44882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310269">
                <text:p>0.310269</text:p>
              </table:table-cell>
              <table:table-cell office:value-type="float" office:value="0.360175">
                <text:p>0.3601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310269">
                <text:p>0.310269</text:p>
              </table:table-cell>
              <table:table-cell office:value-type="float" office:value="0.360175">
                <text:p>0.3601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340642">
                <text:p>0.340642</text:p>
              </table:table-cell>
              <table:table-cell office:value-type="float" office:value="0.334639">
                <text:p>0.33463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93132">
                <text:p>0.393132</text:p>
              </table:table-cell>
              <table:table-cell office:value-type="float" office:value="0.325937">
                <text:p>0.32593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421679">
                <text:p>0.421679</text:p>
              </table:table-cell>
              <table:table-cell office:value-type="float" office:value="0.322098">
                <text:p>0.32209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421679">
                <text:p>0.421679</text:p>
              </table:table-cell>
              <table:table-cell office:value-type="float" office:value="0.322098">
                <text:p>0.32209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67649">
                <text:p>0.467649</text:p>
              </table:table-cell>
              <table:table-cell office:value-type="float" office:value="0.34161">
                <text:p>0.3416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91684">
                <text:p>0.491684</text:p>
              </table:table-cell>
              <table:table-cell office:value-type="float" office:value="0.361239">
                <text:p>0.3612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91684">
                <text:p>0.491684</text:p>
              </table:table-cell>
              <table:table-cell office:value-type="float" office:value="0.361239">
                <text:p>0.36123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540271">
                <text:p>0.540271</text:p>
              </table:table-cell>
              <table:table-cell office:value-type="float" office:value="0.428057">
                <text:p>0.42805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562689">
                <text:p>0.562689</text:p>
              </table:table-cell>
              <table:table-cell office:value-type="float" office:value="0.478547">
                <text:p>0.4785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584032">
                <text:p>0.584032</text:p>
              </table:table-cell>
              <table:table-cell office:value-type="float" office:value="0.526677">
                <text:p>0.5266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600906">
                <text:p>0.600906</text:p>
              </table:table-cell>
              <table:table-cell office:value-type="float" office:value="0.580071">
                <text:p>0.58007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609555">
                <text:p>0.609555</text:p>
              </table:table-cell>
              <table:table-cell office:value-type="float" office:value="0.662238">
                <text:p>0.6622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520304">
                <text:p>0.520304</text:p>
              </table:table-cell>
              <table:table-cell office:value-type="float" office:value="0.756023">
                <text:p>0.75602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67499">
                <text:p>0.467499</text:p>
              </table:table-cell>
              <table:table-cell office:value-type="float" office:value="0.798903">
                <text:p>0.79890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11563">
                <text:p>0.411563</text:p>
              </table:table-cell>
              <table:table-cell office:value-type="float" office:value="0.847907">
                <text:p>0.84790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28115">
                <text:p>0.28115</text:p>
              </table:table-cell>
              <table:table-cell office:value-type="float" office:value="0.905542">
                <text:p>0.90554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28115">
                <text:p>0.28115</text:p>
              </table:table-cell>
              <table:table-cell office:value-type="float" office:value="0.905542">
                <text:p>0.90554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14927">
                <text:p>0.214927</text:p>
              </table:table-cell>
              <table:table-cell office:value-type="float" office:value="0.913503">
                <text:p>0.91350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55939">
                <text:p>0.155939</text:p>
              </table:table-cell>
              <table:table-cell office:value-type="float" office:value="0.898873">
                <text:p>0.89887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610748">
                <text:p>0.0610748</text:p>
              </table:table-cell>
              <table:table-cell office:value-type="float" office:value="0.768258">
                <text:p>0.7682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971892">
                <text:p>0.0971892</text:p>
              </table:table-cell>
              <table:table-cell office:value-type="float" office:value="0.635027">
                <text:p>0.6350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6454">
                <text:p>0.16454</text:p>
              </table:table-cell>
              <table:table-cell office:value-type="float" office:value="0.543775">
                <text:p>0.54377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9296">
                <text:p>0.19296</text:p>
              </table:table-cell>
              <table:table-cell office:value-type="float" office:value="0.485632">
                <text:p>0.48563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84456">
                <text:p>0.184456</text:p>
              </table:table-cell>
              <table:table-cell office:value-type="float" office:value="0.451173">
                <text:p>0.4511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84456">
                <text:p>0.184456</text:p>
              </table:table-cell>
              <table:table-cell office:value-type="float" office:value="0.451173">
                <text:p>0.45117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237976">
                <text:p>0.237976</text:p>
              </table:table-cell>
              <table:table-cell office:value-type="float" office:value="0.331643">
                <text:p>0.3316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76036">
                <text:p>0.276036</text:p>
              </table:table-cell>
              <table:table-cell office:value-type="float" office:value="0.281116">
                <text:p>0.2811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339674">
                <text:p>0.339674</text:p>
              </table:table-cell>
              <table:table-cell office:value-type="float" office:value="0.219676">
                <text:p>0.21967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69076">
                <text:p>0.369076</text:p>
              </table:table-cell>
              <table:table-cell office:value-type="float" office:value="0.208709">
                <text:p>0.20870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390109">
                <text:p>0.390109</text:p>
              </table:table-cell>
              <table:table-cell office:value-type="float" office:value="0.202082">
                <text:p>0.20208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16956">
                <text:p>0.416956</text:p>
              </table:table-cell>
              <table:table-cell office:value-type="float" office:value="0.199748">
                <text:p>0.19974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4517">
                <text:p>0.44517</text:p>
              </table:table-cell>
              <table:table-cell office:value-type="float" office:value="0.202128">
                <text:p>0.2021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73012">
                <text:p>0.473012</text:p>
              </table:table-cell>
              <table:table-cell office:value-type="float" office:value="0.210903">
                <text:p>0.21090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98895">
                <text:p>0.498895</text:p>
              </table:table-cell>
              <table:table-cell office:value-type="float" office:value="0.226021">
                <text:p>0.2260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547861">
                <text:p>0.547861</text:p>
              </table:table-cell>
              <table:table-cell office:value-type="float" office:value="0.285378">
                <text:p>0.28537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568505">
                <text:p>0.568505</text:p>
              </table:table-cell>
              <table:table-cell office:value-type="float" office:value="0.323948">
                <text:p>0.32394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68505">
                <text:p>0.568505</text:p>
              </table:table-cell>
              <table:table-cell office:value-type="float" office:value="0.323948">
                <text:p>0.32394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587188">
                <text:p>0.587188</text:p>
              </table:table-cell>
              <table:table-cell office:value-type="float" office:value="0.375785">
                <text:p>0.37578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609271">
                <text:p>0.609271</text:p>
              </table:table-cell>
              <table:table-cell office:value-type="float" office:value="0.500734">
                <text:p>0.50073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605213">
                <text:p>0.605213</text:p>
              </table:table-cell>
              <table:table-cell office:value-type="float" office:value="0.571557">
                <text:p>0.57155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82937">
                <text:p>0.582937</text:p>
              </table:table-cell>
              <table:table-cell office:value-type="float" office:value="0.643938">
                <text:p>0.6439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53136">
                <text:p>0.53136</text:p>
              </table:table-cell>
              <table:table-cell office:value-type="float" office:value="0.714123">
                <text:p>0.71412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15236">
                <text:p>0.415236</text:p>
              </table:table-cell>
              <table:table-cell office:value-type="float" office:value="0.840801">
                <text:p>0.8408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37219">
                <text:p>0.337219</text:p>
              </table:table-cell>
              <table:table-cell office:value-type="float" office:value="0.893253">
                <text:p>0.89325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275422">
                <text:p>0.275422</text:p>
              </table:table-cell>
              <table:table-cell office:value-type="float" office:value="0.908253">
                <text:p>0.9082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49615">
                <text:p>0.149615</text:p>
              </table:table-cell>
              <table:table-cell office:value-type="float" office:value="0.888666">
                <text:p>0.8886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11252">
                <text:p>0.111252</text:p>
              </table:table-cell>
              <table:table-cell office:value-type="float" office:value="0.853438">
                <text:p>0.85343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675309">
                <text:p>0.0675309</text:p>
              </table:table-cell>
              <table:table-cell office:value-type="float" office:value="0.807565">
                <text:p>0.80756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88335">
                <text:p>0.0788335</text:p>
              </table:table-cell>
              <table:table-cell office:value-type="float" office:value="0.665574">
                <text:p>0.6655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27554">
                <text:p>0.127554</text:p>
              </table:table-cell>
              <table:table-cell office:value-type="float" office:value="0.532997">
                <text:p>0.53299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27554">
                <text:p>0.127554</text:p>
              </table:table-cell>
              <table:table-cell office:value-type="float" office:value="0.532997">
                <text:p>0.53299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236104">
                <text:p>0.236104</text:p>
              </table:table-cell>
              <table:table-cell office:value-type="float" office:value="0.347454">
                <text:p>0.34745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236104">
                <text:p>0.236104</text:p>
              </table:table-cell>
              <table:table-cell office:value-type="float" office:value="0.347454">
                <text:p>0.34745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28757">
                <text:p>0.228757</text:p>
              </table:table-cell>
              <table:table-cell office:value-type="float" office:value="0.294554">
                <text:p>0.2945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273663">
                <text:p>0.273663</text:p>
              </table:table-cell>
              <table:table-cell office:value-type="float" office:value="0.229714">
                <text:p>0.22971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303274">
                <text:p>0.303274</text:p>
              </table:table-cell>
              <table:table-cell office:value-type="float" office:value="0.218036">
                <text:p>0.21803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332782">
                <text:p>0.332782</text:p>
              </table:table-cell>
              <table:table-cell office:value-type="float" office:value="0.201464">
                <text:p>0.2014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3563">
                <text:p>0.3563</text:p>
              </table:table-cell>
              <table:table-cell office:value-type="float" office:value="0.184805">
                <text:p>0.18480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380155">
                <text:p>0.380155</text:p>
              </table:table-cell>
              <table:table-cell office:value-type="float" office:value="0.180308">
                <text:p>0.1803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25674">
                <text:p>0.425674</text:p>
              </table:table-cell>
              <table:table-cell office:value-type="float" office:value="0.199676">
                <text:p>0.19967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51293">
                <text:p>0.451293</text:p>
              </table:table-cell>
              <table:table-cell office:value-type="float" office:value="0.217659">
                <text:p>0.21765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74738">
                <text:p>0.474738</text:p>
              </table:table-cell>
              <table:table-cell office:value-type="float" office:value="0.240181">
                <text:p>0.24018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96083">
                <text:p>0.496083</text:p>
              </table:table-cell>
              <table:table-cell office:value-type="float" office:value="0.272273">
                <text:p>0.27227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520315">
                <text:p>0.520315</text:p>
              </table:table-cell>
              <table:table-cell office:value-type="float" office:value="0.312345">
                <text:p>0.3123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541325">
                <text:p>0.541325</text:p>
              </table:table-cell>
              <table:table-cell office:value-type="float" office:value="0.361616">
                <text:p>0.361616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557208">
                <text:p>0.557208</text:p>
              </table:table-cell>
              <table:table-cell office:value-type="float" office:value="0.422165">
                <text:p>0.42216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557208">
                <text:p>0.557208</text:p>
              </table:table-cell>
              <table:table-cell office:value-type="float" office:value="0.422165">
                <text:p>0.42216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582085">
                <text:p>0.582085</text:p>
              </table:table-cell>
              <table:table-cell office:value-type="float" office:value="0.547111">
                <text:p>0.5471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575234">
                <text:p>0.575234</text:p>
              </table:table-cell>
              <table:table-cell office:value-type="float" office:value="0.625532">
                <text:p>0.62553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540922">
                <text:p>0.540922</text:p>
              </table:table-cell>
              <table:table-cell office:value-type="float" office:value="0.686314">
                <text:p>0.68631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500838">
                <text:p>0.500838</text:p>
              </table:table-cell>
              <table:table-cell office:value-type="float" office:value="0.746252">
                <text:p>0.7462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49816">
                <text:p>0.449816</text:p>
              </table:table-cell>
              <table:table-cell office:value-type="float" office:value="0.799815">
                <text:p>0.7998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397191">
                <text:p>0.397191</text:p>
              </table:table-cell>
              <table:table-cell office:value-type="float" office:value="0.841908">
                <text:p>0.84190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260213">
                <text:p>0.260213</text:p>
              </table:table-cell>
              <table:table-cell office:value-type="float" office:value="0.891991">
                <text:p>0.8919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260213">
                <text:p>0.260213</text:p>
              </table:table-cell>
              <table:table-cell office:value-type="float" office:value="0.891991">
                <text:p>0.8919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44193">
                <text:p>0.144193</text:p>
              </table:table-cell>
              <table:table-cell office:value-type="float" office:value="0.865491">
                <text:p>0.86549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006">
                <text:p>0.1006</text:p>
              </table:table-cell>
              <table:table-cell office:value-type="float" office:value="0.829811">
                <text:p>0.8298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73471">
                <text:p>0.073471</text:p>
              </table:table-cell>
              <table:table-cell office:value-type="float" office:value="0.776164">
                <text:p>0.77616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763957">
                <text:p>0.0763957</text:p>
              </table:table-cell>
              <table:table-cell office:value-type="float" office:value="0.702013">
                <text:p>0.7020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942121">
                <text:p>0.0942121</text:p>
              </table:table-cell>
              <table:table-cell office:value-type="float" office:value="0.63401">
                <text:p>0.6340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17389">
                <text:p>0.117389</text:p>
              </table:table-cell>
              <table:table-cell office:value-type="float" office:value="0.56172">
                <text:p>0.5617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965248">
                <text:p>0.965248</text:p>
              </table:table-cell>
              <table:table-cell office:value-type="float" office:value="0.94909">
                <text:p>0.9490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969271">
                <text:p>0.969271</text:p>
              </table:table-cell>
              <table:table-cell office:value-type="float" office:value="0.939815">
                <text:p>0.93981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90381">
                <text:p>0.190381</text:p>
              </table:table-cell>
              <table:table-cell office:value-type="float" office:value="0.385643">
                <text:p>0.38564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239058">
                <text:p>0.239058</text:p>
              </table:table-cell>
              <table:table-cell office:value-type="float" office:value="0.285302">
                <text:p>0.2853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239058">
                <text:p>0.239058</text:p>
              </table:table-cell>
              <table:table-cell office:value-type="float" office:value="0.285302">
                <text:p>0.28530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297044">
                <text:p>0.297044</text:p>
              </table:table-cell>
              <table:table-cell office:value-type="float" office:value="0.19974">
                <text:p>0.1997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319125">
                <text:p>0.319125</text:p>
              </table:table-cell>
              <table:table-cell office:value-type="float" office:value="0.17793">
                <text:p>0.1779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355298">
                <text:p>0.355298</text:p>
              </table:table-cell>
              <table:table-cell office:value-type="float" office:value="0.168539">
                <text:p>0.1685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374394">
                <text:p>0.374394</text:p>
              </table:table-cell>
              <table:table-cell office:value-type="float" office:value="0.151032">
                <text:p>0.15103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39592">
                <text:p>0.39592</text:p>
              </table:table-cell>
              <table:table-cell office:value-type="float" office:value="0.150332">
                <text:p>0.15033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50611">
                <text:p>0.450611</text:p>
              </table:table-cell>
              <table:table-cell office:value-type="float" office:value="0.165456">
                <text:p>0.16545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73606">
                <text:p>0.473606</text:p>
              </table:table-cell>
              <table:table-cell office:value-type="float" office:value="0.183616">
                <text:p>0.18361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95691">
                <text:p>0.495691</text:p>
              </table:table-cell>
              <table:table-cell office:value-type="float" office:value="0.209863">
                <text:p>0.2098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518566">
                <text:p>0.518566</text:p>
              </table:table-cell>
              <table:table-cell office:value-type="float" office:value="0.242418">
                <text:p>0.2424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537651">
                <text:p>0.537651</text:p>
              </table:table-cell>
              <table:table-cell office:value-type="float" office:value="0.287332">
                <text:p>0.28733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553808">
                <text:p>0.553808</text:p>
              </table:table-cell>
              <table:table-cell office:value-type="float" office:value="0.336944">
                <text:p>0.3369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56768">
                <text:p>0.56768</text:p>
              </table:table-cell>
              <table:table-cell office:value-type="float" office:value="0.401066">
                <text:p>0.40106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79218">
                <text:p>0.579218</text:p>
              </table:table-cell>
              <table:table-cell office:value-type="float" office:value="0.539693">
                <text:p>0.53969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62364">
                <text:p>0.562364</text:p>
              </table:table-cell>
              <table:table-cell office:value-type="float" office:value="0.597406">
                <text:p>0.59740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18654">
                <text:p>0.518654</text:p>
              </table:table-cell>
              <table:table-cell office:value-type="float" office:value="0.689193">
                <text:p>0.68919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18654">
                <text:p>0.518654</text:p>
              </table:table-cell>
              <table:table-cell office:value-type="float" office:value="0.689193">
                <text:p>0.68919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27196">
                <text:p>0.427196</text:p>
              </table:table-cell>
              <table:table-cell office:value-type="float" office:value="0.798928">
                <text:p>0.79892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27196">
                <text:p>0.427196</text:p>
              </table:table-cell>
              <table:table-cell office:value-type="float" office:value="0.798928">
                <text:p>0.79892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35467">
                <text:p>0.35467</text:p>
              </table:table-cell>
              <table:table-cell office:value-type="float" office:value="0.853534">
                <text:p>0.8535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245843">
                <text:p>0.245843</text:p>
              </table:table-cell>
              <table:table-cell office:value-type="float" office:value="0.880859">
                <text:p>0.88085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93178">
                <text:p>0.193178</text:p>
              </table:table-cell>
              <table:table-cell office:value-type="float" office:value="0.868076">
                <text:p>0.86807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16695">
                <text:p>0.116695</text:p>
              </table:table-cell>
              <table:table-cell office:value-type="float" office:value="0.807945">
                <text:p>0.80794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16695">
                <text:p>0.116695</text:p>
              </table:table-cell>
              <table:table-cell office:value-type="float" office:value="0.807945">
                <text:p>0.80794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1037">
                <text:p>0.11037</text:p>
              </table:table-cell>
              <table:table-cell office:value-type="float" office:value="0.671448">
                <text:p>0.67144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32467">
                <text:p>0.132467</text:p>
              </table:table-cell>
              <table:table-cell office:value-type="float" office:value="0.614408">
                <text:p>0.61440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32467">
                <text:p>0.132467</text:p>
              </table:table-cell>
              <table:table-cell office:value-type="float" office:value="0.614408">
                <text:p>0.61440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6914">
                <text:p>0.16914</text:p>
              </table:table-cell>
              <table:table-cell office:value-type="float" office:value="0.496188">
                <text:p>0.4961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191935">
                <text:p>0.191935</text:p>
              </table:table-cell>
              <table:table-cell office:value-type="float" office:value="0.425885">
                <text:p>0.4258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207135">
                <text:p>0.207135</text:p>
              </table:table-cell>
              <table:table-cell office:value-type="float" office:value="0.402421">
                <text:p>0.40242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266153">
                <text:p>0.266153</text:p>
              </table:table-cell>
              <table:table-cell office:value-type="float" office:value="0.337213">
                <text:p>0.33721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288947">
                <text:p>0.288947</text:p>
              </table:table-cell>
              <table:table-cell office:value-type="float" office:value="0.310301">
                <text:p>0.3103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296113">
                <text:p>0.296113</text:p>
              </table:table-cell>
              <table:table-cell office:value-type="float" office:value="0.258609">
                <text:p>0.2586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323572">
                <text:p>0.323572</text:p>
              </table:table-cell>
              <table:table-cell office:value-type="float" office:value="0.228283">
                <text:p>0.22828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23572">
                <text:p>0.323572</text:p>
              </table:table-cell>
              <table:table-cell office:value-type="float" office:value="0.228283">
                <text:p>0.22828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359186">
                <text:p>0.359186</text:p>
              </table:table-cell>
              <table:table-cell office:value-type="float" office:value="0.235647">
                <text:p>0.2356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378742">
                <text:p>0.378742</text:p>
              </table:table-cell>
              <table:table-cell office:value-type="float" office:value="0.239253">
                <text:p>0.2392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14659">
                <text:p>0.414659</text:p>
              </table:table-cell>
              <table:table-cell office:value-type="float" office:value="0.27414">
                <text:p>0.2741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32748">
                <text:p>0.432748</text:p>
              </table:table-cell>
              <table:table-cell office:value-type="float" office:value="0.303109">
                <text:p>0.3031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51899">
                <text:p>0.451899</text:p>
              </table:table-cell>
              <table:table-cell office:value-type="float" office:value="0.340168">
                <text:p>0.34016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69558">
                <text:p>0.469558</text:p>
              </table:table-cell>
              <table:table-cell office:value-type="float" office:value="0.384009">
                <text:p>0.38400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92809">
                <text:p>0.492809</text:p>
              </table:table-cell>
              <table:table-cell office:value-type="float" office:value="0.439981">
                <text:p>0.43998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510587">
                <text:p>0.510587</text:p>
              </table:table-cell>
              <table:table-cell office:value-type="float" office:value="0.499911">
                <text:p>0.4999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525144">
                <text:p>0.525144</text:p>
              </table:table-cell>
              <table:table-cell office:value-type="float" office:value="0.566824">
                <text:p>0.56682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529843">
                <text:p>0.529843</text:p>
              </table:table-cell>
              <table:table-cell office:value-type="float" office:value="0.716702">
                <text:p>0.71670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51904">
                <text:p>0.51904</text:p>
              </table:table-cell>
              <table:table-cell office:value-type="float" office:value="0.792402">
                <text:p>0.79240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89956">
                <text:p>0.489956</text:p>
              </table:table-cell>
              <table:table-cell office:value-type="float" office:value="0.860056">
                <text:p>0.86005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50957">
                <text:p>0.450957</text:p>
              </table:table-cell>
              <table:table-cell office:value-type="float" office:value="0.90878">
                <text:p>0.908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14843">
                <text:p>0.414843</text:p>
              </table:table-cell>
              <table:table-cell office:value-type="float" office:value="0.932363">
                <text:p>0.93236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364925">
                <text:p>0.364925</text:p>
              </table:table-cell>
              <table:table-cell office:value-type="float" office:value="0.946477">
                <text:p>0.94647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306436">
                <text:p>0.306436</text:p>
              </table:table-cell>
              <table:table-cell office:value-type="float" office:value="0.929353">
                <text:p>0.92935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279485">
                <text:p>0.279485</text:p>
              </table:table-cell>
              <table:table-cell office:value-type="float" office:value="0.903322">
                <text:p>0.90332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279485">
                <text:p>0.279485</text:p>
              </table:table-cell>
              <table:table-cell office:value-type="float" office:value="0.903322">
                <text:p>0.90332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259298">
                <text:p>0.259298</text:p>
              </table:table-cell>
              <table:table-cell office:value-type="float" office:value="0.87346">
                <text:p>0.8734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245441">
                <text:p>0.245441</text:p>
              </table:table-cell>
              <table:table-cell office:value-type="float" office:value="0.840204">
                <text:p>0.84020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238416">
                <text:p>0.238416</text:p>
              </table:table-cell>
              <table:table-cell office:value-type="float" office:value="0.806674">
                <text:p>0.80667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232477">
                <text:p>0.232477</text:p>
              </table:table-cell>
              <table:table-cell office:value-type="float" office:value="0.775769">
                <text:p>0.77576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218773">
                <text:p>0.218773</text:p>
              </table:table-cell>
              <table:table-cell office:value-type="float" office:value="0.732041">
                <text:p>0.7320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225115">
                <text:p>0.225115</text:p>
              </table:table-cell>
              <table:table-cell office:value-type="float" office:value="0.700882">
                <text:p>0.70088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225561">
                <text:p>0.225561</text:p>
              </table:table-cell>
              <table:table-cell office:value-type="float" office:value="0.685106">
                <text:p>0.68510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215236">
                <text:p>0.215236</text:p>
              </table:table-cell>
              <table:table-cell office:value-type="float" office:value="0.690058">
                <text:p>0.69005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225772">
                <text:p>0.225772</text:p>
              </table:table-cell>
              <table:table-cell office:value-type="float" office:value="0.662399">
                <text:p>0.66239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220717">
                <text:p>0.220717</text:p>
              </table:table-cell>
              <table:table-cell office:value-type="float" office:value="0.667118">
                <text:p>0.6671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2345">
                <text:p>0.2345</text:p>
              </table:table-cell>
              <table:table-cell office:value-type="float" office:value="0.675731">
                <text:p>0.67573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249608">
                <text:p>0.249608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24625">
                <text:p>0.24625</text:p>
              </table:table-cell>
              <table:table-cell office:value-type="float" office:value="0.697911">
                <text:p>0.6979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268474">
                <text:p>0.268474</text:p>
              </table:table-cell>
              <table:table-cell office:value-type="float" office:value="0.709022">
                <text:p>0.70902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294274">
                <text:p>0.294274</text:p>
              </table:table-cell>
              <table:table-cell office:value-type="float" office:value="0.725107">
                <text:p>0.72510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283821">
                <text:p>0.283821</text:p>
              </table:table-cell>
              <table:table-cell office:value-type="float" office:value="0.770667">
                <text:p>0.7706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291676">
                <text:p>0.291676</text:p>
              </table:table-cell>
              <table:table-cell office:value-type="float" office:value="0.802434">
                <text:p>0.8024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29544">
                <text:p>0.29544</text:p>
              </table:table-cell>
              <table:table-cell office:value-type="float" office:value="0.831883">
                <text:p>0.83188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304131">
                <text:p>0.304131</text:p>
              </table:table-cell>
              <table:table-cell office:value-type="float" office:value="0.866367">
                <text:p>0.86636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307492">
                <text:p>0.307492</text:p>
              </table:table-cell>
              <table:table-cell office:value-type="float" office:value="0.872523">
                <text:p>0.8725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306875">
                <text:p>0.306875</text:p>
              </table:table-cell>
              <table:table-cell office:value-type="float" office:value="0.868602">
                <text:p>0.86860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08811">
                <text:p>0.308811</text:p>
              </table:table-cell>
              <table:table-cell office:value-type="float" office:value="0.859878">
                <text:p>0.8598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308215">
                <text:p>0.308215</text:p>
              </table:table-cell>
              <table:table-cell office:value-type="float" office:value="0.853521">
                <text:p>0.85352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309516">
                <text:p>0.309516</text:p>
              </table:table-cell>
              <table:table-cell office:value-type="float" office:value="0.848871">
                <text:p>0.84887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308428">
                <text:p>0.308428</text:p>
              </table:table-cell>
              <table:table-cell office:value-type="float" office:value="0.849186">
                <text:p>0.84918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310348">
                <text:p>0.310348</text:p>
              </table:table-cell>
              <table:table-cell office:value-type="float" office:value="0.856659">
                <text:p>0.85665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11663">
                <text:p>0.311663</text:p>
              </table:table-cell>
              <table:table-cell office:value-type="float" office:value="0.865153">
                <text:p>0.8651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311666">
                <text:p>0.311666</text:p>
              </table:table-cell>
              <table:table-cell office:value-type="float" office:value="0.88519">
                <text:p>0.8851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313173">
                <text:p>0.313173</text:p>
              </table:table-cell>
              <table:table-cell office:value-type="float" office:value="0.911439">
                <text:p>0.9114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315944">
                <text:p>0.315944</text:p>
              </table:table-cell>
              <table:table-cell office:value-type="float" office:value="0.95558">
                <text:p>0.9555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21401">
                <text:p>0.321401</text:p>
              </table:table-cell>
              <table:table-cell office:value-type="float" office:value="0.961297">
                <text:p>0.9612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678cm" svg:height="20.474cm" xlink:href=".." xlink:type="simple" chart:class="chart:bar" chart:style-name="ch1">
        <chart:plot-area chart:style-name="ch2" table:cell-range-address="leg_satellite.B4:leg_satellite.C208" svg:x="1.263cm" svg:y="1.771cm" svg:width="37.789cm" svg:height="17.874cm">
          <chartooo:coordinate-region svg:x="1.99cm" svg:y="1.97cm" svg:width="37.011cm" svg:height="16.7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eg_satellite.B4:leg_satellite.B208" chart:class="chart:bar">
            <chart:data-point chart:repeated="205"/>
          </chart:series>
          <chart:series chart:style-name="ch7" chart:values-cell-range-address="leg_satellite.C4:leg_satellite.C208" chart:class="chart:bar">
            <chart:data-point chart:repeated="2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29009">
                <text:p>0.529009</text:p>
                <draw:g>
                  <svg:desc>leg_satellite.B4:leg_satellite.B208</svg:desc>
                </draw:g>
              </table:table-cell>
              <table:table-cell office:value-type="float" office:value="0.326102">
                <text:p>0.326102</text:p>
                <draw:g>
                  <svg:desc>leg_satellite.C4:leg_satellite.C2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64608">
                <text:p>0.564608</text:p>
              </table:table-cell>
              <table:table-cell office:value-type="float" office:value="0.334241">
                <text:p>0.3342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47129">
                <text:p>0.647129</text:p>
              </table:table-cell>
              <table:table-cell office:value-type="float" office:value="0.408061">
                <text:p>0.4080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69698">
                <text:p>0.669698</text:p>
              </table:table-cell>
              <table:table-cell office:value-type="float" office:value="0.500658">
                <text:p>0.500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3473">
                <text:p>0.643473</text:p>
              </table:table-cell>
              <table:table-cell office:value-type="float" office:value="0.621904">
                <text:p>0.6219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8033">
                <text:p>0.598033</text:p>
              </table:table-cell>
              <table:table-cell office:value-type="float" office:value="0.7376">
                <text:p>0.7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7006">
                <text:p>0.507006</text:p>
              </table:table-cell>
              <table:table-cell office:value-type="float" office:value="0.809159">
                <text:p>0.8091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88186">
                <text:p>0.388186</text:p>
              </table:table-cell>
              <table:table-cell office:value-type="float" office:value="0.850161">
                <text:p>0.850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8186">
                <text:p>0.388186</text:p>
              </table:table-cell>
              <table:table-cell office:value-type="float" office:value="0.850161">
                <text:p>0.850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6971">
                <text:p>0.246971</text:p>
              </table:table-cell>
              <table:table-cell office:value-type="float" office:value="0.659947">
                <text:p>0.6599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5097">
                <text:p>0.255097</text:p>
              </table:table-cell>
              <table:table-cell office:value-type="float" office:value="0.54034">
                <text:p>0.540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91681">
                <text:p>0.291681</text:p>
              </table:table-cell>
              <table:table-cell office:value-type="float" office:value="0.45426">
                <text:p>0.45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91885">
                <text:p>0.391885</text:p>
              </table:table-cell>
              <table:table-cell office:value-type="float" office:value="0.368711">
                <text:p>0.3687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1096">
                <text:p>0.471096</text:p>
              </table:table-cell>
              <table:table-cell office:value-type="float" office:value="0.34651">
                <text:p>0.34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32013">
                <text:p>0.532013</text:p>
              </table:table-cell>
              <table:table-cell office:value-type="float" office:value="0.348402">
                <text:p>0.348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2706">
                <text:p>0.602706</text:p>
              </table:table-cell>
              <table:table-cell office:value-type="float" office:value="0.380705">
                <text:p>0.3807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50499">
                <text:p>0.650499</text:p>
              </table:table-cell>
              <table:table-cell office:value-type="float" office:value="0.441821">
                <text:p>0.441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68129">
                <text:p>0.668129</text:p>
              </table:table-cell>
              <table:table-cell office:value-type="float" office:value="0.541676">
                <text:p>0.5416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29759">
                <text:p>0.629759</text:p>
              </table:table-cell>
              <table:table-cell office:value-type="float" office:value="0.660104">
                <text:p>0.6601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10739">
                <text:p>0.610739</text:p>
              </table:table-cell>
              <table:table-cell office:value-type="float" office:value="0.734859">
                <text:p>0.7348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12974">
                <text:p>0.512974</text:p>
              </table:table-cell>
              <table:table-cell office:value-type="float" office:value="0.800816">
                <text:p>0.8008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7089">
                <text:p>0.477089</text:p>
              </table:table-cell>
              <table:table-cell office:value-type="float" office:value="0.820293">
                <text:p>0.8202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5227">
                <text:p>0.355227</text:p>
              </table:table-cell>
              <table:table-cell office:value-type="float" office:value="0.811101">
                <text:p>0.811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99527">
                <text:p>0.299527</text:p>
              </table:table-cell>
              <table:table-cell office:value-type="float" office:value="0.781255">
                <text:p>0.781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48327">
                <text:p>0.248327</text:p>
              </table:table-cell>
              <table:table-cell office:value-type="float" office:value="0.59806">
                <text:p>0.598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2279">
                <text:p>0.272279</text:p>
              </table:table-cell>
              <table:table-cell office:value-type="float" office:value="0.48404">
                <text:p>0.484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3002">
                <text:p>0.333002</text:p>
              </table:table-cell>
              <table:table-cell office:value-type="float" office:value="0.388783">
                <text:p>0.3887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97175">
                <text:p>0.397175</text:p>
              </table:table-cell>
              <table:table-cell office:value-type="float" office:value="0.348584">
                <text:p>0.3485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79306">
                <text:p>0.479306</text:p>
              </table:table-cell>
              <table:table-cell office:value-type="float" office:value="0.317162">
                <text:p>0.317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46495">
                <text:p>0.546495</text:p>
              </table:table-cell>
              <table:table-cell office:value-type="float" office:value="0.315558">
                <text:p>0.3155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09685">
                <text:p>0.609685</text:p>
              </table:table-cell>
              <table:table-cell office:value-type="float" office:value="0.333691">
                <text:p>0.3336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52075">
                <text:p>0.652075</text:p>
              </table:table-cell>
              <table:table-cell office:value-type="float" office:value="0.398631">
                <text:p>0.3986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71676">
                <text:p>0.671676</text:p>
              </table:table-cell>
              <table:table-cell office:value-type="float" office:value="0.493854">
                <text:p>0.4938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45315">
                <text:p>0.645315</text:p>
              </table:table-cell>
              <table:table-cell office:value-type="float" office:value="0.609418">
                <text:p>0.6094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21679">
                <text:p>0.621679</text:p>
              </table:table-cell>
              <table:table-cell office:value-type="float" office:value="0.771952">
                <text:p>0.7719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8291">
                <text:p>0.518291</text:p>
              </table:table-cell>
              <table:table-cell office:value-type="float" office:value="0.870705">
                <text:p>0.8707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2688">
                <text:p>0.392688</text:p>
              </table:table-cell>
              <table:table-cell office:value-type="float" office:value="0.874132">
                <text:p>0.8741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00818">
                <text:p>0.300818</text:p>
              </table:table-cell>
              <table:table-cell office:value-type="float" office:value="0.813708">
                <text:p>0.8137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8805">
                <text:p>0.238805</text:p>
              </table:table-cell>
              <table:table-cell office:value-type="float" office:value="0.700564">
                <text:p>0.7005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249">
                <text:p>0.23249</text:p>
              </table:table-cell>
              <table:table-cell office:value-type="float" office:value="0.578052">
                <text:p>0.5780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4669">
                <text:p>0.264669</text:p>
              </table:table-cell>
              <table:table-cell office:value-type="float" office:value="0.46502">
                <text:p>0.465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93185">
                <text:p>0.293185</text:p>
              </table:table-cell>
              <table:table-cell office:value-type="float" office:value="0.41683">
                <text:p>0.416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944">
                <text:p>0.32944</text:p>
              </table:table-cell>
              <table:table-cell office:value-type="float" office:value="0.377284">
                <text:p>0.3772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98284">
                <text:p>0.398284</text:p>
              </table:table-cell>
              <table:table-cell office:value-type="float" office:value="0.342431">
                <text:p>0.3424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1086">
                <text:p>0.481086</text:p>
              </table:table-cell>
              <table:table-cell office:value-type="float" office:value="0.321805">
                <text:p>0.3218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6841">
                <text:p>0.546841</text:p>
              </table:table-cell>
              <table:table-cell office:value-type="float" office:value="0.323628">
                <text:p>0.3236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61537">
                <text:p>0.61537</text:p>
              </table:table-cell>
              <table:table-cell office:value-type="float" office:value="0.354135">
                <text:p>0.3541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60331">
                <text:p>0.660331</text:p>
              </table:table-cell>
              <table:table-cell office:value-type="float" office:value="0.420591">
                <text:p>0.4205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680374">
                <text:p>0.680374</text:p>
              </table:table-cell>
              <table:table-cell office:value-type="float" office:value="0.522011">
                <text:p>0.5220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45777">
                <text:p>0.645777</text:p>
              </table:table-cell>
              <table:table-cell office:value-type="float" office:value="0.644729">
                <text:p>0.644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00632">
                <text:p>0.600632</text:p>
              </table:table-cell>
              <table:table-cell office:value-type="float" office:value="0.77901">
                <text:p>0.779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7631">
                <text:p>0.497631</text:p>
              </table:table-cell>
              <table:table-cell office:value-type="float" office:value="0.832232">
                <text:p>0.8322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82825">
                <text:p>0.382825</text:p>
              </table:table-cell>
              <table:table-cell office:value-type="float" office:value="0.853141">
                <text:p>0.8531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7724">
                <text:p>0.27724</text:p>
              </table:table-cell>
              <table:table-cell office:value-type="float" office:value="0.794643">
                <text:p>0.7946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28776">
                <text:p>0.228776</text:p>
              </table:table-cell>
              <table:table-cell office:value-type="float" office:value="0.665618">
                <text:p>0.6656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37313">
                <text:p>0.237313</text:p>
              </table:table-cell>
              <table:table-cell office:value-type="float" office:value="0.537093">
                <text:p>0.5370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85228">
                <text:p>0.285228</text:p>
              </table:table-cell>
              <table:table-cell office:value-type="float" office:value="0.42755">
                <text:p>0.427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86501">
                <text:p>0.386501</text:p>
              </table:table-cell>
              <table:table-cell office:value-type="float" office:value="0.362277">
                <text:p>0.3622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454">
                <text:p>0.43454</text:p>
              </table:table-cell>
              <table:table-cell office:value-type="float" office:value="0.32501">
                <text:p>0.325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7954">
                <text:p>0.537954</text:p>
              </table:table-cell>
              <table:table-cell office:value-type="float" office:value="0.304909">
                <text:p>0.3049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03503">
                <text:p>0.603503</text:p>
              </table:table-cell>
              <table:table-cell office:value-type="float" office:value="0.326826">
                <text:p>0.326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1539">
                <text:p>0.651539</text:p>
              </table:table-cell>
              <table:table-cell office:value-type="float" office:value="0.384703">
                <text:p>0.3847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0641">
                <text:p>0.670641</text:p>
              </table:table-cell>
              <table:table-cell office:value-type="float" office:value="0.486296">
                <text:p>0.486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42913">
                <text:p>0.642913</text:p>
              </table:table-cell>
              <table:table-cell office:value-type="float" office:value="0.609681">
                <text:p>0.6096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05105">
                <text:p>0.605105</text:p>
              </table:table-cell>
              <table:table-cell office:value-type="float" office:value="0.755528">
                <text:p>0.7555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502385">
                <text:p>0.502385</text:p>
              </table:table-cell>
              <table:table-cell office:value-type="float" office:value="0.841565">
                <text:p>0.8415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85213">
                <text:p>0.385213</text:p>
              </table:table-cell>
              <table:table-cell office:value-type="float" office:value="0.848588">
                <text:p>0.8485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8286">
                <text:p>0.28286</text:p>
              </table:table-cell>
              <table:table-cell office:value-type="float" office:value="0.786708">
                <text:p>0.7867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33314">
                <text:p>0.233314</text:p>
              </table:table-cell>
              <table:table-cell office:value-type="float" office:value="0.656983">
                <text:p>0.6569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38492">
                <text:p>0.238492</text:p>
              </table:table-cell>
              <table:table-cell office:value-type="float" office:value="0.53223">
                <text:p>0.532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8183">
                <text:p>0.288183</text:p>
              </table:table-cell>
              <table:table-cell office:value-type="float" office:value="0.419308">
                <text:p>0.419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2415">
                <text:p>0.362415</text:p>
              </table:table-cell>
              <table:table-cell office:value-type="float" office:value="0.346321">
                <text:p>0.3463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0444">
                <text:p>0.430444</text:p>
              </table:table-cell>
              <table:table-cell office:value-type="float" office:value="0.322018">
                <text:p>0.322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07833">
                <text:p>0.507833</text:p>
              </table:table-cell>
              <table:table-cell office:value-type="float" office:value="0.311831">
                <text:p>0.31183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77777">
                <text:p>0.577777</text:p>
              </table:table-cell>
              <table:table-cell office:value-type="float" office:value="0.324029">
                <text:p>0.3240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636371">
                <text:p>0.636371</text:p>
              </table:table-cell>
              <table:table-cell office:value-type="float" office:value="0.367185">
                <text:p>0.3671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673362">
                <text:p>0.673362</text:p>
              </table:table-cell>
              <table:table-cell office:value-type="float" office:value="0.446337">
                <text:p>0.4463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677547">
                <text:p>0.677547</text:p>
              </table:table-cell>
              <table:table-cell office:value-type="float" office:value="0.55881">
                <text:p>0.558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32685">
                <text:p>0.632685</text:p>
              </table:table-cell>
              <table:table-cell office:value-type="float" office:value="0.685949">
                <text:p>0.68594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60948">
                <text:p>0.560948</text:p>
              </table:table-cell>
              <table:table-cell office:value-type="float" office:value="0.81052">
                <text:p>0.810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59918">
                <text:p>0.459918</text:p>
              </table:table-cell>
              <table:table-cell office:value-type="float" office:value="0.889161">
                <text:p>0.889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38666">
                <text:p>0.338666</text:p>
              </table:table-cell>
              <table:table-cell office:value-type="float" office:value="0.823208">
                <text:p>0.8232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43856">
                <text:p>0.243856</text:p>
              </table:table-cell>
              <table:table-cell office:value-type="float" office:value="0.738145">
                <text:p>0.7381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17083">
                <text:p>0.217083</text:p>
              </table:table-cell>
              <table:table-cell office:value-type="float" office:value="0.611335">
                <text:p>0.611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65883">
                <text:p>0.265883</text:p>
              </table:table-cell>
              <table:table-cell office:value-type="float" office:value="0.433573">
                <text:p>0.433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5601">
                <text:p>0.355601</text:p>
              </table:table-cell>
              <table:table-cell office:value-type="float" office:value="0.354093">
                <text:p>0.3540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11709">
                <text:p>0.411709</text:p>
              </table:table-cell>
              <table:table-cell office:value-type="float" office:value="0.316626">
                <text:p>0.3166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92034">
                <text:p>0.492034</text:p>
              </table:table-cell>
              <table:table-cell office:value-type="float" office:value="0.299213">
                <text:p>0.2992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560541">
                <text:p>0.560541</text:p>
              </table:table-cell>
              <table:table-cell office:value-type="float" office:value="0.302185">
                <text:p>0.30218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594836">
                <text:p>0.594836</text:p>
              </table:table-cell>
              <table:table-cell office:value-type="float" office:value="0.311365">
                <text:p>0.3113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647613">
                <text:p>0.647613</text:p>
              </table:table-cell>
              <table:table-cell office:value-type="float" office:value="0.366881">
                <text:p>0.3668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676189">
                <text:p>0.676189</text:p>
              </table:table-cell>
              <table:table-cell office:value-type="float" office:value="0.456826">
                <text:p>0.4568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87991">
                <text:p>0.687991</text:p>
              </table:table-cell>
              <table:table-cell office:value-type="float" office:value="0.586621">
                <text:p>0.5866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615432">
                <text:p>0.615432</text:p>
              </table:table-cell>
              <table:table-cell office:value-type="float" office:value="0.702541">
                <text:p>0.7025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33969">
                <text:p>0.533969</text:p>
              </table:table-cell>
              <table:table-cell office:value-type="float" office:value="0.823769">
                <text:p>0.8237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533969">
                <text:p>0.533969</text:p>
              </table:table-cell>
              <table:table-cell office:value-type="float" office:value="0.823769">
                <text:p>0.8237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0829">
                <text:p>0.310829</text:p>
              </table:table-cell>
              <table:table-cell office:value-type="float" office:value="0.813516">
                <text:p>0.8135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43044">
                <text:p>0.243044</text:p>
              </table:table-cell>
              <table:table-cell office:value-type="float" office:value="0.700341">
                <text:p>0.70034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28267">
                <text:p>0.228267</text:p>
              </table:table-cell>
              <table:table-cell office:value-type="float" office:value="0.634764">
                <text:p>0.6347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43492">
                <text:p>0.243492</text:p>
              </table:table-cell>
              <table:table-cell office:value-type="float" office:value="0.508757">
                <text:p>0.5087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88177">
                <text:p>0.288177</text:p>
              </table:table-cell>
              <table:table-cell office:value-type="float" office:value="0.408234">
                <text:p>0.4082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67249">
                <text:p>0.367249</text:p>
              </table:table-cell>
              <table:table-cell office:value-type="float" office:value="0.336915">
                <text:p>0.336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66987">
                <text:p>0.466987</text:p>
              </table:table-cell>
              <table:table-cell office:value-type="float" office:value="0.301295">
                <text:p>0.3012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531902">
                <text:p>0.531902</text:p>
              </table:table-cell>
              <table:table-cell office:value-type="float" office:value="0.30368">
                <text:p>0.3036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596793">
                <text:p>0.596793</text:p>
              </table:table-cell>
              <table:table-cell office:value-type="float" office:value="0.325145">
                <text:p>0.3251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647076">
                <text:p>0.647076</text:p>
              </table:table-cell>
              <table:table-cell office:value-type="float" office:value="0.382881">
                <text:p>0.3828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676814">
                <text:p>0.676814</text:p>
              </table:table-cell>
              <table:table-cell office:value-type="float" office:value="0.475082">
                <text:p>0.4750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689419">
                <text:p>0.689419</text:p>
              </table:table-cell>
              <table:table-cell office:value-type="float" office:value="0.607442">
                <text:p>0.6074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623641">
                <text:p>0.623641</text:p>
              </table:table-cell>
              <table:table-cell office:value-type="float" office:value="0.727369">
                <text:p>0.7273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592069">
                <text:p>0.592069</text:p>
              </table:table-cell>
              <table:table-cell office:value-type="float" office:value="0.799816">
                <text:p>0.799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87595">
                <text:p>0.487595</text:p>
              </table:table-cell>
              <table:table-cell office:value-type="float" office:value="0.848904">
                <text:p>0.8489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6076">
                <text:p>0.376076</text:p>
              </table:table-cell>
              <table:table-cell office:value-type="float" office:value="0.826863">
                <text:p>0.8268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274635">
                <text:p>0.274635</text:p>
              </table:table-cell>
              <table:table-cell office:value-type="float" office:value="0.749641">
                <text:p>0.7496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1236">
                <text:p>0.591236</text:p>
              </table:table-cell>
              <table:table-cell office:value-type="float" office:value="0.267936">
                <text:p>0.2679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257203">
                <text:p>0.257203</text:p>
              </table:table-cell>
              <table:table-cell office:value-type="float" office:value="0.494757">
                <text:p>0.4947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10076">
                <text:p>0.310076</text:p>
              </table:table-cell>
              <table:table-cell office:value-type="float" office:value="0.388711">
                <text:p>0.3887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82762">
                <text:p>0.382762</text:p>
              </table:table-cell>
              <table:table-cell office:value-type="float" office:value="0.337416">
                <text:p>0.3374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63665">
                <text:p>0.463665</text:p>
              </table:table-cell>
              <table:table-cell office:value-type="float" office:value="0.305145">
                <text:p>0.3051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33494">
                <text:p>0.533494</text:p>
              </table:table-cell>
              <table:table-cell office:value-type="float" office:value="0.295313">
                <text:p>0.2953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601267">
                <text:p>0.601267</text:p>
              </table:table-cell>
              <table:table-cell office:value-type="float" office:value="0.307906">
                <text:p>0.3079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51384">
                <text:p>0.651384</text:p>
              </table:table-cell>
              <table:table-cell office:value-type="float" office:value="0.367338">
                <text:p>0.367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72281">
                <text:p>0.672281</text:p>
              </table:table-cell>
              <table:table-cell office:value-type="float" office:value="0.465545">
                <text:p>0.4655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50429">
                <text:p>0.650429</text:p>
              </table:table-cell>
              <table:table-cell office:value-type="float" office:value="0.593999">
                <text:p>0.59399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613479">
                <text:p>0.613479</text:p>
              </table:table-cell>
              <table:table-cell office:value-type="float" office:value="0.738199">
                <text:p>0.73819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516045">
                <text:p>0.516045</text:p>
              </table:table-cell>
              <table:table-cell office:value-type="float" office:value="0.830784">
                <text:p>0.83078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93429">
                <text:p>0.393429</text:p>
              </table:table-cell>
              <table:table-cell office:value-type="float" office:value="0.84666">
                <text:p>0.846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90166">
                <text:p>0.290166</text:p>
              </table:table-cell>
              <table:table-cell office:value-type="float" office:value="0.77252">
                <text:p>0.772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42488">
                <text:p>0.242488</text:p>
              </table:table-cell>
              <table:table-cell office:value-type="float" office:value="0.648369">
                <text:p>0.64836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49101">
                <text:p>0.249101</text:p>
              </table:table-cell>
              <table:table-cell office:value-type="float" office:value="0.514178">
                <text:p>0.51417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92314">
                <text:p>0.292314</text:p>
              </table:table-cell>
              <table:table-cell office:value-type="float" office:value="0.410621">
                <text:p>0.41062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76137">
                <text:p>0.376137</text:p>
              </table:table-cell>
              <table:table-cell office:value-type="float" office:value="0.328695">
                <text:p>0.3286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43712">
                <text:p>0.443712</text:p>
              </table:table-cell>
              <table:table-cell office:value-type="float" office:value="0.298918">
                <text:p>0.2989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508513">
                <text:p>0.508513</text:p>
              </table:table-cell>
              <table:table-cell office:value-type="float" office:value="0.282374">
                <text:p>0.2823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58064">
                <text:p>0.58064</text:p>
              </table:table-cell>
              <table:table-cell office:value-type="float" office:value="0.285793">
                <text:p>0.2857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634945">
                <text:p>0.634945</text:p>
              </table:table-cell>
              <table:table-cell office:value-type="float" office:value="0.325492">
                <text:p>0.32549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6712">
                <text:p>0.66712</text:p>
              </table:table-cell>
              <table:table-cell office:value-type="float" office:value="0.410739">
                <text:p>0.4107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674015">
                <text:p>0.674015</text:p>
              </table:table-cell>
              <table:table-cell office:value-type="float" office:value="0.470621">
                <text:p>0.47062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79801">
                <text:p>0.679801</text:p>
              </table:table-cell>
              <table:table-cell office:value-type="float" office:value="0.61127">
                <text:p>0.61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613063">
                <text:p>0.613063</text:p>
              </table:table-cell>
              <table:table-cell office:value-type="float" office:value="0.756209">
                <text:p>0.75620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512728">
                <text:p>0.512728</text:p>
              </table:table-cell>
              <table:table-cell office:value-type="float" office:value="0.868206">
                <text:p>0.8682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90643">
                <text:p>0.390643</text:p>
              </table:table-cell>
              <table:table-cell office:value-type="float" office:value="0.86622">
                <text:p>0.866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290551">
                <text:p>0.290551</text:p>
              </table:table-cell>
              <table:table-cell office:value-type="float" office:value="0.780903">
                <text:p>0.7809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243699">
                <text:p>0.243699</text:p>
              </table:table-cell>
              <table:table-cell office:value-type="float" office:value="0.650068">
                <text:p>0.65006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243826">
                <text:p>0.243826</text:p>
              </table:table-cell>
              <table:table-cell office:value-type="float" office:value="0.587318">
                <text:p>0.5873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02375">
                <text:p>0.302375</text:p>
              </table:table-cell>
              <table:table-cell office:value-type="float" office:value="0.413506">
                <text:p>0.41350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2096">
                <text:p>0.382096</text:p>
              </table:table-cell>
              <table:table-cell office:value-type="float" office:value="0.340601">
                <text:p>0.3406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84158">
                <text:p>0.484158</text:p>
              </table:table-cell>
              <table:table-cell office:value-type="float" office:value="0.295723">
                <text:p>0.2957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21215">
                <text:p>0.521215</text:p>
              </table:table-cell>
              <table:table-cell office:value-type="float" office:value="0.291235">
                <text:p>0.2912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91573">
                <text:p>0.591573</text:p>
              </table:table-cell>
              <table:table-cell office:value-type="float" office:value="0.292548">
                <text:p>0.2925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47773">
                <text:p>0.647773</text:p>
              </table:table-cell>
              <table:table-cell office:value-type="float" office:value="0.339092">
                <text:p>0.3390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76174">
                <text:p>0.676174</text:p>
              </table:table-cell>
              <table:table-cell office:value-type="float" office:value="0.429127">
                <text:p>0.429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77322">
                <text:p>0.677322</text:p>
              </table:table-cell>
              <table:table-cell office:value-type="float" office:value="0.553811">
                <text:p>0.5538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47378">
                <text:p>0.647378</text:p>
              </table:table-cell>
              <table:table-cell office:value-type="float" office:value="0.618342">
                <text:p>0.6183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02229">
                <text:p>0.602229</text:p>
              </table:table-cell>
              <table:table-cell office:value-type="float" office:value="0.757122">
                <text:p>0.7571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99687">
                <text:p>0.499687</text:p>
              </table:table-cell>
              <table:table-cell office:value-type="float" office:value="0.799579">
                <text:p>0.7995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7554">
                <text:p>0.387554</text:p>
              </table:table-cell>
              <table:table-cell office:value-type="float" office:value="0.813266">
                <text:p>0.8132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17578">
                <text:p>0.317578</text:p>
              </table:table-cell>
              <table:table-cell office:value-type="float" office:value="0.722879">
                <text:p>0.7228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244264">
                <text:p>0.244264</text:p>
              </table:table-cell>
              <table:table-cell office:value-type="float" office:value="0.616054">
                <text:p>0.6160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257798">
                <text:p>0.257798</text:p>
              </table:table-cell>
              <table:table-cell office:value-type="float" office:value="0.495972">
                <text:p>0.4959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8643">
                <text:p>0.308643</text:p>
              </table:table-cell>
              <table:table-cell office:value-type="float" office:value="0.393809">
                <text:p>0.39380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2535">
                <text:p>0.382535</text:p>
              </table:table-cell>
              <table:table-cell office:value-type="float" office:value="0.334691">
                <text:p>0.3346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54697">
                <text:p>0.454697</text:p>
              </table:table-cell>
              <table:table-cell office:value-type="float" office:value="0.295768">
                <text:p>0.2957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22032">
                <text:p>0.522032</text:p>
              </table:table-cell>
              <table:table-cell office:value-type="float" office:value="0.289008">
                <text:p>0.2890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58696">
                <text:p>0.58696</text:p>
              </table:table-cell>
              <table:table-cell office:value-type="float" office:value="0.29502">
                <text:p>0.295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640165">
                <text:p>0.640165</text:p>
              </table:table-cell>
              <table:table-cell office:value-type="float" office:value="0.347393">
                <text:p>0.3473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667512">
                <text:p>0.667512</text:p>
              </table:table-cell>
              <table:table-cell office:value-type="float" office:value="0.431644">
                <text:p>0.43164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668644">
                <text:p>0.668644</text:p>
              </table:table-cell>
              <table:table-cell office:value-type="float" office:value="0.547727">
                <text:p>0.54772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2666">
                <text:p>0.632666</text:p>
              </table:table-cell>
              <table:table-cell office:value-type="float" office:value="0.704812">
                <text:p>0.7048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547788">
                <text:p>0.547788</text:p>
              </table:table-cell>
              <table:table-cell office:value-type="float" office:value="0.791266">
                <text:p>0.79126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543166">
                <text:p>0.543166</text:p>
              </table:table-cell>
              <table:table-cell office:value-type="float" office:value="0.332681">
                <text:p>0.3326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543166">
                <text:p>0.543166</text:p>
              </table:table-cell>
              <table:table-cell office:value-type="float" office:value="0.332681">
                <text:p>0.3326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9234">
                <text:p>0.39234</text:p>
              </table:table-cell>
              <table:table-cell office:value-type="float" office:value="0.652035">
                <text:p>0.65203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92147">
                <text:p>0.392147</text:p>
              </table:table-cell>
              <table:table-cell office:value-type="float" office:value="0.61067">
                <text:p>0.610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58573">
                <text:p>0.358573</text:p>
              </table:table-cell>
              <table:table-cell office:value-type="float" office:value="0.506427">
                <text:p>0.5064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81883">
                <text:p>0.381883</text:p>
              </table:table-cell>
              <table:table-cell office:value-type="float" office:value="0.445691">
                <text:p>0.4456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14721">
                <text:p>0.414721</text:p>
              </table:table-cell>
              <table:table-cell office:value-type="float" office:value="0.41774">
                <text:p>0.417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51147">
                <text:p>0.451147</text:p>
              </table:table-cell>
              <table:table-cell office:value-type="float" office:value="0.413151">
                <text:p>0.4131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78556">
                <text:p>0.478556</text:p>
              </table:table-cell>
              <table:table-cell office:value-type="float" office:value="0.417357">
                <text:p>0.4173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507927">
                <text:p>0.507927</text:p>
              </table:table-cell>
              <table:table-cell office:value-type="float" office:value="0.457956">
                <text:p>0.45795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534691">
                <text:p>0.534691</text:p>
              </table:table-cell>
              <table:table-cell office:value-type="float" office:value="0.518325">
                <text:p>0.5183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559829">
                <text:p>0.559829</text:p>
              </table:table-cell>
              <table:table-cell office:value-type="float" office:value="0.609727">
                <text:p>0.6097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63026">
                <text:p>0.563026</text:p>
              </table:table-cell>
              <table:table-cell office:value-type="float" office:value="0.706517">
                <text:p>0.7065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533163">
                <text:p>0.533163</text:p>
              </table:table-cell>
              <table:table-cell office:value-type="float" office:value="0.793522">
                <text:p>0.7935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87825">
                <text:p>0.487825</text:p>
              </table:table-cell>
              <table:table-cell office:value-type="float" office:value="0.860131">
                <text:p>0.8601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50754">
                <text:p>0.450754</text:p>
              </table:table-cell>
              <table:table-cell office:value-type="float" office:value="0.913584">
                <text:p>0.9135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3845">
                <text:p>0.383845</text:p>
              </table:table-cell>
              <table:table-cell office:value-type="float" office:value="0.936827">
                <text:p>0.93682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40776">
                <text:p>0.340776</text:p>
              </table:table-cell>
              <table:table-cell office:value-type="float" office:value="0.922213">
                <text:p>0.9222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298885">
                <text:p>0.298885</text:p>
              </table:table-cell>
              <table:table-cell office:value-type="float" office:value="0.91194">
                <text:p>0.911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270337">
                <text:p>0.270337</text:p>
              </table:table-cell>
              <table:table-cell office:value-type="float" office:value="0.888687">
                <text:p>0.8886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243202">
                <text:p>0.243202</text:p>
              </table:table-cell>
              <table:table-cell office:value-type="float" office:value="0.868942">
                <text:p>0.86894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218588">
                <text:p>0.218588</text:p>
              </table:table-cell>
              <table:table-cell office:value-type="float" office:value="0.854923">
                <text:p>0.8549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228574">
                <text:p>0.228574</text:p>
              </table:table-cell>
              <table:table-cell office:value-type="float" office:value="0.828038">
                <text:p>0.82803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224806">
                <text:p>0.224806</text:p>
              </table:table-cell>
              <table:table-cell office:value-type="float" office:value="0.824336">
                <text:p>0.8243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27223">
                <text:p>0.227223</text:p>
              </table:table-cell>
              <table:table-cell office:value-type="float" office:value="0.824263">
                <text:p>0.824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695cm" svg:height="21.038cm" xlink:href=".." xlink:type="simple" chart:class="chart:bar" chart:style-name="ch1">
        <chart:plot-area chart:style-name="ch2" table:cell-range-address="vertical_acceleration.B3:vertical_acceleration.C487" svg:x="1.263cm" svg:y="1.815cm" svg:width="37.806cm" svg:height="18.383cm">
          <chartooo:coordinate-region svg:x="1.99cm" svg:y="2.014cm" svg:width="37.079cm" svg:height="17.2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vertical_acceleration.B3:vertical_acceleration.B487" chart:class="chart:bar">
            <chart:data-point chart:repeated="485"/>
          </chart:series>
          <chart:series chart:style-name="ch7" chart:values-cell-range-address="vertical_acceleration.C3:vertical_acceleration.C487" chart:class="chart:bar">
            <chart:data-point chart:repeated="4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9452">
                <text:p>0.359452</text:p>
                <draw:g>
                  <svg:desc>vertical_acceleration.B3:vertical_acceleration.B487</svg:desc>
                </draw:g>
              </table:table-cell>
              <table:table-cell office:value-type="float" office:value="0.763761">
                <text:p>0.763761</text:p>
                <draw:g>
                  <svg:desc>vertical_acceleration.C3:vertical_acceleration.C4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7299">
                <text:p>0.357299</text:p>
              </table:table-cell>
              <table:table-cell office:value-type="float" office:value="0.747088">
                <text:p>0.747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1267">
                <text:p>0.351267</text:p>
              </table:table-cell>
              <table:table-cell office:value-type="float" office:value="0.731854">
                <text:p>0.731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1267">
                <text:p>0.351267</text:p>
              </table:table-cell>
              <table:table-cell office:value-type="float" office:value="0.731854">
                <text:p>0.7318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7934">
                <text:p>0.347934</text:p>
              </table:table-cell>
              <table:table-cell office:value-type="float" office:value="0.733557">
                <text:p>0.7335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5896">
                <text:p>0.345896</text:p>
              </table:table-cell>
              <table:table-cell office:value-type="float" office:value="0.738376">
                <text:p>0.738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45892">
                <text:p>0.345892</text:p>
              </table:table-cell>
              <table:table-cell office:value-type="float" office:value="0.75192">
                <text:p>0.75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43054">
                <text:p>0.343054</text:p>
              </table:table-cell>
              <table:table-cell office:value-type="float" office:value="0.77347">
                <text:p>0.773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40264">
                <text:p>0.340264</text:p>
              </table:table-cell>
              <table:table-cell office:value-type="float" office:value="0.800776">
                <text:p>0.8007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158">
                <text:p>0.338158</text:p>
              </table:table-cell>
              <table:table-cell office:value-type="float" office:value="0.828182">
                <text:p>0.828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34267">
                <text:p>0.334267</text:p>
              </table:table-cell>
              <table:table-cell office:value-type="float" office:value="0.84672">
                <text:p>0.84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653">
                <text:p>0.333653</text:p>
              </table:table-cell>
              <table:table-cell office:value-type="float" office:value="0.851526">
                <text:p>0.851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34543">
                <text:p>0.334543</text:p>
              </table:table-cell>
              <table:table-cell office:value-type="float" office:value="0.837171">
                <text:p>0.837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40556">
                <text:p>0.340556</text:p>
              </table:table-cell>
              <table:table-cell office:value-type="float" office:value="0.784742">
                <text:p>0.784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0556">
                <text:p>0.340556</text:p>
              </table:table-cell>
              <table:table-cell office:value-type="float" office:value="0.784742">
                <text:p>0.784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273">
                <text:p>0.34273</text:p>
              </table:table-cell>
              <table:table-cell office:value-type="float" office:value="0.745643">
                <text:p>0.745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4273">
                <text:p>0.34273</text:p>
              </table:table-cell>
              <table:table-cell office:value-type="float" office:value="0.745643">
                <text:p>0.745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3847">
                <text:p>0.343847</text:p>
              </table:table-cell>
              <table:table-cell office:value-type="float" office:value="0.735929">
                <text:p>0.7359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47266">
                <text:p>0.347266</text:p>
              </table:table-cell>
              <table:table-cell office:value-type="float" office:value="0.736488">
                <text:p>0.7364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47266">
                <text:p>0.347266</text:p>
              </table:table-cell>
              <table:table-cell office:value-type="float" office:value="0.736488">
                <text:p>0.7364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1673">
                <text:p>0.351673</text:p>
              </table:table-cell>
              <table:table-cell office:value-type="float" office:value="0.746115">
                <text:p>0.7461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1557">
                <text:p>0.351557</text:p>
              </table:table-cell>
              <table:table-cell office:value-type="float" office:value="0.764584">
                <text:p>0.7645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54868">
                <text:p>0.354868</text:p>
              </table:table-cell>
              <table:table-cell office:value-type="float" office:value="0.789037">
                <text:p>0.789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6185">
                <text:p>0.356185</text:p>
              </table:table-cell>
              <table:table-cell office:value-type="float" office:value="0.81589">
                <text:p>0.815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5733">
                <text:p>0.35733</text:p>
              </table:table-cell>
              <table:table-cell office:value-type="float" office:value="0.836495">
                <text:p>0.8364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56397">
                <text:p>0.356397</text:p>
              </table:table-cell>
              <table:table-cell office:value-type="float" office:value="0.84574">
                <text:p>0.845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5895">
                <text:p>0.35895</text:p>
              </table:table-cell>
              <table:table-cell office:value-type="float" office:value="0.836718">
                <text:p>0.8367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1101">
                <text:p>0.361101</text:p>
              </table:table-cell>
              <table:table-cell office:value-type="float" office:value="0.813249">
                <text:p>0.813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1045">
                <text:p>0.361045</text:p>
              </table:table-cell>
              <table:table-cell office:value-type="float" office:value="0.78586">
                <text:p>0.785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60285">
                <text:p>0.360285</text:p>
              </table:table-cell>
              <table:table-cell office:value-type="float" office:value="0.76255">
                <text:p>0.762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58047">
                <text:p>0.358047</text:p>
              </table:table-cell>
              <table:table-cell office:value-type="float" office:value="0.744719">
                <text:p>0.7447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0012">
                <text:p>0.360012</text:p>
              </table:table-cell>
              <table:table-cell office:value-type="float" office:value="0.733275">
                <text:p>0.733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6683">
                <text:p>0.356683</text:p>
              </table:table-cell>
              <table:table-cell office:value-type="float" office:value="0.726883">
                <text:p>0.7268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55771">
                <text:p>0.355771</text:p>
              </table:table-cell>
              <table:table-cell office:value-type="float" office:value="0.726633">
                <text:p>0.7266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5449">
                <text:p>0.355449</text:p>
              </table:table-cell>
              <table:table-cell office:value-type="float" office:value="0.730975">
                <text:p>0.7309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203">
                <text:p>0.357203</text:p>
              </table:table-cell>
              <table:table-cell office:value-type="float" office:value="0.741038">
                <text:p>0.7410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5482">
                <text:p>0.35482</text:p>
              </table:table-cell>
              <table:table-cell office:value-type="float" office:value="0.789419">
                <text:p>0.7894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54463">
                <text:p>0.354463</text:p>
              </table:table-cell>
              <table:table-cell office:value-type="float" office:value="0.81551">
                <text:p>0.815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54463">
                <text:p>0.354463</text:p>
              </table:table-cell>
              <table:table-cell office:value-type="float" office:value="0.81551">
                <text:p>0.815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52764">
                <text:p>0.352764</text:p>
              </table:table-cell>
              <table:table-cell office:value-type="float" office:value="0.834657">
                <text:p>0.834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50851">
                <text:p>0.350851</text:p>
              </table:table-cell>
              <table:table-cell office:value-type="float" office:value="0.83878">
                <text:p>0.838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51145">
                <text:p>0.351145</text:p>
              </table:table-cell>
              <table:table-cell office:value-type="float" office:value="0.82292">
                <text:p>0.8229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51388">
                <text:p>0.351388</text:p>
              </table:table-cell>
              <table:table-cell office:value-type="float" office:value="0.794266">
                <text:p>0.794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51362">
                <text:p>0.351362</text:p>
              </table:table-cell>
              <table:table-cell office:value-type="float" office:value="0.767005">
                <text:p>0.7670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9136">
                <text:p>0.349136</text:p>
              </table:table-cell>
              <table:table-cell office:value-type="float" office:value="0.746784">
                <text:p>0.74678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45664">
                <text:p>0.345664</text:p>
              </table:table-cell>
              <table:table-cell office:value-type="float" office:value="0.730388">
                <text:p>0.7303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43945">
                <text:p>0.343945</text:p>
              </table:table-cell>
              <table:table-cell office:value-type="float" office:value="0.722092">
                <text:p>0.7220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44243">
                <text:p>0.344243</text:p>
              </table:table-cell>
              <table:table-cell office:value-type="float" office:value="0.718688">
                <text:p>0.71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2234">
                <text:p>0.342234</text:p>
              </table:table-cell>
              <table:table-cell office:value-type="float" office:value="0.721166">
                <text:p>0.7211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41619">
                <text:p>0.341619</text:p>
              </table:table-cell>
              <table:table-cell office:value-type="float" office:value="0.728862">
                <text:p>0.7288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40049">
                <text:p>0.340049</text:p>
              </table:table-cell>
              <table:table-cell office:value-type="float" office:value="0.767497">
                <text:p>0.7674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40049">
                <text:p>0.340049</text:p>
              </table:table-cell>
              <table:table-cell office:value-type="float" office:value="0.767497">
                <text:p>0.7674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38163">
                <text:p>0.338163</text:p>
              </table:table-cell>
              <table:table-cell office:value-type="float" office:value="0.797317">
                <text:p>0.7973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37261">
                <text:p>0.337261</text:p>
              </table:table-cell>
              <table:table-cell office:value-type="float" office:value="0.822797">
                <text:p>0.8227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3502">
                <text:p>0.33502</text:p>
              </table:table-cell>
              <table:table-cell office:value-type="float" office:value="0.836458">
                <text:p>0.8364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34008">
                <text:p>0.334008</text:p>
              </table:table-cell>
              <table:table-cell office:value-type="float" office:value="0.836702">
                <text:p>0.8367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3564">
                <text:p>0.33564</text:p>
              </table:table-cell>
              <table:table-cell office:value-type="float" office:value="0.819455">
                <text:p>0.8194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42">
                <text:p>0.3342</text:p>
              </table:table-cell>
              <table:table-cell office:value-type="float" office:value="0.795151">
                <text:p>0.795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33182">
                <text:p>0.333182</text:p>
              </table:table-cell>
              <table:table-cell office:value-type="float" office:value="0.773786">
                <text:p>0.7737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33642">
                <text:p>0.333642</text:p>
              </table:table-cell>
              <table:table-cell office:value-type="float" office:value="0.758817">
                <text:p>0.7588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33404">
                <text:p>0.333404</text:p>
              </table:table-cell>
              <table:table-cell office:value-type="float" office:value="0.747898">
                <text:p>0.7478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30708">
                <text:p>0.330708</text:p>
              </table:table-cell>
              <table:table-cell office:value-type="float" office:value="0.739757">
                <text:p>0.7397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29349">
                <text:p>0.329349</text:p>
              </table:table-cell>
              <table:table-cell office:value-type="float" office:value="0.740351">
                <text:p>0.74035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29175">
                <text:p>0.329175</text:p>
              </table:table-cell>
              <table:table-cell office:value-type="float" office:value="0.744875">
                <text:p>0.7448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28378">
                <text:p>0.328378</text:p>
              </table:table-cell>
              <table:table-cell office:value-type="float" office:value="0.757565">
                <text:p>0.7575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7998">
                <text:p>0.327998</text:p>
              </table:table-cell>
              <table:table-cell office:value-type="float" office:value="0.802977">
                <text:p>0.80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27998">
                <text:p>0.327998</text:p>
              </table:table-cell>
              <table:table-cell office:value-type="float" office:value="0.802977">
                <text:p>0.80297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26635">
                <text:p>0.326635</text:p>
              </table:table-cell>
              <table:table-cell office:value-type="float" office:value="0.829126">
                <text:p>0.8291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24309">
                <text:p>0.324309</text:p>
              </table:table-cell>
              <table:table-cell office:value-type="float" office:value="0.844569">
                <text:p>0.8445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25012">
                <text:p>0.325012</text:p>
              </table:table-cell>
              <table:table-cell office:value-type="float" office:value="0.843746">
                <text:p>0.8437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7416">
                <text:p>0.327416</text:p>
              </table:table-cell>
              <table:table-cell office:value-type="float" office:value="0.821859">
                <text:p>0.821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7922">
                <text:p>0.327922</text:p>
              </table:table-cell>
              <table:table-cell office:value-type="float" office:value="0.762945">
                <text:p>0.7629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27633">
                <text:p>0.327633</text:p>
              </table:table-cell>
              <table:table-cell office:value-type="float" office:value="0.7406">
                <text:p>0.74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7633">
                <text:p>0.327633</text:p>
              </table:table-cell>
              <table:table-cell office:value-type="float" office:value="0.7406">
                <text:p>0.74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6308">
                <text:p>0.326308</text:p>
              </table:table-cell>
              <table:table-cell office:value-type="float" office:value="0.724592">
                <text:p>0.72459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6793">
                <text:p>0.326793</text:p>
              </table:table-cell>
              <table:table-cell office:value-type="float" office:value="0.714716">
                <text:p>0.7147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6346">
                <text:p>0.326346</text:p>
              </table:table-cell>
              <table:table-cell office:value-type="float" office:value="0.71106">
                <text:p>0.711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25458">
                <text:p>0.325458</text:p>
              </table:table-cell>
              <table:table-cell office:value-type="float" office:value="0.725816">
                <text:p>0.7258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25458">
                <text:p>0.325458</text:p>
              </table:table-cell>
              <table:table-cell office:value-type="float" office:value="0.725816">
                <text:p>0.7258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24569">
                <text:p>0.324569</text:p>
              </table:table-cell>
              <table:table-cell office:value-type="float" office:value="0.768242">
                <text:p>0.7682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24569">
                <text:p>0.324569</text:p>
              </table:table-cell>
              <table:table-cell office:value-type="float" office:value="0.768242">
                <text:p>0.7682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23998">
                <text:p>0.323998</text:p>
              </table:table-cell>
              <table:table-cell office:value-type="float" office:value="0.8298">
                <text:p>0.82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25271">
                <text:p>0.325271</text:p>
              </table:table-cell>
              <table:table-cell office:value-type="float" office:value="0.849148">
                <text:p>0.8491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5271">
                <text:p>0.325271</text:p>
              </table:table-cell>
              <table:table-cell office:value-type="float" office:value="0.849148">
                <text:p>0.8491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4404">
                <text:p>0.324404</text:p>
              </table:table-cell>
              <table:table-cell office:value-type="float" office:value="0.850013">
                <text:p>0.8500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7189">
                <text:p>0.327189</text:p>
              </table:table-cell>
              <table:table-cell office:value-type="float" office:value="0.831866">
                <text:p>0.8318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7811">
                <text:p>0.327811</text:p>
              </table:table-cell>
              <table:table-cell office:value-type="float" office:value="0.801155">
                <text:p>0.8011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783">
                <text:p>0.32783</text:p>
              </table:table-cell>
              <table:table-cell office:value-type="float" office:value="0.775363">
                <text:p>0.77536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6335">
                <text:p>0.326335</text:p>
              </table:table-cell>
              <table:table-cell office:value-type="float" office:value="0.741943">
                <text:p>0.7419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6335">
                <text:p>0.326335</text:p>
              </table:table-cell>
              <table:table-cell office:value-type="float" office:value="0.741943">
                <text:p>0.7419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4524">
                <text:p>0.324524</text:p>
              </table:table-cell>
              <table:table-cell office:value-type="float" office:value="0.731439">
                <text:p>0.73143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6786">
                <text:p>0.326786</text:p>
              </table:table-cell>
              <table:table-cell office:value-type="float" office:value="0.733012">
                <text:p>0.7330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6786">
                <text:p>0.326786</text:p>
              </table:table-cell>
              <table:table-cell office:value-type="float" office:value="0.733012">
                <text:p>0.7330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701">
                <text:p>0.32701</text:p>
              </table:table-cell>
              <table:table-cell office:value-type="float" office:value="0.745203">
                <text:p>0.7452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549">
                <text:p>0.32549</text:p>
              </table:table-cell>
              <table:table-cell office:value-type="float" office:value="0.761799">
                <text:p>0.7617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6019">
                <text:p>0.326019</text:p>
              </table:table-cell>
              <table:table-cell office:value-type="float" office:value="0.787669">
                <text:p>0.7876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2651">
                <text:p>0.322651</text:p>
              </table:table-cell>
              <table:table-cell office:value-type="float" office:value="0.815286">
                <text:p>0.815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2054">
                <text:p>0.322054</text:p>
              </table:table-cell>
              <table:table-cell office:value-type="float" office:value="0.845795">
                <text:p>0.84579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22054">
                <text:p>0.322054</text:p>
              </table:table-cell>
              <table:table-cell office:value-type="float" office:value="0.845795">
                <text:p>0.8457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25668">
                <text:p>0.325668</text:p>
              </table:table-cell>
              <table:table-cell office:value-type="float" office:value="0.810708">
                <text:p>0.8107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2537">
                <text:p>0.322537</text:p>
              </table:table-cell>
              <table:table-cell office:value-type="float" office:value="0.782376">
                <text:p>0.78237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22537">
                <text:p>0.322537</text:p>
              </table:table-cell>
              <table:table-cell office:value-type="float" office:value="0.782376">
                <text:p>0.7823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23845">
                <text:p>0.323845</text:p>
              </table:table-cell>
              <table:table-cell office:value-type="float" office:value="0.762413">
                <text:p>0.7624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16">
                <text:p>0.3216</text:p>
              </table:table-cell>
              <table:table-cell office:value-type="float" office:value="0.746287">
                <text:p>0.7462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1772">
                <text:p>0.321772</text:p>
              </table:table-cell>
              <table:table-cell office:value-type="float" office:value="0.734823">
                <text:p>0.7348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20901">
                <text:p>0.320901</text:p>
              </table:table-cell>
              <table:table-cell office:value-type="float" office:value="0.732319">
                <text:p>0.7323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19846">
                <text:p>0.319846</text:p>
              </table:table-cell>
              <table:table-cell office:value-type="float" office:value="0.733651">
                <text:p>0.7336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19543">
                <text:p>0.319543</text:p>
              </table:table-cell>
              <table:table-cell office:value-type="float" office:value="0.742655">
                <text:p>0.7426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0579">
                <text:p>0.320579</text:p>
              </table:table-cell>
              <table:table-cell office:value-type="float" office:value="0.758872">
                <text:p>0.7588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17543">
                <text:p>0.317543</text:p>
              </table:table-cell>
              <table:table-cell office:value-type="float" office:value="0.812399">
                <text:p>0.8123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17543">
                <text:p>0.317543</text:p>
              </table:table-cell>
              <table:table-cell office:value-type="float" office:value="0.812399">
                <text:p>0.8123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18495">
                <text:p>0.318495</text:p>
              </table:table-cell>
              <table:table-cell office:value-type="float" office:value="0.841853">
                <text:p>0.84185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17095">
                <text:p>0.317095</text:p>
              </table:table-cell>
              <table:table-cell office:value-type="float" office:value="0.861956">
                <text:p>0.86195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17095">
                <text:p>0.317095</text:p>
              </table:table-cell>
              <table:table-cell office:value-type="float" office:value="0.861956">
                <text:p>0.8619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19419">
                <text:p>0.319419</text:p>
              </table:table-cell>
              <table:table-cell office:value-type="float" office:value="0.84639">
                <text:p>0.846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19392">
                <text:p>0.319392</text:p>
              </table:table-cell>
              <table:table-cell office:value-type="float" office:value="0.787853">
                <text:p>0.7878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19392">
                <text:p>0.319392</text:p>
              </table:table-cell>
              <table:table-cell office:value-type="float" office:value="0.787853">
                <text:p>0.7878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18897">
                <text:p>0.318897</text:p>
              </table:table-cell>
              <table:table-cell office:value-type="float" office:value="0.746285">
                <text:p>0.7462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18897">
                <text:p>0.318897</text:p>
              </table:table-cell>
              <table:table-cell office:value-type="float" office:value="0.746285">
                <text:p>0.7462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21561">
                <text:p>0.321561</text:p>
              </table:table-cell>
              <table:table-cell office:value-type="float" office:value="0.734695">
                <text:p>0.7346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20728">
                <text:p>0.320728</text:p>
              </table:table-cell>
              <table:table-cell office:value-type="float" office:value="0.729179">
                <text:p>0.7291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18297">
                <text:p>0.318297</text:p>
              </table:table-cell>
              <table:table-cell office:value-type="float" office:value="0.739326">
                <text:p>0.7393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18297">
                <text:p>0.318297</text:p>
              </table:table-cell>
              <table:table-cell office:value-type="float" office:value="0.739326">
                <text:p>0.7393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17911">
                <text:p>0.317911</text:p>
              </table:table-cell>
              <table:table-cell office:value-type="float" office:value="0.778301">
                <text:p>0.7783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19208">
                <text:p>0.319208</text:p>
              </table:table-cell>
              <table:table-cell office:value-type="float" office:value="0.811292">
                <text:p>0.8112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19208">
                <text:p>0.319208</text:p>
              </table:table-cell>
              <table:table-cell office:value-type="float" office:value="0.811292">
                <text:p>0.81129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1828">
                <text:p>0.31828</text:p>
              </table:table-cell>
              <table:table-cell office:value-type="float" office:value="0.858452">
                <text:p>0.8584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1828">
                <text:p>0.31828</text:p>
              </table:table-cell>
              <table:table-cell office:value-type="float" office:value="0.858452">
                <text:p>0.85845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16957">
                <text:p>0.316957</text:p>
              </table:table-cell>
              <table:table-cell office:value-type="float" office:value="0.862518">
                <text:p>0.8625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20344">
                <text:p>0.320344</text:p>
              </table:table-cell>
              <table:table-cell office:value-type="float" office:value="0.817583">
                <text:p>0.81758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20344">
                <text:p>0.320344</text:p>
              </table:table-cell>
              <table:table-cell office:value-type="float" office:value="0.817583">
                <text:p>0.81758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24854">
                <text:p>0.324854</text:p>
              </table:table-cell>
              <table:table-cell office:value-type="float" office:value="0.766653">
                <text:p>0.7666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24854">
                <text:p>0.324854</text:p>
              </table:table-cell>
              <table:table-cell office:value-type="float" office:value="0.766653">
                <text:p>0.7666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27748">
                <text:p>0.327748</text:p>
              </table:table-cell>
              <table:table-cell office:value-type="float" office:value="0.735158">
                <text:p>0.7351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27748">
                <text:p>0.327748</text:p>
              </table:table-cell>
              <table:table-cell office:value-type="float" office:value="0.735158">
                <text:p>0.7351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29219">
                <text:p>0.329219</text:p>
              </table:table-cell>
              <table:table-cell office:value-type="float" office:value="0.727868">
                <text:p>0.7278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29824">
                <text:p>0.329824</text:p>
              </table:table-cell>
              <table:table-cell office:value-type="float" office:value="0.735428">
                <text:p>0.7354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29824">
                <text:p>0.329824</text:p>
              </table:table-cell>
              <table:table-cell office:value-type="float" office:value="0.735428">
                <text:p>0.7354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33167">
                <text:p>0.333167</text:p>
              </table:table-cell>
              <table:table-cell office:value-type="float" office:value="0.748678">
                <text:p>0.74867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34974">
                <text:p>0.334974</text:p>
              </table:table-cell>
              <table:table-cell office:value-type="float" office:value="0.796643">
                <text:p>0.7966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34974">
                <text:p>0.334974</text:p>
              </table:table-cell>
              <table:table-cell office:value-type="float" office:value="0.796643">
                <text:p>0.79664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35079">
                <text:p>0.335079</text:p>
              </table:table-cell>
              <table:table-cell office:value-type="float" office:value="0.826548">
                <text:p>0.82654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36819">
                <text:p>0.336819</text:p>
              </table:table-cell>
              <table:table-cell office:value-type="float" office:value="0.81806">
                <text:p>0.818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36819">
                <text:p>0.336819</text:p>
              </table:table-cell>
              <table:table-cell office:value-type="float" office:value="0.81806">
                <text:p>0.818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36878">
                <text:p>0.336878</text:p>
              </table:table-cell>
              <table:table-cell office:value-type="float" office:value="0.796887">
                <text:p>0.7968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3744">
                <text:p>0.33744</text:p>
              </table:table-cell>
              <table:table-cell office:value-type="float" office:value="0.770903">
                <text:p>0.7709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3756">
                <text:p>0.33756</text:p>
              </table:table-cell>
              <table:table-cell office:value-type="float" office:value="0.749137">
                <text:p>0.74913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38577">
                <text:p>0.338577</text:p>
              </table:table-cell>
              <table:table-cell office:value-type="float" office:value="0.734846">
                <text:p>0.7348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36205">
                <text:p>0.336205</text:p>
              </table:table-cell>
              <table:table-cell office:value-type="float" office:value="0.72176">
                <text:p>0.721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36205">
                <text:p>0.336205</text:p>
              </table:table-cell>
              <table:table-cell office:value-type="float" office:value="0.72176">
                <text:p>0.721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38291">
                <text:p>0.338291</text:p>
              </table:table-cell>
              <table:table-cell office:value-type="float" office:value="0.720232">
                <text:p>0.7202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39189">
                <text:p>0.339189</text:p>
              </table:table-cell>
              <table:table-cell office:value-type="float" office:value="0.727545">
                <text:p>0.7275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36879">
                <text:p>0.336879</text:p>
              </table:table-cell>
              <table:table-cell office:value-type="float" office:value="0.743243">
                <text:p>0.74324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3901">
                <text:p>0.33901</text:p>
              </table:table-cell>
              <table:table-cell office:value-type="float" office:value="0.764701">
                <text:p>0.7647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38701">
                <text:p>0.338701</text:p>
              </table:table-cell>
              <table:table-cell office:value-type="float" office:value="0.793886">
                <text:p>0.79388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3843">
                <text:p>0.33843</text:p>
              </table:table-cell>
              <table:table-cell office:value-type="float" office:value="0.819957">
                <text:p>0.8199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36397">
                <text:p>0.336397</text:p>
              </table:table-cell>
              <table:table-cell office:value-type="float" office:value="0.838312">
                <text:p>0.8383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35646">
                <text:p>0.335646</text:p>
              </table:table-cell>
              <table:table-cell office:value-type="float" office:value="0.841454">
                <text:p>0.84145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32969">
                <text:p>0.332969</text:p>
              </table:table-cell>
              <table:table-cell office:value-type="float" office:value="0.826752">
                <text:p>0.82675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29452">
                <text:p>0.329452</text:p>
              </table:table-cell>
              <table:table-cell office:value-type="float" office:value="0.78219">
                <text:p>0.7821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29452">
                <text:p>0.329452</text:p>
              </table:table-cell>
              <table:table-cell office:value-type="float" office:value="0.78219">
                <text:p>0.782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7294">
                <text:p>0.327294</text:p>
              </table:table-cell>
              <table:table-cell office:value-type="float" office:value="0.76387">
                <text:p>0.7638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23742">
                <text:p>0.323742</text:p>
              </table:table-cell>
              <table:table-cell office:value-type="float" office:value="0.749627">
                <text:p>0.74962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0284">
                <text:p>0.320284</text:p>
              </table:table-cell>
              <table:table-cell office:value-type="float" office:value="0.741216">
                <text:p>0.7412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14934">
                <text:p>0.314934</text:p>
              </table:table-cell>
              <table:table-cell office:value-type="float" office:value="0.740864">
                <text:p>0.7408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12844">
                <text:p>0.312844</text:p>
              </table:table-cell>
              <table:table-cell office:value-type="float" office:value="0.753289">
                <text:p>0.7532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09088">
                <text:p>0.309088</text:p>
              </table:table-cell>
              <table:table-cell office:value-type="float" office:value="0.767764">
                <text:p>0.767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09088">
                <text:p>0.309088</text:p>
              </table:table-cell>
              <table:table-cell office:value-type="float" office:value="0.767764">
                <text:p>0.76776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06339">
                <text:p>0.306339</text:p>
              </table:table-cell>
              <table:table-cell office:value-type="float" office:value="0.792181">
                <text:p>0.7921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03246">
                <text:p>0.303246</text:p>
              </table:table-cell>
              <table:table-cell office:value-type="float" office:value="0.848684">
                <text:p>0.8486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03246">
                <text:p>0.303246</text:p>
              </table:table-cell>
              <table:table-cell office:value-type="float" office:value="0.848684">
                <text:p>0.84868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00287">
                <text:p>0.300287</text:p>
              </table:table-cell>
              <table:table-cell office:value-type="float" office:value="0.861832">
                <text:p>0.86183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03683">
                <text:p>0.303683</text:p>
              </table:table-cell>
              <table:table-cell office:value-type="float" office:value="0.835378">
                <text:p>0.8353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03683">
                <text:p>0.303683</text:p>
              </table:table-cell>
              <table:table-cell office:value-type="float" office:value="0.835378">
                <text:p>0.8353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08504">
                <text:p>0.308504</text:p>
              </table:table-cell>
              <table:table-cell office:value-type="float" office:value="0.774261">
                <text:p>0.7742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09463">
                <text:p>0.309463</text:p>
              </table:table-cell>
              <table:table-cell office:value-type="float" office:value="0.752669">
                <text:p>0.7526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09463">
                <text:p>0.309463</text:p>
              </table:table-cell>
              <table:table-cell office:value-type="float" office:value="0.752669">
                <text:p>0.75266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13829">
                <text:p>0.313829</text:p>
              </table:table-cell>
              <table:table-cell office:value-type="float" office:value="0.732785">
                <text:p>0.732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15925">
                <text:p>0.315925</text:p>
              </table:table-cell>
              <table:table-cell office:value-type="float" office:value="0.717486">
                <text:p>0.7174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18445">
                <text:p>0.318445</text:p>
              </table:table-cell>
              <table:table-cell office:value-type="float" office:value="0.718503">
                <text:p>0.7185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20319">
                <text:p>0.320319</text:p>
              </table:table-cell>
              <table:table-cell office:value-type="float" office:value="0.729503">
                <text:p>0.7295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22215">
                <text:p>0.322215</text:p>
              </table:table-cell>
              <table:table-cell office:value-type="float" office:value="0.745858">
                <text:p>0.7458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22215">
                <text:p>0.322215</text:p>
              </table:table-cell>
              <table:table-cell office:value-type="float" office:value="0.745858">
                <text:p>0.74585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25455">
                <text:p>0.325455</text:p>
              </table:table-cell>
              <table:table-cell office:value-type="float" office:value="0.769668">
                <text:p>0.7696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27992">
                <text:p>0.327992</text:p>
              </table:table-cell>
              <table:table-cell office:value-type="float" office:value="0.822879">
                <text:p>0.8228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30777">
                <text:p>0.330777</text:p>
              </table:table-cell>
              <table:table-cell office:value-type="float" office:value="0.834845">
                <text:p>0.83484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32991">
                <text:p>0.332991</text:p>
              </table:table-cell>
              <table:table-cell office:value-type="float" office:value="0.827679">
                <text:p>0.8276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32428">
                <text:p>0.332428</text:p>
              </table:table-cell>
              <table:table-cell office:value-type="float" office:value="0.80311">
                <text:p>0.803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33554">
                <text:p>0.333554</text:p>
              </table:table-cell>
              <table:table-cell office:value-type="float" office:value="0.776559">
                <text:p>0.7765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3613">
                <text:p>0.33613</text:p>
              </table:table-cell>
              <table:table-cell office:value-type="float" office:value="0.755049">
                <text:p>0.7550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35485">
                <text:p>0.335485</text:p>
              </table:table-cell>
              <table:table-cell office:value-type="float" office:value="0.735744">
                <text:p>0.73574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35269">
                <text:p>0.335269</text:p>
              </table:table-cell>
              <table:table-cell office:value-type="float" office:value="0.725934">
                <text:p>0.72593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37692">
                <text:p>0.337692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35798">
                <text:p>0.335798</text:p>
              </table:table-cell>
              <table:table-cell office:value-type="float" office:value="0.723236">
                <text:p>0.7232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40062">
                <text:p>0.340062</text:p>
              </table:table-cell>
              <table:table-cell office:value-type="float" office:value="0.729383">
                <text:p>0.7293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40062">
                <text:p>0.340062</text:p>
              </table:table-cell>
              <table:table-cell office:value-type="float" office:value="0.729383">
                <text:p>0.72938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40364">
                <text:p>0.340364</text:p>
              </table:table-cell>
              <table:table-cell office:value-type="float" office:value="0.76743">
                <text:p>0.7674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40144">
                <text:p>0.340144</text:p>
              </table:table-cell>
              <table:table-cell office:value-type="float" office:value="0.796478">
                <text:p>0.79647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40322">
                <text:p>0.340322</text:p>
              </table:table-cell>
              <table:table-cell office:value-type="float" office:value="0.822701">
                <text:p>0.8227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38828">
                <text:p>0.338828</text:p>
              </table:table-cell>
              <table:table-cell office:value-type="float" office:value="0.841652">
                <text:p>0.8416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37177">
                <text:p>0.337177</text:p>
              </table:table-cell>
              <table:table-cell office:value-type="float" office:value="0.844312">
                <text:p>0.8443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39359">
                <text:p>0.339359</text:p>
              </table:table-cell>
              <table:table-cell office:value-type="float" office:value="0.83235">
                <text:p>0.8323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3876">
                <text:p>0.33876</text:p>
              </table:table-cell>
              <table:table-cell office:value-type="float" office:value="0.811804">
                <text:p>0.8118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3876">
                <text:p>0.33876</text:p>
              </table:table-cell>
              <table:table-cell office:value-type="float" office:value="0.811804">
                <text:p>0.8118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34898">
                <text:p>0.334898</text:p>
              </table:table-cell>
              <table:table-cell office:value-type="float" office:value="0.790305">
                <text:p>0.79030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33057">
                <text:p>0.333057</text:p>
              </table:table-cell>
              <table:table-cell office:value-type="float" office:value="0.762082">
                <text:p>0.7620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29921">
                <text:p>0.329921</text:p>
              </table:table-cell>
              <table:table-cell office:value-type="float" office:value="0.752956">
                <text:p>0.7529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30257">
                <text:p>0.330257</text:p>
              </table:table-cell>
              <table:table-cell office:value-type="float" office:value="0.751579">
                <text:p>0.75157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32904">
                <text:p>0.32904</text:p>
              </table:table-cell>
              <table:table-cell office:value-type="float" office:value="0.755777">
                <text:p>0.75577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26519">
                <text:p>0.326519</text:p>
              </table:table-cell>
              <table:table-cell office:value-type="float" office:value="0.768887">
                <text:p>0.76888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25603">
                <text:p>0.325603</text:p>
              </table:table-cell>
              <table:table-cell office:value-type="float" office:value="0.787912">
                <text:p>0.7879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21639">
                <text:p>0.321639</text:p>
              </table:table-cell>
              <table:table-cell office:value-type="float" office:value="0.813692">
                <text:p>0.81369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19539">
                <text:p>0.319539</text:p>
              </table:table-cell>
              <table:table-cell office:value-type="float" office:value="0.838511">
                <text:p>0.8385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19539">
                <text:p>0.319539</text:p>
              </table:table-cell>
              <table:table-cell office:value-type="float" office:value="0.838511">
                <text:p>0.8385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16447">
                <text:p>0.316447</text:p>
              </table:table-cell>
              <table:table-cell office:value-type="float" office:value="0.858212">
                <text:p>0.85821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16447">
                <text:p>0.316447</text:p>
              </table:table-cell>
              <table:table-cell office:value-type="float" office:value="0.858212">
                <text:p>0.85821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18702">
                <text:p>0.318702</text:p>
              </table:table-cell>
              <table:table-cell office:value-type="float" office:value="0.819659">
                <text:p>0.8196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17562">
                <text:p>0.317562</text:p>
              </table:table-cell>
              <table:table-cell office:value-type="float" office:value="0.796841">
                <text:p>0.79684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17562">
                <text:p>0.317562</text:p>
              </table:table-cell>
              <table:table-cell office:value-type="float" office:value="0.796841">
                <text:p>0.7968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15597">
                <text:p>0.315597</text:p>
              </table:table-cell>
              <table:table-cell office:value-type="float" office:value="0.776463">
                <text:p>0.7764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15579">
                <text:p>0.315579</text:p>
              </table:table-cell>
              <table:table-cell office:value-type="float" office:value="0.751727">
                <text:p>0.7517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15339">
                <text:p>0.315339</text:p>
              </table:table-cell>
              <table:table-cell office:value-type="float" office:value="0.746796">
                <text:p>0.7467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16876">
                <text:p>0.316876</text:p>
              </table:table-cell>
              <table:table-cell office:value-type="float" office:value="0.748512">
                <text:p>0.74851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16318">
                <text:p>0.316318</text:p>
              </table:table-cell>
              <table:table-cell office:value-type="float" office:value="0.758178">
                <text:p>0.7581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316318">
                <text:p>0.316318</text:p>
              </table:table-cell>
              <table:table-cell office:value-type="float" office:value="0.758178">
                <text:p>0.7581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15264">
                <text:p>0.315264</text:p>
              </table:table-cell>
              <table:table-cell office:value-type="float" office:value="0.774324">
                <text:p>0.77432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14497">
                <text:p>0.314497</text:p>
              </table:table-cell>
              <table:table-cell office:value-type="float" office:value="0.823705">
                <text:p>0.8237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12886">
                <text:p>0.312886</text:p>
              </table:table-cell>
              <table:table-cell office:value-type="float" office:value="0.844569">
                <text:p>0.8445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12362">
                <text:p>0.312362</text:p>
              </table:table-cell>
              <table:table-cell office:value-type="float" office:value="0.855942">
                <text:p>0.85594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12141">
                <text:p>0.312141</text:p>
              </table:table-cell>
              <table:table-cell office:value-type="float" office:value="0.849717">
                <text:p>0.8497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12141">
                <text:p>0.312141</text:p>
              </table:table-cell>
              <table:table-cell office:value-type="float" office:value="0.849717">
                <text:p>0.8497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11483">
                <text:p>0.311483</text:p>
              </table:table-cell>
              <table:table-cell office:value-type="float" office:value="0.807616">
                <text:p>0.8076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10063">
                <text:p>0.310063</text:p>
              </table:table-cell>
              <table:table-cell office:value-type="float" office:value="0.788339">
                <text:p>0.7883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11544">
                <text:p>0.311544</text:p>
              </table:table-cell>
              <table:table-cell office:value-type="float" office:value="0.770745">
                <text:p>0.7707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10664">
                <text:p>0.310664</text:p>
              </table:table-cell>
              <table:table-cell office:value-type="float" office:value="0.758776">
                <text:p>0.7587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07996">
                <text:p>0.307996</text:p>
              </table:table-cell>
              <table:table-cell office:value-type="float" office:value="0.753509">
                <text:p>0.7535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07996">
                <text:p>0.307996</text:p>
              </table:table-cell>
              <table:table-cell office:value-type="float" office:value="0.753509">
                <text:p>0.7535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06181">
                <text:p>0.306181</text:p>
              </table:table-cell>
              <table:table-cell office:value-type="float" office:value="0.765308">
                <text:p>0.7653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305091">
                <text:p>0.305091</text:p>
              </table:table-cell>
              <table:table-cell office:value-type="float" office:value="0.780774">
                <text:p>0.78077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03936">
                <text:p>0.303936</text:p>
              </table:table-cell>
              <table:table-cell office:value-type="float" office:value="0.80478">
                <text:p>0.8047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02168">
                <text:p>0.302168</text:p>
              </table:table-cell>
              <table:table-cell office:value-type="float" office:value="0.829161">
                <text:p>0.82916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1323">
                <text:p>0.301323</text:p>
              </table:table-cell>
              <table:table-cell office:value-type="float" office:value="0.846609">
                <text:p>0.8466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01008">
                <text:p>0.301008</text:p>
              </table:table-cell>
              <table:table-cell office:value-type="float" office:value="0.852105">
                <text:p>0.852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00096">
                <text:p>0.300096</text:p>
              </table:table-cell>
              <table:table-cell office:value-type="float" office:value="0.841481">
                <text:p>0.8414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01521">
                <text:p>0.301521</text:p>
              </table:table-cell>
              <table:table-cell office:value-type="float" office:value="0.818727">
                <text:p>0.81872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01521">
                <text:p>0.301521</text:p>
              </table:table-cell>
              <table:table-cell office:value-type="float" office:value="0.818727">
                <text:p>0.81872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98732">
                <text:p>0.298732</text:p>
              </table:table-cell>
              <table:table-cell office:value-type="float" office:value="0.772701">
                <text:p>0.77270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98059">
                <text:p>0.298059</text:p>
              </table:table-cell>
              <table:table-cell office:value-type="float" office:value="0.754947">
                <text:p>0.7549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00597">
                <text:p>0.300597</text:p>
              </table:table-cell>
              <table:table-cell office:value-type="float" office:value="0.744841">
                <text:p>0.7448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98268">
                <text:p>0.298268</text:p>
              </table:table-cell>
              <table:table-cell office:value-type="float" office:value="0.737378">
                <text:p>0.7373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96932">
                <text:p>0.296932</text:p>
              </table:table-cell>
              <table:table-cell office:value-type="float" office:value="0.739431">
                <text:p>0.7394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96932">
                <text:p>0.296932</text:p>
              </table:table-cell>
              <table:table-cell office:value-type="float" office:value="0.739431">
                <text:p>0.73943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97276">
                <text:p>0.297276</text:p>
              </table:table-cell>
              <table:table-cell office:value-type="float" office:value="0.762206">
                <text:p>0.76220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95604">
                <text:p>0.295604</text:p>
              </table:table-cell>
              <table:table-cell office:value-type="float" office:value="0.786426">
                <text:p>0.78642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95876">
                <text:p>0.295876</text:p>
              </table:table-cell>
              <table:table-cell office:value-type="float" office:value="0.815451">
                <text:p>0.81545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95084">
                <text:p>0.295084</text:p>
              </table:table-cell>
              <table:table-cell office:value-type="float" office:value="0.8419">
                <text:p>0.841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93201">
                <text:p>0.293201</text:p>
              </table:table-cell>
              <table:table-cell office:value-type="float" office:value="0.85745">
                <text:p>0.8574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93389">
                <text:p>0.293389</text:p>
              </table:table-cell>
              <table:table-cell office:value-type="float" office:value="0.850987">
                <text:p>0.8509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94018">
                <text:p>0.294018</text:p>
              </table:table-cell>
              <table:table-cell office:value-type="float" office:value="0.831188">
                <text:p>0.83118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92545">
                <text:p>0.292545</text:p>
              </table:table-cell>
              <table:table-cell office:value-type="float" office:value="0.807243">
                <text:p>0.80724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93647">
                <text:p>0.293647</text:p>
              </table:table-cell>
              <table:table-cell office:value-type="float" office:value="0.782088">
                <text:p>0.78208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9179">
                <text:p>0.29179</text:p>
              </table:table-cell>
              <table:table-cell office:value-type="float" office:value="0.76101">
                <text:p>0.761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92676">
                <text:p>0.292676</text:p>
              </table:table-cell>
              <table:table-cell office:value-type="float" office:value="0.745213">
                <text:p>0.74521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92676">
                <text:p>0.292676</text:p>
              </table:table-cell>
              <table:table-cell office:value-type="float" office:value="0.745213">
                <text:p>0.7452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292103">
                <text:p>0.292103</text:p>
              </table:table-cell>
              <table:table-cell office:value-type="float" office:value="0.733175">
                <text:p>0.73317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289481">
                <text:p>0.289481</text:p>
              </table:table-cell>
              <table:table-cell office:value-type="float" office:value="0.737275">
                <text:p>0.7372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292074">
                <text:p>0.292074</text:p>
              </table:table-cell>
              <table:table-cell office:value-type="float" office:value="0.748181">
                <text:p>0.7481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88559">
                <text:p>0.288559</text:p>
              </table:table-cell>
              <table:table-cell office:value-type="float" office:value="0.769346">
                <text:p>0.76934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90213">
                <text:p>0.290213</text:p>
              </table:table-cell>
              <table:table-cell office:value-type="float" office:value="0.795059">
                <text:p>0.7950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90213">
                <text:p>0.290213</text:p>
              </table:table-cell>
              <table:table-cell office:value-type="float" office:value="0.795059">
                <text:p>0.79505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90167">
                <text:p>0.290167</text:p>
              </table:table-cell>
              <table:table-cell office:value-type="float" office:value="0.823067">
                <text:p>0.8230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88115">
                <text:p>0.288115</text:p>
              </table:table-cell>
              <table:table-cell office:value-type="float" office:value="0.846698">
                <text:p>0.8466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89322">
                <text:p>0.289322</text:p>
              </table:table-cell>
              <table:table-cell office:value-type="float" office:value="0.851045">
                <text:p>0.85104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89854">
                <text:p>0.289854</text:p>
              </table:table-cell>
              <table:table-cell office:value-type="float" office:value="0.840026">
                <text:p>0.84002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290076">
                <text:p>0.290076</text:p>
              </table:table-cell>
              <table:table-cell office:value-type="float" office:value="0.818774">
                <text:p>0.81877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294798">
                <text:p>0.294798</text:p>
              </table:table-cell>
              <table:table-cell office:value-type="float" office:value="0.797231">
                <text:p>0.7972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292522">
                <text:p>0.292522</text:p>
              </table:table-cell>
              <table:table-cell office:value-type="float" office:value="0.781114">
                <text:p>0.7811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93795">
                <text:p>0.293795</text:p>
              </table:table-cell>
              <table:table-cell office:value-type="float" office:value="0.76984">
                <text:p>0.7698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93795">
                <text:p>0.293795</text:p>
              </table:table-cell>
              <table:table-cell office:value-type="float" office:value="0.76984">
                <text:p>0.769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96124">
                <text:p>0.296124</text:p>
              </table:table-cell>
              <table:table-cell office:value-type="float" office:value="0.766467">
                <text:p>0.7664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96675">
                <text:p>0.296675</text:p>
              </table:table-cell>
              <table:table-cell office:value-type="float" office:value="0.776991">
                <text:p>0.77699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299952">
                <text:p>0.299952</text:p>
              </table:table-cell>
              <table:table-cell office:value-type="float" office:value="0.789764">
                <text:p>0.7897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98297">
                <text:p>0.298297</text:p>
              </table:table-cell>
              <table:table-cell office:value-type="float" office:value="0.811812">
                <text:p>0.81181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00883">
                <text:p>0.300883</text:p>
              </table:table-cell>
              <table:table-cell office:value-type="float" office:value="0.835637">
                <text:p>0.83563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00883">
                <text:p>0.300883</text:p>
              </table:table-cell>
              <table:table-cell office:value-type="float" office:value="0.835637">
                <text:p>0.8356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00863">
                <text:p>0.300863</text:p>
              </table:table-cell>
              <table:table-cell office:value-type="float" office:value="0.864301">
                <text:p>0.8643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0213">
                <text:p>0.30213</text:p>
              </table:table-cell>
              <table:table-cell office:value-type="float" office:value="0.856528">
                <text:p>0.85652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01765">
                <text:p>0.301765</text:p>
              </table:table-cell>
              <table:table-cell office:value-type="float" office:value="0.836672">
                <text:p>0.83667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03384">
                <text:p>0.303384</text:p>
              </table:table-cell>
              <table:table-cell office:value-type="float" office:value="0.809869">
                <text:p>0.80986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04563">
                <text:p>0.304563</text:p>
              </table:table-cell>
              <table:table-cell office:value-type="float" office:value="0.785267">
                <text:p>0.7852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04563">
                <text:p>0.304563</text:p>
              </table:table-cell>
              <table:table-cell office:value-type="float" office:value="0.785267">
                <text:p>0.7852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03721">
                <text:p>0.303721</text:p>
              </table:table-cell>
              <table:table-cell office:value-type="float" office:value="0.755033">
                <text:p>0.7550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04019">
                <text:p>0.304019</text:p>
              </table:table-cell>
              <table:table-cell office:value-type="float" office:value="0.747898">
                <text:p>0.74789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04019">
                <text:p>0.304019</text:p>
              </table:table-cell>
              <table:table-cell office:value-type="float" office:value="0.747898">
                <text:p>0.7478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043">
                <text:p>0.3043</text:p>
              </table:table-cell>
              <table:table-cell office:value-type="float" office:value="0.754939">
                <text:p>0.7549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304061">
                <text:p>0.304061</text:p>
              </table:table-cell>
              <table:table-cell office:value-type="float" office:value="0.769411">
                <text:p>0.7694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04729">
                <text:p>0.304729</text:p>
              </table:table-cell>
              <table:table-cell office:value-type="float" office:value="0.789893">
                <text:p>0.78989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05747">
                <text:p>0.305747</text:p>
              </table:table-cell>
              <table:table-cell office:value-type="float" office:value="0.81729">
                <text:p>0.817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0477">
                <text:p>0.30477</text:p>
              </table:table-cell>
              <table:table-cell office:value-type="float" office:value="0.834722">
                <text:p>0.8347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04038">
                <text:p>0.304038</text:p>
              </table:table-cell>
              <table:table-cell office:value-type="float" office:value="0.842967">
                <text:p>0.8429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0304">
                <text:p>0.30304</text:p>
              </table:table-cell>
              <table:table-cell office:value-type="float" office:value="0.835814">
                <text:p>0.8358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05944">
                <text:p>0.305944</text:p>
              </table:table-cell>
              <table:table-cell office:value-type="float" office:value="0.81673">
                <text:p>0.816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04166">
                <text:p>0.304166</text:p>
              </table:table-cell>
              <table:table-cell office:value-type="float" office:value="0.79386">
                <text:p>0.793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602">
                <text:p>0.30602</text:p>
              </table:table-cell>
              <table:table-cell office:value-type="float" office:value="0.774956">
                <text:p>0.77495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04045">
                <text:p>0.304045</text:p>
              </table:table-cell>
              <table:table-cell office:value-type="float" office:value="0.7614">
                <text:p>0.76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04107">
                <text:p>0.304107</text:p>
              </table:table-cell>
              <table:table-cell office:value-type="float" office:value="0.753857">
                <text:p>0.75385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5691">
                <text:p>0.305691</text:p>
              </table:table-cell>
              <table:table-cell office:value-type="float" office:value="0.751882">
                <text:p>0.7518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05942">
                <text:p>0.305942</text:p>
              </table:table-cell>
              <table:table-cell office:value-type="float" office:value="0.754841">
                <text:p>0.7548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0546">
                <text:p>0.30546</text:p>
              </table:table-cell>
              <table:table-cell office:value-type="float" office:value="0.767599">
                <text:p>0.76759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03805">
                <text:p>0.303805</text:p>
              </table:table-cell>
              <table:table-cell office:value-type="float" office:value="0.785903">
                <text:p>0.7859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0419">
                <text:p>0.30419</text:p>
              </table:table-cell>
              <table:table-cell office:value-type="float" office:value="0.81117">
                <text:p>0.8111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05272">
                <text:p>0.305272</text:p>
              </table:table-cell>
              <table:table-cell office:value-type="float" office:value="0.837979">
                <text:p>0.8379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03885">
                <text:p>0.303885</text:p>
              </table:table-cell>
              <table:table-cell office:value-type="float" office:value="0.857478">
                <text:p>0.85747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05492">
                <text:p>0.305492</text:p>
              </table:table-cell>
              <table:table-cell office:value-type="float" office:value="0.863671">
                <text:p>0.8636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05275">
                <text:p>0.305275</text:p>
              </table:table-cell>
              <table:table-cell office:value-type="float" office:value="0.852129">
                <text:p>0.85212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06798">
                <text:p>0.306798</text:p>
              </table:table-cell>
              <table:table-cell office:value-type="float" office:value="0.830666">
                <text:p>0.83066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06521">
                <text:p>0.306521</text:p>
              </table:table-cell>
              <table:table-cell office:value-type="float" office:value="0.805152">
                <text:p>0.8051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07866">
                <text:p>0.307866</text:p>
              </table:table-cell>
              <table:table-cell office:value-type="float" office:value="0.783935">
                <text:p>0.7839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08708">
                <text:p>0.308708</text:p>
              </table:table-cell>
              <table:table-cell office:value-type="float" office:value="0.764038">
                <text:p>0.7640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06499">
                <text:p>0.306499</text:p>
              </table:table-cell>
              <table:table-cell office:value-type="float" office:value="0.752087">
                <text:p>0.75208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08571">
                <text:p>0.308571</text:p>
              </table:table-cell>
              <table:table-cell office:value-type="float" office:value="0.745551">
                <text:p>0.74555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10742">
                <text:p>0.310742</text:p>
              </table:table-cell>
              <table:table-cell office:value-type="float" office:value="0.743776">
                <text:p>0.7437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11261">
                <text:p>0.311261</text:p>
              </table:table-cell>
              <table:table-cell office:value-type="float" office:value="0.749743">
                <text:p>0.7497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10112">
                <text:p>0.310112</text:p>
              </table:table-cell>
              <table:table-cell office:value-type="float" office:value="0.765862">
                <text:p>0.7658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12893">
                <text:p>0.312893</text:p>
              </table:table-cell>
              <table:table-cell office:value-type="float" office:value="0.78701">
                <text:p>0.7870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12235">
                <text:p>0.312235</text:p>
              </table:table-cell>
              <table:table-cell office:value-type="float" office:value="0.811952">
                <text:p>0.81195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1424">
                <text:p>0.31424</text:p>
              </table:table-cell>
              <table:table-cell office:value-type="float" office:value="0.834206">
                <text:p>0.8342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14933">
                <text:p>0.314933</text:p>
              </table:table-cell>
              <table:table-cell office:value-type="float" office:value="0.846548">
                <text:p>0.8465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13177">
                <text:p>0.313177</text:p>
              </table:table-cell>
              <table:table-cell office:value-type="float" office:value="0.842057">
                <text:p>0.84205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14124">
                <text:p>0.314124</text:p>
              </table:table-cell>
              <table:table-cell office:value-type="float" office:value="0.823341">
                <text:p>0.8233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17113">
                <text:p>0.317113</text:p>
              </table:table-cell>
              <table:table-cell office:value-type="float" office:value="0.797089">
                <text:p>0.7970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18942">
                <text:p>0.318942</text:p>
              </table:table-cell>
              <table:table-cell office:value-type="float" office:value="0.771544">
                <text:p>0.7715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18731">
                <text:p>0.318731</text:p>
              </table:table-cell>
              <table:table-cell office:value-type="float" office:value="0.750806">
                <text:p>0.7508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21228">
                <text:p>0.321228</text:p>
              </table:table-cell>
              <table:table-cell office:value-type="float" office:value="0.734533">
                <text:p>0.73453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21818">
                <text:p>0.321818</text:p>
              </table:table-cell>
              <table:table-cell office:value-type="float" office:value="0.727633">
                <text:p>0.7276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24891">
                <text:p>0.324891</text:p>
              </table:table-cell>
              <table:table-cell office:value-type="float" office:value="0.725547">
                <text:p>0.72554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25263">
                <text:p>0.325263</text:p>
              </table:table-cell>
              <table:table-cell office:value-type="float" office:value="0.731442">
                <text:p>0.73144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26856">
                <text:p>0.326856</text:p>
              </table:table-cell>
              <table:table-cell office:value-type="float" office:value="0.744351">
                <text:p>0.74435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28387">
                <text:p>0.328387</text:p>
              </table:table-cell>
              <table:table-cell office:value-type="float" office:value="0.762623">
                <text:p>0.76262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30341">
                <text:p>0.330341</text:p>
              </table:table-cell>
              <table:table-cell office:value-type="float" office:value="0.791861">
                <text:p>0.79186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28894">
                <text:p>0.328894</text:p>
              </table:table-cell>
              <table:table-cell office:value-type="float" office:value="0.812963">
                <text:p>0.8129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27891">
                <text:p>0.327891</text:p>
              </table:table-cell>
              <table:table-cell office:value-type="float" office:value="0.829768">
                <text:p>0.82976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28299">
                <text:p>0.328299</text:p>
              </table:table-cell>
              <table:table-cell office:value-type="float" office:value="0.83174">
                <text:p>0.831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30316">
                <text:p>0.330316</text:p>
              </table:table-cell>
              <table:table-cell office:value-type="float" office:value="0.815378">
                <text:p>0.8153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29438">
                <text:p>0.329438</text:p>
              </table:table-cell>
              <table:table-cell office:value-type="float" office:value="0.788443">
                <text:p>0.78844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28015">
                <text:p>0.328015</text:p>
              </table:table-cell>
              <table:table-cell office:value-type="float" office:value="0.765042">
                <text:p>0.7650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24249">
                <text:p>0.324249</text:p>
              </table:table-cell>
              <table:table-cell office:value-type="float" office:value="0.746434">
                <text:p>0.7464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24007">
                <text:p>0.324007</text:p>
              </table:table-cell>
              <table:table-cell office:value-type="float" office:value="0.733141">
                <text:p>0.73314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20806">
                <text:p>0.320806</text:p>
              </table:table-cell>
              <table:table-cell office:value-type="float" office:value="0.727145">
                <text:p>0.7271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20033">
                <text:p>0.320033</text:p>
              </table:table-cell>
              <table:table-cell office:value-type="float" office:value="0.727926">
                <text:p>0.7279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18412">
                <text:p>0.318412</text:p>
              </table:table-cell>
              <table:table-cell office:value-type="float" office:value="0.735387">
                <text:p>0.73538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17303">
                <text:p>0.317303</text:p>
              </table:table-cell>
              <table:table-cell office:value-type="float" office:value="0.749723">
                <text:p>0.7497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15941">
                <text:p>0.315941</text:p>
              </table:table-cell>
              <table:table-cell office:value-type="float" office:value="0.772599">
                <text:p>0.7725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1384">
                <text:p>0.31384</text:p>
              </table:table-cell>
              <table:table-cell office:value-type="float" office:value="0.800903">
                <text:p>0.8009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10996">
                <text:p>0.310996</text:p>
              </table:table-cell>
              <table:table-cell office:value-type="float" office:value="0.828132">
                <text:p>0.82813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08766">
                <text:p>0.308766</text:p>
              </table:table-cell>
              <table:table-cell office:value-type="float" office:value="0.845045">
                <text:p>0.84504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06897">
                <text:p>0.306897</text:p>
              </table:table-cell>
              <table:table-cell office:value-type="float" office:value="0.847479">
                <text:p>0.84747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07005">
                <text:p>0.307005</text:p>
              </table:table-cell>
              <table:table-cell office:value-type="float" office:value="0.830533">
                <text:p>0.8305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08421">
                <text:p>0.308421</text:p>
              </table:table-cell>
              <table:table-cell office:value-type="float" office:value="0.803766">
                <text:p>0.8037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05466">
                <text:p>0.305466</text:p>
              </table:table-cell>
              <table:table-cell office:value-type="float" office:value="0.777293">
                <text:p>0.77729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04468">
                <text:p>0.304468</text:p>
              </table:table-cell>
              <table:table-cell office:value-type="float" office:value="0.752391">
                <text:p>0.7523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0538">
                <text:p>0.30538</text:p>
              </table:table-cell>
              <table:table-cell office:value-type="float" office:value="0.736046">
                <text:p>0.7360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04092">
                <text:p>0.304092</text:p>
              </table:table-cell>
              <table:table-cell office:value-type="float" office:value="0.724789">
                <text:p>0.72478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00899">
                <text:p>0.300899</text:p>
              </table:table-cell>
              <table:table-cell office:value-type="float" office:value="0.721455">
                <text:p>0.7214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012">
                <text:p>0.3012</text:p>
              </table:table-cell>
              <table:table-cell office:value-type="float" office:value="0.724711">
                <text:p>0.72471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02494">
                <text:p>0.302494</text:p>
              </table:table-cell>
              <table:table-cell office:value-type="float" office:value="0.734406">
                <text:p>0.73440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00833">
                <text:p>0.300833</text:p>
              </table:table-cell>
              <table:table-cell office:value-type="float" office:value="0.751908">
                <text:p>0.7519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298171">
                <text:p>0.298171</text:p>
              </table:table-cell>
              <table:table-cell office:value-type="float" office:value="0.775731">
                <text:p>0.7757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298445">
                <text:p>0.298445</text:p>
              </table:table-cell>
              <table:table-cell office:value-type="float" office:value="0.802183">
                <text:p>0.8021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298452">
                <text:p>0.298452</text:p>
              </table:table-cell>
              <table:table-cell office:value-type="float" office:value="0.820573">
                <text:p>0.82057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297012">
                <text:p>0.297012</text:p>
              </table:table-cell>
              <table:table-cell office:value-type="float" office:value="0.820891">
                <text:p>0.82089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296084">
                <text:p>0.296084</text:p>
              </table:table-cell>
              <table:table-cell office:value-type="float" office:value="0.808398">
                <text:p>0.8083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297484">
                <text:p>0.297484</text:p>
              </table:table-cell>
              <table:table-cell office:value-type="float" office:value="0.788701">
                <text:p>0.78870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299744">
                <text:p>0.299744</text:p>
              </table:table-cell>
              <table:table-cell office:value-type="float" office:value="0.770249">
                <text:p>0.77024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2988">
                <text:p>0.2988</text:p>
              </table:table-cell>
              <table:table-cell office:value-type="float" office:value="0.753313">
                <text:p>0.7533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03343">
                <text:p>0.303343</text:p>
              </table:table-cell>
              <table:table-cell office:value-type="float" office:value="0.740766">
                <text:p>0.74076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03017">
                <text:p>0.303017</text:p>
              </table:table-cell>
              <table:table-cell office:value-type="float" office:value="0.733767">
                <text:p>0.7337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05219">
                <text:p>0.305219</text:p>
              </table:table-cell>
              <table:table-cell office:value-type="float" office:value="0.731284">
                <text:p>0.7312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0452">
                <text:p>0.30452</text:p>
              </table:table-cell>
              <table:table-cell office:value-type="float" office:value="0.735419">
                <text:p>0.73541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08432">
                <text:p>0.308432</text:p>
              </table:table-cell>
              <table:table-cell office:value-type="float" office:value="0.745709">
                <text:p>0.74570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308651">
                <text:p>0.308651</text:p>
              </table:table-cell>
              <table:table-cell office:value-type="float" office:value="0.765565">
                <text:p>0.7655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310248">
                <text:p>0.310248</text:p>
              </table:table-cell>
              <table:table-cell office:value-type="float" office:value="0.791034">
                <text:p>0.79103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312573">
                <text:p>0.312573</text:p>
              </table:table-cell>
              <table:table-cell office:value-type="float" office:value="0.813876">
                <text:p>0.81387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11967">
                <text:p>0.311967</text:p>
              </table:table-cell>
              <table:table-cell office:value-type="float" office:value="0.830362">
                <text:p>0.8303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311527">
                <text:p>0.311527</text:p>
              </table:table-cell>
              <table:table-cell office:value-type="float" office:value="0.833078">
                <text:p>0.8330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14437">
                <text:p>0.314437</text:p>
              </table:table-cell>
              <table:table-cell office:value-type="float" office:value="0.822197">
                <text:p>0.8221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13121">
                <text:p>0.313121</text:p>
              </table:table-cell>
              <table:table-cell office:value-type="float" office:value="0.805502">
                <text:p>0.80550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1459">
                <text:p>0.31459</text:p>
              </table:table-cell>
              <table:table-cell office:value-type="float" office:value="0.783877">
                <text:p>0.7838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13681">
                <text:p>0.313681</text:p>
              </table:table-cell>
              <table:table-cell office:value-type="float" office:value="0.76518">
                <text:p>0.765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146">
                <text:p>0.3146</text:p>
              </table:table-cell>
              <table:table-cell office:value-type="float" office:value="0.751061">
                <text:p>0.7510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15371">
                <text:p>0.315371</text:p>
              </table:table-cell>
              <table:table-cell office:value-type="float" office:value="0.740208">
                <text:p>0.7402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314983">
                <text:p>0.314983</text:p>
              </table:table-cell>
              <table:table-cell office:value-type="float" office:value="0.736085">
                <text:p>0.73608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16125">
                <text:p>0.316125</text:p>
              </table:table-cell>
              <table:table-cell office:value-type="float" office:value="0.73812">
                <text:p>0.7381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17022">
                <text:p>0.317022</text:p>
              </table:table-cell>
              <table:table-cell office:value-type="float" office:value="0.748039">
                <text:p>0.74803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18196">
                <text:p>0.318196</text:p>
              </table:table-cell>
              <table:table-cell office:value-type="float" office:value="0.764193">
                <text:p>0.7641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15593">
                <text:p>0.315593</text:p>
              </table:table-cell>
              <table:table-cell office:value-type="float" office:value="0.786947">
                <text:p>0.7869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18076">
                <text:p>0.318076</text:p>
              </table:table-cell>
              <table:table-cell office:value-type="float" office:value="0.809803">
                <text:p>0.8098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16498">
                <text:p>0.316498</text:p>
              </table:table-cell>
              <table:table-cell office:value-type="float" office:value="0.820371">
                <text:p>0.8203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1684">
                <text:p>0.31684</text:p>
              </table:table-cell>
              <table:table-cell office:value-type="float" office:value="0.822186">
                <text:p>0.82218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15471">
                <text:p>0.315471</text:p>
              </table:table-cell>
              <table:table-cell office:value-type="float" office:value="0.810408">
                <text:p>0.81040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16283">
                <text:p>0.316283</text:p>
              </table:table-cell>
              <table:table-cell office:value-type="float" office:value="0.78924">
                <text:p>0.789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14607">
                <text:p>0.314607</text:p>
              </table:table-cell>
              <table:table-cell office:value-type="float" office:value="0.769366">
                <text:p>0.7693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14816">
                <text:p>0.314816</text:p>
              </table:table-cell>
              <table:table-cell office:value-type="float" office:value="0.748684">
                <text:p>0.74868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12853">
                <text:p>0.312853</text:p>
              </table:table-cell>
              <table:table-cell office:value-type="float" office:value="0.733086">
                <text:p>0.7330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15552">
                <text:p>0.315552</text:p>
              </table:table-cell>
              <table:table-cell office:value-type="float" office:value="0.723456">
                <text:p>0.72345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14183">
                <text:p>0.314183</text:p>
              </table:table-cell>
              <table:table-cell office:value-type="float" office:value="0.719393">
                <text:p>0.71939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14375">
                <text:p>0.314375</text:p>
              </table:table-cell>
              <table:table-cell office:value-type="float" office:value="0.720024">
                <text:p>0.7200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1322">
                <text:p>0.31322</text:p>
              </table:table-cell>
              <table:table-cell office:value-type="float" office:value="0.728765">
                <text:p>0.7287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15432">
                <text:p>0.315432</text:p>
              </table:table-cell>
              <table:table-cell office:value-type="float" office:value="0.74474">
                <text:p>0.7447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15465">
                <text:p>0.315465</text:p>
              </table:table-cell>
              <table:table-cell office:value-type="float" office:value="0.7707">
                <text:p>0.770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15673">
                <text:p>0.315673</text:p>
              </table:table-cell>
              <table:table-cell office:value-type="float" office:value="0.796068">
                <text:p>0.79606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16079">
                <text:p>0.316079</text:p>
              </table:table-cell>
              <table:table-cell office:value-type="float" office:value="0.816552">
                <text:p>0.81655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13586">
                <text:p>0.313586</text:p>
              </table:table-cell>
              <table:table-cell office:value-type="float" office:value="0.826174">
                <text:p>0.82617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15116">
                <text:p>0.315116</text:p>
              </table:table-cell>
              <table:table-cell office:value-type="float" office:value="0.823319">
                <text:p>0.82331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12906">
                <text:p>0.312906</text:p>
              </table:table-cell>
              <table:table-cell office:value-type="float" office:value="0.810044">
                <text:p>0.81004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14165">
                <text:p>0.314165</text:p>
              </table:table-cell>
              <table:table-cell office:value-type="float" office:value="0.790139">
                <text:p>0.790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14728">
                <text:p>0.314728</text:p>
              </table:table-cell>
              <table:table-cell office:value-type="float" office:value="0.768565">
                <text:p>0.76856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1454">
                <text:p>0.31454</text:p>
              </table:table-cell>
              <table:table-cell office:value-type="float" office:value="0.74956">
                <text:p>0.749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13394">
                <text:p>0.313394</text:p>
              </table:table-cell>
              <table:table-cell office:value-type="float" office:value="0.735434">
                <text:p>0.73543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14674">
                <text:p>0.314674</text:p>
              </table:table-cell>
              <table:table-cell office:value-type="float" office:value="0.726105">
                <text:p>0.72610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14276">
                <text:p>0.314276</text:p>
              </table:table-cell>
              <table:table-cell office:value-type="float" office:value="0.723479">
                <text:p>0.72347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15855">
                <text:p>0.315855</text:p>
              </table:table-cell>
              <table:table-cell office:value-type="float" office:value="0.728277">
                <text:p>0.7282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14743">
                <text:p>0.314743</text:p>
              </table:table-cell>
              <table:table-cell office:value-type="float" office:value="0.740082">
                <text:p>0.7400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16661">
                <text:p>0.316661</text:p>
              </table:table-cell>
              <table:table-cell office:value-type="float" office:value="0.757513">
                <text:p>0.7575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14438">
                <text:p>0.314438</text:p>
              </table:table-cell>
              <table:table-cell office:value-type="float" office:value="0.783887">
                <text:p>0.78388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15415">
                <text:p>0.315415</text:p>
              </table:table-cell>
              <table:table-cell office:value-type="float" office:value="0.810692">
                <text:p>0.8106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14952">
                <text:p>0.314952</text:p>
              </table:table-cell>
              <table:table-cell office:value-type="float" office:value="0.829936">
                <text:p>0.82993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15256">
                <text:p>0.315256</text:p>
              </table:table-cell>
              <table:table-cell office:value-type="float" office:value="0.840183">
                <text:p>0.84018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16959">
                <text:p>0.316959</text:p>
              </table:table-cell>
              <table:table-cell office:value-type="float" office:value="0.827793">
                <text:p>0.82779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18959">
                <text:p>0.318959</text:p>
              </table:table-cell>
              <table:table-cell office:value-type="float" office:value="0.803491">
                <text:p>0.80349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17821">
                <text:p>0.317821</text:p>
              </table:table-cell>
              <table:table-cell office:value-type="float" office:value="0.775831">
                <text:p>0.77583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18922">
                <text:p>0.318922</text:p>
              </table:table-cell>
              <table:table-cell office:value-type="float" office:value="0.75193">
                <text:p>0.751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18825">
                <text:p>0.318825</text:p>
              </table:table-cell>
              <table:table-cell office:value-type="float" office:value="0.732703">
                <text:p>0.73270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18224">
                <text:p>0.318224</text:p>
              </table:table-cell>
              <table:table-cell office:value-type="float" office:value="0.721264">
                <text:p>0.72126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18526">
                <text:p>0.318526</text:p>
              </table:table-cell>
              <table:table-cell office:value-type="float" office:value="0.717528">
                <text:p>0.71752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18301">
                <text:p>0.318301</text:p>
              </table:table-cell>
              <table:table-cell office:value-type="float" office:value="0.719892">
                <text:p>0.7198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19098">
                <text:p>0.319098</text:p>
              </table:table-cell>
              <table:table-cell office:value-type="float" office:value="0.727189">
                <text:p>0.7271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18902">
                <text:p>0.318902</text:p>
              </table:table-cell>
              <table:table-cell office:value-type="float" office:value="0.744084">
                <text:p>0.7440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21122">
                <text:p>0.321122</text:p>
              </table:table-cell>
              <table:table-cell office:value-type="float" office:value="0.765653">
                <text:p>0.7656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20177">
                <text:p>0.320177</text:p>
              </table:table-cell>
              <table:table-cell office:value-type="float" office:value="0.79126">
                <text:p>0.791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20428">
                <text:p>0.320428</text:p>
              </table:table-cell>
              <table:table-cell office:value-type="float" office:value="0.810593">
                <text:p>0.81059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18218">
                <text:p>0.318218</text:p>
              </table:table-cell>
              <table:table-cell office:value-type="float" office:value="0.818619">
                <text:p>0.81861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20251">
                <text:p>0.320251</text:p>
              </table:table-cell>
              <table:table-cell office:value-type="float" office:value="0.8107">
                <text:p>0.810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18188">
                <text:p>0.318188</text:p>
              </table:table-cell>
              <table:table-cell office:value-type="float" office:value="0.794526">
                <text:p>0.7945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18047">
                <text:p>0.318047</text:p>
              </table:table-cell>
              <table:table-cell office:value-type="float" office:value="0.776244">
                <text:p>0.7762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17882">
                <text:p>0.317882</text:p>
              </table:table-cell>
              <table:table-cell office:value-type="float" office:value="0.76147">
                <text:p>0.7614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16921">
                <text:p>0.316921</text:p>
              </table:table-cell>
              <table:table-cell office:value-type="float" office:value="0.747717">
                <text:p>0.74771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15564">
                <text:p>0.315564</text:p>
              </table:table-cell>
              <table:table-cell office:value-type="float" office:value="0.742349">
                <text:p>0.74234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1545">
                <text:p>0.31545</text:p>
              </table:table-cell>
              <table:table-cell office:value-type="float" office:value="0.740009">
                <text:p>0.74000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15533">
                <text:p>0.315533</text:p>
              </table:table-cell>
              <table:table-cell office:value-type="float" office:value="0.74268">
                <text:p>0.7426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16465">
                <text:p>0.316465</text:p>
              </table:table-cell>
              <table:table-cell office:value-type="float" office:value="0.753979">
                <text:p>0.75397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17084">
                <text:p>0.317084</text:p>
              </table:table-cell>
              <table:table-cell office:value-type="float" office:value="0.769271">
                <text:p>0.76927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16317">
                <text:p>0.316317</text:p>
              </table:table-cell>
              <table:table-cell office:value-type="float" office:value="0.794105">
                <text:p>0.79410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13262">
                <text:p>0.313262</text:p>
              </table:table-cell>
              <table:table-cell office:value-type="float" office:value="0.813726">
                <text:p>0.8137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14438">
                <text:p>0.314438</text:p>
              </table:table-cell>
              <table:table-cell office:value-type="float" office:value="0.825249">
                <text:p>0.8252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1269">
                <text:p>0.31269</text:p>
              </table:table-cell>
              <table:table-cell office:value-type="float" office:value="0.825875">
                <text:p>0.82587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1471">
                <text:p>0.31471</text:p>
              </table:table-cell>
              <table:table-cell office:value-type="float" office:value="0.811475">
                <text:p>0.81147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13735">
                <text:p>0.313735</text:p>
              </table:table-cell>
              <table:table-cell office:value-type="float" office:value="0.787793">
                <text:p>0.7877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1497">
                <text:p>0.31497</text:p>
              </table:table-cell>
              <table:table-cell office:value-type="float" office:value="0.76194">
                <text:p>0.761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13382">
                <text:p>0.313382</text:p>
              </table:table-cell>
              <table:table-cell office:value-type="float" office:value="0.737376">
                <text:p>0.7373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14535">
                <text:p>0.314535</text:p>
              </table:table-cell>
              <table:table-cell office:value-type="float" office:value="0.718011">
                <text:p>0.71801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15692">
                <text:p>0.315692</text:p>
              </table:table-cell>
              <table:table-cell office:value-type="float" office:value="0.705195">
                <text:p>0.70519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319323">
                <text:p>0.319323</text:p>
              </table:table-cell>
              <table:table-cell office:value-type="float" office:value="0.697409">
                <text:p>0.69740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319731">
                <text:p>0.319731</text:p>
              </table:table-cell>
              <table:table-cell office:value-type="float" office:value="0.696493">
                <text:p>0.6964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317891">
                <text:p>0.317891</text:p>
              </table:table-cell>
              <table:table-cell office:value-type="float" office:value="0.704527">
                <text:p>0.7045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320329">
                <text:p>0.320329</text:p>
              </table:table-cell>
              <table:table-cell office:value-type="float" office:value="0.719171">
                <text:p>0.71917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3208">
                <text:p>0.3208</text:p>
              </table:table-cell>
              <table:table-cell office:value-type="float" office:value="0.740376">
                <text:p>0.74037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211">
                <text:p>0.3211</text:p>
              </table:table-cell>
              <table:table-cell office:value-type="float" office:value="0.763881">
                <text:p>0.76388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321144">
                <text:p>0.321144</text:p>
              </table:table-cell>
              <table:table-cell office:value-type="float" office:value="0.784654">
                <text:p>0.78465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31947">
                <text:p>0.31947</text:p>
              </table:table-cell>
              <table:table-cell office:value-type="float" office:value="0.794015">
                <text:p>0.79401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31926">
                <text:p>0.31926</text:p>
              </table:table-cell>
              <table:table-cell office:value-type="float" office:value="0.790974">
                <text:p>0.79097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318267">
                <text:p>0.318267</text:p>
              </table:table-cell>
              <table:table-cell office:value-type="float" office:value="0.777085">
                <text:p>0.77708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316625">
                <text:p>0.316625</text:p>
              </table:table-cell>
              <table:table-cell office:value-type="float" office:value="0.762365">
                <text:p>0.7623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16986">
                <text:p>0.316986</text:p>
              </table:table-cell>
              <table:table-cell office:value-type="float" office:value="0.747679">
                <text:p>0.74767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314711">
                <text:p>0.314711</text:p>
              </table:table-cell>
              <table:table-cell office:value-type="float" office:value="0.73504">
                <text:p>0.7350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315483">
                <text:p>0.315483</text:p>
              </table:table-cell>
              <table:table-cell office:value-type="float" office:value="0.724173">
                <text:p>0.72417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312019">
                <text:p>0.312019</text:p>
              </table:table-cell>
              <table:table-cell office:value-type="float" office:value="0.717302">
                <text:p>0.7173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310222">
                <text:p>0.310222</text:p>
              </table:table-cell>
              <table:table-cell office:value-type="float" office:value="0.718015">
                <text:p>0.7180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312134">
                <text:p>0.312134</text:p>
              </table:table-cell>
              <table:table-cell office:value-type="float" office:value="0.721329">
                <text:p>0.7213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309836">
                <text:p>0.309836</text:p>
              </table:table-cell>
              <table:table-cell office:value-type="float" office:value="0.735444">
                <text:p>0.73544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307923">
                <text:p>0.307923</text:p>
              </table:table-cell>
              <table:table-cell office:value-type="float" office:value="0.756854">
                <text:p>0.75685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306425">
                <text:p>0.306425</text:p>
              </table:table-cell>
              <table:table-cell office:value-type="float" office:value="0.782441">
                <text:p>0.78244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303445">
                <text:p>0.303445</text:p>
              </table:table-cell>
              <table:table-cell office:value-type="float" office:value="0.807705">
                <text:p>0.8077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302114">
                <text:p>0.302114</text:p>
              </table:table-cell>
              <table:table-cell office:value-type="float" office:value="0.823878">
                <text:p>0.8238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302889">
                <text:p>0.302889</text:p>
              </table:table-cell>
              <table:table-cell office:value-type="float" office:value="0.823871">
                <text:p>0.823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2.513cm" svg:height="20.906cm" xlink:href=".." xlink:type="simple" chart:class="chart:bar" chart:style-name="ch1">
        <chart:plot-area chart:style-name="ch2" table:cell-range-address="vertical_acceleration2.B3:vertical_acceleration2.C464" svg:x="1.3cm" svg:y="1.807cm" svg:width="39.513cm" svg:height="18.261cm">
          <chartooo:coordinate-region svg:x="2.027cm" svg:y="2.006cm" svg:width="38.786cm" svg:height="17.13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vertical_acceleration2.B3:vertical_acceleration2.B464" chart:class="chart:bar">
            <chart:data-point chart:repeated="462"/>
          </chart:series>
          <chart:series chart:style-name="ch7" chart:values-cell-range-address="vertical_acceleration2.C3:vertical_acceleration2.C464" chart:class="chart:bar">
            <chart:data-point chart:repeated="4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0854">
                <text:p>0.400854</text:p>
                <draw:g>
                  <svg:desc>vertical_acceleration2.B3:vertical_acceleration2.B464</svg:desc>
                </draw:g>
              </table:table-cell>
              <table:table-cell office:value-type="float" office:value="0.674465">
                <text:p>0.674465</text:p>
                <draw:g>
                  <svg:desc>vertical_acceleration2.C3:vertical_acceleration2.C4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1869">
                <text:p>0.401869</text:p>
              </table:table-cell>
              <table:table-cell office:value-type="float" office:value="0.682807">
                <text:p>0.682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1636">
                <text:p>0.401636</text:p>
              </table:table-cell>
              <table:table-cell office:value-type="float" office:value="0.697985">
                <text:p>0.697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01191">
                <text:p>0.401191</text:p>
              </table:table-cell>
              <table:table-cell office:value-type="float" office:value="0.719822">
                <text:p>0.719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01204">
                <text:p>0.401204</text:p>
              </table:table-cell>
              <table:table-cell office:value-type="float" office:value="0.746276">
                <text:p>0.746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01453">
                <text:p>0.401453</text:p>
              </table:table-cell>
              <table:table-cell office:value-type="float" office:value="0.763807">
                <text:p>0.7638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00694">
                <text:p>0.400694</text:p>
              </table:table-cell>
              <table:table-cell office:value-type="float" office:value="0.768109">
                <text:p>0.7681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2541">
                <text:p>0.402541</text:p>
              </table:table-cell>
              <table:table-cell office:value-type="float" office:value="0.754173">
                <text:p>0.754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1019">
                <text:p>0.401019</text:p>
              </table:table-cell>
              <table:table-cell office:value-type="float" office:value="0.731991">
                <text:p>0.731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2568">
                <text:p>0.402568</text:p>
              </table:table-cell>
              <table:table-cell office:value-type="float" office:value="0.710774">
                <text:p>0.7107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01684">
                <text:p>0.401684</text:p>
              </table:table-cell>
              <table:table-cell office:value-type="float" office:value="0.693834">
                <text:p>0.6938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0163">
                <text:p>0.40163</text:p>
              </table:table-cell>
              <table:table-cell office:value-type="float" office:value="0.684119">
                <text:p>0.6841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00828">
                <text:p>0.400828</text:p>
              </table:table-cell>
              <table:table-cell office:value-type="float" office:value="0.678937">
                <text:p>0.6789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01036">
                <text:p>0.401036</text:p>
              </table:table-cell>
              <table:table-cell office:value-type="float" office:value="0.680977">
                <text:p>0.680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02078">
                <text:p>0.402078</text:p>
              </table:table-cell>
              <table:table-cell office:value-type="float" office:value="0.689009">
                <text:p>0.6890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01949">
                <text:p>0.401949</text:p>
              </table:table-cell>
              <table:table-cell office:value-type="float" office:value="0.703208">
                <text:p>0.7032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02861">
                <text:p>0.402861</text:p>
              </table:table-cell>
              <table:table-cell office:value-type="float" office:value="0.724257">
                <text:p>0.724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3698">
                <text:p>0.403698</text:p>
              </table:table-cell>
              <table:table-cell office:value-type="float" office:value="0.752917">
                <text:p>0.7529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3072">
                <text:p>0.403072</text:p>
              </table:table-cell>
              <table:table-cell office:value-type="float" office:value="0.78044">
                <text:p>0.780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03312">
                <text:p>0.403312</text:p>
              </table:table-cell>
              <table:table-cell office:value-type="float" office:value="0.801893">
                <text:p>0.8018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379">
                <text:p>0.40379</text:p>
              </table:table-cell>
              <table:table-cell office:value-type="float" office:value="0.806083">
                <text:p>0.806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5691">
                <text:p>0.405691</text:p>
              </table:table-cell>
              <table:table-cell office:value-type="float" office:value="0.793275">
                <text:p>0.793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06794">
                <text:p>0.406794</text:p>
              </table:table-cell>
              <table:table-cell office:value-type="float" office:value="0.770512">
                <text:p>0.7705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07545">
                <text:p>0.407545</text:p>
              </table:table-cell>
              <table:table-cell office:value-type="float" office:value="0.745831">
                <text:p>0.7458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08336">
                <text:p>0.408336</text:p>
              </table:table-cell>
              <table:table-cell office:value-type="float" office:value="0.726328">
                <text:p>0.7263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09239">
                <text:p>0.409239</text:p>
              </table:table-cell>
              <table:table-cell office:value-type="float" office:value="0.712984">
                <text:p>0.712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942">
                <text:p>0.40942</text:p>
              </table:table-cell>
              <table:table-cell office:value-type="float" office:value="0.70582">
                <text:p>0.705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09545">
                <text:p>0.409545</text:p>
              </table:table-cell>
              <table:table-cell office:value-type="float" office:value="0.705244">
                <text:p>0.7052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0467">
                <text:p>0.410467</text:p>
              </table:table-cell>
              <table:table-cell office:value-type="float" office:value="0.710324">
                <text:p>0.710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11206">
                <text:p>0.411206</text:p>
              </table:table-cell>
              <table:table-cell office:value-type="float" office:value="0.723376">
                <text:p>0.7233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2398">
                <text:p>0.412398</text:p>
              </table:table-cell>
              <table:table-cell office:value-type="float" office:value="0.742926">
                <text:p>0.7429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12285">
                <text:p>0.412285</text:p>
              </table:table-cell>
              <table:table-cell office:value-type="float" office:value="0.765635">
                <text:p>0.7656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244">
                <text:p>0.412244</text:p>
              </table:table-cell>
              <table:table-cell office:value-type="float" office:value="0.781215">
                <text:p>0.781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12345">
                <text:p>0.412345</text:p>
              </table:table-cell>
              <table:table-cell office:value-type="float" office:value="0.785161">
                <text:p>0.785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12729">
                <text:p>0.412729</text:p>
              </table:table-cell>
              <table:table-cell office:value-type="float" office:value="0.770106">
                <text:p>0.7701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12882">
                <text:p>0.412882</text:p>
              </table:table-cell>
              <table:table-cell office:value-type="float" office:value="0.744069">
                <text:p>0.7440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1277">
                <text:p>0.41277</text:p>
              </table:table-cell>
              <table:table-cell office:value-type="float" office:value="0.718813">
                <text:p>0.718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11613">
                <text:p>0.411613</text:p>
              </table:table-cell>
              <table:table-cell office:value-type="float" office:value="0.698756">
                <text:p>0.6987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0989">
                <text:p>0.410989</text:p>
              </table:table-cell>
              <table:table-cell office:value-type="float" office:value="0.685324">
                <text:p>0.685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0671">
                <text:p>0.410671</text:p>
              </table:table-cell>
              <table:table-cell office:value-type="float" office:value="0.676707">
                <text:p>0.676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9726">
                <text:p>0.409726</text:p>
              </table:table-cell>
              <table:table-cell office:value-type="float" office:value="0.675659">
                <text:p>0.675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9976">
                <text:p>0.409976</text:p>
              </table:table-cell>
              <table:table-cell office:value-type="float" office:value="0.681166">
                <text:p>0.6811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09167">
                <text:p>0.409167</text:p>
              </table:table-cell>
              <table:table-cell office:value-type="float" office:value="0.69381">
                <text:p>0.693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8452">
                <text:p>0.408452</text:p>
              </table:table-cell>
              <table:table-cell office:value-type="float" office:value="0.713411">
                <text:p>0.7134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08041">
                <text:p>0.408041</text:p>
              </table:table-cell>
              <table:table-cell office:value-type="float" office:value="0.739801">
                <text:p>0.7398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08004">
                <text:p>0.408004</text:p>
              </table:table-cell>
              <table:table-cell office:value-type="float" office:value="0.765762">
                <text:p>0.7657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06636">
                <text:p>0.406636</text:p>
              </table:table-cell>
              <table:table-cell office:value-type="float" office:value="0.784404">
                <text:p>0.7844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06351">
                <text:p>0.406351</text:p>
              </table:table-cell>
              <table:table-cell office:value-type="float" office:value="0.785904">
                <text:p>0.78590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05689">
                <text:p>0.405689</text:p>
              </table:table-cell>
              <table:table-cell office:value-type="float" office:value="0.77022">
                <text:p>0.77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05839">
                <text:p>0.405839</text:p>
              </table:table-cell>
              <table:table-cell office:value-type="float" office:value="0.748192">
                <text:p>0.748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04947">
                <text:p>0.404947</text:p>
              </table:table-cell>
              <table:table-cell office:value-type="float" office:value="0.725389">
                <text:p>0.7253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0453">
                <text:p>0.40453</text:p>
              </table:table-cell>
              <table:table-cell office:value-type="float" office:value="0.709667">
                <text:p>0.709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04281">
                <text:p>0.404281</text:p>
              </table:table-cell>
              <table:table-cell office:value-type="float" office:value="0.698346">
                <text:p>0.69834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3679">
                <text:p>0.403679</text:p>
              </table:table-cell>
              <table:table-cell office:value-type="float" office:value="0.693803">
                <text:p>0.6938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03387">
                <text:p>0.403387</text:p>
              </table:table-cell>
              <table:table-cell office:value-type="float" office:value="0.694833">
                <text:p>0.6948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3366">
                <text:p>0.403366</text:p>
              </table:table-cell>
              <table:table-cell office:value-type="float" office:value="0.70264">
                <text:p>0.702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03457">
                <text:p>0.403457</text:p>
              </table:table-cell>
              <table:table-cell office:value-type="float" office:value="0.718117">
                <text:p>0.7181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03328">
                <text:p>0.403328</text:p>
              </table:table-cell>
              <table:table-cell office:value-type="float" office:value="0.739377">
                <text:p>0.7393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02835">
                <text:p>0.402835</text:p>
              </table:table-cell>
              <table:table-cell office:value-type="float" office:value="0.76474">
                <text:p>0.764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02268">
                <text:p>0.402268</text:p>
              </table:table-cell>
              <table:table-cell office:value-type="float" office:value="0.785577">
                <text:p>0.7855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02003">
                <text:p>0.402003</text:p>
              </table:table-cell>
              <table:table-cell office:value-type="float" office:value="0.791043">
                <text:p>0.7910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03372">
                <text:p>0.403372</text:p>
              </table:table-cell>
              <table:table-cell office:value-type="float" office:value="0.777201">
                <text:p>0.7772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04419">
                <text:p>0.404419</text:p>
              </table:table-cell>
              <table:table-cell office:value-type="float" office:value="0.74968">
                <text:p>0.749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05557">
                <text:p>0.405557</text:p>
              </table:table-cell>
              <table:table-cell office:value-type="float" office:value="0.723267">
                <text:p>0.7232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05918">
                <text:p>0.405918</text:p>
              </table:table-cell>
              <table:table-cell office:value-type="float" office:value="0.702141">
                <text:p>0.7021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05898">
                <text:p>0.405898</text:p>
              </table:table-cell>
              <table:table-cell office:value-type="float" office:value="0.687342">
                <text:p>0.68734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06091">
                <text:p>0.406091</text:p>
              </table:table-cell>
              <table:table-cell office:value-type="float" office:value="0.678942">
                <text:p>0.6789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07205">
                <text:p>0.407205</text:p>
              </table:table-cell>
              <table:table-cell office:value-type="float" office:value="0.677278">
                <text:p>0.6772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7662">
                <text:p>0.407662</text:p>
              </table:table-cell>
              <table:table-cell office:value-type="float" office:value="0.681255">
                <text:p>0.681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864">
                <text:p>0.40864</text:p>
              </table:table-cell>
              <table:table-cell office:value-type="float" office:value="0.692556">
                <text:p>0.692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09479">
                <text:p>0.409479</text:p>
              </table:table-cell>
              <table:table-cell office:value-type="float" office:value="0.711208">
                <text:p>0.7112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10682">
                <text:p>0.410682</text:p>
              </table:table-cell>
              <table:table-cell office:value-type="float" office:value="0.737249">
                <text:p>0.7372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11065">
                <text:p>0.411065</text:p>
              </table:table-cell>
              <table:table-cell office:value-type="float" office:value="0.767731">
                <text:p>0.7677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11564">
                <text:p>0.411564</text:p>
              </table:table-cell>
              <table:table-cell office:value-type="float" office:value="0.792468">
                <text:p>0.7924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11892">
                <text:p>0.411892</text:p>
              </table:table-cell>
              <table:table-cell office:value-type="float" office:value="0.803806">
                <text:p>0.8038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12498">
                <text:p>0.412498</text:p>
              </table:table-cell>
              <table:table-cell office:value-type="float" office:value="0.794697">
                <text:p>0.794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13514">
                <text:p>0.413514</text:p>
              </table:table-cell>
              <table:table-cell office:value-type="float" office:value="0.770029">
                <text:p>0.77002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13826">
                <text:p>0.413826</text:p>
              </table:table-cell>
              <table:table-cell office:value-type="float" office:value="0.739877">
                <text:p>0.7398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13655">
                <text:p>0.413655</text:p>
              </table:table-cell>
              <table:table-cell office:value-type="float" office:value="0.713466">
                <text:p>0.7134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13184">
                <text:p>0.413184</text:p>
              </table:table-cell>
              <table:table-cell office:value-type="float" office:value="0.694036">
                <text:p>0.69403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3495">
                <text:p>0.413495</text:p>
              </table:table-cell>
              <table:table-cell office:value-type="float" office:value="0.681011">
                <text:p>0.681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12968">
                <text:p>0.412968</text:p>
              </table:table-cell>
              <table:table-cell office:value-type="float" office:value="0.674353">
                <text:p>0.674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13365">
                <text:p>0.413365</text:p>
              </table:table-cell>
              <table:table-cell office:value-type="float" office:value="0.674537">
                <text:p>0.6745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13083">
                <text:p>0.413083</text:p>
              </table:table-cell>
              <table:table-cell office:value-type="float" office:value="0.680994">
                <text:p>0.6809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13399">
                <text:p>0.413399</text:p>
              </table:table-cell>
              <table:table-cell office:value-type="float" office:value="0.69348">
                <text:p>0.693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14266">
                <text:p>0.414266</text:p>
              </table:table-cell>
              <table:table-cell office:value-type="float" office:value="0.71517">
                <text:p>0.715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14913">
                <text:p>0.414913</text:p>
              </table:table-cell>
              <table:table-cell office:value-type="float" office:value="0.741288">
                <text:p>0.74128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14301">
                <text:p>0.414301</text:p>
              </table:table-cell>
              <table:table-cell office:value-type="float" office:value="0.765359">
                <text:p>0.7653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13748">
                <text:p>0.413748</text:p>
              </table:table-cell>
              <table:table-cell office:value-type="float" office:value="0.778171">
                <text:p>0.7781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13277">
                <text:p>0.413277</text:p>
              </table:table-cell>
              <table:table-cell office:value-type="float" office:value="0.775643">
                <text:p>0.7756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11415">
                <text:p>0.411415</text:p>
              </table:table-cell>
              <table:table-cell office:value-type="float" office:value="0.758368">
                <text:p>0.7583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09948">
                <text:p>0.409948</text:p>
              </table:table-cell>
              <table:table-cell office:value-type="float" office:value="0.735514">
                <text:p>0.73551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08025">
                <text:p>0.408025</text:p>
              </table:table-cell>
              <table:table-cell office:value-type="float" office:value="0.715482">
                <text:p>0.7154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06375">
                <text:p>0.406375</text:p>
              </table:table-cell>
              <table:table-cell office:value-type="float" office:value="0.699506">
                <text:p>0.6995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0385">
                <text:p>0.40385</text:p>
              </table:table-cell>
              <table:table-cell office:value-type="float" office:value="0.689462">
                <text:p>0.6894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0193">
                <text:p>0.40193</text:p>
              </table:table-cell>
              <table:table-cell office:value-type="float" office:value="0.684395">
                <text:p>0.684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9919">
                <text:p>0.39919</text:p>
              </table:table-cell>
              <table:table-cell office:value-type="float" office:value="0.687017">
                <text:p>0.6870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98511">
                <text:p>0.398511</text:p>
              </table:table-cell>
              <table:table-cell office:value-type="float" office:value="0.695933">
                <text:p>0.6959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96137">
                <text:p>0.396137</text:p>
              </table:table-cell>
              <table:table-cell office:value-type="float" office:value="0.711922">
                <text:p>0.71192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94592">
                <text:p>0.394592</text:p>
              </table:table-cell>
              <table:table-cell office:value-type="float" office:value="0.734742">
                <text:p>0.7347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92134">
                <text:p>0.392134</text:p>
              </table:table-cell>
              <table:table-cell office:value-type="float" office:value="0.760142">
                <text:p>0.76014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90839">
                <text:p>0.390839</text:p>
              </table:table-cell>
              <table:table-cell office:value-type="float" office:value="0.782026">
                <text:p>0.7820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867">
                <text:p>0.38867</text:p>
              </table:table-cell>
              <table:table-cell office:value-type="float" office:value="0.791694">
                <text:p>0.7916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88286">
                <text:p>0.388286</text:p>
              </table:table-cell>
              <table:table-cell office:value-type="float" office:value="0.783479">
                <text:p>0.7834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88136">
                <text:p>0.388136</text:p>
              </table:table-cell>
              <table:table-cell office:value-type="float" office:value="0.763391">
                <text:p>0.7633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87869">
                <text:p>0.387869</text:p>
              </table:table-cell>
              <table:table-cell office:value-type="float" office:value="0.739771">
                <text:p>0.7397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88085">
                <text:p>0.388085</text:p>
              </table:table-cell>
              <table:table-cell office:value-type="float" office:value="0.720778">
                <text:p>0.7207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87529">
                <text:p>0.387529</text:p>
              </table:table-cell>
              <table:table-cell office:value-type="float" office:value="0.706413">
                <text:p>0.7064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86425">
                <text:p>0.386425</text:p>
              </table:table-cell>
              <table:table-cell office:value-type="float" office:value="0.698933">
                <text:p>0.6989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86969">
                <text:p>0.386969</text:p>
              </table:table-cell>
              <table:table-cell office:value-type="float" office:value="0.696436">
                <text:p>0.69643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85947">
                <text:p>0.385947</text:p>
              </table:table-cell>
              <table:table-cell office:value-type="float" office:value="0.70079">
                <text:p>0.700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86999">
                <text:p>0.386999</text:p>
              </table:table-cell>
              <table:table-cell office:value-type="float" office:value="0.712719">
                <text:p>0.71271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86749">
                <text:p>0.386749</text:p>
              </table:table-cell>
              <table:table-cell office:value-type="float" office:value="0.731004">
                <text:p>0.7310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87012">
                <text:p>0.387012</text:p>
              </table:table-cell>
              <table:table-cell office:value-type="float" office:value="0.756562">
                <text:p>0.7565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87464">
                <text:p>0.387464</text:p>
              </table:table-cell>
              <table:table-cell office:value-type="float" office:value="0.78363">
                <text:p>0.783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86565">
                <text:p>0.386565</text:p>
              </table:table-cell>
              <table:table-cell office:value-type="float" office:value="0.80543">
                <text:p>0.8054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87319">
                <text:p>0.387319</text:p>
              </table:table-cell>
              <table:table-cell office:value-type="float" office:value="0.812866">
                <text:p>0.8128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0242">
                <text:p>0.390242</text:p>
              </table:table-cell>
              <table:table-cell office:value-type="float" office:value="0.798678">
                <text:p>0.79867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92872">
                <text:p>0.392872</text:p>
              </table:table-cell>
              <table:table-cell office:value-type="float" office:value="0.770158">
                <text:p>0.7701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95214">
                <text:p>0.395214</text:p>
              </table:table-cell>
              <table:table-cell office:value-type="float" office:value="0.740232">
                <text:p>0.7402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96758">
                <text:p>0.396758</text:p>
              </table:table-cell>
              <table:table-cell office:value-type="float" office:value="0.716333">
                <text:p>0.71633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98548">
                <text:p>0.398548</text:p>
              </table:table-cell>
              <table:table-cell office:value-type="float" office:value="0.697407">
                <text:p>0.697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00056">
                <text:p>0.400056</text:p>
              </table:table-cell>
              <table:table-cell office:value-type="float" office:value="0.685554">
                <text:p>0.68555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024">
                <text:p>0.4024</text:p>
              </table:table-cell>
              <table:table-cell office:value-type="float" office:value="0.67884">
                <text:p>0.678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04268">
                <text:p>0.404268</text:p>
              </table:table-cell>
              <table:table-cell office:value-type="float" office:value="0.678948">
                <text:p>0.6789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06443">
                <text:p>0.406443</text:p>
              </table:table-cell>
              <table:table-cell office:value-type="float" office:value="0.686381">
                <text:p>0.68638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08531">
                <text:p>0.408531</text:p>
              </table:table-cell>
              <table:table-cell office:value-type="float" office:value="0.700818">
                <text:p>0.7008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11333">
                <text:p>0.411333</text:p>
              </table:table-cell>
              <table:table-cell office:value-type="float" office:value="0.721867">
                <text:p>0.7218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11841">
                <text:p>0.411841</text:p>
              </table:table-cell>
              <table:table-cell office:value-type="float" office:value="0.745284">
                <text:p>0.7452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12925">
                <text:p>0.412925</text:p>
              </table:table-cell>
              <table:table-cell office:value-type="float" office:value="0.761677">
                <text:p>0.7616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12922">
                <text:p>0.412922</text:p>
              </table:table-cell>
              <table:table-cell office:value-type="float" office:value="0.764785">
                <text:p>0.76478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11621">
                <text:p>0.411621</text:p>
              </table:table-cell>
              <table:table-cell office:value-type="float" office:value="0.752851">
                <text:p>0.7528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10637">
                <text:p>0.410637</text:p>
              </table:table-cell>
              <table:table-cell office:value-type="float" office:value="0.734612">
                <text:p>0.73461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08718">
                <text:p>0.408718</text:p>
              </table:table-cell>
              <table:table-cell office:value-type="float" office:value="0.718316">
                <text:p>0.7183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07291">
                <text:p>0.407291</text:p>
              </table:table-cell>
              <table:table-cell office:value-type="float" office:value="0.705724">
                <text:p>0.70572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05528">
                <text:p>0.405528</text:p>
              </table:table-cell>
              <table:table-cell office:value-type="float" office:value="0.697707">
                <text:p>0.6977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02509">
                <text:p>0.402509</text:p>
              </table:table-cell>
              <table:table-cell office:value-type="float" office:value="0.694596">
                <text:p>0.6945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00515">
                <text:p>0.400515</text:p>
              </table:table-cell>
              <table:table-cell office:value-type="float" office:value="0.69837">
                <text:p>0.698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99514">
                <text:p>0.399514</text:p>
              </table:table-cell>
              <table:table-cell office:value-type="float" office:value="0.707328">
                <text:p>0.7073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97178">
                <text:p>0.397178</text:p>
              </table:table-cell>
              <table:table-cell office:value-type="float" office:value="0.724279">
                <text:p>0.7242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94593">
                <text:p>0.394593</text:p>
              </table:table-cell>
              <table:table-cell office:value-type="float" office:value="0.744413">
                <text:p>0.7444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1654">
                <text:p>0.391654</text:p>
              </table:table-cell>
              <table:table-cell office:value-type="float" office:value="0.769994">
                <text:p>0.7699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89317">
                <text:p>0.389317</text:p>
              </table:table-cell>
              <table:table-cell office:value-type="float" office:value="0.787836">
                <text:p>0.78783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84964">
                <text:p>0.384964</text:p>
              </table:table-cell>
              <table:table-cell office:value-type="float" office:value="0.77877">
                <text:p>0.778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2853">
                <text:p>0.382853</text:p>
              </table:table-cell>
              <table:table-cell office:value-type="float" office:value="0.758686">
                <text:p>0.7586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0032">
                <text:p>0.380032</text:p>
              </table:table-cell>
              <table:table-cell office:value-type="float" office:value="0.736845">
                <text:p>0.73684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77497">
                <text:p>0.377497</text:p>
              </table:table-cell>
              <table:table-cell office:value-type="float" office:value="0.719086">
                <text:p>0.7190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7477">
                <text:p>0.37477</text:p>
              </table:table-cell>
              <table:table-cell office:value-type="float" office:value="0.704636">
                <text:p>0.7046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1381">
                <text:p>0.371381</text:p>
              </table:table-cell>
              <table:table-cell office:value-type="float" office:value="0.696863">
                <text:p>0.69686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8152">
                <text:p>0.368152</text:p>
              </table:table-cell>
              <table:table-cell office:value-type="float" office:value="0.694158">
                <text:p>0.69415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65188">
                <text:p>0.365188</text:p>
              </table:table-cell>
              <table:table-cell office:value-type="float" office:value="0.700456">
                <text:p>0.70045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62625">
                <text:p>0.362625</text:p>
              </table:table-cell>
              <table:table-cell office:value-type="float" office:value="0.711522">
                <text:p>0.7115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59669">
                <text:p>0.359669</text:p>
              </table:table-cell>
              <table:table-cell office:value-type="float" office:value="0.730086">
                <text:p>0.7300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58205">
                <text:p>0.358205</text:p>
              </table:table-cell>
              <table:table-cell office:value-type="float" office:value="0.757737">
                <text:p>0.7577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53981">
                <text:p>0.353981</text:p>
              </table:table-cell>
              <table:table-cell office:value-type="float" office:value="0.780688">
                <text:p>0.78068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53506">
                <text:p>0.353506</text:p>
              </table:table-cell>
              <table:table-cell office:value-type="float" office:value="0.794932">
                <text:p>0.7949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52009">
                <text:p>0.352009</text:p>
              </table:table-cell>
              <table:table-cell office:value-type="float" office:value="0.795211">
                <text:p>0.7952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52417">
                <text:p>0.352417</text:p>
              </table:table-cell>
              <table:table-cell office:value-type="float" office:value="0.781432">
                <text:p>0.7814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54627">
                <text:p>0.354627</text:p>
              </table:table-cell>
              <table:table-cell office:value-type="float" office:value="0.759832">
                <text:p>0.7598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534">
                <text:p>0.3534</text:p>
              </table:table-cell>
              <table:table-cell office:value-type="float" office:value="0.736925">
                <text:p>0.7369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54805">
                <text:p>0.354805</text:p>
              </table:table-cell>
              <table:table-cell office:value-type="float" office:value="0.718775">
                <text:p>0.7187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56765">
                <text:p>0.356765</text:p>
              </table:table-cell>
              <table:table-cell office:value-type="float" office:value="0.705323">
                <text:p>0.70532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55917">
                <text:p>0.355917</text:p>
              </table:table-cell>
              <table:table-cell office:value-type="float" office:value="0.697844">
                <text:p>0.69784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57647">
                <text:p>0.357647</text:p>
              </table:table-cell>
              <table:table-cell office:value-type="float" office:value="0.696275">
                <text:p>0.6962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59332">
                <text:p>0.359332</text:p>
              </table:table-cell>
              <table:table-cell office:value-type="float" office:value="0.703186">
                <text:p>0.70318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59454">
                <text:p>0.359454</text:p>
              </table:table-cell>
              <table:table-cell office:value-type="float" office:value="0.715996">
                <text:p>0.71599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61584">
                <text:p>0.361584</text:p>
              </table:table-cell>
              <table:table-cell office:value-type="float" office:value="0.73736">
                <text:p>0.737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62653">
                <text:p>0.362653</text:p>
              </table:table-cell>
              <table:table-cell office:value-type="float" office:value="0.760161">
                <text:p>0.7601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63277">
                <text:p>0.363277</text:p>
              </table:table-cell>
              <table:table-cell office:value-type="float" office:value="0.776435">
                <text:p>0.77643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6465">
                <text:p>0.36465</text:p>
              </table:table-cell>
              <table:table-cell office:value-type="float" office:value="0.776742">
                <text:p>0.77674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67182">
                <text:p>0.367182</text:p>
              </table:table-cell>
              <table:table-cell office:value-type="float" office:value="0.763386">
                <text:p>0.76338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68295">
                <text:p>0.368295</text:p>
              </table:table-cell>
              <table:table-cell office:value-type="float" office:value="0.743721">
                <text:p>0.7437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701">
                <text:p>0.3701</text:p>
              </table:table-cell>
              <table:table-cell office:value-type="float" office:value="0.723302">
                <text:p>0.7233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72447">
                <text:p>0.372447</text:p>
              </table:table-cell>
              <table:table-cell office:value-type="float" office:value="0.707354">
                <text:p>0.70735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73661">
                <text:p>0.373661</text:p>
              </table:table-cell>
              <table:table-cell office:value-type="float" office:value="0.694257">
                <text:p>0.6942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75899">
                <text:p>0.375899</text:p>
              </table:table-cell>
              <table:table-cell office:value-type="float" office:value="0.688355">
                <text:p>0.6883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76568">
                <text:p>0.376568</text:p>
              </table:table-cell>
              <table:table-cell office:value-type="float" office:value="0.689328">
                <text:p>0.6893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77921">
                <text:p>0.377921</text:p>
              </table:table-cell>
              <table:table-cell office:value-type="float" office:value="0.696467">
                <text:p>0.6964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7969">
                <text:p>0.37969</text:p>
              </table:table-cell>
              <table:table-cell office:value-type="float" office:value="0.710913">
                <text:p>0.7109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82689">
                <text:p>0.382689</text:p>
              </table:table-cell>
              <table:table-cell office:value-type="float" office:value="0.731937">
                <text:p>0.7319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85538">
                <text:p>0.385538</text:p>
              </table:table-cell>
              <table:table-cell office:value-type="float" office:value="0.760501">
                <text:p>0.760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85002">
                <text:p>0.385002</text:p>
              </table:table-cell>
              <table:table-cell office:value-type="float" office:value="0.783657">
                <text:p>0.7836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84739">
                <text:p>0.384739</text:p>
              </table:table-cell>
              <table:table-cell office:value-type="float" office:value="0.794688">
                <text:p>0.794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85643">
                <text:p>0.385643</text:p>
              </table:table-cell>
              <table:table-cell office:value-type="float" office:value="0.787039">
                <text:p>0.7870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86651">
                <text:p>0.386651</text:p>
              </table:table-cell>
              <table:table-cell office:value-type="float" office:value="0.769475">
                <text:p>0.7694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87269">
                <text:p>0.387269</text:p>
              </table:table-cell>
              <table:table-cell office:value-type="float" office:value="0.75085">
                <text:p>0.750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8779">
                <text:p>0.38779</text:p>
              </table:table-cell>
              <table:table-cell office:value-type="float" office:value="0.735756">
                <text:p>0.7357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86294">
                <text:p>0.386294</text:p>
              </table:table-cell>
              <table:table-cell office:value-type="float" office:value="0.72773">
                <text:p>0.727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87066">
                <text:p>0.387066</text:p>
              </table:table-cell>
              <table:table-cell office:value-type="float" office:value="0.724314">
                <text:p>0.7243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87174">
                <text:p>0.387174</text:p>
              </table:table-cell>
              <table:table-cell office:value-type="float" office:value="0.726352">
                <text:p>0.7263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87558">
                <text:p>0.387558</text:p>
              </table:table-cell>
              <table:table-cell office:value-type="float" office:value="0.732747">
                <text:p>0.7327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8225">
                <text:p>0.388225</text:p>
              </table:table-cell>
              <table:table-cell office:value-type="float" office:value="0.746236">
                <text:p>0.7462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87666">
                <text:p>0.387666</text:p>
              </table:table-cell>
              <table:table-cell office:value-type="float" office:value="0.764392">
                <text:p>0.76439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87569">
                <text:p>0.387569</text:p>
              </table:table-cell>
              <table:table-cell office:value-type="float" office:value="0.790263">
                <text:p>0.79026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386103">
                <text:p>0.386103</text:p>
              </table:table-cell>
              <table:table-cell office:value-type="float" office:value="0.811274">
                <text:p>0.8112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8635">
                <text:p>0.38635</text:p>
              </table:table-cell>
              <table:table-cell office:value-type="float" office:value="0.817344">
                <text:p>0.81734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387009">
                <text:p>0.387009</text:p>
              </table:table-cell>
              <table:table-cell office:value-type="float" office:value="0.805082">
                <text:p>0.80508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387721">
                <text:p>0.387721</text:p>
              </table:table-cell>
              <table:table-cell office:value-type="float" office:value="0.779755">
                <text:p>0.77975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387529">
                <text:p>0.387529</text:p>
              </table:table-cell>
              <table:table-cell office:value-type="float" office:value="0.751592">
                <text:p>0.7515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85907">
                <text:p>0.385907</text:p>
              </table:table-cell>
              <table:table-cell office:value-type="float" office:value="0.728146">
                <text:p>0.7281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85773">
                <text:p>0.385773</text:p>
              </table:table-cell>
              <table:table-cell office:value-type="float" office:value="0.710068">
                <text:p>0.71006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38579">
                <text:p>0.38579</text:p>
              </table:table-cell>
              <table:table-cell office:value-type="float" office:value="0.699737">
                <text:p>0.69973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384449">
                <text:p>0.384449</text:p>
              </table:table-cell>
              <table:table-cell office:value-type="float" office:value="0.694298">
                <text:p>0.6942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38392">
                <text:p>0.38392</text:p>
              </table:table-cell>
              <table:table-cell office:value-type="float" office:value="0.696152">
                <text:p>0.6961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85287">
                <text:p>0.385287</text:p>
              </table:table-cell>
              <table:table-cell office:value-type="float" office:value="0.703538">
                <text:p>0.70353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386362">
                <text:p>0.386362</text:p>
              </table:table-cell>
              <table:table-cell office:value-type="float" office:value="0.718241">
                <text:p>0.7182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5798">
                <text:p>0.385798</text:p>
              </table:table-cell>
              <table:table-cell office:value-type="float" office:value="0.740565">
                <text:p>0.7405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385376">
                <text:p>0.385376</text:p>
              </table:table-cell>
              <table:table-cell office:value-type="float" office:value="0.76803">
                <text:p>0.768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385229">
                <text:p>0.385229</text:p>
              </table:table-cell>
              <table:table-cell office:value-type="float" office:value="0.795441">
                <text:p>0.79544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38401">
                <text:p>0.38401</text:p>
              </table:table-cell>
              <table:table-cell office:value-type="float" office:value="0.81142">
                <text:p>0.8114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84286">
                <text:p>0.384286</text:p>
              </table:table-cell>
              <table:table-cell office:value-type="float" office:value="0.810379">
                <text:p>0.8103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4032">
                <text:p>0.384032</text:p>
              </table:table-cell>
              <table:table-cell office:value-type="float" office:value="0.79327">
                <text:p>0.7932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384489">
                <text:p>0.384489</text:p>
              </table:table-cell>
              <table:table-cell office:value-type="float" office:value="0.76734">
                <text:p>0.767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38488">
                <text:p>0.38488</text:p>
              </table:table-cell>
              <table:table-cell office:value-type="float" office:value="0.744775">
                <text:p>0.7447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38345">
                <text:p>0.38345</text:p>
              </table:table-cell>
              <table:table-cell office:value-type="float" office:value="0.728682">
                <text:p>0.72868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383317">
                <text:p>0.383317</text:p>
              </table:table-cell>
              <table:table-cell office:value-type="float" office:value="0.716932">
                <text:p>0.7169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83148">
                <text:p>0.383148</text:p>
              </table:table-cell>
              <table:table-cell office:value-type="float" office:value="0.710473">
                <text:p>0.7104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383882">
                <text:p>0.383882</text:p>
              </table:table-cell>
              <table:table-cell office:value-type="float" office:value="0.711466">
                <text:p>0.7114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382829">
                <text:p>0.382829</text:p>
              </table:table-cell>
              <table:table-cell office:value-type="float" office:value="0.718468">
                <text:p>0.71846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383696">
                <text:p>0.383696</text:p>
              </table:table-cell>
              <table:table-cell office:value-type="float" office:value="0.73185">
                <text:p>0.7318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384266">
                <text:p>0.384266</text:p>
              </table:table-cell>
              <table:table-cell office:value-type="float" office:value="0.751457">
                <text:p>0.7514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384342">
                <text:p>0.384342</text:p>
              </table:table-cell>
              <table:table-cell office:value-type="float" office:value="0.772875">
                <text:p>0.77287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384026">
                <text:p>0.384026</text:p>
              </table:table-cell>
              <table:table-cell office:value-type="float" office:value="0.788289">
                <text:p>0.7882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38338">
                <text:p>0.38338</text:p>
              </table:table-cell>
              <table:table-cell office:value-type="float" office:value="0.791064">
                <text:p>0.7910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384441">
                <text:p>0.384441</text:p>
              </table:table-cell>
              <table:table-cell office:value-type="float" office:value="0.778342">
                <text:p>0.7783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86407">
                <text:p>0.386407</text:p>
              </table:table-cell>
              <table:table-cell office:value-type="float" office:value="0.756658">
                <text:p>0.7566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387975">
                <text:p>0.387975</text:p>
              </table:table-cell>
              <table:table-cell office:value-type="float" office:value="0.735423">
                <text:p>0.7354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388043">
                <text:p>0.388043</text:p>
              </table:table-cell>
              <table:table-cell office:value-type="float" office:value="0.719142">
                <text:p>0.71914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38908">
                <text:p>0.38908</text:p>
              </table:table-cell>
              <table:table-cell office:value-type="float" office:value="0.706759">
                <text:p>0.7067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389621">
                <text:p>0.389621</text:p>
              </table:table-cell>
              <table:table-cell office:value-type="float" office:value="0.699852">
                <text:p>0.69985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390484">
                <text:p>0.390484</text:p>
              </table:table-cell>
              <table:table-cell office:value-type="float" office:value="0.699498">
                <text:p>0.6994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391583">
                <text:p>0.391583</text:p>
              </table:table-cell>
              <table:table-cell office:value-type="float" office:value="0.704939">
                <text:p>0.70493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92433">
                <text:p>0.392433</text:p>
              </table:table-cell>
              <table:table-cell office:value-type="float" office:value="0.713499">
                <text:p>0.7134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393575">
                <text:p>0.393575</text:p>
              </table:table-cell>
              <table:table-cell office:value-type="float" office:value="0.726075">
                <text:p>0.7260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394906">
                <text:p>0.394906</text:p>
              </table:table-cell>
              <table:table-cell office:value-type="float" office:value="0.74512">
                <text:p>0.745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394441">
                <text:p>0.394441</text:p>
              </table:table-cell>
              <table:table-cell office:value-type="float" office:value="0.762668">
                <text:p>0.76266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9576">
                <text:p>0.39576</text:p>
              </table:table-cell>
              <table:table-cell office:value-type="float" office:value="0.776381">
                <text:p>0.7763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395272">
                <text:p>0.395272</text:p>
              </table:table-cell>
              <table:table-cell office:value-type="float" office:value="0.778907">
                <text:p>0.7789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397057">
                <text:p>0.397057</text:p>
              </table:table-cell>
              <table:table-cell office:value-type="float" office:value="0.772134">
                <text:p>0.77213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397455">
                <text:p>0.397455</text:p>
              </table:table-cell>
              <table:table-cell office:value-type="float" office:value="0.75947">
                <text:p>0.7594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99564">
                <text:p>0.399564</text:p>
              </table:table-cell>
              <table:table-cell office:value-type="float" office:value="0.746831">
                <text:p>0.7468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399322">
                <text:p>0.399322</text:p>
              </table:table-cell>
              <table:table-cell office:value-type="float" office:value="0.734639">
                <text:p>0.73463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00332">
                <text:p>0.400332</text:p>
              </table:table-cell>
              <table:table-cell office:value-type="float" office:value="0.727404">
                <text:p>0.72740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00798">
                <text:p>0.400798</text:p>
              </table:table-cell>
              <table:table-cell office:value-type="float" office:value="0.72442">
                <text:p>0.7244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02237">
                <text:p>0.402237</text:p>
              </table:table-cell>
              <table:table-cell office:value-type="float" office:value="0.727574">
                <text:p>0.72757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02987">
                <text:p>0.402987</text:p>
              </table:table-cell>
              <table:table-cell office:value-type="float" office:value="0.738887">
                <text:p>0.73888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0453">
                <text:p>0.40453</text:p>
              </table:table-cell>
              <table:table-cell office:value-type="float" office:value="0.756236">
                <text:p>0.7562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05853">
                <text:p>0.405853</text:p>
              </table:table-cell>
              <table:table-cell office:value-type="float" office:value="0.790907">
                <text:p>0.79090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05853">
                <text:p>0.405853</text:p>
              </table:table-cell>
              <table:table-cell office:value-type="float" office:value="0.790907">
                <text:p>0.79090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05724">
                <text:p>0.405724</text:p>
              </table:table-cell>
              <table:table-cell office:value-type="float" office:value="0.791375">
                <text:p>0.7913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06935">
                <text:p>0.406935</text:p>
              </table:table-cell>
              <table:table-cell office:value-type="float" office:value="0.756207">
                <text:p>0.7562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06935">
                <text:p>0.406935</text:p>
              </table:table-cell>
              <table:table-cell office:value-type="float" office:value="0.756207">
                <text:p>0.75620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06765">
                <text:p>0.406765</text:p>
              </table:table-cell>
              <table:table-cell office:value-type="float" office:value="0.734498">
                <text:p>0.73449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07434">
                <text:p>0.407434</text:p>
              </table:table-cell>
              <table:table-cell office:value-type="float" office:value="0.718129">
                <text:p>0.7181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07335">
                <text:p>0.407335</text:p>
              </table:table-cell>
              <table:table-cell office:value-type="float" office:value="0.70797">
                <text:p>0.707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07099">
                <text:p>0.407099</text:p>
              </table:table-cell>
              <table:table-cell office:value-type="float" office:value="0.702408">
                <text:p>0.7024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07483">
                <text:p>0.407483</text:p>
              </table:table-cell>
              <table:table-cell office:value-type="float" office:value="0.704573">
                <text:p>0.7045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07394">
                <text:p>0.407394</text:p>
              </table:table-cell>
              <table:table-cell office:value-type="float" office:value="0.713757">
                <text:p>0.71375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07305">
                <text:p>0.407305</text:p>
              </table:table-cell>
              <table:table-cell office:value-type="float" office:value="0.728356">
                <text:p>0.72835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07947">
                <text:p>0.407947</text:p>
              </table:table-cell>
              <table:table-cell office:value-type="float" office:value="0.751586">
                <text:p>0.7515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07733">
                <text:p>0.407733</text:p>
              </table:table-cell>
              <table:table-cell office:value-type="float" office:value="0.778897">
                <text:p>0.7788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06972">
                <text:p>0.406972</text:p>
              </table:table-cell>
              <table:table-cell office:value-type="float" office:value="0.797847">
                <text:p>0.7978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06345">
                <text:p>0.406345</text:p>
              </table:table-cell>
              <table:table-cell office:value-type="float" office:value="0.805211">
                <text:p>0.80521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05849">
                <text:p>0.405849</text:p>
              </table:table-cell>
              <table:table-cell office:value-type="float" office:value="0.798083">
                <text:p>0.7980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05751">
                <text:p>0.405751</text:p>
              </table:table-cell>
              <table:table-cell office:value-type="float" office:value="0.780155">
                <text:p>0.78015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04394">
                <text:p>0.404394</text:p>
              </table:table-cell>
              <table:table-cell office:value-type="float" office:value="0.759056">
                <text:p>0.7590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03335">
                <text:p>0.403335</text:p>
              </table:table-cell>
              <table:table-cell office:value-type="float" office:value="0.741444">
                <text:p>0.7414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03098">
                <text:p>0.403098</text:p>
              </table:table-cell>
              <table:table-cell office:value-type="float" office:value="0.728133">
                <text:p>0.72813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399878">
                <text:p>0.399878</text:p>
              </table:table-cell>
              <table:table-cell office:value-type="float" office:value="0.716708">
                <text:p>0.71670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399878">
                <text:p>0.399878</text:p>
              </table:table-cell>
              <table:table-cell office:value-type="float" office:value="0.716708">
                <text:p>0.7167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98982">
                <text:p>0.398982</text:p>
              </table:table-cell>
              <table:table-cell office:value-type="float" office:value="0.716232">
                <text:p>0.7162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398673">
                <text:p>0.398673</text:p>
              </table:table-cell>
              <table:table-cell office:value-type="float" office:value="0.721592">
                <text:p>0.7215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39735">
                <text:p>0.39735</text:p>
              </table:table-cell>
              <table:table-cell office:value-type="float" office:value="0.733339">
                <text:p>0.73333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396576">
                <text:p>0.396576</text:p>
              </table:table-cell>
              <table:table-cell office:value-type="float" office:value="0.752756">
                <text:p>0.7527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395844">
                <text:p>0.395844</text:p>
              </table:table-cell>
              <table:table-cell office:value-type="float" office:value="0.777285">
                <text:p>0.7772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394708">
                <text:p>0.394708</text:p>
              </table:table-cell>
              <table:table-cell office:value-type="float" office:value="0.797309">
                <text:p>0.7973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393789">
                <text:p>0.393789</text:p>
              </table:table-cell>
              <table:table-cell office:value-type="float" office:value="0.808188">
                <text:p>0.80818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92575">
                <text:p>0.392575</text:p>
              </table:table-cell>
              <table:table-cell office:value-type="float" office:value="0.804641">
                <text:p>0.80464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93574">
                <text:p>0.393574</text:p>
              </table:table-cell>
              <table:table-cell office:value-type="float" office:value="0.786564">
                <text:p>0.78656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393249">
                <text:p>0.393249</text:p>
              </table:table-cell>
              <table:table-cell office:value-type="float" office:value="0.762497">
                <text:p>0.7624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39357">
                <text:p>0.39357</text:p>
              </table:table-cell>
              <table:table-cell office:value-type="float" office:value="0.741427">
                <text:p>0.7414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39257">
                <text:p>0.39257</text:p>
              </table:table-cell>
              <table:table-cell office:value-type="float" office:value="0.727077">
                <text:p>0.72707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92259">
                <text:p>0.392259</text:p>
              </table:table-cell>
              <table:table-cell office:value-type="float" office:value="0.719311">
                <text:p>0.7193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392202">
                <text:p>0.392202</text:p>
              </table:table-cell>
              <table:table-cell office:value-type="float" office:value="0.714603">
                <text:p>0.7146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39187">
                <text:p>0.39187</text:p>
              </table:table-cell>
              <table:table-cell office:value-type="float" office:value="0.715675">
                <text:p>0.7156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92009">
                <text:p>0.392009</text:p>
              </table:table-cell>
              <table:table-cell office:value-type="float" office:value="0.721983">
                <text:p>0.72198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393082">
                <text:p>0.393082</text:p>
              </table:table-cell>
              <table:table-cell office:value-type="float" office:value="0.735402">
                <text:p>0.7354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392219">
                <text:p>0.392219</text:p>
              </table:table-cell>
              <table:table-cell office:value-type="float" office:value="0.756332">
                <text:p>0.75633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92584">
                <text:p>0.392584</text:p>
              </table:table-cell>
              <table:table-cell office:value-type="float" office:value="0.784213">
                <text:p>0.7842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92673">
                <text:p>0.392673</text:p>
              </table:table-cell>
              <table:table-cell office:value-type="float" office:value="0.809646">
                <text:p>0.80964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921">
                <text:p>0.3921</text:p>
              </table:table-cell>
              <table:table-cell office:value-type="float" office:value="0.825701">
                <text:p>0.82570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9217">
                <text:p>0.39217</text:p>
              </table:table-cell>
              <table:table-cell office:value-type="float" office:value="0.826004">
                <text:p>0.8260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93341">
                <text:p>0.393341</text:p>
              </table:table-cell>
              <table:table-cell office:value-type="float" office:value="0.811206">
                <text:p>0.8112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92878">
                <text:p>0.392878</text:p>
              </table:table-cell>
              <table:table-cell office:value-type="float" office:value="0.789049">
                <text:p>0.78904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94314">
                <text:p>0.394314</text:p>
              </table:table-cell>
              <table:table-cell office:value-type="float" office:value="0.750113">
                <text:p>0.7501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93831">
                <text:p>0.393831</text:p>
              </table:table-cell>
              <table:table-cell office:value-type="float" office:value="0.738093">
                <text:p>0.73809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93831">
                <text:p>0.393831</text:p>
              </table:table-cell>
              <table:table-cell office:value-type="float" office:value="0.738093">
                <text:p>0.7380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93467">
                <text:p>0.393467</text:p>
              </table:table-cell>
              <table:table-cell office:value-type="float" office:value="0.731691">
                <text:p>0.7316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93842">
                <text:p>0.393842</text:p>
              </table:table-cell>
              <table:table-cell office:value-type="float" office:value="0.730579">
                <text:p>0.7305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393361">
                <text:p>0.393361</text:p>
              </table:table-cell>
              <table:table-cell office:value-type="float" office:value="0.735884">
                <text:p>0.7358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95001">
                <text:p>0.395001</text:p>
              </table:table-cell>
              <table:table-cell office:value-type="float" office:value="0.747536">
                <text:p>0.7475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395067">
                <text:p>0.395067</text:p>
              </table:table-cell>
              <table:table-cell office:value-type="float" office:value="0.765671">
                <text:p>0.76567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9444">
                <text:p>0.39444</text:p>
              </table:table-cell>
              <table:table-cell office:value-type="float" office:value="0.789103">
                <text:p>0.78910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94517">
                <text:p>0.394517</text:p>
              </table:table-cell>
              <table:table-cell office:value-type="float" office:value="0.809233">
                <text:p>0.80923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394162">
                <text:p>0.394162</text:p>
              </table:table-cell>
              <table:table-cell office:value-type="float" office:value="0.82298">
                <text:p>0.8229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393982">
                <text:p>0.393982</text:p>
              </table:table-cell>
              <table:table-cell office:value-type="float" office:value="0.823344">
                <text:p>0.82334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394272">
                <text:p>0.394272</text:p>
              </table:table-cell>
              <table:table-cell office:value-type="float" office:value="0.809771">
                <text:p>0.8097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94037">
                <text:p>0.394037</text:p>
              </table:table-cell>
              <table:table-cell office:value-type="float" office:value="0.785477">
                <text:p>0.78547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94413">
                <text:p>0.394413</text:p>
              </table:table-cell>
              <table:table-cell office:value-type="float" office:value="0.764137">
                <text:p>0.7641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392638">
                <text:p>0.392638</text:p>
              </table:table-cell>
              <table:table-cell office:value-type="float" office:value="0.750466">
                <text:p>0.7504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92781">
                <text:p>0.392781</text:p>
              </table:table-cell>
              <table:table-cell office:value-type="float" office:value="0.74114">
                <text:p>0.741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91701">
                <text:p>0.391701</text:p>
              </table:table-cell>
              <table:table-cell office:value-type="float" office:value="0.738415">
                <text:p>0.7384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90868">
                <text:p>0.390868</text:p>
              </table:table-cell>
              <table:table-cell office:value-type="float" office:value="0.740889">
                <text:p>0.7408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38969">
                <text:p>0.38969</text:p>
              </table:table-cell>
              <table:table-cell office:value-type="float" office:value="0.750015">
                <text:p>0.7500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91455">
                <text:p>0.391455</text:p>
              </table:table-cell>
              <table:table-cell office:value-type="float" office:value="0.763689">
                <text:p>0.76368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88457">
                <text:p>0.388457</text:p>
              </table:table-cell>
              <table:table-cell office:value-type="float" office:value="0.8127">
                <text:p>0.81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88457">
                <text:p>0.388457</text:p>
              </table:table-cell>
              <table:table-cell office:value-type="float" office:value="0.8127">
                <text:p>0.81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87706">
                <text:p>0.387706</text:p>
              </table:table-cell>
              <table:table-cell office:value-type="float" office:value="0.836589">
                <text:p>0.83658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86517">
                <text:p>0.386517</text:p>
              </table:table-cell>
              <table:table-cell office:value-type="float" office:value="0.851107">
                <text:p>0.85110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87068">
                <text:p>0.387068</text:p>
              </table:table-cell>
              <table:table-cell office:value-type="float" office:value="0.849339">
                <text:p>0.8493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387329">
                <text:p>0.387329</text:p>
              </table:table-cell>
              <table:table-cell office:value-type="float" office:value="0.830022">
                <text:p>0.8300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87113">
                <text:p>0.387113</text:p>
              </table:table-cell>
              <table:table-cell office:value-type="float" office:value="0.801737">
                <text:p>0.80173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86694">
                <text:p>0.386694</text:p>
              </table:table-cell>
              <table:table-cell office:value-type="float" office:value="0.774096">
                <text:p>0.77409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386918">
                <text:p>0.386918</text:p>
              </table:table-cell>
              <table:table-cell office:value-type="float" office:value="0.75301">
                <text:p>0.7530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386171">
                <text:p>0.386171</text:p>
              </table:table-cell>
              <table:table-cell office:value-type="float" office:value="0.739236">
                <text:p>0.7392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385835">
                <text:p>0.385835</text:p>
              </table:table-cell>
              <table:table-cell office:value-type="float" office:value="0.730838">
                <text:p>0.73083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84604">
                <text:p>0.384604</text:p>
              </table:table-cell>
              <table:table-cell office:value-type="float" office:value="0.728745">
                <text:p>0.7287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385502">
                <text:p>0.385502</text:p>
              </table:table-cell>
              <table:table-cell office:value-type="float" office:value="0.743811">
                <text:p>0.74381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85502">
                <text:p>0.385502</text:p>
              </table:table-cell>
              <table:table-cell office:value-type="float" office:value="0.743811">
                <text:p>0.7438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384804">
                <text:p>0.384804</text:p>
              </table:table-cell>
              <table:table-cell office:value-type="float" office:value="0.762035">
                <text:p>0.7620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384092">
                <text:p>0.384092</text:p>
              </table:table-cell>
              <table:table-cell office:value-type="float" office:value="0.786918">
                <text:p>0.7869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8603">
                <text:p>0.38603</text:p>
              </table:table-cell>
              <table:table-cell office:value-type="float" office:value="0.814612">
                <text:p>0.8146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384138">
                <text:p>0.384138</text:p>
              </table:table-cell>
              <table:table-cell office:value-type="float" office:value="0.834889">
                <text:p>0.8348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383776">
                <text:p>0.383776</text:p>
              </table:table-cell>
              <table:table-cell office:value-type="float" office:value="0.846289">
                <text:p>0.846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84942">
                <text:p>0.384942</text:p>
              </table:table-cell>
              <table:table-cell office:value-type="float" office:value="0.840295">
                <text:p>0.8402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385777">
                <text:p>0.385777</text:p>
              </table:table-cell>
              <table:table-cell office:value-type="float" office:value="0.8152">
                <text:p>0.815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387045">
                <text:p>0.387045</text:p>
              </table:table-cell>
              <table:table-cell office:value-type="float" office:value="0.758618">
                <text:p>0.7586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387045">
                <text:p>0.387045</text:p>
              </table:table-cell>
              <table:table-cell office:value-type="float" office:value="0.758618">
                <text:p>0.7586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388148">
                <text:p>0.388148</text:p>
              </table:table-cell>
              <table:table-cell office:value-type="float" office:value="0.737571">
                <text:p>0.73757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387092">
                <text:p>0.387092</text:p>
              </table:table-cell>
              <table:table-cell office:value-type="float" office:value="0.723764">
                <text:p>0.72376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388369">
                <text:p>0.388369</text:p>
              </table:table-cell>
              <table:table-cell office:value-type="float" office:value="0.71516">
                <text:p>0.7151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388884">
                <text:p>0.388884</text:p>
              </table:table-cell>
              <table:table-cell office:value-type="float" office:value="0.716653">
                <text:p>0.71665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388884">
                <text:p>0.388884</text:p>
              </table:table-cell>
              <table:table-cell office:value-type="float" office:value="0.716653">
                <text:p>0.71665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390058">
                <text:p>0.390058</text:p>
              </table:table-cell>
              <table:table-cell office:value-type="float" office:value="0.726465">
                <text:p>0.72646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389535">
                <text:p>0.389535</text:p>
              </table:table-cell>
              <table:table-cell office:value-type="float" office:value="0.742806">
                <text:p>0.74280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390496">
                <text:p>0.390496</text:p>
              </table:table-cell>
              <table:table-cell office:value-type="float" office:value="0.765644">
                <text:p>0.7656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390567">
                <text:p>0.390567</text:p>
              </table:table-cell>
              <table:table-cell office:value-type="float" office:value="0.794605">
                <text:p>0.79460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9108">
                <text:p>0.39108</text:p>
              </table:table-cell>
              <table:table-cell office:value-type="float" office:value="0.817965">
                <text:p>0.8179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391143">
                <text:p>0.391143</text:p>
              </table:table-cell>
              <table:table-cell office:value-type="float" office:value="0.832045">
                <text:p>0.8320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391143">
                <text:p>0.391143</text:p>
              </table:table-cell>
              <table:table-cell office:value-type="float" office:value="0.832045">
                <text:p>0.8320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392379">
                <text:p>0.392379</text:p>
              </table:table-cell>
              <table:table-cell office:value-type="float" office:value="0.812092">
                <text:p>0.8120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393846">
                <text:p>0.393846</text:p>
              </table:table-cell>
              <table:table-cell office:value-type="float" office:value="0.785488">
                <text:p>0.78548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39407">
                <text:p>0.39407</text:p>
              </table:table-cell>
              <table:table-cell office:value-type="float" office:value="0.759863">
                <text:p>0.7598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395216">
                <text:p>0.395216</text:p>
              </table:table-cell>
              <table:table-cell office:value-type="float" office:value="0.742093">
                <text:p>0.74209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395596">
                <text:p>0.395596</text:p>
              </table:table-cell>
              <table:table-cell office:value-type="float" office:value="0.728453">
                <text:p>0.72845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95715">
                <text:p>0.395715</text:p>
              </table:table-cell>
              <table:table-cell office:value-type="float" office:value="0.722779">
                <text:p>0.7227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396402">
                <text:p>0.396402</text:p>
              </table:table-cell>
              <table:table-cell office:value-type="float" office:value="0.720655">
                <text:p>0.72065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396971">
                <text:p>0.396971</text:p>
              </table:table-cell>
              <table:table-cell office:value-type="float" office:value="0.726309">
                <text:p>0.72630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397627">
                <text:p>0.397627</text:p>
              </table:table-cell>
              <table:table-cell office:value-type="float" office:value="0.73853">
                <text:p>0.7385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398253">
                <text:p>0.398253</text:p>
              </table:table-cell>
              <table:table-cell office:value-type="float" office:value="0.756685">
                <text:p>0.75668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399082">
                <text:p>0.399082</text:p>
              </table:table-cell>
              <table:table-cell office:value-type="float" office:value="0.780344">
                <text:p>0.78034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398825">
                <text:p>0.398825</text:p>
              </table:table-cell>
              <table:table-cell office:value-type="float" office:value="0.800224">
                <text:p>0.8002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398963">
                <text:p>0.398963</text:p>
              </table:table-cell>
              <table:table-cell office:value-type="float" office:value="0.813289">
                <text:p>0.81328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99077">
                <text:p>0.399077</text:p>
              </table:table-cell>
              <table:table-cell office:value-type="float" office:value="0.813854">
                <text:p>0.8138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39953">
                <text:p>0.39953</text:p>
              </table:table-cell>
              <table:table-cell office:value-type="float" office:value="0.777859">
                <text:p>0.77785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39953">
                <text:p>0.39953</text:p>
              </table:table-cell>
              <table:table-cell office:value-type="float" office:value="0.777859">
                <text:p>0.77785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01197">
                <text:p>0.401197</text:p>
              </table:table-cell>
              <table:table-cell office:value-type="float" office:value="0.754984">
                <text:p>0.75498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00803">
                <text:p>0.400803</text:p>
              </table:table-cell>
              <table:table-cell office:value-type="float" office:value="0.726504">
                <text:p>0.72650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00014">
                <text:p>0.400014</text:p>
              </table:table-cell>
              <table:table-cell office:value-type="float" office:value="0.721306">
                <text:p>0.72130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00014">
                <text:p>0.400014</text:p>
              </table:table-cell>
              <table:table-cell office:value-type="float" office:value="0.721306">
                <text:p>0.72130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00779">
                <text:p>0.400779</text:p>
              </table:table-cell>
              <table:table-cell office:value-type="float" office:value="0.721981">
                <text:p>0.7219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01692">
                <text:p>0.401692</text:p>
              </table:table-cell>
              <table:table-cell office:value-type="float" office:value="0.728475">
                <text:p>0.72847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02126">
                <text:p>0.402126</text:p>
              </table:table-cell>
              <table:table-cell office:value-type="float" office:value="0.742414">
                <text:p>0.7424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02051">
                <text:p>0.402051</text:p>
              </table:table-cell>
              <table:table-cell office:value-type="float" office:value="0.762103">
                <text:p>0.76210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02398">
                <text:p>0.402398</text:p>
              </table:table-cell>
              <table:table-cell office:value-type="float" office:value="0.782006">
                <text:p>0.78200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01058">
                <text:p>0.401058</text:p>
              </table:table-cell>
              <table:table-cell office:value-type="float" office:value="0.795478">
                <text:p>0.7954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00843">
                <text:p>0.400843</text:p>
              </table:table-cell>
              <table:table-cell office:value-type="float" office:value="0.799263">
                <text:p>0.7992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0052">
                <text:p>0.40052</text:p>
              </table:table-cell>
              <table:table-cell office:value-type="float" office:value="0.790539">
                <text:p>0.7905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399475">
                <text:p>0.399475</text:p>
              </table:table-cell>
              <table:table-cell office:value-type="float" office:value="0.774301">
                <text:p>0.77430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98755">
                <text:p>0.398755</text:p>
              </table:table-cell>
              <table:table-cell office:value-type="float" office:value="0.744513">
                <text:p>0.7445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396565">
                <text:p>0.396565</text:p>
              </table:table-cell>
              <table:table-cell office:value-type="float" office:value="0.736947">
                <text:p>0.73694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395358">
                <text:p>0.395358</text:p>
              </table:table-cell>
              <table:table-cell office:value-type="float" office:value="0.732979">
                <text:p>0.732979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395358">
                <text:p>0.395358</text:p>
              </table:table-cell>
              <table:table-cell office:value-type="float" office:value="0.732979">
                <text:p>0.7329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395144">
                <text:p>0.395144</text:p>
              </table:table-cell>
              <table:table-cell office:value-type="float" office:value="0.732988">
                <text:p>0.7329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394124">
                <text:p>0.394124</text:p>
              </table:table-cell>
              <table:table-cell office:value-type="float" office:value="0.738483">
                <text:p>0.73848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392811">
                <text:p>0.392811</text:p>
              </table:table-cell>
              <table:table-cell office:value-type="float" office:value="0.749789">
                <text:p>0.7497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392656">
                <text:p>0.392656</text:p>
              </table:table-cell>
              <table:table-cell office:value-type="float" office:value="0.767456">
                <text:p>0.7674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389592">
                <text:p>0.389592</text:p>
              </table:table-cell>
              <table:table-cell office:value-type="float" office:value="0.813327">
                <text:p>0.8133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389592">
                <text:p>0.389592</text:p>
              </table:table-cell>
              <table:table-cell office:value-type="float" office:value="0.813327">
                <text:p>0.8133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389559">
                <text:p>0.389559</text:p>
              </table:table-cell>
              <table:table-cell office:value-type="float" office:value="0.826345">
                <text:p>0.8263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389133">
                <text:p>0.389133</text:p>
              </table:table-cell>
              <table:table-cell office:value-type="float" office:value="0.828177">
                <text:p>0.82817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390442">
                <text:p>0.390442</text:p>
              </table:table-cell>
              <table:table-cell office:value-type="float" office:value="0.81184">
                <text:p>0.8118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390427">
                <text:p>0.390427</text:p>
              </table:table-cell>
              <table:table-cell office:value-type="float" office:value="0.786884">
                <text:p>0.7868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92946">
                <text:p>0.392946</text:p>
              </table:table-cell>
              <table:table-cell office:value-type="float" office:value="0.736746">
                <text:p>0.73674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392209">
                <text:p>0.392209</text:p>
              </table:table-cell>
              <table:table-cell office:value-type="float" office:value="0.720325">
                <text:p>0.7203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92209">
                <text:p>0.392209</text:p>
              </table:table-cell>
              <table:table-cell office:value-type="float" office:value="0.720325">
                <text:p>0.7203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393379">
                <text:p>0.393379</text:p>
              </table:table-cell>
              <table:table-cell office:value-type="float" office:value="0.710907">
                <text:p>0.71090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393161">
                <text:p>0.393161</text:p>
              </table:table-cell>
              <table:table-cell office:value-type="float" office:value="0.707021">
                <text:p>0.70702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394314">
                <text:p>0.394314</text:p>
              </table:table-cell>
              <table:table-cell office:value-type="float" office:value="0.708822">
                <text:p>0.7088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394777">
                <text:p>0.394777</text:p>
              </table:table-cell>
              <table:table-cell office:value-type="float" office:value="0.717958">
                <text:p>0.71795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395577">
                <text:p>0.395577</text:p>
              </table:table-cell>
              <table:table-cell office:value-type="float" office:value="0.732265">
                <text:p>0.73226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397114">
                <text:p>0.397114</text:p>
              </table:table-cell>
              <table:table-cell office:value-type="float" office:value="0.755232">
                <text:p>0.75523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397506">
                <text:p>0.397506</text:p>
              </table:table-cell>
              <table:table-cell office:value-type="float" office:value="0.797376">
                <text:p>0.79737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97506">
                <text:p>0.397506</text:p>
              </table:table-cell>
              <table:table-cell office:value-type="float" office:value="0.797376">
                <text:p>0.79737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396909">
                <text:p>0.396909</text:p>
              </table:table-cell>
              <table:table-cell office:value-type="float" office:value="0.805852">
                <text:p>0.8058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396959">
                <text:p>0.396959</text:p>
              </table:table-cell>
              <table:table-cell office:value-type="float" office:value="0.77838">
                <text:p>0.7783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396959">
                <text:p>0.396959</text:p>
              </table:table-cell>
              <table:table-cell office:value-type="float" office:value="0.77838">
                <text:p>0.7783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6403">
                <text:p>0.396403</text:p>
              </table:table-cell>
              <table:table-cell office:value-type="float" office:value="0.755922">
                <text:p>0.7559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395388">
                <text:p>0.395388</text:p>
              </table:table-cell>
              <table:table-cell office:value-type="float" office:value="0.72863">
                <text:p>0.7286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394186">
                <text:p>0.394186</text:p>
              </table:table-cell>
              <table:table-cell office:value-type="float" office:value="0.722821">
                <text:p>0.72282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394186">
                <text:p>0.394186</text:p>
              </table:table-cell>
              <table:table-cell office:value-type="float" office:value="0.722821">
                <text:p>0.7228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94198">
                <text:p>0.394198</text:p>
              </table:table-cell>
              <table:table-cell office:value-type="float" office:value="0.727014">
                <text:p>0.7270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394198">
                <text:p>0.394198</text:p>
              </table:table-cell>
              <table:table-cell office:value-type="float" office:value="0.727014">
                <text:p>0.72701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394019">
                <text:p>0.394019</text:p>
              </table:table-cell>
              <table:table-cell office:value-type="float" office:value="0.736998">
                <text:p>0.7369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93205">
                <text:p>0.393205</text:p>
              </table:table-cell>
              <table:table-cell office:value-type="float" office:value="0.777892">
                <text:p>0.7778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392895">
                <text:p>0.392895</text:p>
              </table:table-cell>
              <table:table-cell office:value-type="float" office:value="0.805983">
                <text:p>0.80598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391791">
                <text:p>0.391791</text:p>
              </table:table-cell>
              <table:table-cell office:value-type="float" office:value="0.828818">
                <text:p>0.8288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390319">
                <text:p>0.390319</text:p>
              </table:table-cell>
              <table:table-cell office:value-type="float" office:value="0.842028">
                <text:p>0.8420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390319">
                <text:p>0.390319</text:p>
              </table:table-cell>
              <table:table-cell office:value-type="float" office:value="0.842028">
                <text:p>0.84202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88856">
                <text:p>0.388856</text:p>
              </table:table-cell>
              <table:table-cell office:value-type="float" office:value="0.811784">
                <text:p>0.81178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388243">
                <text:p>0.388243</text:p>
              </table:table-cell>
              <table:table-cell office:value-type="float" office:value="0.783911">
                <text:p>0.7839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388243">
                <text:p>0.388243</text:p>
              </table:table-cell>
              <table:table-cell office:value-type="float" office:value="0.783911">
                <text:p>0.78391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385294">
                <text:p>0.385294</text:p>
              </table:table-cell>
              <table:table-cell office:value-type="float" office:value="0.734189">
                <text:p>0.73418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38398">
                <text:p>0.38398</text:p>
              </table:table-cell>
              <table:table-cell office:value-type="float" office:value="0.720302">
                <text:p>0.72030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38398">
                <text:p>0.38398</text:p>
              </table:table-cell>
              <table:table-cell office:value-type="float" office:value="0.720302">
                <text:p>0.72030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382299">
                <text:p>0.382299</text:p>
              </table:table-cell>
              <table:table-cell office:value-type="float" office:value="0.710443">
                <text:p>0.71044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380027">
                <text:p>0.380027</text:p>
              </table:table-cell>
              <table:table-cell office:value-type="float" office:value="0.707857">
                <text:p>0.70785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80042">
                <text:p>0.380042</text:p>
              </table:table-cell>
              <table:table-cell office:value-type="float" office:value="0.711493">
                <text:p>0.71149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379417">
                <text:p>0.379417</text:p>
              </table:table-cell>
              <table:table-cell office:value-type="float" office:value="0.736985">
                <text:p>0.73698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376918">
                <text:p>0.376918</text:p>
              </table:table-cell>
              <table:table-cell office:value-type="float" office:value="0.761145">
                <text:p>0.7611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376918">
                <text:p>0.376918</text:p>
              </table:table-cell>
              <table:table-cell office:value-type="float" office:value="0.761145">
                <text:p>0.76114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375647">
                <text:p>0.375647</text:p>
              </table:table-cell>
              <table:table-cell office:value-type="float" office:value="0.789188">
                <text:p>0.78918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72774">
                <text:p>0.372774</text:p>
              </table:table-cell>
              <table:table-cell office:value-type="float" office:value="0.823481">
                <text:p>0.8234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372774">
                <text:p>0.372774</text:p>
              </table:table-cell>
              <table:table-cell office:value-type="float" office:value="0.823481">
                <text:p>0.82348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373178">
                <text:p>0.373178</text:p>
              </table:table-cell>
              <table:table-cell office:value-type="float" office:value="0.813317">
                <text:p>0.81331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373293">
                <text:p>0.373293</text:p>
              </table:table-cell>
              <table:table-cell office:value-type="float" office:value="0.791956">
                <text:p>0.79195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371929">
                <text:p>0.371929</text:p>
              </table:table-cell>
              <table:table-cell office:value-type="float" office:value="0.766017">
                <text:p>0.7660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371799">
                <text:p>0.371799</text:p>
              </table:table-cell>
              <table:table-cell office:value-type="float" office:value="0.744004">
                <text:p>0.74400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372495">
                <text:p>0.372495</text:p>
              </table:table-cell>
              <table:table-cell office:value-type="float" office:value="0.729833">
                <text:p>0.7298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70174">
                <text:p>0.370174</text:p>
              </table:table-cell>
              <table:table-cell office:value-type="float" office:value="0.720467">
                <text:p>0.7204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368875">
                <text:p>0.368875</text:p>
              </table:table-cell>
              <table:table-cell office:value-type="float" office:value="0.719294">
                <text:p>0.71929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370138">
                <text:p>0.370138</text:p>
              </table:table-cell>
              <table:table-cell office:value-type="float" office:value="0.726331">
                <text:p>0.7263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370138">
                <text:p>0.370138</text:p>
              </table:table-cell>
              <table:table-cell office:value-type="float" office:value="0.726331">
                <text:p>0.72633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69901">
                <text:p>0.369901</text:p>
              </table:table-cell>
              <table:table-cell office:value-type="float" office:value="0.737914">
                <text:p>0.7379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36896">
                <text:p>0.36896</text:p>
              </table:table-cell>
              <table:table-cell office:value-type="float" office:value="0.75904">
                <text:p>0.759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36845">
                <text:p>0.36845</text:p>
              </table:table-cell>
              <table:table-cell office:value-type="float" office:value="0.813654">
                <text:p>0.8136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368229">
                <text:p>0.368229</text:p>
              </table:table-cell>
              <table:table-cell office:value-type="float" office:value="0.83708">
                <text:p>0.8370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367851">
                <text:p>0.367851</text:p>
              </table:table-cell>
              <table:table-cell office:value-type="float" office:value="0.847989">
                <text:p>0.8479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3.952cm" style:legend-expansion="high" chart:style-name="ch2"/>
        <chart:plot-area chart:style-name="ch3" table:cell-range-address="arm_satellite.B2:arm_satellite.C108" svg:x="0.77cm" svg:y="0.855cm" svg:width="12.327cm" svg:height="7.545cm">
          <chartooo:coordinate-region svg:x="1.497cm" svg:y="1.055cm" svg:width="11.6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rm_satellite.B2:arm_satellite.B108" chart:class="chart:bar">
            <chart:data-point chart:repeated="107"/>
          </chart:series>
          <chart:series chart:style-name="ch8" chart:values-cell-range-address="arm_satellite.C2:arm_satellite.C108" chart:class="chart:bar">
            <chart:data-point chart:repeated="10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15754">
                <text:p>0.315754</text:p>
                <draw:g>
                  <svg:desc>arm_satellite.B2:arm_satellite.B108</svg:desc>
                </draw:g>
              </table:table-cell>
              <table:table-cell office:value-type="float" office:value="0.812143">
                <text:p>0.812143</text:p>
                <draw:g>
                  <svg:desc>arm_satellite.C2:arm_satellite.C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09792">
                <text:p>0.309792</text:p>
              </table:table-cell>
              <table:table-cell office:value-type="float" office:value="0.798613">
                <text:p>0.798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8637">
                <text:p>0.308637</text:p>
              </table:table-cell>
              <table:table-cell office:value-type="float" office:value="0.790043">
                <text:p>0.7900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5607">
                <text:p>0.305607</text:p>
              </table:table-cell>
              <table:table-cell office:value-type="float" office:value="0.781589">
                <text:p>0.7815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001">
                <text:p>0.3001</text:p>
              </table:table-cell>
              <table:table-cell office:value-type="float" office:value="0.767652">
                <text:p>0.767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7215">
                <text:p>0.297215</text:p>
              </table:table-cell>
              <table:table-cell office:value-type="float" office:value="0.754118">
                <text:p>0.75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9238">
                <text:p>0.299238</text:p>
              </table:table-cell>
              <table:table-cell office:value-type="float" office:value="0.747737">
                <text:p>0.747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9024">
                <text:p>0.299024</text:p>
              </table:table-cell>
              <table:table-cell office:value-type="float" office:value="0.731767">
                <text:p>0.7317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97609">
                <text:p>0.297609</text:p>
              </table:table-cell>
              <table:table-cell office:value-type="float" office:value="0.712895">
                <text:p>0.7128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107">
                <text:p>0.30107</text:p>
              </table:table-cell>
              <table:table-cell office:value-type="float" office:value="0.697103">
                <text:p>0.697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06567">
                <text:p>0.306567</text:p>
              </table:table-cell>
              <table:table-cell office:value-type="float" office:value="0.68517">
                <text:p>0.68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5979">
                <text:p>0.315979</text:p>
              </table:table-cell>
              <table:table-cell office:value-type="float" office:value="0.684671">
                <text:p>0.6846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4287">
                <text:p>0.324287</text:p>
              </table:table-cell>
              <table:table-cell office:value-type="float" office:value="0.680176">
                <text:p>0.680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35751">
                <text:p>0.335751</text:p>
              </table:table-cell>
              <table:table-cell office:value-type="float" office:value="0.67593">
                <text:p>0.675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065">
                <text:p>0.349065</text:p>
              </table:table-cell>
              <table:table-cell office:value-type="float" office:value="0.665662">
                <text:p>0.665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722">
                <text:p>0.367722</text:p>
              </table:table-cell>
              <table:table-cell office:value-type="float" office:value="0.633254">
                <text:p>0.6332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0538">
                <text:p>0.390538</text:p>
              </table:table-cell>
              <table:table-cell office:value-type="float" office:value="0.571414">
                <text:p>0.571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1308">
                <text:p>0.421308</text:p>
              </table:table-cell>
              <table:table-cell office:value-type="float" office:value="0.502932">
                <text:p>0.5029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40455">
                <text:p>0.440455</text:p>
              </table:table-cell>
              <table:table-cell office:value-type="float" office:value="0.465537">
                <text:p>0.4655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04682">
                <text:p>0.504682</text:p>
              </table:table-cell>
              <table:table-cell office:value-type="float" office:value="0.410006">
                <text:p>0.41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6382">
                <text:p>0.516382</text:p>
              </table:table-cell>
              <table:table-cell office:value-type="float" office:value="0.419019">
                <text:p>0.4190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0286">
                <text:p>0.520286</text:p>
              </table:table-cell>
              <table:table-cell office:value-type="float" office:value="0.445448">
                <text:p>0.445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30455">
                <text:p>0.530455</text:p>
              </table:table-cell>
              <table:table-cell office:value-type="float" office:value="0.512885">
                <text:p>0.5128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18069">
                <text:p>0.518069</text:p>
              </table:table-cell>
              <table:table-cell office:value-type="float" office:value="0.587839">
                <text:p>0.587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3865">
                <text:p>0.483865</text:p>
              </table:table-cell>
              <table:table-cell office:value-type="float" office:value="0.645937">
                <text:p>0.645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4143">
                <text:p>0.414143</text:p>
              </table:table-cell>
              <table:table-cell office:value-type="float" office:value="0.671181">
                <text:p>0.671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61516">
                <text:p>0.361516</text:p>
              </table:table-cell>
              <table:table-cell office:value-type="float" office:value="0.661098">
                <text:p>0.661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22313">
                <text:p>0.322313</text:p>
              </table:table-cell>
              <table:table-cell office:value-type="float" office:value="0.617856">
                <text:p>0.6178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04282">
                <text:p>0.304282</text:p>
              </table:table-cell>
              <table:table-cell office:value-type="float" office:value="0.542336">
                <text:p>0.5423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8819">
                <text:p>0.298819</text:p>
              </table:table-cell>
              <table:table-cell office:value-type="float" office:value="0.479637">
                <text:p>0.4796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7249">
                <text:p>0.337249</text:p>
              </table:table-cell>
              <table:table-cell office:value-type="float" office:value="0.399462">
                <text:p>0.3994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12">
                <text:p>0.363812</text:p>
              </table:table-cell>
              <table:table-cell office:value-type="float" office:value="0.36866">
                <text:p>0.368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13939">
                <text:p>0.413939</text:p>
              </table:table-cell>
              <table:table-cell office:value-type="float" office:value="0.333466">
                <text:p>0.3334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32963">
                <text:p>0.432963</text:p>
              </table:table-cell>
              <table:table-cell office:value-type="float" office:value="0.325232">
                <text:p>0.3252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69363">
                <text:p>0.469363</text:p>
              </table:table-cell>
              <table:table-cell office:value-type="float" office:value="0.34893">
                <text:p>0.348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91795">
                <text:p>0.491795</text:p>
              </table:table-cell>
              <table:table-cell office:value-type="float" office:value="0.405347">
                <text:p>0.405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08097">
                <text:p>0.508097</text:p>
              </table:table-cell>
              <table:table-cell office:value-type="float" office:value="0.477075">
                <text:p>0.4770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94924">
                <text:p>0.494924</text:p>
              </table:table-cell>
              <table:table-cell office:value-type="float" office:value="0.566806">
                <text:p>0.5668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3905">
                <text:p>0.43905</text:p>
              </table:table-cell>
              <table:table-cell office:value-type="float" office:value="0.626569">
                <text:p>0.6265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78901">
                <text:p>0.378901</text:p>
              </table:table-cell>
              <table:table-cell office:value-type="float" office:value="0.649563">
                <text:p>0.649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330755">
                <text:p>0.330755</text:p>
              </table:table-cell>
              <table:table-cell office:value-type="float" office:value="0.625001">
                <text:p>0.6250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96927">
                <text:p>0.296927</text:p>
              </table:table-cell>
              <table:table-cell office:value-type="float" office:value="0.555675">
                <text:p>0.5556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88872">
                <text:p>0.288872</text:p>
              </table:table-cell>
              <table:table-cell office:value-type="float" office:value="0.469365">
                <text:p>0.4693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5023">
                <text:p>0.305023</text:p>
              </table:table-cell>
              <table:table-cell office:value-type="float" office:value="0.406801">
                <text:p>0.4068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29328">
                <text:p>0.329328</text:p>
              </table:table-cell>
              <table:table-cell office:value-type="float" office:value="0.33529">
                <text:p>0.335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2713">
                <text:p>0.352713</text:p>
              </table:table-cell>
              <table:table-cell office:value-type="float" office:value="0.288447">
                <text:p>0.2884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05594">
                <text:p>0.405594</text:p>
              </table:table-cell>
              <table:table-cell office:value-type="float" office:value="0.289907">
                <text:p>0.2899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26435">
                <text:p>0.426435</text:p>
              </table:table-cell>
              <table:table-cell office:value-type="float" office:value="0.305977">
                <text:p>0.30597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7848">
                <text:p>0.447848</text:p>
              </table:table-cell>
              <table:table-cell office:value-type="float" office:value="0.359019">
                <text:p>0.3590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80625">
                <text:p>0.480625</text:p>
              </table:table-cell>
              <table:table-cell office:value-type="float" office:value="0.406615">
                <text:p>0.4066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85939">
                <text:p>0.485939</text:p>
              </table:table-cell>
              <table:table-cell office:value-type="float" office:value="0.491467">
                <text:p>0.4914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5308">
                <text:p>0.445308</text:p>
              </table:table-cell>
              <table:table-cell office:value-type="float" office:value="0.563138">
                <text:p>0.5631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93126">
                <text:p>0.393126</text:p>
              </table:table-cell>
              <table:table-cell office:value-type="float" office:value="0.605504">
                <text:p>0.6055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43145">
                <text:p>0.343145</text:p>
              </table:table-cell>
              <table:table-cell office:value-type="float" office:value="0.604101">
                <text:p>0.6041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06984">
                <text:p>0.306984</text:p>
              </table:table-cell>
              <table:table-cell office:value-type="float" office:value="0.555552">
                <text:p>0.5555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9887">
                <text:p>0.299887</text:p>
              </table:table-cell>
              <table:table-cell office:value-type="float" office:value="0.480662">
                <text:p>0.4806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307952">
                <text:p>0.307952</text:p>
              </table:table-cell>
              <table:table-cell office:value-type="float" office:value="0.421342">
                <text:p>0.4213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34195">
                <text:p>0.334195</text:p>
              </table:table-cell>
              <table:table-cell office:value-type="float" office:value="0.353934">
                <text:p>0.35393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57487">
                <text:p>0.357487</text:p>
              </table:table-cell>
              <table:table-cell office:value-type="float" office:value="0.327889">
                <text:p>0.327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2697">
                <text:p>0.422697</text:p>
              </table:table-cell>
              <table:table-cell office:value-type="float" office:value="0.309041">
                <text:p>0.3090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46215">
                <text:p>0.446215</text:p>
              </table:table-cell>
              <table:table-cell office:value-type="float" office:value="0.33935">
                <text:p>0.339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76552">
                <text:p>0.476552</text:p>
              </table:table-cell>
              <table:table-cell office:value-type="float" office:value="0.388375">
                <text:p>0.3883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92177">
                <text:p>0.492177</text:p>
              </table:table-cell>
              <table:table-cell office:value-type="float" office:value="0.465679">
                <text:p>0.4656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72248">
                <text:p>0.472248</text:p>
              </table:table-cell>
              <table:table-cell office:value-type="float" office:value="0.581944">
                <text:p>0.5819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12918">
                <text:p>0.412918</text:p>
              </table:table-cell>
              <table:table-cell office:value-type="float" office:value="0.619286">
                <text:p>0.6192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66795">
                <text:p>0.366795</text:p>
              </table:table-cell>
              <table:table-cell office:value-type="float" office:value="0.623302">
                <text:p>0.62330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30195">
                <text:p>0.330195</text:p>
              </table:table-cell>
              <table:table-cell office:value-type="float" office:value="0.58762">
                <text:p>0.587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11235">
                <text:p>0.311235</text:p>
              </table:table-cell>
              <table:table-cell office:value-type="float" office:value="0.512858">
                <text:p>0.5128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8141">
                <text:p>0.318141</text:p>
              </table:table-cell>
              <table:table-cell office:value-type="float" office:value="0.433544">
                <text:p>0.4335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30534">
                <text:p>0.330534</text:p>
              </table:table-cell>
              <table:table-cell office:value-type="float" office:value="0.407075">
                <text:p>0.407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58215">
                <text:p>0.358215</text:p>
              </table:table-cell>
              <table:table-cell office:value-type="float" office:value="0.351376">
                <text:p>0.3513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17521">
                <text:p>0.417521</text:p>
              </table:table-cell>
              <table:table-cell office:value-type="float" office:value="0.316381">
                <text:p>0.3163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33161">
                <text:p>0.433161</text:p>
              </table:table-cell>
              <table:table-cell office:value-type="float" office:value="0.317339">
                <text:p>0.317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46935">
                <text:p>0.446935</text:p>
              </table:table-cell>
              <table:table-cell office:value-type="float" office:value="0.331539">
                <text:p>0.3315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72159">
                <text:p>0.472159</text:p>
              </table:table-cell>
              <table:table-cell office:value-type="float" office:value="0.376274">
                <text:p>0.3762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02607">
                <text:p>0.502607</text:p>
              </table:table-cell>
              <table:table-cell office:value-type="float" office:value="0.486472">
                <text:p>0.4864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98678">
                <text:p>0.498678</text:p>
              </table:table-cell>
              <table:table-cell office:value-type="float" office:value="0.571909">
                <text:p>0.5719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62335">
                <text:p>0.462335</text:p>
              </table:table-cell>
              <table:table-cell office:value-type="float" office:value="0.631647">
                <text:p>0.6316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98229">
                <text:p>0.398229</text:p>
              </table:table-cell>
              <table:table-cell office:value-type="float" office:value="0.650018">
                <text:p>0.6500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3182">
                <text:p>0.353182</text:p>
              </table:table-cell>
              <table:table-cell office:value-type="float" office:value="0.652254">
                <text:p>0.6522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3341">
                <text:p>0.333341</text:p>
              </table:table-cell>
              <table:table-cell office:value-type="float" office:value="0.640618">
                <text:p>0.6406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03938">
                <text:p>0.303938</text:p>
              </table:table-cell>
              <table:table-cell office:value-type="float" office:value="0.590058">
                <text:p>0.59005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2654">
                <text:p>0.292654</text:p>
              </table:table-cell>
              <table:table-cell office:value-type="float" office:value="0.495539">
                <text:p>0.4955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8554">
                <text:p>0.308554</text:p>
              </table:table-cell>
              <table:table-cell office:value-type="float" office:value="0.421597">
                <text:p>0.4215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8021">
                <text:p>0.348021</text:p>
              </table:table-cell>
              <table:table-cell office:value-type="float" office:value="0.347728">
                <text:p>0.347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70512">
                <text:p>0.370512</text:p>
              </table:table-cell>
              <table:table-cell office:value-type="float" office:value="0.312261">
                <text:p>0.3122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36722">
                <text:p>0.436722</text:p>
              </table:table-cell>
              <table:table-cell office:value-type="float" office:value="0.286178">
                <text:p>0.2861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56971">
                <text:p>0.456971</text:p>
              </table:table-cell>
              <table:table-cell office:value-type="float" office:value="0.301949">
                <text:p>0.301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97052">
                <text:p>0.497052</text:p>
              </table:table-cell>
              <table:table-cell office:value-type="float" office:value="0.349692">
                <text:p>0.3496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52032">
                <text:p>0.52032</text:p>
              </table:table-cell>
              <table:table-cell office:value-type="float" office:value="0.406719">
                <text:p>0.4067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554303">
                <text:p>0.554303</text:p>
              </table:table-cell>
              <table:table-cell office:value-type="float" office:value="0.499112">
                <text:p>0.4991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85498">
                <text:p>0.585498</text:p>
              </table:table-cell>
              <table:table-cell office:value-type="float" office:value="0.61292">
                <text:p>0.612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612978">
                <text:p>0.612978</text:p>
              </table:table-cell>
              <table:table-cell office:value-type="float" office:value="0.751325">
                <text:p>0.7513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30038">
                <text:p>0.630038</text:p>
              </table:table-cell>
              <table:table-cell office:value-type="float" office:value="0.82539">
                <text:p>0.8253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652118">
                <text:p>0.652118</text:p>
              </table:table-cell>
              <table:table-cell office:value-type="float" office:value="0.982757">
                <text:p>0.9827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4303">
                <text:p>0.44303</text:p>
              </table:table-cell>
              <table:table-cell office:value-type="float" office:value="0.561152">
                <text:p>0.5611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662">
                <text:p>0.32662</text:p>
              </table:table-cell>
              <table:table-cell office:value-type="float" office:value="0.75696">
                <text:p>0.7569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7293">
                <text:p>0.37293</text:p>
              </table:table-cell>
              <table:table-cell office:value-type="float" office:value="0.759254">
                <text:p>0.7592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9324">
                <text:p>0.39324</text:p>
              </table:table-cell>
              <table:table-cell office:value-type="float" office:value="0.715662">
                <text:p>0.71566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69739">
                <text:p>0.369739</text:p>
              </table:table-cell>
              <table:table-cell office:value-type="float" office:value="0.473101">
                <text:p>0.4731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9917">
                <text:p>0.359917</text:p>
              </table:table-cell>
              <table:table-cell office:value-type="float" office:value="0.480194">
                <text:p>0.4801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4109">
                <text:p>0.394109</text:p>
              </table:table-cell>
              <table:table-cell office:value-type="float" office:value="0.671528">
                <text:p>0.67152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94109">
                <text:p>0.394109</text:p>
              </table:table-cell>
              <table:table-cell office:value-type="float" office:value="0.671528">
                <text:p>0.671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66764">
                <text:p>0.366764</text:p>
              </table:table-cell>
              <table:table-cell office:value-type="float" office:value="0.483557">
                <text:p>0.48355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66764">
                <text:p>0.366764</text:p>
              </table:table-cell>
              <table:table-cell office:value-type="float" office:value="0.483557">
                <text:p>0.4835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6764">
                <text:p>0.366764</text:p>
              </table:table-cell>
              <table:table-cell office:value-type="float" office:value="0.483557">
                <text:p>0.48355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54063">
                <text:p>0.454063</text:p>
              </table:table-cell>
              <table:table-cell office:value-type="float" office:value="0.603">
                <text:p>0.6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393cm" svg:height="19.949cm" xlink:href=".." xlink:type="simple" chart:class="chart:bar" chart:style-name="ch1">
        <chart:plot-area chart:style-name="ch2" table:cell-range-address="arm_satellite2.B2:arm_satellite2.C187" svg:x="1.257cm" svg:y="1.727cm" svg:width="37.522cm" svg:height="17.404cm">
          <chartooo:coordinate-region svg:x="1.984cm" svg:y="1.927cm" svg:width="36.795cm" svg:height="16.28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m_satellite2.B2:arm_satellite2.B187" chart:class="chart:bar">
            <chart:data-point chart:repeated="186"/>
          </chart:series>
          <chart:series chart:style-name="ch7" chart:values-cell-range-address="arm_satellite2.C2:arm_satellite2.C187" chart:class="chart:bar">
            <chart:data-point chart:repeated="1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32741">
                <text:p>0.332741</text:p>
                <draw:g>
                  <svg:desc>arm_satellite2.B2:arm_satellite2.B187</svg:desc>
                </draw:g>
              </table:table-cell>
              <table:table-cell office:value-type="float" office:value="0.698701">
                <text:p>0.698701</text:p>
                <draw:g>
                  <svg:desc>arm_satellite2.C2:arm_satellite2.C1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4">
                <text:p>0.334</text:p>
              </table:table-cell>
              <table:table-cell office:value-type="float" office:value="0.712242">
                <text:p>0.712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8937">
                <text:p>0.338937</text:p>
              </table:table-cell>
              <table:table-cell office:value-type="float" office:value="0.739825">
                <text:p>0.7398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22">
                <text:p>0.347622</text:p>
              </table:table-cell>
              <table:table-cell office:value-type="float" office:value="0.755066">
                <text:p>0.755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1366">
                <text:p>0.351366</text:p>
              </table:table-cell>
              <table:table-cell office:value-type="float" office:value="0.753197">
                <text:p>0.753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9788">
                <text:p>0.359788</text:p>
              </table:table-cell>
              <table:table-cell office:value-type="float" office:value="0.718075">
                <text:p>0.718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5061">
                <text:p>0.365061</text:p>
              </table:table-cell>
              <table:table-cell office:value-type="float" office:value="0.696398">
                <text:p>0.696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972">
                <text:p>0.371972</text:p>
              </table:table-cell>
              <table:table-cell office:value-type="float" office:value="0.63383">
                <text:p>0.63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8673">
                <text:p>0.388673</text:p>
              </table:table-cell>
              <table:table-cell office:value-type="float" office:value="0.555032">
                <text:p>0.555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03828">
                <text:p>0.403828</text:p>
              </table:table-cell>
              <table:table-cell office:value-type="float" office:value="0.476643">
                <text:p>0.476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18822">
                <text:p>0.418822</text:p>
              </table:table-cell>
              <table:table-cell office:value-type="float" office:value="0.42286">
                <text:p>0.42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147">
                <text:p>0.470147</text:p>
              </table:table-cell>
              <table:table-cell office:value-type="float" office:value="0.369236">
                <text:p>0.369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86192">
                <text:p>0.486192</text:p>
              </table:table-cell>
              <table:table-cell office:value-type="float" office:value="0.355789">
                <text:p>0.3557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8907">
                <text:p>0.498907</text:p>
              </table:table-cell>
              <table:table-cell office:value-type="float" office:value="0.381098">
                <text:p>0.381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01641">
                <text:p>0.501641</text:p>
              </table:table-cell>
              <table:table-cell office:value-type="float" office:value="0.405705">
                <text:p>0.4057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7847">
                <text:p>0.497847</text:p>
              </table:table-cell>
              <table:table-cell office:value-type="float" office:value="0.481018">
                <text:p>0.481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79889">
                <text:p>0.479889</text:p>
              </table:table-cell>
              <table:table-cell office:value-type="float" office:value="0.541643">
                <text:p>0.541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4353">
                <text:p>0.434353</text:p>
              </table:table-cell>
              <table:table-cell office:value-type="float" office:value="0.59356">
                <text:p>0.59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90137">
                <text:p>0.390137</text:p>
              </table:table-cell>
              <table:table-cell office:value-type="float" office:value="0.598988">
                <text:p>0.5989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3741">
                <text:p>0.363741</text:p>
              </table:table-cell>
              <table:table-cell office:value-type="float" office:value="0.561082">
                <text:p>0.561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48963">
                <text:p>0.348963</text:p>
              </table:table-cell>
              <table:table-cell office:value-type="float" office:value="0.491715">
                <text:p>0.4917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2052">
                <text:p>0.362052</text:p>
              </table:table-cell>
              <table:table-cell office:value-type="float" office:value="0.436784">
                <text:p>0.43678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89438">
                <text:p>0.389438</text:p>
              </table:table-cell>
              <table:table-cell office:value-type="float" office:value="0.390048">
                <text:p>0.3900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48711">
                <text:p>0.448711</text:p>
              </table:table-cell>
              <table:table-cell office:value-type="float" office:value="0.344397">
                <text:p>0.3443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71879">
                <text:p>0.471879</text:p>
              </table:table-cell>
              <table:table-cell office:value-type="float" office:value="0.35109">
                <text:p>0.351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8236">
                <text:p>0.498236</text:p>
              </table:table-cell>
              <table:table-cell office:value-type="float" office:value="0.377566">
                <text:p>0.377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10302">
                <text:p>0.510302</text:p>
              </table:table-cell>
              <table:table-cell office:value-type="float" office:value="0.431765">
                <text:p>0.431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07687">
                <text:p>0.507687</text:p>
              </table:table-cell>
              <table:table-cell office:value-type="float" office:value="0.511955">
                <text:p>0.511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5681">
                <text:p>0.475681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26157">
                <text:p>0.426157</text:p>
              </table:table-cell>
              <table:table-cell office:value-type="float" office:value="0.621971">
                <text:p>0.6219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5587">
                <text:p>0.365587</text:p>
              </table:table-cell>
              <table:table-cell office:value-type="float" office:value="0.607005">
                <text:p>0.6070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52775">
                <text:p>0.352775</text:p>
              </table:table-cell>
              <table:table-cell office:value-type="float" office:value="0.543088">
                <text:p>0.543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35752">
                <text:p>0.335752</text:p>
              </table:table-cell>
              <table:table-cell office:value-type="float" office:value="0.506747">
                <text:p>0.5067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47786">
                <text:p>0.347786</text:p>
              </table:table-cell>
              <table:table-cell office:value-type="float" office:value="0.43528">
                <text:p>0.435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458">
                <text:p>0.37458</text:p>
              </table:table-cell>
              <table:table-cell office:value-type="float" office:value="0.381089">
                <text:p>0.3810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28497">
                <text:p>0.428497</text:p>
              </table:table-cell>
              <table:table-cell office:value-type="float" office:value="0.330456">
                <text:p>0.3304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43352">
                <text:p>0.443352</text:p>
              </table:table-cell>
              <table:table-cell office:value-type="float" office:value="0.312138">
                <text:p>0.3121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4335">
                <text:p>0.474335</text:p>
              </table:table-cell>
              <table:table-cell office:value-type="float" office:value="0.320085">
                <text:p>0.320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97128">
                <text:p>0.497128</text:p>
              </table:table-cell>
              <table:table-cell office:value-type="float" office:value="0.359526">
                <text:p>0.3595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00284">
                <text:p>0.500284</text:p>
              </table:table-cell>
              <table:table-cell office:value-type="float" office:value="0.423948">
                <text:p>0.4239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5374">
                <text:p>0.485374</text:p>
              </table:table-cell>
              <table:table-cell office:value-type="float" office:value="0.507496">
                <text:p>0.50749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4347">
                <text:p>0.444347</text:p>
              </table:table-cell>
              <table:table-cell office:value-type="float" office:value="0.569717">
                <text:p>0.5697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942">
                <text:p>0.39942</text:p>
              </table:table-cell>
              <table:table-cell office:value-type="float" office:value="0.595595">
                <text:p>0.5955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58215">
                <text:p>0.358215</text:p>
              </table:table-cell>
              <table:table-cell office:value-type="float" office:value="0.578986">
                <text:p>0.5789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7521">
                <text:p>0.327521</text:p>
              </table:table-cell>
              <table:table-cell office:value-type="float" office:value="0.543983">
                <text:p>0.5439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24493">
                <text:p>0.324493</text:p>
              </table:table-cell>
              <table:table-cell office:value-type="float" office:value="0.493278">
                <text:p>0.493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30612">
                <text:p>0.330612</text:p>
              </table:table-cell>
              <table:table-cell office:value-type="float" office:value="0.434294">
                <text:p>0.4342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352724">
                <text:p>0.352724</text:p>
              </table:table-cell>
              <table:table-cell office:value-type="float" office:value="0.364043">
                <text:p>0.364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737">
                <text:p>0.38737</text:p>
              </table:table-cell>
              <table:table-cell office:value-type="float" office:value="0.346704">
                <text:p>0.3467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38896">
                <text:p>0.438896</text:p>
              </table:table-cell>
              <table:table-cell office:value-type="float" office:value="0.298416">
                <text:p>0.2984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60833">
                <text:p>0.460833</text:p>
              </table:table-cell>
              <table:table-cell office:value-type="float" office:value="0.307874">
                <text:p>0.3078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90004">
                <text:p>0.490004</text:p>
              </table:table-cell>
              <table:table-cell office:value-type="float" office:value="0.344751">
                <text:p>0.3447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12125">
                <text:p>0.512125</text:p>
              </table:table-cell>
              <table:table-cell office:value-type="float" office:value="0.407484">
                <text:p>0.4074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19168">
                <text:p>0.519168</text:p>
              </table:table-cell>
              <table:table-cell office:value-type="float" office:value="0.501532">
                <text:p>0.5015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09266">
                <text:p>0.509266</text:p>
              </table:table-cell>
              <table:table-cell office:value-type="float" office:value="0.576272">
                <text:p>0.5762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7057">
                <text:p>0.457057</text:p>
              </table:table-cell>
              <table:table-cell office:value-type="float" office:value="0.624094">
                <text:p>0.6240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00354">
                <text:p>0.400354</text:p>
              </table:table-cell>
              <table:table-cell office:value-type="float" office:value="0.629044">
                <text:p>0.6290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56307">
                <text:p>0.356307</text:p>
              </table:table-cell>
              <table:table-cell office:value-type="float" office:value="0.600426">
                <text:p>0.6004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1212">
                <text:p>0.31212</text:p>
              </table:table-cell>
              <table:table-cell office:value-type="float" office:value="0.534227">
                <text:p>0.5342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2446">
                <text:p>0.302446</text:p>
              </table:table-cell>
              <table:table-cell office:value-type="float" office:value="0.446547">
                <text:p>0.4465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177">
                <text:p>0.308177</text:p>
              </table:table-cell>
              <table:table-cell office:value-type="float" office:value="0.400849">
                <text:p>0.4008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29433">
                <text:p>0.329433</text:p>
              </table:table-cell>
              <table:table-cell office:value-type="float" office:value="0.33274">
                <text:p>0.3327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63942">
                <text:p>0.363942</text:p>
              </table:table-cell>
              <table:table-cell office:value-type="float" office:value="0.298131">
                <text:p>0.2981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5792">
                <text:p>0.425792</text:p>
              </table:table-cell>
              <table:table-cell office:value-type="float" office:value="0.258373">
                <text:p>0.2583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45776">
                <text:p>0.445776</text:p>
              </table:table-cell>
              <table:table-cell office:value-type="float" office:value="0.260348">
                <text:p>0.260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67342">
                <text:p>0.467342</text:p>
              </table:table-cell>
              <table:table-cell office:value-type="float" office:value="0.283052">
                <text:p>0.2830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90765">
                <text:p>0.490765</text:p>
              </table:table-cell>
              <table:table-cell office:value-type="float" office:value="0.341821">
                <text:p>0.3418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01075">
                <text:p>0.501075</text:p>
              </table:table-cell>
              <table:table-cell office:value-type="float" office:value="0.418596">
                <text:p>0.418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89578">
                <text:p>0.489578</text:p>
              </table:table-cell>
              <table:table-cell office:value-type="float" office:value="0.549662">
                <text:p>0.5496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57422">
                <text:p>0.457422</text:p>
              </table:table-cell>
              <table:table-cell office:value-type="float" office:value="0.569316">
                <text:p>0.569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06922">
                <text:p>0.406922</text:p>
              </table:table-cell>
              <table:table-cell office:value-type="float" office:value="0.593978">
                <text:p>0.5939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63514">
                <text:p>0.363514</text:p>
              </table:table-cell>
              <table:table-cell office:value-type="float" office:value="0.579019">
                <text:p>0.57901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1508">
                <text:p>0.331508</text:p>
              </table:table-cell>
              <table:table-cell office:value-type="float" office:value="0.533608">
                <text:p>0.53360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6165">
                <text:p>0.336165</text:p>
              </table:table-cell>
              <table:table-cell office:value-type="float" office:value="0.437246">
                <text:p>0.4372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58115">
                <text:p>0.358115</text:p>
              </table:table-cell>
              <table:table-cell office:value-type="float" office:value="0.410736">
                <text:p>0.4107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86189">
                <text:p>0.386189</text:p>
              </table:table-cell>
              <table:table-cell office:value-type="float" office:value="0.353741">
                <text:p>0.3537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2821">
                <text:p>0.442821</text:p>
              </table:table-cell>
              <table:table-cell office:value-type="float" office:value="0.325602">
                <text:p>0.3256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63561">
                <text:p>0.463561</text:p>
              </table:table-cell>
              <table:table-cell office:value-type="float" office:value="0.320233">
                <text:p>0.3202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97612">
                <text:p>0.497612</text:p>
              </table:table-cell>
              <table:table-cell office:value-type="float" office:value="0.344283">
                <text:p>0.34428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24213">
                <text:p>0.524213</text:p>
              </table:table-cell>
              <table:table-cell office:value-type="float" office:value="0.400076">
                <text:p>0.4000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3338">
                <text:p>0.53338</text:p>
              </table:table-cell>
              <table:table-cell office:value-type="float" office:value="0.473369">
                <text:p>0.4733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517044">
                <text:p>0.517044</text:p>
              </table:table-cell>
              <table:table-cell office:value-type="float" office:value="0.539979">
                <text:p>0.5399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0074">
                <text:p>0.460074</text:p>
              </table:table-cell>
              <table:table-cell office:value-type="float" office:value="0.584851">
                <text:p>0.584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02352">
                <text:p>0.402352</text:p>
              </table:table-cell>
              <table:table-cell office:value-type="float" office:value="0.59922">
                <text:p>0.5992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7341">
                <text:p>0.357341</text:p>
              </table:table-cell>
              <table:table-cell office:value-type="float" office:value="0.57898">
                <text:p>0.578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7696">
                <text:p>0.337696</text:p>
              </table:table-cell>
              <table:table-cell office:value-type="float" office:value="0.495731">
                <text:p>0.4957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8407">
                <text:p>0.338407</text:p>
              </table:table-cell>
              <table:table-cell office:value-type="float" office:value="0.438833">
                <text:p>0.438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42775">
                <text:p>0.342775</text:p>
              </table:table-cell>
              <table:table-cell office:value-type="float" office:value="0.384159">
                <text:p>0.38415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7527">
                <text:p>0.357527</text:p>
              </table:table-cell>
              <table:table-cell office:value-type="float" office:value="0.356955">
                <text:p>0.3569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91465">
                <text:p>0.391465</text:p>
              </table:table-cell>
              <table:table-cell office:value-type="float" office:value="0.348178">
                <text:p>0.3481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440191">
                <text:p>0.440191</text:p>
              </table:table-cell>
              <table:table-cell office:value-type="float" office:value="0.312772">
                <text:p>0.3127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463269">
                <text:p>0.463269</text:p>
              </table:table-cell>
              <table:table-cell office:value-type="float" office:value="0.339724">
                <text:p>0.3397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491314">
                <text:p>0.491314</text:p>
              </table:table-cell>
              <table:table-cell office:value-type="float" office:value="0.37982">
                <text:p>0.37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1071">
                <text:p>0.511071</text:p>
              </table:table-cell>
              <table:table-cell office:value-type="float" office:value="0.448037">
                <text:p>0.4480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2357">
                <text:p>0.502357</text:p>
              </table:table-cell>
              <table:table-cell office:value-type="float" office:value="0.523523">
                <text:p>0.5235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63854">
                <text:p>0.463854</text:p>
              </table:table-cell>
              <table:table-cell office:value-type="float" office:value="0.577114">
                <text:p>0.5771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1358">
                <text:p>0.41358</text:p>
              </table:table-cell>
              <table:table-cell office:value-type="float" office:value="0.603434">
                <text:p>0.6034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74379">
                <text:p>0.374379</text:p>
              </table:table-cell>
              <table:table-cell office:value-type="float" office:value="0.598844">
                <text:p>0.5988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1868">
                <text:p>0.341868</text:p>
              </table:table-cell>
              <table:table-cell office:value-type="float" office:value="0.550453">
                <text:p>0.5504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9674">
                <text:p>0.339674</text:p>
              </table:table-cell>
              <table:table-cell office:value-type="float" office:value="0.474814">
                <text:p>0.4748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0763">
                <text:p>0.350763</text:p>
              </table:table-cell>
              <table:table-cell office:value-type="float" office:value="0.414533">
                <text:p>0.4145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9222">
                <text:p>0.39222</text:p>
              </table:table-cell>
              <table:table-cell office:value-type="float" office:value="0.360836">
                <text:p>0.36083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05421">
                <text:p>0.405421</text:p>
              </table:table-cell>
              <table:table-cell office:value-type="float" office:value="0.34159">
                <text:p>0.34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65085">
                <text:p>0.465085</text:p>
              </table:table-cell>
              <table:table-cell office:value-type="float" office:value="0.324793">
                <text:p>0.3247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89422">
                <text:p>0.489422</text:p>
              </table:table-cell>
              <table:table-cell office:value-type="float" office:value="0.357646">
                <text:p>0.3576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22602">
                <text:p>0.522602</text:p>
              </table:table-cell>
              <table:table-cell office:value-type="float" office:value="0.408981">
                <text:p>0.4089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07856">
                <text:p>0.507856</text:p>
              </table:table-cell>
              <table:table-cell office:value-type="float" office:value="0.480615">
                <text:p>0.4806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89046">
                <text:p>0.489046</text:p>
              </table:table-cell>
              <table:table-cell office:value-type="float" office:value="0.540258">
                <text:p>0.5402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61417">
                <text:p>0.461417</text:p>
              </table:table-cell>
              <table:table-cell office:value-type="float" office:value="0.560992">
                <text:p>0.56099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10491">
                <text:p>0.410491</text:p>
              </table:table-cell>
              <table:table-cell office:value-type="float" office:value="0.583588">
                <text:p>0.5835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67569">
                <text:p>0.367569</text:p>
              </table:table-cell>
              <table:table-cell office:value-type="float" office:value="0.565193">
                <text:p>0.56519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3132">
                <text:p>0.353132</text:p>
              </table:table-cell>
              <table:table-cell office:value-type="float" office:value="0.546252">
                <text:p>0.5462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4445">
                <text:p>0.34445</text:p>
              </table:table-cell>
              <table:table-cell office:value-type="float" office:value="0.446669">
                <text:p>0.44666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7155">
                <text:p>0.357155</text:p>
              </table:table-cell>
              <table:table-cell office:value-type="float" office:value="0.390587">
                <text:p>0.3905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98715">
                <text:p>0.398715</text:p>
              </table:table-cell>
              <table:table-cell office:value-type="float" office:value="0.36446">
                <text:p>0.364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99834">
                <text:p>0.399834</text:p>
              </table:table-cell>
              <table:table-cell office:value-type="float" office:value="0.420124">
                <text:p>0.42012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64627">
                <text:p>0.464627</text:p>
              </table:table-cell>
              <table:table-cell office:value-type="float" office:value="0.349843">
                <text:p>0.34984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0747">
                <text:p>0.490747</text:p>
              </table:table-cell>
              <table:table-cell office:value-type="float" office:value="0.385444">
                <text:p>0.38544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06319">
                <text:p>0.506319</text:p>
              </table:table-cell>
              <table:table-cell office:value-type="float" office:value="0.448477">
                <text:p>0.4484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9617">
                <text:p>0.499617</text:p>
              </table:table-cell>
              <table:table-cell office:value-type="float" office:value="0.523505">
                <text:p>0.5235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59481">
                <text:p>0.459481</text:p>
              </table:table-cell>
              <table:table-cell office:value-type="float" office:value="0.570143">
                <text:p>0.5701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16125">
                <text:p>0.416125</text:p>
              </table:table-cell>
              <table:table-cell office:value-type="float" office:value="0.589521">
                <text:p>0.5895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77091">
                <text:p>0.377091</text:p>
              </table:table-cell>
              <table:table-cell office:value-type="float" office:value="0.58127">
                <text:p>0.581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2266">
                <text:p>0.352266</text:p>
              </table:table-cell>
              <table:table-cell office:value-type="float" office:value="0.532626">
                <text:p>0.5326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46653">
                <text:p>0.346653</text:p>
              </table:table-cell>
              <table:table-cell office:value-type="float" office:value="0.475623">
                <text:p>0.4756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1116">
                <text:p>0.351116</text:p>
              </table:table-cell>
              <table:table-cell office:value-type="float" office:value="0.455417">
                <text:p>0.4554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034">
                <text:p>0.36034</text:p>
              </table:table-cell>
              <table:table-cell office:value-type="float" office:value="0.430053">
                <text:p>0.430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9808">
                <text:p>0.39808</text:p>
              </table:table-cell>
              <table:table-cell office:value-type="float" office:value="0.389649">
                <text:p>0.3896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09141">
                <text:p>0.409141</text:p>
              </table:table-cell>
              <table:table-cell office:value-type="float" office:value="0.381988">
                <text:p>0.3819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4657">
                <text:p>0.474657</text:p>
              </table:table-cell>
              <table:table-cell office:value-type="float" office:value="0.361142">
                <text:p>0.36114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96004">
                <text:p>0.496004</text:p>
              </table:table-cell>
              <table:table-cell office:value-type="float" office:value="0.41474">
                <text:p>0.4147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508541">
                <text:p>0.508541</text:p>
              </table:table-cell>
              <table:table-cell office:value-type="float" office:value="0.465975">
                <text:p>0.4659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99796">
                <text:p>0.499796</text:p>
              </table:table-cell>
              <table:table-cell office:value-type="float" office:value="0.532233">
                <text:p>0.5322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79535">
                <text:p>0.479535</text:p>
              </table:table-cell>
              <table:table-cell office:value-type="float" office:value="0.594271">
                <text:p>0.59427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25927">
                <text:p>0.425927</text:p>
              </table:table-cell>
              <table:table-cell office:value-type="float" office:value="0.610693">
                <text:p>0.6106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7834">
                <text:p>0.387834</text:p>
              </table:table-cell>
              <table:table-cell office:value-type="float" office:value="0.604495">
                <text:p>0.6044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7885">
                <text:p>0.367885</text:p>
              </table:table-cell>
              <table:table-cell office:value-type="float" office:value="0.591089">
                <text:p>0.5910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40865">
                <text:p>0.340865</text:p>
              </table:table-cell>
              <table:table-cell office:value-type="float" office:value="0.534775">
                <text:p>0.5347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34641">
                <text:p>0.334641</text:p>
              </table:table-cell>
              <table:table-cell office:value-type="float" office:value="0.468171">
                <text:p>0.4681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49144">
                <text:p>0.349144</text:p>
              </table:table-cell>
              <table:table-cell office:value-type="float" office:value="0.424499">
                <text:p>0.4244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238">
                <text:p>0.38238</text:p>
              </table:table-cell>
              <table:table-cell office:value-type="float" office:value="0.369543">
                <text:p>0.3695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06029">
                <text:p>0.406029</text:p>
              </table:table-cell>
              <table:table-cell office:value-type="float" office:value="0.353931">
                <text:p>0.3539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56498">
                <text:p>0.456498</text:p>
              </table:table-cell>
              <table:table-cell office:value-type="float" office:value="0.340779">
                <text:p>0.3407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77894">
                <text:p>0.477894</text:p>
              </table:table-cell>
              <table:table-cell office:value-type="float" office:value="0.362836">
                <text:p>0.3628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510699">
                <text:p>0.510699</text:p>
              </table:table-cell>
              <table:table-cell office:value-type="float" office:value="0.403118">
                <text:p>0.4031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30659">
                <text:p>0.530659</text:p>
              </table:table-cell>
              <table:table-cell office:value-type="float" office:value="0.467488">
                <text:p>0.4674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531062">
                <text:p>0.531062</text:p>
              </table:table-cell>
              <table:table-cell office:value-type="float" office:value="0.536993">
                <text:p>0.5369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05125">
                <text:p>0.505125</text:p>
              </table:table-cell>
              <table:table-cell office:value-type="float" office:value="0.596628">
                <text:p>0.59662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5173">
                <text:p>0.45173</text:p>
              </table:table-cell>
              <table:table-cell office:value-type="float" office:value="0.623841">
                <text:p>0.6238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6797">
                <text:p>0.396797</text:p>
              </table:table-cell>
              <table:table-cell office:value-type="float" office:value="0.619891">
                <text:p>0.6198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55826">
                <text:p>0.355826</text:p>
              </table:table-cell>
              <table:table-cell office:value-type="float" office:value="0.588387">
                <text:p>0.5883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26506">
                <text:p>0.326506</text:p>
              </table:table-cell>
              <table:table-cell office:value-type="float" office:value="0.518936">
                <text:p>0.5189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20969">
                <text:p>0.320969</text:p>
              </table:table-cell>
              <table:table-cell office:value-type="float" office:value="0.481625">
                <text:p>0.4816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29326">
                <text:p>0.329326</text:p>
              </table:table-cell>
              <table:table-cell office:value-type="float" office:value="0.413932">
                <text:p>0.4139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64739">
                <text:p>0.364739</text:p>
              </table:table-cell>
              <table:table-cell office:value-type="float" office:value="0.360971">
                <text:p>0.3609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91445">
                <text:p>0.391445</text:p>
              </table:table-cell>
              <table:table-cell office:value-type="float" office:value="0.327139">
                <text:p>0.32713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48329">
                <text:p>0.448329</text:p>
              </table:table-cell>
              <table:table-cell office:value-type="float" office:value="0.312169">
                <text:p>0.31216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67491">
                <text:p>0.467491</text:p>
              </table:table-cell>
              <table:table-cell office:value-type="float" office:value="0.333592">
                <text:p>0.33359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97324">
                <text:p>0.497324</text:p>
              </table:table-cell>
              <table:table-cell office:value-type="float" office:value="0.376694">
                <text:p>0.3766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5275">
                <text:p>0.5275</text:p>
              </table:table-cell>
              <table:table-cell office:value-type="float" office:value="0.443826">
                <text:p>0.4438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59916">
                <text:p>0.559916</text:p>
              </table:table-cell>
              <table:table-cell office:value-type="float" office:value="0.538786">
                <text:p>0.5387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591439">
                <text:p>0.591439</text:p>
              </table:table-cell>
              <table:table-cell office:value-type="float" office:value="0.656351">
                <text:p>0.6563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623111">
                <text:p>0.623111</text:p>
              </table:table-cell>
              <table:table-cell office:value-type="float" office:value="0.800665">
                <text:p>0.8006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653401">
                <text:p>0.653401</text:p>
              </table:table-cell>
              <table:table-cell office:value-type="float" office:value="0.966984">
                <text:p>0.9669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57974">
                <text:p>0.457974</text:p>
              </table:table-cell>
              <table:table-cell office:value-type="float" office:value="0.567002">
                <text:p>0.567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79963">
                <text:p>0.379963</text:p>
              </table:table-cell>
              <table:table-cell office:value-type="float" office:value="0.424033">
                <text:p>0.4240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7859">
                <text:p>0.467859</text:p>
              </table:table-cell>
              <table:table-cell office:value-type="float" office:value="0.59269">
                <text:p>0.5926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30172">
                <text:p>0.430172</text:p>
              </table:table-cell>
              <table:table-cell office:value-type="float" office:value="0.690445">
                <text:p>0.6904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63496">
                <text:p>0.363496</text:p>
              </table:table-cell>
              <table:table-cell office:value-type="float" office:value="0.429227">
                <text:p>0.4292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59714">
                <text:p>0.359714</text:p>
              </table:table-cell>
              <table:table-cell office:value-type="float" office:value="0.426007">
                <text:p>0.42600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5441">
                <text:p>0.35441</text:p>
              </table:table-cell>
              <table:table-cell office:value-type="float" office:value="0.427963">
                <text:p>0.42796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45605">
                <text:p>0.445605</text:p>
              </table:table-cell>
              <table:table-cell office:value-type="float" office:value="0.594423">
                <text:p>0.5944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45605">
                <text:p>0.445605</text:p>
              </table:table-cell>
              <table:table-cell office:value-type="float" office:value="0.594423">
                <text:p>0.5944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33008">
                <text:p>0.333008</text:p>
              </table:table-cell>
              <table:table-cell office:value-type="float" office:value="0.428982">
                <text:p>0.4289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29509">
                <text:p>0.329509</text:p>
              </table:table-cell>
              <table:table-cell office:value-type="float" office:value="0.433611">
                <text:p>0.4336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